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1temp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DN</text:p>
          </table:table-cell>
          <table:table-cell office:value-type="string" calcext:value-type="string">
            <text:p>TMAX_AIR</text:p>
          </table:table-cell>
          <table:table-cell office:value-type="string" calcext:value-type="string">
            <text:p>TMIN_AIR</text:p>
          </table:table-cell>
          <table:table-cell office:value-type="string" calcext:value-type="string">
            <text:p>HMAX_AIR</text:p>
          </table:table-cell>
          <table:table-cell office:value-type="string" calcext:value-type="string">
            <text:p>HMIN_AI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TMAX_SOIL_1</text:p>
          </table:table-cell>
          <table:table-cell office:value-type="string" calcext:value-type="string">
            <text:p>TMIN_SOIL_1</text:p>
          </table:table-cell>
          <table:table-cell office:value-type="string" calcext:value-type="string">
            <text:p>TMAX_SOIL_2</text:p>
          </table:table-cell>
          <table:table-cell office:value-type="string" calcext:value-type="string">
            <text:p>TMIN_SOIL_2</text:p>
          </table:table-cell>
          <table:table-cell office:value-type="string" calcext:value-type="string">
            <text:p>TMAX_SOIL_3</text:p>
          </table:table-cell>
          <table:table-cell office:value-type="string" calcext:value-type="string">
            <text:p>TMIN_SOIL_3</text:p>
          </table:table-cell>
          <table:table-cell office:value-type="string" calcext:value-type="string">
            <text:p>TMAX_SOIL_4</text:p>
          </table:table-cell>
          <table:table-cell office:value-type="string" calcext:value-type="string">
            <text:p>TMIN_SOIL_4</text:p>
          </table:table-cell>
          <table:table-cell office:value-type="string" calcext:value-type="string">
            <text:p>TMAX_SOIL_5</text:p>
          </table:table-cell>
          <table:table-cell office:value-type="string" calcext:value-type="string">
            <text:p>TMIN_SOIL_5</text:p>
          </table:table-cell>
          <table:table-cell office:value-type="string" calcext:value-type="string">
            <text:p>TMAX_SOIL_6</text:p>
          </table:table-cell>
          <table:table-cell office:value-type="string" calcext:value-type="string">
            <text:p>TMIN_SOIL_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1" calcext:value-type="float">
            <text:p>1012001</text:p>
          </table:table-cell>
          <table:table-cell office:value-type="float" office:value="3.82356" calcext:value-type="float">
            <text:p>3.82356</text:p>
          </table:table-cell>
          <table:table-cell office:value-type="float" office:value="-9.95" calcext:value-type="float">
            <text:p>-9.95</text:p>
          </table:table-cell>
          <table:table-cell office:value-type="float" office:value="-13.565" calcext:value-type="float">
            <text:p>-13.565</text:p>
          </table:table-cell>
          <table:table-cell office:value-type="float" office:value="0.226461" calcext:value-type="float">
            <text:p>0.226461</text:p>
          </table:table-cell>
          <table:table-cell office:value-type="float" office:value="0.1796379" calcext:value-type="float">
            <text:p>0.1796379</text:p>
          </table:table-cell>
          <table:table-cell office:value-type="float" office:value="435.5622" calcext:value-type="float">
            <text:p>435.5622</text:p>
          </table:table-cell>
          <table:table-cell office:value-type="float" office:value="0" calcext:value-type="float">
            <text:p>0</text:p>
          </table:table-cell>
          <table:table-cell office:value-type="float" office:value="-0.6000366" calcext:value-type="float">
            <text:p>-0.6000366</text:p>
          </table:table-cell>
          <table:table-cell office:value-type="float" office:value="-0.6957092" calcext:value-type="float">
            <text:p>-0.6957092</text:p>
          </table:table-cell>
          <table:table-cell office:value-type="float" office:value="-0.2047424" calcext:value-type="float">
            <text:p>-0.2047424</text:p>
          </table:table-cell>
          <table:table-cell office:value-type="float" office:value="-0.2201843" calcext:value-type="float">
            <text:p>-0.2201843</text:p>
          </table:table-cell>
          <table:table-cell office:value-type="float" office:value="-0.02416992" calcext:value-type="float">
            <text:p>-0.02416992</text:p>
          </table:table-cell>
          <table:table-cell office:value-type="float" office:value="-0.02767944" calcext:value-type="float">
            <text:p>-0.02767944</text:p>
          </table:table-cell>
          <table:table-cell office:value-type="float" office:value="0.1850586" calcext:value-type="float">
            <text:p>0.1850586</text:p>
          </table:table-cell>
          <table:table-cell office:value-type="float" office:value="0.1789551" calcext:value-type="float">
            <text:p>0.1789551</text:p>
          </table:table-cell>
          <table:table-cell office:value-type="float" office:value="0.3948669" calcext:value-type="float">
            <text:p>0.3948669</text:p>
          </table:table-cell>
          <table:table-cell office:value-type="float" office:value="0.3858948" calcext:value-type="float">
            <text:p>0.3858948</text:p>
          </table:table-cell>
          <table:table-cell office:value-type="float" office:value="0.6039124" calcext:value-type="float">
            <text:p>0.6039124</text:p>
          </table:table-cell>
          <table:table-cell office:value-type="float" office:value="0.5917664" calcext:value-type="float">
            <text:p>0.59176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1" calcext:value-type="float">
            <text:p>2012001</text:p>
          </table:table-cell>
          <table:table-cell office:value-type="float" office:value="6.28524" calcext:value-type="float">
            <text:p>6.28524</text:p>
          </table:table-cell>
          <table:table-cell office:value-type="float" office:value="-7.295" calcext:value-type="float">
            <text:p>-7.295</text:p>
          </table:table-cell>
          <table:table-cell office:value-type="float" office:value="-17.61" calcext:value-type="float">
            <text:p>-17.61</text:p>
          </table:table-cell>
          <table:table-cell office:value-type="float" office:value="0.3015684" calcext:value-type="float">
            <text:p>0.3015684</text:p>
          </table:table-cell>
          <table:table-cell office:value-type="float" office:value="0.1229138" calcext:value-type="float">
            <text:p>0.1229138</text:p>
          </table:table-cell>
          <table:table-cell office:value-type="float" office:value="353.5849" calcext:value-type="float">
            <text:p>353.5849</text:p>
          </table:table-cell>
          <table:table-cell office:value-type="float" office:value="0" calcext:value-type="float">
            <text:p>0</text:p>
          </table:table-cell>
          <table:table-cell office:value-type="float" office:value="-0.6976013" calcext:value-type="float">
            <text:p>-0.6976013</text:p>
          </table:table-cell>
          <table:table-cell office:value-type="float" office:value="-0.8202209" calcext:value-type="float">
            <text:p>-0.8202209</text:p>
          </table:table-cell>
          <table:table-cell office:value-type="float" office:value="-0.2205811" calcext:value-type="float">
            <text:p>-0.2205811</text:p>
          </table:table-cell>
          <table:table-cell office:value-type="float" office:value="-0.2563477" calcext:value-type="float">
            <text:p>-0.2563477</text:p>
          </table:table-cell>
          <table:table-cell office:value-type="float" office:value="-0.02783203" calcext:value-type="float">
            <text:p>-0.02783203</text:p>
          </table:table-cell>
          <table:table-cell office:value-type="float" office:value="-0.0357666" calcext:value-type="float">
            <text:p>-0.0357666</text:p>
          </table:table-cell>
          <table:table-cell office:value-type="float" office:value="0.1788635" calcext:value-type="float">
            <text:p>0.1788635</text:p>
          </table:table-cell>
          <table:table-cell office:value-type="float" office:value="0.1679688" calcext:value-type="float">
            <text:p>0.1679688</text:p>
          </table:table-cell>
          <table:table-cell office:value-type="float" office:value="0.3857727" calcext:value-type="float">
            <text:p>0.3857727</text:p>
          </table:table-cell>
          <table:table-cell office:value-type="float" office:value="0.3725891" calcext:value-type="float">
            <text:p>0.3725891</text:p>
          </table:table-cell>
          <table:table-cell office:value-type="float" office:value="0.5916138" calcext:value-type="float">
            <text:p>0.5916138</text:p>
          </table:table-cell>
          <table:table-cell office:value-type="float" office:value="0.5760498" calcext:value-type="float">
            <text:p>0.57604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1" calcext:value-type="float">
            <text:p>3012001</text:p>
          </table:table-cell>
          <table:table-cell office:value-type="float" office:value="4.536359" calcext:value-type="float">
            <text:p>4.536359</text:p>
          </table:table-cell>
          <table:table-cell office:value-type="float" office:value="-2.2235" calcext:value-type="float">
            <text:p>-2.2235</text:p>
          </table:table-cell>
          <table:table-cell office:value-type="float" office:value="-8.965" calcext:value-type="float">
            <text:p>-8.965</text:p>
          </table:table-cell>
          <table:table-cell office:value-type="float" office:value="0.4146523" calcext:value-type="float">
            <text:p>0.4146523</text:p>
          </table:table-cell>
          <table:table-cell office:value-type="float" office:value="0.2836626" calcext:value-type="float">
            <text:p>0.2836626</text:p>
          </table:table-cell>
          <table:table-cell office:value-type="float" office:value="420.6942" calcext:value-type="float">
            <text:p>420.6942</text:p>
          </table:table-cell>
          <table:table-cell office:value-type="float" office:value="0" calcext:value-type="float">
            <text:p>0</text:p>
          </table:table-cell>
          <table:table-cell office:value-type="float" office:value="-0.6691284" calcext:value-type="float">
            <text:p>-0.6691284</text:p>
          </table:table-cell>
          <table:table-cell office:value-type="float" office:value="-0.8201599" calcext:value-type="float">
            <text:p>-0.8201599</text:p>
          </table:table-cell>
          <table:table-cell office:value-type="float" office:value="-0.234314" calcext:value-type="float">
            <text:p>-0.234314</text:p>
          </table:table-cell>
          <table:table-cell office:value-type="float" office:value="-0.2589417" calcext:value-type="float">
            <text:p>-0.2589417</text:p>
          </table:table-cell>
          <table:table-cell office:value-type="float" office:value="-0.0329895" calcext:value-type="float">
            <text:p>-0.0329895</text:p>
          </table:table-cell>
          <table:table-cell office:value-type="float" office:value="-0.03677368" calcext:value-type="float">
            <text:p>-0.03677368</text:p>
          </table:table-cell>
          <table:table-cell office:value-type="float" office:value="0.1679077" calcext:value-type="float">
            <text:p>0.1679077</text:p>
          </table:table-cell>
          <table:table-cell office:value-type="float" office:value="0.1643982" calcext:value-type="float">
            <text:p>0.1643982</text:p>
          </table:table-cell>
          <table:table-cell office:value-type="float" office:value="0.372467" calcext:value-type="float">
            <text:p>0.372467</text:p>
          </table:table-cell>
          <table:table-cell office:value-type="float" office:value="0.3649902" calcext:value-type="float">
            <text:p>0.3649902</text:p>
          </table:table-cell>
          <table:table-cell office:value-type="float" office:value="0.5758667" calcext:value-type="float">
            <text:p>0.5758667</text:p>
          </table:table-cell>
          <table:table-cell office:value-type="float" office:value="0.5641479" calcext:value-type="float">
            <text:p>0.56414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1" calcext:value-type="float">
            <text:p>4012001</text:p>
          </table:table-cell>
          <table:table-cell office:value-type="float" office:value="3.7116" calcext:value-type="float">
            <text:p>3.7116</text:p>
          </table:table-cell>
          <table:table-cell office:value-type="float" office:value="-6.103" calcext:value-type="float">
            <text:p>-6.103</text:p>
          </table:table-cell>
          <table:table-cell office:value-type="float" office:value="-16.865" calcext:value-type="float">
            <text:p>-16.865</text:p>
          </table:table-cell>
          <table:table-cell office:value-type="float" office:value="0.3209838" calcext:value-type="float">
            <text:p>0.3209838</text:p>
          </table:table-cell>
          <table:table-cell office:value-type="float" office:value="0.148586" calcext:value-type="float">
            <text:p>0.148586</text:p>
          </table:table-cell>
          <table:table-cell office:value-type="float" office:value="315.4051" calcext:value-type="float">
            <text:p>315.4051</text:p>
          </table:table-cell>
          <table:table-cell office:value-type="float" office:value="0" calcext:value-type="float">
            <text:p>0</text:p>
          </table:table-cell>
          <table:table-cell office:value-type="float" office:value="-0.629364" calcext:value-type="float">
            <text:p>-0.629364</text:p>
          </table:table-cell>
          <table:table-cell office:value-type="float" office:value="-0.6676636" calcext:value-type="float">
            <text:p>-0.6676636</text:p>
          </table:table-cell>
          <table:table-cell office:value-type="float" office:value="-0.2185669" calcext:value-type="float">
            <text:p>-0.2185669</text:p>
          </table:table-cell>
          <table:table-cell office:value-type="float" office:value="-0.2339172" calcext:value-type="float">
            <text:p>-0.2339172</text:p>
          </table:table-cell>
          <table:table-cell office:value-type="float" office:value="-0.0307312" calcext:value-type="float">
            <text:p>-0.0307312</text:p>
          </table:table-cell>
          <table:table-cell office:value-type="float" office:value="-0.03286743" calcext:value-type="float">
            <text:p>-0.03286743</text:p>
          </table:table-cell>
          <table:table-cell office:value-type="float" office:value="0.1653137" calcext:value-type="float">
            <text:p>0.1653137</text:p>
          </table:table-cell>
          <table:table-cell office:value-type="float" office:value="0.1634216" calcext:value-type="float">
            <text:p>0.1634216</text:p>
          </table:table-cell>
          <table:table-cell office:value-type="float" office:value="0.3649597" calcext:value-type="float">
            <text:p>0.3649597</text:p>
          </table:table-cell>
          <table:table-cell office:value-type="float" office:value="0.3600464" calcext:value-type="float">
            <text:p>0.3600464</text:p>
          </table:table-cell>
          <table:table-cell office:value-type="float" office:value="0.5640564" calcext:value-type="float">
            <text:p>0.5640564</text:p>
          </table:table-cell>
          <table:table-cell office:value-type="float" office:value="0.5557861" calcext:value-type="float">
            <text:p>0.55578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1" calcext:value-type="float">
            <text:p>5012001</text:p>
          </table:table-cell>
          <table:table-cell office:value-type="float" office:value="2.7576" calcext:value-type="float">
            <text:p>2.7576</text:p>
          </table:table-cell>
          <table:table-cell office:value-type="float" office:value="-6.8115" calcext:value-type="float">
            <text:p>-6.8115</text:p>
          </table:table-cell>
          <table:table-cell office:value-type="float" office:value="-13.135" calcext:value-type="float">
            <text:p>-13.135</text:p>
          </table:table-cell>
          <table:table-cell office:value-type="float" office:value="0.3576827" calcext:value-type="float">
            <text:p>0.3576827</text:p>
          </table:table-cell>
          <table:table-cell office:value-type="float" office:value="0.194009" calcext:value-type="float">
            <text:p>0.194009</text:p>
          </table:table-cell>
          <table:table-cell office:value-type="float" office:value="434.4804" calcext:value-type="float">
            <text:p>434.4804</text:p>
          </table:table-cell>
          <table:table-cell office:value-type="float" office:value="0" calcext:value-type="float">
            <text:p>0</text:p>
          </table:table-cell>
          <table:table-cell office:value-type="float" office:value="-0.6654663" calcext:value-type="float">
            <text:p>-0.6654663</text:p>
          </table:table-cell>
          <table:table-cell office:value-type="float" office:value="-0.7572632" calcext:value-type="float">
            <text:p>-0.7572632</text:p>
          </table:table-cell>
          <table:table-cell office:value-type="float" office:value="-0.2228699" calcext:value-type="float">
            <text:p>-0.2228699</text:p>
          </table:table-cell>
          <table:table-cell office:value-type="float" office:value="-0.2427673" calcext:value-type="float">
            <text:p>-0.2427673</text:p>
          </table:table-cell>
          <table:table-cell office:value-type="float" office:value="-0.03161621" calcext:value-type="float">
            <text:p>-0.03161621</text:p>
          </table:table-cell>
          <table:table-cell office:value-type="float" office:value="-0.03671265" calcext:value-type="float">
            <text:p>-0.03671265</text:p>
          </table:table-cell>
          <table:table-cell office:value-type="float" office:value="0.1633606" calcext:value-type="float">
            <text:p>0.1633606</text:p>
          </table:table-cell>
          <table:table-cell office:value-type="float" office:value="0.1553955" calcext:value-type="float">
            <text:p>0.1553955</text:p>
          </table:table-cell>
          <table:table-cell office:value-type="float" office:value="0.3599548" calcext:value-type="float">
            <text:p>0.3599548</text:p>
          </table:table-cell>
          <table:table-cell office:value-type="float" office:value="0.3497925" calcext:value-type="float">
            <text:p>0.3497925</text:p>
          </table:table-cell>
          <table:table-cell office:value-type="float" office:value="0.5556641" calcext:value-type="float">
            <text:p>0.5556641</text:p>
          </table:table-cell>
          <table:table-cell office:value-type="float" office:value="0.5430908" calcext:value-type="float">
            <text:p>0.54309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1" calcext:value-type="float">
            <text:p>6012001</text:p>
          </table:table-cell>
          <table:table-cell office:value-type="float" office:value="2.86344" calcext:value-type="float">
            <text:p>2.86344</text:p>
          </table:table-cell>
          <table:table-cell office:value-type="float" office:value="-3.5995" calcext:value-type="float">
            <text:p>-3.5995</text:p>
          </table:table-cell>
          <table:table-cell office:value-type="float" office:value="-8.405" calcext:value-type="float">
            <text:p>-8.405</text:p>
          </table:table-cell>
          <table:table-cell office:value-type="float" office:value="0.4147177" calcext:value-type="float">
            <text:p>0.4147177</text:p>
          </table:table-cell>
          <table:table-cell office:value-type="float" office:value="0.2928292" calcext:value-type="float">
            <text:p>0.2928292</text:p>
          </table:table-cell>
          <table:table-cell office:value-type="float" office:value="253.7226" calcext:value-type="float">
            <text:p>253.7226</text:p>
          </table:table-cell>
          <table:table-cell office:value-type="float" office:value="1" calcext:value-type="float">
            <text:p>1</text:p>
          </table:table-cell>
          <table:table-cell office:value-type="float" office:value="-0.639679" calcext:value-type="float">
            <text:p>-0.639679</text:p>
          </table:table-cell>
          <table:table-cell office:value-type="float" office:value="-0.7416382" calcext:value-type="float">
            <text:p>-0.7416382</text:p>
          </table:table-cell>
          <table:table-cell office:value-type="float" office:value="-0.2236328" calcext:value-type="float">
            <text:p>-0.2236328</text:p>
          </table:table-cell>
          <table:table-cell office:value-type="float" office:value="-0.2431946" calcext:value-type="float">
            <text:p>-0.2431946</text:p>
          </table:table-cell>
          <table:table-cell office:value-type="float" office:value="-0.03414917" calcext:value-type="float">
            <text:p>-0.03414917</text:p>
          </table:table-cell>
          <table:table-cell office:value-type="float" office:value="-0.03713989" calcext:value-type="float">
            <text:p>-0.03713989</text:p>
          </table:table-cell>
          <table:table-cell office:value-type="float" office:value="0.1553345" calcext:value-type="float">
            <text:p>0.1553345</text:p>
          </table:table-cell>
          <table:table-cell office:value-type="float" office:value="0.1530151" calcext:value-type="float">
            <text:p>0.1530151</text:p>
          </table:table-cell>
          <table:table-cell office:value-type="float" office:value="0.3497009" calcext:value-type="float">
            <text:p>0.3497009</text:p>
          </table:table-cell>
          <table:table-cell office:value-type="float" office:value="0.3439331" calcext:value-type="float">
            <text:p>0.3439331</text:p>
          </table:table-cell>
          <table:table-cell office:value-type="float" office:value="0.5429688" calcext:value-type="float">
            <text:p>0.5429688</text:p>
          </table:table-cell>
          <table:table-cell office:value-type="float" office:value="0.5338135" calcext:value-type="float">
            <text:p>0.53381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1" calcext:value-type="float">
            <text:p>7012001</text:p>
          </table:table-cell>
          <table:table-cell office:value-type="float" office:value="4.21092" calcext:value-type="float">
            <text:p>4.21092</text:p>
          </table:table-cell>
          <table:table-cell office:value-type="float" office:value="-8.4" calcext:value-type="float">
            <text:p>-8.4</text:p>
          </table:table-cell>
          <table:table-cell office:value-type="float" office:value="-16.015" calcext:value-type="float">
            <text:p>-16.015</text:p>
          </table:table-cell>
          <table:table-cell office:value-type="float" office:value="0.3016157" calcext:value-type="float">
            <text:p>0.3016157</text:p>
          </table:table-cell>
          <table:table-cell office:value-type="float" office:value="0.1585931" calcext:value-type="float">
            <text:p>0.1585931</text:p>
          </table:table-cell>
          <table:table-cell office:value-type="float" office:value="148.6008" calcext:value-type="float">
            <text:p>148.6008</text:p>
          </table:table-cell>
          <table:table-cell office:value-type="float" office:value="0" calcext:value-type="float">
            <text:p>0</text:p>
          </table:table-cell>
          <table:table-cell office:value-type="float" office:value="-0.6400146" calcext:value-type="float">
            <text:p>-0.6400146</text:p>
          </table:table-cell>
          <table:table-cell office:value-type="float" office:value="-0.7330627" calcext:value-type="float">
            <text:p>-0.7330627</text:p>
          </table:table-cell>
          <table:table-cell office:value-type="float" office:value="-0.2233582" calcext:value-type="float">
            <text:p>-0.2233582</text:p>
          </table:table-cell>
          <table:table-cell office:value-type="float" office:value="-0.2399597" calcext:value-type="float">
            <text:p>-0.2399597</text:p>
          </table:table-cell>
          <table:table-cell office:value-type="float" office:value="-0.03408813" calcext:value-type="float">
            <text:p>-0.03408813</text:p>
          </table:table-cell>
          <table:table-cell office:value-type="float" office:value="-0.03805542" calcext:value-type="float">
            <text:p>-0.03805542</text:p>
          </table:table-cell>
          <table:table-cell office:value-type="float" office:value="0.1534729" calcext:value-type="float">
            <text:p>0.1534729</text:p>
          </table:table-cell>
          <table:table-cell office:value-type="float" office:value="0.1474915" calcext:value-type="float">
            <text:p>0.1474915</text:p>
          </table:table-cell>
          <table:table-cell office:value-type="float" office:value="0.3439026" calcext:value-type="float">
            <text:p>0.3439026</text:p>
          </table:table-cell>
          <table:table-cell office:value-type="float" office:value="0.3359985" calcext:value-type="float">
            <text:p>0.3359985</text:p>
          </table:table-cell>
          <table:table-cell office:value-type="float" office:value="0.5337219" calcext:value-type="float">
            <text:p>0.5337219</text:p>
          </table:table-cell>
          <table:table-cell office:value-type="float" office:value="0.5236206" calcext:value-type="float">
            <text:p>0.52362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1" calcext:value-type="float">
            <text:p>8012001</text:p>
          </table:table-cell>
          <table:table-cell office:value-type="float" office:value="4.88376" calcext:value-type="float">
            <text:p>4.88376</text:p>
          </table:table-cell>
          <table:table-cell office:value-type="float" office:value="-6.572" calcext:value-type="float">
            <text:p>-6.572</text:p>
          </table:table-cell>
          <table:table-cell office:value-type="float" office:value="-10.265" calcext:value-type="float">
            <text:p>-10.265</text:p>
          </table:table-cell>
          <table:table-cell office:value-type="float" office:value="0.3435679" calcext:value-type="float">
            <text:p>0.3435679</text:p>
          </table:table-cell>
          <table:table-cell office:value-type="float" office:value="0.2412734" calcext:value-type="float">
            <text:p>0.2412734</text:p>
          </table:table-cell>
          <table:table-cell office:value-type="float" office:value="287.5932" calcext:value-type="float">
            <text:p>287.5932</text:p>
          </table:table-cell>
          <table:table-cell office:value-type="float" office:value="0" calcext:value-type="float">
            <text:p>0</text:p>
          </table:table-cell>
          <table:table-cell office:value-type="float" office:value="-0.6985474" calcext:value-type="float">
            <text:p>-0.6985474</text:p>
          </table:table-cell>
          <table:table-cell office:value-type="float" office:value="-0.7556763" calcext:value-type="float">
            <text:p>-0.7556763</text:p>
          </table:table-cell>
          <table:table-cell office:value-type="float" office:value="-0.2381897" calcext:value-type="float">
            <text:p>-0.2381897</text:p>
          </table:table-cell>
          <table:table-cell office:value-type="float" office:value="-0.2470703" calcext:value-type="float">
            <text:p>-0.2470703</text:p>
          </table:table-cell>
          <table:table-cell office:value-type="float" office:value="-0.03808594" calcext:value-type="float">
            <text:p>-0.03808594</text:p>
          </table:table-cell>
          <table:table-cell office:value-type="float" office:value="-0.0401001" calcext:value-type="float">
            <text:p>-0.0401001</text:p>
          </table:table-cell>
          <table:table-cell office:value-type="float" office:value="0.1473999" calcext:value-type="float">
            <text:p>0.1473999</text:p>
          </table:table-cell>
          <table:table-cell office:value-type="float" office:value="0.1427917" calcext:value-type="float">
            <text:p>0.1427917</text:p>
          </table:table-cell>
          <table:table-cell office:value-type="float" office:value="0.335907" calcext:value-type="float">
            <text:p>0.335907</text:p>
          </table:table-cell>
          <table:table-cell office:value-type="float" office:value="0.3283997" calcext:value-type="float">
            <text:p>0.3283997</text:p>
          </table:table-cell>
          <table:table-cell office:value-type="float" office:value="0.5234985" calcext:value-type="float">
            <text:p>0.5234985</text:p>
          </table:table-cell>
          <table:table-cell office:value-type="float" office:value="0.5131836" calcext:value-type="float">
            <text:p>0.51318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1" calcext:value-type="float">
            <text:p>9012001</text:p>
          </table:table-cell>
          <table:table-cell office:value-type="float" office:value="4.1796" calcext:value-type="float">
            <text:p>4.1796</text:p>
          </table:table-cell>
          <table:table-cell office:value-type="float" office:value="-12.035" calcext:value-type="float">
            <text:p>-12.035</text:p>
          </table:table-cell>
          <table:table-cell office:value-type="float" office:value="-19.145" calcext:value-type="float">
            <text:p>-19.145</text:p>
          </table:table-cell>
          <table:table-cell office:value-type="float" office:value="0.2279069" calcext:value-type="float">
            <text:p>0.2279069</text:p>
          </table:table-cell>
          <table:table-cell office:value-type="float" office:value="0.1136713" calcext:value-type="float">
            <text:p>0.1136713</text:p>
          </table:table-cell>
          <table:table-cell office:value-type="float" office:value="429.2874" calcext:value-type="float">
            <text:p>429.2874</text:p>
          </table:table-cell>
          <table:table-cell office:value-type="float" office:value="0.1" calcext:value-type="float">
            <text:p>0.1</text:p>
          </table:table-cell>
          <table:table-cell office:value-type="float" office:value="-0.7020264" calcext:value-type="float">
            <text:p>-0.7020264</text:p>
          </table:table-cell>
          <table:table-cell office:value-type="float" office:value="-0.8937073" calcext:value-type="float">
            <text:p>-0.8937073</text:p>
          </table:table-cell>
          <table:table-cell office:value-type="float" office:value="-0.2385864" calcext:value-type="float">
            <text:p>-0.2385864</text:p>
          </table:table-cell>
          <table:table-cell office:value-type="float" office:value="-0.2826233" calcext:value-type="float">
            <text:p>-0.2826233</text:p>
          </table:table-cell>
          <table:table-cell office:value-type="float" office:value="-0.03915405" calcext:value-type="float">
            <text:p>-0.03915405</text:p>
          </table:table-cell>
          <table:table-cell office:value-type="float" office:value="-0.0486145" calcext:value-type="float">
            <text:p>-0.0486145</text:p>
          </table:table-cell>
          <table:table-cell office:value-type="float" office:value="0.1427612" calcext:value-type="float">
            <text:p>0.1427612</text:p>
          </table:table-cell>
          <table:table-cell office:value-type="float" office:value="0.1322021" calcext:value-type="float">
            <text:p>0.1322021</text:p>
          </table:table-cell>
          <table:table-cell office:value-type="float" office:value="0.3283386" calcext:value-type="float">
            <text:p>0.3283386</text:p>
          </table:table-cell>
          <table:table-cell office:value-type="float" office:value="0.3167419" calcext:value-type="float">
            <text:p>0.3167419</text:p>
          </table:table-cell>
          <table:table-cell office:value-type="float" office:value="0.513092" calcext:value-type="float">
            <text:p>0.513092</text:p>
          </table:table-cell>
          <table:table-cell office:value-type="float" office:value="0.5001831" calcext:value-type="float">
            <text:p>0.50018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1" calcext:value-type="float">
            <text:p>10012001</text:p>
          </table:table-cell>
          <table:table-cell office:value-type="float" office:value="6.05664" calcext:value-type="float">
            <text:p>6.05664</text:p>
          </table:table-cell>
          <table:table-cell office:value-type="float" office:value="-10.145" calcext:value-type="float">
            <text:p>-10.145</text:p>
          </table:table-cell>
          <table:table-cell office:value-type="float" office:value="-21.015" calcext:value-type="float">
            <text:p>-21.015</text:p>
          </table:table-cell>
          <table:table-cell office:value-type="float" office:value="0.2481047" calcext:value-type="float">
            <text:p>0.2481047</text:p>
          </table:table-cell>
          <table:table-cell office:value-type="float" office:value="0.1022809" calcext:value-type="float">
            <text:p>0.1022809</text:p>
          </table:table-cell>
          <table:table-cell office:value-type="float" office:value="191.736" calcext:value-type="float">
            <text:p>191.736</text:p>
          </table:table-cell>
          <table:table-cell office:value-type="float" office:value="0.1" calcext:value-type="float">
            <text:p>0.1</text:p>
          </table:table-cell>
          <table:table-cell office:value-type="float" office:value="-0.8963013" calcext:value-type="float">
            <text:p>-0.8963013</text:p>
          </table:table-cell>
          <table:table-cell office:value-type="float" office:value="-1.046326" calcext:value-type="float">
            <text:p>-1.046326</text:p>
          </table:table-cell>
          <table:table-cell office:value-type="float" office:value="-0.2833557" calcext:value-type="float">
            <text:p>-0.2833557</text:p>
          </table:table-cell>
          <table:table-cell office:value-type="float" office:value="-0.3319397" calcext:value-type="float">
            <text:p>-0.3319397</text:p>
          </table:table-cell>
          <table:table-cell office:value-type="float" office:value="-0.04873657" calcext:value-type="float">
            <text:p>-0.04873657</text:p>
          </table:table-cell>
          <table:table-cell office:value-type="float" office:value="-0.0604248" calcext:value-type="float">
            <text:p>-0.0604248</text:p>
          </table:table-cell>
          <table:table-cell office:value-type="float" office:value="0.1320496" calcext:value-type="float">
            <text:p>0.1320496</text:p>
          </table:table-cell>
          <table:table-cell office:value-type="float" office:value="0.117981" calcext:value-type="float">
            <text:p>0.117981</text:p>
          </table:table-cell>
          <table:table-cell office:value-type="float" office:value="0.3166199" calcext:value-type="float">
            <text:p>0.3166199</text:p>
          </table:table-cell>
          <table:table-cell office:value-type="float" office:value="0.301178" calcext:value-type="float">
            <text:p>0.301178</text:p>
          </table:table-cell>
          <table:table-cell office:value-type="float" office:value="0.5000305" calcext:value-type="float">
            <text:p>0.5000305</text:p>
          </table:table-cell>
          <table:table-cell office:value-type="float" office:value="0.4832153" calcext:value-type="float">
            <text:p>0.48321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1" calcext:value-type="float">
            <text:p>11012001</text:p>
          </table:table-cell>
          <table:table-cell office:value-type="float" office:value="6.74208" calcext:value-type="float">
            <text:p>6.74208</text:p>
          </table:table-cell>
          <table:table-cell office:value-type="float" office:value="-1.082" calcext:value-type="float">
            <text:p>-1.082</text:p>
          </table:table-cell>
          <table:table-cell office:value-type="float" office:value="-11.175" calcext:value-type="float">
            <text:p>-11.175</text:p>
          </table:table-cell>
          <table:table-cell office:value-type="float" office:value="0.4459465" calcext:value-type="float">
            <text:p>0.4459465</text:p>
          </table:table-cell>
          <table:table-cell office:value-type="float" office:value="0.2021935" calcext:value-type="float">
            <text:p>0.2021935</text:p>
          </table:table-cell>
          <table:table-cell office:value-type="float" office:value="313.1442" calcext:value-type="float">
            <text:p>313.1442</text:p>
          </table:table-cell>
          <table:table-cell office:value-type="float" office:value="0" calcext:value-type="float">
            <text:p>0</text:p>
          </table:table-cell>
          <table:table-cell office:value-type="float" office:value="-0.7673645" calcext:value-type="float">
            <text:p>-0.7673645</text:p>
          </table:table-cell>
          <table:table-cell office:value-type="float" office:value="-1.011169" calcext:value-type="float">
            <text:p>-1.011169</text:p>
          </table:table-cell>
          <table:table-cell office:value-type="float" office:value="-0.284668" calcext:value-type="float">
            <text:p>-0.284668</text:p>
          </table:table-cell>
          <table:table-cell office:value-type="float" office:value="-0.3338013" calcext:value-type="float">
            <text:p>-0.3338013</text:p>
          </table:table-cell>
          <table:table-cell office:value-type="float" office:value="-0.05368042" calcext:value-type="float">
            <text:p>-0.05368042</text:p>
          </table:table-cell>
          <table:table-cell office:value-type="float" office:value="-0.0614624" calcext:value-type="float">
            <text:p>-0.0614624</text:p>
          </table:table-cell>
          <table:table-cell office:value-type="float" office:value="0.1181641" calcext:value-type="float">
            <text:p>0.1181641</text:p>
          </table:table-cell>
          <table:table-cell office:value-type="float" office:value="0.1147461" calcext:value-type="float">
            <text:p>0.1147461</text:p>
          </table:table-cell>
          <table:table-cell office:value-type="float" office:value="0.3010559" calcext:value-type="float">
            <text:p>0.3010559</text:p>
          </table:table-cell>
          <table:table-cell office:value-type="float" office:value="0.2955933" calcext:value-type="float">
            <text:p>0.2955933</text:p>
          </table:table-cell>
          <table:table-cell office:value-type="float" office:value="0.4830627" calcext:value-type="float">
            <text:p>0.4830627</text:p>
          </table:table-cell>
          <table:table-cell office:value-type="float" office:value="0.473999" calcext:value-type="float">
            <text:p>0.473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1" calcext:value-type="float">
            <text:p>12012001</text:p>
          </table:table-cell>
          <table:table-cell office:value-type="float" office:value="7.8264" calcext:value-type="float">
            <text:p>7.8264</text:p>
          </table:table-cell>
          <table:table-cell office:value-type="float" office:value="-7.3575" calcext:value-type="float">
            <text:p>-7.3575</text:p>
          </table:table-cell>
          <table:table-cell office:value-type="float" office:value="-16.445" calcext:value-type="float">
            <text:p>-16.445</text:p>
          </table:table-cell>
          <table:table-cell office:value-type="float" office:value="0.2016135" calcext:value-type="float">
            <text:p>0.2016135</text:p>
          </table:table-cell>
          <table:table-cell office:value-type="float" office:value="0.1533242" calcext:value-type="float">
            <text:p>0.1533242</text:p>
          </table:table-cell>
          <table:table-cell office:value-type="float" office:value="134.3358" calcext:value-type="float">
            <text:p>134.3358</text:p>
          </table:table-cell>
          <table:table-cell office:value-type="float" office:value="0.1" calcext:value-type="float">
            <text:p>0.1</text:p>
          </table:table-cell>
          <table:table-cell office:value-type="float" office:value="-0.7672729" calcext:value-type="float">
            <text:p>-0.7672729</text:p>
          </table:table-cell>
          <table:table-cell office:value-type="float" office:value="-0.8550415" calcext:value-type="float">
            <text:p>-0.8550415</text:p>
          </table:table-cell>
          <table:table-cell office:value-type="float" office:value="-0.2821655" calcext:value-type="float">
            <text:p>-0.2821655</text:p>
          </table:table-cell>
          <table:table-cell office:value-type="float" office:value="-0.2917786" calcext:value-type="float">
            <text:p>-0.2917786</text:p>
          </table:table-cell>
          <table:table-cell office:value-type="float" office:value="-0.05319214" calcext:value-type="float">
            <text:p>-0.05319214</text:p>
          </table:table-cell>
          <table:table-cell office:value-type="float" office:value="-0.05615234" calcext:value-type="float">
            <text:p>-0.05615234</text:p>
          </table:table-cell>
          <table:table-cell office:value-type="float" office:value="0.1184387" calcext:value-type="float">
            <text:p>0.1184387</text:p>
          </table:table-cell>
          <table:table-cell office:value-type="float" office:value="0.1138611" calcext:value-type="float">
            <text:p>0.1138611</text:p>
          </table:table-cell>
          <table:table-cell office:value-type="float" office:value="0.2964478" calcext:value-type="float">
            <text:p>0.2964478</text:p>
          </table:table-cell>
          <table:table-cell office:value-type="float" office:value="0.2905579" calcext:value-type="float">
            <text:p>0.2905579</text:p>
          </table:table-cell>
          <table:table-cell office:value-type="float" office:value="0.473938" calcext:value-type="float">
            <text:p>0.473938</text:p>
          </table:table-cell>
          <table:table-cell office:value-type="float" office:value="0.466156" calcext:value-type="float">
            <text:p>0.4661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1" calcext:value-type="float">
            <text:p>13012001</text:p>
          </table:table-cell>
          <table:table-cell office:value-type="float" office:value="3.65184" calcext:value-type="float">
            <text:p>3.65184</text:p>
          </table:table-cell>
          <table:table-cell office:value-type="float" office:value="-2.8505" calcext:value-type="float">
            <text:p>-2.8505</text:p>
          </table:table-cell>
          <table:table-cell office:value-type="float" office:value="-16.26" calcext:value-type="float">
            <text:p>-16.26</text:p>
          </table:table-cell>
          <table:table-cell office:value-type="float" office:value="0.4416821" calcext:value-type="float">
            <text:p>0.4416821</text:p>
          </table:table-cell>
          <table:table-cell office:value-type="float" office:value="0.1559114" calcext:value-type="float">
            <text:p>0.1559114</text:p>
          </table:table-cell>
          <table:table-cell office:value-type="float" office:value="121.6782" calcext:value-type="float">
            <text:p>121.6782</text:p>
          </table:table-cell>
          <table:table-cell office:value-type="float" office:value="0" calcext:value-type="float">
            <text:p>0</text:p>
          </table:table-cell>
          <table:table-cell office:value-type="float" office:value="-0.8576355" calcext:value-type="float">
            <text:p>-0.8576355</text:p>
          </table:table-cell>
          <table:table-cell office:value-type="float" office:value="-0.9951477" calcext:value-type="float">
            <text:p>-0.9951477</text:p>
          </table:table-cell>
          <table:table-cell office:value-type="float" office:value="-0.291687" calcext:value-type="float">
            <text:p>-0.291687</text:p>
          </table:table-cell>
          <table:table-cell office:value-type="float" office:value="-0.3248901" calcext:value-type="float">
            <text:p>-0.3248901</text:p>
          </table:table-cell>
          <table:table-cell office:value-type="float" office:value="-0.0562439" calcext:value-type="float">
            <text:p>-0.0562439</text:p>
          </table:table-cell>
          <table:table-cell office:value-type="float" office:value="-0.06396484" calcext:value-type="float">
            <text:p>-0.06396484</text:p>
          </table:table-cell>
          <table:table-cell office:value-type="float" office:value="0.1137695" calcext:value-type="float">
            <text:p>0.1137695</text:p>
          </table:table-cell>
          <table:table-cell office:value-type="float" office:value="0.1039734" calcext:value-type="float">
            <text:p>0.1039734</text:p>
          </table:table-cell>
          <table:table-cell office:value-type="float" office:value="0.2904968" calcext:value-type="float">
            <text:p>0.2904968</text:p>
          </table:table-cell>
          <table:table-cell office:value-type="float" office:value="0.2789917" calcext:value-type="float">
            <text:p>0.2789917</text:p>
          </table:table-cell>
          <table:table-cell office:value-type="float" office:value="0.4660339" calcext:value-type="float">
            <text:p>0.4660339</text:p>
          </table:table-cell>
          <table:table-cell office:value-type="float" office:value="0.453064" calcext:value-type="float">
            <text:p>0.4530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1" calcext:value-type="float">
            <text:p>14012001</text:p>
          </table:table-cell>
          <table:table-cell office:value-type="float" office:value="2.81952" calcext:value-type="float">
            <text:p>2.81952</text:p>
          </table:table-cell>
          <table:table-cell office:value-type="float" office:value="-0.46" calcext:value-type="float">
            <text:p>-0.46</text:p>
          </table:table-cell>
          <table:table-cell office:value-type="float" office:value="-6.47" calcext:value-type="float">
            <text:p>-6.47</text:p>
          </table:table-cell>
          <table:table-cell office:value-type="float" office:value="0.4814118" calcext:value-type="float">
            <text:p>0.4814118</text:p>
          </table:table-cell>
          <table:table-cell office:value-type="float" office:value="0.252068" calcext:value-type="float">
            <text:p>0.252068</text:p>
          </table:table-cell>
          <table:table-cell office:value-type="float" office:value="220.5072" calcext:value-type="float">
            <text:p>220.5072</text:p>
          </table:table-cell>
          <table:table-cell office:value-type="float" office:value="0" calcext:value-type="float">
            <text:p>0</text:p>
          </table:table-cell>
          <table:table-cell office:value-type="float" office:value="-0.6470947" calcext:value-type="float">
            <text:p>-0.6470947</text:p>
          </table:table-cell>
          <table:table-cell office:value-type="float" office:value="-0.9112244" calcext:value-type="float">
            <text:p>-0.9112244</text:p>
          </table:table-cell>
          <table:table-cell office:value-type="float" office:value="-0.2502441" calcext:value-type="float">
            <text:p>-0.2502441</text:p>
          </table:table-cell>
          <table:table-cell office:value-type="float" office:value="-0.3160095" calcext:value-type="float">
            <text:p>-0.3160095</text:p>
          </table:table-cell>
          <table:table-cell office:value-type="float" office:value="-0.05215454" calcext:value-type="float">
            <text:p>-0.05215454</text:p>
          </table:table-cell>
          <table:table-cell office:value-type="float" office:value="-0.06314087" calcext:value-type="float">
            <text:p>-0.06314087</text:p>
          </table:table-cell>
          <table:table-cell office:value-type="float" office:value="0.1094055" calcext:value-type="float">
            <text:p>0.1094055</text:p>
          </table:table-cell>
          <table:table-cell office:value-type="float" office:value="0.1039429" calcext:value-type="float">
            <text:p>0.1039429</text:p>
          </table:table-cell>
          <table:table-cell office:value-type="float" office:value="0.27948" calcext:value-type="float">
            <text:p>0.27948</text:p>
          </table:table-cell>
          <table:table-cell office:value-type="float" office:value="0.2776794" calcext:value-type="float">
            <text:p>0.2776794</text:p>
          </table:table-cell>
          <table:table-cell office:value-type="float" office:value="0.4529724" calcext:value-type="float">
            <text:p>0.4529724</text:p>
          </table:table-cell>
          <table:table-cell office:value-type="float" office:value="0.4490967" calcext:value-type="float">
            <text:p>0.44909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1" calcext:value-type="float">
            <text:p>15012001</text:p>
          </table:table-cell>
          <table:table-cell office:value-type="float" office:value="1.45512" calcext:value-type="float">
            <text:p>1.45512</text:p>
          </table:table-cell>
          <table:table-cell office:value-type="float" office:value="-6.8735" calcext:value-type="float">
            <text:p>-6.8735</text:p>
          </table:table-cell>
          <table:table-cell office:value-type="float" office:value="-10.195" calcext:value-type="float">
            <text:p>-10.195</text:p>
          </table:table-cell>
          <table:table-cell office:value-type="float" office:value="0.3112585" calcext:value-type="float">
            <text:p>0.3112585</text:p>
          </table:table-cell>
          <table:table-cell office:value-type="float" office:value="0.2202177" calcext:value-type="float">
            <text:p>0.2202177</text:p>
          </table:table-cell>
          <table:table-cell office:value-type="float" office:value="437.4756" calcext:value-type="float">
            <text:p>437.4756</text:p>
          </table:table-cell>
          <table:table-cell office:value-type="float" office:value="0" calcext:value-type="float">
            <text:p>0</text:p>
          </table:table-cell>
          <table:table-cell office:value-type="float" office:value="-0.647644" calcext:value-type="float">
            <text:p>-0.647644</text:p>
          </table:table-cell>
          <table:table-cell office:value-type="float" office:value="-0.7472229" calcext:value-type="float">
            <text:p>-0.7472229</text:p>
          </table:table-cell>
          <table:table-cell office:value-type="float" office:value="-0.2472534" calcext:value-type="float">
            <text:p>-0.2472534</text:p>
          </table:table-cell>
          <table:table-cell office:value-type="float" office:value="-0.2575073" calcext:value-type="float">
            <text:p>-0.2575073</text:p>
          </table:table-cell>
          <table:table-cell office:value-type="float" office:value="-0.05160522" calcext:value-type="float">
            <text:p>-0.05160522</text:p>
          </table:table-cell>
          <table:table-cell office:value-type="float" office:value="-0.05432129" calcext:value-type="float">
            <text:p>-0.05432129</text:p>
          </table:table-cell>
          <table:table-cell office:value-type="float" office:value="0.1096497" calcext:value-type="float">
            <text:p>0.1096497</text:p>
          </table:table-cell>
          <table:table-cell office:value-type="float" office:value="0.105957" calcext:value-type="float">
            <text:p>0.105957</text:p>
          </table:table-cell>
          <table:table-cell office:value-type="float" office:value="0.2796021" calcext:value-type="float">
            <text:p>0.2796021</text:p>
          </table:table-cell>
          <table:table-cell office:value-type="float" office:value="0.2749329" calcext:value-type="float">
            <text:p>0.2749329</text:p>
          </table:table-cell>
          <table:table-cell office:value-type="float" office:value="0.4490967" calcext:value-type="float">
            <text:p>0.4490967</text:p>
          </table:table-cell>
          <table:table-cell office:value-type="float" office:value="0.4428711" calcext:value-type="float">
            <text:p>0.44287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1" calcext:value-type="float">
            <text:p>16012001</text:p>
          </table:table-cell>
          <table:table-cell office:value-type="float" office:value="2.36232" calcext:value-type="float">
            <text:p>2.36232</text:p>
          </table:table-cell>
          <table:table-cell office:value-type="float" office:value="-3.9075" calcext:value-type="float">
            <text:p>-3.9075</text:p>
          </table:table-cell>
          <table:table-cell office:value-type="float" office:value="-8.79" calcext:value-type="float">
            <text:p>-8.79</text:p>
          </table:table-cell>
          <table:table-cell office:value-type="float" office:value="0.3864869" calcext:value-type="float">
            <text:p>0.3864869</text:p>
          </table:table-cell>
          <table:table-cell office:value-type="float" office:value="0.2523944" calcext:value-type="float">
            <text:p>0.2523944</text:p>
          </table:table-cell>
          <table:table-cell office:value-type="float" office:value="317.457" calcext:value-type="float">
            <text:p>317.457</text:p>
          </table:table-cell>
          <table:table-cell office:value-type="float" office:value="0" calcext:value-type="float">
            <text:p>0</text:p>
          </table:table-cell>
          <table:table-cell office:value-type="float" office:value="-0.7118835" calcext:value-type="float">
            <text:p>-0.7118835</text:p>
          </table:table-cell>
          <table:table-cell office:value-type="float" office:value="-0.7982178" calcext:value-type="float">
            <text:p>-0.7982178</text:p>
          </table:table-cell>
          <table:table-cell office:value-type="float" office:value="-0.2557373" calcext:value-type="float">
            <text:p>-0.2557373</text:p>
          </table:table-cell>
          <table:table-cell office:value-type="float" office:value="-0.2700806" calcext:value-type="float">
            <text:p>-0.2700806</text:p>
          </table:table-cell>
          <table:table-cell office:value-type="float" office:value="-0.05435181" calcext:value-type="float">
            <text:p>-0.05435181</text:p>
          </table:table-cell>
          <table:table-cell office:value-type="float" office:value="-0.0574646" calcext:value-type="float">
            <text:p>-0.0574646</text:p>
          </table:table-cell>
          <table:table-cell office:value-type="float" office:value="0.1058655" calcext:value-type="float">
            <text:p>0.1058655</text:p>
          </table:table-cell>
          <table:table-cell office:value-type="float" office:value="0.101532" calcext:value-type="float">
            <text:p>0.101532</text:p>
          </table:table-cell>
          <table:table-cell office:value-type="float" office:value="0.2748718" calcext:value-type="float">
            <text:p>0.2748718</text:p>
          </table:table-cell>
          <table:table-cell office:value-type="float" office:value="0.2682495" calcext:value-type="float">
            <text:p>0.2682495</text:p>
          </table:table-cell>
          <table:table-cell office:value-type="float" office:value="0.442749" calcext:value-type="float">
            <text:p>0.442749</text:p>
          </table:table-cell>
          <table:table-cell office:value-type="float" office:value="0.43396" calcext:value-type="float">
            <text:p>0.433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1" calcext:value-type="float">
            <text:p>17012001</text:p>
          </table:table-cell>
          <table:table-cell office:value-type="float" office:value="6.87168" calcext:value-type="float">
            <text:p>6.87168</text:p>
          </table:table-cell>
          <table:table-cell office:value-type="float" office:value="-9.675" calcext:value-type="float">
            <text:p>-9.675</text:p>
          </table:table-cell>
          <table:table-cell office:value-type="float" office:value="-21.145" calcext:value-type="float">
            <text:p>-21.145</text:p>
          </table:table-cell>
          <table:table-cell office:value-type="float" office:value="0.2532871" calcext:value-type="float">
            <text:p>0.2532871</text:p>
          </table:table-cell>
          <table:table-cell office:value-type="float" office:value="0.1014005" calcext:value-type="float">
            <text:p>0.1014005</text:p>
          </table:table-cell>
          <table:table-cell office:value-type="float" office:value="256.1598" calcext:value-type="float">
            <text:p>256.1598</text:p>
          </table:table-cell>
          <table:table-cell office:value-type="float" office:value="0" calcext:value-type="float">
            <text:p>0</text:p>
          </table:table-cell>
          <table:table-cell office:value-type="float" office:value="-0.7119446" calcext:value-type="float">
            <text:p>-0.7119446</text:p>
          </table:table-cell>
          <table:table-cell office:value-type="float" office:value="-0.8723145" calcext:value-type="float">
            <text:p>-0.8723145</text:p>
          </table:table-cell>
          <table:table-cell office:value-type="float" office:value="-0.2556152" calcext:value-type="float">
            <text:p>-0.2556152</text:p>
          </table:table-cell>
          <table:table-cell office:value-type="float" office:value="-0.2878113" calcext:value-type="float">
            <text:p>-0.2878113</text:p>
          </table:table-cell>
          <table:table-cell office:value-type="float" office:value="-0.05526733" calcext:value-type="float">
            <text:p>-0.05526733</text:p>
          </table:table-cell>
          <table:table-cell office:value-type="float" office:value="-0.06222534" calcext:value-type="float">
            <text:p>-0.06222534</text:p>
          </table:table-cell>
          <table:table-cell office:value-type="float" office:value="0.1017151" calcext:value-type="float">
            <text:p>0.1017151</text:p>
          </table:table-cell>
          <table:table-cell office:value-type="float" office:value="0.09423828" calcext:value-type="float">
            <text:p>0.09423828</text:p>
          </table:table-cell>
          <table:table-cell office:value-type="float" office:value="0.268219" calcext:value-type="float">
            <text:p>0.268219</text:p>
          </table:table-cell>
          <table:table-cell office:value-type="float" office:value="0.2600098" calcext:value-type="float">
            <text:p>0.2600098</text:p>
          </table:table-cell>
          <table:table-cell office:value-type="float" office:value="0.4338989" calcext:value-type="float">
            <text:p>0.4338989</text:p>
          </table:table-cell>
          <table:table-cell office:value-type="float" office:value="0.424469" calcext:value-type="float">
            <text:p>0.4244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1" calcext:value-type="float">
            <text:p>18012001</text:p>
          </table:table-cell>
          <table:table-cell office:value-type="float" office:value="4.347" calcext:value-type="float">
            <text:p>4.347</text:p>
          </table:table-cell>
          <table:table-cell office:value-type="float" office:value="-7.345" calcext:value-type="float">
            <text:p>-7.345</text:p>
          </table:table-cell>
          <table:table-cell office:value-type="float" office:value="-24.335" calcext:value-type="float">
            <text:p>-24.335</text:p>
          </table:table-cell>
          <table:table-cell office:value-type="float" office:value="0.319226" calcext:value-type="float">
            <text:p>0.319226</text:p>
          </table:table-cell>
          <table:table-cell office:value-type="float" office:value="0.07281333" calcext:value-type="float">
            <text:p>0.07281333</text:p>
          </table:table-cell>
          <table:table-cell office:value-type="float" office:value="193.1004" calcext:value-type="float">
            <text:p>193.1004</text:p>
          </table:table-cell>
          <table:table-cell office:value-type="float" office:value="0" calcext:value-type="float">
            <text:p>0</text:p>
          </table:table-cell>
          <table:table-cell office:value-type="float" office:value="-0.877594" calcext:value-type="float">
            <text:p>-0.877594</text:p>
          </table:table-cell>
          <table:table-cell office:value-type="float" office:value="-1.183197" calcext:value-type="float">
            <text:p>-1.183197</text:p>
          </table:table-cell>
          <table:table-cell office:value-type="float" office:value="-0.2888489" calcext:value-type="float">
            <text:p>-0.2888489</text:p>
          </table:table-cell>
          <table:table-cell office:value-type="float" office:value="-0.3837585" calcext:value-type="float">
            <text:p>-0.3837585</text:p>
          </table:table-cell>
          <table:table-cell office:value-type="float" office:value="-0.06246948" calcext:value-type="float">
            <text:p>-0.06246948</text:p>
          </table:table-cell>
          <table:table-cell office:value-type="float" office:value="-0.08401489" calcext:value-type="float">
            <text:p>-0.08401489</text:p>
          </table:table-cell>
          <table:table-cell office:value-type="float" office:value="0.09405518" calcext:value-type="float">
            <text:p>0.09405518</text:p>
          </table:table-cell>
          <table:table-cell office:value-type="float" office:value="0.07247925" calcext:value-type="float">
            <text:p>0.07247925</text:p>
          </table:table-cell>
          <table:table-cell office:value-type="float" office:value="0.2598572" calcext:value-type="float">
            <text:p>0.2598572</text:p>
          </table:table-cell>
          <table:table-cell office:value-type="float" office:value="0.2391357" calcext:value-type="float">
            <text:p>0.2391357</text:p>
          </table:table-cell>
          <table:table-cell office:value-type="float" office:value="0.4243469" calcext:value-type="float">
            <text:p>0.4243469</text:p>
          </table:table-cell>
          <table:table-cell office:value-type="float" office:value="0.40448" calcext:value-type="float">
            <text:p>0.404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1" calcext:value-type="float">
            <text:p>19012001</text:p>
          </table:table-cell>
          <table:table-cell office:value-type="float" office:value="3.55716" calcext:value-type="float">
            <text:p>3.55716</text:p>
          </table:table-cell>
          <table:table-cell office:value-type="float" office:value="-0.7215" calcext:value-type="float">
            <text:p>-0.7215</text:p>
          </table:table-cell>
          <table:table-cell office:value-type="float" office:value="-16.73" calcext:value-type="float">
            <text:p>-16.73</text:p>
          </table:table-cell>
          <table:table-cell office:value-type="float" office:value="0.466491" calcext:value-type="float">
            <text:p>0.466491</text:p>
          </table:table-cell>
          <table:table-cell office:value-type="float" office:value="0.1216599" calcext:value-type="float">
            <text:p>0.1216599</text:p>
          </table:table-cell>
          <table:table-cell office:value-type="float" office:value="307.1448" calcext:value-type="float">
            <text:p>307.1448</text:p>
          </table:table-cell>
          <table:table-cell office:value-type="float" office:value="0.1" calcext:value-type="float">
            <text:p>0.1</text:p>
          </table:table-cell>
          <table:table-cell office:value-type="float" office:value="-0.803009" calcext:value-type="float">
            <text:p>-0.803009</text:p>
          </table:table-cell>
          <table:table-cell office:value-type="float" office:value="-1.117218" calcext:value-type="float">
            <text:p>-1.117218</text:p>
          </table:table-cell>
          <table:table-cell office:value-type="float" office:value="-0.3119812" calcext:value-type="float">
            <text:p>-0.3119812</text:p>
          </table:table-cell>
          <table:table-cell office:value-type="float" office:value="-0.3768311" calcext:value-type="float">
            <text:p>-0.3768311</text:p>
          </table:table-cell>
          <table:table-cell office:value-type="float" office:value="-0.07553101" calcext:value-type="float">
            <text:p>-0.07553101</text:p>
          </table:table-cell>
          <table:table-cell office:value-type="float" office:value="-0.08398438" calcext:value-type="float">
            <text:p>-0.08398438</text:p>
          </table:table-cell>
          <table:table-cell office:value-type="float" office:value="0.07415771" calcext:value-type="float">
            <text:p>0.07415771</text:p>
          </table:table-cell>
          <table:table-cell office:value-type="float" office:value="0.07015991" calcext:value-type="float">
            <text:p>0.07015991</text:p>
          </table:table-cell>
          <table:table-cell office:value-type="float" office:value="0.2390137" calcext:value-type="float">
            <text:p>0.2390137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4042969" calcext:value-type="float">
            <text:p>0.4042969</text:p>
          </table:table-cell>
          <table:table-cell office:value-type="float" office:value="0.3961487" calcext:value-type="float">
            <text:p>0.39614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1" calcext:value-type="float">
            <text:p>20012001</text:p>
          </table:table-cell>
          <table:table-cell office:value-type="float" office:value="8.899561" calcext:value-type="float">
            <text:p>8.899561</text:p>
          </table:table-cell>
          <table:table-cell office:value-type="float" office:value="-11.965" calcext:value-type="float">
            <text:p>-11.965</text:p>
          </table:table-cell>
          <table:table-cell office:value-type="float" office:value="-26.03" calcext:value-type="float">
            <text:p>-26.03</text:p>
          </table:table-cell>
          <table:table-cell office:value-type="float" office:value="0.1317261" calcext:value-type="float">
            <text:p>0.1317261</text:p>
          </table:table-cell>
          <table:table-cell office:value-type="float" office:value="0.06099725" calcext:value-type="float">
            <text:p>0.06099725</text:p>
          </table:table-cell>
          <table:table-cell office:value-type="float" office:value="122.6196" calcext:value-type="float">
            <text:p>122.6196</text:p>
          </table:table-cell>
          <table:table-cell office:value-type="float" office:value="0" calcext:value-type="float">
            <text:p>0</text:p>
          </table:table-cell>
          <table:table-cell office:value-type="float" office:value="-0.8164673" calcext:value-type="float">
            <text:p>-0.8164673</text:p>
          </table:table-cell>
          <table:table-cell office:value-type="float" office:value="-1.188477" calcext:value-type="float">
            <text:p>-1.188477</text:p>
          </table:table-cell>
          <table:table-cell office:value-type="float" office:value="-0.3120422" calcext:value-type="float">
            <text:p>-0.3120422</text:p>
          </table:table-cell>
          <table:table-cell office:value-type="float" office:value="-0.3951111" calcext:value-type="float">
            <text:p>-0.3951111</text:p>
          </table:table-cell>
          <table:table-cell office:value-type="float" office:value="-0.07556152" calcext:value-type="float">
            <text:p>-0.07556152</text:p>
          </table:table-cell>
          <table:table-cell office:value-type="float" office:value="-0.09432983" calcext:value-type="float">
            <text:p>-0.09432983</text:p>
          </table:table-cell>
          <table:table-cell office:value-type="float" office:value="0.0741272" calcext:value-type="float">
            <text:p>0.0741272</text:p>
          </table:table-cell>
          <table:table-cell office:value-type="float" office:value="0.05709839" calcext:value-type="float">
            <text:p>0.05709839</text:p>
          </table:table-cell>
          <table:table-cell office:value-type="float" office:value="0.2355347" calcext:value-type="float">
            <text:p>0.2355347</text:p>
          </table:table-cell>
          <table:table-cell office:value-type="float" office:value="0.2202148" calcext:value-type="float">
            <text:p>0.2202148</text:p>
          </table:table-cell>
          <table:table-cell office:value-type="float" office:value="0.3961182" calcext:value-type="float">
            <text:p>0.3961182</text:p>
          </table:table-cell>
          <table:table-cell office:value-type="float" office:value="0.3815918" calcext:value-type="float">
            <text:p>0.38159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1" calcext:value-type="float">
            <text:p>21012001</text:p>
          </table:table-cell>
          <table:table-cell office:value-type="float" office:value="7.548275" calcext:value-type="float">
            <text:p>7.548275</text:p>
          </table:table-cell>
          <table:table-cell office:value-type="float" office:value="-6.9225" calcext:value-type="float">
            <text:p>-6.9225</text:p>
          </table:table-cell>
          <table:table-cell office:value-type="float" office:value="-26.03" calcext:value-type="float">
            <text:p>-26.03</text:p>
          </table:table-cell>
          <table:table-cell office:value-type="float" office:value="0.2986868" calcext:value-type="float">
            <text:p>0.2986868</text:p>
          </table:table-cell>
          <table:table-cell office:value-type="float" office:value="0.06165355" calcext:value-type="float">
            <text:p>0.06165355</text:p>
          </table:table-cell>
          <table:table-cell office:value-type="float" office:value="116.9118" calcext:value-type="float">
            <text:p>116.9118</text:p>
          </table:table-cell>
          <table:table-cell office:value-type="float" office:value="0" calcext:value-type="float">
            <text:p>0</text:p>
          </table:table-cell>
          <table:table-cell office:value-type="float" office:value="-1.19397" calcext:value-type="float">
            <text:p>-1.19397</text:p>
          </table:table-cell>
          <table:table-cell office:value-type="float" office:value="-1.498535" calcext:value-type="float">
            <text:p>-1.498535</text:p>
          </table:table-cell>
          <table:table-cell office:value-type="float" office:value="-0.3963928" calcext:value-type="float">
            <text:p>-0.3963928</text:p>
          </table:table-cell>
          <table:table-cell office:value-type="float" office:value="-0.4898071" calcext:value-type="float">
            <text:p>-0.4898071</text:p>
          </table:table-cell>
          <table:table-cell office:value-type="float" office:value="-0.09466553" calcext:value-type="float">
            <text:p>-0.09466553</text:p>
          </table:table-cell>
          <table:table-cell office:value-type="float" office:value="-0.1175232" calcext:value-type="float">
            <text:p>-0.1175232</text:p>
          </table:table-cell>
          <table:table-cell office:value-type="float" office:value="0.05682373" calcext:value-type="float">
            <text:p>0.05682373</text:p>
          </table:table-cell>
          <table:table-cell office:value-type="float" office:value="0.03164673" calcext:value-type="float">
            <text:p>0.03164673</text:p>
          </table:table-cell>
          <table:table-cell office:value-type="float" office:value="0.2199402" calcext:value-type="float">
            <text:p>0.2199402</text:p>
          </table:table-cell>
          <table:table-cell office:value-type="float" office:value="0.1947021" calcext:value-type="float">
            <text:p>0.1947021</text:p>
          </table:table-cell>
          <table:table-cell office:value-type="float" office:value="0.3813782" calcext:value-type="float">
            <text:p>0.3813782</text:p>
          </table:table-cell>
          <table:table-cell office:value-type="float" office:value="0.3563538" calcext:value-type="float">
            <text:p>0.35635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1" calcext:value-type="float">
            <text:p>22012001</text:p>
          </table:table-cell>
          <table:table-cell office:value-type="float" office:value="8.688705" calcext:value-type="float">
            <text:p>8.688705</text:p>
          </table:table-cell>
          <table:table-cell office:value-type="float" office:value="-3.7225" calcext:value-type="float">
            <text:p>-3.7225</text:p>
          </table:table-cell>
          <table:table-cell office:value-type="float" office:value="-19.485" calcext:value-type="float">
            <text:p>-19.485</text:p>
          </table:table-cell>
          <table:table-cell office:value-type="float" office:value="0.3795712" calcext:value-type="float">
            <text:p>0.3795712</text:p>
          </table:table-cell>
          <table:table-cell office:value-type="float" office:value="0.1167464" calcext:value-type="float">
            <text:p>0.1167464</text:p>
          </table:table-cell>
          <table:table-cell office:value-type="float" office:value="125.0766" calcext:value-type="float">
            <text:p>125.0766</text:p>
          </table:table-cell>
          <table:table-cell office:value-type="float" office:value="0" calcext:value-type="float">
            <text:p>0</text:p>
          </table:table-cell>
          <table:table-cell office:value-type="float" office:value="-1.076691" calcext:value-type="float">
            <text:p>-1.076691</text:p>
          </table:table-cell>
          <table:table-cell office:value-type="float" office:value="-1.260498" calcext:value-type="float">
            <text:p>-1.260498</text:p>
          </table:table-cell>
          <table:table-cell office:value-type="float" office:value="-0.4158936" calcext:value-type="float">
            <text:p>-0.4158936</text:p>
          </table:table-cell>
          <table:table-cell office:value-type="float" office:value="-0.4613342" calcext:value-type="float">
            <text:p>-0.4613342</text:p>
          </table:table-cell>
          <table:table-cell office:value-type="float" office:value="-0.1172485" calcext:value-type="float">
            <text:p>-0.1172485</text:p>
          </table:table-cell>
          <table:table-cell office:value-type="float" office:value="-0.1221313" calcext:value-type="float">
            <text:p>-0.1221313</text:p>
          </table:table-cell>
          <table:table-cell office:value-type="float" office:value="0.03155518" calcext:value-type="float">
            <text:p>0.03155518</text:p>
          </table:table-cell>
          <table:table-cell office:value-type="float" office:value="0.02450562" calcext:value-type="float">
            <text:p>0.02450562</text:p>
          </table:table-cell>
          <table:table-cell office:value-type="float" office:value="0.1945801" calcext:value-type="float">
            <text:p>0.1945801</text:p>
          </table:table-cell>
          <table:table-cell office:value-type="float" office:value="0.1842346" calcext:value-type="float">
            <text:p>0.1842346</text:p>
          </table:table-cell>
          <table:table-cell office:value-type="float" office:value="0.3562012" calcext:value-type="float">
            <text:p>0.3562012</text:p>
          </table:table-cell>
          <table:table-cell office:value-type="float" office:value="0.342804" calcext:value-type="float">
            <text:p>0.3428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1" calcext:value-type="float">
            <text:p>23012001</text:p>
          </table:table-cell>
          <table:table-cell office:value-type="float" office:value="2.088859" calcext:value-type="float">
            <text:p>2.088859</text:p>
          </table:table-cell>
          <table:table-cell office:value-type="float" office:value="-0.359" calcext:value-type="float">
            <text:p>-0.359</text:p>
          </table:table-cell>
          <table:table-cell office:value-type="float" office:value="-4.362" calcext:value-type="float">
            <text:p>-4.362</text:p>
          </table:table-cell>
          <table:table-cell office:value-type="float" office:value="0.5188579" calcext:value-type="float">
            <text:p>0.5188579</text:p>
          </table:table-cell>
          <table:table-cell office:value-type="float" office:value="0.3730616" calcext:value-type="float">
            <text:p>0.3730616</text:p>
          </table:table-cell>
          <table:table-cell office:value-type="float" office:value="458.2638" calcext:value-type="float">
            <text:p>458.2638</text:p>
          </table:table-cell>
          <table:table-cell office:value-type="float" office:value="0" calcext:value-type="float">
            <text:p>0</text:p>
          </table:table-cell>
          <table:table-cell office:value-type="float" office:value="-0.701416" calcext:value-type="float">
            <text:p>-0.701416</text:p>
          </table:table-cell>
          <table:table-cell office:value-type="float" office:value="-1.075165" calcext:value-type="float">
            <text:p>-1.075165</text:p>
          </table:table-cell>
          <table:table-cell office:value-type="float" office:value="-0.3143921" calcext:value-type="float">
            <text:p>-0.3143921</text:p>
          </table:table-cell>
          <table:table-cell office:value-type="float" office:value="-0.4154358" calcext:value-type="float">
            <text:p>-0.4154358</text:p>
          </table:table-cell>
          <table:table-cell office:value-type="float" office:value="-0.1083984" calcext:value-type="float">
            <text:p>-0.1083984</text:p>
          </table:table-cell>
          <table:table-cell office:value-type="float" office:value="-0.1204224" calcext:value-type="float">
            <text:p>-0.1204224</text:p>
          </table:table-cell>
          <table:table-cell office:value-type="float" office:value="0.02993774" calcext:value-type="float">
            <text:p>0.02993774</text:p>
          </table:table-cell>
          <table:table-cell office:value-type="float" office:value="0.02374268" calcext:value-type="float">
            <text:p>0.02374268</text:p>
          </table:table-cell>
          <table:table-cell office:value-type="float" office:value="0.1842651" calcext:value-type="float">
            <text:p>0.1842651</text:p>
          </table:table-cell>
          <table:table-cell office:value-type="float" office:value="0.1819458" calcext:value-type="float">
            <text:p>0.1819458</text:p>
          </table:table-cell>
          <table:table-cell office:value-type="float" office:value="0.3426819" calcext:value-type="float">
            <text:p>0.3426819</text:p>
          </table:table-cell>
          <table:table-cell office:value-type="float" office:value="0.3379211" calcext:value-type="float">
            <text:p>0.33792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1" calcext:value-type="float">
            <text:p>24012001</text:p>
          </table:table-cell>
          <table:table-cell office:value-type="float" office:value="5.14656" calcext:value-type="float">
            <text:p>5.14656</text:p>
          </table:table-cell>
          <table:table-cell office:value-type="float" office:value="1.087" calcext:value-type="float">
            <text:p>1.087</text:p>
          </table:table-cell>
          <table:table-cell office:value-type="float" office:value="-2.183" calcext:value-type="float">
            <text:p>-2.183</text:p>
          </table:table-cell>
          <table:table-cell office:value-type="float" office:value="0.5576728" calcext:value-type="float">
            <text:p>0.5576728</text:p>
          </table:table-cell>
          <table:table-cell office:value-type="float" office:value="0.4767346" calcext:value-type="float">
            <text:p>0.4767346</text:p>
          </table:table-cell>
          <table:table-cell office:value-type="float" office:value="153.3384" calcext:value-type="float">
            <text:p>153.3384</text:p>
          </table:table-cell>
          <table:table-cell office:value-type="float" office:value="0.3" calcext:value-type="float">
            <text:p>0.3</text:p>
          </table:table-cell>
          <table:table-cell office:value-type="float" office:value="-0.3482056" calcext:value-type="float">
            <text:p>-0.3482056</text:p>
          </table:table-cell>
          <table:table-cell office:value-type="float" office:value="-0.6984863" calcext:value-type="float">
            <text:p>-0.6984863</text:p>
          </table:table-cell>
          <table:table-cell office:value-type="float" office:value="-0.2068787" calcext:value-type="float">
            <text:p>-0.2068787</text:p>
          </table:table-cell>
          <table:table-cell office:value-type="float" office:value="-0.313324" calcext:value-type="float">
            <text:p>-0.313324</text:p>
          </table:table-cell>
          <table:table-cell office:value-type="float" office:value="-0.0864563" calcext:value-type="float">
            <text:p>-0.0864563</text:p>
          </table:table-cell>
          <table:table-cell office:value-type="float" office:value="-0.1082764" calcext:value-type="float">
            <text:p>-0.1082764</text:p>
          </table:table-cell>
          <table:table-cell office:value-type="float" office:value="0.0458374" calcext:value-type="float">
            <text:p>0.0458374</text:p>
          </table:table-cell>
          <table:table-cell office:value-type="float" office:value="0.03005981" calcext:value-type="float">
            <text:p>0.03005981</text:p>
          </table:table-cell>
          <table:table-cell office:value-type="float" office:value="0.1944885" calcext:value-type="float">
            <text:p>0.1944885</text:p>
          </table:table-cell>
          <table:table-cell office:value-type="float" office:value="0.1843567" calcext:value-type="float">
            <text:p>0.1843567</text:p>
          </table:table-cell>
          <table:table-cell office:value-type="float" office:value="0.3431091" calcext:value-type="float">
            <text:p>0.3431091</text:p>
          </table:table-cell>
          <table:table-cell office:value-type="float" office:value="0.3382568" calcext:value-type="float">
            <text:p>0.33825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1" calcext:value-type="float">
            <text:p>25012001</text:p>
          </table:table-cell>
          <table:table-cell office:value-type="float" office:value="8.999047" calcext:value-type="float">
            <text:p>8.999047</text:p>
          </table:table-cell>
          <table:table-cell office:value-type="float" office:value="-3.3345" calcext:value-type="float">
            <text:p>-3.3345</text:p>
          </table:table-cell>
          <table:table-cell office:value-type="float" office:value="-18.02" calcext:value-type="float">
            <text:p>-18.02</text:p>
          </table:table-cell>
          <table:table-cell office:value-type="float" office:value="0.472643" calcext:value-type="float">
            <text:p>0.472643</text:p>
          </table:table-cell>
          <table:table-cell office:value-type="float" office:value="0.1369936" calcext:value-type="float">
            <text:p>0.1369936</text:p>
          </table:table-cell>
          <table:table-cell office:value-type="float" office:value="357.6186" calcext:value-type="float">
            <text:p>357.6186</text:p>
          </table:table-cell>
          <table:table-cell office:value-type="float" office:value="0" calcext:value-type="float">
            <text:p>0</text:p>
          </table:table-cell>
          <table:table-cell office:value-type="float" office:value="-0.3215942" calcext:value-type="float">
            <text:p>-0.3215942</text:p>
          </table:table-cell>
          <table:table-cell office:value-type="float" office:value="-0.5687256" calcext:value-type="float">
            <text:p>-0.5687256</text:p>
          </table:table-cell>
          <table:table-cell office:value-type="float" office:value="-0.1925964" calcext:value-type="float">
            <text:p>-0.1925964</text:p>
          </table:table-cell>
          <table:table-cell office:value-type="float" office:value="-0.2217102" calcext:value-type="float">
            <text:p>-0.2217102</text:p>
          </table:table-cell>
          <table:table-cell office:value-type="float" office:value="-0.08206177" calcext:value-type="float">
            <text:p>-0.08206177</text:p>
          </table:table-cell>
          <table:table-cell office:value-type="float" office:value="-0.08627319" calcext:value-type="float">
            <text:p>-0.08627319</text:p>
          </table:table-cell>
          <table:table-cell office:value-type="float" office:value="0.05050659" calcext:value-type="float">
            <text:p>0.05050659</text:p>
          </table:table-cell>
          <table:table-cell office:value-type="float" office:value="0.04602051" calcext:value-type="float">
            <text:p>0.04602051</text:p>
          </table:table-cell>
          <table:table-cell office:value-type="float" office:value="0.1987915" calcext:value-type="float">
            <text:p>0.1987915</text:p>
          </table:table-cell>
          <table:table-cell office:value-type="float" office:value="0.1946411" calcext:value-type="float">
            <text:p>0.1946411</text:p>
          </table:table-cell>
          <table:table-cell office:value-type="float" office:value="0.346405" calcext:value-type="float">
            <text:p>0.346405</text:p>
          </table:table-cell>
          <table:table-cell office:value-type="float" office:value="0.3432312" calcext:value-type="float">
            <text:p>0.34323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1" calcext:value-type="float">
            <text:p>26012001</text:p>
          </table:table-cell>
          <table:table-cell office:value-type="float" office:value="8.38578" calcext:value-type="float">
            <text:p>8.38578</text:p>
          </table:table-cell>
          <table:table-cell office:value-type="float" office:value="-0.9415" calcext:value-type="float">
            <text:p>-0.9415</text:p>
          </table:table-cell>
          <table:table-cell office:value-type="float" office:value="-12.255" calcext:value-type="float">
            <text:p>-12.255</text:p>
          </table:table-cell>
          <table:table-cell office:value-type="float" office:value="0.3935851" calcext:value-type="float">
            <text:p>0.3935851</text:p>
          </table:table-cell>
          <table:table-cell office:value-type="float" office:value="0.2097371" calcext:value-type="float">
            <text:p>0.2097371</text:p>
          </table:table-cell>
          <table:table-cell office:value-type="float" office:value="295.4862" calcext:value-type="float">
            <text:p>295.4862</text:p>
          </table:table-cell>
          <table:table-cell office:value-type="float" office:value="1.7" calcext:value-type="float">
            <text:p>1.7</text:p>
          </table:table-cell>
          <table:table-cell office:value-type="float" office:value="-0.572876" calcext:value-type="float">
            <text:p>-0.572876</text:p>
          </table:table-cell>
          <table:table-cell office:value-type="float" office:value="-0.786499" calcext:value-type="float">
            <text:p>-0.786499</text:p>
          </table:table-cell>
          <table:table-cell office:value-type="float" office:value="-0.2225037" calcext:value-type="float">
            <text:p>-0.2225037</text:p>
          </table:table-cell>
          <table:table-cell office:value-type="float" office:value="-0.2816772" calcext:value-type="float">
            <text:p>-0.2816772</text:p>
          </table:table-cell>
          <table:table-cell office:value-type="float" office:value="-0.08453369" calcext:value-type="float">
            <text:p>-0.08453369</text:p>
          </table:table-cell>
          <table:table-cell office:value-type="float" office:value="-0.09667969" calcext:value-type="float">
            <text:p>-0.09667969</text:p>
          </table:table-cell>
          <table:table-cell office:value-type="float" office:value="0.04885864" calcext:value-type="float">
            <text:p>0.04885864</text:p>
          </table:table-cell>
          <table:table-cell office:value-type="float" office:value="0.03668213" calcext:value-type="float">
            <text:p>0.03668213</text:p>
          </table:table-cell>
          <table:table-cell office:value-type="float" office:value="0.1973267" calcext:value-type="float">
            <text:p>0.1973267</text:p>
          </table:table-cell>
          <table:table-cell office:value-type="float" office:value="0.1856689" calcext:value-type="float">
            <text:p>0.1856689</text:p>
          </table:table-cell>
          <table:table-cell office:value-type="float" office:value="0.3447876" calcext:value-type="float">
            <text:p>0.3447876</text:p>
          </table:table-cell>
          <table:table-cell office:value-type="float" office:value="0.3335266" calcext:value-type="float">
            <text:p>0.33352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1" calcext:value-type="float">
            <text:p>27012001</text:p>
          </table:table-cell>
          <table:table-cell office:value-type="float" office:value="5.300351" calcext:value-type="float">
            <text:p>5.300351</text:p>
          </table:table-cell>
          <table:table-cell office:value-type="float" office:value="-3.136" calcext:value-type="float">
            <text:p>-3.136</text:p>
          </table:table-cell>
          <table:table-cell office:value-type="float" office:value="-10.345" calcext:value-type="float">
            <text:p>-10.345</text:p>
          </table:table-cell>
          <table:table-cell office:value-type="float" office:value="0.3766849" calcext:value-type="float">
            <text:p>0.3766849</text:p>
          </table:table-cell>
          <table:table-cell office:value-type="float" office:value="0.2176622" calcext:value-type="float">
            <text:p>0.2176622</text:p>
          </table:table-cell>
          <table:table-cell office:value-type="float" office:value="330.5286" calcext:value-type="float">
            <text:p>330.5286</text:p>
          </table:table-cell>
          <table:table-cell office:value-type="float" office:value="0" calcext:value-type="float">
            <text:p>0</text:p>
          </table:table-cell>
          <table:table-cell office:value-type="float" office:value="-0.723053" calcext:value-type="float">
            <text:p>-0.723053</text:p>
          </table:table-cell>
          <table:table-cell office:value-type="float" office:value="-0.8258057" calcext:value-type="float">
            <text:p>-0.8258057</text:p>
          </table:table-cell>
          <table:table-cell office:value-type="float" office:value="-0.2818604" calcext:value-type="float">
            <text:p>-0.2818604</text:p>
          </table:table-cell>
          <table:table-cell office:value-type="float" office:value="-0.3035889" calcext:value-type="float">
            <text:p>-0.3035889</text:p>
          </table:table-cell>
          <table:table-cell office:value-type="float" office:value="-0.09683228" calcext:value-type="float">
            <text:p>-0.09683228</text:p>
          </table:table-cell>
          <table:table-cell office:value-type="float" office:value="-0.1036682" calcext:value-type="float">
            <text:p>-0.1036682</text:p>
          </table:table-cell>
          <table:table-cell office:value-type="float" office:value="0.03656006" calcext:value-type="float">
            <text:p>0.03656006</text:p>
          </table:table-cell>
          <table:table-cell office:value-type="float" office:value="0.02856445" calcext:value-type="float">
            <text:p>0.02856445</text:p>
          </table:table-cell>
          <table:table-cell office:value-type="float" office:value="0.1856079" calcext:value-type="float">
            <text:p>0.1856079</text:p>
          </table:table-cell>
          <table:table-cell office:value-type="float" office:value="0.1762695" calcext:value-type="float">
            <text:p>0.1762695</text:p>
          </table:table-cell>
          <table:table-cell office:value-type="float" office:value="0.3334045" calcext:value-type="float">
            <text:p>0.3334045</text:p>
          </table:table-cell>
          <table:table-cell office:value-type="float" office:value="0.3225403" calcext:value-type="float">
            <text:p>0.32254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1" calcext:value-type="float">
            <text:p>28012001</text:p>
          </table:table-cell>
          <table:table-cell office:value-type="float" office:value="8.400392" calcext:value-type="float">
            <text:p>8.400392</text:p>
          </table:table-cell>
          <table:table-cell office:value-type="float" office:value="-6.531" calcext:value-type="float">
            <text:p>-6.531</text:p>
          </table:table-cell>
          <table:table-cell office:value-type="float" office:value="-17.605" calcext:value-type="float">
            <text:p>-17.605</text:p>
          </table:table-cell>
          <table:table-cell office:value-type="float" office:value="0.2000808" calcext:value-type="float">
            <text:p>0.2000808</text:p>
          </table:table-cell>
          <table:table-cell office:value-type="float" office:value="0.143327" calcext:value-type="float">
            <text:p>0.143327</text:p>
          </table:table-cell>
          <table:table-cell office:value-type="float" office:value="165.5766" calcext:value-type="float">
            <text:p>165.5766</text:p>
          </table:table-cell>
          <table:table-cell office:value-type="float" office:value="0" calcext:value-type="float">
            <text:p>0</text:p>
          </table:table-cell>
          <table:table-cell office:value-type="float" office:value="-0.7304077" calcext:value-type="float">
            <text:p>-0.7304077</text:p>
          </table:table-cell>
          <table:table-cell office:value-type="float" office:value="-0.9482727" calcext:value-type="float">
            <text:p>-0.9482727</text:p>
          </table:table-cell>
          <table:table-cell office:value-type="float" office:value="-0.2913513" calcext:value-type="float">
            <text:p>-0.2913513</text:p>
          </table:table-cell>
          <table:table-cell office:value-type="float" office:value="-0.3473816" calcext:value-type="float">
            <text:p>-0.3473816</text:p>
          </table:table-cell>
          <table:table-cell office:value-type="float" office:value="-0.1022339" calcext:value-type="float">
            <text:p>-0.1022339</text:p>
          </table:table-cell>
          <table:table-cell office:value-type="float" office:value="-0.1173401" calcext:value-type="float">
            <text:p>-0.1173401</text:p>
          </table:table-cell>
          <table:table-cell office:value-type="float" office:value="0.02896118" calcext:value-type="float">
            <text:p>0.02896118</text:p>
          </table:table-cell>
          <table:table-cell office:value-type="float" office:value="0.01486206" calcext:value-type="float">
            <text:p>0.01486206</text:p>
          </table:table-cell>
          <table:table-cell office:value-type="float" office:value="0.176239" calcext:value-type="float">
            <text:p>0.176239</text:p>
          </table:table-cell>
          <table:table-cell office:value-type="float" office:value="0.1630554" calcext:value-type="float">
            <text:p>0.1630554</text:p>
          </table:table-cell>
          <table:table-cell office:value-type="float" office:value="0.3224792" calcext:value-type="float">
            <text:p>0.3224792</text:p>
          </table:table-cell>
          <table:table-cell office:value-type="float" office:value="0.3094177" calcext:value-type="float">
            <text:p>0.30941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1" calcext:value-type="float">
            <text:p>29012001</text:p>
          </table:table-cell>
          <table:table-cell office:value-type="float" office:value="5.983329" calcext:value-type="float">
            <text:p>5.983329</text:p>
          </table:table-cell>
          <table:table-cell office:value-type="float" office:value="-0.829" calcext:value-type="float">
            <text:p>-0.829</text:p>
          </table:table-cell>
          <table:table-cell office:value-type="float" office:value="-17.435" calcext:value-type="float">
            <text:p>-17.435</text:p>
          </table:table-cell>
          <table:table-cell office:value-type="float" office:value="0.3963254" calcext:value-type="float">
            <text:p>0.3963254</text:p>
          </table:table-cell>
          <table:table-cell office:value-type="float" office:value="0.1424146" calcext:value-type="float">
            <text:p>0.1424146</text:p>
          </table:table-cell>
          <table:table-cell office:value-type="float" office:value="323.424" calcext:value-type="float">
            <text:p>323.424</text:p>
          </table:table-cell>
          <table:table-cell office:value-type="float" office:value="0" calcext:value-type="float">
            <text:p>0</text:p>
          </table:table-cell>
          <table:table-cell office:value-type="float" office:value="-0.8991699" calcext:value-type="float">
            <text:p>-0.8991699</text:p>
          </table:table-cell>
          <table:table-cell office:value-type="float" office:value="-1.154877" calcext:value-type="float">
            <text:p>-1.154877</text:p>
          </table:table-cell>
          <table:table-cell office:value-type="float" office:value="-0.3484497" calcext:value-type="float">
            <text:p>-0.3484497</text:p>
          </table:table-cell>
          <table:table-cell office:value-type="float" office:value="-0.408844" calcext:value-type="float">
            <text:p>-0.408844</text:p>
          </table:table-cell>
          <table:table-cell office:value-type="float" office:value="-0.1176453" calcext:value-type="float">
            <text:p>-0.1176453</text:p>
          </table:table-cell>
          <table:table-cell office:value-type="float" office:value="-0.1347656" calcext:value-type="float">
            <text:p>-0.1347656</text:p>
          </table:table-cell>
          <table:table-cell office:value-type="float" office:value="0.01461792" calcext:value-type="float">
            <text:p>0.01461792</text:p>
          </table:table-cell>
          <table:table-cell office:value-type="float" office:value="-0.00378418" calcext:value-type="float">
            <text:p>-0.00378418</text:p>
          </table:table-cell>
          <table:table-cell office:value-type="float" office:value="0.1628113" calcext:value-type="float">
            <text:p>0.1628113</text:p>
          </table:table-cell>
          <table:table-cell office:value-type="float" office:value="0.1437073" calcext:value-type="float">
            <text:p>0.1437073</text:p>
          </table:table-cell>
          <table:table-cell office:value-type="float" office:value="0.3092346" calcext:value-type="float">
            <text:p>0.3092346</text:p>
          </table:table-cell>
          <table:table-cell office:value-type="float" office:value="0.2898254" calcext:value-type="float">
            <text:p>0.28982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1" calcext:value-type="float">
            <text:p>30012001</text:p>
          </table:table-cell>
          <table:table-cell office:value-type="float" office:value="1.77768" calcext:value-type="float">
            <text:p>1.77768</text:p>
          </table:table-cell>
          <table:table-cell office:value-type="float" office:value="-2.937" calcext:value-type="float">
            <text:p>-2.937</text:p>
          </table:table-cell>
          <table:table-cell office:value-type="float" office:value="-10.73" calcext:value-type="float">
            <text:p>-10.73</text:p>
          </table:table-cell>
          <table:table-cell office:value-type="float" office:value="0.4866587" calcext:value-type="float">
            <text:p>0.4866587</text:p>
          </table:table-cell>
          <table:table-cell office:value-type="float" office:value="0.2593741" calcext:value-type="float">
            <text:p>0.2593741</text:p>
          </table:table-cell>
          <table:table-cell office:value-type="float" office:value="338.6304" calcext:value-type="float">
            <text:p>338.6304</text:p>
          </table:table-cell>
          <table:table-cell office:value-type="float" office:value="0.1" calcext:value-type="float">
            <text:p>0.1</text:p>
          </table:table-cell>
          <table:table-cell office:value-type="float" office:value="-0.7946777" calcext:value-type="float">
            <text:p>-0.7946777</text:p>
          </table:table-cell>
          <table:table-cell office:value-type="float" office:value="-0.9215393" calcext:value-type="float">
            <text:p>-0.9215393</text:p>
          </table:table-cell>
          <table:table-cell office:value-type="float" office:value="-0.3449402" calcext:value-type="float">
            <text:p>-0.3449402</text:p>
          </table:table-cell>
          <table:table-cell office:value-type="float" office:value="-0.3712463" calcext:value-type="float">
            <text:p>-0.3712463</text:p>
          </table:table-cell>
          <table:table-cell office:value-type="float" office:value="-0.1340637" calcext:value-type="float">
            <text:p>-0.1340637</text:p>
          </table:table-cell>
          <table:table-cell office:value-type="float" office:value="-0.1398621" calcext:value-type="float">
            <text:p>-0.1398621</text:p>
          </table:table-cell>
          <table:table-cell office:value-type="float" office:value="-0.003814697" calcext:value-type="float">
            <text:p>-0.003814697</text:p>
          </table:table-cell>
          <table:table-cell office:value-type="float" office:value="-0.01168823" calcext:value-type="float">
            <text:p>-0.01168823</text:p>
          </table:table-cell>
          <table:table-cell office:value-type="float" office:value="0.1435852" calcext:value-type="float">
            <text:p>0.1435852</text:p>
          </table:table-cell>
          <table:table-cell office:value-type="float" office:value="0.1334534" calcext:value-type="float">
            <text:p>0.1334534</text:p>
          </table:table-cell>
          <table:table-cell office:value-type="float" office:value="0.2897339" calcext:value-type="float">
            <text:p>0.2897339</text:p>
          </table:table-cell>
          <table:table-cell office:value-type="float" office:value="0.2774658" calcext:value-type="float">
            <text:p>0.27746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1" calcext:value-type="float">
            <text:p>31012001</text:p>
          </table:table-cell>
          <table:table-cell office:value-type="float" office:value="4.968215" calcext:value-type="float">
            <text:p>4.968215</text:p>
          </table:table-cell>
          <table:table-cell office:value-type="float" office:value="-3.8845" calcext:value-type="float">
            <text:p>-3.8845</text:p>
          </table:table-cell>
          <table:table-cell office:value-type="float" office:value="-8.07" calcext:value-type="float">
            <text:p>-8.07</text:p>
          </table:table-cell>
          <table:table-cell office:value-type="float" office:value="0.4538487" calcext:value-type="float">
            <text:p>0.4538487</text:p>
          </table:table-cell>
          <table:table-cell office:value-type="float" office:value="0.2967259" calcext:value-type="float">
            <text:p>0.2967259</text:p>
          </table:table-cell>
          <table:table-cell office:value-type="float" office:value="305.0676" calcext:value-type="float">
            <text:p>305.0676</text:p>
          </table:table-cell>
          <table:table-cell office:value-type="float" office:value="0" calcext:value-type="float">
            <text:p>0</text:p>
          </table:table-cell>
          <table:table-cell office:value-type="float" office:value="-0.7123108" calcext:value-type="float">
            <text:p>-0.7123108</text:p>
          </table:table-cell>
          <table:table-cell office:value-type="float" office:value="-0.7935791" calcext:value-type="float">
            <text:p>-0.7935791</text:p>
          </table:table-cell>
          <table:table-cell office:value-type="float" office:value="-0.3217163" calcext:value-type="float">
            <text:p>-0.3217163</text:p>
          </table:table-cell>
          <table:table-cell office:value-type="float" office:value="-0.3444824" calcext:value-type="float">
            <text:p>-0.3444824</text:p>
          </table:table-cell>
          <table:table-cell office:value-type="float" office:value="-0.1390991" calcext:value-type="float">
            <text:p>-0.1390991</text:p>
          </table:table-cell>
          <table:table-cell office:value-type="float" office:value="-0.1441345" calcext:value-type="float">
            <text:p>-0.1441345</text:p>
          </table:table-cell>
          <table:table-cell office:value-type="float" office:value="-0.01171875" calcext:value-type="float">
            <text:p>-0.01171875</text:p>
          </table:table-cell>
          <table:table-cell office:value-type="float" office:value="-0.01809692" calcext:value-type="float">
            <text:p>-0.01809692</text:p>
          </table:table-cell>
          <table:table-cell office:value-type="float" office:value="0.1333923" calcext:value-type="float">
            <text:p>0.1333923</text:p>
          </table:table-cell>
          <table:table-cell office:value-type="float" office:value="0.1254272" calcext:value-type="float">
            <text:p>0.1254272</text:p>
          </table:table-cell>
          <table:table-cell office:value-type="float" office:value="0.2774048" calcext:value-type="float">
            <text:p>0.2774048</text:p>
          </table:table-cell>
          <table:table-cell office:value-type="float" office:value="0.2676392" calcext:value-type="float">
            <text:p>0.26763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1" calcext:value-type="float">
            <text:p>1022001</text:p>
          </table:table-cell>
          <table:table-cell office:value-type="float" office:value="6.600157" calcext:value-type="float">
            <text:p>6.600157</text:p>
          </table:table-cell>
          <table:table-cell office:value-type="float" office:value="-3.4685" calcext:value-type="float">
            <text:p>-3.4685</text:p>
          </table:table-cell>
          <table:table-cell office:value-type="float" office:value="-10.9" calcext:value-type="float">
            <text:p>-10.9</text:p>
          </table:table-cell>
          <table:table-cell office:value-type="float" office:value="0.3590237" calcext:value-type="float">
            <text:p>0.3590237</text:p>
          </table:table-cell>
          <table:table-cell office:value-type="float" office:value="0.2586613" calcext:value-type="float">
            <text:p>0.2586613</text:p>
          </table:table-cell>
          <table:table-cell office:value-type="float" office:value="150.4098" calcext:value-type="float">
            <text:p>150.4098</text:p>
          </table:table-cell>
          <table:table-cell office:value-type="float" office:value="2.6" calcext:value-type="float">
            <text:p>2.6</text:p>
          </table:table-cell>
          <table:table-cell office:value-type="float" office:value="-0.750061" calcext:value-type="float">
            <text:p>-0.750061</text:p>
          </table:table-cell>
          <table:table-cell office:value-type="float" office:value="-0.8858948" calcext:value-type="float">
            <text:p>-0.8858948</text:p>
          </table:table-cell>
          <table:table-cell office:value-type="float" office:value="-0.3259277" calcext:value-type="float">
            <text:p>-0.3259277</text:p>
          </table:table-cell>
          <table:table-cell office:value-type="float" office:value="-0.3570557" calcext:value-type="float">
            <text:p>-0.3570557</text:p>
          </table:table-cell>
          <table:table-cell office:value-type="float" office:value="-0.1441956" calcext:value-type="float">
            <text:p>-0.1441956</text:p>
          </table:table-cell>
          <table:table-cell office:value-type="float" office:value="-0.157135" calcext:value-type="float">
            <text:p>-0.157135</text:p>
          </table:table-cell>
          <table:table-cell office:value-type="float" office:value="-0.01824951" calcext:value-type="float">
            <text:p>-0.01824951</text:p>
          </table:table-cell>
          <table:table-cell office:value-type="float" office:value="-0.03155518" calcext:value-type="float">
            <text:p>-0.03155518</text:p>
          </table:table-cell>
          <table:table-cell office:value-type="float" office:value="0.1253357" calcext:value-type="float">
            <text:p>0.1253357</text:p>
          </table:table-cell>
          <table:table-cell office:value-type="float" office:value="0.1116638" calcext:value-type="float">
            <text:p>0.1116638</text:p>
          </table:table-cell>
          <table:table-cell office:value-type="float" office:value="0.2675171" calcext:value-type="float">
            <text:p>0.2675171</text:p>
          </table:table-cell>
          <table:table-cell office:value-type="float" office:value="0.2533875" calcext:value-type="float">
            <text:p>0.25338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1" calcext:value-type="float">
            <text:p>2022001</text:p>
          </table:table-cell>
          <table:table-cell office:value-type="float" office:value="4.213496" calcext:value-type="float">
            <text:p>4.213496</text:p>
          </table:table-cell>
          <table:table-cell office:value-type="float" office:value="0.7805" calcext:value-type="float">
            <text:p>0.7805</text:p>
          </table:table-cell>
          <table:table-cell office:value-type="float" office:value="-12.2" calcext:value-type="float">
            <text:p>-12.2</text:p>
          </table:table-cell>
          <table:table-cell office:value-type="float" office:value="0.6087919" calcext:value-type="float">
            <text:p>0.6087919</text:p>
          </table:table-cell>
          <table:table-cell office:value-type="float" office:value="0.2157058" calcext:value-type="float">
            <text:p>0.2157058</text:p>
          </table:table-cell>
          <table:table-cell office:value-type="float" office:value="462.1483" calcext:value-type="float">
            <text:p>462.1483</text:p>
          </table:table-cell>
          <table:table-cell office:value-type="float" office:value="2.4" calcext:value-type="float">
            <text:p>2.4</text:p>
          </table:table-cell>
          <table:table-cell office:value-type="float" office:value="-0.4827881" calcext:value-type="float">
            <text:p>-0.4827881</text:p>
          </table:table-cell>
          <table:table-cell office:value-type="float" office:value="-0.8748779" calcext:value-type="float">
            <text:p>-0.8748779</text:p>
          </table:table-cell>
          <table:table-cell office:value-type="float" office:value="-0.292511" calcext:value-type="float">
            <text:p>-0.292511</text:p>
          </table:table-cell>
          <table:table-cell office:value-type="float" office:value="-0.3700562" calcext:value-type="float">
            <text:p>-0.3700562</text:p>
          </table:table-cell>
          <table:table-cell office:value-type="float" office:value="-0.1557312" calcext:value-type="float">
            <text:p>-0.1557312</text:p>
          </table:table-cell>
          <table:table-cell office:value-type="float" office:value="-0.1663208" calcext:value-type="float">
            <text:p>-0.1663208</text:p>
          </table:table-cell>
          <table:table-cell office:value-type="float" office:value="-0.03173828" calcext:value-type="float">
            <text:p>-0.03173828</text:p>
          </table:table-cell>
          <table:table-cell office:value-type="float" office:value="-0.03872681" calcext:value-type="float">
            <text:p>-0.03872681</text:p>
          </table:table-cell>
          <table:table-cell office:value-type="float" office:value="0.1115112" calcext:value-type="float">
            <text:p>0.1115112</text:p>
          </table:table-cell>
          <table:table-cell office:value-type="float" office:value="0.1028748" calcext:value-type="float">
            <text:p>0.1028748</text:p>
          </table:table-cell>
          <table:table-cell office:value-type="float" office:value="0.2532349" calcext:value-type="float">
            <text:p>0.2532349</text:p>
          </table:table-cell>
          <table:table-cell office:value-type="float" office:value="0.2420959" calcext:value-type="float">
            <text:p>0.24209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1" calcext:value-type="float">
            <text:p>3022001</text:p>
          </table:table-cell>
          <table:table-cell office:value-type="float" office:value="10.17588" calcext:value-type="float">
            <text:p>10.17588</text:p>
          </table:table-cell>
          <table:table-cell office:value-type="float" office:value="-13.235" calcext:value-type="float">
            <text:p>-13.235</text:p>
          </table:table-cell>
          <table:table-cell office:value-type="float" office:value="-22.92" calcext:value-type="float">
            <text:p>-22.92</text:p>
          </table:table-cell>
          <table:table-cell office:value-type="float" office:value="0.1883314" calcext:value-type="float">
            <text:p>0.1883314</text:p>
          </table:table-cell>
          <table:table-cell office:value-type="float" office:value="0.0840154" calcext:value-type="float">
            <text:p>0.0840154</text:p>
          </table:table-cell>
          <table:table-cell office:value-type="float" office:value="414.2466" calcext:value-type="float">
            <text:p>414.2466</text:p>
          </table:table-cell>
          <table:table-cell office:value-type="float" office:value="0" calcext:value-type="float">
            <text:p>0</text:p>
          </table:table-cell>
          <table:table-cell office:value-type="float" office:value="-0.431427" calcext:value-type="float">
            <text:p>-0.431427</text:p>
          </table:table-cell>
          <table:table-cell office:value-type="float" office:value="-0.7555542" calcext:value-type="float">
            <text:p>-0.7555542</text:p>
          </table:table-cell>
          <table:table-cell office:value-type="float" office:value="-0.2731323" calcext:value-type="float">
            <text:p>-0.2731323</text:p>
          </table:table-cell>
          <table:table-cell office:value-type="float" office:value="-0.324707" calcext:value-type="float">
            <text:p>-0.324707</text:p>
          </table:table-cell>
          <table:table-cell office:value-type="float" office:value="-0.1513672" calcext:value-type="float">
            <text:p>-0.1513672</text:p>
          </table:table-cell>
          <table:table-cell office:value-type="float" office:value="-0.1599426" calcext:value-type="float">
            <text:p>-0.1599426</text:p>
          </table:table-cell>
          <table:table-cell office:value-type="float" office:value="-0.0324707" calcext:value-type="float">
            <text:p>-0.0324707</text:p>
          </table:table-cell>
          <table:table-cell office:value-type="float" office:value="-0.03793335" calcext:value-type="float">
            <text:p>-0.03793335</text:p>
          </table:table-cell>
          <table:table-cell office:value-type="float" office:value="0.1052551" calcext:value-type="float">
            <text:p>0.1052551</text:p>
          </table:table-cell>
          <table:table-cell office:value-type="float" office:value="0.1006165" calcext:value-type="float">
            <text:p>0.1006165</text:p>
          </table:table-cell>
          <table:table-cell office:value-type="float" office:value="0.2423401" calcext:value-type="float">
            <text:p>0.2423401</text:p>
          </table:table-cell>
          <table:table-cell office:value-type="float" office:value="0.237915" calcext:value-type="float">
            <text:p>0.2379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1" calcext:value-type="float">
            <text:p>4022001</text:p>
          </table:table-cell>
          <table:table-cell office:value-type="float" office:value="6.521039" calcext:value-type="float">
            <text:p>6.521039</text:p>
          </table:table-cell>
          <table:table-cell office:value-type="float" office:value="-8.52" calcext:value-type="float">
            <text:p>-8.52</text:p>
          </table:table-cell>
          <table:table-cell office:value-type="float" office:value="-24.905" calcext:value-type="float">
            <text:p>-24.905</text:p>
          </table:table-cell>
          <table:table-cell office:value-type="float" office:value="0.2958879" calcext:value-type="float">
            <text:p>0.2958879</text:p>
          </table:table-cell>
          <table:table-cell office:value-type="float" office:value="0.06861796" calcext:value-type="float">
            <text:p>0.06861796</text:p>
          </table:table-cell>
          <table:table-cell office:value-type="float" office:value="255.3426" calcext:value-type="float">
            <text:p>255.3426</text:p>
          </table:table-cell>
          <table:table-cell office:value-type="float" office:value="0" calcext:value-type="float">
            <text:p>0</text:p>
          </table:table-cell>
          <table:table-cell office:value-type="float" office:value="-0.7611389" calcext:value-type="float">
            <text:p>-0.7611389</text:p>
          </table:table-cell>
          <table:table-cell office:value-type="float" office:value="-1.252136" calcext:value-type="float">
            <text:p>-1.252136</text:p>
          </table:table-cell>
          <table:table-cell office:value-type="float" office:value="-0.3258972" calcext:value-type="float">
            <text:p>-0.3258972</text:p>
          </table:table-cell>
          <table:table-cell office:value-type="float" office:value="-0.4853821" calcext:value-type="float">
            <text:p>-0.4853821</text:p>
          </table:table-cell>
          <table:table-cell office:value-type="float" office:value="-0.1601868" calcext:value-type="float">
            <text:p>-0.1601868</text:p>
          </table:table-cell>
          <table:table-cell office:value-type="float" office:value="-0.201416" calcext:value-type="float">
            <text:p>-0.201416</text:p>
          </table:table-cell>
          <table:table-cell office:value-type="float" office:value="-0.03799438" calcext:value-type="float">
            <text:p>-0.03799438</text:p>
          </table:table-cell>
          <table:table-cell office:value-type="float" office:value="-0.04650879" calcext:value-type="float">
            <text:p>-0.04650879</text:p>
          </table:table-cell>
          <table:table-cell office:value-type="float" office:value="0.1004944" calcext:value-type="float">
            <text:p>0.1004944</text:p>
          </table:table-cell>
          <table:table-cell office:value-type="float" office:value="0.09115601" calcext:value-type="float">
            <text:p>0.09115601</text:p>
          </table:table-cell>
          <table:table-cell office:value-type="float" office:value="0.2378235" calcext:value-type="float">
            <text:p>0.2378235</text:p>
          </table:table-cell>
          <table:table-cell office:value-type="float" office:value="0.2277222" calcext:value-type="float">
            <text:p>0.22772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1" calcext:value-type="float">
            <text:p>5022001</text:p>
          </table:table-cell>
          <table:table-cell office:value-type="float" office:value="4.24476" calcext:value-type="float">
            <text:p>4.24476</text:p>
          </table:table-cell>
          <table:table-cell office:value-type="float" office:value="-5.3755" calcext:value-type="float">
            <text:p>-5.3755</text:p>
          </table:table-cell>
          <table:table-cell office:value-type="float" office:value="-10.605" calcext:value-type="float">
            <text:p>-10.605</text:p>
          </table:table-cell>
          <table:table-cell office:value-type="float" office:value="0.3942392" calcext:value-type="float">
            <text:p>0.3942392</text:p>
          </table:table-cell>
          <table:table-cell office:value-type="float" office:value="0.2526583" calcext:value-type="float">
            <text:p>0.2526583</text:p>
          </table:table-cell>
          <table:table-cell office:value-type="float" office:value="292.8744" calcext:value-type="float">
            <text:p>292.8744</text:p>
          </table:table-cell>
          <table:table-cell office:value-type="float" office:value="0" calcext:value-type="float">
            <text:p>0</text:p>
          </table:table-cell>
          <table:table-cell office:value-type="float" office:value="-1.072998" calcext:value-type="float">
            <text:p>-1.072998</text:p>
          </table:table-cell>
          <table:table-cell office:value-type="float" office:value="-1.289642" calcext:value-type="float">
            <text:p>-1.289642</text:p>
          </table:table-cell>
          <table:table-cell office:value-type="float" office:value="-0.4863586" calcext:value-type="float">
            <text:p>-0.4863586</text:p>
          </table:table-cell>
          <table:table-cell office:value-type="float" office:value="-0.525238" calcext:value-type="float">
            <text:p>-0.525238</text:p>
          </table:table-cell>
          <table:table-cell office:value-type="float" office:value="-0.2018433" calcext:value-type="float">
            <text:p>-0.2018433</text:p>
          </table:table-cell>
          <table:table-cell office:value-type="float" office:value="-0.2293396" calcext:value-type="float">
            <text:p>-0.2293396</text:p>
          </table:table-cell>
          <table:table-cell office:value-type="float" office:value="-0.04660034" calcext:value-type="float">
            <text:p>-0.04660034</text:p>
          </table:table-cell>
          <table:table-cell office:value-type="float" office:value="-0.05316162" calcext:value-type="float">
            <text:p>-0.05316162</text:p>
          </table:table-cell>
          <table:table-cell office:value-type="float" office:value="0.09103394" calcext:value-type="float">
            <text:p>0.09103394</text:p>
          </table:table-cell>
          <table:table-cell office:value-type="float" office:value="0.08255005" calcext:value-type="float">
            <text:p>0.08255005</text:p>
          </table:table-cell>
          <table:table-cell office:value-type="float" office:value="0.2276001" calcext:value-type="float">
            <text:p>0.2276001</text:p>
          </table:table-cell>
          <table:table-cell office:value-type="float" office:value="0.2177429" calcext:value-type="float">
            <text:p>0.21774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1" calcext:value-type="float">
            <text:p>6022001</text:p>
          </table:table-cell>
          <table:table-cell office:value-type="float" office:value="6.90588" calcext:value-type="float">
            <text:p>6.90588</text:p>
          </table:table-cell>
          <table:table-cell office:value-type="float" office:value="0.361" calcext:value-type="float">
            <text:p>0.361</text:p>
          </table:table-cell>
          <table:table-cell office:value-type="float" office:value="-6.094" calcext:value-type="float">
            <text:p>-6.094</text:p>
          </table:table-cell>
          <table:table-cell office:value-type="float" office:value="0.5399936" calcext:value-type="float">
            <text:p>0.5399936</text:p>
          </table:table-cell>
          <table:table-cell office:value-type="float" office:value="0.373851" calcext:value-type="float">
            <text:p>0.373851</text:p>
          </table:table-cell>
          <table:table-cell office:value-type="float" office:value="243.0882" calcext:value-type="float">
            <text:p>243.0882</text:p>
          </table:table-cell>
          <table:table-cell office:value-type="float" office:value="1.7" calcext:value-type="float">
            <text:p>1.7</text:p>
          </table:table-cell>
          <table:table-cell office:value-type="float" office:value="-0.73172" calcext:value-type="float">
            <text:p>-0.73172</text:p>
          </table:table-cell>
          <table:table-cell office:value-type="float" office:value="-1.07132" calcext:value-type="float">
            <text:p>-1.07132</text:p>
          </table:table-cell>
          <table:table-cell office:value-type="float" office:value="-0.4152527" calcext:value-type="float">
            <text:p>-0.4152527</text:p>
          </table:table-cell>
          <table:table-cell office:value-type="float" office:value="-0.4936218" calcext:value-type="float">
            <text:p>-0.4936218</text:p>
          </table:table-cell>
          <table:table-cell office:value-type="float" office:value="-0.2286072" calcext:value-type="float">
            <text:p>-0.2286072</text:p>
          </table:table-cell>
          <table:table-cell office:value-type="float" office:value="-0.2357483" calcext:value-type="float">
            <text:p>-0.2357483</text:p>
          </table:table-cell>
          <table:table-cell office:value-type="float" office:value="-0.05325317" calcext:value-type="float">
            <text:p>-0.05325317</text:p>
          </table:table-cell>
          <table:table-cell office:value-type="float" office:value="-0.05514526" calcext:value-type="float">
            <text:p>-0.05514526</text:p>
          </table:table-cell>
          <table:table-cell office:value-type="float" office:value="0.08248901" calcext:value-type="float">
            <text:p>0.08248901</text:p>
          </table:table-cell>
          <table:table-cell office:value-type="float" office:value="0.07870483" calcext:value-type="float">
            <text:p>0.07870483</text:p>
          </table:table-cell>
          <table:table-cell office:value-type="float" office:value="0.2176514" calcext:value-type="float">
            <text:p>0.2176514</text:p>
          </table:table-cell>
          <table:table-cell office:value-type="float" office:value="0.2118835" calcext:value-type="float">
            <text:p>0.21188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1" calcext:value-type="float">
            <text:p>7022001</text:p>
          </table:table-cell>
          <table:table-cell office:value-type="float" office:value="7.172999" calcext:value-type="float">
            <text:p>7.172999</text:p>
          </table:table-cell>
          <table:table-cell office:value-type="float" office:value="-1.2925" calcext:value-type="float">
            <text:p>-1.2925</text:p>
          </table:table-cell>
          <table:table-cell office:value-type="float" office:value="-13.01" calcext:value-type="float">
            <text:p>-13.01</text:p>
          </table:table-cell>
          <table:table-cell office:value-type="float" office:value="0.4639988" calcext:value-type="float">
            <text:p>0.4639988</text:p>
          </table:table-cell>
          <table:table-cell office:value-type="float" office:value="0.212402" calcext:value-type="float">
            <text:p>0.212402</text:p>
          </table:table-cell>
          <table:table-cell office:value-type="float" office:value="260.325" calcext:value-type="float">
            <text:p>260.325</text:p>
          </table:table-cell>
          <table:table-cell office:value-type="float" office:value="0" calcext:value-type="float">
            <text:p>0</text:p>
          </table:table-cell>
          <table:table-cell office:value-type="float" office:value="-0.7298889" calcext:value-type="float">
            <text:p>-0.7298889</text:p>
          </table:table-cell>
          <table:table-cell office:value-type="float" office:value="-0.8321533" calcext:value-type="float">
            <text:p>-0.8321533</text:p>
          </table:table-cell>
          <table:table-cell office:value-type="float" office:value="-0.4059143" calcext:value-type="float">
            <text:p>-0.4059143</text:p>
          </table:table-cell>
          <table:table-cell office:value-type="float" office:value="-0.4210815" calcext:value-type="float">
            <text:p>-0.4210815</text:p>
          </table:table-cell>
          <table:table-cell office:value-type="float" office:value="-0.2263184" calcext:value-type="float">
            <text:p>-0.2263184</text:p>
          </table:table-cell>
          <table:table-cell office:value-type="float" office:value="-0.2293091" calcext:value-type="float">
            <text:p>-0.2293091</text:p>
          </table:table-cell>
          <table:table-cell office:value-type="float" office:value="-0.05401611" calcext:value-type="float">
            <text:p>-0.05401611</text:p>
          </table:table-cell>
          <table:table-cell office:value-type="float" office:value="-0.05471802" calcext:value-type="float">
            <text:p>-0.05471802</text:p>
          </table:table-cell>
          <table:table-cell office:value-type="float" office:value="0.07870483" calcext:value-type="float">
            <text:p>0.07870483</text:p>
          </table:table-cell>
          <table:table-cell office:value-type="float" office:value="0.07623291" calcext:value-type="float">
            <text:p>0.07623291</text:p>
          </table:table-cell>
          <table:table-cell office:value-type="float" office:value="0.211853" calcext:value-type="float">
            <text:p>0.211853</text:p>
          </table:table-cell>
          <table:table-cell office:value-type="float" office:value="0.20755" calcext:value-type="float">
            <text:p>0.207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1" calcext:value-type="float">
            <text:p>8022001</text:p>
          </table:table-cell>
          <table:table-cell office:value-type="float" office:value="7.110218" calcext:value-type="float">
            <text:p>7.110218</text:p>
          </table:table-cell>
          <table:table-cell office:value-type="float" office:value="-4.014" calcext:value-type="float">
            <text:p>-4.014</text:p>
          </table:table-cell>
          <table:table-cell office:value-type="float" office:value="-15.595" calcext:value-type="float">
            <text:p>-15.595</text:p>
          </table:table-cell>
          <table:table-cell office:value-type="float" office:value="0.3654051" calcext:value-type="float">
            <text:p>0.3654051</text:p>
          </table:table-cell>
          <table:table-cell office:value-type="float" office:value="0.1669073" calcext:value-type="float">
            <text:p>0.1669073</text:p>
          </table:table-cell>
          <table:table-cell office:value-type="float" office:value="222.2712" calcext:value-type="float">
            <text:p>222.2712</text:p>
          </table:table-cell>
          <table:table-cell office:value-type="float" office:value="0" calcext:value-type="float">
            <text:p>0</text:p>
          </table:table-cell>
          <table:table-cell office:value-type="float" office:value="-0.7791443" calcext:value-type="float">
            <text:p>-0.7791443</text:p>
          </table:table-cell>
          <table:table-cell office:value-type="float" office:value="-1.033936" calcext:value-type="float">
            <text:p>-1.033936</text:p>
          </table:table-cell>
          <table:table-cell office:value-type="float" office:value="-0.4076538" calcext:value-type="float">
            <text:p>-0.4076538</text:p>
          </table:table-cell>
          <table:table-cell office:value-type="float" office:value="-0.4689026" calcext:value-type="float">
            <text:p>-0.4689026</text:p>
          </table:table-cell>
          <table:table-cell office:value-type="float" office:value="-0.2265015" calcext:value-type="float">
            <text:p>-0.2265015</text:p>
          </table:table-cell>
          <table:table-cell office:value-type="float" office:value="-0.2423706" calcext:value-type="float">
            <text:p>-0.2423706</text:p>
          </table:table-cell>
          <table:table-cell office:value-type="float" office:value="-0.05447388" calcext:value-type="float">
            <text:p>-0.05447388</text:p>
          </table:table-cell>
          <table:table-cell office:value-type="float" office:value="-0.05856323" calcext:value-type="float">
            <text:p>-0.05856323</text:p>
          </table:table-cell>
          <table:table-cell office:value-type="float" office:value="0.07623291" calcext:value-type="float">
            <text:p>0.07623291</text:p>
          </table:table-cell>
          <table:table-cell office:value-type="float" office:value="0.07098389" calcext:value-type="float">
            <text:p>0.07098389</text:p>
          </table:table-cell>
          <table:table-cell office:value-type="float" office:value="0.2075195" calcext:value-type="float">
            <text:p>0.2075195</text:p>
          </table:table-cell>
          <table:table-cell office:value-type="float" office:value="0.2012939" calcext:value-type="float">
            <text:p>0.20129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1" calcext:value-type="float">
            <text:p>9022001</text:p>
          </table:table-cell>
          <table:table-cell office:value-type="float" office:value="1.17576" calcext:value-type="float">
            <text:p>1.17576</text:p>
          </table:table-cell>
          <table:table-cell office:value-type="float" office:value="6.5525" calcext:value-type="float">
            <text:p>6.5525</text:p>
          </table:table-cell>
          <table:table-cell office:value-type="float" office:value="-7.565" calcext:value-type="float">
            <text:p>-7.565</text:p>
          </table:table-cell>
          <table:table-cell office:value-type="float" office:value="0.9296958" calcext:value-type="float">
            <text:p>0.9296958</text:p>
          </table:table-cell>
          <table:table-cell office:value-type="float" office:value="0.266324" calcext:value-type="float">
            <text:p>0.266324</text:p>
          </table:table-cell>
          <table:table-cell office:value-type="float" office:value="388.6632" calcext:value-type="float">
            <text:p>388.6632</text:p>
          </table:table-cell>
          <table:table-cell office:value-type="float" office:value="15.9" calcext:value-type="float">
            <text:p>15.9</text:p>
          </table:table-cell>
          <table:table-cell office:value-type="float" office:value="-0.04669189" calcext:value-type="float">
            <text:p>-0.04669189</text:p>
          </table:table-cell>
          <table:table-cell office:value-type="float" office:value="-1.032898" calcext:value-type="float">
            <text:p>-1.032898</text:p>
          </table:table-cell>
          <table:table-cell office:value-type="float" office:value="-0.1746826" calcext:value-type="float">
            <text:p>-0.1746826</text:p>
          </table:table-cell>
          <table:table-cell office:value-type="float" office:value="-0.4857483" calcext:value-type="float">
            <text:p>-0.4857483</text:p>
          </table:table-cell>
          <table:table-cell office:value-type="float" office:value="-0.1871643" calcext:value-type="float">
            <text:p>-0.1871643</text:p>
          </table:table-cell>
          <table:table-cell office:value-type="float" office:value="-0.2505798" calcext:value-type="float">
            <text:p>-0.2505798</text:p>
          </table:table-cell>
          <table:table-cell office:value-type="float" office:value="-0.05130005" calcext:value-type="float">
            <text:p>-0.05130005</text:p>
          </table:table-cell>
          <table:table-cell office:value-type="float" office:value="-0.0614624" calcext:value-type="float">
            <text:p>-0.0614624</text:p>
          </table:table-cell>
          <table:table-cell office:value-type="float" office:value="0.07092285" calcext:value-type="float">
            <text:p>0.07092285</text:p>
          </table:table-cell>
          <table:table-cell office:value-type="float" office:value="0.06530762" calcext:value-type="float">
            <text:p>0.06530762</text:p>
          </table:table-cell>
          <table:table-cell office:value-type="float" office:value="0.2012329" calcext:value-type="float">
            <text:p>0.2012329</text:p>
          </table:table-cell>
          <table:table-cell office:value-type="float" office:value="0.1925964" calcext:value-type="float">
            <text:p>0.19259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1" calcext:value-type="float">
            <text:p>10022001</text:p>
          </table:table-cell>
          <table:table-cell office:value-type="float" office:value="12.0349" calcext:value-type="float">
            <text:p>12.0349</text:p>
          </table:table-cell>
          <table:table-cell office:value-type="float" office:value="7.325" calcext:value-type="float">
            <text:p>7.325</text:p>
          </table:table-cell>
          <table:table-cell office:value-type="float" office:value="-15.235" calcext:value-type="float">
            <text:p>-15.235</text:p>
          </table:table-cell>
          <table:table-cell office:value-type="float" office:value="0.9766389" calcext:value-type="float">
            <text:p>0.9766389</text:p>
          </table:table-cell>
          <table:table-cell office:value-type="float" office:value="0.1275254" calcext:value-type="float">
            <text:p>0.1275254</text:p>
          </table:table-cell>
          <table:table-cell office:value-type="float" office:value="1007.208" calcext:value-type="float">
            <text:p>1007.208</text:p>
          </table:table-cell>
          <table:table-cell office:value-type="float" office:value="1.2" calcext:value-type="float">
            <text:p>1.2</text:p>
          </table:table-cell>
          <table:table-cell office:value-type="float" office:value="-0.04232788" calcext:value-type="float">
            <text:p>-0.04232788</text:p>
          </table:table-cell>
          <table:table-cell office:value-type="float" office:value="-0.4114685" calcext:value-type="float">
            <text:p>-0.4114685</text:p>
          </table:table-cell>
          <table:table-cell office:value-type="float" office:value="-0.156311" calcext:value-type="float">
            <text:p>-0.156311</text:p>
          </table:table-cell>
          <table:table-cell office:value-type="float" office:value="-0.2234497" calcext:value-type="float">
            <text:p>-0.2234497</text:p>
          </table:table-cell>
          <table:table-cell office:value-type="float" office:value="-0.1553345" calcext:value-type="float">
            <text:p>-0.1553345</text:p>
          </table:table-cell>
          <table:table-cell office:value-type="float" office:value="-0.1863708" calcext:value-type="float">
            <text:p>-0.1863708</text:p>
          </table:table-cell>
          <table:table-cell office:value-type="float" office:value="-0.03851318" calcext:value-type="float">
            <text:p>-0.03851318</text:p>
          </table:table-cell>
          <table:table-cell office:value-type="float" office:value="-0.05123901" calcext:value-type="float">
            <text:p>-0.05123901</text:p>
          </table:table-cell>
          <table:table-cell office:value-type="float" office:value="0.08361816" calcext:value-type="float">
            <text:p>0.08361816</text:p>
          </table:table-cell>
          <table:table-cell office:value-type="float" office:value="0.068573" calcext:value-type="float">
            <text:p>0.068573</text:p>
          </table:table-cell>
          <table:table-cell office:value-type="float" office:value="0.2043152" calcext:value-type="float">
            <text:p>0.2043152</text:p>
          </table:table-cell>
          <table:table-cell office:value-type="float" office:value="0.1932068" calcext:value-type="float">
            <text:p>0.19320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1" calcext:value-type="float">
            <text:p>11022001</text:p>
          </table:table-cell>
          <table:table-cell office:value-type="float" office:value="12.34496" calcext:value-type="float">
            <text:p>12.34496</text:p>
          </table:table-cell>
          <table:table-cell office:value-type="float" office:value="-13.81" calcext:value-type="float">
            <text:p>-13.81</text:p>
          </table:table-cell>
          <table:table-cell office:value-type="float" office:value="-20.555" calcext:value-type="float">
            <text:p>-20.555</text:p>
          </table:table-cell>
          <table:table-cell office:value-type="float" office:value="0.1217391" calcext:value-type="float">
            <text:p>0.1217391</text:p>
          </table:table-cell>
          <table:table-cell office:value-type="float" office:value="0.08491172" calcext:value-type="float">
            <text:p>0.08491172</text:p>
          </table:table-cell>
          <table:table-cell office:value-type="float" office:value="540.2844" calcext:value-type="float">
            <text:p>540.2844</text:p>
          </table:table-cell>
          <table:table-cell office:value-type="float" office:value="0" calcext:value-type="float">
            <text:p>0</text:p>
          </table:table-cell>
          <table:table-cell office:value-type="float" office:value="-0.3266602" calcext:value-type="float">
            <text:p>-0.3266602</text:p>
          </table:table-cell>
          <table:table-cell office:value-type="float" office:value="-0.4318542" calcext:value-type="float">
            <text:p>-0.4318542</text:p>
          </table:table-cell>
          <table:table-cell office:value-type="float" office:value="-0.2134705" calcext:value-type="float">
            <text:p>-0.2134705</text:p>
          </table:table-cell>
          <table:table-cell office:value-type="float" office:value="-0.2290344" calcext:value-type="float">
            <text:p>-0.2290344</text:p>
          </table:table-cell>
          <table:table-cell office:value-type="float" office:value="-0.1371155" calcext:value-type="float">
            <text:p>-0.1371155</text:p>
          </table:table-cell>
          <table:table-cell office:value-type="float" office:value="-0.1551514" calcext:value-type="float">
            <text:p>-0.1551514</text:p>
          </table:table-cell>
          <table:table-cell office:value-type="float" office:value="-0.02279663" calcext:value-type="float">
            <text:p>-0.02279663</text:p>
          </table:table-cell>
          <table:table-cell office:value-type="float" office:value="-0.0383606" calcext:value-type="float">
            <text:p>-0.0383606</text:p>
          </table:table-cell>
          <table:table-cell office:value-type="float" office:value="0.09332275" calcext:value-type="float">
            <text:p>0.09332275</text:p>
          </table:table-cell>
          <table:table-cell office:value-type="float" office:value="0.08370972" calcext:value-type="float">
            <text:p>0.08370972</text:p>
          </table:table-cell>
          <table:table-cell office:value-type="float" office:value="0.2110291" calcext:value-type="float">
            <text:p>0.2110291</text:p>
          </table:table-cell>
          <table:table-cell office:value-type="float" office:value="0.2043457" calcext:value-type="float">
            <text:p>0.20434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1" calcext:value-type="float">
            <text:p>12022001</text:p>
          </table:table-cell>
          <table:table-cell office:value-type="float" office:value="8.1306" calcext:value-type="float">
            <text:p>8.1306</text:p>
          </table:table-cell>
          <table:table-cell office:value-type="float" office:value="-10.005" calcext:value-type="float">
            <text:p>-10.005</text:p>
          </table:table-cell>
          <table:table-cell office:value-type="float" office:value="-23.835" calcext:value-type="float">
            <text:p>-23.835</text:p>
          </table:table-cell>
          <table:table-cell office:value-type="float" office:value="0.1677556" calcext:value-type="float">
            <text:p>0.1677556</text:p>
          </table:table-cell>
          <table:table-cell office:value-type="float" office:value="0.076542" calcext:value-type="float">
            <text:p>0.076542</text:p>
          </table:table-cell>
          <table:table-cell office:value-type="float" office:value="220.0248" calcext:value-type="float">
            <text:p>220.0248</text:p>
          </table:table-cell>
          <table:table-cell office:value-type="float" office:value="0" calcext:value-type="float">
            <text:p>0</text:p>
          </table:table-cell>
          <table:table-cell office:value-type="float" office:value="-0.4377747" calcext:value-type="float">
            <text:p>-0.4377747</text:p>
          </table:table-cell>
          <table:table-cell office:value-type="float" office:value="-1.05072" calcext:value-type="float">
            <text:p>-1.05072</text:p>
          </table:table-cell>
          <table:table-cell office:value-type="float" office:value="-0.230011" calcext:value-type="float">
            <text:p>-0.230011</text:p>
          </table:table-cell>
          <table:table-cell office:value-type="float" office:value="-0.3792725" calcext:value-type="float">
            <text:p>-0.3792725</text:p>
          </table:table-cell>
          <table:table-cell office:value-type="float" office:value="-0.1374817" calcext:value-type="float">
            <text:p>-0.1374817</text:p>
          </table:table-cell>
          <table:table-cell office:value-type="float" office:value="-0.1595764" calcext:value-type="float">
            <text:p>-0.1595764</text:p>
          </table:table-cell>
          <table:table-cell office:value-type="float" office:value="-0.0218811" calcext:value-type="float">
            <text:p>-0.0218811</text:p>
          </table:table-cell>
          <table:table-cell office:value-type="float" office:value="-0.02441406" calcext:value-type="float">
            <text:p>-0.02441406</text:p>
          </table:table-cell>
          <table:table-cell office:value-type="float" office:value="0.09429932" calcext:value-type="float">
            <text:p>0.09429932</text:p>
          </table:table-cell>
          <table:table-cell office:value-type="float" office:value="0.09225464" calcext:value-type="float">
            <text:p>0.09225464</text:p>
          </table:table-cell>
          <table:table-cell office:value-type="float" office:value="0.2121277" calcext:value-type="float">
            <text:p>0.2121277</text:p>
          </table:table-cell>
          <table:table-cell office:value-type="float" office:value="0.2105103" calcext:value-type="float">
            <text:p>0.21051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1" calcext:value-type="float">
            <text:p>13022001</text:p>
          </table:table-cell>
          <table:table-cell office:value-type="float" office:value="11.96172" calcext:value-type="float">
            <text:p>11.96172</text:p>
          </table:table-cell>
          <table:table-cell office:value-type="float" office:value="-2.1875" calcext:value-type="float">
            <text:p>-2.1875</text:p>
          </table:table-cell>
          <table:table-cell office:value-type="float" office:value="-15.205" calcext:value-type="float">
            <text:p>-15.205</text:p>
          </table:table-cell>
          <table:table-cell office:value-type="float" office:value="0.370862" calcext:value-type="float">
            <text:p>0.370862</text:p>
          </table:table-cell>
          <table:table-cell office:value-type="float" office:value="0.1510114" calcext:value-type="float">
            <text:p>0.1510114</text:p>
          </table:table-cell>
          <table:table-cell office:value-type="float" office:value="156.2562" calcext:value-type="float">
            <text:p>156.2562</text:p>
          </table:table-cell>
          <table:table-cell office:value-type="float" office:value="1.9" calcext:value-type="float">
            <text:p>1.9</text:p>
          </table:table-cell>
          <table:table-cell office:value-type="float" office:value="-1.056641" calcext:value-type="float">
            <text:p>-1.056641</text:p>
          </table:table-cell>
          <table:table-cell office:value-type="float" office:value="-1.309265" calcext:value-type="float">
            <text:p>-1.309265</text:p>
          </table:table-cell>
          <table:table-cell office:value-type="float" office:value="-0.3811646" calcext:value-type="float">
            <text:p>-0.3811646</text:p>
          </table:table-cell>
          <table:table-cell office:value-type="float" office:value="-0.4797363" calcext:value-type="float">
            <text:p>-0.4797363</text:p>
          </table:table-cell>
          <table:table-cell office:value-type="float" office:value="-0.1599731" calcext:value-type="float">
            <text:p>-0.1599731</text:p>
          </table:table-cell>
          <table:table-cell office:value-type="float" office:value="-0.1903381" calcext:value-type="float">
            <text:p>-0.1903381</text:p>
          </table:table-cell>
          <table:table-cell office:value-type="float" office:value="-0.02450562" calcext:value-type="float">
            <text:p>-0.02450562</text:p>
          </table:table-cell>
          <table:table-cell office:value-type="float" office:value="-0.03070068" calcext:value-type="float">
            <text:p>-0.03070068</text:p>
          </table:table-cell>
          <table:table-cell office:value-type="float" office:value="0.0921936" calcext:value-type="float">
            <text:p>0.0921936</text:p>
          </table:table-cell>
          <table:table-cell office:value-type="float" office:value="0.08557129" calcext:value-type="float">
            <text:p>0.08557129</text:p>
          </table:table-cell>
          <table:table-cell office:value-type="float" office:value="0.2104492" calcext:value-type="float">
            <text:p>0.2104492</text:p>
          </table:table-cell>
          <table:table-cell office:value-type="float" office:value="0.2041626" calcext:value-type="float">
            <text:p>0.20416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1" calcext:value-type="float">
            <text:p>14022001</text:p>
          </table:table-cell>
          <table:table-cell office:value-type="float" office:value="2.33316" calcext:value-type="float">
            <text:p>2.33316</text:p>
          </table:table-cell>
          <table:table-cell office:value-type="float" office:value="0.669" calcext:value-type="float">
            <text:p>0.669</text:p>
          </table:table-cell>
          <table:table-cell office:value-type="float" office:value="-5.401" calcext:value-type="float">
            <text:p>-5.401</text:p>
          </table:table-cell>
          <table:table-cell office:value-type="float" office:value="0.6319386" calcext:value-type="float">
            <text:p>0.6319386</text:p>
          </table:table-cell>
          <table:table-cell office:value-type="float" office:value="0.3457425" calcext:value-type="float">
            <text:p>0.3457425</text:p>
          </table:table-cell>
          <table:table-cell office:value-type="float" office:value="293.0148" calcext:value-type="float">
            <text:p>293.0148</text:p>
          </table:table-cell>
          <table:table-cell office:value-type="float" office:value="3" calcext:value-type="float">
            <text:p>3</text:p>
          </table:table-cell>
          <table:table-cell office:value-type="float" office:value="-0.564209" calcext:value-type="float">
            <text:p>-0.564209</text:p>
          </table:table-cell>
          <table:table-cell office:value-type="float" office:value="-1.151886" calcext:value-type="float">
            <text:p>-1.151886</text:p>
          </table:table-cell>
          <table:table-cell office:value-type="float" office:value="-0.3487244" calcext:value-type="float">
            <text:p>-0.3487244</text:p>
          </table:table-cell>
          <table:table-cell office:value-type="float" office:value="-0.4727173" calcext:value-type="float">
            <text:p>-0.4727173</text:p>
          </table:table-cell>
          <table:table-cell office:value-type="float" office:value="-0.1815491" calcext:value-type="float">
            <text:p>-0.1815491</text:p>
          </table:table-cell>
          <table:table-cell office:value-type="float" office:value="-0.1965637" calcext:value-type="float">
            <text:p>-0.1965637</text:p>
          </table:table-cell>
          <table:table-cell office:value-type="float" office:value="-0.03024292" calcext:value-type="float">
            <text:p>-0.03024292</text:p>
          </table:table-cell>
          <table:table-cell office:value-type="float" office:value="-0.03244019" calcext:value-type="float">
            <text:p>-0.03244019</text:p>
          </table:table-cell>
          <table:table-cell office:value-type="float" office:value="0.08554077" calcext:value-type="float">
            <text:p>0.08554077</text:p>
          </table:table-cell>
          <table:table-cell office:value-type="float" office:value="0.08291626" calcext:value-type="float">
            <text:p>0.08291626</text:p>
          </table:table-cell>
          <table:table-cell office:value-type="float" office:value="0.204071" calcext:value-type="float">
            <text:p>0.204071</text:p>
          </table:table-cell>
          <table:table-cell office:value-type="float" office:value="0.2003784" calcext:value-type="float">
            <text:p>0.20037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1" calcext:value-type="float">
            <text:p>15022001</text:p>
          </table:table-cell>
          <table:table-cell office:value-type="float" office:value="13.01938" calcext:value-type="float">
            <text:p>13.01938</text:p>
          </table:table-cell>
          <table:table-cell office:value-type="float" office:value="-1.6175" calcext:value-type="float">
            <text:p>-1.6175</text:p>
          </table:table-cell>
          <table:table-cell office:value-type="float" office:value="-15.84" calcext:value-type="float">
            <text:p>-15.84</text:p>
          </table:table-cell>
          <table:table-cell office:value-type="float" office:value="0.4645754" calcext:value-type="float">
            <text:p>0.4645754</text:p>
          </table:table-cell>
          <table:table-cell office:value-type="float" office:value="0.1673281" calcext:value-type="float">
            <text:p>0.1673281</text:p>
          </table:table-cell>
          <table:table-cell office:value-type="float" office:value="301.6998" calcext:value-type="float">
            <text:p>301.6998</text:p>
          </table:table-cell>
          <table:table-cell office:value-type="float" office:value="0" calcext:value-type="float">
            <text:p>0</text:p>
          </table:table-cell>
          <table:table-cell office:value-type="float" office:value="-0.4554443" calcext:value-type="float">
            <text:p>-0.4554443</text:p>
          </table:table-cell>
          <table:table-cell office:value-type="float" office:value="-0.5729675" calcext:value-type="float">
            <text:p>-0.5729675</text:p>
          </table:table-cell>
          <table:table-cell office:value-type="float" office:value="-0.2850647" calcext:value-type="float">
            <text:p>-0.2850647</text:p>
          </table:table-cell>
          <table:table-cell office:value-type="float" office:value="-0.3466797" calcext:value-type="float">
            <text:p>-0.3466797</text:p>
          </table:table-cell>
          <table:table-cell office:value-type="float" office:value="-0.1620789" calcext:value-type="float">
            <text:p>-0.1620789</text:p>
          </table:table-cell>
          <table:table-cell office:value-type="float" office:value="-0.1810913" calcext:value-type="float">
            <text:p>-0.1810913</text:p>
          </table:table-cell>
          <table:table-cell office:value-type="float" office:value="-0.02737427" calcext:value-type="float">
            <text:p>-0.02737427</text:p>
          </table:table-cell>
          <table:table-cell office:value-type="float" office:value="-0.0302124" calcext:value-type="float">
            <text:p>-0.0302124</text:p>
          </table:table-cell>
          <table:table-cell office:value-type="float" office:value="0.08520508" calcext:value-type="float">
            <text:p>0.08520508</text:p>
          </table:table-cell>
          <table:table-cell office:value-type="float" office:value="0.08364868" calcext:value-type="float">
            <text:p>0.08364868</text:p>
          </table:table-cell>
          <table:table-cell office:value-type="float" office:value="0.2011108" calcext:value-type="float">
            <text:p>0.2011108</text:p>
          </table:table-cell>
          <table:table-cell office:value-type="float" office:value="0.2005615" calcext:value-type="float">
            <text:p>0.20056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1" calcext:value-type="float">
            <text:p>16022001</text:p>
          </table:table-cell>
          <table:table-cell office:value-type="float" office:value="6.80472" calcext:value-type="float">
            <text:p>6.80472</text:p>
          </table:table-cell>
          <table:table-cell office:value-type="float" office:value="-5.259" calcext:value-type="float">
            <text:p>-5.259</text:p>
          </table:table-cell>
          <table:table-cell office:value-type="float" office:value="-16.71" calcext:value-type="float">
            <text:p>-16.71</text:p>
          </table:table-cell>
          <table:table-cell office:value-type="float" office:value="0.3984005" calcext:value-type="float">
            <text:p>0.3984005</text:p>
          </table:table-cell>
          <table:table-cell office:value-type="float" office:value="0.1516652" calcext:value-type="float">
            <text:p>0.1516652</text:p>
          </table:table-cell>
          <table:table-cell office:value-type="float" office:value="96.9426" calcext:value-type="float">
            <text:p>96.9426</text:p>
          </table:table-cell>
          <table:table-cell office:value-type="float" office:value="0" calcext:value-type="float">
            <text:p>0</text:p>
          </table:table-cell>
          <table:table-cell office:value-type="float" office:value="-0.5793762" calcext:value-type="float">
            <text:p>-0.5793762</text:p>
          </table:table-cell>
          <table:table-cell office:value-type="float" office:value="-0.9536438" calcext:value-type="float">
            <text:p>-0.9536438</text:p>
          </table:table-cell>
          <table:table-cell office:value-type="float" office:value="-0.2965088" calcext:value-type="float">
            <text:p>-0.2965088</text:p>
          </table:table-cell>
          <table:table-cell office:value-type="float" office:value="-0.3904114" calcext:value-type="float">
            <text:p>-0.3904114</text:p>
          </table:table-cell>
          <table:table-cell office:value-type="float" office:value="-0.1625366" calcext:value-type="float">
            <text:p>-0.1625366</text:p>
          </table:table-cell>
          <table:table-cell office:value-type="float" office:value="-0.1779785" calcext:value-type="float">
            <text:p>-0.1779785</text:p>
          </table:table-cell>
          <table:table-cell office:value-type="float" office:value="-0.02752686" calcext:value-type="float">
            <text:p>-0.02752686</text:p>
          </table:table-cell>
          <table:table-cell office:value-type="float" office:value="-0.03109741" calcext:value-type="float">
            <text:p>-0.03109741</text:p>
          </table:table-cell>
          <table:table-cell office:value-type="float" office:value="0.08511353" calcext:value-type="float">
            <text:p>0.08511353</text:p>
          </table:table-cell>
          <table:table-cell office:value-type="float" office:value="0.08123779" calcext:value-type="float">
            <text:p>0.08123779</text:p>
          </table:table-cell>
          <table:table-cell office:value-type="float" office:value="0.2007141" calcext:value-type="float">
            <text:p>0.2007141</text:p>
          </table:table-cell>
          <table:table-cell office:value-type="float" office:value="0.1967163" calcext:value-type="float">
            <text:p>0.19671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1" calcext:value-type="float">
            <text:p>17022001</text:p>
          </table:table-cell>
          <table:table-cell office:value-type="float" office:value="12.418" calcext:value-type="float">
            <text:p>12.418</text:p>
          </table:table-cell>
          <table:table-cell office:value-type="float" office:value="-3.868" calcext:value-type="float">
            <text:p>-3.868</text:p>
          </table:table-cell>
          <table:table-cell office:value-type="float" office:value="-20.59" calcext:value-type="float">
            <text:p>-20.59</text:p>
          </table:table-cell>
          <table:table-cell office:value-type="float" office:value="0.4187703" calcext:value-type="float">
            <text:p>0.4187703</text:p>
          </table:table-cell>
          <table:table-cell office:value-type="float" office:value="0.08011138" calcext:value-type="float">
            <text:p>0.08011138</text:p>
          </table:table-cell>
          <table:table-cell office:value-type="float" office:value="608.1102" calcext:value-type="float">
            <text:p>608.1102</text:p>
          </table:table-cell>
          <table:table-cell office:value-type="float" office:value="0" calcext:value-type="float">
            <text:p>0</text:p>
          </table:table-cell>
          <table:table-cell office:value-type="float" office:value="-0.9561768" calcext:value-type="float">
            <text:p>-0.9561768</text:p>
          </table:table-cell>
          <table:table-cell office:value-type="float" office:value="-1.081207" calcext:value-type="float">
            <text:p>-1.081207</text:p>
          </table:table-cell>
          <table:table-cell office:value-type="float" office:value="-0.3912354" calcext:value-type="float">
            <text:p>-0.3912354</text:p>
          </table:table-cell>
          <table:table-cell office:value-type="float" office:value="-0.4476624" calcext:value-type="float">
            <text:p>-0.4476624</text:p>
          </table:table-cell>
          <table:table-cell office:value-type="float" office:value="-0.1781311" calcext:value-type="float">
            <text:p>-0.1781311</text:p>
          </table:table-cell>
          <table:table-cell office:value-type="float" office:value="-0.1963501" calcext:value-type="float">
            <text:p>-0.1963501</text:p>
          </table:table-cell>
          <table:table-cell office:value-type="float" office:value="-0.03121948" calcext:value-type="float">
            <text:p>-0.03121948</text:p>
          </table:table-cell>
          <table:table-cell office:value-type="float" office:value="-0.03552246" calcext:value-type="float">
            <text:p>-0.03552246</text:p>
          </table:table-cell>
          <table:table-cell office:value-type="float" office:value="0.08123779" calcext:value-type="float">
            <text:p>0.08123779</text:p>
          </table:table-cell>
          <table:table-cell office:value-type="float" office:value="0.07620239" calcext:value-type="float">
            <text:p>0.07620239</text:p>
          </table:table-cell>
          <table:table-cell office:value-type="float" office:value="0.1966553" calcext:value-type="float">
            <text:p>0.1966553</text:p>
          </table:table-cell>
          <table:table-cell office:value-type="float" office:value="0.1914062" calcext:value-type="float">
            <text:p>0.19140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1" calcext:value-type="float">
            <text:p>18022001</text:p>
          </table:table-cell>
          <table:table-cell office:value-type="float" office:value="8.921255" calcext:value-type="float">
            <text:p>8.921255</text:p>
          </table:table-cell>
          <table:table-cell office:value-type="float" office:value="-5.145" calcext:value-type="float">
            <text:p>-5.145</text:p>
          </table:table-cell>
          <table:table-cell office:value-type="float" office:value="-20.62" calcext:value-type="float">
            <text:p>-20.62</text:p>
          </table:table-cell>
          <table:table-cell office:value-type="float" office:value="0.2589378" calcext:value-type="float">
            <text:p>0.2589378</text:p>
          </table:table-cell>
          <table:table-cell office:value-type="float" office:value="0.08460376" calcext:value-type="float">
            <text:p>0.08460376</text:p>
          </table:table-cell>
          <table:table-cell office:value-type="float" office:value="502.0074" calcext:value-type="float">
            <text:p>502.0074</text:p>
          </table:table-cell>
          <table:table-cell office:value-type="float" office:value="0" calcext:value-type="float">
            <text:p>0</text:p>
          </table:table-cell>
          <table:table-cell office:value-type="float" office:value="-1.086212" calcext:value-type="float">
            <text:p>-1.086212</text:p>
          </table:table-cell>
          <table:table-cell office:value-type="float" office:value="-1.434052" calcext:value-type="float">
            <text:p>-1.434052</text:p>
          </table:table-cell>
          <table:table-cell office:value-type="float" office:value="-0.4487" calcext:value-type="float">
            <text:p>-0.4487</text:p>
          </table:table-cell>
          <table:table-cell office:value-type="float" office:value="-0.5610962" calcext:value-type="float">
            <text:p>-0.5610962</text:p>
          </table:table-cell>
          <table:table-cell office:value-type="float" office:value="-0.1966553" calcext:value-type="float">
            <text:p>-0.1966553</text:p>
          </table:table-cell>
          <table:table-cell office:value-type="float" office:value="-0.2340088" calcext:value-type="float">
            <text:p>-0.2340088</text:p>
          </table:table-cell>
          <table:table-cell office:value-type="float" office:value="-0.0355835" calcext:value-type="float">
            <text:p>-0.0355835</text:p>
          </table:table-cell>
          <table:table-cell office:value-type="float" office:value="-0.04403687" calcext:value-type="float">
            <text:p>-0.04403687</text:p>
          </table:table-cell>
          <table:table-cell office:value-type="float" office:value="0.07614136" calcext:value-type="float">
            <text:p>0.07614136</text:p>
          </table:table-cell>
          <table:table-cell office:value-type="float" office:value="0.06744385" calcext:value-type="float">
            <text:p>0.06744385</text:p>
          </table:table-cell>
          <table:table-cell office:value-type="float" office:value="0.1913757" calcext:value-type="float">
            <text:p>0.1913757</text:p>
          </table:table-cell>
          <table:table-cell office:value-type="float" office:value="0.1829224" calcext:value-type="float">
            <text:p>0.18292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1" calcext:value-type="float">
            <text:p>19022001</text:p>
          </table:table-cell>
          <table:table-cell office:value-type="float" office:value="4.27284" calcext:value-type="float">
            <text:p>4.27284</text:p>
          </table:table-cell>
          <table:table-cell office:value-type="float" office:value="0.929" calcext:value-type="float">
            <text:p>0.929</text:p>
          </table:table-cell>
          <table:table-cell office:value-type="float" office:value="-9.415" calcext:value-type="float">
            <text:p>-9.415</text:p>
          </table:table-cell>
          <table:table-cell office:value-type="float" office:value="0.5082154" calcext:value-type="float">
            <text:p>0.5082154</text:p>
          </table:table-cell>
          <table:table-cell office:value-type="float" office:value="0.2174919" calcext:value-type="float">
            <text:p>0.2174919</text:p>
          </table:table-cell>
          <table:table-cell office:value-type="float" office:value="565.5241" calcext:value-type="float">
            <text:p>565.5241</text:p>
          </table:table-cell>
          <table:table-cell office:value-type="float" office:value="0" calcext:value-type="float">
            <text:p>0</text:p>
          </table:table-cell>
          <table:table-cell office:value-type="float" office:value="-0.9374695" calcext:value-type="float">
            <text:p>-0.9374695</text:p>
          </table:table-cell>
          <table:table-cell office:value-type="float" office:value="-1.265778" calcext:value-type="float">
            <text:p>-1.265778</text:p>
          </table:table-cell>
          <table:table-cell office:value-type="float" office:value="-0.482666" calcext:value-type="float">
            <text:p>-0.482666</text:p>
          </table:table-cell>
          <table:table-cell office:value-type="float" office:value="-0.5497742" calcext:value-type="float">
            <text:p>-0.5497742</text:p>
          </table:table-cell>
          <table:table-cell office:value-type="float" office:value="-0.2341614" calcext:value-type="float">
            <text:p>-0.2341614</text:p>
          </table:table-cell>
          <table:table-cell office:value-type="float" office:value="-0.24646" calcext:value-type="float">
            <text:p>-0.24646</text:p>
          </table:table-cell>
          <table:table-cell office:value-type="float" office:value="-0.0440979" calcext:value-type="float">
            <text:p>-0.0440979</text:p>
          </table:table-cell>
          <table:table-cell office:value-type="float" office:value="-0.04754639" calcext:value-type="float">
            <text:p>-0.04754639</text:p>
          </table:table-cell>
          <table:table-cell office:value-type="float" office:value="0.06735229" calcext:value-type="float">
            <text:p>0.06735229</text:p>
          </table:table-cell>
          <table:table-cell office:value-type="float" office:value="0.06240845" calcext:value-type="float">
            <text:p>0.06240845</text:p>
          </table:table-cell>
          <table:table-cell office:value-type="float" office:value="0.1828308" calcext:value-type="float">
            <text:p>0.1828308</text:p>
          </table:table-cell>
          <table:table-cell office:value-type="float" office:value="0.1768188" calcext:value-type="float">
            <text:p>0.17681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1" calcext:value-type="float">
            <text:p>20022001</text:p>
          </table:table-cell>
          <table:table-cell office:value-type="float" office:value="5.44032" calcext:value-type="float">
            <text:p>5.44032</text:p>
          </table:table-cell>
          <table:table-cell office:value-type="float" office:value="3.2235" calcext:value-type="float">
            <text:p>3.2235</text:p>
          </table:table-cell>
          <table:table-cell office:value-type="float" office:value="-3.177" calcext:value-type="float">
            <text:p>-3.177</text:p>
          </table:table-cell>
          <table:table-cell office:value-type="float" office:value="0.5769665" calcext:value-type="float">
            <text:p>0.5769665</text:p>
          </table:table-cell>
          <table:table-cell office:value-type="float" office:value="0.3893932" calcext:value-type="float">
            <text:p>0.3893932</text:p>
          </table:table-cell>
          <table:table-cell office:value-type="float" office:value="431.4636" calcext:value-type="float">
            <text:p>431.4636</text:p>
          </table:table-cell>
          <table:table-cell office:value-type="float" office:value="0" calcext:value-type="float">
            <text:p>0</text:p>
          </table:table-cell>
          <table:table-cell office:value-type="float" office:value="-0.4795532" calcext:value-type="float">
            <text:p>-0.4795532</text:p>
          </table:table-cell>
          <table:table-cell office:value-type="float" office:value="-0.9333496" calcext:value-type="float">
            <text:p>-0.9333496</text:p>
          </table:table-cell>
          <table:table-cell office:value-type="float" office:value="-0.3440857" calcext:value-type="float">
            <text:p>-0.3440857</text:p>
          </table:table-cell>
          <table:table-cell office:value-type="float" office:value="-0.4812622" calcext:value-type="float">
            <text:p>-0.4812622</text:p>
          </table:table-cell>
          <table:table-cell office:value-type="float" office:value="-0.2114868" calcext:value-type="float">
            <text:p>-0.2114868</text:p>
          </table:table-cell>
          <table:table-cell office:value-type="float" office:value="-0.2421265" calcext:value-type="float">
            <text:p>-0.2421265</text:p>
          </table:table-cell>
          <table:table-cell office:value-type="float" office:value="-0.04275513" calcext:value-type="float">
            <text:p>-0.04275513</text:p>
          </table:table-cell>
          <table:table-cell office:value-type="float" office:value="-0.04730225" calcext:value-type="float">
            <text:p>-0.04730225</text:p>
          </table:table-cell>
          <table:table-cell office:value-type="float" office:value="0.0640564" calcext:value-type="float">
            <text:p>0.0640564</text:p>
          </table:table-cell>
          <table:table-cell office:value-type="float" office:value="0.06225586" calcext:value-type="float">
            <text:p>0.06225586</text:p>
          </table:table-cell>
          <table:table-cell office:value-type="float" office:value="0.1767883" calcext:value-type="float">
            <text:p>0.1767883</text:p>
          </table:table-cell>
          <table:table-cell office:value-type="float" office:value="0.1756287" calcext:value-type="float">
            <text:p>0.17562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1" calcext:value-type="float">
            <text:p>21022001</text:p>
          </table:table-cell>
          <table:table-cell office:value-type="float" office:value="13.25564" calcext:value-type="float">
            <text:p>13.25564</text:p>
          </table:table-cell>
          <table:table-cell office:value-type="float" office:value="-3.939" calcext:value-type="float">
            <text:p>-3.939</text:p>
          </table:table-cell>
          <table:table-cell office:value-type="float" office:value="-20.59" calcext:value-type="float">
            <text:p>-20.59</text:p>
          </table:table-cell>
          <table:table-cell office:value-type="float" office:value="0.3640026" calcext:value-type="float">
            <text:p>0.3640026</text:p>
          </table:table-cell>
          <table:table-cell office:value-type="float" office:value="0.07152255" calcext:value-type="float">
            <text:p>0.07152255</text:p>
          </table:table-cell>
          <table:table-cell office:value-type="float" office:value="601.0704" calcext:value-type="float">
            <text:p>601.0704</text:p>
          </table:table-cell>
          <table:table-cell office:value-type="float" office:value="0" calcext:value-type="float">
            <text:p>0</text:p>
          </table:table-cell>
          <table:table-cell office:value-type="float" office:value="-0.4325256" calcext:value-type="float">
            <text:p>-0.4325256</text:p>
          </table:table-cell>
          <table:table-cell office:value-type="float" office:value="-0.7168579" calcext:value-type="float">
            <text:p>-0.7168579</text:p>
          </table:table-cell>
          <table:table-cell office:value-type="float" office:value="-0.3190613" calcext:value-type="float">
            <text:p>-0.3190613</text:p>
          </table:table-cell>
          <table:table-cell office:value-type="float" office:value="-0.3480835" calcext:value-type="float">
            <text:p>-0.3480835</text:p>
          </table:table-cell>
          <table:table-cell office:value-type="float" office:value="-0.1924744" calcext:value-type="float">
            <text:p>-0.1924744</text:p>
          </table:table-cell>
          <table:table-cell office:value-type="float" office:value="-0.2111511" calcext:value-type="float">
            <text:p>-0.2111511</text:p>
          </table:table-cell>
          <table:table-cell office:value-type="float" office:value="-0.03939819" calcext:value-type="float">
            <text:p>-0.03939819</text:p>
          </table:table-cell>
          <table:table-cell office:value-type="float" office:value="-0.04269409" calcext:value-type="float">
            <text:p>-0.04269409</text:p>
          </table:table-cell>
          <table:table-cell office:value-type="float" office:value="0.06613159" calcext:value-type="float">
            <text:p>0.06613159</text:p>
          </table:table-cell>
          <table:table-cell office:value-type="float" office:value="0.06408691" calcext:value-type="float">
            <text:p>0.06408691</text:p>
          </table:table-cell>
          <table:table-cell office:value-type="float" office:value="0.1773071" calcext:value-type="float">
            <text:p>0.1773071</text:p>
          </table:table-cell>
          <table:table-cell office:value-type="float" office:value="0.176239" calcext:value-type="float">
            <text:p>0.1762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1" calcext:value-type="float">
            <text:p>22022001</text:p>
          </table:table-cell>
          <table:table-cell office:value-type="float" office:value="12.04776" calcext:value-type="float">
            <text:p>12.04776</text:p>
          </table:table-cell>
          <table:table-cell office:value-type="float" office:value="-13.62" calcext:value-type="float">
            <text:p>-13.62</text:p>
          </table:table-cell>
          <table:table-cell office:value-type="float" office:value="-25.03" calcext:value-type="float">
            <text:p>-25.03</text:p>
          </table:table-cell>
          <table:table-cell office:value-type="float" office:value="0.1606929" calcext:value-type="float">
            <text:p>0.1606929</text:p>
          </table:table-cell>
          <table:table-cell office:value-type="float" office:value="0.06644295" calcext:value-type="float">
            <text:p>0.06644295</text:p>
          </table:table-cell>
          <table:table-cell office:value-type="float" office:value="279.0036" calcext:value-type="float">
            <text:p>279.0036</text:p>
          </table:table-cell>
          <table:table-cell office:value-type="float" office:value="0.2" calcext:value-type="float">
            <text:p>0.2</text:p>
          </table:table-cell>
          <table:table-cell office:value-type="float" office:value="-0.7233887" calcext:value-type="float">
            <text:p>-0.7233887</text:p>
          </table:table-cell>
          <table:table-cell office:value-type="float" office:value="-1.442108" calcext:value-type="float">
            <text:p>-1.442108</text:p>
          </table:table-cell>
          <table:table-cell office:value-type="float" office:value="-0.3493347" calcext:value-type="float">
            <text:p>-0.3493347</text:p>
          </table:table-cell>
          <table:table-cell office:value-type="float" office:value="-0.5604858" calcext:value-type="float">
            <text:p>-0.5604858</text:p>
          </table:table-cell>
          <table:table-cell office:value-type="float" office:value="-0.1931458" calcext:value-type="float">
            <text:p>-0.1931458</text:p>
          </table:table-cell>
          <table:table-cell office:value-type="float" office:value="-0.2357483" calcext:value-type="float">
            <text:p>-0.2357483</text:p>
          </table:table-cell>
          <table:table-cell office:value-type="float" office:value="-0.03973389" calcext:value-type="float">
            <text:p>-0.03973389</text:p>
          </table:table-cell>
          <table:table-cell office:value-type="float" office:value="-0.0491333" calcext:value-type="float">
            <text:p>-0.0491333</text:p>
          </table:table-cell>
          <table:table-cell office:value-type="float" office:value="0.06582642" calcext:value-type="float">
            <text:p>0.06582642</text:p>
          </table:table-cell>
          <table:table-cell office:value-type="float" office:value="0.05755615" calcext:value-type="float">
            <text:p>0.05755615</text:p>
          </table:table-cell>
          <table:table-cell office:value-type="float" office:value="0.177002" calcext:value-type="float">
            <text:p>0.177002</text:p>
          </table:table-cell>
          <table:table-cell office:value-type="float" office:value="0.1698914" calcext:value-type="float">
            <text:p>0.16989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1" calcext:value-type="float">
            <text:p>23022001</text:p>
          </table:table-cell>
          <table:table-cell office:value-type="float" office:value="9.5544" calcext:value-type="float">
            <text:p>9.5544</text:p>
          </table:table-cell>
          <table:table-cell office:value-type="float" office:value="-3.628" calcext:value-type="float">
            <text:p>-3.628</text:p>
          </table:table-cell>
          <table:table-cell office:value-type="float" office:value="-15.68" calcext:value-type="float">
            <text:p>-15.68</text:p>
          </table:table-cell>
          <table:table-cell office:value-type="float" office:value="0.3708744" calcext:value-type="float">
            <text:p>0.3708744</text:p>
          </table:table-cell>
          <table:table-cell office:value-type="float" office:value="0.1586572" calcext:value-type="float">
            <text:p>0.1586572</text:p>
          </table:table-cell>
          <table:table-cell office:value-type="float" office:value="421.9542" calcext:value-type="float">
            <text:p>421.9542</text:p>
          </table:table-cell>
          <table:table-cell office:value-type="float" office:value="0.6" calcext:value-type="float">
            <text:p>0.6</text:p>
          </table:table-cell>
          <table:table-cell office:value-type="float" office:value="-1.442352" calcext:value-type="float">
            <text:p>-1.442352</text:p>
          </table:table-cell>
          <table:table-cell office:value-type="float" office:value="-1.670776" calcext:value-type="float">
            <text:p>-1.670776</text:p>
          </table:table-cell>
          <table:table-cell office:value-type="float" office:value="-0.5623779" calcext:value-type="float">
            <text:p>-0.5623779</text:p>
          </table:table-cell>
          <table:table-cell office:value-type="float" office:value="-0.6657715" calcext:value-type="float">
            <text:p>-0.6657715</text:p>
          </table:table-cell>
          <table:table-cell office:value-type="float" office:value="-0.2363586" calcext:value-type="float">
            <text:p>-0.2363586</text:p>
          </table:table-cell>
          <table:table-cell office:value-type="float" office:value="-0.285675" calcext:value-type="float">
            <text:p>-0.285675</text:p>
          </table:table-cell>
          <table:table-cell office:value-type="float" office:value="-0.04916382" calcext:value-type="float">
            <text:p>-0.04916382</text:p>
          </table:table-cell>
          <table:table-cell office:value-type="float" office:value="-0.06088257" calcext:value-type="float">
            <text:p>-0.06088257</text:p>
          </table:table-cell>
          <table:table-cell office:value-type="float" office:value="0.05740356" calcext:value-type="float">
            <text:p>0.05740356</text:p>
          </table:table-cell>
          <table:table-cell office:value-type="float" office:value="0.04525757" calcext:value-type="float">
            <text:p>0.04525757</text:p>
          </table:table-cell>
          <table:table-cell office:value-type="float" office:value="0.1697693" calcext:value-type="float">
            <text:p>0.1697693</text:p>
          </table:table-cell>
          <table:table-cell office:value-type="float" office:value="0.1581726" calcext:value-type="float">
            <text:p>0.15817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1" calcext:value-type="float">
            <text:p>24022001</text:p>
          </table:table-cell>
          <table:table-cell office:value-type="float" office:value="14.20488" calcext:value-type="float">
            <text:p>14.20488</text:p>
          </table:table-cell>
          <table:table-cell office:value-type="float" office:value="-7.545" calcext:value-type="float">
            <text:p>-7.545</text:p>
          </table:table-cell>
          <table:table-cell office:value-type="float" office:value="-19.39" calcext:value-type="float">
            <text:p>-19.39</text:p>
          </table:table-cell>
          <table:table-cell office:value-type="float" office:value="0.1674532" calcext:value-type="float">
            <text:p>0.1674532</text:p>
          </table:table-cell>
          <table:table-cell office:value-type="float" office:value="0.1059085" calcext:value-type="float">
            <text:p>0.1059085</text:p>
          </table:table-cell>
          <table:table-cell office:value-type="float" office:value="230.2164" calcext:value-type="float">
            <text:p>230.2164</text:p>
          </table:table-cell>
          <table:table-cell office:value-type="float" office:value="2.9" calcext:value-type="float">
            <text:p>2.9</text:p>
          </table:table-cell>
          <table:table-cell office:value-type="float" office:value="-1.332275" calcext:value-type="float">
            <text:p>-1.332275</text:p>
          </table:table-cell>
          <table:table-cell office:value-type="float" office:value="-1.532593" calcext:value-type="float">
            <text:p>-1.532593</text:p>
          </table:table-cell>
          <table:table-cell office:value-type="float" office:value="-0.6286011" calcext:value-type="float">
            <text:p>-0.6286011</text:p>
          </table:table-cell>
          <table:table-cell office:value-type="float" office:value="-0.6646729" calcext:value-type="float">
            <text:p>-0.6646729</text:p>
          </table:table-cell>
          <table:table-cell office:value-type="float" office:value="-0.2860107" calcext:value-type="float">
            <text:p>-0.2860107</text:p>
          </table:table-cell>
          <table:table-cell office:value-type="float" office:value="-0.3086243" calcext:value-type="float">
            <text:p>-0.3086243</text:p>
          </table:table-cell>
          <table:table-cell office:value-type="float" office:value="-0.06097412" calcext:value-type="float">
            <text:p>-0.06097412</text:p>
          </table:table-cell>
          <table:table-cell office:value-type="float" office:value="-0.06790161" calcext:value-type="float">
            <text:p>-0.06790161</text:p>
          </table:table-cell>
          <table:table-cell office:value-type="float" office:value="0.04519653" calcext:value-type="float">
            <text:p>0.04519653</text:p>
          </table:table-cell>
          <table:table-cell office:value-type="float" office:value="0.03695679" calcext:value-type="float">
            <text:p>0.03695679</text:p>
          </table:table-cell>
          <table:table-cell office:value-type="float" office:value="0.1580811" calcext:value-type="float">
            <text:p>0.1580811</text:p>
          </table:table-cell>
          <table:table-cell office:value-type="float" office:value="0.1491699" calcext:value-type="float">
            <text:p>0.149169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1" calcext:value-type="float">
            <text:p>25022001</text:p>
          </table:table-cell>
          <table:table-cell office:value-type="float" office:value="1.782" calcext:value-type="float">
            <text:p>1.782</text:p>
          </table:table-cell>
          <table:table-cell office:value-type="float" office:value="6.002" calcext:value-type="float">
            <text:p>6.002</text:p>
          </table:table-cell>
          <table:table-cell office:value-type="float" office:value="-11.26" calcext:value-type="float">
            <text:p>-11.26</text:p>
          </table:table-cell>
          <table:table-cell office:value-type="float" office:value="0.842009" calcext:value-type="float">
            <text:p>0.842009</text:p>
          </table:table-cell>
          <table:table-cell office:value-type="float" office:value="0.1533504" calcext:value-type="float">
            <text:p>0.1533504</text:p>
          </table:table-cell>
          <table:table-cell office:value-type="float" office:value="499.8745" calcext:value-type="float">
            <text:p>499.8745</text:p>
          </table:table-cell>
          <table:table-cell office:value-type="float" office:value="9.9" calcext:value-type="float">
            <text:p>9.9</text:p>
          </table:table-cell>
          <table:table-cell office:value-type="float" office:value="-0.09957886" calcext:value-type="float">
            <text:p>-0.09957886</text:p>
          </table:table-cell>
          <table:table-cell office:value-type="float" office:value="-1.37851" calcext:value-type="float">
            <text:p>-1.37851</text:p>
          </table:table-cell>
          <table:table-cell office:value-type="float" office:value="-0.3192444" calcext:value-type="float">
            <text:p>-0.3192444</text:p>
          </table:table-cell>
          <table:table-cell office:value-type="float" office:value="-0.6401367" calcext:value-type="float">
            <text:p>-0.6401367</text:p>
          </table:table-cell>
          <table:table-cell office:value-type="float" office:value="-0.2628479" calcext:value-type="float">
            <text:p>-0.2628479</text:p>
          </table:table-cell>
          <table:table-cell office:value-type="float" office:value="-0.3183594" calcext:value-type="float">
            <text:p>-0.3183594</text:p>
          </table:table-cell>
          <table:table-cell office:value-type="float" office:value="-0.06344604" calcext:value-type="float">
            <text:p>-0.06344604</text:p>
          </table:table-cell>
          <table:table-cell office:value-type="float" office:value="-0.07162476" calcext:value-type="float">
            <text:p>-0.07162476</text:p>
          </table:table-cell>
          <table:table-cell office:value-type="float" office:value="0.03689575" calcext:value-type="float">
            <text:p>0.03689575</text:p>
          </table:table-cell>
          <table:table-cell office:value-type="float" office:value="0.0307312" calcext:value-type="float">
            <text:p>0.0307312</text:p>
          </table:table-cell>
          <table:table-cell office:value-type="float" office:value="0.1491089" calcext:value-type="float">
            <text:p>0.1491089</text:p>
          </table:table-cell>
          <table:table-cell office:value-type="float" office:value="0.1403809" calcext:value-type="float">
            <text:p>0.14038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1" calcext:value-type="float">
            <text:p>26022001</text:p>
          </table:table-cell>
          <table:table-cell office:value-type="float" office:value="14.59152" calcext:value-type="float">
            <text:p>14.59152</text:p>
          </table:table-cell>
          <table:table-cell office:value-type="float" office:value="3.7015" calcext:value-type="float">
            <text:p>3.7015</text:p>
          </table:table-cell>
          <table:table-cell office:value-type="float" office:value="-9.145" calcext:value-type="float">
            <text:p>-9.145</text:p>
          </table:table-cell>
          <table:table-cell office:value-type="float" office:value="0.5765655" calcext:value-type="float">
            <text:p>0.5765655</text:p>
          </table:table-cell>
          <table:table-cell office:value-type="float" office:value="0.2371054" calcext:value-type="float">
            <text:p>0.2371054</text:p>
          </table:table-cell>
          <table:table-cell office:value-type="float" office:value="682.4052" calcext:value-type="float">
            <text:p>682.4052</text:p>
          </table:table-cell>
          <table:table-cell office:value-type="float" office:value="0" calcext:value-type="float">
            <text:p>0</text:p>
          </table:table-cell>
          <table:table-cell office:value-type="float" office:value="-0.09832764" calcext:value-type="float">
            <text:p>-0.09832764</text:p>
          </table:table-cell>
          <table:table-cell office:value-type="float" office:value="-0.4715271" calcext:value-type="float">
            <text:p>-0.4715271</text:p>
          </table:table-cell>
          <table:table-cell office:value-type="float" office:value="-0.2540283" calcext:value-type="float">
            <text:p>-0.2540283</text:p>
          </table:table-cell>
          <table:table-cell office:value-type="float" office:value="-0.3141785" calcext:value-type="float">
            <text:p>-0.3141785</text:p>
          </table:table-cell>
          <table:table-cell office:value-type="float" office:value="-0.2002869" calcext:value-type="float">
            <text:p>-0.2002869</text:p>
          </table:table-cell>
          <table:table-cell office:value-type="float" office:value="-0.2613831" calcext:value-type="float">
            <text:p>-0.2613831</text:p>
          </table:table-cell>
          <table:table-cell office:value-type="float" office:value="-0.04663086" calcext:value-type="float">
            <text:p>-0.04663086</text:p>
          </table:table-cell>
          <table:table-cell office:value-type="float" office:value="-0.06307983" calcext:value-type="float">
            <text:p>-0.06307983</text:p>
          </table:table-cell>
          <table:table-cell office:value-type="float" office:value="0.04974365" calcext:value-type="float">
            <text:p>0.04974365</text:p>
          </table:table-cell>
          <table:table-cell office:value-type="float" office:value="0.03302002" calcext:value-type="float">
            <text:p>0.03302002</text:p>
          </table:table-cell>
          <table:table-cell office:value-type="float" office:value="0.1544495" calcext:value-type="float">
            <text:p>0.1544495</text:p>
          </table:table-cell>
          <table:table-cell office:value-type="float" office:value="0.1404724" calcext:value-type="float">
            <text:p>0.14047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1" calcext:value-type="float">
            <text:p>27022001</text:p>
          </table:table-cell>
          <table:table-cell office:value-type="float" office:value="14.81832" calcext:value-type="float">
            <text:p>14.81832</text:p>
          </table:table-cell>
          <table:table-cell office:value-type="float" office:value="-3.9255" calcext:value-type="float">
            <text:p>-3.9255</text:p>
          </table:table-cell>
          <table:table-cell office:value-type="float" office:value="-13.1" calcext:value-type="float">
            <text:p>-13.1</text:p>
          </table:table-cell>
          <table:table-cell office:value-type="float" office:value="0.3196285" calcext:value-type="float">
            <text:p>0.3196285</text:p>
          </table:table-cell>
          <table:table-cell office:value-type="float" office:value="0.1449916" calcext:value-type="float">
            <text:p>0.1449916</text:p>
          </table:table-cell>
          <table:table-cell office:value-type="float" office:value="351.4482" calcext:value-type="float">
            <text:p>351.4482</text:p>
          </table:table-cell>
          <table:table-cell office:value-type="float" office:value="0" calcext:value-type="float">
            <text:p>0</text:p>
          </table:table-cell>
          <table:table-cell office:value-type="float" office:value="-0.2409668" calcext:value-type="float">
            <text:p>-0.2409668</text:p>
          </table:table-cell>
          <table:table-cell office:value-type="float" office:value="-0.4279785" calcext:value-type="float">
            <text:p>-0.4279785</text:p>
          </table:table-cell>
          <table:table-cell office:value-type="float" office:value="-0.2181396" calcext:value-type="float">
            <text:p>-0.2181396</text:p>
          </table:table-cell>
          <table:table-cell office:value-type="float" office:value="-0.2860107" calcext:value-type="float">
            <text:p>-0.2860107</text:p>
          </table:table-cell>
          <table:table-cell office:value-type="float" office:value="-0.1573181" calcext:value-type="float">
            <text:p>-0.1573181</text:p>
          </table:table-cell>
          <table:table-cell office:value-type="float" office:value="-0.1999207" calcext:value-type="float">
            <text:p>-0.1999207</text:p>
          </table:table-cell>
          <table:table-cell office:value-type="float" office:value="-0.03311157" calcext:value-type="float">
            <text:p>-0.03311157</text:p>
          </table:table-cell>
          <table:table-cell office:value-type="float" office:value="-0.04641724" calcext:value-type="float">
            <text:p>-0.04641724</text:p>
          </table:table-cell>
          <table:table-cell office:value-type="float" office:value="0.06018066" calcext:value-type="float">
            <text:p>0.06018066</text:p>
          </table:table-cell>
          <table:table-cell office:value-type="float" office:value="0.04983521" calcext:value-type="float">
            <text:p>0.04983521</text:p>
          </table:table-cell>
          <table:table-cell office:value-type="float" office:value="0.1627808" calcext:value-type="float">
            <text:p>0.1627808</text:p>
          </table:table-cell>
          <table:table-cell office:value-type="float" office:value="0.154541" calcext:value-type="float">
            <text:p>0.1545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1" calcext:value-type="float">
            <text:p>28022001</text:p>
          </table:table-cell>
          <table:table-cell office:value-type="float" office:value="15.46857" calcext:value-type="float">
            <text:p>15.46857</text:p>
          </table:table-cell>
          <table:table-cell office:value-type="float" office:value="-9.41" calcext:value-type="float">
            <text:p>-9.41</text:p>
          </table:table-cell>
          <table:table-cell office:value-type="float" office:value="-20.16" calcext:value-type="float">
            <text:p>-20.16</text:p>
          </table:table-cell>
          <table:table-cell office:value-type="float" office:value="0.1845133" calcext:value-type="float">
            <text:p>0.1845133</text:p>
          </table:table-cell>
          <table:table-cell office:value-type="float" office:value="0.1128373" calcext:value-type="float">
            <text:p>0.1128373</text:p>
          </table:table-cell>
          <table:table-cell office:value-type="float" office:value="304.8084" calcext:value-type="float">
            <text:p>304.8084</text:p>
          </table:table-cell>
          <table:table-cell office:value-type="float" office:value="0" calcext:value-type="float">
            <text:p>0</text:p>
          </table:table-cell>
          <table:table-cell office:value-type="float" office:value="-0.192749" calcext:value-type="float">
            <text:p>-0.192749</text:p>
          </table:table-cell>
          <table:table-cell office:value-type="float" office:value="-0.3096313" calcext:value-type="float">
            <text:p>-0.3096313</text:p>
          </table:table-cell>
          <table:table-cell office:value-type="float" office:value="-0.1788635" calcext:value-type="float">
            <text:p>-0.1788635</text:p>
          </table:table-cell>
          <table:table-cell office:value-type="float" office:value="-0.2175903" calcext:value-type="float">
            <text:p>-0.2175903</text:p>
          </table:table-cell>
          <table:table-cell office:value-type="float" office:value="-0.1285706" calcext:value-type="float">
            <text:p>-0.1285706</text:p>
          </table:table-cell>
          <table:table-cell office:value-type="float" office:value="-0.1569519" calcext:value-type="float">
            <text:p>-0.1569519</text:p>
          </table:table-cell>
          <table:table-cell office:value-type="float" office:value="-0.02633667" calcext:value-type="float">
            <text:p>-0.02633667</text:p>
          </table:table-cell>
          <table:table-cell office:value-type="float" office:value="-0.03305054" calcext:value-type="float">
            <text:p>-0.03305054</text:p>
          </table:table-cell>
          <table:table-cell office:value-type="float" office:value="0.06619263" calcext:value-type="float">
            <text:p>0.06619263</text:p>
          </table:table-cell>
          <table:table-cell office:value-type="float" office:value="0.06030273" calcext:value-type="float">
            <text:p>0.06030273</text:p>
          </table:table-cell>
          <table:table-cell office:value-type="float" office:value="0.1680298" calcext:value-type="float">
            <text:p>0.1680298</text:p>
          </table:table-cell>
          <table:table-cell office:value-type="float" office:value="0.1628418" calcext:value-type="float">
            <text:p>0.16284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1" calcext:value-type="float">
            <text:p>1032001</text:p>
          </table:table-cell>
          <table:table-cell office:value-type="float" office:value="14.52204" calcext:value-type="float">
            <text:p>14.52204</text:p>
          </table:table-cell>
          <table:table-cell office:value-type="float" office:value="-7.875" calcext:value-type="float">
            <text:p>-7.875</text:p>
          </table:table-cell>
          <table:table-cell office:value-type="float" office:value="-22.54" calcext:value-type="float">
            <text:p>-22.54</text:p>
          </table:table-cell>
          <table:table-cell office:value-type="float" office:value="0.1642914" calcext:value-type="float">
            <text:p>0.1642914</text:p>
          </table:table-cell>
          <table:table-cell office:value-type="float" office:value="0.08778095" calcext:value-type="float">
            <text:p>0.08778095</text:p>
          </table:table-cell>
          <table:table-cell office:value-type="float" office:value="138.177" calcext:value-type="float">
            <text:p>138.177</text:p>
          </table:table-cell>
          <table:table-cell office:value-type="float" office:value="0" calcext:value-type="float">
            <text:p>0</text:p>
          </table:table-cell>
          <table:table-cell office:value-type="float" office:value="-0.3141479" calcext:value-type="float">
            <text:p>-0.3141479</text:p>
          </table:table-cell>
          <table:table-cell office:value-type="float" office:value="-0.6911926" calcext:value-type="float">
            <text:p>-0.6911926</text:p>
          </table:table-cell>
          <table:table-cell office:value-type="float" office:value="-0.1962585" calcext:value-type="float">
            <text:p>-0.1962585</text:p>
          </table:table-cell>
          <table:table-cell office:value-type="float" office:value="-0.2736206" calcext:value-type="float">
            <text:p>-0.2736206</text:p>
          </table:table-cell>
          <table:table-cell office:value-type="float" office:value="-0.1278076" calcext:value-type="float">
            <text:p>-0.1278076</text:p>
          </table:table-cell>
          <table:table-cell office:value-type="float" office:value="-0.1301575" calcext:value-type="float">
            <text:p>-0.1301575</text:p>
          </table:table-cell>
          <table:table-cell office:value-type="float" office:value="-0.02590942" calcext:value-type="float">
            <text:p>-0.02590942</text:p>
          </table:table-cell>
          <table:table-cell office:value-type="float" office:value="-0.02664185" calcext:value-type="float">
            <text:p>-0.02664185</text:p>
          </table:table-cell>
          <table:table-cell office:value-type="float" office:value="0.06655884" calcext:value-type="float">
            <text:p>0.06655884</text:p>
          </table:table-cell>
          <table:table-cell office:value-type="float" office:value="0.06604004" calcext:value-type="float">
            <text:p>0.06604004</text:p>
          </table:table-cell>
          <table:table-cell office:value-type="float" office:value="0.1684875" calcext:value-type="float">
            <text:p>0.1684875</text:p>
          </table:table-cell>
          <table:table-cell office:value-type="float" office:value="0.1679993" calcext:value-type="float">
            <text:p>0.16799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1" calcext:value-type="float">
            <text:p>2032001</text:p>
          </table:table-cell>
          <table:table-cell office:value-type="float" office:value="12.30372" calcext:value-type="float">
            <text:p>12.30372</text:p>
          </table:table-cell>
          <table:table-cell office:value-type="float" office:value="-7.52" calcext:value-type="float">
            <text:p>-7.52</text:p>
          </table:table-cell>
          <table:table-cell office:value-type="float" office:value="-19.875" calcext:value-type="float">
            <text:p>-19.875</text:p>
          </table:table-cell>
          <table:table-cell office:value-type="float" office:value="0.2050106" calcext:value-type="float">
            <text:p>0.2050106</text:p>
          </table:table-cell>
          <table:table-cell office:value-type="float" office:value="0.1104584" calcext:value-type="float">
            <text:p>0.1104584</text:p>
          </table:table-cell>
          <table:table-cell office:value-type="float" office:value="236.7072" calcext:value-type="float">
            <text:p>236.7072</text:p>
          </table:table-cell>
          <table:table-cell office:value-type="float" office:value="0" calcext:value-type="float">
            <text:p>0</text:p>
          </table:table-cell>
          <table:table-cell office:value-type="float" office:value="-0.6969299" calcext:value-type="float">
            <text:p>-0.6969299</text:p>
          </table:table-cell>
          <table:table-cell office:value-type="float" office:value="-1.099457" calcext:value-type="float">
            <text:p>-1.099457</text:p>
          </table:table-cell>
          <table:table-cell office:value-type="float" office:value="-0.2747803" calcext:value-type="float">
            <text:p>-0.2747803</text:p>
          </table:table-cell>
          <table:table-cell office:value-type="float" office:value="-0.4034119" calcext:value-type="float">
            <text:p>-0.4034119</text:p>
          </table:table-cell>
          <table:table-cell office:value-type="float" office:value="-0.1304016" calcext:value-type="float">
            <text:p>-0.1304016</text:p>
          </table:table-cell>
          <table:table-cell office:value-type="float" office:value="-0.1548767" calcext:value-type="float">
            <text:p>-0.1548767</text:p>
          </table:table-cell>
          <table:table-cell office:value-type="float" office:value="-0.02664185" calcext:value-type="float">
            <text:p>-0.02664185</text:p>
          </table:table-cell>
          <table:table-cell office:value-type="float" office:value="-0.03213501" calcext:value-type="float">
            <text:p>-0.03213501</text:p>
          </table:table-cell>
          <table:table-cell office:value-type="float" office:value="0.06604004" calcext:value-type="float">
            <text:p>0.06604004</text:p>
          </table:table-cell>
          <table:table-cell office:value-type="float" office:value="0.06103516" calcext:value-type="float">
            <text:p>0.06103516</text:p>
          </table:table-cell>
          <table:table-cell office:value-type="float" office:value="0.1679993" calcext:value-type="float">
            <text:p>0.1679993</text:p>
          </table:table-cell>
          <table:table-cell office:value-type="float" office:value="0.1636658" calcext:value-type="float">
            <text:p>0.163665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1" calcext:value-type="float">
            <text:p>3032001</text:p>
          </table:table-cell>
          <table:table-cell office:value-type="float" office:value="16.2342" calcext:value-type="float">
            <text:p>16.2342</text:p>
          </table:table-cell>
          <table:table-cell office:value-type="float" office:value="-3.777" calcext:value-type="float">
            <text:p>-3.777</text:p>
          </table:table-cell>
          <table:table-cell office:value-type="float" office:value="-13.96" calcext:value-type="float">
            <text:p>-13.96</text:p>
          </table:table-cell>
          <table:table-cell office:value-type="float" office:value="0.1961537" calcext:value-type="float">
            <text:p>0.1961537</text:p>
          </table:table-cell>
          <table:table-cell office:value-type="float" office:value="0.1390305" calcext:value-type="float">
            <text:p>0.1390305</text:p>
          </table:table-cell>
          <table:table-cell office:value-type="float" office:value="178.9308" calcext:value-type="float">
            <text:p>178.9308</text:p>
          </table:table-cell>
          <table:table-cell office:value-type="float" office:value="0" calcext:value-type="float">
            <text:p>0</text:p>
          </table:table-cell>
          <table:table-cell office:value-type="float" office:value="-1.101837" calcext:value-type="float">
            <text:p>-1.101837</text:p>
          </table:table-cell>
          <table:table-cell office:value-type="float" office:value="-1.270111" calcext:value-type="float">
            <text:p>-1.270111</text:p>
          </table:table-cell>
          <table:table-cell office:value-type="float" office:value="-0.4043274" calcext:value-type="float">
            <text:p>-0.4043274</text:p>
          </table:table-cell>
          <table:table-cell office:value-type="float" office:value="-0.4707947" calcext:value-type="float">
            <text:p>-0.4707947</text:p>
          </table:table-cell>
          <table:table-cell office:value-type="float" office:value="-0.1552124" calcext:value-type="float">
            <text:p>-0.1552124</text:p>
          </table:table-cell>
          <table:table-cell office:value-type="float" office:value="-0.1791077" calcext:value-type="float">
            <text:p>-0.1791077</text:p>
          </table:table-cell>
          <table:table-cell office:value-type="float" office:value="-0.03210449" calcext:value-type="float">
            <text:p>-0.03210449</text:p>
          </table:table-cell>
          <table:table-cell office:value-type="float" office:value="-0.03790283" calcext:value-type="float">
            <text:p>-0.03790283</text:p>
          </table:table-cell>
          <table:table-cell office:value-type="float" office:value="0.06097412" calcext:value-type="float">
            <text:p>0.06097412</text:p>
          </table:table-cell>
          <table:table-cell office:value-type="float" office:value="0.05493164" calcext:value-type="float">
            <text:p>0.05493164</text:p>
          </table:table-cell>
          <table:table-cell office:value-type="float" office:value="0.1636047" calcext:value-type="float">
            <text:p>0.1636047</text:p>
          </table:table-cell>
          <table:table-cell office:value-type="float" office:value="0.1576233" calcext:value-type="float">
            <text:p>0.15762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1" calcext:value-type="float">
            <text:p>4032001</text:p>
          </table:table-cell>
          <table:table-cell office:value-type="float" office:value="16.30152" calcext:value-type="float">
            <text:p>16.30152</text:p>
          </table:table-cell>
          <table:table-cell office:value-type="float" office:value="-4.438" calcext:value-type="float">
            <text:p>-4.438</text:p>
          </table:table-cell>
          <table:table-cell office:value-type="float" office:value="-16.36" calcext:value-type="float">
            <text:p>-16.36</text:p>
          </table:table-cell>
          <table:table-cell office:value-type="float" office:value="0.1942659" calcext:value-type="float">
            <text:p>0.1942659</text:p>
          </table:table-cell>
          <table:table-cell office:value-type="float" office:value="0.1082221" calcext:value-type="float">
            <text:p>0.1082221</text:p>
          </table:table-cell>
          <table:table-cell office:value-type="float" office:value="413.8669" calcext:value-type="float">
            <text:p>413.8669</text:p>
          </table:table-cell>
          <table:table-cell office:value-type="float" office:value="0" calcext:value-type="float">
            <text:p>0</text:p>
          </table:table-cell>
          <table:table-cell office:value-type="float" office:value="-1.142761" calcext:value-type="float">
            <text:p>-1.142761</text:p>
          </table:table-cell>
          <table:table-cell office:value-type="float" office:value="-1.363159" calcext:value-type="float">
            <text:p>-1.363159</text:p>
          </table:table-cell>
          <table:table-cell office:value-type="float" office:value="-0.4647827" calcext:value-type="float">
            <text:p>-0.4647827</text:p>
          </table:table-cell>
          <table:table-cell office:value-type="float" office:value="-0.5224304" calcext:value-type="float">
            <text:p>-0.5224304</text:p>
          </table:table-cell>
          <table:table-cell office:value-type="float" office:value="-0.1793213" calcext:value-type="float">
            <text:p>-0.1793213</text:p>
          </table:table-cell>
          <table:table-cell office:value-type="float" office:value="-0.2027588" calcext:value-type="float">
            <text:p>-0.2027588</text:p>
          </table:table-cell>
          <table:table-cell office:value-type="float" office:value="-0.03793335" calcext:value-type="float">
            <text:p>-0.03793335</text:p>
          </table:table-cell>
          <table:table-cell office:value-type="float" office:value="-0.04373169" calcext:value-type="float">
            <text:p>-0.04373169</text:p>
          </table:table-cell>
          <table:table-cell office:value-type="float" office:value="0.05487061" calcext:value-type="float">
            <text:p>0.05487061</text:p>
          </table:table-cell>
          <table:table-cell office:value-type="float" office:value="0.0484314" calcext:value-type="float">
            <text:p>0.0484314</text:p>
          </table:table-cell>
          <table:table-cell office:value-type="float" office:value="0.1575317" calcext:value-type="float">
            <text:p>0.1575317</text:p>
          </table:table-cell>
          <table:table-cell office:value-type="float" office:value="0.1509705" calcext:value-type="float">
            <text:p>0.15097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1" calcext:value-type="float">
            <text:p>5032001</text:p>
          </table:table-cell>
          <table:table-cell office:value-type="float" office:value="5.961595" calcext:value-type="float">
            <text:p>5.961595</text:p>
          </table:table-cell>
          <table:table-cell office:value-type="float" office:value="-3.5485" calcext:value-type="float">
            <text:p>-3.5485</text:p>
          </table:table-cell>
          <table:table-cell office:value-type="float" office:value="-7.555" calcext:value-type="float">
            <text:p>-7.555</text:p>
          </table:table-cell>
          <table:table-cell office:value-type="float" office:value="0.462691" calcext:value-type="float">
            <text:p>0.462691</text:p>
          </table:table-cell>
          <table:table-cell office:value-type="float" office:value="0.1583799" calcext:value-type="float">
            <text:p>0.1583799</text:p>
          </table:table-cell>
          <table:table-cell office:value-type="float" office:value="431.2026" calcext:value-type="float">
            <text:p>431.2026</text:p>
          </table:table-cell>
          <table:table-cell office:value-type="float" office:value="0" calcext:value-type="float">
            <text:p>0</text:p>
          </table:table-cell>
          <table:table-cell office:value-type="float" office:value="-1.090454" calcext:value-type="float">
            <text:p>-1.090454</text:p>
          </table:table-cell>
          <table:table-cell office:value-type="float" office:value="-1.195709" calcext:value-type="float">
            <text:p>-1.195709</text:p>
          </table:table-cell>
          <table:table-cell office:value-type="float" office:value="-0.4865417" calcext:value-type="float">
            <text:p>-0.4865417</text:p>
          </table:table-cell>
          <table:table-cell office:value-type="float" office:value="-0.5035706" calcext:value-type="float">
            <text:p>-0.5035706</text:p>
          </table:table-cell>
          <table:table-cell office:value-type="float" office:value="-0.2028809" calcext:value-type="float">
            <text:p>-0.2028809</text:p>
          </table:table-cell>
          <table:table-cell office:value-type="float" office:value="-0.2169495" calcext:value-type="float">
            <text:p>-0.2169495</text:p>
          </table:table-cell>
          <table:table-cell office:value-type="float" office:value="-0.04379272" calcext:value-type="float">
            <text:p>-0.04379272</text:p>
          </table:table-cell>
          <table:table-cell office:value-type="float" office:value="-0.0480957" calcext:value-type="float">
            <text:p>-0.0480957</text:p>
          </table:table-cell>
          <table:table-cell office:value-type="float" office:value="0.04837036" calcext:value-type="float">
            <text:p>0.04837036</text:p>
          </table:table-cell>
          <table:table-cell office:value-type="float" office:value="0.04324341" calcext:value-type="float">
            <text:p>0.04324341</text:p>
          </table:table-cell>
          <table:table-cell office:value-type="float" office:value="0.1509399" calcext:value-type="float">
            <text:p>0.1509399</text:p>
          </table:table-cell>
          <table:table-cell office:value-type="float" office:value="0.1453857" calcext:value-type="float">
            <text:p>0.14538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1" calcext:value-type="float">
            <text:p>6032001</text:p>
          </table:table-cell>
          <table:table-cell office:value-type="float" office:value="11.70367" calcext:value-type="float">
            <text:p>11.70367</text:p>
          </table:table-cell>
          <table:table-cell office:value-type="float" office:value="2.749" calcext:value-type="float">
            <text:p>2.749</text:p>
          </table:table-cell>
          <table:table-cell office:value-type="float" office:value="-10.445" calcext:value-type="float">
            <text:p>-10.445</text:p>
          </table:table-cell>
          <table:table-cell office:value-type="float" office:value="0.4724041" calcext:value-type="float">
            <text:p>0.4724041</text:p>
          </table:table-cell>
          <table:table-cell office:value-type="float" office:value="0.2653256" calcext:value-type="float">
            <text:p>0.2653256</text:p>
          </table:table-cell>
          <table:table-cell office:value-type="float" office:value="295.6194" calcext:value-type="float">
            <text:p>295.6194</text:p>
          </table:table-cell>
          <table:table-cell office:value-type="float" office:value="1.2" calcext:value-type="float">
            <text:p>1.2</text:p>
          </table:table-cell>
          <table:table-cell office:value-type="float" office:value="-0.3517151" calcext:value-type="float">
            <text:p>-0.3517151</text:p>
          </table:table-cell>
          <table:table-cell office:value-type="float" office:value="-1.089539" calcext:value-type="float">
            <text:p>-1.089539</text:p>
          </table:table-cell>
          <table:table-cell office:value-type="float" office:value="-0.2969055" calcext:value-type="float">
            <text:p>-0.2969055</text:p>
          </table:table-cell>
          <table:table-cell office:value-type="float" office:value="-0.4862671" calcext:value-type="float">
            <text:p>-0.4862671</text:p>
          </table:table-cell>
          <table:table-cell office:value-type="float" office:value="-0.1835938" calcext:value-type="float">
            <text:p>-0.1835938</text:p>
          </table:table-cell>
          <table:table-cell office:value-type="float" office:value="-0.2175293" calcext:value-type="float">
            <text:p>-0.2175293</text:p>
          </table:table-cell>
          <table:table-cell office:value-type="float" office:value="-0.04269409" calcext:value-type="float">
            <text:p>-0.04269409</text:p>
          </table:table-cell>
          <table:table-cell office:value-type="float" office:value="-0.0486145" calcext:value-type="float">
            <text:p>-0.0486145</text:p>
          </table:table-cell>
          <table:table-cell office:value-type="float" office:value="0.04547119" calcext:value-type="float">
            <text:p>0.04547119</text:p>
          </table:table-cell>
          <table:table-cell office:value-type="float" office:value="0.04199219" calcext:value-type="float">
            <text:p>0.04199219</text:p>
          </table:table-cell>
          <table:table-cell office:value-type="float" office:value="0.1453247" calcext:value-type="float">
            <text:p>0.1453247</text:p>
          </table:table-cell>
          <table:table-cell office:value-type="float" office:value="0.1431885" calcext:value-type="float">
            <text:p>0.14318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1" calcext:value-type="float">
            <text:p>7032001</text:p>
          </table:table-cell>
          <table:table-cell office:value-type="float" office:value="17.69323" calcext:value-type="float">
            <text:p>17.69323</text:p>
          </table:table-cell>
          <table:table-cell office:value-type="float" office:value="1.2125" calcext:value-type="float">
            <text:p>1.2125</text:p>
          </table:table-cell>
          <table:table-cell office:value-type="float" office:value="-11.255" calcext:value-type="float">
            <text:p>-11.255</text:p>
          </table:table-cell>
          <table:table-cell office:value-type="float" office:value="0.4004959" calcext:value-type="float">
            <text:p>0.4004959</text:p>
          </table:table-cell>
          <table:table-cell office:value-type="float" office:value="0.2472636" calcext:value-type="float">
            <text:p>0.2472636</text:p>
          </table:table-cell>
          <table:table-cell office:value-type="float" office:value="165.8034" calcext:value-type="float">
            <text:p>165.8034</text:p>
          </table:table-cell>
          <table:table-cell office:value-type="float" office:value="0" calcext:value-type="float">
            <text:p>0</text:p>
          </table:table-cell>
          <table:table-cell office:value-type="float" office:value="-0.1885986" calcext:value-type="float">
            <text:p>-0.1885986</text:p>
          </table:table-cell>
          <table:table-cell office:value-type="float" office:value="-0.3648987" calcext:value-type="float">
            <text:p>-0.3648987</text:p>
          </table:table-cell>
          <table:table-cell office:value-type="float" office:value="-0.2029114" calcext:value-type="float">
            <text:p>-0.2029114</text:p>
          </table:table-cell>
          <table:table-cell office:value-type="float" office:value="-0.2956238" calcext:value-type="float">
            <text:p>-0.2956238</text:p>
          </table:table-cell>
          <table:table-cell office:value-type="float" office:value="-0.1453857" calcext:value-type="float">
            <text:p>-0.1453857</text:p>
          </table:table-cell>
          <table:table-cell office:value-type="float" office:value="-0.183197" calcext:value-type="float">
            <text:p>-0.183197</text:p>
          </table:table-cell>
          <table:table-cell office:value-type="float" office:value="-0.03497314" calcext:value-type="float">
            <text:p>-0.03497314</text:p>
          </table:table-cell>
          <table:table-cell office:value-type="float" office:value="-0.04248047" calcext:value-type="float">
            <text:p>-0.04248047</text:p>
          </table:table-cell>
          <table:table-cell office:value-type="float" office:value="0.05111694" calcext:value-type="float">
            <text:p>0.05111694</text:p>
          </table:table-cell>
          <table:table-cell office:value-type="float" office:value="0.04553223" calcext:value-type="float">
            <text:p>0.04553223</text:p>
          </table:table-cell>
          <table:table-cell office:value-type="float" office:value="0.1485901" calcext:value-type="float">
            <text:p>0.1485901</text:p>
          </table:table-cell>
          <table:table-cell office:value-type="float" office:value="0.1447754" calcext:value-type="float">
            <text:p>0.14477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1" calcext:value-type="float">
            <text:p>8032001</text:p>
          </table:table-cell>
          <table:table-cell office:value-type="float" office:value="11.17832" calcext:value-type="float">
            <text:p>11.17832</text:p>
          </table:table-cell>
          <table:table-cell office:value-type="float" office:value="1.4385" calcext:value-type="float">
            <text:p>1.4385</text:p>
          </table:table-cell>
          <table:table-cell office:value-type="float" office:value="-9.425" calcext:value-type="float">
            <text:p>-9.425</text:p>
          </table:table-cell>
          <table:table-cell office:value-type="float" office:value="0.5276233" calcext:value-type="float">
            <text:p>0.5276233</text:p>
          </table:table-cell>
          <table:table-cell office:value-type="float" office:value="0.2762204" calcext:value-type="float">
            <text:p>0.2762204</text:p>
          </table:table-cell>
          <table:table-cell office:value-type="float" office:value="226.6992" calcext:value-type="float">
            <text:p>226.6992</text:p>
          </table:table-cell>
          <table:table-cell office:value-type="float" office:value="0.1" calcext:value-type="float">
            <text:p>0.1</text:p>
          </table:table-cell>
          <table:table-cell office:value-type="float" office:value="-0.1717834" calcext:value-type="float">
            <text:p>-0.1717834</text:p>
          </table:table-cell>
          <table:table-cell office:value-type="float" office:value="-0.223877" calcext:value-type="float">
            <text:p>-0.223877</text:p>
          </table:table-cell>
          <table:table-cell office:value-type="float" office:value="-0.1628723" calcext:value-type="float">
            <text:p>-0.1628723</text:p>
          </table:table-cell>
          <table:table-cell office:value-type="float" office:value="-0.2023926" calcext:value-type="float">
            <text:p>-0.2023926</text:p>
          </table:table-cell>
          <table:table-cell office:value-type="float" office:value="-0.1170654" calcext:value-type="float">
            <text:p>-0.1170654</text:p>
          </table:table-cell>
          <table:table-cell office:value-type="float" office:value="-0.1450195" calcext:value-type="float">
            <text:p>-0.1450195</text:p>
          </table:table-cell>
          <table:table-cell office:value-type="float" office:value="-0.02856445" calcext:value-type="float">
            <text:p>-0.02856445</text:p>
          </table:table-cell>
          <table:table-cell office:value-type="float" office:value="-0.03491211" calcext:value-type="float">
            <text:p>-0.03491211</text:p>
          </table:table-cell>
          <table:table-cell office:value-type="float" office:value="0.05630493" calcext:value-type="float">
            <text:p>0.05630493</text:p>
          </table:table-cell>
          <table:table-cell office:value-type="float" office:value="0.0512085" calcext:value-type="float">
            <text:p>0.0512085</text:p>
          </table:table-cell>
          <table:table-cell office:value-type="float" office:value="0.1523743" calcext:value-type="float">
            <text:p>0.1523743</text:p>
          </table:table-cell>
          <table:table-cell office:value-type="float" office:value="0.1486816" calcext:value-type="float">
            <text:p>0.14868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1" calcext:value-type="float">
            <text:p>9032001</text:p>
          </table:table-cell>
          <table:table-cell office:value-type="float" office:value="13.00995" calcext:value-type="float">
            <text:p>13.00995</text:p>
          </table:table-cell>
          <table:table-cell office:value-type="float" office:value="2.1855" calcext:value-type="float">
            <text:p>2.1855</text:p>
          </table:table-cell>
          <table:table-cell office:value-type="float" office:value="-2.9725" calcext:value-type="float">
            <text:p>-2.9725</text:p>
          </table:table-cell>
          <table:table-cell office:value-type="float" office:value="0.539195" calcext:value-type="float">
            <text:p>0.539195</text:p>
          </table:table-cell>
          <table:table-cell office:value-type="float" office:value="0.4746128" calcext:value-type="float">
            <text:p>0.4746128</text:p>
          </table:table-cell>
          <table:table-cell office:value-type="float" office:value="172.8504" calcext:value-type="float">
            <text:p>172.8504</text:p>
          </table:table-cell>
          <table:table-cell office:value-type="float" office:value="0.6" calcext:value-type="float">
            <text:p>0.6</text:p>
          </table:table-cell>
          <table:table-cell office:value-type="float" office:value="-0.1159973" calcext:value-type="float">
            <text:p>-0.1159973</text:p>
          </table:table-cell>
          <table:table-cell office:value-type="float" office:value="-0.1713257" calcext:value-type="float">
            <text:p>-0.1713257</text:p>
          </table:table-cell>
          <table:table-cell office:value-type="float" office:value="-0.1235046" calcext:value-type="float">
            <text:p>-0.1235046</text:p>
          </table:table-cell>
          <table:table-cell office:value-type="float" office:value="-0.1625977" calcext:value-type="float">
            <text:p>-0.1625977</text:p>
          </table:table-cell>
          <table:table-cell office:value-type="float" office:value="-0.09301758" calcext:value-type="float">
            <text:p>-0.09301758</text:p>
          </table:table-cell>
          <table:table-cell office:value-type="float" office:value="-0.1168518" calcext:value-type="float">
            <text:p>-0.1168518</text:p>
          </table:table-cell>
          <table:table-cell office:value-type="float" office:value="-0.02334595" calcext:value-type="float">
            <text:p>-0.02334595</text:p>
          </table:table-cell>
          <table:table-cell office:value-type="float" office:value="-0.0284729" calcext:value-type="float">
            <text:p>-0.0284729</text:p>
          </table:table-cell>
          <table:table-cell office:value-type="float" office:value="0.06015015" calcext:value-type="float">
            <text:p>0.06015015</text:p>
          </table:table-cell>
          <table:table-cell office:value-type="float" office:value="0.05633545" calcext:value-type="float">
            <text:p>0.05633545</text:p>
          </table:table-cell>
          <table:table-cell office:value-type="float" office:value="0.1548767" calcext:value-type="float">
            <text:p>0.1548767</text:p>
          </table:table-cell>
          <table:table-cell office:value-type="float" office:value="0.1513367" calcext:value-type="float">
            <text:p>0.15133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1" calcext:value-type="float">
            <text:p>10032001</text:p>
          </table:table-cell>
          <table:table-cell office:value-type="float" office:value="18.10398" calcext:value-type="float">
            <text:p>18.10398</text:p>
          </table:table-cell>
          <table:table-cell office:value-type="float" office:value="2.4085" calcext:value-type="float">
            <text:p>2.4085</text:p>
          </table:table-cell>
          <table:table-cell office:value-type="float" office:value="-5.705" calcext:value-type="float">
            <text:p>-5.705</text:p>
          </table:table-cell>
          <table:table-cell office:value-type="float" office:value="0.4796345" calcext:value-type="float">
            <text:p>0.4796345</text:p>
          </table:table-cell>
          <table:table-cell office:value-type="float" office:value="0.3766047" calcext:value-type="float">
            <text:p>0.3766047</text:p>
          </table:table-cell>
          <table:table-cell office:value-type="float" office:value="407.8944" calcext:value-type="float">
            <text:p>407.8944</text:p>
          </table:table-cell>
          <table:table-cell office:value-type="float" office:value="0.1" calcext:value-type="float">
            <text:p>0.1</text:p>
          </table:table-cell>
          <table:table-cell office:value-type="float" office:value="-0.0585022" calcext:value-type="float">
            <text:p>-0.0585022</text:p>
          </table:table-cell>
          <table:table-cell office:value-type="float" office:value="-0.1308289" calcext:value-type="float">
            <text:p>-0.1308289</text:p>
          </table:table-cell>
          <table:table-cell office:value-type="float" office:value="-0.08639526" calcext:value-type="float">
            <text:p>-0.08639526</text:p>
          </table:table-cell>
          <table:table-cell office:value-type="float" office:value="-0.1232605" calcext:value-type="float">
            <text:p>-0.1232605</text:p>
          </table:table-cell>
          <table:table-cell office:value-type="float" office:value="-0.07131958" calcext:value-type="float">
            <text:p>-0.07131958</text:p>
          </table:table-cell>
          <table:table-cell office:value-type="float" office:value="-0.09292603" calcext:value-type="float">
            <text:p>-0.09292603</text:p>
          </table:table-cell>
          <table:table-cell office:value-type="float" office:value="-0.01776123" calcext:value-type="float">
            <text:p>-0.01776123</text:p>
          </table:table-cell>
          <table:table-cell office:value-type="float" office:value="-0.02331543" calcext:value-type="float">
            <text:p>-0.02331543</text:p>
          </table:table-cell>
          <table:table-cell office:value-type="float" office:value="0.06442261" calcext:value-type="float">
            <text:p>0.06442261</text:p>
          </table:table-cell>
          <table:table-cell office:value-type="float" office:value="0.06021118" calcext:value-type="float">
            <text:p>0.06021118</text:p>
          </table:table-cell>
          <table:table-cell office:value-type="float" office:value="0.1575317" calcext:value-type="float">
            <text:p>0.1575317</text:p>
          </table:table-cell>
          <table:table-cell office:value-type="float" office:value="0.1534729" calcext:value-type="float">
            <text:p>0.15347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1" calcext:value-type="float">
            <text:p>11032001</text:p>
          </table:table-cell>
          <table:table-cell office:value-type="float" office:value="11.42305" calcext:value-type="float">
            <text:p>11.42305</text:p>
          </table:table-cell>
          <table:table-cell office:value-type="float" office:value="1.3265" calcext:value-type="float">
            <text:p>1.3265</text:p>
          </table:table-cell>
          <table:table-cell office:value-type="float" office:value="-11.78" calcext:value-type="float">
            <text:p>-11.78</text:p>
          </table:table-cell>
          <table:table-cell office:value-type="float" office:value="0.6462682" calcext:value-type="float">
            <text:p>0.6462682</text:p>
          </table:table-cell>
          <table:table-cell office:value-type="float" office:value="0.1743376" calcext:value-type="float">
            <text:p>0.1743376</text:p>
          </table:table-cell>
          <table:table-cell office:value-type="float" office:value="580.5252" calcext:value-type="float">
            <text:p>580.5252</text:p>
          </table:table-cell>
          <table:table-cell office:value-type="float" office:value="1" calcext:value-type="float">
            <text:p>1</text:p>
          </table:table-cell>
          <table:table-cell office:value-type="float" office:value="-0.0736084" calcext:value-type="float">
            <text:p>-0.0736084</text:p>
          </table:table-cell>
          <table:table-cell office:value-type="float" office:value="-0.09912109" calcext:value-type="float">
            <text:p>-0.09912109</text:p>
          </table:table-cell>
          <table:table-cell office:value-type="float" office:value="-0.07797241" calcext:value-type="float">
            <text:p>-0.07797241</text:p>
          </table:table-cell>
          <table:table-cell office:value-type="float" office:value="-0.09082031" calcext:value-type="float">
            <text:p>-0.09082031</text:p>
          </table:table-cell>
          <table:table-cell office:value-type="float" office:value="-0.05615234" calcext:value-type="float">
            <text:p>-0.05615234</text:p>
          </table:table-cell>
          <table:table-cell office:value-type="float" office:value="-0.07113647" calcext:value-type="float">
            <text:p>-0.07113647</text:p>
          </table:table-cell>
          <table:table-cell office:value-type="float" office:value="-0.01290894" calcext:value-type="float">
            <text:p>-0.01290894</text:p>
          </table:table-cell>
          <table:table-cell office:value-type="float" office:value="-0.01776123" calcext:value-type="float">
            <text:p>-0.01776123</text:p>
          </table:table-cell>
          <table:table-cell office:value-type="float" office:value="0.06820679" calcext:value-type="float">
            <text:p>0.06820679</text:p>
          </table:table-cell>
          <table:table-cell office:value-type="float" office:value="0.06448364" calcext:value-type="float">
            <text:p>0.06448364</text:p>
          </table:table-cell>
          <table:table-cell office:value-type="float" office:value="0.1600342" calcext:value-type="float">
            <text:p>0.1600342</text:p>
          </table:table-cell>
          <table:table-cell office:value-type="float" office:value="0.1567383" calcext:value-type="float">
            <text:p>0.15673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1" calcext:value-type="float">
            <text:p>12032001</text:p>
          </table:table-cell>
          <table:table-cell office:value-type="float" office:value="18.46436" calcext:value-type="float">
            <text:p>18.46436</text:p>
          </table:table-cell>
          <table:table-cell office:value-type="float" office:value="-5.739" calcext:value-type="float">
            <text:p>-5.739</text:p>
          </table:table-cell>
          <table:table-cell office:value-type="float" office:value="-17.635" calcext:value-type="float">
            <text:p>-17.635</text:p>
          </table:table-cell>
          <table:table-cell office:value-type="float" office:value="0.1867556" calcext:value-type="float">
            <text:p>0.1867556</text:p>
          </table:table-cell>
          <table:table-cell office:value-type="float" office:value="0.1074185" calcext:value-type="float">
            <text:p>0.1074185</text:p>
          </table:table-cell>
          <table:table-cell office:value-type="float" office:value="310.0554" calcext:value-type="float">
            <text:p>310.0554</text:p>
          </table:table-cell>
          <table:table-cell office:value-type="float" office:value="0" calcext:value-type="float">
            <text:p>0</text:p>
          </table:table-cell>
          <table:table-cell office:value-type="float" office:value="-0.07504272" calcext:value-type="float">
            <text:p>-0.07504272</text:p>
          </table:table-cell>
          <table:table-cell office:value-type="float" office:value="-0.08627319" calcext:value-type="float">
            <text:p>-0.08627319</text:p>
          </table:table-cell>
          <table:table-cell office:value-type="float" office:value="-0.06689453" calcext:value-type="float">
            <text:p>-0.06689453</text:p>
          </table:table-cell>
          <table:table-cell office:value-type="float" office:value="-0.07791138" calcext:value-type="float">
            <text:p>-0.07791138</text:p>
          </table:table-cell>
          <table:table-cell office:value-type="float" office:value="-0.04522705" calcext:value-type="float">
            <text:p>-0.04522705</text:p>
          </table:table-cell>
          <table:table-cell office:value-type="float" office:value="-0.05603027" calcext:value-type="float">
            <text:p>-0.05603027</text:p>
          </table:table-cell>
          <table:table-cell office:value-type="float" office:value="-0.01013184" calcext:value-type="float">
            <text:p>-0.01013184</text:p>
          </table:table-cell>
          <table:table-cell office:value-type="float" office:value="-0.01278687" calcext:value-type="float">
            <text:p>-0.01278687</text:p>
          </table:table-cell>
          <table:table-cell office:value-type="float" office:value="0.07040405" calcext:value-type="float">
            <text:p>0.07040405</text:p>
          </table:table-cell>
          <table:table-cell office:value-type="float" office:value="0.06826782" calcext:value-type="float">
            <text:p>0.06826782</text:p>
          </table:table-cell>
          <table:table-cell office:value-type="float" office:value="0.1617126" calcext:value-type="float">
            <text:p>0.1617126</text:p>
          </table:table-cell>
          <table:table-cell office:value-type="float" office:value="0.1600647" calcext:value-type="float">
            <text:p>0.16006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1" calcext:value-type="float">
            <text:p>13032001</text:p>
          </table:table-cell>
          <table:table-cell office:value-type="float" office:value="6.704495" calcext:value-type="float">
            <text:p>6.704495</text:p>
          </table:table-cell>
          <table:table-cell office:value-type="float" office:value="1.2355" calcext:value-type="float">
            <text:p>1.2355</text:p>
          </table:table-cell>
          <table:table-cell office:value-type="float" office:value="-8.235" calcext:value-type="float">
            <text:p>-8.235</text:p>
          </table:table-cell>
          <table:table-cell office:value-type="float" office:value="0.6370806" calcext:value-type="float">
            <text:p>0.6370806</text:p>
          </table:table-cell>
          <table:table-cell office:value-type="float" office:value="0.1958798" calcext:value-type="float">
            <text:p>0.1958798</text:p>
          </table:table-cell>
          <table:table-cell office:value-type="float" office:value="466.7868" calcext:value-type="float">
            <text:p>466.7868</text:p>
          </table:table-cell>
          <table:table-cell office:value-type="float" office:value="1.2" calcext:value-type="float">
            <text:p>1.2</text:p>
          </table:table-cell>
          <table:table-cell office:value-type="float" office:value="-0.07510376" calcext:value-type="float">
            <text:p>-0.07510376</text:p>
          </table:table-cell>
          <table:table-cell office:value-type="float" office:value="-0.2511902" calcext:value-type="float">
            <text:p>-0.2511902</text:p>
          </table:table-cell>
          <table:table-cell office:value-type="float" office:value="-0.06588745" calcext:value-type="float">
            <text:p>-0.06588745</text:p>
          </table:table-cell>
          <table:table-cell office:value-type="float" office:value="-0.09542847" calcext:value-type="float">
            <text:p>-0.09542847</text:p>
          </table:table-cell>
          <table:table-cell office:value-type="float" office:value="-0.04208374" calcext:value-type="float">
            <text:p>-0.04208374</text:p>
          </table:table-cell>
          <table:table-cell office:value-type="float" office:value="-0.0473938" calcext:value-type="float">
            <text:p>-0.0473938</text:p>
          </table:table-cell>
          <table:table-cell office:value-type="float" office:value="-0.01004028" calcext:value-type="float">
            <text:p>-0.01004028</text:p>
          </table:table-cell>
          <table:table-cell office:value-type="float" office:value="-0.01123047" calcext:value-type="float">
            <text:p>-0.01123047</text:p>
          </table:table-cell>
          <table:table-cell office:value-type="float" office:value="0.07049561" calcext:value-type="float">
            <text:p>0.07049561</text:p>
          </table:table-cell>
          <table:table-cell office:value-type="float" office:value="0.06967163" calcext:value-type="float">
            <text:p>0.06967163</text:p>
          </table:table-cell>
          <table:table-cell office:value-type="float" office:value="0.1618042" calcext:value-type="float">
            <text:p>0.1618042</text:p>
          </table:table-cell>
          <table:table-cell office:value-type="float" office:value="0.1608582" calcext:value-type="float">
            <text:p>0.16085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1" calcext:value-type="float">
            <text:p>14032001</text:p>
          </table:table-cell>
          <table:table-cell office:value-type="float" office:value="10.0296" calcext:value-type="float">
            <text:p>10.0296</text:p>
          </table:table-cell>
          <table:table-cell office:value-type="float" office:value="1.4315" calcext:value-type="float">
            <text:p>1.4315</text:p>
          </table:table-cell>
          <table:table-cell office:value-type="float" office:value="-0.53" calcext:value-type="float">
            <text:p>-0.53</text:p>
          </table:table-cell>
          <table:table-cell office:value-type="float" office:value="0.6221824" calcext:value-type="float">
            <text:p>0.6221824</text:p>
          </table:table-cell>
          <table:table-cell office:value-type="float" office:value="0.4406969" calcext:value-type="float">
            <text:p>0.4406969</text:p>
          </table:table-cell>
          <table:table-cell office:value-type="float" office:value="667.233" calcext:value-type="float">
            <text:p>667.233</text:p>
          </table:table-cell>
          <table:table-cell office:value-type="float" office:value="2.4" calcext:value-type="float">
            <text:p>2.4</text:p>
          </table:table-cell>
          <table:table-cell office:value-type="float" office:value="-0.06878662" calcext:value-type="float">
            <text:p>-0.06878662</text:p>
          </table:table-cell>
          <table:table-cell office:value-type="float" office:value="-0.1233826" calcext:value-type="float">
            <text:p>-0.1233826</text:p>
          </table:table-cell>
          <table:table-cell office:value-type="float" office:value="-0.05770874" calcext:value-type="float">
            <text:p>-0.05770874</text:p>
          </table:table-cell>
          <table:table-cell office:value-type="float" office:value="-0.07162476" calcext:value-type="float">
            <text:p>-0.07162476</text:p>
          </table:table-cell>
          <table:table-cell office:value-type="float" office:value="-0.03970337" calcext:value-type="float">
            <text:p>-0.03970337</text:p>
          </table:table-cell>
          <table:table-cell office:value-type="float" office:value="-0.04217529" calcext:value-type="float">
            <text:p>-0.04217529</text:p>
          </table:table-cell>
          <table:table-cell office:value-type="float" office:value="-0.01016235" calcext:value-type="float">
            <text:p>-0.01016235</text:p>
          </table:table-cell>
          <table:table-cell office:value-type="float" office:value="-0.01080322" calcext:value-type="float">
            <text:p>-0.01080322</text:p>
          </table:table-cell>
          <table:table-cell office:value-type="float" office:value="0.06991577" calcext:value-type="float">
            <text:p>0.06991577</text:p>
          </table:table-cell>
          <table:table-cell office:value-type="float" office:value="0.06771851" calcext:value-type="float">
            <text:p>0.06771851</text:p>
          </table:table-cell>
          <table:table-cell office:value-type="float" office:value="0.1608582" calcext:value-type="float">
            <text:p>0.1608582</text:p>
          </table:table-cell>
          <table:table-cell office:value-type="float" office:value="0.1575012" calcext:value-type="float">
            <text:p>0.15750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1" calcext:value-type="float">
            <text:p>15032001</text:p>
          </table:table-cell>
          <table:table-cell office:value-type="float" office:value="19.18384" calcext:value-type="float">
            <text:p>19.18384</text:p>
          </table:table-cell>
          <table:table-cell office:value-type="float" office:value="3.8395" calcext:value-type="float">
            <text:p>3.8395</text:p>
          </table:table-cell>
          <table:table-cell office:value-type="float" office:value="-2.3625" calcext:value-type="float">
            <text:p>-2.3625</text:p>
          </table:table-cell>
          <table:table-cell office:value-type="float" office:value="0.4967442" calcext:value-type="float">
            <text:p>0.4967442</text:p>
          </table:table-cell>
          <table:table-cell office:value-type="float" office:value="0.322868" calcext:value-type="float">
            <text:p>0.322868</text:p>
          </table:table-cell>
          <table:table-cell office:value-type="float" office:value="460.4995" calcext:value-type="float">
            <text:p>460.4995</text:p>
          </table:table-cell>
          <table:table-cell office:value-type="float" office:value="0" calcext:value-type="float">
            <text:p>0</text:p>
          </table:table-cell>
          <table:table-cell office:value-type="float" office:value="-0.02151489" calcext:value-type="float">
            <text:p>-0.02151489</text:p>
          </table:table-cell>
          <table:table-cell office:value-type="float" office:value="-0.09893799" calcext:value-type="float">
            <text:p>-0.09893799</text:p>
          </table:table-cell>
          <table:table-cell office:value-type="float" office:value="-0.03094482" calcext:value-type="float">
            <text:p>-0.03094482</text:p>
          </table:table-cell>
          <table:table-cell office:value-type="float" office:value="-0.06350708" calcext:value-type="float">
            <text:p>-0.06350708</text:p>
          </table:table-cell>
          <table:table-cell office:value-type="float" office:value="-0.03448486" calcext:value-type="float">
            <text:p>-0.03448486</text:p>
          </table:table-cell>
          <table:table-cell office:value-type="float" office:value="-0.04037476" calcext:value-type="float">
            <text:p>-0.04037476</text:p>
          </table:table-cell>
          <table:table-cell office:value-type="float" office:value="-0.007385254" calcext:value-type="float">
            <text:p>-0.007385254</text:p>
          </table:table-cell>
          <table:table-cell office:value-type="float" office:value="-0.01016235" calcext:value-type="float">
            <text:p>-0.01016235</text:p>
          </table:table-cell>
          <table:table-cell office:value-type="float" office:value="0.07080078" calcext:value-type="float">
            <text:p>0.07080078</text:p>
          </table:table-cell>
          <table:table-cell office:value-type="float" office:value="0.06765747" calcext:value-type="float">
            <text:p>0.06765747</text:p>
          </table:table-cell>
          <table:table-cell office:value-type="float" office:value="0.1596985" calcext:value-type="float">
            <text:p>0.1596985</text:p>
          </table:table-cell>
          <table:table-cell office:value-type="float" office:value="0.1559143" calcext:value-type="float">
            <text:p>0.15591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1" calcext:value-type="float">
            <text:p>16032001</text:p>
          </table:table-cell>
          <table:table-cell office:value-type="float" office:value="19.38807" calcext:value-type="float">
            <text:p>19.38807</text:p>
          </table:table-cell>
          <table:table-cell office:value-type="float" office:value="-0.505" calcext:value-type="float">
            <text:p>-0.505</text:p>
          </table:table-cell>
          <table:table-cell office:value-type="float" office:value="-6.8305" calcext:value-type="float">
            <text:p>-6.8305</text:p>
          </table:table-cell>
          <table:table-cell office:value-type="float" office:value="0.3214572" calcext:value-type="float">
            <text:p>0.3214572</text:p>
          </table:table-cell>
          <table:table-cell office:value-type="float" office:value="0.2466646" calcext:value-type="float">
            <text:p>0.2466646</text:p>
          </table:table-cell>
          <table:table-cell office:value-type="float" office:value="276.9679" calcext:value-type="float">
            <text:p>276.9679</text:p>
          </table:table-cell>
          <table:table-cell office:value-type="float" office:value="0" calcext:value-type="float">
            <text:p>0</text:p>
          </table:table-cell>
          <table:table-cell office:value-type="float" office:value="-0.04394531" calcext:value-type="float">
            <text:p>-0.04394531</text:p>
          </table:table-cell>
          <table:table-cell office:value-type="float" office:value="-0.06072998" calcext:value-type="float">
            <text:p>-0.06072998</text:p>
          </table:table-cell>
          <table:table-cell office:value-type="float" office:value="-0.0463562" calcext:value-type="float">
            <text:p>-0.0463562</text:p>
          </table:table-cell>
          <table:table-cell office:value-type="float" office:value="-0.05288696" calcext:value-type="float">
            <text:p>-0.05288696</text:p>
          </table:table-cell>
          <table:table-cell office:value-type="float" office:value="-0.03567505" calcext:value-type="float">
            <text:p>-0.03567505</text:p>
          </table:table-cell>
          <table:table-cell office:value-type="float" office:value="-0.03704834" calcext:value-type="float">
            <text:p>-0.03704834</text:p>
          </table:table-cell>
          <table:table-cell office:value-type="float" office:value="-0.005462646" calcext:value-type="float">
            <text:p>-0.005462646</text:p>
          </table:table-cell>
          <table:table-cell office:value-type="float" office:value="-0.007354736" calcext:value-type="float">
            <text:p>-0.007354736</text:p>
          </table:table-cell>
          <table:table-cell office:value-type="float" office:value="0.07202148" calcext:value-type="float">
            <text:p>0.07202148</text:p>
          </table:table-cell>
          <table:table-cell office:value-type="float" office:value="0.0697937" calcext:value-type="float">
            <text:p>0.0697937</text:p>
          </table:table-cell>
          <table:table-cell office:value-type="float" office:value="0.1594543" calcext:value-type="float">
            <text:p>0.1594543</text:p>
          </table:table-cell>
          <table:table-cell office:value-type="float" office:value="0.1566162" calcext:value-type="float">
            <text:p>0.15661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1" calcext:value-type="float">
            <text:p>17032001</text:p>
          </table:table-cell>
          <table:table-cell office:value-type="float" office:value="19.13421" calcext:value-type="float">
            <text:p>19.13421</text:p>
          </table:table-cell>
          <table:table-cell office:value-type="float" office:value="1.61" calcext:value-type="float">
            <text:p>1.61</text:p>
          </table:table-cell>
          <table:table-cell office:value-type="float" office:value="-7.62" calcext:value-type="float">
            <text:p>-7.62</text:p>
          </table:table-cell>
          <table:table-cell office:value-type="float" office:value="0.3350873" calcext:value-type="float">
            <text:p>0.3350873</text:p>
          </table:table-cell>
          <table:table-cell office:value-type="float" office:value="0.2416967" calcext:value-type="float">
            <text:p>0.2416967</text:p>
          </table:table-cell>
          <table:table-cell office:value-type="float" office:value="278.973" calcext:value-type="float">
            <text:p>278.973</text:p>
          </table:table-cell>
          <table:table-cell office:value-type="float" office:value="0" calcext:value-type="float">
            <text:p>0</text:p>
          </table:table-cell>
          <table:table-cell office:value-type="float" office:value="-0.03723145" calcext:value-type="float">
            <text:p>-0.03723145</text:p>
          </table:table-cell>
          <table:table-cell office:value-type="float" office:value="-0.06140137" calcext:value-type="float">
            <text:p>-0.06140137</text:p>
          </table:table-cell>
          <table:table-cell office:value-type="float" office:value="-0.04244995" calcext:value-type="float">
            <text:p>-0.04244995</text:p>
          </table:table-cell>
          <table:table-cell office:value-type="float" office:value="-0.05325317" calcext:value-type="float">
            <text:p>-0.05325317</text:p>
          </table:table-cell>
          <table:table-cell office:value-type="float" office:value="-0.03424072" calcext:value-type="float">
            <text:p>-0.03424072</text:p>
          </table:table-cell>
          <table:table-cell office:value-type="float" office:value="-0.03613281" calcext:value-type="float">
            <text:p>-0.03613281</text:p>
          </table:table-cell>
          <table:table-cell office:value-type="float" office:value="-0.005279541" calcext:value-type="float">
            <text:p>-0.005279541</text:p>
          </table:table-cell>
          <table:table-cell office:value-type="float" office:value="-0.005737305" calcext:value-type="float">
            <text:p>-0.005737305</text:p>
          </table:table-cell>
          <table:table-cell office:value-type="float" office:value="0.072052" calcext:value-type="float">
            <text:p>0.072052</text:p>
          </table:table-cell>
          <table:table-cell office:value-type="float" office:value="0.0696106" calcext:value-type="float">
            <text:p>0.0696106</text:p>
          </table:table-cell>
          <table:table-cell office:value-type="float" office:value="0.158905" calcext:value-type="float">
            <text:p>0.158905</text:p>
          </table:table-cell>
          <table:table-cell office:value-type="float" office:value="0.1555481" calcext:value-type="float">
            <text:p>0.15554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1" calcext:value-type="float">
            <text:p>18032001</text:p>
          </table:table-cell>
          <table:table-cell office:value-type="float" office:value="21.11488" calcext:value-type="float">
            <text:p>21.11488</text:p>
          </table:table-cell>
          <table:table-cell office:value-type="float" office:value="4.7" calcext:value-type="float">
            <text:p>4.7</text:p>
          </table:table-cell>
          <table:table-cell office:value-type="float" office:value="-4.2135" calcext:value-type="float">
            <text:p>-4.2135</text:p>
          </table:table-cell>
          <table:table-cell office:value-type="float" office:value="0.3551862" calcext:value-type="float">
            <text:p>0.3551862</text:p>
          </table:table-cell>
          <table:table-cell office:value-type="float" office:value="0.2576439" calcext:value-type="float">
            <text:p>0.2576439</text:p>
          </table:table-cell>
          <table:table-cell office:value-type="float" office:value="393.219" calcext:value-type="float">
            <text:p>393.219</text:p>
          </table:table-cell>
          <table:table-cell office:value-type="float" office:value="0" calcext:value-type="float">
            <text:p>0</text:p>
          </table:table-cell>
          <table:table-cell office:value-type="float" office:value="-0.02194214" calcext:value-type="float">
            <text:p>-0.02194214</text:p>
          </table:table-cell>
          <table:table-cell office:value-type="float" office:value="-0.05026245" calcext:value-type="float">
            <text:p>-0.05026245</text:p>
          </table:table-cell>
          <table:table-cell office:value-type="float" office:value="-0.02926636" calcext:value-type="float">
            <text:p>-0.02926636</text:p>
          </table:table-cell>
          <table:table-cell office:value-type="float" office:value="-0.04910278" calcext:value-type="float">
            <text:p>-0.04910278</text:p>
          </table:table-cell>
          <table:table-cell office:value-type="float" office:value="-0.03109741" calcext:value-type="float">
            <text:p>-0.03109741</text:p>
          </table:table-cell>
          <table:table-cell office:value-type="float" office:value="-0.03482056" calcext:value-type="float">
            <text:p>-0.03482056</text:p>
          </table:table-cell>
          <table:table-cell office:value-type="float" office:value="-0.004516602" calcext:value-type="float">
            <text:p>-0.004516602</text:p>
          </table:table-cell>
          <table:table-cell office:value-type="float" office:value="-0.005645752" calcext:value-type="float">
            <text:p>-0.005645752</text:p>
          </table:table-cell>
          <table:table-cell office:value-type="float" office:value="0.07168579" calcext:value-type="float">
            <text:p>0.07168579</text:p>
          </table:table-cell>
          <table:table-cell office:value-type="float" office:value="0.06903076" calcext:value-type="float">
            <text:p>0.06903076</text:p>
          </table:table-cell>
          <table:table-cell office:value-type="float" office:value="0.1577454" calcext:value-type="float">
            <text:p>0.1577454</text:p>
          </table:table-cell>
          <table:table-cell office:value-type="float" office:value="0.1537476" calcext:value-type="float">
            <text:p>0.15374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1" calcext:value-type="float">
            <text:p>19032001</text:p>
          </table:table-cell>
          <table:table-cell office:value-type="float" office:value="21.25622" calcext:value-type="float">
            <text:p>21.25622</text:p>
          </table:table-cell>
          <table:table-cell office:value-type="float" office:value="4.069" calcext:value-type="float">
            <text:p>4.069</text:p>
          </table:table-cell>
          <table:table-cell office:value-type="float" office:value="-7.485" calcext:value-type="float">
            <text:p>-7.485</text:p>
          </table:table-cell>
          <table:table-cell office:value-type="float" office:value="0.4558825" calcext:value-type="float">
            <text:p>0.4558825</text:p>
          </table:table-cell>
          <table:table-cell office:value-type="float" office:value="0.247733" calcext:value-type="float">
            <text:p>0.247733</text:p>
          </table:table-cell>
          <table:table-cell office:value-type="float" office:value="241.9956" calcext:value-type="float">
            <text:p>241.9956</text:p>
          </table:table-cell>
          <table:table-cell office:value-type="float" office:value="0" calcext:value-type="float">
            <text:p>0</text:p>
          </table:table-cell>
          <table:table-cell office:value-type="float" office:value="-0.0163269" calcext:value-type="float">
            <text:p>-0.0163269</text:p>
          </table:table-cell>
          <table:table-cell office:value-type="float" office:value="-0.0585022" calcext:value-type="float">
            <text:p>-0.0585022</text:p>
          </table:table-cell>
          <table:table-cell office:value-type="float" office:value="-0.02520752" calcext:value-type="float">
            <text:p>-0.02520752</text:p>
          </table:table-cell>
          <table:table-cell office:value-type="float" office:value="-0.04803467" calcext:value-type="float">
            <text:p>-0.04803467</text:p>
          </table:table-cell>
          <table:table-cell office:value-type="float" office:value="-0.02923584" calcext:value-type="float">
            <text:p>-0.02923584</text:p>
          </table:table-cell>
          <table:table-cell office:value-type="float" office:value="-0.03338623" calcext:value-type="float">
            <text:p>-0.03338623</text:p>
          </table:table-cell>
          <table:table-cell office:value-type="float" office:value="-0.003082275" calcext:value-type="float">
            <text:p>-0.003082275</text:p>
          </table:table-cell>
          <table:table-cell office:value-type="float" office:value="-0.004577637" calcext:value-type="float">
            <text:p>-0.004577637</text:p>
          </table:table-cell>
          <table:table-cell office:value-type="float" office:value="0.07180786" calcext:value-type="float">
            <text:p>0.07180786</text:p>
          </table:table-cell>
          <table:table-cell office:value-type="float" office:value="0.06948853" calcext:value-type="float">
            <text:p>0.06948853</text:p>
          </table:table-cell>
          <table:table-cell office:value-type="float" office:value="0.1564941" calcext:value-type="float">
            <text:p>0.1564941</text:p>
          </table:table-cell>
          <table:table-cell office:value-type="float" office:value="0.1530151" calcext:value-type="float">
            <text:p>0.15301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1" calcext:value-type="float">
            <text:p>20032001</text:p>
          </table:table-cell>
          <table:table-cell office:value-type="float" office:value="19.88085" calcext:value-type="float">
            <text:p>19.88085</text:p>
          </table:table-cell>
          <table:table-cell office:value-type="float" office:value="7.675" calcext:value-type="float">
            <text:p>7.675</text:p>
          </table:table-cell>
          <table:table-cell office:value-type="float" office:value="-7.235" calcext:value-type="float">
            <text:p>-7.235</text:p>
          </table:table-cell>
          <table:table-cell office:value-type="float" office:value="0.4101311" calcext:value-type="float">
            <text:p>0.4101311</text:p>
          </table:table-cell>
          <table:table-cell office:value-type="float" office:value="0.321025" calcext:value-type="float">
            <text:p>0.321025</text:p>
          </table:table-cell>
          <table:table-cell office:value-type="float" office:value="124.641" calcext:value-type="float">
            <text:p>124.641</text:p>
          </table:table-cell>
          <table:table-cell office:value-type="float" office:value="0" calcext:value-type="float">
            <text:p>0</text:p>
          </table:table-cell>
          <table:table-cell office:value-type="float" office:value="-0.01599121" calcext:value-type="float">
            <text:p>-0.01599121</text:p>
          </table:table-cell>
          <table:table-cell office:value-type="float" office:value="-0.05957031" calcext:value-type="float">
            <text:p>-0.05957031</text:p>
          </table:table-cell>
          <table:table-cell office:value-type="float" office:value="-0.02438354" calcext:value-type="float">
            <text:p>-0.02438354</text:p>
          </table:table-cell>
          <table:table-cell office:value-type="float" office:value="-0.04666138" calcext:value-type="float">
            <text:p>-0.04666138</text:p>
          </table:table-cell>
          <table:table-cell office:value-type="float" office:value="-0.02807617" calcext:value-type="float">
            <text:p>-0.02807617</text:p>
          </table:table-cell>
          <table:table-cell office:value-type="float" office:value="-0.03204346" calcext:value-type="float">
            <text:p>-0.03204346</text:p>
          </table:table-cell>
          <table:table-cell office:value-type="float" office:value="-0.001678467" calcext:value-type="float">
            <text:p>-0.001678467</text:p>
          </table:table-cell>
          <table:table-cell office:value-type="float" office:value="-0.003143311" calcext:value-type="float">
            <text:p>-0.003143311</text:p>
          </table:table-cell>
          <table:table-cell office:value-type="float" office:value="0.07229614" calcext:value-type="float">
            <text:p>0.07229614</text:p>
          </table:table-cell>
          <table:table-cell office:value-type="float" office:value="0.06994629" calcext:value-type="float">
            <text:p>0.06994629</text:p>
          </table:table-cell>
          <table:table-cell office:value-type="float" office:value="0.1554565" calcext:value-type="float">
            <text:p>0.1554565</text:p>
          </table:table-cell>
          <table:table-cell office:value-type="float" office:value="0.1522522" calcext:value-type="float">
            <text:p>0.15225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1" calcext:value-type="float">
            <text:p>21032001</text:p>
          </table:table-cell>
          <table:table-cell office:value-type="float" office:value="13.12598" calcext:value-type="float">
            <text:p>13.12598</text:p>
          </table:table-cell>
          <table:table-cell office:value-type="float" office:value="6.135" calcext:value-type="float">
            <text:p>6.135</text:p>
          </table:table-cell>
          <table:table-cell office:value-type="float" office:value="-5.211" calcext:value-type="float">
            <text:p>-5.211</text:p>
          </table:table-cell>
          <table:table-cell office:value-type="float" office:value="0.5340132" calcext:value-type="float">
            <text:p>0.5340132</text:p>
          </table:table-cell>
          <table:table-cell office:value-type="float" office:value="0.3595942" calcext:value-type="float">
            <text:p>0.3595942</text:p>
          </table:table-cell>
          <table:table-cell office:value-type="float" office:value="183.4596" calcext:value-type="float">
            <text:p>183.4596</text:p>
          </table:table-cell>
          <table:table-cell office:value-type="float" office:value="0" calcext:value-type="float">
            <text:p>0</text:p>
          </table:table-cell>
          <table:table-cell office:value-type="float" office:value="-0.03515625" calcext:value-type="float">
            <text:p>-0.03515625</text:p>
          </table:table-cell>
          <table:table-cell office:value-type="float" office:value="-0.1127625" calcext:value-type="float">
            <text:p>-0.1127625</text:p>
          </table:table-cell>
          <table:table-cell office:value-type="float" office:value="-0.03570557" calcext:value-type="float">
            <text:p>-0.03570557</text:p>
          </table:table-cell>
          <table:table-cell office:value-type="float" office:value="-0.05441284" calcext:value-type="float">
            <text:p>-0.05441284</text:p>
          </table:table-cell>
          <table:table-cell office:value-type="float" office:value="-0.02914429" calcext:value-type="float">
            <text:p>-0.02914429</text:p>
          </table:table-cell>
          <table:table-cell office:value-type="float" office:value="-0.03216553" calcext:value-type="float">
            <text:p>-0.03216553</text:p>
          </table:table-cell>
          <table:table-cell office:value-type="float" office:value="-0.001098633" calcext:value-type="float">
            <text:p>-0.001098633</text:p>
          </table:table-cell>
          <table:table-cell office:value-type="float" office:value="-0.001708984" calcext:value-type="float">
            <text:p>-0.001708984</text:p>
          </table:table-cell>
          <table:table-cell office:value-type="float" office:value="0.07250977" calcext:value-type="float">
            <text:p>0.07250977</text:p>
          </table:table-cell>
          <table:table-cell office:value-type="float" office:value="0.07015991" calcext:value-type="float">
            <text:p>0.07015991</text:p>
          </table:table-cell>
          <table:table-cell office:value-type="float" office:value="0.15448" calcext:value-type="float">
            <text:p>0.15448</text:p>
          </table:table-cell>
          <table:table-cell office:value-type="float" office:value="0.1514282" calcext:value-type="float">
            <text:p>0.15142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1" calcext:value-type="float">
            <text:p>22032001</text:p>
          </table:table-cell>
          <table:table-cell office:value-type="float" office:value="7.680619" calcext:value-type="float">
            <text:p>7.680619</text:p>
          </table:table-cell>
          <table:table-cell office:value-type="float" office:value="3.298" calcext:value-type="float">
            <text:p>3.298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6891895" calcext:value-type="float">
            <text:p>0.6891895</text:p>
          </table:table-cell>
          <table:table-cell office:value-type="float" office:value="0.5169112" calcext:value-type="float">
            <text:p>0.5169112</text:p>
          </table:table-cell>
          <table:table-cell office:value-type="float" office:value="351.6426" calcext:value-type="float">
            <text:p>351.6426</text:p>
          </table:table-cell>
          <table:table-cell office:value-type="float" office:value="18.4" calcext:value-type="float">
            <text:p>18.4</text:p>
          </table:table-cell>
          <table:table-cell office:value-type="float" office:value="-0.005767822" calcext:value-type="float">
            <text:p>-0.005767822</text:p>
          </table:table-cell>
          <table:table-cell office:value-type="float" office:value="-0.04907227" calcext:value-type="float">
            <text:p>-0.04907227</text:p>
          </table:table-cell>
          <table:table-cell office:value-type="float" office:value="-0.02011108" calcext:value-type="float">
            <text:p>-0.02011108</text:p>
          </table:table-cell>
          <table:table-cell office:value-type="float" office:value="-0.04309082" calcext:value-type="float">
            <text:p>-0.04309082</text:p>
          </table:table-cell>
          <table:table-cell office:value-type="float" office:value="-0.02487183" calcext:value-type="float">
            <text:p>-0.02487183</text:p>
          </table:table-cell>
          <table:table-cell office:value-type="float" office:value="-0.02993774" calcext:value-type="float">
            <text:p>-0.02993774</text:p>
          </table:table-cell>
          <table:table-cell office:value-type="float" office:value="0.001403809" calcext:value-type="float">
            <text:p>0.001403809</text:p>
          </table:table-cell>
          <table:table-cell office:value-type="float" office:value="-0.001342773" calcext:value-type="float">
            <text:p>-0.001342773</text:p>
          </table:table-cell>
          <table:table-cell office:value-type="float" office:value="0.07217407" calcext:value-type="float">
            <text:p>0.07217407</text:p>
          </table:table-cell>
          <table:table-cell office:value-type="float" office:value="0.07019043" calcext:value-type="float">
            <text:p>0.07019043</text:p>
          </table:table-cell>
          <table:table-cell office:value-type="float" office:value="0.1534119" calcext:value-type="float">
            <text:p>0.1534119</text:p>
          </table:table-cell>
          <table:table-cell office:value-type="float" office:value="0.1507874" calcext:value-type="float">
            <text:p>0.15078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1" calcext:value-type="float">
            <text:p>23032001</text:p>
          </table:table-cell>
          <table:table-cell office:value-type="float" office:value="9.129797" calcext:value-type="float">
            <text:p>9.129797</text:p>
          </table:table-cell>
          <table:table-cell office:value-type="float" office:value="2.36" calcext:value-type="float">
            <text:p>2.36</text:p>
          </table:table-cell>
          <table:table-cell office:value-type="float" office:value="0.161" calcext:value-type="float">
            <text:p>0.161</text:p>
          </table:table-cell>
          <table:table-cell office:value-type="float" office:value="0.6746778" calcext:value-type="float">
            <text:p>0.6746778</text:p>
          </table:table-cell>
          <table:table-cell office:value-type="float" office:value="0.4887573" calcext:value-type="float">
            <text:p>0.4887573</text:p>
          </table:table-cell>
          <table:table-cell office:value-type="float" office:value="511.1785" calcext:value-type="float">
            <text:p>511.1785</text:p>
          </table:table-cell>
          <table:table-cell office:value-type="float" office:value="2.6" calcext:value-type="float">
            <text:p>2.6</text:p>
          </table:table-cell>
          <table:table-cell office:value-type="float" office:value="-0.005981445" calcext:value-type="float">
            <text:p>-0.005981445</text:p>
          </table:table-cell>
          <table:table-cell office:value-type="float" office:value="-0.04977417" calcext:value-type="float">
            <text:p>-0.04977417</text:p>
          </table:table-cell>
          <table:table-cell office:value-type="float" office:value="-0.02001953" calcext:value-type="float">
            <text:p>-0.02001953</text:p>
          </table:table-cell>
          <table:table-cell office:value-type="float" office:value="-0.03323364" calcext:value-type="float">
            <text:p>-0.03323364</text:p>
          </table:table-cell>
          <table:table-cell office:value-type="float" office:value="-0.02359009" calcext:value-type="float">
            <text:p>-0.02359009</text:p>
          </table:table-cell>
          <table:table-cell office:value-type="float" office:value="-0.02529907" calcext:value-type="float">
            <text:p>-0.02529907</text:p>
          </table:table-cell>
          <table:table-cell office:value-type="float" office:value="0.003875732" calcext:value-type="float">
            <text:p>0.003875732</text:p>
          </table:table-cell>
          <table:table-cell office:value-type="float" office:value="0.001434326" calcext:value-type="float">
            <text:p>0.001434326</text:p>
          </table:table-cell>
          <table:table-cell office:value-type="float" office:value="0.07324219" calcext:value-type="float">
            <text:p>0.07324219</text:p>
          </table:table-cell>
          <table:table-cell office:value-type="float" office:value="0.07217407" calcext:value-type="float">
            <text:p>0.07217407</text:p>
          </table:table-cell>
          <table:table-cell office:value-type="float" office:value="0.1513367" calcext:value-type="float">
            <text:p>0.1513367</text:p>
          </table:table-cell>
          <table:table-cell office:value-type="float" office:value="0.1499329" calcext:value-type="float">
            <text:p>0.14993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1" calcext:value-type="float">
            <text:p>24032001</text:p>
          </table:table-cell>
          <table:table-cell office:value-type="float" office:value="22.55834" calcext:value-type="float">
            <text:p>22.55834</text:p>
          </table:table-cell>
          <table:table-cell office:value-type="float" office:value="2.241" calcext:value-type="float">
            <text:p>2.241</text:p>
          </table:table-cell>
          <table:table-cell office:value-type="float" office:value="-4.2265" calcext:value-type="float">
            <text:p>-4.2265</text:p>
          </table:table-cell>
          <table:table-cell office:value-type="float" office:value="0.4518576" calcext:value-type="float">
            <text:p>0.4518576</text:p>
          </table:table-cell>
          <table:table-cell office:value-type="float" office:value="0.2791564" calcext:value-type="float">
            <text:p>0.2791564</text:p>
          </table:table-cell>
          <table:table-cell office:value-type="float" office:value="455.076" calcext:value-type="float">
            <text:p>455.076</text:p>
          </table:table-cell>
          <table:table-cell office:value-type="float" office:value="0" calcext:value-type="float">
            <text:p>0</text:p>
          </table:table-cell>
          <table:table-cell office:value-type="float" office:value="-0.0100708" calcext:value-type="float">
            <text:p>-0.0100708</text:p>
          </table:table-cell>
          <table:table-cell office:value-type="float" office:value="-0.2127075" calcext:value-type="float">
            <text:p>-0.2127075</text:p>
          </table:table-cell>
          <table:table-cell office:value-type="float" office:value="-0.02056885" calcext:value-type="float">
            <text:p>-0.02056885</text:p>
          </table:table-cell>
          <table:table-cell office:value-type="float" office:value="-0.06790161" calcext:value-type="float">
            <text:p>-0.06790161</text:p>
          </table:table-cell>
          <table:table-cell office:value-type="float" office:value="-0.0229187" calcext:value-type="float">
            <text:p>-0.0229187</text:p>
          </table:table-cell>
          <table:table-cell office:value-type="float" office:value="-0.03063965" calcext:value-type="float">
            <text:p>-0.03063965</text:p>
          </table:table-cell>
          <table:table-cell office:value-type="float" office:value="0.003814697" calcext:value-type="float">
            <text:p>0.003814697</text:p>
          </table:table-cell>
          <table:table-cell office:value-type="float" office:value="0.002624512" calcext:value-type="float">
            <text:p>0.002624512</text:p>
          </table:table-cell>
          <table:table-cell office:value-type="float" office:value="0.07333374" calcext:value-type="float">
            <text:p>0.07333374</text:p>
          </table:table-cell>
          <table:table-cell office:value-type="float" office:value="0.07150269" calcext:value-type="float">
            <text:p>0.07150269</text:p>
          </table:table-cell>
          <table:table-cell office:value-type="float" office:value="0.1504517" calcext:value-type="float">
            <text:p>0.1504517</text:p>
          </table:table-cell>
          <table:table-cell office:value-type="float" office:value="0.1481323" calcext:value-type="float">
            <text:p>0.14813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1" calcext:value-type="float">
            <text:p>25032001</text:p>
          </table:table-cell>
          <table:table-cell office:value-type="float" office:value="21.88363" calcext:value-type="float">
            <text:p>21.88363</text:p>
          </table:table-cell>
          <table:table-cell office:value-type="float" office:value="-0.853" calcext:value-type="float">
            <text:p>-0.853</text:p>
          </table:table-cell>
          <table:table-cell office:value-type="float" office:value="-9.035" calcext:value-type="float">
            <text:p>-9.035</text:p>
          </table:table-cell>
          <table:table-cell office:value-type="float" office:value="0.3907089" calcext:value-type="float">
            <text:p>0.3907089</text:p>
          </table:table-cell>
          <table:table-cell office:value-type="float" office:value="0.1815332" calcext:value-type="float">
            <text:p>0.1815332</text:p>
          </table:table-cell>
          <table:table-cell office:value-type="float" office:value="328.5307" calcext:value-type="float">
            <text:p>328.5307</text:p>
          </table:table-cell>
          <table:table-cell office:value-type="float" office:value="0" calcext:value-type="float">
            <text:p>0</text:p>
          </table:table-cell>
          <table:table-cell office:value-type="float" office:value="-0.03378296" calcext:value-type="float">
            <text:p>-0.03378296</text:p>
          </table:table-cell>
          <table:table-cell office:value-type="float" office:value="-0.548645" calcext:value-type="float">
            <text:p>-0.548645</text:p>
          </table:table-cell>
          <table:table-cell office:value-type="float" office:value="-0.03335571" calcext:value-type="float">
            <text:p>-0.03335571</text:p>
          </table:table-cell>
          <table:table-cell office:value-type="float" office:value="-0.1281128" calcext:value-type="float">
            <text:p>-0.1281128</text:p>
          </table:table-cell>
          <table:table-cell office:value-type="float" office:value="-0.02520752" calcext:value-type="float">
            <text:p>-0.02520752</text:p>
          </table:table-cell>
          <table:table-cell office:value-type="float" office:value="-0.03988647" calcext:value-type="float">
            <text:p>-0.03988647</text:p>
          </table:table-cell>
          <table:table-cell office:value-type="float" office:value="0.003234863" calcext:value-type="float">
            <text:p>0.003234863</text:p>
          </table:table-cell>
          <table:table-cell office:value-type="float" office:value="0.0008239746" calcext:value-type="float">
            <text:p>0.0008239746</text:p>
          </table:table-cell>
          <table:table-cell office:value-type="float" office:value="0.07241821" calcext:value-type="float">
            <text:p>0.07241821</text:p>
          </table:table-cell>
          <table:table-cell office:value-type="float" office:value="0.07009888" calcext:value-type="float">
            <text:p>0.07009888</text:p>
          </table:table-cell>
          <table:table-cell office:value-type="float" office:value="0.1487122" calcext:value-type="float">
            <text:p>0.1487122</text:p>
          </table:table-cell>
          <table:table-cell office:value-type="float" office:value="0.1460571" calcext:value-type="float">
            <text:p>0.14605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1" calcext:value-type="float">
            <text:p>26032001</text:p>
          </table:table-cell>
          <table:table-cell office:value-type="float" office:value="22.71782" calcext:value-type="float">
            <text:p>22.71782</text:p>
          </table:table-cell>
          <table:table-cell office:value-type="float" office:value="-1.696" calcext:value-type="float">
            <text:p>-1.696</text:p>
          </table:table-cell>
          <table:table-cell office:value-type="float" office:value="-11.8" calcext:value-type="float">
            <text:p>-11.8</text:p>
          </table:table-cell>
          <table:table-cell office:value-type="float" office:value="0.2933525" calcext:value-type="float">
            <text:p>0.2933525</text:p>
          </table:table-cell>
          <table:table-cell office:value-type="float" office:value="0.1759392" calcext:value-type="float">
            <text:p>0.1759392</text:p>
          </table:table-cell>
          <table:table-cell office:value-type="float" office:value="295.677" calcext:value-type="float">
            <text:p>295.677</text:p>
          </table:table-cell>
          <table:table-cell office:value-type="float" office:value="0" calcext:value-type="float">
            <text:p>0</text:p>
          </table:table-cell>
          <table:table-cell office:value-type="float" office:value="-0.05410767" calcext:value-type="float">
            <text:p>-0.05410767</text:p>
          </table:table-cell>
          <table:table-cell office:value-type="float" office:value="-1.09671" calcext:value-type="float">
            <text:p>-1.09671</text:p>
          </table:table-cell>
          <table:table-cell office:value-type="float" office:value="-0.04180908" calcext:value-type="float">
            <text:p>-0.04180908</text:p>
          </table:table-cell>
          <table:table-cell office:value-type="float" office:value="-0.2170715" calcext:value-type="float">
            <text:p>-0.2170715</text:p>
          </table:table-cell>
          <table:table-cell office:value-type="float" office:value="-0.02780151" calcext:value-type="float">
            <text:p>-0.02780151</text:p>
          </table:table-cell>
          <table:table-cell office:value-type="float" office:value="-0.05523682" calcext:value-type="float">
            <text:p>-0.05523682</text:p>
          </table:table-cell>
          <table:table-cell office:value-type="float" office:value="0.001647949" calcext:value-type="float">
            <text:p>0.001647949</text:p>
          </table:table-cell>
          <table:table-cell office:value-type="float" office:value="-0.002685547" calcext:value-type="float">
            <text:p>-0.002685547</text:p>
          </table:table-cell>
          <table:table-cell office:value-type="float" office:value="0.07049561" calcext:value-type="float">
            <text:p>0.07049561</text:p>
          </table:table-cell>
          <table:table-cell office:value-type="float" office:value="0.06741333" calcext:value-type="float">
            <text:p>0.06741333</text:p>
          </table:table-cell>
          <table:table-cell office:value-type="float" office:value="0.1469116" calcext:value-type="float">
            <text:p>0.1469116</text:p>
          </table:table-cell>
          <table:table-cell office:value-type="float" office:value="0.1431885" calcext:value-type="float">
            <text:p>0.14318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1" calcext:value-type="float">
            <text:p>27032001</text:p>
          </table:table-cell>
          <table:table-cell office:value-type="float" office:value="19.31949" calcext:value-type="float">
            <text:p>19.31949</text:p>
          </table:table-cell>
          <table:table-cell office:value-type="float" office:value="1.0005" calcext:value-type="float">
            <text:p>1.0005</text:p>
          </table:table-cell>
          <table:table-cell office:value-type="float" office:value="-8.265" calcext:value-type="float">
            <text:p>-8.265</text:p>
          </table:table-cell>
          <table:table-cell office:value-type="float" office:value="0.421394" calcext:value-type="float">
            <text:p>0.421394</text:p>
          </table:table-cell>
          <table:table-cell office:value-type="float" office:value="0.2389888" calcext:value-type="float">
            <text:p>0.2389888</text:p>
          </table:table-cell>
          <table:table-cell office:value-type="float" office:value="424.1844" calcext:value-type="float">
            <text:p>424.1844</text:p>
          </table:table-cell>
          <table:table-cell office:value-type="float" office:value="0" calcext:value-type="float">
            <text:p>0</text:p>
          </table:table-cell>
          <table:table-cell office:value-type="float" office:value="-0.04428101" calcext:value-type="float">
            <text:p>-0.04428101</text:p>
          </table:table-cell>
          <table:table-cell office:value-type="float" office:value="-1.923553" calcext:value-type="float">
            <text:p>-1.923553</text:p>
          </table:table-cell>
          <table:table-cell office:value-type="float" office:value="-0.0713501" calcext:value-type="float">
            <text:p>-0.0713501</text:p>
          </table:table-cell>
          <table:table-cell office:value-type="float" office:value="-0.3698425" calcext:value-type="float">
            <text:p>-0.3698425</text:p>
          </table:table-cell>
          <table:table-cell office:value-type="float" office:value="-0.03591919" calcext:value-type="float">
            <text:p>-0.03591919</text:p>
          </table:table-cell>
          <table:table-cell office:value-type="float" office:value="-0.08139038" calcext:value-type="float">
            <text:p>-0.08139038</text:p>
          </table:table-cell>
          <table:table-cell office:value-type="float" office:value="-0.0006103516" calcext:value-type="float">
            <text:p>-0.0006103516</text:p>
          </table:table-cell>
          <table:table-cell office:value-type="float" office:value="-0.007873535" calcext:value-type="float">
            <text:p>-0.007873535</text:p>
          </table:table-cell>
          <table:table-cell office:value-type="float" office:value="0.06726074" calcext:value-type="float">
            <text:p>0.06726074</text:p>
          </table:table-cell>
          <table:table-cell office:value-type="float" office:value="0.06243896" calcext:value-type="float">
            <text:p>0.06243896</text:p>
          </table:table-cell>
          <table:table-cell office:value-type="float" office:value="0.1438904" calcext:value-type="float">
            <text:p>0.1438904</text:p>
          </table:table-cell>
          <table:table-cell office:value-type="float" office:value="0.1390076" calcext:value-type="float">
            <text:p>0.139007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1" calcext:value-type="float">
            <text:p>28032001</text:p>
          </table:table-cell>
          <table:table-cell office:value-type="float" office:value="15.52746" calcext:value-type="float">
            <text:p>15.52746</text:p>
          </table:table-cell>
          <table:table-cell office:value-type="float" office:value="2.116" calcext:value-type="float">
            <text:p>2.116</text:p>
          </table:table-cell>
          <table:table-cell office:value-type="float" office:value="-3.676" calcext:value-type="float">
            <text:p>-3.676</text:p>
          </table:table-cell>
          <table:table-cell office:value-type="float" office:value="0.4931972" calcext:value-type="float">
            <text:p>0.4931972</text:p>
          </table:table-cell>
          <table:table-cell office:value-type="float" office:value="0.3900275" calcext:value-type="float">
            <text:p>0.3900275</text:p>
          </table:table-cell>
          <table:table-cell office:value-type="float" office:value="299.5038" calcext:value-type="float">
            <text:p>299.5038</text:p>
          </table:table-cell>
          <table:table-cell office:value-type="float" office:value="0" calcext:value-type="float">
            <text:p>0</text:p>
          </table:table-cell>
          <table:table-cell office:value-type="float" office:value="0.1619568" calcext:value-type="float">
            <text:p>0.1619568</text:p>
          </table:table-cell>
          <table:table-cell office:value-type="float" office:value="-1.419556" calcext:value-type="float">
            <text:p>-1.419556</text:p>
          </table:table-cell>
          <table:table-cell office:value-type="float" office:value="-0.07131958" calcext:value-type="float">
            <text:p>-0.07131958</text:p>
          </table:table-cell>
          <table:table-cell office:value-type="float" office:value="-0.3322449" calcext:value-type="float">
            <text:p>-0.3322449</text:p>
          </table:table-cell>
          <table:table-cell office:value-type="float" office:value="-0.03955078" calcext:value-type="float">
            <text:p>-0.03955078</text:p>
          </table:table-cell>
          <table:table-cell office:value-type="float" office:value="-0.07846069" calcext:value-type="float">
            <text:p>-0.07846069</text:p>
          </table:table-cell>
          <table:table-cell office:value-type="float" office:value="-0.00213623" calcext:value-type="float">
            <text:p>-0.00213623</text:p>
          </table:table-cell>
          <table:table-cell office:value-type="float" office:value="-0.008178711" calcext:value-type="float">
            <text:p>-0.008178711</text:p>
          </table:table-cell>
          <table:table-cell office:value-type="float" office:value="0.06500244" calcext:value-type="float">
            <text:p>0.06500244</text:p>
          </table:table-cell>
          <table:table-cell office:value-type="float" office:value="0.0614624" calcext:value-type="float">
            <text:p>0.0614624</text:p>
          </table:table-cell>
          <table:table-cell office:value-type="float" office:value="0.1411743" calcext:value-type="float">
            <text:p>0.1411743</text:p>
          </table:table-cell>
          <table:table-cell office:value-type="float" office:value="0.1372986" calcext:value-type="float">
            <text:p>0.13729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1" calcext:value-type="float">
            <text:p>29032001</text:p>
          </table:table-cell>
          <table:table-cell office:value-type="float" office:value="12.69776" calcext:value-type="float">
            <text:p>12.69776</text:p>
          </table:table-cell>
          <table:table-cell office:value-type="float" office:value="1.6" calcext:value-type="float">
            <text:p>1.6</text:p>
          </table:table-cell>
          <table:table-cell office:value-type="float" office:value="-5.8005" calcext:value-type="float">
            <text:p>-5.8005</text:p>
          </table:table-cell>
          <table:table-cell office:value-type="float" office:value="0.5900089" calcext:value-type="float">
            <text:p>0.5900089</text:p>
          </table:table-cell>
          <table:table-cell office:value-type="float" office:value="0.3813308" calcext:value-type="float">
            <text:p>0.3813308</text:p>
          </table:table-cell>
          <table:table-cell office:value-type="float" office:value="292.6656" calcext:value-type="float">
            <text:p>292.6656</text:p>
          </table:table-cell>
          <table:table-cell office:value-type="float" office:value="0" calcext:value-type="float">
            <text:p>0</text:p>
          </table:table-cell>
          <table:table-cell office:value-type="float" office:value="0.1539917" calcext:value-type="float">
            <text:p>0.1539917</text:p>
          </table:table-cell>
          <table:table-cell office:value-type="float" office:value="-1.900909" calcext:value-type="float">
            <text:p>-1.900909</text:p>
          </table:table-cell>
          <table:table-cell office:value-type="float" office:value="-0.09625244" calcext:value-type="float">
            <text:p>-0.09625244</text:p>
          </table:table-cell>
          <table:table-cell office:value-type="float" office:value="-0.454834" calcext:value-type="float">
            <text:p>-0.454834</text:p>
          </table:table-cell>
          <table:table-cell office:value-type="float" office:value="-0.04879761" calcext:value-type="float">
            <text:p>-0.04879761</text:p>
          </table:table-cell>
          <table:table-cell office:value-type="float" office:value="-0.101593" calcext:value-type="float">
            <text:p>-0.101593</text:p>
          </table:table-cell>
          <table:table-cell office:value-type="float" office:value="-0.004699707" calcext:value-type="float">
            <text:p>-0.004699707</text:p>
          </table:table-cell>
          <table:table-cell office:value-type="float" office:value="-0.01321411" calcext:value-type="float">
            <text:p>-0.01321411</text:p>
          </table:table-cell>
          <table:table-cell office:value-type="float" office:value="0.06277466" calcext:value-type="float">
            <text:p>0.06277466</text:p>
          </table:table-cell>
          <table:table-cell office:value-type="float" office:value="0.05734253" calcext:value-type="float">
            <text:p>0.05734253</text:p>
          </table:table-cell>
          <table:table-cell office:value-type="float" office:value="0.1388855" calcext:value-type="float">
            <text:p>0.1388855</text:p>
          </table:table-cell>
          <table:table-cell office:value-type="float" office:value="0.134491" calcext:value-type="float">
            <text:p>0.1344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1" calcext:value-type="float">
            <text:p>30032001</text:p>
          </table:table-cell>
          <table:table-cell office:value-type="float" office:value="9.509849" calcext:value-type="float">
            <text:p>9.509849</text:p>
          </table:table-cell>
          <table:table-cell office:value-type="float" office:value="3.5485" calcext:value-type="float">
            <text:p>3.5485</text:p>
          </table:table-cell>
          <table:table-cell office:value-type="float" office:value="-1.2785" calcext:value-type="float">
            <text:p>-1.2785</text:p>
          </table:table-cell>
          <table:table-cell office:value-type="float" office:value="0.6102996" calcext:value-type="float">
            <text:p>0.6102996</text:p>
          </table:table-cell>
          <table:table-cell office:value-type="float" office:value="0.4713095" calcext:value-type="float">
            <text:p>0.4713095</text:p>
          </table:table-cell>
          <table:table-cell office:value-type="float" office:value="505.4238" calcext:value-type="float">
            <text:p>505.4238</text:p>
          </table:table-cell>
          <table:table-cell office:value-type="float" office:value="0.6" calcext:value-type="float">
            <text:p>0.6</text:p>
          </table:table-cell>
          <table:table-cell office:value-type="float" office:value="0.2916565" calcext:value-type="float">
            <text:p>0.2916565</text:p>
          </table:table-cell>
          <table:table-cell office:value-type="float" office:value="-1.02832" calcext:value-type="float">
            <text:p>-1.02832</text:p>
          </table:table-cell>
          <table:table-cell office:value-type="float" office:value="-0.06140137" calcext:value-type="float">
            <text:p>-0.06140137</text:p>
          </table:table-cell>
          <table:table-cell office:value-type="float" office:value="-0.308136" calcext:value-type="float">
            <text:p>-0.308136</text:p>
          </table:table-cell>
          <table:table-cell office:value-type="float" office:value="-0.04678345" calcext:value-type="float">
            <text:p>-0.04678345</text:p>
          </table:table-cell>
          <table:table-cell office:value-type="float" office:value="-0.08395386" calcext:value-type="float">
            <text:p>-0.08395386</text:p>
          </table:table-cell>
          <table:table-cell office:value-type="float" office:value="-0.005279541" calcext:value-type="float">
            <text:p>-0.005279541</text:p>
          </table:table-cell>
          <table:table-cell office:value-type="float" office:value="-0.01119995" calcext:value-type="float">
            <text:p>-0.01119995</text:p>
          </table:table-cell>
          <table:table-cell office:value-type="float" office:value="0.06069946" calcext:value-type="float">
            <text:p>0.06069946</text:p>
          </table:table-cell>
          <table:table-cell office:value-type="float" office:value="0.05813599" calcext:value-type="float">
            <text:p>0.05813599</text:p>
          </table:table-cell>
          <table:table-cell office:value-type="float" office:value="0.1361389" calcext:value-type="float">
            <text:p>0.1361389</text:p>
          </table:table-cell>
          <table:table-cell office:value-type="float" office:value="0.1340332" calcext:value-type="float">
            <text:p>0.13403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1" calcext:value-type="float">
            <text:p>31032001</text:p>
          </table:table-cell>
          <table:table-cell office:value-type="float" office:value="10.28507" calcext:value-type="float">
            <text:p>10.28507</text:p>
          </table:table-cell>
          <table:table-cell office:value-type="float" office:value="1.9255" calcext:value-type="float">
            <text:p>1.9255</text:p>
          </table:table-cell>
          <table:table-cell office:value-type="float" office:value="-1.587" calcext:value-type="float">
            <text:p>-1.587</text:p>
          </table:table-cell>
          <table:table-cell office:value-type="float" office:value="0.6023548" calcext:value-type="float">
            <text:p>0.6023548</text:p>
          </table:table-cell>
          <table:table-cell office:value-type="float" office:value="0.5311502" calcext:value-type="float">
            <text:p>0.5311502</text:p>
          </table:table-cell>
          <table:table-cell office:value-type="float" office:value="271.9134" calcext:value-type="float">
            <text:p>271.9134</text:p>
          </table:table-cell>
          <table:table-cell office:value-type="float" office:value="2.1" calcext:value-type="float">
            <text:p>2.1</text:p>
          </table:table-cell>
          <table:table-cell office:value-type="float" office:value="0.6045837" calcext:value-type="float">
            <text:p>0.6045837</text:p>
          </table:table-cell>
          <table:table-cell office:value-type="float" office:value="-0.7460632" calcext:value-type="float">
            <text:p>-0.7460632</text:p>
          </table:table-cell>
          <table:table-cell office:value-type="float" office:value="0.03131104" calcext:value-type="float">
            <text:p>0.03131104</text:p>
          </table:table-cell>
          <table:table-cell office:value-type="float" office:value="-0.2365417" calcext:value-type="float">
            <text:p>-0.2365417</text:p>
          </table:table-cell>
          <table:table-cell office:value-type="float" office:value="-0.03353882" calcext:value-type="float">
            <text:p>-0.03353882</text:p>
          </table:table-cell>
          <table:table-cell office:value-type="float" office:value="-0.07546997" calcext:value-type="float">
            <text:p>-0.07546997</text:p>
          </table:table-cell>
          <table:table-cell office:value-type="float" office:value="-0.00378418" calcext:value-type="float">
            <text:p>-0.00378418</text:p>
          </table:table-cell>
          <table:table-cell office:value-type="float" office:value="-0.01071167" calcext:value-type="float">
            <text:p>-0.01071167</text:p>
          </table:table-cell>
          <table:table-cell office:value-type="float" office:value="0.06079102" calcext:value-type="float">
            <text:p>0.06079102</text:p>
          </table:table-cell>
          <table:table-cell office:value-type="float" office:value="0.05786133" calcext:value-type="float">
            <text:p>0.05786133</text:p>
          </table:table-cell>
          <table:table-cell office:value-type="float" office:value="0.1351013" calcext:value-type="float">
            <text:p>0.1351013</text:p>
          </table:table-cell>
          <table:table-cell office:value-type="float" office:value="0.1322937" calcext:value-type="float">
            <text:p>0.13229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1" calcext:value-type="float">
            <text:p>1042001</text:p>
          </table:table-cell>
          <table:table-cell office:value-type="float" office:value="17.43122" calcext:value-type="float">
            <text:p>17.43122</text:p>
          </table:table-cell>
          <table:table-cell office:value-type="float" office:value="1.237" calcext:value-type="float">
            <text:p>1.237</text:p>
          </table:table-cell>
          <table:table-cell office:value-type="float" office:value="-2.11" calcext:value-type="float">
            <text:p>-2.11</text:p>
          </table:table-cell>
          <table:table-cell office:value-type="float" office:value="0.5650007" calcext:value-type="float">
            <text:p>0.5650007</text:p>
          </table:table-cell>
          <table:table-cell office:value-type="float" office:value="0.4840888" calcext:value-type="float">
            <text:p>0.4840888</text:p>
          </table:table-cell>
          <table:table-cell office:value-type="float" office:value="355.3722" calcext:value-type="float">
            <text:p>355.3722</text:p>
          </table:table-cell>
          <table:table-cell office:value-type="float" office:value="0.8" calcext:value-type="float">
            <text:p>0.8</text:p>
          </table:table-cell>
          <table:table-cell office:value-type="float" office:value="1.112885" calcext:value-type="float">
            <text:p>1.112885</text:p>
          </table:table-cell>
          <table:table-cell office:value-type="float" office:value="-0.8485718" calcext:value-type="float">
            <text:p>-0.8485718</text:p>
          </table:table-cell>
          <table:table-cell office:value-type="float" office:value="0.1499023" calcext:value-type="float">
            <text:p>0.1499023</text:p>
          </table:table-cell>
          <table:table-cell office:value-type="float" office:value="-0.237793" calcext:value-type="float">
            <text:p>-0.237793</text:p>
          </table:table-cell>
          <table:table-cell office:value-type="float" office:value="-0.01461792" calcext:value-type="float">
            <text:p>-0.01461792</text:p>
          </table:table-cell>
          <table:table-cell office:value-type="float" office:value="-0.07601929" calcext:value-type="float">
            <text:p>-0.07601929</text:p>
          </table:table-cell>
          <table:table-cell office:value-type="float" office:value="-0.0001220703" calcext:value-type="float">
            <text:p>-0.0001220703</text:p>
          </table:table-cell>
          <table:table-cell office:value-type="float" office:value="-0.01092529" calcext:value-type="float">
            <text:p>-0.01092529</text:p>
          </table:table-cell>
          <table:table-cell office:value-type="float" office:value="0.06253052" calcext:value-type="float">
            <text:p>0.06253052</text:p>
          </table:table-cell>
          <table:table-cell office:value-type="float" office:value="0.05740356" calcext:value-type="float">
            <text:p>0.05740356</text:p>
          </table:table-cell>
          <table:table-cell office:value-type="float" office:value="0.1349792" calcext:value-type="float">
            <text:p>0.1349792</text:p>
          </table:table-cell>
          <table:table-cell office:value-type="float" office:value="0.1323853" calcext:value-type="float">
            <text:p>0.13238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1" calcext:value-type="float">
            <text:p>2042001</text:p>
          </table:table-cell>
          <table:table-cell office:value-type="float" office:value="23.33349" calcext:value-type="float">
            <text:p>23.33349</text:p>
          </table:table-cell>
          <table:table-cell office:value-type="float" office:value="5.402" calcext:value-type="float">
            <text:p>5.402</text:p>
          </table:table-cell>
          <table:table-cell office:value-type="float" office:value="-4.5115" calcext:value-type="float">
            <text:p>-4.5115</text:p>
          </table:table-cell>
          <table:table-cell office:value-type="float" office:value="0.5003118" calcext:value-type="float">
            <text:p>0.5003118</text:p>
          </table:table-cell>
          <table:table-cell office:value-type="float" office:value="0.3905684" calcext:value-type="float">
            <text:p>0.3905684</text:p>
          </table:table-cell>
          <table:table-cell office:value-type="float" office:value="178.2396" calcext:value-type="float">
            <text:p>178.2396</text:p>
          </table:table-cell>
          <table:table-cell office:value-type="float" office:value="0" calcext:value-type="float">
            <text:p>0</text:p>
          </table:table-cell>
          <table:table-cell office:value-type="float" office:value="6.00235" calcext:value-type="float">
            <text:p>6.00235</text:p>
          </table:table-cell>
          <table:table-cell office:value-type="float" office:value="-0.7284241" calcext:value-type="float">
            <text:p>-0.7284241</text:p>
          </table:table-cell>
          <table:table-cell office:value-type="float" office:value="1.281769" calcext:value-type="float">
            <text:p>1.281769</text:p>
          </table:table-cell>
          <table:table-cell office:value-type="float" office:value="-0.1968994" calcext:value-type="float">
            <text:p>-0.1968994</text:p>
          </table:table-cell>
          <table:table-cell office:value-type="float" office:value="0.1787415" calcext:value-type="float">
            <text:p>0.1787415</text:p>
          </table:table-cell>
          <table:table-cell office:value-type="float" office:value="-0.06826782" calcext:value-type="float">
            <text:p>-0.06826782</text:p>
          </table:table-cell>
          <table:table-cell office:value-type="float" office:value="0.03521729" calcext:value-type="float">
            <text:p>0.03521729</text:p>
          </table:table-cell>
          <table:table-cell office:value-type="float" office:value="-0.009429932" calcext:value-type="float">
            <text:p>-0.009429932</text:p>
          </table:table-cell>
          <table:table-cell office:value-type="float" office:value="0.08526611" calcext:value-type="float">
            <text:p>0.08526611</text:p>
          </table:table-cell>
          <table:table-cell office:value-type="float" office:value="0.0579834" calcext:value-type="float">
            <text:p>0.0579834</text:p>
          </table:table-cell>
          <table:table-cell office:value-type="float" office:value="0.1485901" calcext:value-type="float">
            <text:p>0.1485901</text:p>
          </table:table-cell>
          <table:table-cell office:value-type="float" office:value="0.1322327" calcext:value-type="float">
            <text:p>0.132232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1" calcext:value-type="float">
            <text:p>3042001</text:p>
          </table:table-cell>
          <table:table-cell office:value-type="float" office:value="22.89475" calcext:value-type="float">
            <text:p>22.89475</text:p>
          </table:table-cell>
          <table:table-cell office:value-type="float" office:value="6.36" calcext:value-type="float">
            <text:p>6.36</text:p>
          </table:table-cell>
          <table:table-cell office:value-type="float" office:value="-5.9585" calcext:value-type="float">
            <text:p>-5.9585</text:p>
          </table:table-cell>
          <table:table-cell office:value-type="float" office:value="0.4563257" calcext:value-type="float">
            <text:p>0.4563257</text:p>
          </table:table-cell>
          <table:table-cell office:value-type="float" office:value="0.3711776" calcext:value-type="float">
            <text:p>0.3711776</text:p>
          </table:table-cell>
          <table:table-cell office:value-type="float" office:value="139.8096" calcext:value-type="float">
            <text:p>139.8096</text:p>
          </table:table-cell>
          <table:table-cell office:value-type="float" office:value="0" calcext:value-type="float">
            <text:p>0</text:p>
          </table:table-cell>
          <table:table-cell office:value-type="float" office:value="12.96896" calcext:value-type="float">
            <text:p>12.96896</text:p>
          </table:table-cell>
          <table:table-cell office:value-type="float" office:value="-0.9838867" calcext:value-type="float">
            <text:p>-0.9838867</text:p>
          </table:table-cell>
          <table:table-cell office:value-type="float" office:value="2.546509" calcext:value-type="float">
            <text:p>2.546509</text:p>
          </table:table-cell>
          <table:table-cell office:value-type="float" office:value="-0.2057495" calcext:value-type="float">
            <text:p>-0.2057495</text:p>
          </table:table-cell>
          <table:table-cell office:value-type="float" office:value="0.4016724" calcext:value-type="float">
            <text:p>0.4016724</text:p>
          </table:table-cell>
          <table:table-cell office:value-type="float" office:value="-0.05987549" calcext:value-type="float">
            <text:p>-0.05987549</text:p>
          </table:table-cell>
          <table:table-cell office:value-type="float" office:value="0.07507324" calcext:value-type="float">
            <text:p>0.07507324</text:p>
          </table:table-cell>
          <table:table-cell office:value-type="float" office:value="-0.007385254" calcext:value-type="float">
            <text:p>-0.007385254</text:p>
          </table:table-cell>
          <table:table-cell office:value-type="float" office:value="0.1100464" calcext:value-type="float">
            <text:p>0.1100464</text:p>
          </table:table-cell>
          <table:table-cell office:value-type="float" office:value="0.06030273" calcext:value-type="float">
            <text:p>0.06030273</text:p>
          </table:table-cell>
          <table:table-cell office:value-type="float" office:value="0.1652222" calcext:value-type="float">
            <text:p>0.1652222</text:p>
          </table:table-cell>
          <table:table-cell office:value-type="float" office:value="0.1341248" calcext:value-type="float">
            <text:p>0.13412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1" calcext:value-type="float">
            <text:p>4042001</text:p>
          </table:table-cell>
          <table:table-cell office:value-type="float" office:value="25.30743" calcext:value-type="float">
            <text:p>25.30743</text:p>
          </table:table-cell>
          <table:table-cell office:value-type="float" office:value="8.355" calcext:value-type="float">
            <text:p>8.355</text:p>
          </table:table-cell>
          <table:table-cell office:value-type="float" office:value="-5.843" calcext:value-type="float">
            <text:p>-5.843</text:p>
          </table:table-cell>
          <table:table-cell office:value-type="float" office:value="0.473321" calcext:value-type="float">
            <text:p>0.473321</text:p>
          </table:table-cell>
          <table:table-cell office:value-type="float" office:value="0.3633146" calcext:value-type="float">
            <text:p>0.3633146</text:p>
          </table:table-cell>
          <table:table-cell office:value-type="float" office:value="176.706" calcext:value-type="float">
            <text:p>176.706</text:p>
          </table:table-cell>
          <table:table-cell office:value-type="float" office:value="0" calcext:value-type="float">
            <text:p>0</text:p>
          </table:table-cell>
          <table:table-cell office:value-type="float" office:value="10.86081" calcext:value-type="float">
            <text:p>10.86081</text:p>
          </table:table-cell>
          <table:table-cell office:value-type="float" office:value="-1.124115" calcext:value-type="float">
            <text:p>-1.124115</text:p>
          </table:table-cell>
          <table:table-cell office:value-type="float" office:value="3.780975" calcext:value-type="float">
            <text:p>3.780975</text:p>
          </table:table-cell>
          <table:table-cell office:value-type="float" office:value="-0.2320862" calcext:value-type="float">
            <text:p>-0.2320862</text:p>
          </table:table-cell>
          <table:table-cell office:value-type="float" office:value="0.5368042" calcext:value-type="float">
            <text:p>0.5368042</text:p>
          </table:table-cell>
          <table:table-cell office:value-type="float" office:value="-0.05010986" calcext:value-type="float">
            <text:p>-0.05010986</text:p>
          </table:table-cell>
          <table:table-cell office:value-type="float" office:value="0.09750366" calcext:value-type="float">
            <text:p>0.09750366</text:p>
          </table:table-cell>
          <table:table-cell office:value-type="float" office:value="-0.005615234" calcext:value-type="float">
            <text:p>-0.005615234</text:p>
          </table:table-cell>
          <table:table-cell office:value-type="float" office:value="0.1293335" calcext:value-type="float">
            <text:p>0.1293335</text:p>
          </table:table-cell>
          <table:table-cell office:value-type="float" office:value="0.06262207" calcext:value-type="float">
            <text:p>0.06262207</text:p>
          </table:table-cell>
          <table:table-cell office:value-type="float" office:value="0.179657" calcext:value-type="float">
            <text:p>0.179657</text:p>
          </table:table-cell>
          <table:table-cell office:value-type="float" office:value="0.1365051" calcext:value-type="float">
            <text:p>0.13650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1" calcext:value-type="float">
            <text:p>5042001</text:p>
          </table:table-cell>
          <table:table-cell office:value-type="float" office:value="24.76411" calcext:value-type="float">
            <text:p>24.76411</text:p>
          </table:table-cell>
          <table:table-cell office:value-type="float" office:value="9.285" calcext:value-type="float">
            <text:p>9.285</text:p>
          </table:table-cell>
          <table:table-cell office:value-type="float" office:value="-3.8215" calcext:value-type="float">
            <text:p>-3.8215</text:p>
          </table:table-cell>
          <table:table-cell office:value-type="float" office:value="0.4492918" calcext:value-type="float">
            <text:p>0.4492918</text:p>
          </table:table-cell>
          <table:table-cell office:value-type="float" office:value="0.3181609" calcext:value-type="float">
            <text:p>0.3181609</text:p>
          </table:table-cell>
          <table:table-cell office:value-type="float" office:value="181.4598" calcext:value-type="float">
            <text:p>181.4598</text:p>
          </table:table-cell>
          <table:table-cell office:value-type="float" office:value="0" calcext:value-type="float">
            <text:p>0</text:p>
          </table:table-cell>
          <table:table-cell office:value-type="float" office:value="12.7471" calcext:value-type="float">
            <text:p>12.7471</text:p>
          </table:table-cell>
          <table:table-cell office:value-type="float" office:value="-1.019562" calcext:value-type="float">
            <text:p>-1.019562</text:p>
          </table:table-cell>
          <table:table-cell office:value-type="float" office:value="4.726746" calcext:value-type="float">
            <text:p>4.726746</text:p>
          </table:table-cell>
          <table:table-cell office:value-type="float" office:value="-0.2171021" calcext:value-type="float">
            <text:p>-0.2171021</text:p>
          </table:table-cell>
          <table:table-cell office:value-type="float" office:value="0.6862793" calcext:value-type="float">
            <text:p>0.6862793</text:p>
          </table:table-cell>
          <table:table-cell office:value-type="float" office:value="-0.04229736" calcext:value-type="float">
            <text:p>-0.04229736</text:p>
          </table:table-cell>
          <table:table-cell office:value-type="float" office:value="0.1213684" calcext:value-type="float">
            <text:p>0.1213684</text:p>
          </table:table-cell>
          <table:table-cell office:value-type="float" office:value="-0.005371094" calcext:value-type="float">
            <text:p>-0.005371094</text:p>
          </table:table-cell>
          <table:table-cell office:value-type="float" office:value="0.1494751" calcext:value-type="float">
            <text:p>0.1494751</text:p>
          </table:table-cell>
          <table:table-cell office:value-type="float" office:value="0.06488037" calcext:value-type="float">
            <text:p>0.06488037</text:p>
          </table:table-cell>
          <table:table-cell office:value-type="float" office:value="0.1959229" calcext:value-type="float">
            <text:p>0.1959229</text:p>
          </table:table-cell>
          <table:table-cell office:value-type="float" office:value="0.1398315" calcext:value-type="float">
            <text:p>0.13983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1" calcext:value-type="float">
            <text:p>6042001</text:p>
          </table:table-cell>
          <table:table-cell office:value-type="float" office:value="8.238028" calcext:value-type="float">
            <text:p>8.238028</text:p>
          </table:table-cell>
          <table:table-cell office:value-type="float" office:value="4.5725" calcext:value-type="float">
            <text:p>4.5725</text:p>
          </table:table-cell>
          <table:table-cell office:value-type="float" office:value="0.478" calcext:value-type="float">
            <text:p>0.478</text:p>
          </table:table-cell>
          <table:table-cell office:value-type="float" office:value="0.6306785" calcext:value-type="float">
            <text:p>0.6306785</text:p>
          </table:table-cell>
          <table:table-cell office:value-type="float" office:value="0.3801568" calcext:value-type="float">
            <text:p>0.3801568</text:p>
          </table:table-cell>
          <table:table-cell office:value-type="float" office:value="348.6996" calcext:value-type="float">
            <text:p>348.6996</text:p>
          </table:table-cell>
          <table:table-cell office:value-type="float" office:value="0.7" calcext:value-type="float">
            <text:p>0.7</text:p>
          </table:table-cell>
          <table:table-cell office:value-type="float" office:value="5.096954" calcext:value-type="float">
            <text:p>5.096954</text:p>
          </table:table-cell>
          <table:table-cell office:value-type="float" office:value="-0.4968567" calcext:value-type="float">
            <text:p>-0.4968567</text:p>
          </table:table-cell>
          <table:table-cell office:value-type="float" office:value="1.907654" calcext:value-type="float">
            <text:p>1.907654</text:p>
          </table:table-cell>
          <table:table-cell office:value-type="float" office:value="-0.1150208" calcext:value-type="float">
            <text:p>-0.1150208</text:p>
          </table:table-cell>
          <table:table-cell office:value-type="float" office:value="0.281189" calcext:value-type="float">
            <text:p>0.281189</text:p>
          </table:table-cell>
          <table:table-cell office:value-type="float" office:value="-0.02789307" calcext:value-type="float">
            <text:p>-0.02789307</text:p>
          </table:table-cell>
          <table:table-cell office:value-type="float" office:value="0.04760742" calcext:value-type="float">
            <text:p>0.04760742</text:p>
          </table:table-cell>
          <table:table-cell office:value-type="float" office:value="-0.003234863" calcext:value-type="float">
            <text:p>-0.003234863</text:p>
          </table:table-cell>
          <table:table-cell office:value-type="float" office:value="0.09771729" calcext:value-type="float">
            <text:p>0.09771729</text:p>
          </table:table-cell>
          <table:table-cell office:value-type="float" office:value="0.06832886" calcext:value-type="float">
            <text:p>0.06832886</text:p>
          </table:table-cell>
          <table:table-cell office:value-type="float" office:value="0.1598511" calcext:value-type="float">
            <text:p>0.1598511</text:p>
          </table:table-cell>
          <table:table-cell office:value-type="float" office:value="0.1436462" calcext:value-type="float">
            <text:p>0.143646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1" calcext:value-type="float">
            <text:p>7042001</text:p>
          </table:table-cell>
          <table:table-cell office:value-type="float" office:value="13.9354" calcext:value-type="float">
            <text:p>13.9354</text:p>
          </table:table-cell>
          <table:table-cell office:value-type="float" office:value="4.3815" calcext:value-type="float">
            <text:p>4.3815</text:p>
          </table:table-cell>
          <table:table-cell office:value-type="float" office:value="0.298" calcext:value-type="float">
            <text:p>0.298</text:p>
          </table:table-cell>
          <table:table-cell office:value-type="float" office:value="0.6229477" calcext:value-type="float">
            <text:p>0.6229477</text:p>
          </table:table-cell>
          <table:table-cell office:value-type="float" office:value="0.3574561" calcext:value-type="float">
            <text:p>0.3574561</text:p>
          </table:table-cell>
          <table:table-cell office:value-type="float" office:value="344.7162" calcext:value-type="float">
            <text:p>344.7162</text:p>
          </table:table-cell>
          <table:table-cell office:value-type="float" office:value="1.3" calcext:value-type="float">
            <text:p>1.3</text:p>
          </table:table-cell>
          <table:table-cell office:value-type="float" office:value="8.602509" calcext:value-type="float">
            <text:p>8.602509</text:p>
          </table:table-cell>
          <table:table-cell office:value-type="float" office:value="-0.4970398" calcext:value-type="float">
            <text:p>-0.4970398</text:p>
          </table:table-cell>
          <table:table-cell office:value-type="float" office:value="3.261932" calcext:value-type="float">
            <text:p>3.261932</text:p>
          </table:table-cell>
          <table:table-cell office:value-type="float" office:value="-0.1160278" calcext:value-type="float">
            <text:p>-0.1160278</text:p>
          </table:table-cell>
          <table:table-cell office:value-type="float" office:value="0.4925537" calcext:value-type="float">
            <text:p>0.4925537</text:p>
          </table:table-cell>
          <table:table-cell office:value-type="float" office:value="-0.02850342" calcext:value-type="float">
            <text:p>-0.02850342</text:p>
          </table:table-cell>
          <table:table-cell office:value-type="float" office:value="0.0814209" calcext:value-type="float">
            <text:p>0.0814209</text:p>
          </table:table-cell>
          <table:table-cell office:value-type="float" office:value="-0.004516602" calcext:value-type="float">
            <text:p>-0.004516602</text:p>
          </table:table-cell>
          <table:table-cell office:value-type="float" office:value="0.1189575" calcext:value-type="float">
            <text:p>0.1189575</text:p>
          </table:table-cell>
          <table:table-cell office:value-type="float" office:value="0.06503296" calcext:value-type="float">
            <text:p>0.06503296</text:p>
          </table:table-cell>
          <table:table-cell office:value-type="float" office:value="0.1731873" calcext:value-type="float">
            <text:p>0.1731873</text:p>
          </table:table-cell>
          <table:table-cell office:value-type="float" office:value="0.1390686" calcext:value-type="float">
            <text:p>0.139068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1" calcext:value-type="float">
            <text:p>8042001</text:p>
          </table:table-cell>
          <table:table-cell office:value-type="float" office:value="14.50382" calcext:value-type="float">
            <text:p>14.50382</text:p>
          </table:table-cell>
          <table:table-cell office:value-type="float" office:value="14.39" calcext:value-type="float">
            <text:p>14.39</text:p>
          </table:table-cell>
          <table:table-cell office:value-type="float" office:value="1.553" calcext:value-type="float">
            <text:p>1.553</text:p>
          </table:table-cell>
          <table:table-cell office:value-type="float" office:value="1.068261" calcext:value-type="float">
            <text:p>1.068261</text:p>
          </table:table-cell>
          <table:table-cell office:value-type="float" office:value="0.6096631" calcext:value-type="float">
            <text:p>0.6096631</text:p>
          </table:table-cell>
          <table:table-cell office:value-type="float" office:value="352.4706" calcext:value-type="float">
            <text:p>352.4706</text:p>
          </table:table-cell>
          <table:table-cell office:value-type="float" office:value="3" calcext:value-type="float">
            <text:p>3</text:p>
          </table:table-cell>
          <table:table-cell office:value-type="float" office:value="11.61258" calcext:value-type="float">
            <text:p>11.61258</text:p>
          </table:table-cell>
          <table:table-cell office:value-type="float" office:value="-0.2828979" calcext:value-type="float">
            <text:p>-0.2828979</text:p>
          </table:table-cell>
          <table:table-cell office:value-type="float" office:value="4.338623" calcext:value-type="float">
            <text:p>4.338623</text:p>
          </table:table-cell>
          <table:table-cell office:value-type="float" office:value="-0.07522583" calcext:value-type="float">
            <text:p>-0.07522583</text:p>
          </table:table-cell>
          <table:table-cell office:value-type="float" office:value="0.6725159" calcext:value-type="float">
            <text:p>0.6725159</text:p>
          </table:table-cell>
          <table:table-cell office:value-type="float" office:value="-0.02218628" calcext:value-type="float">
            <text:p>-0.02218628</text:p>
          </table:table-cell>
          <table:table-cell office:value-type="float" office:value="0.109436" calcext:value-type="float">
            <text:p>0.109436</text:p>
          </table:table-cell>
          <table:table-cell office:value-type="float" office:value="-0.002746582" calcext:value-type="float">
            <text:p>-0.002746582</text:p>
          </table:table-cell>
          <table:table-cell office:value-type="float" office:value="0.1437073" calcext:value-type="float">
            <text:p>0.1437073</text:p>
          </table:table-cell>
          <table:table-cell office:value-type="float" office:value="0.0657959" calcext:value-type="float">
            <text:p>0.0657959</text:p>
          </table:table-cell>
          <table:table-cell office:value-type="float" office:value="0.1923218" calcext:value-type="float">
            <text:p>0.1923218</text:p>
          </table:table-cell>
          <table:table-cell office:value-type="float" office:value="0.1392822" calcext:value-type="float">
            <text:p>0.13928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1" calcext:value-type="float">
            <text:p>9042001</text:p>
          </table:table-cell>
          <table:table-cell office:value-type="float" office:value="22.5054" calcext:value-type="float">
            <text:p>22.5054</text:p>
          </table:table-cell>
          <table:table-cell office:value-type="float" office:value="9.33" calcext:value-type="float">
            <text:p>9.33</text:p>
          </table:table-cell>
          <table:table-cell office:value-type="float" office:value="2.5095" calcext:value-type="float">
            <text:p>2.5095</text:p>
          </table:table-cell>
          <table:table-cell office:value-type="float" office:value="0.6790856" calcext:value-type="float">
            <text:p>0.6790856</text:p>
          </table:table-cell>
          <table:table-cell office:value-type="float" office:value="0.6106339" calcext:value-type="float">
            <text:p>0.6106339</text:p>
          </table:table-cell>
          <table:table-cell office:value-type="float" office:value="317.718" calcext:value-type="float">
            <text:p>317.718</text:p>
          </table:table-cell>
          <table:table-cell office:value-type="float" office:value="0" calcext:value-type="float">
            <text:p>0</text:p>
          </table:table-cell>
          <table:table-cell office:value-type="float" office:value="13.24298" calcext:value-type="float">
            <text:p>13.24298</text:p>
          </table:table-cell>
          <table:table-cell office:value-type="float" office:value="-0.2434998" calcext:value-type="float">
            <text:p>-0.2434998</text:p>
          </table:table-cell>
          <table:table-cell office:value-type="float" office:value="6.61322" calcext:value-type="float">
            <text:p>6.61322</text:p>
          </table:table-cell>
          <table:table-cell office:value-type="float" office:value="-0.05990601" calcext:value-type="float">
            <text:p>-0.05990601</text:p>
          </table:table-cell>
          <table:table-cell office:value-type="float" office:value="3.599518" calcext:value-type="float">
            <text:p>3.599518</text:p>
          </table:table-cell>
          <table:table-cell office:value-type="float" office:value="-0.01745605" calcext:value-type="float">
            <text:p>-0.01745605</text:p>
          </table:table-cell>
          <table:table-cell office:value-type="float" office:value="0.5401001" calcext:value-type="float">
            <text:p>0.5401001</text:p>
          </table:table-cell>
          <table:table-cell office:value-type="float" office:value="0.00003051758" calcext:value-type="float">
            <text:p>3.051758E-05</text:p>
          </table:table-cell>
          <table:table-cell office:value-type="float" office:value="0.427002" calcext:value-type="float">
            <text:p>0.427002</text:p>
          </table:table-cell>
          <table:table-cell office:value-type="float" office:value="0.07211304" calcext:value-type="float">
            <text:p>0.07211304</text:p>
          </table:table-cell>
          <table:table-cell office:value-type="float" office:value="0.388916" calcext:value-type="float">
            <text:p>0.388916</text:p>
          </table:table-cell>
          <table:table-cell office:value-type="float" office:value="0.1464539" calcext:value-type="float">
            <text:p>0.14645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1" calcext:value-type="float">
            <text:p>10042001</text:p>
          </table:table-cell>
          <table:table-cell office:value-type="float" office:value="25.75384" calcext:value-type="float">
            <text:p>25.75384</text:p>
          </table:table-cell>
          <table:table-cell office:value-type="float" office:value="10.665" calcext:value-type="float">
            <text:p>10.665</text:p>
          </table:table-cell>
          <table:table-cell office:value-type="float" office:value="0.4775" calcext:value-type="float">
            <text:p>0.4775</text:p>
          </table:table-cell>
          <table:table-cell office:value-type="float" office:value="0.6615739" calcext:value-type="float">
            <text:p>0.6615739</text:p>
          </table:table-cell>
          <table:table-cell office:value-type="float" office:value="0.5555236" calcext:value-type="float">
            <text:p>0.5555236</text:p>
          </table:table-cell>
          <table:table-cell office:value-type="float" office:value="197.4078" calcext:value-type="float">
            <text:p>197.4078</text:p>
          </table:table-cell>
          <table:table-cell office:value-type="float" office:value="0" calcext:value-type="float">
            <text:p>0</text:p>
          </table:table-cell>
          <table:table-cell office:value-type="float" office:value="16.78748" calcext:value-type="float">
            <text:p>16.78748</text:p>
          </table:table-cell>
          <table:table-cell office:value-type="float" office:value="-0.4502869" calcext:value-type="float">
            <text:p>-0.4502869</text:p>
          </table:table-cell>
          <table:table-cell office:value-type="float" office:value="10.26846" calcext:value-type="float">
            <text:p>10.26846</text:p>
          </table:table-cell>
          <table:table-cell office:value-type="float" office:value="-0.1051636" calcext:value-type="float">
            <text:p>-0.1051636</text:p>
          </table:table-cell>
          <table:table-cell office:value-type="float" office:value="7.6922" calcext:value-type="float">
            <text:p>7.6922</text:p>
          </table:table-cell>
          <table:table-cell office:value-type="float" office:value="-0.02609253" calcext:value-type="float">
            <text:p>-0.02609253</text:p>
          </table:table-cell>
          <table:table-cell office:value-type="float" office:value="5.641815" calcext:value-type="float">
            <text:p>5.641815</text:p>
          </table:table-cell>
          <table:table-cell office:value-type="float" office:value="0.00213623" calcext:value-type="float">
            <text:p>0.00213623</text:p>
          </table:table-cell>
          <table:table-cell office:value-type="float" office:value="4.239868" calcext:value-type="float">
            <text:p>4.239868</text:p>
          </table:table-cell>
          <table:table-cell office:value-type="float" office:value="0.09457397" calcext:value-type="float">
            <text:p>0.09457397</text:p>
          </table:table-cell>
          <table:table-cell office:value-type="float" office:value="3.279846" calcext:value-type="float">
            <text:p>3.279846</text:p>
          </table:table-cell>
          <table:table-cell office:value-type="float" office:value="0.178772" calcext:value-type="float">
            <text:p>0.17877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1" calcext:value-type="float">
            <text:p>11042001</text:p>
          </table:table-cell>
          <table:table-cell office:value-type="float" office:value="23.81891" calcext:value-type="float">
            <text:p>23.81891</text:p>
          </table:table-cell>
          <table:table-cell office:value-type="float" office:value="13.545" calcext:value-type="float">
            <text:p>13.545</text:p>
          </table:table-cell>
          <table:table-cell office:value-type="float" office:value="3.3235" calcext:value-type="float">
            <text:p>3.3235</text:p>
          </table:table-cell>
          <table:table-cell office:value-type="float" office:value="0.828927" calcext:value-type="float">
            <text:p>0.828927</text:p>
          </table:table-cell>
          <table:table-cell office:value-type="float" office:value="0.5549052" calcext:value-type="float">
            <text:p>0.5549052</text:p>
          </table:table-cell>
          <table:table-cell office:value-type="float" office:value="395.1594" calcext:value-type="float">
            <text:p>395.1594</text:p>
          </table:table-cell>
          <table:table-cell office:value-type="float" office:value="0.1" calcext:value-type="float">
            <text:p>0.1</text:p>
          </table:table-cell>
          <table:table-cell office:value-type="float" office:value="19.14755" calcext:value-type="float">
            <text:p>19.14755</text:p>
          </table:table-cell>
          <table:table-cell office:value-type="float" office:value="0.7357178" calcext:value-type="float">
            <text:p>0.7357178</text:p>
          </table:table-cell>
          <table:table-cell office:value-type="float" office:value="12.39862" calcext:value-type="float">
            <text:p>12.39862</text:p>
          </table:table-cell>
          <table:table-cell office:value-type="float" office:value="1.748901" calcext:value-type="float">
            <text:p>1.748901</text:p>
          </table:table-cell>
          <table:table-cell office:value-type="float" office:value="9.803406" calcext:value-type="float">
            <text:p>9.803406</text:p>
          </table:table-cell>
          <table:table-cell office:value-type="float" office:value="2.185303" calcext:value-type="float">
            <text:p>2.185303</text:p>
          </table:table-cell>
          <table:table-cell office:value-type="float" office:value="7.678986" calcext:value-type="float">
            <text:p>7.678986</text:p>
          </table:table-cell>
          <table:table-cell office:value-type="float" office:value="2.416901" calcext:value-type="float">
            <text:p>2.416901</text:p>
          </table:table-cell>
          <table:table-cell office:value-type="float" office:value="6.143005" calcext:value-type="float">
            <text:p>6.143005</text:p>
          </table:table-cell>
          <table:table-cell office:value-type="float" office:value="2.447021" calcext:value-type="float">
            <text:p>2.447021</text:p>
          </table:table-cell>
          <table:table-cell office:value-type="float" office:value="5.041992" calcext:value-type="float">
            <text:p>5.041992</text:p>
          </table:table-cell>
          <table:table-cell office:value-type="float" office:value="2.351746" calcext:value-type="float">
            <text:p>2.3517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1" calcext:value-type="float">
            <text:p>12042001</text:p>
          </table:table-cell>
          <table:table-cell office:value-type="float" office:value="7.904634" calcext:value-type="float">
            <text:p>7.904634</text:p>
          </table:table-cell>
          <table:table-cell office:value-type="float" office:value="11.515" calcext:value-type="float">
            <text:p>11.515</text:p>
          </table:table-cell>
          <table:table-cell office:value-type="float" office:value="4.4025" calcext:value-type="float">
            <text:p>4.4025</text:p>
          </table:table-cell>
          <table:table-cell office:value-type="float" office:value="1.210301" calcext:value-type="float">
            <text:p>1.210301</text:p>
          </table:table-cell>
          <table:table-cell office:value-type="float" office:value="0.7983837" calcext:value-type="float">
            <text:p>0.7983837</text:p>
          </table:table-cell>
          <table:table-cell office:value-type="float" office:value="412.6122" calcext:value-type="float">
            <text:p>412.6122</text:p>
          </table:table-cell>
          <table:table-cell office:value-type="float" office:value="4" calcext:value-type="float">
            <text:p>4</text:p>
          </table:table-cell>
          <table:table-cell office:value-type="float" office:value="13.78766" calcext:value-type="float">
            <text:p>13.78766</text:p>
          </table:table-cell>
          <table:table-cell office:value-type="float" office:value="3.161407" calcext:value-type="float">
            <text:p>3.161407</text:p>
          </table:table-cell>
          <table:table-cell office:value-type="float" office:value="9.500977" calcext:value-type="float">
            <text:p>9.500977</text:p>
          </table:table-cell>
          <table:table-cell office:value-type="float" office:value="4.036346" calcext:value-type="float">
            <text:p>4.036346</text:p>
          </table:table-cell>
          <table:table-cell office:value-type="float" office:value="7.841736" calcext:value-type="float">
            <text:p>7.841736</text:p>
          </table:table-cell>
          <table:table-cell office:value-type="float" office:value="4.297882" calcext:value-type="float">
            <text:p>4.297882</text:p>
          </table:table-cell>
          <table:table-cell office:value-type="float" office:value="6.545502" calcext:value-type="float">
            <text:p>6.545502</text:p>
          </table:table-cell>
          <table:table-cell office:value-type="float" office:value="4.302368" calcext:value-type="float">
            <text:p>4.302368</text:p>
          </table:table-cell>
          <table:table-cell office:value-type="float" office:value="5.61908" calcext:value-type="float">
            <text:p>5.61908</text:p>
          </table:table-cell>
          <table:table-cell office:value-type="float" office:value="4.177216" calcext:value-type="float">
            <text:p>4.177216</text:p>
          </table:table-cell>
          <table:table-cell office:value-type="float" office:value="4.927521" calcext:value-type="float">
            <text:p>4.927521</text:p>
          </table:table-cell>
          <table:table-cell office:value-type="float" office:value="3.949463" calcext:value-type="float">
            <text:p>3.94946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1" calcext:value-type="float">
            <text:p>13042001</text:p>
          </table:table-cell>
          <table:table-cell office:value-type="float" office:value="9.582102" calcext:value-type="float">
            <text:p>9.582102</text:p>
          </table:table-cell>
          <table:table-cell office:value-type="float" office:value="9.81" calcext:value-type="float">
            <text:p>9.81</text:p>
          </table:table-cell>
          <table:table-cell office:value-type="float" office:value="2.8885" calcext:value-type="float">
            <text:p>2.8885</text:p>
          </table:table-cell>
          <table:table-cell office:value-type="float" office:value="0.9784454" calcext:value-type="float">
            <text:p>0.9784454</text:p>
          </table:table-cell>
          <table:table-cell office:value-type="float" office:value="0.4975718" calcext:value-type="float">
            <text:p>0.4975718</text:p>
          </table:table-cell>
          <table:table-cell office:value-type="float" office:value="581.5009" calcext:value-type="float">
            <text:p>581.5009</text:p>
          </table:table-cell>
          <table:table-cell office:value-type="float" office:value="0.1" calcext:value-type="float">
            <text:p>0.1</text:p>
          </table:table-cell>
          <table:table-cell office:value-type="float" office:value="12.39755" calcext:value-type="float">
            <text:p>12.39755</text:p>
          </table:table-cell>
          <table:table-cell office:value-type="float" office:value="2.394989" calcext:value-type="float">
            <text:p>2.394989</text:p>
          </table:table-cell>
          <table:table-cell office:value-type="float" office:value="8.766144" calcext:value-type="float">
            <text:p>8.766144</text:p>
          </table:table-cell>
          <table:table-cell office:value-type="float" office:value="3.988312" calcext:value-type="float">
            <text:p>3.988312</text:p>
          </table:table-cell>
          <table:table-cell office:value-type="float" office:value="7.559784" calcext:value-type="float">
            <text:p>7.559784</text:p>
          </table:table-cell>
          <table:table-cell office:value-type="float" office:value="4.716248" calcext:value-type="float">
            <text:p>4.716248</text:p>
          </table:table-cell>
          <table:table-cell office:value-type="float" office:value="6.653534" calcext:value-type="float">
            <text:p>6.653534</text:p>
          </table:table-cell>
          <table:table-cell office:value-type="float" office:value="4.698151" calcext:value-type="float">
            <text:p>4.698151</text:p>
          </table:table-cell>
          <table:table-cell office:value-type="float" office:value="5.921143" calcext:value-type="float">
            <text:p>5.921143</text:p>
          </table:table-cell>
          <table:table-cell office:value-type="float" office:value="4.551941" calcext:value-type="float">
            <text:p>4.551941</text:p>
          </table:table-cell>
          <table:table-cell office:value-type="float" office:value="5.308075" calcext:value-type="float">
            <text:p>5.308075</text:p>
          </table:table-cell>
          <table:table-cell office:value-type="float" office:value="4.33429" calcext:value-type="float">
            <text:p>4.3342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1" calcext:value-type="float">
            <text:p>14042001</text:p>
          </table:table-cell>
          <table:table-cell office:value-type="float" office:value="25.2734" calcext:value-type="float">
            <text:p>25.2734</text:p>
          </table:table-cell>
          <table:table-cell office:value-type="float" office:value="10.94" calcext:value-type="float">
            <text:p>10.94</text:p>
          </table:table-cell>
          <table:table-cell office:value-type="float" office:value="-0.28" calcext:value-type="float">
            <text:p>-0.28</text:p>
          </table:table-cell>
          <table:table-cell office:value-type="float" office:value="0.5502382" calcext:value-type="float">
            <text:p>0.5502382</text:p>
          </table:table-cell>
          <table:table-cell office:value-type="float" office:value="0.3348727" calcext:value-type="float">
            <text:p>0.3348727</text:p>
          </table:table-cell>
          <table:table-cell office:value-type="float" office:value="271.6794" calcext:value-type="float">
            <text:p>271.6794</text:p>
          </table:table-cell>
          <table:table-cell office:value-type="float" office:value="0" calcext:value-type="float">
            <text:p>0</text:p>
          </table:table-cell>
          <table:table-cell office:value-type="float" office:value="18.01047" calcext:value-type="float">
            <text:p>18.01047</text:p>
          </table:table-cell>
          <table:table-cell office:value-type="float" office:value="0.6352539" calcext:value-type="float">
            <text:p>0.6352539</text:p>
          </table:table-cell>
          <table:table-cell office:value-type="float" office:value="12.14703" calcext:value-type="float">
            <text:p>12.14703</text:p>
          </table:table-cell>
          <table:table-cell office:value-type="float" office:value="2.290466" calcext:value-type="float">
            <text:p>2.290466</text:p>
          </table:table-cell>
          <table:table-cell office:value-type="float" office:value="10.07806" calcext:value-type="float">
            <text:p>10.07806</text:p>
          </table:table-cell>
          <table:table-cell office:value-type="float" office:value="3.043213" calcext:value-type="float">
            <text:p>3.043213</text:p>
          </table:table-cell>
          <table:table-cell office:value-type="float" office:value="8.352325" calcext:value-type="float">
            <text:p>8.352325</text:p>
          </table:table-cell>
          <table:table-cell office:value-type="float" office:value="3.570465" calcext:value-type="float">
            <text:p>3.570465</text:p>
          </table:table-cell>
          <table:table-cell office:value-type="float" office:value="7.108368" calcext:value-type="float">
            <text:p>7.108368</text:p>
          </table:table-cell>
          <table:table-cell office:value-type="float" office:value="3.83313" calcext:value-type="float">
            <text:p>3.83313</text:p>
          </table:table-cell>
          <table:table-cell office:value-type="float" office:value="6.194153" calcext:value-type="float">
            <text:p>6.194153</text:p>
          </table:table-cell>
          <table:table-cell office:value-type="float" office:value="3.917999" calcext:value-type="float">
            <text:p>3.9179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1" calcext:value-type="float">
            <text:p>15042001</text:p>
          </table:table-cell>
          <table:table-cell office:value-type="float" office:value="25.2658" calcext:value-type="float">
            <text:p>25.2658</text:p>
          </table:table-cell>
          <table:table-cell office:value-type="float" office:value="12.445" calcext:value-type="float">
            <text:p>12.445</text:p>
          </table:table-cell>
          <table:table-cell office:value-type="float" office:value="-0.523" calcext:value-type="float">
            <text:p>-0.523</text:p>
          </table:table-cell>
          <table:table-cell office:value-type="float" office:value="0.4926303" calcext:value-type="float">
            <text:p>0.4926303</text:p>
          </table:table-cell>
          <table:table-cell office:value-type="float" office:value="0.2748922" calcext:value-type="float">
            <text:p>0.2748922</text:p>
          </table:table-cell>
          <table:table-cell office:value-type="float" office:value="206.8596" calcext:value-type="float">
            <text:p>206.8596</text:p>
          </table:table-cell>
          <table:table-cell office:value-type="float" office:value="0" calcext:value-type="float">
            <text:p>0</text:p>
          </table:table-cell>
          <table:table-cell office:value-type="float" office:value="18.50919" calcext:value-type="float">
            <text:p>18.50919</text:p>
          </table:table-cell>
          <table:table-cell office:value-type="float" office:value="0.979248" calcext:value-type="float">
            <text:p>0.979248</text:p>
          </table:table-cell>
          <table:table-cell office:value-type="float" office:value="12.77444" calcext:value-type="float">
            <text:p>12.77444</text:p>
          </table:table-cell>
          <table:table-cell office:value-type="float" office:value="3.007538" calcext:value-type="float">
            <text:p>3.007538</text:p>
          </table:table-cell>
          <table:table-cell office:value-type="float" office:value="10.68805" calcext:value-type="float">
            <text:p>10.68805</text:p>
          </table:table-cell>
          <table:table-cell office:value-type="float" office:value="3.855164" calcext:value-type="float">
            <text:p>3.855164</text:p>
          </table:table-cell>
          <table:table-cell office:value-type="float" office:value="8.975739" calcext:value-type="float">
            <text:p>8.975739</text:p>
          </table:table-cell>
          <table:table-cell office:value-type="float" office:value="4.401306" calcext:value-type="float">
            <text:p>4.401306</text:p>
          </table:table-cell>
          <table:table-cell office:value-type="float" office:value="7.730347" calcext:value-type="float">
            <text:p>7.730347</text:p>
          </table:table-cell>
          <table:table-cell office:value-type="float" office:value="4.637085" calcext:value-type="float">
            <text:p>4.637085</text:p>
          </table:table-cell>
          <table:table-cell office:value-type="float" office:value="6.807159" calcext:value-type="float">
            <text:p>6.807159</text:p>
          </table:table-cell>
          <table:table-cell office:value-type="float" office:value="4.668915" calcext:value-type="float">
            <text:p>4.6689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1" calcext:value-type="float">
            <text:p>16042001</text:p>
          </table:table-cell>
          <table:table-cell office:value-type="float" office:value="24.9218" calcext:value-type="float">
            <text:p>24.9218</text:p>
          </table:table-cell>
          <table:table-cell office:value-type="float" office:value="11.615" calcext:value-type="float">
            <text:p>11.615</text:p>
          </table:table-cell>
          <table:table-cell office:value-type="float" office:value="0.9585" calcext:value-type="float">
            <text:p>0.9585</text:p>
          </table:table-cell>
          <table:table-cell office:value-type="float" office:value="0.3489091" calcext:value-type="float">
            <text:p>0.3489091</text:p>
          </table:table-cell>
          <table:table-cell office:value-type="float" office:value="0.2407525" calcext:value-type="float">
            <text:p>0.2407525</text:p>
          </table:table-cell>
          <table:table-cell office:value-type="float" office:value="245.142" calcext:value-type="float">
            <text:p>245.142</text:p>
          </table:table-cell>
          <table:table-cell office:value-type="float" office:value="0" calcext:value-type="float">
            <text:p>0</text:p>
          </table:table-cell>
          <table:table-cell office:value-type="float" office:value="19.48862" calcext:value-type="float">
            <text:p>19.48862</text:p>
          </table:table-cell>
          <table:table-cell office:value-type="float" office:value="0.8774414" calcext:value-type="float">
            <text:p>0.8774414</text:p>
          </table:table-cell>
          <table:table-cell office:value-type="float" office:value="12.58969" calcext:value-type="float">
            <text:p>12.58969</text:p>
          </table:table-cell>
          <table:table-cell office:value-type="float" office:value="3.389038" calcext:value-type="float">
            <text:p>3.389038</text:p>
          </table:table-cell>
          <table:table-cell office:value-type="float" office:value="10.6637" calcext:value-type="float">
            <text:p>10.6637</text:p>
          </table:table-cell>
          <table:table-cell office:value-type="float" office:value="4.325867" calcext:value-type="float">
            <text:p>4.325867</text:p>
          </table:table-cell>
          <table:table-cell office:value-type="float" office:value="9.113098" calcext:value-type="float">
            <text:p>9.113098</text:p>
          </table:table-cell>
          <table:table-cell office:value-type="float" office:value="4.924103" calcext:value-type="float">
            <text:p>4.924103</text:p>
          </table:table-cell>
          <table:table-cell office:value-type="float" office:value="7.970795" calcext:value-type="float">
            <text:p>7.970795</text:p>
          </table:table-cell>
          <table:table-cell office:value-type="float" office:value="5.181335" calcext:value-type="float">
            <text:p>5.181335</text:p>
          </table:table-cell>
          <table:table-cell office:value-type="float" office:value="7.106537" calcext:value-type="float">
            <text:p>7.106537</text:p>
          </table:table-cell>
          <table:table-cell office:value-type="float" office:value="5.212067" calcext:value-type="float">
            <text:p>5.21206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1" calcext:value-type="float">
            <text:p>17042001</text:p>
          </table:table-cell>
          <table:table-cell office:value-type="float" office:value="23.44148" calcext:value-type="float">
            <text:p>23.44148</text:p>
          </table:table-cell>
          <table:table-cell office:value-type="float" office:value="6.78" calcext:value-type="float">
            <text:p>6.78</text:p>
          </table:table-cell>
          <table:table-cell office:value-type="float" office:value="-0.0755" calcext:value-type="float">
            <text:p>-0.0755</text:p>
          </table:table-cell>
          <table:table-cell office:value-type="float" office:value="0.3160585" calcext:value-type="float">
            <text:p>0.3160585</text:p>
          </table:table-cell>
          <table:table-cell office:value-type="float" office:value="0.1917817" calcext:value-type="float">
            <text:p>0.1917817</text:p>
          </table:table-cell>
          <table:table-cell office:value-type="float" office:value="362.0178" calcext:value-type="float">
            <text:p>362.0178</text:p>
          </table:table-cell>
          <table:table-cell office:value-type="float" office:value="0" calcext:value-type="float">
            <text:p>0</text:p>
          </table:table-cell>
          <table:table-cell office:value-type="float" office:value="18.44644" calcext:value-type="float">
            <text:p>18.44644</text:p>
          </table:table-cell>
          <table:table-cell office:value-type="float" office:value="1.554596" calcext:value-type="float">
            <text:p>1.554596</text:p>
          </table:table-cell>
          <table:table-cell office:value-type="float" office:value="12.14526" calcext:value-type="float">
            <text:p>12.14526</text:p>
          </table:table-cell>
          <table:table-cell office:value-type="float" office:value="3.927521" calcext:value-type="float">
            <text:p>3.927521</text:p>
          </table:table-cell>
          <table:table-cell office:value-type="float" office:value="10.41312" calcext:value-type="float">
            <text:p>10.41312</text:p>
          </table:table-cell>
          <table:table-cell office:value-type="float" office:value="4.783661" calcext:value-type="float">
            <text:p>4.783661</text:p>
          </table:table-cell>
          <table:table-cell office:value-type="float" office:value="9.039062" calcext:value-type="float">
            <text:p>9.039062</text:p>
          </table:table-cell>
          <table:table-cell office:value-type="float" office:value="5.334961" calcext:value-type="float">
            <text:p>5.334961</text:p>
          </table:table-cell>
          <table:table-cell office:value-type="float" office:value="8.007019" calcext:value-type="float">
            <text:p>8.007019</text:p>
          </table:table-cell>
          <table:table-cell office:value-type="float" office:value="5.565247" calcext:value-type="float">
            <text:p>5.565247</text:p>
          </table:table-cell>
          <table:table-cell office:value-type="float" office:value="7.222534" calcext:value-type="float">
            <text:p>7.222534</text:p>
          </table:table-cell>
          <table:table-cell office:value-type="float" office:value="5.586548" calcext:value-type="float">
            <text:p>5.5865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1" calcext:value-type="float">
            <text:p>18042001</text:p>
          </table:table-cell>
          <table:table-cell office:value-type="float" office:value="27.95653" calcext:value-type="float">
            <text:p>27.95653</text:p>
          </table:table-cell>
          <table:table-cell office:value-type="float" office:value="5.23" calcext:value-type="float">
            <text:p>5.23</text:p>
          </table:table-cell>
          <table:table-cell office:value-type="float" office:value="-2.7625" calcext:value-type="float">
            <text:p>-2.7625</text:p>
          </table:table-cell>
          <table:table-cell office:value-type="float" office:value="0.3543636" calcext:value-type="float">
            <text:p>0.3543636</text:p>
          </table:table-cell>
          <table:table-cell office:value-type="float" office:value="0.2296198" calcext:value-type="float">
            <text:p>0.2296198</text:p>
          </table:table-cell>
          <table:table-cell office:value-type="float" office:value="416.4732" calcext:value-type="float">
            <text:p>416.4732</text:p>
          </table:table-cell>
          <table:table-cell office:value-type="float" office:value="0" calcext:value-type="float">
            <text:p>0</text:p>
          </table:table-cell>
          <table:table-cell office:value-type="float" office:value="20.2171" calcext:value-type="float">
            <text:p>20.2171</text:p>
          </table:table-cell>
          <table:table-cell office:value-type="float" office:value="0.7070312" calcext:value-type="float">
            <text:p>0.7070312</text:p>
          </table:table-cell>
          <table:table-cell office:value-type="float" office:value="13.3826" calcext:value-type="float">
            <text:p>13.3826</text:p>
          </table:table-cell>
          <table:table-cell office:value-type="float" office:value="3.37915" calcext:value-type="float">
            <text:p>3.37915</text:p>
          </table:table-cell>
          <table:table-cell office:value-type="float" office:value="11.28967" calcext:value-type="float">
            <text:p>11.28967</text:p>
          </table:table-cell>
          <table:table-cell office:value-type="float" office:value="4.334473" calcext:value-type="float">
            <text:p>4.334473</text:p>
          </table:table-cell>
          <table:table-cell office:value-type="float" office:value="9.596375" calcext:value-type="float">
            <text:p>9.596375</text:p>
          </table:table-cell>
          <table:table-cell office:value-type="float" office:value="5.003845" calcext:value-type="float">
            <text:p>5.003845</text:p>
          </table:table-cell>
          <table:table-cell office:value-type="float" office:value="8.394409" calcext:value-type="float">
            <text:p>8.394409</text:p>
          </table:table-cell>
          <table:table-cell office:value-type="float" office:value="5.34787" calcext:value-type="float">
            <text:p>5.34787</text:p>
          </table:table-cell>
          <table:table-cell office:value-type="float" office:value="7.519867" calcext:value-type="float">
            <text:p>7.519867</text:p>
          </table:table-cell>
          <table:table-cell office:value-type="float" office:value="5.472198" calcext:value-type="float">
            <text:p>5.47219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1" calcext:value-type="float">
            <text:p>19042001</text:p>
          </table:table-cell>
          <table:table-cell office:value-type="float" office:value="27.8422" calcext:value-type="float">
            <text:p>27.8422</text:p>
          </table:table-cell>
          <table:table-cell office:value-type="float" office:value="10.04" calcext:value-type="float">
            <text:p>10.04</text:p>
          </table:table-cell>
          <table:table-cell office:value-type="float" office:value="-4.725" calcext:value-type="float">
            <text:p>-4.725</text:p>
          </table:table-cell>
          <table:table-cell office:value-type="float" office:value="0.4623415" calcext:value-type="float">
            <text:p>0.4623415</text:p>
          </table:table-cell>
          <table:table-cell office:value-type="float" office:value="0.2597391" calcext:value-type="float">
            <text:p>0.2597391</text:p>
          </table:table-cell>
          <table:table-cell office:value-type="float" office:value="265.2841" calcext:value-type="float">
            <text:p>265.2841</text:p>
          </table:table-cell>
          <table:table-cell office:value-type="float" office:value="0" calcext:value-type="float">
            <text:p>0</text:p>
          </table:table-cell>
          <table:table-cell office:value-type="float" office:value="20.65915" calcext:value-type="float">
            <text:p>20.65915</text:p>
          </table:table-cell>
          <table:table-cell office:value-type="float" office:value="0.5006714" calcext:value-type="float">
            <text:p>0.5006714</text:p>
          </table:table-cell>
          <table:table-cell office:value-type="float" office:value="13.73193" calcext:value-type="float">
            <text:p>13.73193</text:p>
          </table:table-cell>
          <table:table-cell office:value-type="float" office:value="3.3815" calcext:value-type="float">
            <text:p>3.3815</text:p>
          </table:table-cell>
          <table:table-cell office:value-type="float" office:value="11.60443" calcext:value-type="float">
            <text:p>11.60443</text:p>
          </table:table-cell>
          <table:table-cell office:value-type="float" office:value="4.409302" calcext:value-type="float">
            <text:p>4.409302</text:p>
          </table:table-cell>
          <table:table-cell office:value-type="float" office:value="9.905762" calcext:value-type="float">
            <text:p>9.905762</text:p>
          </table:table-cell>
          <table:table-cell office:value-type="float" office:value="5.151947" calcext:value-type="float">
            <text:p>5.151947</text:p>
          </table:table-cell>
          <table:table-cell office:value-type="float" office:value="8.704773" calcext:value-type="float">
            <text:p>8.704773</text:p>
          </table:table-cell>
          <table:table-cell office:value-type="float" office:value="5.53537" calcext:value-type="float">
            <text:p>5.53537</text:p>
          </table:table-cell>
          <table:table-cell office:value-type="float" office:value="7.826874" calcext:value-type="float">
            <text:p>7.826874</text:p>
          </table:table-cell>
          <table:table-cell office:value-type="float" office:value="5.677765" calcext:value-type="float">
            <text:p>5.67776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1" calcext:value-type="float">
            <text:p>20042001</text:p>
          </table:table-cell>
          <table:table-cell office:value-type="float" office:value="27.23706" calcext:value-type="float">
            <text:p>27.23706</text:p>
          </table:table-cell>
          <table:table-cell office:value-type="float" office:value="17.15" calcext:value-type="float">
            <text:p>17.15</text:p>
          </table:table-cell>
          <table:table-cell office:value-type="float" office:value="-1.04" calcext:value-type="float">
            <text:p>-1.04</text:p>
          </table:table-cell>
          <table:table-cell office:value-type="float" office:value="0.6812717" calcext:value-type="float">
            <text:p>0.6812717</text:p>
          </table:table-cell>
          <table:table-cell office:value-type="float" office:value="0.4004767" calcext:value-type="float">
            <text:p>0.4004767</text:p>
          </table:table-cell>
          <table:table-cell office:value-type="float" office:value="228.2796" calcext:value-type="float">
            <text:p>228.2796</text:p>
          </table:table-cell>
          <table:table-cell office:value-type="float" office:value="0" calcext:value-type="float">
            <text:p>0</text:p>
          </table:table-cell>
          <table:table-cell office:value-type="float" office:value="22.46234" calcext:value-type="float">
            <text:p>22.46234</text:p>
          </table:table-cell>
          <table:table-cell office:value-type="float" office:value="2.15741" calcext:value-type="float">
            <text:p>2.15741</text:p>
          </table:table-cell>
          <table:table-cell office:value-type="float" office:value="15.24747" calcext:value-type="float">
            <text:p>15.24747</text:p>
          </table:table-cell>
          <table:table-cell office:value-type="float" office:value="4.626251" calcext:value-type="float">
            <text:p>4.626251</text:p>
          </table:table-cell>
          <table:table-cell office:value-type="float" office:value="13.0098" calcext:value-type="float">
            <text:p>13.0098</text:p>
          </table:table-cell>
          <table:table-cell office:value-type="float" office:value="5.46933" calcext:value-type="float">
            <text:p>5.46933</text:p>
          </table:table-cell>
          <table:table-cell office:value-type="float" office:value="11.15073" calcext:value-type="float">
            <text:p>11.15073</text:p>
          </table:table-cell>
          <table:table-cell office:value-type="float" office:value="6.037048" calcext:value-type="float">
            <text:p>6.037048</text:p>
          </table:table-cell>
          <table:table-cell office:value-type="float" office:value="9.798676" calcext:value-type="float">
            <text:p>9.798676</text:p>
          </table:table-cell>
          <table:table-cell office:value-type="float" office:value="6.281799" calcext:value-type="float">
            <text:p>6.281799</text:p>
          </table:table-cell>
          <table:table-cell office:value-type="float" office:value="8.781494" calcext:value-type="float">
            <text:p>8.781494</text:p>
          </table:table-cell>
          <table:table-cell office:value-type="float" office:value="6.316803" calcext:value-type="float">
            <text:p>6.31680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1" calcext:value-type="float">
            <text:p>21042001</text:p>
          </table:table-cell>
          <table:table-cell office:value-type="float" office:value="15.4148" calcext:value-type="float">
            <text:p>15.4148</text:p>
          </table:table-cell>
          <table:table-cell office:value-type="float" office:value="17.58" calcext:value-type="float">
            <text:p>17.58</text:p>
          </table:table-cell>
          <table:table-cell office:value-type="float" office:value="4.2795" calcext:value-type="float">
            <text:p>4.2795</text:p>
          </table:table-cell>
          <table:table-cell office:value-type="float" office:value="1.524032" calcext:value-type="float">
            <text:p>1.524032</text:p>
          </table:table-cell>
          <table:table-cell office:value-type="float" office:value="0.7393879" calcext:value-type="float">
            <text:p>0.7393879</text:p>
          </table:table-cell>
          <table:table-cell office:value-type="float" office:value="356.3856" calcext:value-type="float">
            <text:p>356.3856</text:p>
          </table:table-cell>
          <table:table-cell office:value-type="float" office:value="2.3" calcext:value-type="float">
            <text:p>2.3</text:p>
          </table:table-cell>
          <table:table-cell office:value-type="float" office:value="21.45352" calcext:value-type="float">
            <text:p>21.45352</text:p>
          </table:table-cell>
          <table:table-cell office:value-type="float" office:value="5.574554" calcext:value-type="float">
            <text:p>5.574554</text:p>
          </table:table-cell>
          <table:table-cell office:value-type="float" office:value="14.79971" calcext:value-type="float">
            <text:p>14.79971</text:p>
          </table:table-cell>
          <table:table-cell office:value-type="float" office:value="7.19046" calcext:value-type="float">
            <text:p>7.19046</text:p>
          </table:table-cell>
          <table:table-cell office:value-type="float" office:value="12.78342" calcext:value-type="float">
            <text:p>12.78342</text:p>
          </table:table-cell>
          <table:table-cell office:value-type="float" office:value="7.696991" calcext:value-type="float">
            <text:p>7.696991</text:p>
          </table:table-cell>
          <table:table-cell office:value-type="float" office:value="11.20178" calcext:value-type="float">
            <text:p>11.20178</text:p>
          </table:table-cell>
          <table:table-cell office:value-type="float" office:value="7.921326" calcext:value-type="float">
            <text:p>7.921326</text:p>
          </table:table-cell>
          <table:table-cell office:value-type="float" office:value="10.10483" calcext:value-type="float">
            <text:p>10.10483</text:p>
          </table:table-cell>
          <table:table-cell office:value-type="float" office:value="7.880859" calcext:value-type="float">
            <text:p>7.880859</text:p>
          </table:table-cell>
          <table:table-cell office:value-type="float" office:value="9.253052" calcext:value-type="float">
            <text:p>9.253052</text:p>
          </table:table-cell>
          <table:table-cell office:value-type="float" office:value="7.677399" calcext:value-type="float">
            <text:p>7.67739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1" calcext:value-type="float">
            <text:p>22042001</text:p>
          </table:table-cell>
          <table:table-cell office:value-type="float" office:value="16.36853" calcext:value-type="float">
            <text:p>16.36853</text:p>
          </table:table-cell>
          <table:table-cell office:value-type="float" office:value="15.25" calcext:value-type="float">
            <text:p>15.25</text:p>
          </table:table-cell>
          <table:table-cell office:value-type="float" office:value="6.4935" calcext:value-type="float">
            <text:p>6.4935</text:p>
          </table:table-cell>
          <table:table-cell office:value-type="float" office:value="1.517236" calcext:value-type="float">
            <text:p>1.517236</text:p>
          </table:table-cell>
          <table:table-cell office:value-type="float" office:value="0.7052468" calcext:value-type="float">
            <text:p>0.7052468</text:p>
          </table:table-cell>
          <table:table-cell office:value-type="float" office:value="584.7138" calcext:value-type="float">
            <text:p>584.7138</text:p>
          </table:table-cell>
          <table:table-cell office:value-type="float" office:value="0" calcext:value-type="float">
            <text:p>0</text:p>
          </table:table-cell>
          <table:table-cell office:value-type="float" office:value="22.43011" calcext:value-type="float">
            <text:p>22.43011</text:p>
          </table:table-cell>
          <table:table-cell office:value-type="float" office:value="7.765808" calcext:value-type="float">
            <text:p>7.765808</text:p>
          </table:table-cell>
          <table:table-cell office:value-type="float" office:value="16.22247" calcext:value-type="float">
            <text:p>16.22247</text:p>
          </table:table-cell>
          <table:table-cell office:value-type="float" office:value="9.695648" calcext:value-type="float">
            <text:p>9.695648</text:p>
          </table:table-cell>
          <table:table-cell office:value-type="float" office:value="14.12854" calcext:value-type="float">
            <text:p>14.12854</text:p>
          </table:table-cell>
          <table:table-cell office:value-type="float" office:value="9.936279" calcext:value-type="float">
            <text:p>9.936279</text:p>
          </table:table-cell>
          <table:table-cell office:value-type="float" office:value="12.48022" calcext:value-type="float">
            <text:p>12.48022</text:p>
          </table:table-cell>
          <table:table-cell office:value-type="float" office:value="9.646301" calcext:value-type="float">
            <text:p>9.646301</text:p>
          </table:table-cell>
          <table:table-cell office:value-type="float" office:value="11.23557" calcext:value-type="float">
            <text:p>11.23557</text:p>
          </table:table-cell>
          <table:table-cell office:value-type="float" office:value="9.264771" calcext:value-type="float">
            <text:p>9.264771</text:p>
          </table:table-cell>
          <table:table-cell office:value-type="float" office:value="10.24042" calcext:value-type="float">
            <text:p>10.24042</text:p>
          </table:table-cell>
          <table:table-cell office:value-type="float" office:value="8.823578" calcext:value-type="float">
            <text:p>8.82357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1" calcext:value-type="float">
            <text:p>23042001</text:p>
          </table:table-cell>
          <table:table-cell office:value-type="float" office:value="19.71916" calcext:value-type="float">
            <text:p>19.71916</text:p>
          </table:table-cell>
          <table:table-cell office:value-type="float" office:value="26.075" calcext:value-type="float">
            <text:p>26.075</text:p>
          </table:table-cell>
          <table:table-cell office:value-type="float" office:value="2.9175" calcext:value-type="float">
            <text:p>2.9175</text:p>
          </table:table-cell>
          <table:table-cell office:value-type="float" office:value="1.593018" calcext:value-type="float">
            <text:p>1.593018</text:p>
          </table:table-cell>
          <table:table-cell office:value-type="float" office:value="0.6766686" calcext:value-type="float">
            <text:p>0.6766686</text:p>
          </table:table-cell>
          <table:table-cell office:value-type="float" office:value="374.3694" calcext:value-type="float">
            <text:p>374.3694</text:p>
          </table:table-cell>
          <table:table-cell office:value-type="float" office:value="0" calcext:value-type="float">
            <text:p>0</text:p>
          </table:table-cell>
          <table:table-cell office:value-type="float" office:value="24.00809" calcext:value-type="float">
            <text:p>24.00809</text:p>
          </table:table-cell>
          <table:table-cell office:value-type="float" office:value="5.539825" calcext:value-type="float">
            <text:p>5.539825</text:p>
          </table:table-cell>
          <table:table-cell office:value-type="float" office:value="16.76038" calcext:value-type="float">
            <text:p>16.76038</text:p>
          </table:table-cell>
          <table:table-cell office:value-type="float" office:value="7.497711" calcext:value-type="float">
            <text:p>7.497711</text:p>
          </table:table-cell>
          <table:table-cell office:value-type="float" office:value="14.784" calcext:value-type="float">
            <text:p>14.784</text:p>
          </table:table-cell>
          <table:table-cell office:value-type="float" office:value="8.192413" calcext:value-type="float">
            <text:p>8.192413</text:p>
          </table:table-cell>
          <table:table-cell office:value-type="float" office:value="13.06671" calcext:value-type="float">
            <text:p>13.06671</text:p>
          </table:table-cell>
          <table:table-cell office:value-type="float" office:value="8.576294" calcext:value-type="float">
            <text:p>8.576294</text:p>
          </table:table-cell>
          <table:table-cell office:value-type="float" office:value="11.76529" calcext:value-type="float">
            <text:p>11.76529</text:p>
          </table:table-cell>
          <table:table-cell office:value-type="float" office:value="8.636292" calcext:value-type="float">
            <text:p>8.636292</text:p>
          </table:table-cell>
          <table:table-cell office:value-type="float" office:value="10.76361" calcext:value-type="float">
            <text:p>10.76361</text:p>
          </table:table-cell>
          <table:table-cell office:value-type="float" office:value="8.532715" calcext:value-type="float">
            <text:p>8.5327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1" calcext:value-type="float">
            <text:p>24042001</text:p>
          </table:table-cell>
          <table:table-cell office:value-type="float" office:value="10.71357" calcext:value-type="float">
            <text:p>10.71357</text:p>
          </table:table-cell>
          <table:table-cell office:value-type="float" office:value="18.965" calcext:value-type="float">
            <text:p>18.965</text:p>
          </table:table-cell>
          <table:table-cell office:value-type="float" office:value="1.487" calcext:value-type="float">
            <text:p>1.487</text:p>
          </table:table-cell>
          <table:table-cell office:value-type="float" office:value="1.475842" calcext:value-type="float">
            <text:p>1.475842</text:p>
          </table:table-cell>
          <table:table-cell office:value-type="float" office:value="0.5996317" calcext:value-type="float">
            <text:p>0.5996317</text:p>
          </table:table-cell>
          <table:table-cell office:value-type="float" office:value="637.8066" calcext:value-type="float">
            <text:p>637.8066</text:p>
          </table:table-cell>
          <table:table-cell office:value-type="float" office:value="0.6" calcext:value-type="float">
            <text:p>0.6</text:p>
          </table:table-cell>
          <table:table-cell office:value-type="float" office:value="20.22208" calcext:value-type="float">
            <text:p>20.22208</text:p>
          </table:table-cell>
          <table:table-cell office:value-type="float" office:value="5.859558" calcext:value-type="float">
            <text:p>5.859558</text:p>
          </table:table-cell>
          <table:table-cell office:value-type="float" office:value="15.47147" calcext:value-type="float">
            <text:p>15.47147</text:p>
          </table:table-cell>
          <table:table-cell office:value-type="float" office:value="8.572205" calcext:value-type="float">
            <text:p>8.572205</text:p>
          </table:table-cell>
          <table:table-cell office:value-type="float" office:value="14.19046" calcext:value-type="float">
            <text:p>14.19046</text:p>
          </table:table-cell>
          <table:table-cell office:value-type="float" office:value="9.591492" calcext:value-type="float">
            <text:p>9.591492</text:p>
          </table:table-cell>
          <table:table-cell office:value-type="float" office:value="12.94818" calcext:value-type="float">
            <text:p>12.94818</text:p>
          </table:table-cell>
          <table:table-cell office:value-type="float" office:value="10.25412" calcext:value-type="float">
            <text:p>10.25412</text:p>
          </table:table-cell>
          <table:table-cell office:value-type="float" office:value="11.92776" calcext:value-type="float">
            <text:p>11.92776</text:p>
          </table:table-cell>
          <table:table-cell office:value-type="float" office:value="10.47626" calcext:value-type="float">
            <text:p>10.47626</text:p>
          </table:table-cell>
          <table:table-cell office:value-type="float" office:value="11.06808" calcext:value-type="float">
            <text:p>11.06808</text:p>
          </table:table-cell>
          <table:table-cell office:value-type="float" office:value="10.35818" calcext:value-type="float">
            <text:p>10.358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1" calcext:value-type="float">
            <text:p>25042001</text:p>
          </table:table-cell>
          <table:table-cell office:value-type="float" office:value="23.75245" calcext:value-type="float">
            <text:p>23.75245</text:p>
          </table:table-cell>
          <table:table-cell office:value-type="float" office:value="13.555" calcext:value-type="float">
            <text:p>13.555</text:p>
          </table:table-cell>
          <table:table-cell office:value-type="float" office:value="-1.8145" calcext:value-type="float">
            <text:p>-1.8145</text:p>
          </table:table-cell>
          <table:table-cell office:value-type="float" office:value="0.6537566" calcext:value-type="float">
            <text:p>0.6537566</text:p>
          </table:table-cell>
          <table:table-cell office:value-type="float" office:value="0.4307788" calcext:value-type="float">
            <text:p>0.4307788</text:p>
          </table:table-cell>
          <table:table-cell office:value-type="float" office:value="226.3032" calcext:value-type="float">
            <text:p>226.3032</text:p>
          </table:table-cell>
          <table:table-cell office:value-type="float" office:value="0" calcext:value-type="float">
            <text:p>0</text:p>
          </table:table-cell>
          <table:table-cell office:value-type="float" office:value="23.39832" calcext:value-type="float">
            <text:p>23.39832</text:p>
          </table:table-cell>
          <table:table-cell office:value-type="float" office:value="3.204376" calcext:value-type="float">
            <text:p>3.204376</text:p>
          </table:table-cell>
          <table:table-cell office:value-type="float" office:value="16.58212" calcext:value-type="float">
            <text:p>16.58212</text:p>
          </table:table-cell>
          <table:table-cell office:value-type="float" office:value="6.1745" calcext:value-type="float">
            <text:p>6.1745</text:p>
          </table:table-cell>
          <table:table-cell office:value-type="float" office:value="14.43787" calcext:value-type="float">
            <text:p>14.43787</text:p>
          </table:table-cell>
          <table:table-cell office:value-type="float" office:value="7.296051" calcext:value-type="float">
            <text:p>7.296051</text:p>
          </table:table-cell>
          <table:table-cell office:value-type="float" office:value="12.73969" calcext:value-type="float">
            <text:p>12.73969</text:p>
          </table:table-cell>
          <table:table-cell office:value-type="float" office:value="8.106781" calcext:value-type="float">
            <text:p>8.106781</text:p>
          </table:table-cell>
          <table:table-cell office:value-type="float" office:value="11.53098" calcext:value-type="float">
            <text:p>11.53098</text:p>
          </table:table-cell>
          <table:table-cell office:value-type="float" office:value="8.52417" calcext:value-type="float">
            <text:p>8.52417</text:p>
          </table:table-cell>
          <table:table-cell office:value-type="float" office:value="10.62854" calcext:value-type="float">
            <text:p>10.62854</text:p>
          </table:table-cell>
          <table:table-cell office:value-type="float" office:value="8.66568" calcext:value-type="float">
            <text:p>8.6656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1" calcext:value-type="float">
            <text:p>26042001</text:p>
          </table:table-cell>
          <table:table-cell office:value-type="float" office:value="25.87581" calcext:value-type="float">
            <text:p>25.87581</text:p>
          </table:table-cell>
          <table:table-cell office:value-type="float" office:value="16.35" calcext:value-type="float">
            <text:p>16.35</text:p>
          </table:table-cell>
          <table:table-cell office:value-type="float" office:value="0.525" calcext:value-type="float">
            <text:p>0.525</text:p>
          </table:table-cell>
          <table:table-cell office:value-type="float" office:value="0.7341303" calcext:value-type="float">
            <text:p>0.7341303</text:p>
          </table:table-cell>
          <table:table-cell office:value-type="float" office:value="0.5038196" calcext:value-type="float">
            <text:p>0.5038196</text:p>
          </table:table-cell>
          <table:table-cell office:value-type="float" office:value="424.3194" calcext:value-type="float">
            <text:p>424.3194</text:p>
          </table:table-cell>
          <table:table-cell office:value-type="float" office:value="5.5" calcext:value-type="float">
            <text:p>5.5</text:p>
          </table:table-cell>
          <table:table-cell office:value-type="float" office:value="29.99918" calcext:value-type="float">
            <text:p>29.99918</text:p>
          </table:table-cell>
          <table:table-cell office:value-type="float" office:value="2.303589" calcext:value-type="float">
            <text:p>2.303589</text:p>
          </table:table-cell>
          <table:table-cell office:value-type="float" office:value="20.43198" calcext:value-type="float">
            <text:p>20.43198</text:p>
          </table:table-cell>
          <table:table-cell office:value-type="float" office:value="5.391663" calcext:value-type="float">
            <text:p>5.391663</text:p>
          </table:table-cell>
          <table:table-cell office:value-type="float" office:value="17.27255" calcext:value-type="float">
            <text:p>17.27255</text:p>
          </table:table-cell>
          <table:table-cell office:value-type="float" office:value="6.684052" calcext:value-type="float">
            <text:p>6.684052</text:p>
          </table:table-cell>
          <table:table-cell office:value-type="float" office:value="14.62491" calcext:value-type="float">
            <text:p>14.62491</text:p>
          </table:table-cell>
          <table:table-cell office:value-type="float" office:value="7.670654" calcext:value-type="float">
            <text:p>7.670654</text:p>
          </table:table-cell>
          <table:table-cell office:value-type="float" office:value="12.86182" calcext:value-type="float">
            <text:p>12.86182</text:p>
          </table:table-cell>
          <table:table-cell office:value-type="float" office:value="8.21106" calcext:value-type="float">
            <text:p>8.21106</text:p>
          </table:table-cell>
          <table:table-cell office:value-type="float" office:value="11.58505" calcext:value-type="float">
            <text:p>11.58505</text:p>
          </table:table-cell>
          <table:table-cell office:value-type="float" office:value="8.443481" calcext:value-type="float">
            <text:p>8.4434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1" calcext:value-type="float">
            <text:p>27042001</text:p>
          </table:table-cell>
          <table:table-cell office:value-type="float" office:value="27.2056" calcext:value-type="float">
            <text:p>27.2056</text:p>
          </table:table-cell>
          <table:table-cell office:value-type="float" office:value="15.075" calcext:value-type="float">
            <text:p>15.075</text:p>
          </table:table-cell>
          <table:table-cell office:value-type="float" office:value="2.0355" calcext:value-type="float">
            <text:p>2.0355</text:p>
          </table:table-cell>
          <table:table-cell office:value-type="float" office:value="0.9170836" calcext:value-type="float">
            <text:p>0.9170836</text:p>
          </table:table-cell>
          <table:table-cell office:value-type="float" office:value="0.3747348" calcext:value-type="float">
            <text:p>0.3747348</text:p>
          </table:table-cell>
          <table:table-cell office:value-type="float" office:value="439.5402" calcext:value-type="float">
            <text:p>439.5402</text:p>
          </table:table-cell>
          <table:table-cell office:value-type="float" office:value="0" calcext:value-type="float">
            <text:p>0</text:p>
          </table:table-cell>
          <table:table-cell office:value-type="float" office:value="30.79706" calcext:value-type="float">
            <text:p>30.79706</text:p>
          </table:table-cell>
          <table:table-cell office:value-type="float" office:value="3.719543" calcext:value-type="float">
            <text:p>3.719543</text:p>
          </table:table-cell>
          <table:table-cell office:value-type="float" office:value="21.82867" calcext:value-type="float">
            <text:p>21.82867</text:p>
          </table:table-cell>
          <table:table-cell office:value-type="float" office:value="7.295258" calcext:value-type="float">
            <text:p>7.295258</text:p>
          </table:table-cell>
          <table:table-cell office:value-type="float" office:value="18.65378" calcext:value-type="float">
            <text:p>18.65378</text:p>
          </table:table-cell>
          <table:table-cell office:value-type="float" office:value="8.274078" calcext:value-type="float">
            <text:p>8.274078</text:p>
          </table:table-cell>
          <table:table-cell office:value-type="float" office:value="16.02768" calcext:value-type="float">
            <text:p>16.02768</text:p>
          </table:table-cell>
          <table:table-cell office:value-type="float" office:value="8.973907" calcext:value-type="float">
            <text:p>8.973907</text:p>
          </table:table-cell>
          <table:table-cell office:value-type="float" office:value="14.117" calcext:value-type="float">
            <text:p>14.117</text:p>
          </table:table-cell>
          <table:table-cell office:value-type="float" office:value="9.300507" calcext:value-type="float">
            <text:p>9.300507</text:p>
          </table:table-cell>
          <table:table-cell office:value-type="float" office:value="12.68561" calcext:value-type="float">
            <text:p>12.68561</text:p>
          </table:table-cell>
          <table:table-cell office:value-type="float" office:value="9.360596" calcext:value-type="float">
            <text:p>9.3605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1" calcext:value-type="float">
            <text:p>28042001</text:p>
          </table:table-cell>
          <table:table-cell office:value-type="float" office:value="29.52127" calcext:value-type="float">
            <text:p>29.52127</text:p>
          </table:table-cell>
          <table:table-cell office:value-type="float" office:value="10.39" calcext:value-type="float">
            <text:p>10.39</text:p>
          </table:table-cell>
          <table:table-cell office:value-type="float" office:value="-0.7035" calcext:value-type="float">
            <text:p>-0.7035</text:p>
          </table:table-cell>
          <table:table-cell office:value-type="float" office:value="0.3728978" calcext:value-type="float">
            <text:p>0.3728978</text:p>
          </table:table-cell>
          <table:table-cell office:value-type="float" office:value="0.2157257" calcext:value-type="float">
            <text:p>0.2157257</text:p>
          </table:table-cell>
          <table:table-cell office:value-type="float" office:value="399.0924" calcext:value-type="float">
            <text:p>399.0924</text:p>
          </table:table-cell>
          <table:table-cell office:value-type="float" office:value="0" calcext:value-type="float">
            <text:p>0</text:p>
          </table:table-cell>
          <table:table-cell office:value-type="float" office:value="33.75284" calcext:value-type="float">
            <text:p>33.75284</text:p>
          </table:table-cell>
          <table:table-cell office:value-type="float" office:value="0.9724426" calcext:value-type="float">
            <text:p>0.9724426</text:p>
          </table:table-cell>
          <table:table-cell office:value-type="float" office:value="22.16895" calcext:value-type="float">
            <text:p>22.16895</text:p>
          </table:table-cell>
          <table:table-cell office:value-type="float" office:value="5.272369" calcext:value-type="float">
            <text:p>5.272369</text:p>
          </table:table-cell>
          <table:table-cell office:value-type="float" office:value="18.75348" calcext:value-type="float">
            <text:p>18.75348</text:p>
          </table:table-cell>
          <table:table-cell office:value-type="float" office:value="6.947693" calcext:value-type="float">
            <text:p>6.947693</text:p>
          </table:table-cell>
          <table:table-cell office:value-type="float" office:value="16.02786" calcext:value-type="float">
            <text:p>16.02786</text:p>
          </table:table-cell>
          <table:table-cell office:value-type="float" office:value="8.248291" calcext:value-type="float">
            <text:p>8.248291</text:p>
          </table:table-cell>
          <table:table-cell office:value-type="float" office:value="14.10458" calcext:value-type="float">
            <text:p>14.10458</text:p>
          </table:table-cell>
          <table:table-cell office:value-type="float" office:value="8.962219" calcext:value-type="float">
            <text:p>8.962219</text:p>
          </table:table-cell>
          <table:table-cell office:value-type="float" office:value="12.70862" calcext:value-type="float">
            <text:p>12.70862</text:p>
          </table:table-cell>
          <table:table-cell office:value-type="float" office:value="9.276215" calcext:value-type="float">
            <text:p>9.2762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1" calcext:value-type="float">
            <text:p>29042001</text:p>
          </table:table-cell>
          <table:table-cell office:value-type="float" office:value="28.98702" calcext:value-type="float">
            <text:p>28.98702</text:p>
          </table:table-cell>
          <table:table-cell office:value-type="float" office:value="17.715" calcext:value-type="float">
            <text:p>17.715</text:p>
          </table:table-cell>
          <table:table-cell office:value-type="float" office:value="-2.487" calcext:value-type="float">
            <text:p>-2.487</text:p>
          </table:table-cell>
          <table:table-cell office:value-type="float" office:value="0.4632822" calcext:value-type="float">
            <text:p>0.4632822</text:p>
          </table:table-cell>
          <table:table-cell office:value-type="float" office:value="0.3175426" calcext:value-type="float">
            <text:p>0.3175426</text:p>
          </table:table-cell>
          <table:table-cell office:value-type="float" office:value="352.0332" calcext:value-type="float">
            <text:p>352.0332</text:p>
          </table:table-cell>
          <table:table-cell office:value-type="float" office:value="0" calcext:value-type="float">
            <text:p>0</text:p>
          </table:table-cell>
          <table:table-cell office:value-type="float" office:value="38.46402" calcext:value-type="float">
            <text:p>38.46402</text:p>
          </table:table-cell>
          <table:table-cell office:value-type="float" office:value="1.260925" calcext:value-type="float">
            <text:p>1.260925</text:p>
          </table:table-cell>
          <table:table-cell office:value-type="float" office:value="24.9606" calcext:value-type="float">
            <text:p>24.9606</text:p>
          </table:table-cell>
          <table:table-cell office:value-type="float" office:value="5.863281" calcext:value-type="float">
            <text:p>5.863281</text:p>
          </table:table-cell>
          <table:table-cell office:value-type="float" office:value="21.07346" calcext:value-type="float">
            <text:p>21.07346</text:p>
          </table:table-cell>
          <table:table-cell office:value-type="float" office:value="7.47757" calcext:value-type="float">
            <text:p>7.47757</text:p>
          </table:table-cell>
          <table:table-cell office:value-type="float" office:value="17.90796" calcext:value-type="float">
            <text:p>17.90796</text:p>
          </table:table-cell>
          <table:table-cell office:value-type="float" office:value="8.74704" calcext:value-type="float">
            <text:p>8.74704</text:p>
          </table:table-cell>
          <table:table-cell office:value-type="float" office:value="15.65015" calcext:value-type="float">
            <text:p>15.65015</text:p>
          </table:table-cell>
          <table:table-cell office:value-type="float" office:value="9.425629" calcext:value-type="float">
            <text:p>9.425629</text:p>
          </table:table-cell>
          <table:table-cell office:value-type="float" office:value="13.99948" calcext:value-type="float">
            <text:p>13.99948</text:p>
          </table:table-cell>
          <table:table-cell office:value-type="float" office:value="9.707062" calcext:value-type="float">
            <text:p>9.7070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1" calcext:value-type="float">
            <text:p>30042001</text:p>
          </table:table-cell>
          <table:table-cell office:value-type="float" office:value="19.13091" calcext:value-type="float">
            <text:p>19.13091</text:p>
          </table:table-cell>
          <table:table-cell office:value-type="float" office:value="25.035" calcext:value-type="float">
            <text:p>25.035</text:p>
          </table:table-cell>
          <table:table-cell office:value-type="float" office:value="6" calcext:value-type="float">
            <text:p>6</text:p>
          </table:table-cell>
          <table:table-cell office:value-type="float" office:value="0.689469" calcext:value-type="float">
            <text:p>0.689469</text:p>
          </table:table-cell>
          <table:table-cell office:value-type="float" office:value="0.3953777" calcext:value-type="float">
            <text:p>0.3953777</text:p>
          </table:table-cell>
          <table:table-cell office:value-type="float" office:value="419.4918" calcext:value-type="float">
            <text:p>419.4918</text:p>
          </table:table-cell>
          <table:table-cell office:value-type="float" office:value="0.2" calcext:value-type="float">
            <text:p>0.2</text:p>
          </table:table-cell>
          <table:table-cell office:value-type="float" office:value="37.64713" calcext:value-type="float">
            <text:p>37.64713</text:p>
          </table:table-cell>
          <table:table-cell office:value-type="float" office:value="6.733704" calcext:value-type="float">
            <text:p>6.733704</text:p>
          </table:table-cell>
          <table:table-cell office:value-type="float" office:value="24.37903" calcext:value-type="float">
            <text:p>24.37903</text:p>
          </table:table-cell>
          <table:table-cell office:value-type="float" office:value="9.706329" calcext:value-type="float">
            <text:p>9.706329</text:p>
          </table:table-cell>
          <table:table-cell office:value-type="float" office:value="20.67453" calcext:value-type="float">
            <text:p>20.67453</text:p>
          </table:table-cell>
          <table:table-cell office:value-type="float" office:value="10.71274" calcext:value-type="float">
            <text:p>10.71274</text:p>
          </table:table-cell>
          <table:table-cell office:value-type="float" office:value="17.86884" calcext:value-type="float">
            <text:p>17.86884</text:p>
          </table:table-cell>
          <table:table-cell office:value-type="float" office:value="11.15417" calcext:value-type="float">
            <text:p>11.15417</text:p>
          </table:table-cell>
          <table:table-cell office:value-type="float" office:value="15.85907" calcext:value-type="float">
            <text:p>15.85907</text:p>
          </table:table-cell>
          <table:table-cell office:value-type="float" office:value="11.30145" calcext:value-type="float">
            <text:p>11.30145</text:p>
          </table:table-cell>
          <table:table-cell office:value-type="float" office:value="14.37289" calcext:value-type="float">
            <text:p>14.37289</text:p>
          </table:table-cell>
          <table:table-cell office:value-type="float" office:value="11.23483" calcext:value-type="float">
            <text:p>11.2348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1" calcext:value-type="float">
            <text:p>1052001</text:p>
          </table:table-cell>
          <table:table-cell office:value-type="float" office:value="28.21703" calcext:value-type="float">
            <text:p>28.21703</text:p>
          </table:table-cell>
          <table:table-cell office:value-type="float" office:value="29" calcext:value-type="float">
            <text:p>29</text:p>
          </table:table-cell>
          <table:table-cell office:value-type="float" office:value="9.235" calcext:value-type="float">
            <text:p>9.235</text:p>
          </table:table-cell>
          <table:table-cell office:value-type="float" office:value="0.812705" calcext:value-type="float">
            <text:p>0.812705</text:p>
          </table:table-cell>
          <table:table-cell office:value-type="float" office:value="0.4584992" calcext:value-type="float">
            <text:p>0.4584992</text:p>
          </table:table-cell>
          <table:table-cell office:value-type="float" office:value="270.603" calcext:value-type="float">
            <text:p>270.603</text:p>
          </table:table-cell>
          <table:table-cell office:value-type="float" office:value="0" calcext:value-type="float">
            <text:p>0</text:p>
          </table:table-cell>
          <table:table-cell office:value-type="float" office:value="45.55936" calcext:value-type="float">
            <text:p>45.55936</text:p>
          </table:table-cell>
          <table:table-cell office:value-type="float" office:value="8.778839" calcext:value-type="float">
            <text:p>8.778839</text:p>
          </table:table-cell>
          <table:table-cell office:value-type="float" office:value="30.58313" calcext:value-type="float">
            <text:p>30.58313</text:p>
          </table:table-cell>
          <table:table-cell office:value-type="float" office:value="11.42676" calcext:value-type="float">
            <text:p>11.42676</text:p>
          </table:table-cell>
          <table:table-cell office:value-type="float" office:value="26.1297" calcext:value-type="float">
            <text:p>26.1297</text:p>
          </table:table-cell>
          <table:table-cell office:value-type="float" office:value="12.32687" calcext:value-type="float">
            <text:p>12.32687</text:p>
          </table:table-cell>
          <table:table-cell office:value-type="float" office:value="22.37567" calcext:value-type="float">
            <text:p>22.37567</text:p>
          </table:table-cell>
          <table:table-cell office:value-type="float" office:value="12.83411" calcext:value-type="float">
            <text:p>12.83411</text:p>
          </table:table-cell>
          <table:table-cell office:value-type="float" office:value="19.60922" calcext:value-type="float">
            <text:p>19.60922</text:p>
          </table:table-cell>
          <table:table-cell office:value-type="float" office:value="12.88519" calcext:value-type="float">
            <text:p>12.88519</text:p>
          </table:table-cell>
          <table:table-cell office:value-type="float" office:value="17.49655" calcext:value-type="float">
            <text:p>17.49655</text:p>
          </table:table-cell>
          <table:table-cell office:value-type="float" office:value="12.64719" calcext:value-type="float">
            <text:p>12.647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1" calcext:value-type="float">
            <text:p>2052001</text:p>
          </table:table-cell>
          <table:table-cell office:value-type="float" office:value="23.092" calcext:value-type="float">
            <text:p>23.092</text:p>
          </table:table-cell>
          <table:table-cell office:value-type="float" office:value="29.25" calcext:value-type="float">
            <text:p>29.25</text:p>
          </table:table-cell>
          <table:table-cell office:value-type="float" office:value="13.395" calcext:value-type="float">
            <text:p>13.395</text:p>
          </table:table-cell>
          <table:table-cell office:value-type="float" office:value="1.380322" calcext:value-type="float">
            <text:p>1.380322</text:p>
          </table:table-cell>
          <table:table-cell office:value-type="float" office:value="0.8440701" calcext:value-type="float">
            <text:p>0.8440701</text:p>
          </table:table-cell>
          <table:table-cell office:value-type="float" office:value="377.8092" calcext:value-type="float">
            <text:p>377.8092</text:p>
          </table:table-cell>
          <table:table-cell office:value-type="float" office:value="0.5" calcext:value-type="float">
            <text:p>0.5</text:p>
          </table:table-cell>
          <table:table-cell office:value-type="float" office:value="45.93726" calcext:value-type="float">
            <text:p>45.93726</text:p>
          </table:table-cell>
          <table:table-cell office:value-type="float" office:value="12.94177" calcext:value-type="float">
            <text:p>12.94177</text:p>
          </table:table-cell>
          <table:table-cell office:value-type="float" office:value="30.98334" calcext:value-type="float">
            <text:p>30.98334</text:p>
          </table:table-cell>
          <table:table-cell office:value-type="float" office:value="15.17532" calcext:value-type="float">
            <text:p>15.17532</text:p>
          </table:table-cell>
          <table:table-cell office:value-type="float" office:value="26.37845" calcext:value-type="float">
            <text:p>26.37845</text:p>
          </table:table-cell>
          <table:table-cell office:value-type="float" office:value="15.88751" calcext:value-type="float">
            <text:p>15.88751</text:p>
          </table:table-cell>
          <table:table-cell office:value-type="float" office:value="23.37762" calcext:value-type="float">
            <text:p>23.37762</text:p>
          </table:table-cell>
          <table:table-cell office:value-type="float" office:value="16.13376" calcext:value-type="float">
            <text:p>16.13376</text:p>
          </table:table-cell>
          <table:table-cell office:value-type="float" office:value="20.96991" calcext:value-type="float">
            <text:p>20.96991</text:p>
          </table:table-cell>
          <table:table-cell office:value-type="float" office:value="15.89862" calcext:value-type="float">
            <text:p>15.89862</text:p>
          </table:table-cell>
          <table:table-cell office:value-type="float" office:value="19.00681" calcext:value-type="float">
            <text:p>19.00681</text:p>
          </table:table-cell>
          <table:table-cell office:value-type="float" office:value="15.36972" calcext:value-type="float">
            <text:p>15.3697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1" calcext:value-type="float">
            <text:p>3052001</text:p>
          </table:table-cell>
          <table:table-cell office:value-type="float" office:value="18.40548" calcext:value-type="float">
            <text:p>18.40548</text:p>
          </table:table-cell>
          <table:table-cell office:value-type="float" office:value="30.49" calcext:value-type="float">
            <text:p>30.49</text:p>
          </table:table-cell>
          <table:table-cell office:value-type="float" office:value="15.605" calcext:value-type="float">
            <text:p>15.605</text:p>
          </table:table-cell>
          <table:table-cell office:value-type="float" office:value="1.533481" calcext:value-type="float">
            <text:p>1.533481</text:p>
          </table:table-cell>
          <table:table-cell office:value-type="float" office:value="1.132699" calcext:value-type="float">
            <text:p>1.132699</text:p>
          </table:table-cell>
          <table:table-cell office:value-type="float" office:value="410.8482" calcext:value-type="float">
            <text:p>410.8482</text:p>
          </table:table-cell>
          <table:table-cell office:value-type="float" office:value="0" calcext:value-type="float">
            <text:p>0</text:p>
          </table:table-cell>
          <table:table-cell office:value-type="float" office:value="41.50974" calcext:value-type="float">
            <text:p>41.50974</text:p>
          </table:table-cell>
          <table:table-cell office:value-type="float" office:value="15.64334" calcext:value-type="float">
            <text:p>15.64334</text:p>
          </table:table-cell>
          <table:table-cell office:value-type="float" office:value="30.97922" calcext:value-type="float">
            <text:p>30.97922</text:p>
          </table:table-cell>
          <table:table-cell office:value-type="float" office:value="17.55179" calcext:value-type="float">
            <text:p>17.55179</text:p>
          </table:table-cell>
          <table:table-cell office:value-type="float" office:value="27.41968" calcext:value-type="float">
            <text:p>27.41968</text:p>
          </table:table-cell>
          <table:table-cell office:value-type="float" office:value="18.14075" calcext:value-type="float">
            <text:p>18.14075</text:p>
          </table:table-cell>
          <table:table-cell office:value-type="float" office:value="24.32861" calcext:value-type="float">
            <text:p>24.32861</text:p>
          </table:table-cell>
          <table:table-cell office:value-type="float" office:value="18.23972" calcext:value-type="float">
            <text:p>18.23972</text:p>
          </table:table-cell>
          <table:table-cell office:value-type="float" office:value="21.96561" calcext:value-type="float">
            <text:p>21.96561</text:p>
          </table:table-cell>
          <table:table-cell office:value-type="float" office:value="17.86249" calcext:value-type="float">
            <text:p>17.86249</text:p>
          </table:table-cell>
          <table:table-cell office:value-type="float" office:value="20.09241" calcext:value-type="float">
            <text:p>20.09241</text:p>
          </table:table-cell>
          <table:table-cell office:value-type="float" office:value="17.20508" calcext:value-type="float">
            <text:p>17.2050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1" calcext:value-type="float">
            <text:p>4052001</text:p>
          </table:table-cell>
          <table:table-cell office:value-type="float" office:value="5.705198" calcext:value-type="float">
            <text:p>5.705198</text:p>
          </table:table-cell>
          <table:table-cell office:value-type="float" office:value="18.675" calcext:value-type="float">
            <text:p>18.675</text:p>
          </table:table-cell>
          <table:table-cell office:value-type="float" office:value="8.62" calcext:value-type="float">
            <text:p>8.62</text:p>
          </table:table-cell>
          <table:table-cell office:value-type="float" office:value="1.529285" calcext:value-type="float">
            <text:p>1.529285</text:p>
          </table:table-cell>
          <table:table-cell office:value-type="float" office:value="0.8234739" calcext:value-type="float">
            <text:p>0.8234739</text:p>
          </table:table-cell>
          <table:table-cell office:value-type="float" office:value="281.1366" calcext:value-type="float">
            <text:p>281.1366</text:p>
          </table:table-cell>
          <table:table-cell office:value-type="float" office:value="5.4" calcext:value-type="float">
            <text:p>5.4</text:p>
          </table:table-cell>
          <table:table-cell office:value-type="float" office:value="26.23141" calcext:value-type="float">
            <text:p>26.23141</text:p>
          </table:table-cell>
          <table:table-cell office:value-type="float" office:value="10.43414" calcext:value-type="float">
            <text:p>10.43414</text:p>
          </table:table-cell>
          <table:table-cell office:value-type="float" office:value="21.40207" calcext:value-type="float">
            <text:p>21.40207</text:p>
          </table:table-cell>
          <table:table-cell office:value-type="float" office:value="13.21848" calcext:value-type="float">
            <text:p>13.21848</text:p>
          </table:table-cell>
          <table:table-cell office:value-type="float" office:value="21.8382" calcext:value-type="float">
            <text:p>21.8382</text:p>
          </table:table-cell>
          <table:table-cell office:value-type="float" office:value="14.59756" calcext:value-type="float">
            <text:p>14.59756</text:p>
          </table:table-cell>
          <table:table-cell office:value-type="float" office:value="21.61716" calcext:value-type="float">
            <text:p>21.61716</text:p>
          </table:table-cell>
          <table:table-cell office:value-type="float" office:value="15.69907" calcext:value-type="float">
            <text:p>15.69907</text:p>
          </table:table-cell>
          <table:table-cell office:value-type="float" office:value="20.85883" calcext:value-type="float">
            <text:p>20.85883</text:p>
          </table:table-cell>
          <table:table-cell office:value-type="float" office:value="16.27185" calcext:value-type="float">
            <text:p>16.27185</text:p>
          </table:table-cell>
          <table:table-cell office:value-type="float" office:value="19.75296" calcext:value-type="float">
            <text:p>19.75296</text:p>
          </table:table-cell>
          <table:table-cell office:value-type="float" office:value="16.40402" calcext:value-type="float">
            <text:p>16.4040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1" calcext:value-type="float">
            <text:p>5052001</text:p>
          </table:table-cell>
          <table:table-cell office:value-type="float" office:value="29.6844" calcext:value-type="float">
            <text:p>29.6844</text:p>
          </table:table-cell>
          <table:table-cell office:value-type="float" office:value="15.165" calcext:value-type="float">
            <text:p>15.165</text:p>
          </table:table-cell>
          <table:table-cell office:value-type="float" office:value="6.5455" calcext:value-type="float">
            <text:p>6.5455</text:p>
          </table:table-cell>
          <table:table-cell office:value-type="float" office:value="1.041274" calcext:value-type="float">
            <text:p>1.041274</text:p>
          </table:table-cell>
          <table:table-cell office:value-type="float" office:value="0.4608467" calcext:value-type="float">
            <text:p>0.4608467</text:p>
          </table:table-cell>
          <table:table-cell office:value-type="float" office:value="428.2866" calcext:value-type="float">
            <text:p>428.2866</text:p>
          </table:table-cell>
          <table:table-cell office:value-type="float" office:value="0" calcext:value-type="float">
            <text:p>0</text:p>
          </table:table-cell>
          <table:table-cell office:value-type="float" office:value="32.16937" calcext:value-type="float">
            <text:p>32.16937</text:p>
          </table:table-cell>
          <table:table-cell office:value-type="float" office:value="6.452789" calcext:value-type="float">
            <text:p>6.452789</text:p>
          </table:table-cell>
          <table:table-cell office:value-type="float" office:value="24.50516" calcext:value-type="float">
            <text:p>24.50516</text:p>
          </table:table-cell>
          <table:table-cell office:value-type="float" office:value="9.993073" calcext:value-type="float">
            <text:p>9.993073</text:p>
          </table:table-cell>
          <table:table-cell office:value-type="float" office:value="21.70828" calcext:value-type="float">
            <text:p>21.70828</text:p>
          </table:table-cell>
          <table:table-cell office:value-type="float" office:value="11.67908" calcext:value-type="float">
            <text:p>11.67908</text:p>
          </table:table-cell>
          <table:table-cell office:value-type="float" office:value="19.50677" calcext:value-type="float">
            <text:p>19.50677</text:p>
          </table:table-cell>
          <table:table-cell office:value-type="float" office:value="13.00513" calcext:value-type="float">
            <text:p>13.00513</text:p>
          </table:table-cell>
          <table:table-cell office:value-type="float" office:value="17.95715" calcext:value-type="float">
            <text:p>17.95715</text:p>
          </table:table-cell>
          <table:table-cell office:value-type="float" office:value="13.76587" calcext:value-type="float">
            <text:p>13.76587</text:p>
          </table:table-cell>
          <table:table-cell office:value-type="float" office:value="16.81067" calcext:value-type="float">
            <text:p>16.81067</text:p>
          </table:table-cell>
          <table:table-cell office:value-type="float" office:value="14.1315" calcext:value-type="float">
            <text:p>14.13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1" calcext:value-type="float">
            <text:p>6052001</text:p>
          </table:table-cell>
          <table:table-cell office:value-type="float" office:value="29.68468" calcext:value-type="float">
            <text:p>29.68468</text:p>
          </table:table-cell>
          <table:table-cell office:value-type="float" office:value="18.07" calcext:value-type="float">
            <text:p>18.07</text:p>
          </table:table-cell>
          <table:table-cell office:value-type="float" office:value="0.589" calcext:value-type="float">
            <text:p>0.589</text:p>
          </table:table-cell>
          <table:table-cell office:value-type="float" office:value="0.581434" calcext:value-type="float">
            <text:p>0.581434</text:p>
          </table:table-cell>
          <table:table-cell office:value-type="float" office:value="0.3734034" calcext:value-type="float">
            <text:p>0.3734034</text:p>
          </table:table-cell>
          <table:table-cell office:value-type="float" office:value="230.0562" calcext:value-type="float">
            <text:p>230.0562</text:p>
          </table:table-cell>
          <table:table-cell office:value-type="float" office:value="0" calcext:value-type="float">
            <text:p>0</text:p>
          </table:table-cell>
          <table:table-cell office:value-type="float" office:value="40.77219" calcext:value-type="float">
            <text:p>40.77219</text:p>
          </table:table-cell>
          <table:table-cell office:value-type="float" office:value="4.658356" calcext:value-type="float">
            <text:p>4.658356</text:p>
          </table:table-cell>
          <table:table-cell office:value-type="float" office:value="27.51682" calcext:value-type="float">
            <text:p>27.51682</text:p>
          </table:table-cell>
          <table:table-cell office:value-type="float" office:value="9.40094" calcext:value-type="float">
            <text:p>9.40094</text:p>
          </table:table-cell>
          <table:table-cell office:value-type="float" office:value="23.90485" calcext:value-type="float">
            <text:p>23.90485</text:p>
          </table:table-cell>
          <table:table-cell office:value-type="float" office:value="11.11478" calcext:value-type="float">
            <text:p>11.11478</text:p>
          </table:table-cell>
          <table:table-cell office:value-type="float" office:value="20.9902" calcext:value-type="float">
            <text:p>20.9902</text:p>
          </table:table-cell>
          <table:table-cell office:value-type="float" office:value="12.49652" calcext:value-type="float">
            <text:p>12.49652</text:p>
          </table:table-cell>
          <table:table-cell office:value-type="float" office:value="18.94363" calcext:value-type="float">
            <text:p>18.94363</text:p>
          </table:table-cell>
          <table:table-cell office:value-type="float" office:value="13.26834" calcext:value-type="float">
            <text:p>13.26834</text:p>
          </table:table-cell>
          <table:table-cell office:value-type="float" office:value="17.44916" calcext:value-type="float">
            <text:p>17.44916</text:p>
          </table:table-cell>
          <table:table-cell office:value-type="float" office:value="13.62653" calcext:value-type="float">
            <text:p>13.6265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1" calcext:value-type="float">
            <text:p>7052001</text:p>
          </table:table-cell>
          <table:table-cell office:value-type="float" office:value="29.75932" calcext:value-type="float">
            <text:p>29.75932</text:p>
          </table:table-cell>
          <table:table-cell office:value-type="float" office:value="22.765" calcext:value-type="float">
            <text:p>22.765</text:p>
          </table:table-cell>
          <table:table-cell office:value-type="float" office:value="2.664" calcext:value-type="float">
            <text:p>2.664</text:p>
          </table:table-cell>
          <table:table-cell office:value-type="float" office:value="0.7239529" calcext:value-type="float">
            <text:p>0.7239529</text:p>
          </table:table-cell>
          <table:table-cell office:value-type="float" office:value="0.4244015" calcext:value-type="float">
            <text:p>0.4244015</text:p>
          </table:table-cell>
          <table:table-cell office:value-type="float" office:value="308.5758" calcext:value-type="float">
            <text:p>308.5758</text:p>
          </table:table-cell>
          <table:table-cell office:value-type="float" office:value="0" calcext:value-type="float">
            <text:p>0</text:p>
          </table:table-cell>
          <table:table-cell office:value-type="float" office:value="45.13348" calcext:value-type="float">
            <text:p>45.13348</text:p>
          </table:table-cell>
          <table:table-cell office:value-type="float" office:value="7.673035" calcext:value-type="float">
            <text:p>7.673035</text:p>
          </table:table-cell>
          <table:table-cell office:value-type="float" office:value="30.88678" calcext:value-type="float">
            <text:p>30.88678</text:p>
          </table:table-cell>
          <table:table-cell office:value-type="float" office:value="11.85562" calcext:value-type="float">
            <text:p>11.85562</text:p>
          </table:table-cell>
          <table:table-cell office:value-type="float" office:value="26.81348" calcext:value-type="float">
            <text:p>26.81348</text:p>
          </table:table-cell>
          <table:table-cell office:value-type="float" office:value="13.25525" calcext:value-type="float">
            <text:p>13.25525</text:p>
          </table:table-cell>
          <table:table-cell office:value-type="float" office:value="23.46375" calcext:value-type="float">
            <text:p>23.46375</text:p>
          </table:table-cell>
          <table:table-cell office:value-type="float" office:value="14.29715" calcext:value-type="float">
            <text:p>14.29715</text:p>
          </table:table-cell>
          <table:table-cell office:value-type="float" office:value="21.03052" calcext:value-type="float">
            <text:p>21.03052</text:p>
          </table:table-cell>
          <table:table-cell office:value-type="float" office:value="14.76306" calcext:value-type="float">
            <text:p>14.76306</text:p>
          </table:table-cell>
          <table:table-cell office:value-type="float" office:value="19.19724" calcext:value-type="float">
            <text:p>19.19724</text:p>
          </table:table-cell>
          <table:table-cell office:value-type="float" office:value="14.83759" calcext:value-type="float">
            <text:p>14.837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1" calcext:value-type="float">
            <text:p>8052001</text:p>
          </table:table-cell>
          <table:table-cell office:value-type="float" office:value="24.41047" calcext:value-type="float">
            <text:p>24.41047</text:p>
          </table:table-cell>
          <table:table-cell office:value-type="float" office:value="22.64" calcext:value-type="float">
            <text:p>22.64</text:p>
          </table:table-cell>
          <table:table-cell office:value-type="float" office:value="9.31" calcext:value-type="float">
            <text:p>9.31</text:p>
          </table:table-cell>
          <table:table-cell office:value-type="float" office:value="1.378907" calcext:value-type="float">
            <text:p>1.378907</text:p>
          </table:table-cell>
          <table:table-cell office:value-type="float" office:value="0.5151779" calcext:value-type="float">
            <text:p>0.5151779</text:p>
          </table:table-cell>
          <table:table-cell office:value-type="float" office:value="385.0776" calcext:value-type="float">
            <text:p>385.0776</text:p>
          </table:table-cell>
          <table:table-cell office:value-type="float" office:value="0.9" calcext:value-type="float">
            <text:p>0.9</text:p>
          </table:table-cell>
          <table:table-cell office:value-type="float" office:value="45.88742" calcext:value-type="float">
            <text:p>45.88742</text:p>
          </table:table-cell>
          <table:table-cell office:value-type="float" office:value="10.72549" calcext:value-type="float">
            <text:p>10.72549</text:p>
          </table:table-cell>
          <table:table-cell office:value-type="float" office:value="31.57083" calcext:value-type="float">
            <text:p>31.57083</text:p>
          </table:table-cell>
          <table:table-cell office:value-type="float" office:value="14.32281" calcext:value-type="float">
            <text:p>14.32281</text:p>
          </table:table-cell>
          <table:table-cell office:value-type="float" office:value="27.19089" calcext:value-type="float">
            <text:p>27.19089</text:p>
          </table:table-cell>
          <table:table-cell office:value-type="float" office:value="15.56989" calcext:value-type="float">
            <text:p>15.56989</text:p>
          </table:table-cell>
          <table:table-cell office:value-type="float" office:value="23.93665" calcext:value-type="float">
            <text:p>23.93665</text:p>
          </table:table-cell>
          <table:table-cell office:value-type="float" office:value="16.38245" calcext:value-type="float">
            <text:p>16.38245</text:p>
          </table:table-cell>
          <table:table-cell office:value-type="float" office:value="21.63309" calcext:value-type="float">
            <text:p>21.63309</text:p>
          </table:table-cell>
          <table:table-cell office:value-type="float" office:value="16.61218" calcext:value-type="float">
            <text:p>16.61218</text:p>
          </table:table-cell>
          <table:table-cell office:value-type="float" office:value="19.89734" calcext:value-type="float">
            <text:p>19.89734</text:p>
          </table:table-cell>
          <table:table-cell office:value-type="float" office:value="16.46927" calcext:value-type="float">
            <text:p>16.469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1" calcext:value-type="float">
            <text:p>9052001</text:p>
          </table:table-cell>
          <table:table-cell office:value-type="float" office:value="26.22152" calcext:value-type="float">
            <text:p>26.22152</text:p>
          </table:table-cell>
          <table:table-cell office:value-type="float" office:value="23.44" calcext:value-type="float">
            <text:p>23.44</text:p>
          </table:table-cell>
          <table:table-cell office:value-type="float" office:value="12.35" calcext:value-type="float">
            <text:p>12.35</text:p>
          </table:table-cell>
          <table:table-cell office:value-type="float" office:value="1.442287" calcext:value-type="float">
            <text:p>1.442287</text:p>
          </table:table-cell>
          <table:table-cell office:value-type="float" office:value="1.06963" calcext:value-type="float">
            <text:p>1.06963</text:p>
          </table:table-cell>
          <table:table-cell office:value-type="float" office:value="397.3356" calcext:value-type="float">
            <text:p>397.3356</text:p>
          </table:table-cell>
          <table:table-cell office:value-type="float" office:value="0.1" calcext:value-type="float">
            <text:p>0.1</text:p>
          </table:table-cell>
          <table:table-cell office:value-type="float" office:value="43.34048" calcext:value-type="float">
            <text:p>43.34048</text:p>
          </table:table-cell>
          <table:table-cell office:value-type="float" office:value="13.36124" calcext:value-type="float">
            <text:p>13.36124</text:p>
          </table:table-cell>
          <table:table-cell office:value-type="float" office:value="31.04303" calcext:value-type="float">
            <text:p>31.04303</text:p>
          </table:table-cell>
          <table:table-cell office:value-type="float" office:value="15.85443" calcext:value-type="float">
            <text:p>15.85443</text:p>
          </table:table-cell>
          <table:table-cell office:value-type="float" office:value="27.24826" calcext:value-type="float">
            <text:p>27.24826</text:p>
          </table:table-cell>
          <table:table-cell office:value-type="float" office:value="16.80298" calcext:value-type="float">
            <text:p>16.80298</text:p>
          </table:table-cell>
          <table:table-cell office:value-type="float" office:value="24.20029" calcext:value-type="float">
            <text:p>24.20029</text:p>
          </table:table-cell>
          <table:table-cell office:value-type="float" office:value="17.40155" calcext:value-type="float">
            <text:p>17.40155</text:p>
          </table:table-cell>
          <table:table-cell office:value-type="float" office:value="22.06955" calcext:value-type="float">
            <text:p>22.06955</text:p>
          </table:table-cell>
          <table:table-cell office:value-type="float" office:value="17.50769" calcext:value-type="float">
            <text:p>17.50769</text:p>
          </table:table-cell>
          <table:table-cell office:value-type="float" office:value="20.41037" calcext:value-type="float">
            <text:p>20.41037</text:p>
          </table:table-cell>
          <table:table-cell office:value-type="float" office:value="17.28412" calcext:value-type="float">
            <text:p>17.284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1" calcext:value-type="float">
            <text:p>10052001</text:p>
          </table:table-cell>
          <table:table-cell office:value-type="float" office:value="28.6667" calcext:value-type="float">
            <text:p>28.6667</text:p>
          </table:table-cell>
          <table:table-cell office:value-type="float" office:value="25.585" calcext:value-type="float">
            <text:p>25.585</text:p>
          </table:table-cell>
          <table:table-cell office:value-type="float" office:value="6.0445" calcext:value-type="float">
            <text:p>6.0445</text:p>
          </table:table-cell>
          <table:table-cell office:value-type="float" office:value="1.16985" calcext:value-type="float">
            <text:p>1.16985</text:p>
          </table:table-cell>
          <table:table-cell office:value-type="float" office:value="0.5681409" calcext:value-type="float">
            <text:p>0.5681409</text:p>
          </table:table-cell>
          <table:table-cell office:value-type="float" office:value="197.8074" calcext:value-type="float">
            <text:p>197.8074</text:p>
          </table:table-cell>
          <table:table-cell office:value-type="float" office:value="0" calcext:value-type="float">
            <text:p>0</text:p>
          </table:table-cell>
          <table:table-cell office:value-type="float" office:value="45.9863" calcext:value-type="float">
            <text:p>45.9863</text:p>
          </table:table-cell>
          <table:table-cell office:value-type="float" office:value="11.14209" calcext:value-type="float">
            <text:p>11.14209</text:p>
          </table:table-cell>
          <table:table-cell office:value-type="float" office:value="32.85498" calcext:value-type="float">
            <text:p>32.85498</text:p>
          </table:table-cell>
          <table:table-cell office:value-type="float" office:value="15.5246" calcext:value-type="float">
            <text:p>15.5246</text:p>
          </table:table-cell>
          <table:table-cell office:value-type="float" office:value="29.05261" calcext:value-type="float">
            <text:p>29.05261</text:p>
          </table:table-cell>
          <table:table-cell office:value-type="float" office:value="16.92053" calcext:value-type="float">
            <text:p>16.92053</text:p>
          </table:table-cell>
          <table:table-cell office:value-type="float" office:value="25.86624" calcext:value-type="float">
            <text:p>25.86624</text:p>
          </table:table-cell>
          <table:table-cell office:value-type="float" office:value="17.82071" calcext:value-type="float">
            <text:p>17.82071</text:p>
          </table:table-cell>
          <table:table-cell office:value-type="float" office:value="23.46939" calcext:value-type="float">
            <text:p>23.46939</text:p>
          </table:table-cell>
          <table:table-cell office:value-type="float" office:value="18.06171" calcext:value-type="float">
            <text:p>18.06171</text:p>
          </table:table-cell>
          <table:table-cell office:value-type="float" office:value="21.61374" calcext:value-type="float">
            <text:p>21.61374</text:p>
          </table:table-cell>
          <table:table-cell office:value-type="float" office:value="17.89807" calcext:value-type="float">
            <text:p>17.8980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1" calcext:value-type="float">
            <text:p>11052001</text:p>
          </table:table-cell>
          <table:table-cell office:value-type="float" office:value="17.34328" calcext:value-type="float">
            <text:p>17.34328</text:p>
          </table:table-cell>
          <table:table-cell office:value-type="float" office:value="25.98" calcext:value-type="float">
            <text:p>25.98</text:p>
          </table:table-cell>
          <table:table-cell office:value-type="float" office:value="11.33" calcext:value-type="float">
            <text:p>11.33</text:p>
          </table:table-cell>
          <table:table-cell office:value-type="float" office:value="1.910698" calcext:value-type="float">
            <text:p>1.910698</text:p>
          </table:table-cell>
          <table:table-cell office:value-type="float" office:value="1.13737" calcext:value-type="float">
            <text:p>1.13737</text:p>
          </table:table-cell>
          <table:table-cell office:value-type="float" office:value="326.1492" calcext:value-type="float">
            <text:p>326.1492</text:p>
          </table:table-cell>
          <table:table-cell office:value-type="float" office:value="0.7" calcext:value-type="float">
            <text:p>0.7</text:p>
          </table:table-cell>
          <table:table-cell office:value-type="float" office:value="45.61105" calcext:value-type="float">
            <text:p>45.61105</text:p>
          </table:table-cell>
          <table:table-cell office:value-type="float" office:value="14.7067" calcext:value-type="float">
            <text:p>14.7067</text:p>
          </table:table-cell>
          <table:table-cell office:value-type="float" office:value="31.31931" calcext:value-type="float">
            <text:p>31.31931</text:p>
          </table:table-cell>
          <table:table-cell office:value-type="float" office:value="17.82736" calcext:value-type="float">
            <text:p>17.82736</text:p>
          </table:table-cell>
          <table:table-cell office:value-type="float" office:value="27.61066" calcext:value-type="float">
            <text:p>27.61066</text:p>
          </table:table-cell>
          <table:table-cell office:value-type="float" office:value="18.82916" calcext:value-type="float">
            <text:p>18.82916</text:p>
          </table:table-cell>
          <table:table-cell office:value-type="float" office:value="24.83813" calcext:value-type="float">
            <text:p>24.83813</text:p>
          </table:table-cell>
          <table:table-cell office:value-type="float" office:value="19.41492" calcext:value-type="float">
            <text:p>19.41492</text:p>
          </table:table-cell>
          <table:table-cell office:value-type="float" office:value="22.86703" calcext:value-type="float">
            <text:p>22.86703</text:p>
          </table:table-cell>
          <table:table-cell office:value-type="float" office:value="19.44934" calcext:value-type="float">
            <text:p>19.44934</text:p>
          </table:table-cell>
          <table:table-cell office:value-type="float" office:value="21.35229" calcext:value-type="float">
            <text:p>21.35229</text:p>
          </table:table-cell>
          <table:table-cell office:value-type="float" office:value="19.13068" calcext:value-type="float">
            <text:p>19.130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1" calcext:value-type="float">
            <text:p>12052001</text:p>
          </table:table-cell>
          <table:table-cell office:value-type="float" office:value="5.011128" calcext:value-type="float">
            <text:p>5.011128</text:p>
          </table:table-cell>
          <table:table-cell office:value-type="float" office:value="15.225" calcext:value-type="float">
            <text:p>15.225</text:p>
          </table:table-cell>
          <table:table-cell office:value-type="float" office:value="5.744" calcext:value-type="float">
            <text:p>5.744</text:p>
          </table:table-cell>
          <table:table-cell office:value-type="float" office:value="1.622754" calcext:value-type="float">
            <text:p>1.622754</text:p>
          </table:table-cell>
          <table:table-cell office:value-type="float" office:value="0.6136377" calcext:value-type="float">
            <text:p>0.6136377</text:p>
          </table:table-cell>
          <table:table-cell office:value-type="float" office:value="430.8534" calcext:value-type="float">
            <text:p>430.8534</text:p>
          </table:table-cell>
          <table:table-cell office:value-type="float" office:value="2.6" calcext:value-type="float">
            <text:p>2.6</text:p>
          </table:table-cell>
          <table:table-cell office:value-type="float" office:value="17.13562" calcext:value-type="float">
            <text:p>17.13562</text:p>
          </table:table-cell>
          <table:table-cell office:value-type="float" office:value="6.900421" calcext:value-type="float">
            <text:p>6.900421</text:p>
          </table:table-cell>
          <table:table-cell office:value-type="float" office:value="19.68268" calcext:value-type="float">
            <text:p>19.68268</text:p>
          </table:table-cell>
          <table:table-cell office:value-type="float" office:value="10.8555" calcext:value-type="float">
            <text:p>10.8555</text:p>
          </table:table-cell>
          <table:table-cell office:value-type="float" office:value="20.56805" calcext:value-type="float">
            <text:p>20.56805</text:p>
          </table:table-cell>
          <table:table-cell office:value-type="float" office:value="12.80185" calcext:value-type="float">
            <text:p>12.80185</text:p>
          </table:table-cell>
          <table:table-cell office:value-type="float" office:value="21.02957" calcext:value-type="float">
            <text:p>21.02957</text:p>
          </table:table-cell>
          <table:table-cell office:value-type="float" office:value="14.38211" calcext:value-type="float">
            <text:p>14.38211</text:p>
          </table:table-cell>
          <table:table-cell office:value-type="float" office:value="20.97873" calcext:value-type="float">
            <text:p>20.97873</text:p>
          </table:table-cell>
          <table:table-cell office:value-type="float" office:value="15.41068" calcext:value-type="float">
            <text:p>15.41068</text:p>
          </table:table-cell>
          <table:table-cell office:value-type="float" office:value="20.51962" calcext:value-type="float">
            <text:p>20.51962</text:p>
          </table:table-cell>
          <table:table-cell office:value-type="float" office:value="16.00113" calcext:value-type="float">
            <text:p>16.001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1" calcext:value-type="float">
            <text:p>13052001</text:p>
          </table:table-cell>
          <table:table-cell office:value-type="float" office:value="29.60586" calcext:value-type="float">
            <text:p>29.60586</text:p>
          </table:table-cell>
          <table:table-cell office:value-type="float" office:value="16.995" calcext:value-type="float">
            <text:p>16.995</text:p>
          </table:table-cell>
          <table:table-cell office:value-type="float" office:value="0.546" calcext:value-type="float">
            <text:p>0.546</text:p>
          </table:table-cell>
          <table:table-cell office:value-type="float" office:value="0.7191082" calcext:value-type="float">
            <text:p>0.7191082</text:p>
          </table:table-cell>
          <table:table-cell office:value-type="float" office:value="0.5059876" calcext:value-type="float">
            <text:p>0.5059876</text:p>
          </table:table-cell>
          <table:table-cell office:value-type="float" office:value="260.1666" calcext:value-type="float">
            <text:p>260.1666</text:p>
          </table:table-cell>
          <table:table-cell office:value-type="float" office:value="0" calcext:value-type="float">
            <text:p>0</text:p>
          </table:table-cell>
          <table:table-cell office:value-type="float" office:value="30.49561" calcext:value-type="float">
            <text:p>30.49561</text:p>
          </table:table-cell>
          <table:table-cell office:value-type="float" office:value="3.91452" calcext:value-type="float">
            <text:p>3.91452</text:p>
          </table:table-cell>
          <table:table-cell office:value-type="float" office:value="23.01733" calcext:value-type="float">
            <text:p>23.01733</text:p>
          </table:table-cell>
          <table:table-cell office:value-type="float" office:value="7.931122" calcext:value-type="float">
            <text:p>7.931122</text:p>
          </table:table-cell>
          <table:table-cell office:value-type="float" office:value="20.5614" calcext:value-type="float">
            <text:p>20.5614</text:p>
          </table:table-cell>
          <table:table-cell office:value-type="float" office:value="9.952484" calcext:value-type="float">
            <text:p>9.952484</text:p>
          </table:table-cell>
          <table:table-cell office:value-type="float" office:value="18.70636" calcext:value-type="float">
            <text:p>18.70636</text:p>
          </table:table-cell>
          <table:table-cell office:value-type="float" office:value="11.71234" calcext:value-type="float">
            <text:p>11.71234</text:p>
          </table:table-cell>
          <table:table-cell office:value-type="float" office:value="17.47842" calcext:value-type="float">
            <text:p>17.47842</text:p>
          </table:table-cell>
          <table:table-cell office:value-type="float" office:value="12.93088" calcext:value-type="float">
            <text:p>12.93088</text:p>
          </table:table-cell>
          <table:table-cell office:value-type="float" office:value="16.64371" calcext:value-type="float">
            <text:p>16.64371</text:p>
          </table:table-cell>
          <table:table-cell office:value-type="float" office:value="13.72836" calcext:value-type="float">
            <text:p>13.728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1" calcext:value-type="float">
            <text:p>14052001</text:p>
          </table:table-cell>
          <table:table-cell office:value-type="float" office:value="28.79593" calcext:value-type="float">
            <text:p>28.79593</text:p>
          </table:table-cell>
          <table:table-cell office:value-type="float" office:value="17.485" calcext:value-type="float">
            <text:p>17.485</text:p>
          </table:table-cell>
          <table:table-cell office:value-type="float" office:value="4.193" calcext:value-type="float">
            <text:p>4.193</text:p>
          </table:table-cell>
          <table:table-cell office:value-type="float" office:value="0.8762312" calcext:value-type="float">
            <text:p>0.8762312</text:p>
          </table:table-cell>
          <table:table-cell office:value-type="float" office:value="0.4175282" calcext:value-type="float">
            <text:p>0.4175282</text:p>
          </table:table-cell>
          <table:table-cell office:value-type="float" office:value="296.2404" calcext:value-type="float">
            <text:p>296.2404</text:p>
          </table:table-cell>
          <table:table-cell office:value-type="float" office:value="0" calcext:value-type="float">
            <text:p>0</text:p>
          </table:table-cell>
          <table:table-cell office:value-type="float" office:value="41.37894" calcext:value-type="float">
            <text:p>41.37894</text:p>
          </table:table-cell>
          <table:table-cell office:value-type="float" office:value="7.083954" calcext:value-type="float">
            <text:p>7.083954</text:p>
          </table:table-cell>
          <table:table-cell office:value-type="float" office:value="28.74109" calcext:value-type="float">
            <text:p>28.74109</text:p>
          </table:table-cell>
          <table:table-cell office:value-type="float" office:value="10.93237" calcext:value-type="float">
            <text:p>10.93237</text:p>
          </table:table-cell>
          <table:table-cell office:value-type="float" office:value="24.44965" calcext:value-type="float">
            <text:p>24.44965</text:p>
          </table:table-cell>
          <table:table-cell office:value-type="float" office:value="12.30356" calcext:value-type="float">
            <text:p>12.30356</text:p>
          </table:table-cell>
          <table:table-cell office:value-type="float" office:value="21.79843" calcext:value-type="float">
            <text:p>21.79843</text:p>
          </table:table-cell>
          <table:table-cell office:value-type="float" office:value="13.42395" calcext:value-type="float">
            <text:p>13.42395</text:p>
          </table:table-cell>
          <table:table-cell office:value-type="float" office:value="19.86649" calcext:value-type="float">
            <text:p>19.86649</text:p>
          </table:table-cell>
          <table:table-cell office:value-type="float" office:value="14.09885" calcext:value-type="float">
            <text:p>14.09885</text:p>
          </table:table-cell>
          <table:table-cell office:value-type="float" office:value="18.4277" calcext:value-type="float">
            <text:p>18.4277</text:p>
          </table:table-cell>
          <table:table-cell office:value-type="float" office:value="14.43616" calcext:value-type="float">
            <text:p>14.4361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1" calcext:value-type="float">
            <text:p>15052001</text:p>
          </table:table-cell>
          <table:table-cell office:value-type="float" office:value="30.10619" calcext:value-type="float">
            <text:p>30.10619</text:p>
          </table:table-cell>
          <table:table-cell office:value-type="float" office:value="20.29" calcext:value-type="float">
            <text:p>20.29</text:p>
          </table:table-cell>
          <table:table-cell office:value-type="float" office:value="2.201" calcext:value-type="float">
            <text:p>2.201</text:p>
          </table:table-cell>
          <table:table-cell office:value-type="float" office:value="1.094253" calcext:value-type="float">
            <text:p>1.094253</text:p>
          </table:table-cell>
          <table:table-cell office:value-type="float" office:value="0.2986094" calcext:value-type="float">
            <text:p>0.2986094</text:p>
          </table:table-cell>
          <table:table-cell office:value-type="float" office:value="338.733" calcext:value-type="float">
            <text:p>338.733</text:p>
          </table:table-cell>
          <table:table-cell office:value-type="float" office:value="0" calcext:value-type="float">
            <text:p>0</text:p>
          </table:table-cell>
          <table:table-cell office:value-type="float" office:value="43.57599" calcext:value-type="float">
            <text:p>43.57599</text:p>
          </table:table-cell>
          <table:table-cell office:value-type="float" office:value="6.693481" calcext:value-type="float">
            <text:p>6.693481</text:p>
          </table:table-cell>
          <table:table-cell office:value-type="float" office:value="30.25925" calcext:value-type="float">
            <text:p>30.25925</text:p>
          </table:table-cell>
          <table:table-cell office:value-type="float" office:value="11.85492" calcext:value-type="float">
            <text:p>11.85492</text:p>
          </table:table-cell>
          <table:table-cell office:value-type="float" office:value="26.40985" calcext:value-type="float">
            <text:p>26.40985</text:p>
          </table:table-cell>
          <table:table-cell office:value-type="float" office:value="13.46265" calcext:value-type="float">
            <text:p>13.46265</text:p>
          </table:table-cell>
          <table:table-cell office:value-type="float" office:value="23.38022" calcext:value-type="float">
            <text:p>23.38022</text:p>
          </table:table-cell>
          <table:table-cell office:value-type="float" office:value="14.716" calcext:value-type="float">
            <text:p>14.716</text:p>
          </table:table-cell>
          <table:table-cell office:value-type="float" office:value="21.21854" calcext:value-type="float">
            <text:p>21.21854</text:p>
          </table:table-cell>
          <table:table-cell office:value-type="float" office:value="15.35214" calcext:value-type="float">
            <text:p>15.35214</text:p>
          </table:table-cell>
          <table:table-cell office:value-type="float" office:value="19.60394" calcext:value-type="float">
            <text:p>19.60394</text:p>
          </table:table-cell>
          <table:table-cell office:value-type="float" office:value="15.56702" calcext:value-type="float">
            <text:p>15.5670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1" calcext:value-type="float">
            <text:p>16052001</text:p>
          </table:table-cell>
          <table:table-cell office:value-type="float" office:value="19.99622" calcext:value-type="float">
            <text:p>19.99622</text:p>
          </table:table-cell>
          <table:table-cell office:value-type="float" office:value="20.015" calcext:value-type="float">
            <text:p>20.015</text:p>
          </table:table-cell>
          <table:table-cell office:value-type="float" office:value="11.09" calcext:value-type="float">
            <text:p>11.09</text:p>
          </table:table-cell>
          <table:table-cell office:value-type="float" office:value="1.116522" calcext:value-type="float">
            <text:p>1.116522</text:p>
          </table:table-cell>
          <table:table-cell office:value-type="float" office:value="0.9657814" calcext:value-type="float">
            <text:p>0.9657814</text:p>
          </table:table-cell>
          <table:table-cell office:value-type="float" office:value="426.9492" calcext:value-type="float">
            <text:p>426.9492</text:p>
          </table:table-cell>
          <table:table-cell office:value-type="float" office:value="0" calcext:value-type="float">
            <text:p>0</text:p>
          </table:table-cell>
          <table:table-cell office:value-type="float" office:value="38.9061" calcext:value-type="float">
            <text:p>38.9061</text:p>
          </table:table-cell>
          <table:table-cell office:value-type="float" office:value="13.07275" calcext:value-type="float">
            <text:p>13.07275</text:p>
          </table:table-cell>
          <table:table-cell office:value-type="float" office:value="28.31964" calcext:value-type="float">
            <text:p>28.31964</text:p>
          </table:table-cell>
          <table:table-cell office:value-type="float" office:value="15.86642" calcext:value-type="float">
            <text:p>15.86642</text:p>
          </table:table-cell>
          <table:table-cell office:value-type="float" office:value="25.14377" calcext:value-type="float">
            <text:p>25.14377</text:p>
          </table:table-cell>
          <table:table-cell office:value-type="float" office:value="16.8269" calcext:value-type="float">
            <text:p>16.8269</text:p>
          </table:table-cell>
          <table:table-cell office:value-type="float" office:value="22.75797" calcext:value-type="float">
            <text:p>22.75797</text:p>
          </table:table-cell>
          <table:table-cell office:value-type="float" office:value="17.40515" calcext:value-type="float">
            <text:p>17.40515</text:p>
          </table:table-cell>
          <table:table-cell office:value-type="float" office:value="21.03693" calcext:value-type="float">
            <text:p>21.03693</text:p>
          </table:table-cell>
          <table:table-cell office:value-type="float" office:value="17.52759" calcext:value-type="float">
            <text:p>17.52759</text:p>
          </table:table-cell>
          <table:table-cell office:value-type="float" office:value="19.69708" calcext:value-type="float">
            <text:p>19.69708</text:p>
          </table:table-cell>
          <table:table-cell office:value-type="float" office:value="17.35565" calcext:value-type="float">
            <text:p>17.3556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1" calcext:value-type="float">
            <text:p>17052001</text:p>
          </table:table-cell>
          <table:table-cell office:value-type="float" office:value="10.56054" calcext:value-type="float">
            <text:p>10.56054</text:p>
          </table:table-cell>
          <table:table-cell office:value-type="float" office:value="17.575" calcext:value-type="float">
            <text:p>17.575</text:p>
          </table:table-cell>
          <table:table-cell office:value-type="float" office:value="7.525" calcext:value-type="float">
            <text:p>7.525</text:p>
          </table:table-cell>
          <table:table-cell office:value-type="float" office:value="1.256644" calcext:value-type="float">
            <text:p>1.256644</text:p>
          </table:table-cell>
          <table:table-cell office:value-type="float" office:value="0.9621547" calcext:value-type="float">
            <text:p>0.9621547</text:p>
          </table:table-cell>
          <table:table-cell office:value-type="float" office:value="271.2222" calcext:value-type="float">
            <text:p>271.2222</text:p>
          </table:table-cell>
          <table:table-cell office:value-type="float" office:value="0" calcext:value-type="float">
            <text:p>0</text:p>
          </table:table-cell>
          <table:table-cell office:value-type="float" office:value="30.71091" calcext:value-type="float">
            <text:p>30.71091</text:p>
          </table:table-cell>
          <table:table-cell office:value-type="float" office:value="11.64487" calcext:value-type="float">
            <text:p>11.64487</text:p>
          </table:table-cell>
          <table:table-cell office:value-type="float" office:value="23.0842" calcext:value-type="float">
            <text:p>23.0842</text:p>
          </table:table-cell>
          <table:table-cell office:value-type="float" office:value="15.05576" calcext:value-type="float">
            <text:p>15.05576</text:p>
          </table:table-cell>
          <table:table-cell office:value-type="float" office:value="20.84171" calcext:value-type="float">
            <text:p>20.84171</text:p>
          </table:table-cell>
          <table:table-cell office:value-type="float" office:value="16.25266" calcext:value-type="float">
            <text:p>16.25266</text:p>
          </table:table-cell>
          <table:table-cell office:value-type="float" office:value="19.9075" calcext:value-type="float">
            <text:p>19.9075</text:p>
          </table:table-cell>
          <table:table-cell office:value-type="float" office:value="17.00781" calcext:value-type="float">
            <text:p>17.00781</text:p>
          </table:table-cell>
          <table:table-cell office:value-type="float" office:value="19.81317" calcext:value-type="float">
            <text:p>19.81317</text:p>
          </table:table-cell>
          <table:table-cell office:value-type="float" office:value="17.29581" calcext:value-type="float">
            <text:p>17.29581</text:p>
          </table:table-cell>
          <table:table-cell office:value-type="float" office:value="19.28802" calcext:value-type="float">
            <text:p>19.28802</text:p>
          </table:table-cell>
          <table:table-cell office:value-type="float" office:value="17.23047" calcext:value-type="float">
            <text:p>17.2304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1" calcext:value-type="float">
            <text:p>18052001</text:p>
          </table:table-cell>
          <table:table-cell office:value-type="float" office:value="7.45569" calcext:value-type="float">
            <text:p>7.45569</text:p>
          </table:table-cell>
          <table:table-cell office:value-type="float" office:value="19.38" calcext:value-type="float">
            <text:p>19.38</text:p>
          </table:table-cell>
          <table:table-cell office:value-type="float" office:value="11.66" calcext:value-type="float">
            <text:p>11.66</text:p>
          </table:table-cell>
          <table:table-cell office:value-type="float" office:value="1.577994" calcext:value-type="float">
            <text:p>1.577994</text:p>
          </table:table-cell>
          <table:table-cell office:value-type="float" office:value="1.209655" calcext:value-type="float">
            <text:p>1.209655</text:p>
          </table:table-cell>
          <table:table-cell office:value-type="float" office:value="304.407" calcext:value-type="float">
            <text:p>304.407</text:p>
          </table:table-cell>
          <table:table-cell office:value-type="float" office:value="11.9" calcext:value-type="float">
            <text:p>11.9</text:p>
          </table:table-cell>
          <table:table-cell office:value-type="float" office:value="26.32468" calcext:value-type="float">
            <text:p>26.32468</text:p>
          </table:table-cell>
          <table:table-cell office:value-type="float" office:value="12.8342" calcext:value-type="float">
            <text:p>12.8342</text:p>
          </table:table-cell>
          <table:table-cell office:value-type="float" office:value="20.496" calcext:value-type="float">
            <text:p>20.496</text:p>
          </table:table-cell>
          <table:table-cell office:value-type="float" office:value="14.74829" calcext:value-type="float">
            <text:p>14.74829</text:p>
          </table:table-cell>
          <table:table-cell office:value-type="float" office:value="19.12903" calcext:value-type="float">
            <text:p>19.12903</text:p>
          </table:table-cell>
          <table:table-cell office:value-type="float" office:value="15.69247" calcext:value-type="float">
            <text:p>15.69247</text:p>
          </table:table-cell>
          <table:table-cell office:value-type="float" office:value="18.16235" calcext:value-type="float">
            <text:p>18.16235</text:p>
          </table:table-cell>
          <table:table-cell office:value-type="float" office:value="16.23819" calcext:value-type="float">
            <text:p>16.23819</text:p>
          </table:table-cell>
          <table:table-cell office:value-type="float" office:value="18.02103" calcext:value-type="float">
            <text:p>18.02103</text:p>
          </table:table-cell>
          <table:table-cell office:value-type="float" office:value="16.4433" calcext:value-type="float">
            <text:p>16.4433</text:p>
          </table:table-cell>
          <table:table-cell office:value-type="float" office:value="17.784" calcext:value-type="float">
            <text:p>17.784</text:p>
          </table:table-cell>
          <table:table-cell office:value-type="float" office:value="16.42575" calcext:value-type="float">
            <text:p>16.425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1" calcext:value-type="float">
            <text:p>19052001</text:p>
          </table:table-cell>
          <table:table-cell office:value-type="float" office:value="20.14726" calcext:value-type="float">
            <text:p>20.14726</text:p>
          </table:table-cell>
          <table:table-cell office:value-type="float" office:value="19.85" calcext:value-type="float">
            <text:p>19.85</text:p>
          </table:table-cell>
          <table:table-cell office:value-type="float" office:value="10.75" calcext:value-type="float">
            <text:p>10.75</text:p>
          </table:table-cell>
          <table:table-cell office:value-type="float" office:value="1.535558" calcext:value-type="float">
            <text:p>1.535558</text:p>
          </table:table-cell>
          <table:table-cell office:value-type="float" office:value="1.266331" calcext:value-type="float">
            <text:p>1.266331</text:p>
          </table:table-cell>
          <table:table-cell office:value-type="float" office:value="220.6584" calcext:value-type="float">
            <text:p>220.6584</text:p>
          </table:table-cell>
          <table:table-cell office:value-type="float" office:value="2.5" calcext:value-type="float">
            <text:p>2.5</text:p>
          </table:table-cell>
          <table:table-cell office:value-type="float" office:value="31.09375" calcext:value-type="float">
            <text:p>31.09375</text:p>
          </table:table-cell>
          <table:table-cell office:value-type="float" office:value="11.24982" calcext:value-type="float">
            <text:p>11.24982</text:p>
          </table:table-cell>
          <table:table-cell office:value-type="float" office:value="23.63757" calcext:value-type="float">
            <text:p>23.63757</text:p>
          </table:table-cell>
          <table:table-cell office:value-type="float" office:value="12.93826" calcext:value-type="float">
            <text:p>12.93826</text:p>
          </table:table-cell>
          <table:table-cell office:value-type="float" office:value="21.34866" calcext:value-type="float">
            <text:p>21.34866</text:p>
          </table:table-cell>
          <table:table-cell office:value-type="float" office:value="13.79401" calcext:value-type="float">
            <text:p>13.79401</text:p>
          </table:table-cell>
          <table:table-cell office:value-type="float" office:value="19.76669" calcext:value-type="float">
            <text:p>19.76669</text:p>
          </table:table-cell>
          <table:table-cell office:value-type="float" office:value="14.55661" calcext:value-type="float">
            <text:p>14.55661</text:p>
          </table:table-cell>
          <table:table-cell office:value-type="float" office:value="18.58914" calcext:value-type="float">
            <text:p>18.58914</text:p>
          </table:table-cell>
          <table:table-cell office:value-type="float" office:value="15.02579" calcext:value-type="float">
            <text:p>15.02579</text:p>
          </table:table-cell>
          <table:table-cell office:value-type="float" office:value="17.65604" calcext:value-type="float">
            <text:p>17.65604</text:p>
          </table:table-cell>
          <table:table-cell office:value-type="float" office:value="15.23807" calcext:value-type="float">
            <text:p>15.238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1" calcext:value-type="float">
            <text:p>20052001</text:p>
          </table:table-cell>
          <table:table-cell office:value-type="float" office:value="29.94823" calcext:value-type="float">
            <text:p>29.94823</text:p>
          </table:table-cell>
          <table:table-cell office:value-type="float" office:value="22.72" calcext:value-type="float">
            <text:p>22.72</text:p>
          </table:table-cell>
          <table:table-cell office:value-type="float" office:value="7.058" calcext:value-type="float">
            <text:p>7.058</text:p>
          </table:table-cell>
          <table:table-cell office:value-type="float" office:value="1.267225" calcext:value-type="float">
            <text:p>1.267225</text:p>
          </table:table-cell>
          <table:table-cell office:value-type="float" office:value="0.925408" calcext:value-type="float">
            <text:p>0.925408</text:p>
          </table:table-cell>
          <table:table-cell office:value-type="float" office:value="243.4482" calcext:value-type="float">
            <text:p>243.4482</text:p>
          </table:table-cell>
          <table:table-cell office:value-type="float" office:value="0" calcext:value-type="float">
            <text:p>0</text:p>
          </table:table-cell>
          <table:table-cell office:value-type="float" office:value="35.07858" calcext:value-type="float">
            <text:p>35.07858</text:p>
          </table:table-cell>
          <table:table-cell office:value-type="float" office:value="9.380737" calcext:value-type="float">
            <text:p>9.380737</text:p>
          </table:table-cell>
          <table:table-cell office:value-type="float" office:value="27.03207" calcext:value-type="float">
            <text:p>27.03207</text:p>
          </table:table-cell>
          <table:table-cell office:value-type="float" office:value="12.54691" calcext:value-type="float">
            <text:p>12.54691</text:p>
          </table:table-cell>
          <table:table-cell office:value-type="float" office:value="24.11453" calcext:value-type="float">
            <text:p>24.11453</text:p>
          </table:table-cell>
          <table:table-cell office:value-type="float" office:value="13.8432" calcext:value-type="float">
            <text:p>13.8432</text:p>
          </table:table-cell>
          <table:table-cell office:value-type="float" office:value="21.76868" calcext:value-type="float">
            <text:p>21.76868</text:p>
          </table:table-cell>
          <table:table-cell office:value-type="float" office:value="14.90079" calcext:value-type="float">
            <text:p>14.90079</text:p>
          </table:table-cell>
          <table:table-cell office:value-type="float" office:value="20.09921" calcext:value-type="float">
            <text:p>20.09921</text:p>
          </table:table-cell>
          <table:table-cell office:value-type="float" office:value="15.45761" calcext:value-type="float">
            <text:p>15.45761</text:p>
          </table:table-cell>
          <table:table-cell office:value-type="float" office:value="18.84158" calcext:value-type="float">
            <text:p>18.84158</text:p>
          </table:table-cell>
          <table:table-cell office:value-type="float" office:value="15.65237" calcext:value-type="float">
            <text:p>15.6523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1" calcext:value-type="float">
            <text:p>21052001</text:p>
          </table:table-cell>
          <table:table-cell office:value-type="float" office:value="22.57466" calcext:value-type="float">
            <text:p>22.57466</text:p>
          </table:table-cell>
          <table:table-cell office:value-type="float" office:value="24.405" calcext:value-type="float">
            <text:p>24.405</text:p>
          </table:table-cell>
          <table:table-cell office:value-type="float" office:value="13.755" calcext:value-type="float">
            <text:p>13.755</text:p>
          </table:table-cell>
          <table:table-cell office:value-type="float" office:value="1.386389" calcext:value-type="float">
            <text:p>1.386389</text:p>
          </table:table-cell>
          <table:table-cell office:value-type="float" office:value="1.122234" calcext:value-type="float">
            <text:p>1.122234</text:p>
          </table:table-cell>
          <table:table-cell office:value-type="float" office:value="279.945" calcext:value-type="float">
            <text:p>279.945</text:p>
          </table:table-cell>
          <table:table-cell office:value-type="float" office:value="0" calcext:value-type="float">
            <text:p>0</text:p>
          </table:table-cell>
          <table:table-cell office:value-type="float" office:value="44.19159" calcext:value-type="float">
            <text:p>44.19159</text:p>
          </table:table-cell>
          <table:table-cell office:value-type="float" office:value="13.84634" calcext:value-type="float">
            <text:p>13.84634</text:p>
          </table:table-cell>
          <table:table-cell office:value-type="float" office:value="30.83475" calcext:value-type="float">
            <text:p>30.83475</text:p>
          </table:table-cell>
          <table:table-cell office:value-type="float" office:value="15.86743" calcext:value-type="float">
            <text:p>15.86743</text:p>
          </table:table-cell>
          <table:table-cell office:value-type="float" office:value="26.90421" calcext:value-type="float">
            <text:p>26.90421</text:p>
          </table:table-cell>
          <table:table-cell office:value-type="float" office:value="16.53699" calcext:value-type="float">
            <text:p>16.53699</text:p>
          </table:table-cell>
          <table:table-cell office:value-type="float" office:value="23.98486" calcext:value-type="float">
            <text:p>23.98486</text:p>
          </table:table-cell>
          <table:table-cell office:value-type="float" office:value="16.99323" calcext:value-type="float">
            <text:p>16.99323</text:p>
          </table:table-cell>
          <table:table-cell office:value-type="float" office:value="21.93887" calcext:value-type="float">
            <text:p>21.93887</text:p>
          </table:table-cell>
          <table:table-cell office:value-type="float" office:value="17.1199" calcext:value-type="float">
            <text:p>17.1199</text:p>
          </table:table-cell>
          <table:table-cell office:value-type="float" office:value="20.43365" calcext:value-type="float">
            <text:p>20.43365</text:p>
          </table:table-cell>
          <table:table-cell office:value-type="float" office:value="17.0047" calcext:value-type="float">
            <text:p>17.00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1" calcext:value-type="float">
            <text:p>22052001</text:p>
          </table:table-cell>
          <table:table-cell office:value-type="float" office:value="5.101308" calcext:value-type="float">
            <text:p>5.101308</text:p>
          </table:table-cell>
          <table:table-cell office:value-type="float" office:value="17.47" calcext:value-type="float">
            <text:p>17.47</text:p>
          </table:table-cell>
          <table:table-cell office:value-type="float" office:value="12.49" calcext:value-type="float">
            <text:p>12.49</text:p>
          </table:table-cell>
          <table:table-cell office:value-type="float" office:value="1.860765" calcext:value-type="float">
            <text:p>1.860765</text:p>
          </table:table-cell>
          <table:table-cell office:value-type="float" office:value="1.065043" calcext:value-type="float">
            <text:p>1.065043</text:p>
          </table:table-cell>
          <table:table-cell office:value-type="float" office:value="401.2111" calcext:value-type="float">
            <text:p>401.2111</text:p>
          </table:table-cell>
          <table:table-cell office:value-type="float" office:value="11.6" calcext:value-type="float">
            <text:p>11.6</text:p>
          </table:table-cell>
          <table:table-cell office:value-type="float" office:value="21.58975" calcext:value-type="float">
            <text:p>21.58975</text:p>
          </table:table-cell>
          <table:table-cell office:value-type="float" office:value="13.9227" calcext:value-type="float">
            <text:p>13.9227</text:p>
          </table:table-cell>
          <table:table-cell office:value-type="float" office:value="20.2269" calcext:value-type="float">
            <text:p>20.2269</text:p>
          </table:table-cell>
          <table:table-cell office:value-type="float" office:value="15.67316" calcext:value-type="float">
            <text:p>15.67316</text:p>
          </table:table-cell>
          <table:table-cell office:value-type="float" office:value="20.82028" calcext:value-type="float">
            <text:p>20.82028</text:p>
          </table:table-cell>
          <table:table-cell office:value-type="float" office:value="16.57739" calcext:value-type="float">
            <text:p>16.57739</text:p>
          </table:table-cell>
          <table:table-cell office:value-type="float" office:value="21.06036" calcext:value-type="float">
            <text:p>21.06036</text:p>
          </table:table-cell>
          <table:table-cell office:value-type="float" office:value="17.25464" calcext:value-type="float">
            <text:p>17.25464</text:p>
          </table:table-cell>
          <table:table-cell office:value-type="float" office:value="20.74869" calcext:value-type="float">
            <text:p>20.74869</text:p>
          </table:table-cell>
          <table:table-cell office:value-type="float" office:value="17.52356" calcext:value-type="float">
            <text:p>17.52356</text:p>
          </table:table-cell>
          <table:table-cell office:value-type="float" office:value="20.05606" calcext:value-type="float">
            <text:p>20.05606</text:p>
          </table:table-cell>
          <table:table-cell office:value-type="float" office:value="17.50125" calcext:value-type="float">
            <text:p>17.501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1" calcext:value-type="float">
            <text:p>23052001</text:p>
          </table:table-cell>
          <table:table-cell office:value-type="float" office:value="5.097942" calcext:value-type="float">
            <text:p>5.097942</text:p>
          </table:table-cell>
          <table:table-cell office:value-type="float" office:value="15.455" calcext:value-type="float">
            <text:p>15.455</text:p>
          </table:table-cell>
          <table:table-cell office:value-type="float" office:value="12.355" calcext:value-type="float">
            <text:p>12.355</text:p>
          </table:table-cell>
          <table:table-cell office:value-type="float" office:value="1.630246" calcext:value-type="float">
            <text:p>1.630246</text:p>
          </table:table-cell>
          <table:table-cell office:value-type="float" office:value="1.408126" calcext:value-type="float">
            <text:p>1.408126</text:p>
          </table:table-cell>
          <table:table-cell office:value-type="float" office:value="322.7292" calcext:value-type="float">
            <text:p>322.7292</text:p>
          </table:table-cell>
          <table:table-cell office:value-type="float" office:value="14.8" calcext:value-type="float">
            <text:p>14.8</text:p>
          </table:table-cell>
          <table:table-cell office:value-type="float" office:value="19.81018" calcext:value-type="float">
            <text:p>19.81018</text:p>
          </table:table-cell>
          <table:table-cell office:value-type="float" office:value="12.4075" calcext:value-type="float">
            <text:p>12.4075</text:p>
          </table:table-cell>
          <table:table-cell office:value-type="float" office:value="18.15604" calcext:value-type="float">
            <text:p>18.15604</text:p>
          </table:table-cell>
          <table:table-cell office:value-type="float" office:value="13.93585" calcext:value-type="float">
            <text:p>13.93585</text:p>
          </table:table-cell>
          <table:table-cell office:value-type="float" office:value="17.39026" calcext:value-type="float">
            <text:p>17.39026</text:p>
          </table:table-cell>
          <table:table-cell office:value-type="float" office:value="14.68283" calcext:value-type="float">
            <text:p>14.68283</text:p>
          </table:table-cell>
          <table:table-cell office:value-type="float" office:value="17.1738" calcext:value-type="float">
            <text:p>17.1738</text:p>
          </table:table-cell>
          <table:table-cell office:value-type="float" office:value="15.31619" calcext:value-type="float">
            <text:p>15.31619</text:p>
          </table:table-cell>
          <table:table-cell office:value-type="float" office:value="17.46631" calcext:value-type="float">
            <text:p>17.46631</text:p>
          </table:table-cell>
          <table:table-cell office:value-type="float" office:value="15.65433" calcext:value-type="float">
            <text:p>15.65433</text:p>
          </table:table-cell>
          <table:table-cell office:value-type="float" office:value="17.46317" calcext:value-type="float">
            <text:p>17.46317</text:p>
          </table:table-cell>
          <table:table-cell office:value-type="float" office:value="15.81866" calcext:value-type="float">
            <text:p>15.8186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1" calcext:value-type="float">
            <text:p>24052001</text:p>
          </table:table-cell>
          <table:table-cell office:value-type="float" office:value="11.09583" calcext:value-type="float">
            <text:p>11.09583</text:p>
          </table:table-cell>
          <table:table-cell office:value-type="float" office:value="17.59" calcext:value-type="float">
            <text:p>17.59</text:p>
          </table:table-cell>
          <table:table-cell office:value-type="float" office:value="11.61" calcext:value-type="float">
            <text:p>11.61</text:p>
          </table:table-cell>
          <table:table-cell office:value-type="float" office:value="1.584474" calcext:value-type="float">
            <text:p>1.584474</text:p>
          </table:table-cell>
          <table:table-cell office:value-type="float" office:value="1.316735" calcext:value-type="float">
            <text:p>1.316735</text:p>
          </table:table-cell>
          <table:table-cell office:value-type="float" office:value="365.2254" calcext:value-type="float">
            <text:p>365.2254</text:p>
          </table:table-cell>
          <table:table-cell office:value-type="float" office:value="3.9" calcext:value-type="float">
            <text:p>3.9</text:p>
          </table:table-cell>
          <table:table-cell office:value-type="float" office:value="24.97287" calcext:value-type="float">
            <text:p>24.97287</text:p>
          </table:table-cell>
          <table:table-cell office:value-type="float" office:value="11.32153" calcext:value-type="float">
            <text:p>11.32153</text:p>
          </table:table-cell>
          <table:table-cell office:value-type="float" office:value="20.88031" calcext:value-type="float">
            <text:p>20.88031</text:p>
          </table:table-cell>
          <table:table-cell office:value-type="float" office:value="12.82361" calcext:value-type="float">
            <text:p>12.82361</text:p>
          </table:table-cell>
          <table:table-cell office:value-type="float" office:value="19.26505" calcext:value-type="float">
            <text:p>19.26505</text:p>
          </table:table-cell>
          <table:table-cell office:value-type="float" office:value="13.57291" calcext:value-type="float">
            <text:p>13.57291</text:p>
          </table:table-cell>
          <table:table-cell office:value-type="float" office:value="17.89603" calcext:value-type="float">
            <text:p>17.89603</text:p>
          </table:table-cell>
          <table:table-cell office:value-type="float" office:value="14.24124" calcext:value-type="float">
            <text:p>14.24124</text:p>
          </table:table-cell>
          <table:table-cell office:value-type="float" office:value="16.99304" calcext:value-type="float">
            <text:p>16.99304</text:p>
          </table:table-cell>
          <table:table-cell office:value-type="float" office:value="14.64532" calcext:value-type="float">
            <text:p>14.64532</text:p>
          </table:table-cell>
          <table:table-cell office:value-type="float" office:value="16.35638" calcext:value-type="float">
            <text:p>16.35638</text:p>
          </table:table-cell>
          <table:table-cell office:value-type="float" office:value="14.85287" calcext:value-type="float">
            <text:p>14.8528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1" calcext:value-type="float">
            <text:p>25052001</text:p>
          </table:table-cell>
          <table:table-cell office:value-type="float" office:value="28.19599" calcext:value-type="float">
            <text:p>28.19599</text:p>
          </table:table-cell>
          <table:table-cell office:value-type="float" office:value="22.61" calcext:value-type="float">
            <text:p>22.61</text:p>
          </table:table-cell>
          <table:table-cell office:value-type="float" office:value="10.415" calcext:value-type="float">
            <text:p>10.415</text:p>
          </table:table-cell>
          <table:table-cell office:value-type="float" office:value="1.538433" calcext:value-type="float">
            <text:p>1.538433</text:p>
          </table:table-cell>
          <table:table-cell office:value-type="float" office:value="1.200864" calcext:value-type="float">
            <text:p>1.200864</text:p>
          </table:table-cell>
          <table:table-cell office:value-type="float" office:value="371.8495" calcext:value-type="float">
            <text:p>371.8495</text:p>
          </table:table-cell>
          <table:table-cell office:value-type="float" office:value="0" calcext:value-type="float">
            <text:p>0</text:p>
          </table:table-cell>
          <table:table-cell office:value-type="float" office:value="35.59448" calcext:value-type="float">
            <text:p>35.59448</text:p>
          </table:table-cell>
          <table:table-cell office:value-type="float" office:value="10.67639" calcext:value-type="float">
            <text:p>10.67639</text:p>
          </table:table-cell>
          <table:table-cell office:value-type="float" office:value="26.88318" calcext:value-type="float">
            <text:p>26.88318</text:p>
          </table:table-cell>
          <table:table-cell office:value-type="float" office:value="12.61298" calcext:value-type="float">
            <text:p>12.61298</text:p>
          </table:table-cell>
          <table:table-cell office:value-type="float" office:value="24.12192" calcext:value-type="float">
            <text:p>24.12192</text:p>
          </table:table-cell>
          <table:table-cell office:value-type="float" office:value="13.51721" calcext:value-type="float">
            <text:p>13.51721</text:p>
          </table:table-cell>
          <table:table-cell office:value-type="float" office:value="21.61633" calcext:value-type="float">
            <text:p>21.61633</text:p>
          </table:table-cell>
          <table:table-cell office:value-type="float" office:value="14.29758" calcext:value-type="float">
            <text:p>14.29758</text:p>
          </table:table-cell>
          <table:table-cell office:value-type="float" office:value="19.83005" calcext:value-type="float">
            <text:p>19.83005</text:p>
          </table:table-cell>
          <table:table-cell office:value-type="float" office:value="14.7467" calcext:value-type="float">
            <text:p>14.7467</text:p>
          </table:table-cell>
          <table:table-cell office:value-type="float" office:value="18.52939" calcext:value-type="float">
            <text:p>18.52939</text:p>
          </table:table-cell>
          <table:table-cell office:value-type="float" office:value="14.94315" calcext:value-type="float">
            <text:p>14.9431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1" calcext:value-type="float">
            <text:p>26052001</text:p>
          </table:table-cell>
          <table:table-cell office:value-type="float" office:value="7.611335" calcext:value-type="float">
            <text:p>7.611335</text:p>
          </table:table-cell>
          <table:table-cell office:value-type="float" office:value="19.235" calcext:value-type="float">
            <text:p>19.235</text:p>
          </table:table-cell>
          <table:table-cell office:value-type="float" office:value="14.995" calcext:value-type="float">
            <text:p>14.995</text:p>
          </table:table-cell>
          <table:table-cell office:value-type="float" office:value="1.851559" calcext:value-type="float">
            <text:p>1.851559</text:p>
          </table:table-cell>
          <table:table-cell office:value-type="float" office:value="1.395352" calcext:value-type="float">
            <text:p>1.395352</text:p>
          </table:table-cell>
          <table:table-cell office:value-type="float" office:value="195.3756" calcext:value-type="float">
            <text:p>195.3756</text:p>
          </table:table-cell>
          <table:table-cell office:value-type="float" office:value="0.5" calcext:value-type="float">
            <text:p>0.5</text:p>
          </table:table-cell>
          <table:table-cell office:value-type="float" office:value="26.03293" calcext:value-type="float">
            <text:p>26.03293</text:p>
          </table:table-cell>
          <table:table-cell office:value-type="float" office:value="14.09961" calcext:value-type="float">
            <text:p>14.09961</text:p>
          </table:table-cell>
          <table:table-cell office:value-type="float" office:value="20.9454" calcext:value-type="float">
            <text:p>20.9454</text:p>
          </table:table-cell>
          <table:table-cell office:value-type="float" office:value="15.88101" calcext:value-type="float">
            <text:p>15.88101</text:p>
          </table:table-cell>
          <table:table-cell office:value-type="float" office:value="19.69669" calcext:value-type="float">
            <text:p>19.69669</text:p>
          </table:table-cell>
          <table:table-cell office:value-type="float" office:value="16.5285" calcext:value-type="float">
            <text:p>16.5285</text:p>
          </table:table-cell>
          <table:table-cell office:value-type="float" office:value="18.78537" calcext:value-type="float">
            <text:p>18.78537</text:p>
          </table:table-cell>
          <table:table-cell office:value-type="float" office:value="16.92328" calcext:value-type="float">
            <text:p>16.92328</text:p>
          </table:table-cell>
          <table:table-cell office:value-type="float" office:value="18.66241" calcext:value-type="float">
            <text:p>18.66241</text:p>
          </table:table-cell>
          <table:table-cell office:value-type="float" office:value="16.94907" calcext:value-type="float">
            <text:p>16.94907</text:p>
          </table:table-cell>
          <table:table-cell office:value-type="float" office:value="18.17441" calcext:value-type="float">
            <text:p>18.17441</text:p>
          </table:table-cell>
          <table:table-cell office:value-type="float" office:value="16.75494" calcext:value-type="float">
            <text:p>16.7549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1" calcext:value-type="float">
            <text:p>27052001</text:p>
          </table:table-cell>
          <table:table-cell office:value-type="float" office:value="17.35708" calcext:value-type="float">
            <text:p>17.35708</text:p>
          </table:table-cell>
          <table:table-cell office:value-type="float" office:value="20.02" calcext:value-type="float">
            <text:p>20.02</text:p>
          </table:table-cell>
          <table:table-cell office:value-type="float" office:value="12.045" calcext:value-type="float">
            <text:p>12.045</text:p>
          </table:table-cell>
          <table:table-cell office:value-type="float" office:value="1.695489" calcext:value-type="float">
            <text:p>1.695489</text:p>
          </table:table-cell>
          <table:table-cell office:value-type="float" office:value="1.372798" calcext:value-type="float">
            <text:p>1.372798</text:p>
          </table:table-cell>
          <table:table-cell office:value-type="float" office:value="337.752" calcext:value-type="float">
            <text:p>337.752</text:p>
          </table:table-cell>
          <table:table-cell office:value-type="float" office:value="6.6" calcext:value-type="float">
            <text:p>6.6</text:p>
          </table:table-cell>
          <table:table-cell office:value-type="float" office:value="32.7991" calcext:value-type="float">
            <text:p>32.7991</text:p>
          </table:table-cell>
          <table:table-cell office:value-type="float" office:value="13.67831" calcext:value-type="float">
            <text:p>13.67831</text:p>
          </table:table-cell>
          <table:table-cell office:value-type="float" office:value="25.05396" calcext:value-type="float">
            <text:p>25.05396</text:p>
          </table:table-cell>
          <table:table-cell office:value-type="float" office:value="15.13666" calcext:value-type="float">
            <text:p>15.13666</text:p>
          </table:table-cell>
          <table:table-cell office:value-type="float" office:value="22.92233" calcext:value-type="float">
            <text:p>22.92233</text:p>
          </table:table-cell>
          <table:table-cell office:value-type="float" office:value="15.63156" calcext:value-type="float">
            <text:p>15.63156</text:p>
          </table:table-cell>
          <table:table-cell office:value-type="float" office:value="20.99591" calcext:value-type="float">
            <text:p>20.99591</text:p>
          </table:table-cell>
          <table:table-cell office:value-type="float" office:value="15.98859" calcext:value-type="float">
            <text:p>15.98859</text:p>
          </table:table-cell>
          <table:table-cell office:value-type="float" office:value="19.5621" calcext:value-type="float">
            <text:p>19.5621</text:p>
          </table:table-cell>
          <table:table-cell office:value-type="float" office:value="16.12286" calcext:value-type="float">
            <text:p>16.12286</text:p>
          </table:table-cell>
          <table:table-cell office:value-type="float" office:value="18.46204" calcext:value-type="float">
            <text:p>18.46204</text:p>
          </table:table-cell>
          <table:table-cell office:value-type="float" office:value="16.08109" calcext:value-type="float">
            <text:p>16.0810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1" calcext:value-type="float">
            <text:p>28052001</text:p>
          </table:table-cell>
          <table:table-cell office:value-type="float" office:value="14.9379" calcext:value-type="float">
            <text:p>14.9379</text:p>
          </table:table-cell>
          <table:table-cell office:value-type="float" office:value="17.915" calcext:value-type="float">
            <text:p>17.915</text:p>
          </table:table-cell>
          <table:table-cell office:value-type="float" office:value="10.735" calcext:value-type="float">
            <text:p>10.735</text:p>
          </table:table-cell>
          <table:table-cell office:value-type="float" office:value="1.415972" calcext:value-type="float">
            <text:p>1.415972</text:p>
          </table:table-cell>
          <table:table-cell office:value-type="float" office:value="1.265067" calcext:value-type="float">
            <text:p>1.265067</text:p>
          </table:table-cell>
          <table:table-cell office:value-type="float" office:value="196.7724" calcext:value-type="float">
            <text:p>196.7724</text:p>
          </table:table-cell>
          <table:table-cell office:value-type="float" office:value="23.8" calcext:value-type="float">
            <text:p>23.8</text:p>
          </table:table-cell>
          <table:table-cell office:value-type="float" office:value="28.99759" calcext:value-type="float">
            <text:p>28.99759</text:p>
          </table:table-cell>
          <table:table-cell office:value-type="float" office:value="11.87177" calcext:value-type="float">
            <text:p>11.87177</text:p>
          </table:table-cell>
          <table:table-cell office:value-type="float" office:value="23.21814" calcext:value-type="float">
            <text:p>23.21814</text:p>
          </table:table-cell>
          <table:table-cell office:value-type="float" office:value="13.87701" calcext:value-type="float">
            <text:p>13.87701</text:p>
          </table:table-cell>
          <table:table-cell office:value-type="float" office:value="21.00183" calcext:value-type="float">
            <text:p>21.00183</text:p>
          </table:table-cell>
          <table:table-cell office:value-type="float" office:value="14.8616" calcext:value-type="float">
            <text:p>14.8616</text:p>
          </table:table-cell>
          <table:table-cell office:value-type="float" office:value="19.2561" calcext:value-type="float">
            <text:p>19.2561</text:p>
          </table:table-cell>
          <table:table-cell office:value-type="float" office:value="15.59924" calcext:value-type="float">
            <text:p>15.59924</text:p>
          </table:table-cell>
          <table:table-cell office:value-type="float" office:value="18.32355" calcext:value-type="float">
            <text:p>18.32355</text:p>
          </table:table-cell>
          <table:table-cell office:value-type="float" office:value="15.91858" calcext:value-type="float">
            <text:p>15.91858</text:p>
          </table:table-cell>
          <table:table-cell office:value-type="float" office:value="17.95535" calcext:value-type="float">
            <text:p>17.95535</text:p>
          </table:table-cell>
          <table:table-cell office:value-type="float" office:value="16.0314" calcext:value-type="float">
            <text:p>16.03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1" calcext:value-type="float">
            <text:p>29052001</text:p>
          </table:table-cell>
          <table:table-cell office:value-type="float" office:value="9.485261" calcext:value-type="float">
            <text:p>9.485261</text:p>
          </table:table-cell>
          <table:table-cell office:value-type="float" office:value="11.335" calcext:value-type="float">
            <text:p>11.335</text:p>
          </table:table-cell>
          <table:table-cell office:value-type="float" office:value="6.318" calcext:value-type="float">
            <text:p>6.318</text:p>
          </table:table-cell>
          <table:table-cell office:value-type="float" office:value="1.316461" calcext:value-type="float">
            <text:p>1.316461</text:p>
          </table:table-cell>
          <table:table-cell office:value-type="float" office:value="0.8484325" calcext:value-type="float">
            <text:p>0.8484325</text:p>
          </table:table-cell>
          <table:table-cell office:value-type="float" office:value="408.9185" calcext:value-type="float">
            <text:p>408.9185</text:p>
          </table:table-cell>
          <table:table-cell office:value-type="float" office:value="0.3" calcext:value-type="float">
            <text:p>0.3</text:p>
          </table:table-cell>
          <table:table-cell office:value-type="float" office:value="20.98999" calcext:value-type="float">
            <text:p>20.98999</text:p>
          </table:table-cell>
          <table:table-cell office:value-type="float" office:value="7.811859" calcext:value-type="float">
            <text:p>7.811859</text:p>
          </table:table-cell>
          <table:table-cell office:value-type="float" office:value="17.73575" calcext:value-type="float">
            <text:p>17.73575</text:p>
          </table:table-cell>
          <table:table-cell office:value-type="float" office:value="10.96268" calcext:value-type="float">
            <text:p>10.96268</text:p>
          </table:table-cell>
          <table:table-cell office:value-type="float" office:value="16.49603" calcext:value-type="float">
            <text:p>16.49603</text:p>
          </table:table-cell>
          <table:table-cell office:value-type="float" office:value="12.5177" calcext:value-type="float">
            <text:p>12.5177</text:p>
          </table:table-cell>
          <table:table-cell office:value-type="float" office:value="16.86212" calcext:value-type="float">
            <text:p>16.86212</text:p>
          </table:table-cell>
          <table:table-cell office:value-type="float" office:value="13.80112" calcext:value-type="float">
            <text:p>13.80112</text:p>
          </table:table-cell>
          <table:table-cell office:value-type="float" office:value="17.1785" calcext:value-type="float">
            <text:p>17.1785</text:p>
          </table:table-cell>
          <table:table-cell office:value-type="float" office:value="14.58392" calcext:value-type="float">
            <text:p>14.58392</text:p>
          </table:table-cell>
          <table:table-cell office:value-type="float" office:value="17.11664" calcext:value-type="float">
            <text:p>17.11664</text:p>
          </table:table-cell>
          <table:table-cell office:value-type="float" office:value="14.98444" calcext:value-type="float">
            <text:p>14.984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1" calcext:value-type="float">
            <text:p>30052001</text:p>
          </table:table-cell>
          <table:table-cell office:value-type="float" office:value="13.17055" calcext:value-type="float">
            <text:p>13.17055</text:p>
          </table:table-cell>
          <table:table-cell office:value-type="float" office:value="9.69" calcext:value-type="float">
            <text:p>9.69</text:p>
          </table:table-cell>
          <table:table-cell office:value-type="float" office:value="3.6275" calcext:value-type="float">
            <text:p>3.6275</text:p>
          </table:table-cell>
          <table:table-cell office:value-type="float" office:value="0.8551067" calcext:value-type="float">
            <text:p>0.8551067</text:p>
          </table:table-cell>
          <table:table-cell office:value-type="float" office:value="0.6500023" calcext:value-type="float">
            <text:p>0.6500023</text:p>
          </table:table-cell>
          <table:table-cell office:value-type="float" office:value="481.1148" calcext:value-type="float">
            <text:p>481.1148</text:p>
          </table:table-cell>
          <table:table-cell office:value-type="float" office:value="2.2" calcext:value-type="float">
            <text:p>2.2</text:p>
          </table:table-cell>
          <table:table-cell office:value-type="float" office:value="22.02063" calcext:value-type="float">
            <text:p>22.02063</text:p>
          </table:table-cell>
          <table:table-cell office:value-type="float" office:value="5.587463" calcext:value-type="float">
            <text:p>5.587463</text:p>
          </table:table-cell>
          <table:table-cell office:value-type="float" office:value="17.40952" calcext:value-type="float">
            <text:p>17.40952</text:p>
          </table:table-cell>
          <table:table-cell office:value-type="float" office:value="8.703949" calcext:value-type="float">
            <text:p>8.703949</text:p>
          </table:table-cell>
          <table:table-cell office:value-type="float" office:value="15.73511" calcext:value-type="float">
            <text:p>15.73511</text:p>
          </table:table-cell>
          <table:table-cell office:value-type="float" office:value="10.2655" calcext:value-type="float">
            <text:p>10.2655</text:p>
          </table:table-cell>
          <table:table-cell office:value-type="float" office:value="14.802" calcext:value-type="float">
            <text:p>14.802</text:p>
          </table:table-cell>
          <table:table-cell office:value-type="float" office:value="11.65814" calcext:value-type="float">
            <text:p>11.65814</text:p>
          </table:table-cell>
          <table:table-cell office:value-type="float" office:value="14.51138" calcext:value-type="float">
            <text:p>14.51138</text:p>
          </table:table-cell>
          <table:table-cell office:value-type="float" office:value="12.57288" calcext:value-type="float">
            <text:p>12.57288</text:p>
          </table:table-cell>
          <table:table-cell office:value-type="float" office:value="14.93408" calcext:value-type="float">
            <text:p>14.93408</text:p>
          </table:table-cell>
          <table:table-cell office:value-type="float" office:value="13.09598" calcext:value-type="float">
            <text:p>13.095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1" calcext:value-type="float">
            <text:p>31052001</text:p>
          </table:table-cell>
          <table:table-cell office:value-type="float" office:value="29.54449" calcext:value-type="float">
            <text:p>29.54449</text:p>
          </table:table-cell>
          <table:table-cell office:value-type="float" office:value="17.2" calcext:value-type="float">
            <text:p>17.2</text:p>
          </table:table-cell>
          <table:table-cell office:value-type="float" office:value="3.9905" calcext:value-type="float">
            <text:p>3.9905</text:p>
          </table:table-cell>
          <table:table-cell office:value-type="float" office:value="0.8162906" calcext:value-type="float">
            <text:p>0.8162906</text:p>
          </table:table-cell>
          <table:table-cell office:value-type="float" office:value="0.645582" calcext:value-type="float">
            <text:p>0.645582</text:p>
          </table:table-cell>
          <table:table-cell office:value-type="float" office:value="380.0089" calcext:value-type="float">
            <text:p>380.0089</text:p>
          </table:table-cell>
          <table:table-cell office:value-type="float" office:value="4.4" calcext:value-type="float">
            <text:p>4.4</text:p>
          </table:table-cell>
          <table:table-cell office:value-type="float" office:value="31.04645" calcext:value-type="float">
            <text:p>31.04645</text:p>
          </table:table-cell>
          <table:table-cell office:value-type="float" office:value="4.554413" calcext:value-type="float">
            <text:p>4.554413</text:p>
          </table:table-cell>
          <table:table-cell office:value-type="float" office:value="23.70435" calcext:value-type="float">
            <text:p>23.70435</text:p>
          </table:table-cell>
          <table:table-cell office:value-type="float" office:value="7.541229" calcext:value-type="float">
            <text:p>7.541229</text:p>
          </table:table-cell>
          <table:table-cell office:value-type="float" office:value="20.89468" calcext:value-type="float">
            <text:p>20.89468</text:p>
          </table:table-cell>
          <table:table-cell office:value-type="float" office:value="9.010376" calcext:value-type="float">
            <text:p>9.010376</text:p>
          </table:table-cell>
          <table:table-cell office:value-type="float" office:value="18.61685" calcext:value-type="float">
            <text:p>18.61685</text:p>
          </table:table-cell>
          <table:table-cell office:value-type="float" office:value="10.37442" calcext:value-type="float">
            <text:p>10.37442</text:p>
          </table:table-cell>
          <table:table-cell office:value-type="float" office:value="17.07233" calcext:value-type="float">
            <text:p>17.07233</text:p>
          </table:table-cell>
          <table:table-cell office:value-type="float" office:value="11.36572" calcext:value-type="float">
            <text:p>11.36572</text:p>
          </table:table-cell>
          <table:table-cell office:value-type="float" office:value="16.01007" calcext:value-type="float">
            <text:p>16.01007</text:p>
          </table:table-cell>
          <table:table-cell office:value-type="float" office:value="12.04926" calcext:value-type="float">
            <text:p>12.0492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1" calcext:value-type="float">
            <text:p>1062001</text:p>
          </table:table-cell>
          <table:table-cell office:value-type="float" office:value="24.8446" calcext:value-type="float">
            <text:p>24.8446</text:p>
          </table:table-cell>
          <table:table-cell office:value-type="float" office:value="19.27" calcext:value-type="float">
            <text:p>19.27</text:p>
          </table:table-cell>
          <table:table-cell office:value-type="float" office:value="3.612" calcext:value-type="float">
            <text:p>3.612</text:p>
          </table:table-cell>
          <table:table-cell office:value-type="float" office:value="1.442565" calcext:value-type="float">
            <text:p>1.442565</text:p>
          </table:table-cell>
          <table:table-cell office:value-type="float" office:value="0.7620719" calcext:value-type="float">
            <text:p>0.7620719</text:p>
          </table:table-cell>
          <table:table-cell office:value-type="float" office:value="264.2958" calcext:value-type="float">
            <text:p>264.2958</text:p>
          </table:table-cell>
          <table:table-cell office:value-type="float" office:value="2.1" calcext:value-type="float">
            <text:p>2.1</text:p>
          </table:table-cell>
          <table:table-cell office:value-type="float" office:value="31.90756" calcext:value-type="float">
            <text:p>31.90756</text:p>
          </table:table-cell>
          <table:table-cell office:value-type="float" office:value="5.873108" calcext:value-type="float">
            <text:p>5.873108</text:p>
          </table:table-cell>
          <table:table-cell office:value-type="float" office:value="23.7413" calcext:value-type="float">
            <text:p>23.7413</text:p>
          </table:table-cell>
          <table:table-cell office:value-type="float" office:value="9.373749" calcext:value-type="float">
            <text:p>9.373749</text:p>
          </table:table-cell>
          <table:table-cell office:value-type="float" office:value="20.96225" calcext:value-type="float">
            <text:p>20.96225</text:p>
          </table:table-cell>
          <table:table-cell office:value-type="float" office:value="10.91699" calcext:value-type="float">
            <text:p>10.91699</text:p>
          </table:table-cell>
          <table:table-cell office:value-type="float" office:value="18.82098" calcext:value-type="float">
            <text:p>18.82098</text:p>
          </table:table-cell>
          <table:table-cell office:value-type="float" office:value="12.24747" calcext:value-type="float">
            <text:p>12.24747</text:p>
          </table:table-cell>
          <table:table-cell office:value-type="float" office:value="17.40271" calcext:value-type="float">
            <text:p>17.40271</text:p>
          </table:table-cell>
          <table:table-cell office:value-type="float" office:value="13.06363" calcext:value-type="float">
            <text:p>13.06363</text:p>
          </table:table-cell>
          <table:table-cell office:value-type="float" office:value="16.427" calcext:value-type="float">
            <text:p>16.427</text:p>
          </table:table-cell>
          <table:table-cell office:value-type="float" office:value="13.4982" calcext:value-type="float">
            <text:p>13.498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1" calcext:value-type="float">
            <text:p>2062001</text:p>
          </table:table-cell>
          <table:table-cell office:value-type="float" office:value="14.14427" calcext:value-type="float">
            <text:p>14.14427</text:p>
          </table:table-cell>
          <table:table-cell office:value-type="float" office:value="18.385" calcext:value-type="float">
            <text:p>18.385</text:p>
          </table:table-cell>
          <table:table-cell office:value-type="float" office:value="12.83" calcext:value-type="float">
            <text:p>12.83</text:p>
          </table:table-cell>
          <table:table-cell office:value-type="float" office:value="1.523993" calcext:value-type="float">
            <text:p>1.523993</text:p>
          </table:table-cell>
          <table:table-cell office:value-type="float" office:value="1.283293" calcext:value-type="float">
            <text:p>1.283293</text:p>
          </table:table-cell>
          <table:table-cell office:value-type="float" office:value="317.9556" calcext:value-type="float">
            <text:p>317.9556</text:p>
          </table:table-cell>
          <table:table-cell office:value-type="float" office:value="3.4" calcext:value-type="float">
            <text:p>3.4</text:p>
          </table:table-cell>
          <table:table-cell office:value-type="float" office:value="29.45828" calcext:value-type="float">
            <text:p>29.45828</text:p>
          </table:table-cell>
          <table:table-cell office:value-type="float" office:value="12.2865" calcext:value-type="float">
            <text:p>12.2865</text:p>
          </table:table-cell>
          <table:table-cell office:value-type="float" office:value="23.16599" calcext:value-type="float">
            <text:p>23.16599</text:p>
          </table:table-cell>
          <table:table-cell office:value-type="float" office:value="13.47858" calcext:value-type="float">
            <text:p>13.47858</text:p>
          </table:table-cell>
          <table:table-cell office:value-type="float" office:value="20.69214" calcext:value-type="float">
            <text:p>20.69214</text:p>
          </table:table-cell>
          <table:table-cell office:value-type="float" office:value="14.07733" calcext:value-type="float">
            <text:p>14.07733</text:p>
          </table:table-cell>
          <table:table-cell office:value-type="float" office:value="18.83206" calcext:value-type="float">
            <text:p>18.83206</text:p>
          </table:table-cell>
          <table:table-cell office:value-type="float" office:value="14.56128" calcext:value-type="float">
            <text:p>14.56128</text:p>
          </table:table-cell>
          <table:table-cell office:value-type="float" office:value="17.55817" calcext:value-type="float">
            <text:p>17.55817</text:p>
          </table:table-cell>
          <table:table-cell office:value-type="float" office:value="14.75635" calcext:value-type="float">
            <text:p>14.75635</text:p>
          </table:table-cell>
          <table:table-cell office:value-type="float" office:value="16.66464" calcext:value-type="float">
            <text:p>16.66464</text:p>
          </table:table-cell>
          <table:table-cell office:value-type="float" office:value="14.77698" calcext:value-type="float">
            <text:p>14.7769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1" calcext:value-type="float">
            <text:p>3062001</text:p>
          </table:table-cell>
          <table:table-cell office:value-type="float" office:value="4.07574" calcext:value-type="float">
            <text:p>4.07574</text:p>
          </table:table-cell>
          <table:table-cell office:value-type="float" office:value="15.625" calcext:value-type="float">
            <text:p>15.625</text:p>
          </table:table-cell>
          <table:table-cell office:value-type="float" office:value="11.355" calcext:value-type="float">
            <text:p>11.355</text:p>
          </table:table-cell>
          <table:table-cell office:value-type="float" office:value="1.684383" calcext:value-type="float">
            <text:p>1.684383</text:p>
          </table:table-cell>
          <table:table-cell office:value-type="float" office:value="1.293607" calcext:value-type="float">
            <text:p>1.293607</text:p>
          </table:table-cell>
          <table:table-cell office:value-type="float" office:value="251.4132" calcext:value-type="float">
            <text:p>251.4132</text:p>
          </table:table-cell>
          <table:table-cell office:value-type="float" office:value="16.2" calcext:value-type="float">
            <text:p>16.2</text:p>
          </table:table-cell>
          <table:table-cell office:value-type="float" office:value="18.6532" calcext:value-type="float">
            <text:p>18.6532</text:p>
          </table:table-cell>
          <table:table-cell office:value-type="float" office:value="11.80112" calcext:value-type="float">
            <text:p>11.80112</text:p>
          </table:table-cell>
          <table:table-cell office:value-type="float" office:value="17.16327" calcext:value-type="float">
            <text:p>17.16327</text:p>
          </table:table-cell>
          <table:table-cell office:value-type="float" office:value="13.62378" calcext:value-type="float">
            <text:p>13.62378</text:p>
          </table:table-cell>
          <table:table-cell office:value-type="float" office:value="16.58575" calcext:value-type="float">
            <text:p>16.58575</text:p>
          </table:table-cell>
          <table:table-cell office:value-type="float" office:value="14.30841" calcext:value-type="float">
            <text:p>14.30841</text:p>
          </table:table-cell>
          <table:table-cell office:value-type="float" office:value="16.29868" calcext:value-type="float">
            <text:p>16.29868</text:p>
          </table:table-cell>
          <table:table-cell office:value-type="float" office:value="14.74689" calcext:value-type="float">
            <text:p>14.74689</text:p>
          </table:table-cell>
          <table:table-cell office:value-type="float" office:value="16.42984" calcext:value-type="float">
            <text:p>16.42984</text:p>
          </table:table-cell>
          <table:table-cell office:value-type="float" office:value="14.96402" calcext:value-type="float">
            <text:p>14.96402</text:p>
          </table:table-cell>
          <table:table-cell office:value-type="float" office:value="16.24854" calcext:value-type="float">
            <text:p>16.24854</text:p>
          </table:table-cell>
          <table:table-cell office:value-type="float" office:value="14.98776" calcext:value-type="float">
            <text:p>14.9877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1" calcext:value-type="float">
            <text:p>4062001</text:p>
          </table:table-cell>
          <table:table-cell office:value-type="float" office:value="13.81849" calcext:value-type="float">
            <text:p>13.81849</text:p>
          </table:table-cell>
          <table:table-cell office:value-type="float" office:value="17.695" calcext:value-type="float">
            <text:p>17.695</text:p>
          </table:table-cell>
          <table:table-cell office:value-type="float" office:value="10.74" calcext:value-type="float">
            <text:p>10.74</text:p>
          </table:table-cell>
          <table:table-cell office:value-type="float" office:value="1.56764" calcext:value-type="float">
            <text:p>1.56764</text:p>
          </table:table-cell>
          <table:table-cell office:value-type="float" office:value="1.265489" calcext:value-type="float">
            <text:p>1.265489</text:p>
          </table:table-cell>
          <table:table-cell office:value-type="float" office:value="394.4952" calcext:value-type="float">
            <text:p>394.4952</text:p>
          </table:table-cell>
          <table:table-cell office:value-type="float" office:value="0.2" calcext:value-type="float">
            <text:p>0.2</text:p>
          </table:table-cell>
          <table:table-cell office:value-type="float" office:value="26.77142" calcext:value-type="float">
            <text:p>26.77142</text:p>
          </table:table-cell>
          <table:table-cell office:value-type="float" office:value="10.6918" calcext:value-type="float">
            <text:p>10.6918</text:p>
          </table:table-cell>
          <table:table-cell office:value-type="float" office:value="21.87216" calcext:value-type="float">
            <text:p>21.87216</text:p>
          </table:table-cell>
          <table:table-cell office:value-type="float" office:value="12.15549" calcext:value-type="float">
            <text:p>12.15549</text:p>
          </table:table-cell>
          <table:table-cell office:value-type="float" office:value="19.80746" calcext:value-type="float">
            <text:p>19.80746</text:p>
          </table:table-cell>
          <table:table-cell office:value-type="float" office:value="12.8598" calcext:value-type="float">
            <text:p>12.8598</text:p>
          </table:table-cell>
          <table:table-cell office:value-type="float" office:value="18.15271" calcext:value-type="float">
            <text:p>18.15271</text:p>
          </table:table-cell>
          <table:table-cell office:value-type="float" office:value="13.50433" calcext:value-type="float">
            <text:p>13.50433</text:p>
          </table:table-cell>
          <table:table-cell office:value-type="float" office:value="17.00723" calcext:value-type="float">
            <text:p>17.00723</text:p>
          </table:table-cell>
          <table:table-cell office:value-type="float" office:value="13.88654" calcext:value-type="float">
            <text:p>13.88654</text:p>
          </table:table-cell>
          <table:table-cell office:value-type="float" office:value="16.20444" calcext:value-type="float">
            <text:p>16.20444</text:p>
          </table:table-cell>
          <table:table-cell office:value-type="float" office:value="14.08038" calcext:value-type="float">
            <text:p>14.08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1" calcext:value-type="float">
            <text:p>5062001</text:p>
          </table:table-cell>
          <table:table-cell office:value-type="float" office:value="16.9609" calcext:value-type="float">
            <text:p>16.9609</text:p>
          </table:table-cell>
          <table:table-cell office:value-type="float" office:value="18.235" calcext:value-type="float">
            <text:p>18.235</text:p>
          </table:table-cell>
          <table:table-cell office:value-type="float" office:value="12.02" calcext:value-type="float">
            <text:p>12.02</text:p>
          </table:table-cell>
          <table:table-cell office:value-type="float" office:value="1.340632" calcext:value-type="float">
            <text:p>1.340632</text:p>
          </table:table-cell>
          <table:table-cell office:value-type="float" office:value="1.185241" calcext:value-type="float">
            <text:p>1.185241</text:p>
          </table:table-cell>
          <table:table-cell office:value-type="float" office:value="398.0467" calcext:value-type="float">
            <text:p>398.0467</text:p>
          </table:table-cell>
          <table:table-cell office:value-type="float" office:value="0" calcext:value-type="float">
            <text:p>0</text:p>
          </table:table-cell>
          <table:table-cell office:value-type="float" office:value="30.42114" calcext:value-type="float">
            <text:p>30.42114</text:p>
          </table:table-cell>
          <table:table-cell office:value-type="float" office:value="11.32059" calcext:value-type="float">
            <text:p>11.32059</text:p>
          </table:table-cell>
          <table:table-cell office:value-type="float" office:value="23.29785" calcext:value-type="float">
            <text:p>23.29785</text:p>
          </table:table-cell>
          <table:table-cell office:value-type="float" office:value="12.88977" calcext:value-type="float">
            <text:p>12.88977</text:p>
          </table:table-cell>
          <table:table-cell office:value-type="float" office:value="20.90186" calcext:value-type="float">
            <text:p>20.90186</text:p>
          </table:table-cell>
          <table:table-cell office:value-type="float" office:value="13.66193" calcext:value-type="float">
            <text:p>13.66193</text:p>
          </table:table-cell>
          <table:table-cell office:value-type="float" office:value="18.93805" calcext:value-type="float">
            <text:p>18.93805</text:p>
          </table:table-cell>
          <table:table-cell office:value-type="float" office:value="14.26535" calcext:value-type="float">
            <text:p>14.26535</text:p>
          </table:table-cell>
          <table:table-cell office:value-type="float" office:value="17.6264" calcext:value-type="float">
            <text:p>17.6264</text:p>
          </table:table-cell>
          <table:table-cell office:value-type="float" office:value="14.55328" calcext:value-type="float">
            <text:p>14.55328</text:p>
          </table:table-cell>
          <table:table-cell office:value-type="float" office:value="16.72958" calcext:value-type="float">
            <text:p>16.72958</text:p>
          </table:table-cell>
          <table:table-cell office:value-type="float" office:value="14.62833" calcext:value-type="float">
            <text:p>14.6283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1" calcext:value-type="float">
            <text:p>6062001</text:p>
          </table:table-cell>
          <table:table-cell office:value-type="float" office:value="26.43362" calcext:value-type="float">
            <text:p>26.43362</text:p>
          </table:table-cell>
          <table:table-cell office:value-type="float" office:value="20.975" calcext:value-type="float">
            <text:p>20.975</text:p>
          </table:table-cell>
          <table:table-cell office:value-type="float" office:value="10.62" calcext:value-type="float">
            <text:p>10.62</text:p>
          </table:table-cell>
          <table:table-cell office:value-type="float" office:value="1.202165" calcext:value-type="float">
            <text:p>1.202165</text:p>
          </table:table-cell>
          <table:table-cell office:value-type="float" office:value="1.046898" calcext:value-type="float">
            <text:p>1.046898</text:p>
          </table:table-cell>
          <table:table-cell office:value-type="float" office:value="303.0372" calcext:value-type="float">
            <text:p>303.0372</text:p>
          </table:table-cell>
          <table:table-cell office:value-type="float" office:value="0" calcext:value-type="float">
            <text:p>0</text:p>
          </table:table-cell>
          <table:table-cell office:value-type="float" office:value="33.93802" calcext:value-type="float">
            <text:p>33.93802</text:p>
          </table:table-cell>
          <table:table-cell office:value-type="float" office:value="10.60883" calcext:value-type="float">
            <text:p>10.60883</text:p>
          </table:table-cell>
          <table:table-cell office:value-type="float" office:value="25.29028" calcext:value-type="float">
            <text:p>25.29028</text:p>
          </table:table-cell>
          <table:table-cell office:value-type="float" office:value="12.74756" calcext:value-type="float">
            <text:p>12.74756</text:p>
          </table:table-cell>
          <table:table-cell office:value-type="float" office:value="22.14276" calcext:value-type="float">
            <text:p>22.14276</text:p>
          </table:table-cell>
          <table:table-cell office:value-type="float" office:value="13.77536" calcext:value-type="float">
            <text:p>13.77536</text:p>
          </table:table-cell>
          <table:table-cell office:value-type="float" office:value="20.38239" calcext:value-type="float">
            <text:p>20.38239</text:p>
          </table:table-cell>
          <table:table-cell office:value-type="float" office:value="14.53674" calcext:value-type="float">
            <text:p>14.53674</text:p>
          </table:table-cell>
          <table:table-cell office:value-type="float" office:value="19.00058" calcext:value-type="float">
            <text:p>19.00058</text:p>
          </table:table-cell>
          <table:table-cell office:value-type="float" office:value="14.93481" calcext:value-type="float">
            <text:p>14.93481</text:p>
          </table:table-cell>
          <table:table-cell office:value-type="float" office:value="17.91666" calcext:value-type="float">
            <text:p>17.91666</text:p>
          </table:table-cell>
          <table:table-cell office:value-type="float" office:value="15.06201" calcext:value-type="float">
            <text:p>15.062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1" calcext:value-type="float">
            <text:p>7062001</text:p>
          </table:table-cell>
          <table:table-cell office:value-type="float" office:value="30.95694" calcext:value-type="float">
            <text:p>30.95694</text:p>
          </table:table-cell>
          <table:table-cell office:value-type="float" office:value="22.675" calcext:value-type="float">
            <text:p>22.675</text:p>
          </table:table-cell>
          <table:table-cell office:value-type="float" office:value="9.775" calcext:value-type="float">
            <text:p>9.775</text:p>
          </table:table-cell>
          <table:table-cell office:value-type="float" office:value="1.090241" calcext:value-type="float">
            <text:p>1.090241</text:p>
          </table:table-cell>
          <table:table-cell office:value-type="float" office:value="0.6938411" calcext:value-type="float">
            <text:p>0.6938411</text:p>
          </table:table-cell>
          <table:table-cell office:value-type="float" office:value="273.7224" calcext:value-type="float">
            <text:p>273.7224</text:p>
          </table:table-cell>
          <table:table-cell office:value-type="float" office:value="0" calcext:value-type="float">
            <text:p>0</text:p>
          </table:table-cell>
          <table:table-cell office:value-type="float" office:value="45.63519" calcext:value-type="float">
            <text:p>45.63519</text:p>
          </table:table-cell>
          <table:table-cell office:value-type="float" office:value="11.10339" calcext:value-type="float">
            <text:p>11.10339</text:p>
          </table:table-cell>
          <table:table-cell office:value-type="float" office:value="31.96512" calcext:value-type="float">
            <text:p>31.96512</text:p>
          </table:table-cell>
          <table:table-cell office:value-type="float" office:value="14.05554" calcext:value-type="float">
            <text:p>14.05554</text:p>
          </table:table-cell>
          <table:table-cell office:value-type="float" office:value="28.08923" calcext:value-type="float">
            <text:p>28.08923</text:p>
          </table:table-cell>
          <table:table-cell office:value-type="float" office:value="15.00412" calcext:value-type="float">
            <text:p>15.00412</text:p>
          </table:table-cell>
          <table:table-cell office:value-type="float" office:value="24.81747" calcext:value-type="float">
            <text:p>24.81747</text:p>
          </table:table-cell>
          <table:table-cell office:value-type="float" office:value="15.72592" calcext:value-type="float">
            <text:p>15.72592</text:p>
          </table:table-cell>
          <table:table-cell office:value-type="float" office:value="22.43542" calcext:value-type="float">
            <text:p>22.43542</text:p>
          </table:table-cell>
          <table:table-cell office:value-type="float" office:value="16.05661" calcext:value-type="float">
            <text:p>16.05661</text:p>
          </table:table-cell>
          <table:table-cell office:value-type="float" office:value="20.64746" calcext:value-type="float">
            <text:p>20.64746</text:p>
          </table:table-cell>
          <table:table-cell office:value-type="float" office:value="16.08987" calcext:value-type="float">
            <text:p>16.0898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1" calcext:value-type="float">
            <text:p>8062001</text:p>
          </table:table-cell>
          <table:table-cell office:value-type="float" office:value="31.31199" calcext:value-type="float">
            <text:p>31.31199</text:p>
          </table:table-cell>
          <table:table-cell office:value-type="float" office:value="22.87" calcext:value-type="float">
            <text:p>22.87</text:p>
          </table:table-cell>
          <table:table-cell office:value-type="float" office:value="8.21" calcext:value-type="float">
            <text:p>8.21</text:p>
          </table:table-cell>
          <table:table-cell office:value-type="float" office:value="1.062641" calcext:value-type="float">
            <text:p>1.062641</text:p>
          </table:table-cell>
          <table:table-cell office:value-type="float" office:value="0.7697668" calcext:value-type="float">
            <text:p>0.7697668</text:p>
          </table:table-cell>
          <table:table-cell office:value-type="float" office:value="281.7648" calcext:value-type="float">
            <text:p>281.7648</text:p>
          </table:table-cell>
          <table:table-cell office:value-type="float" office:value="0" calcext:value-type="float">
            <text:p>0</text:p>
          </table:table-cell>
          <table:table-cell office:value-type="float" office:value="47.68079" calcext:value-type="float">
            <text:p>47.68079</text:p>
          </table:table-cell>
          <table:table-cell office:value-type="float" office:value="11.89218" calcext:value-type="float">
            <text:p>11.89218</text:p>
          </table:table-cell>
          <table:table-cell office:value-type="float" office:value="34.02667" calcext:value-type="float">
            <text:p>34.02667</text:p>
          </table:table-cell>
          <table:table-cell office:value-type="float" office:value="15.85815" calcext:value-type="float">
            <text:p>15.85815</text:p>
          </table:table-cell>
          <table:table-cell office:value-type="float" office:value="30.05954" calcext:value-type="float">
            <text:p>30.05954</text:p>
          </table:table-cell>
          <table:table-cell office:value-type="float" office:value="17.08466" calcext:value-type="float">
            <text:p>17.08466</text:p>
          </table:table-cell>
          <table:table-cell office:value-type="float" office:value="26.71527" calcext:value-type="float">
            <text:p>26.71527</text:p>
          </table:table-cell>
          <table:table-cell office:value-type="float" office:value="17.94559" calcext:value-type="float">
            <text:p>17.94559</text:p>
          </table:table-cell>
          <table:table-cell office:value-type="float" office:value="24.25192" calcext:value-type="float">
            <text:p>24.25192</text:p>
          </table:table-cell>
          <table:table-cell office:value-type="float" office:value="18.23856" calcext:value-type="float">
            <text:p>18.23856</text:p>
          </table:table-cell>
          <table:table-cell office:value-type="float" office:value="22.36182" calcext:value-type="float">
            <text:p>22.36182</text:p>
          </table:table-cell>
          <table:table-cell office:value-type="float" office:value="18.13773" calcext:value-type="float">
            <text:p>18.1377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1" calcext:value-type="float">
            <text:p>9062001</text:p>
          </table:table-cell>
          <table:table-cell office:value-type="float" office:value="30.97241" calcext:value-type="float">
            <text:p>30.97241</text:p>
          </table:table-cell>
          <table:table-cell office:value-type="float" office:value="24.52" calcext:value-type="float">
            <text:p>24.52</text:p>
          </table:table-cell>
          <table:table-cell office:value-type="float" office:value="9.31" calcext:value-type="float">
            <text:p>9.31</text:p>
          </table:table-cell>
          <table:table-cell office:value-type="float" office:value="1.206834" calcext:value-type="float">
            <text:p>1.206834</text:p>
          </table:table-cell>
          <table:table-cell office:value-type="float" office:value="0.8945436" calcext:value-type="float">
            <text:p>0.8945436</text:p>
          </table:table-cell>
          <table:table-cell office:value-type="float" office:value="273.438" calcext:value-type="float">
            <text:p>273.438</text:p>
          </table:table-cell>
          <table:table-cell office:value-type="float" office:value="0" calcext:value-type="float">
            <text:p>0</text:p>
          </table:table-cell>
          <table:table-cell office:value-type="float" office:value="48.0921" calcext:value-type="float">
            <text:p>48.0921</text:p>
          </table:table-cell>
          <table:table-cell office:value-type="float" office:value="13.39899" calcext:value-type="float">
            <text:p>13.39899</text:p>
          </table:table-cell>
          <table:table-cell office:value-type="float" office:value="35.11664" calcext:value-type="float">
            <text:p>35.11664</text:p>
          </table:table-cell>
          <table:table-cell office:value-type="float" office:value="17.36731" calcext:value-type="float">
            <text:p>17.36731</text:p>
          </table:table-cell>
          <table:table-cell office:value-type="float" office:value="31.28333" calcext:value-type="float">
            <text:p>31.28333</text:p>
          </table:table-cell>
          <table:table-cell office:value-type="float" office:value="18.61758" calcext:value-type="float">
            <text:p>18.61758</text:p>
          </table:table-cell>
          <table:table-cell office:value-type="float" office:value="28.00198" calcext:value-type="float">
            <text:p>28.00198</text:p>
          </table:table-cell>
          <table:table-cell office:value-type="float" office:value="19.48459" calcext:value-type="float">
            <text:p>19.48459</text:p>
          </table:table-cell>
          <table:table-cell office:value-type="float" office:value="25.54965" calcext:value-type="float">
            <text:p>25.54965</text:p>
          </table:table-cell>
          <table:table-cell office:value-type="float" office:value="19.75229" calcext:value-type="float">
            <text:p>19.75229</text:p>
          </table:table-cell>
          <table:table-cell office:value-type="float" office:value="23.64441" calcext:value-type="float">
            <text:p>23.64441</text:p>
          </table:table-cell>
          <table:table-cell office:value-type="float" office:value="19.60306" calcext:value-type="float">
            <text:p>19.6030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1" calcext:value-type="float">
            <text:p>10062001</text:p>
          </table:table-cell>
          <table:table-cell office:value-type="float" office:value="28.4879" calcext:value-type="float">
            <text:p>28.4879</text:p>
          </table:table-cell>
          <table:table-cell office:value-type="float" office:value="26.38" calcext:value-type="float">
            <text:p>26.38</text:p>
          </table:table-cell>
          <table:table-cell office:value-type="float" office:value="13.485" calcext:value-type="float">
            <text:p>13.485</text:p>
          </table:table-cell>
          <table:table-cell office:value-type="float" office:value="1.452154" calcext:value-type="float">
            <text:p>1.452154</text:p>
          </table:table-cell>
          <table:table-cell office:value-type="float" office:value="1.024089" calcext:value-type="float">
            <text:p>1.024089</text:p>
          </table:table-cell>
          <table:table-cell office:value-type="float" office:value="322.7184" calcext:value-type="float">
            <text:p>322.7184</text:p>
          </table:table-cell>
          <table:table-cell office:value-type="float" office:value="0" calcext:value-type="float">
            <text:p>0</text:p>
          </table:table-cell>
          <table:table-cell office:value-type="float" office:value="50.27948" calcext:value-type="float">
            <text:p>50.27948</text:p>
          </table:table-cell>
          <table:table-cell office:value-type="float" office:value="16.27814" calcext:value-type="float">
            <text:p>16.27814</text:p>
          </table:table-cell>
          <table:table-cell office:value-type="float" office:value="36.19373" calcext:value-type="float">
            <text:p>36.19373</text:p>
          </table:table-cell>
          <table:table-cell office:value-type="float" office:value="19.4874" calcext:value-type="float">
            <text:p>19.4874</text:p>
          </table:table-cell>
          <table:table-cell office:value-type="float" office:value="32.13177" calcext:value-type="float">
            <text:p>32.13177</text:p>
          </table:table-cell>
          <table:table-cell office:value-type="float" office:value="20.60727" calcext:value-type="float">
            <text:p>20.60727</text:p>
          </table:table-cell>
          <table:table-cell office:value-type="float" office:value="28.99881" calcext:value-type="float">
            <text:p>28.99881</text:p>
          </table:table-cell>
          <table:table-cell office:value-type="float" office:value="21.2897" calcext:value-type="float">
            <text:p>21.2897</text:p>
          </table:table-cell>
          <table:table-cell office:value-type="float" office:value="26.66364" calcext:value-type="float">
            <text:p>26.66364</text:p>
          </table:table-cell>
          <table:table-cell office:value-type="float" office:value="21.39264" calcext:value-type="float">
            <text:p>21.39264</text:p>
          </table:table-cell>
          <table:table-cell office:value-type="float" office:value="24.79419" calcext:value-type="float">
            <text:p>24.79419</text:p>
          </table:table-cell>
          <table:table-cell office:value-type="float" office:value="21.1106" calcext:value-type="float">
            <text:p>21.110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1" calcext:value-type="float">
            <text:p>11062001</text:p>
          </table:table-cell>
          <table:table-cell office:value-type="float" office:value="11.4534" calcext:value-type="float">
            <text:p>11.4534</text:p>
          </table:table-cell>
          <table:table-cell office:value-type="float" office:value="20.295" calcext:value-type="float">
            <text:p>20.295</text:p>
          </table:table-cell>
          <table:table-cell office:value-type="float" office:value="13.125" calcext:value-type="float">
            <text:p>13.125</text:p>
          </table:table-cell>
          <table:table-cell office:value-type="float" office:value="1.685461" calcext:value-type="float">
            <text:p>1.685461</text:p>
          </table:table-cell>
          <table:table-cell office:value-type="float" office:value="1.43715" calcext:value-type="float">
            <text:p>1.43715</text:p>
          </table:table-cell>
          <table:table-cell office:value-type="float" office:value="140.8212" calcext:value-type="float">
            <text:p>140.8212</text:p>
          </table:table-cell>
          <table:table-cell office:value-type="float" office:value="0" calcext:value-type="float">
            <text:p>0</text:p>
          </table:table-cell>
          <table:table-cell office:value-type="float" office:value="35.75116" calcext:value-type="float">
            <text:p>35.75116</text:p>
          </table:table-cell>
          <table:table-cell office:value-type="float" office:value="17.35522" calcext:value-type="float">
            <text:p>17.35522</text:p>
          </table:table-cell>
          <table:table-cell office:value-type="float" office:value="28.40854" calcext:value-type="float">
            <text:p>28.40854</text:p>
          </table:table-cell>
          <table:table-cell office:value-type="float" office:value="20.72125" calcext:value-type="float">
            <text:p>20.72125</text:p>
          </table:table-cell>
          <table:table-cell office:value-type="float" office:value="26.15985" calcext:value-type="float">
            <text:p>26.15985</text:p>
          </table:table-cell>
          <table:table-cell office:value-type="float" office:value="21.85275" calcext:value-type="float">
            <text:p>21.85275</text:p>
          </table:table-cell>
          <table:table-cell office:value-type="float" office:value="25.60159" calcext:value-type="float">
            <text:p>25.60159</text:p>
          </table:table-cell>
          <table:table-cell office:value-type="float" office:value="22.15796" calcext:value-type="float">
            <text:p>22.15796</text:p>
          </table:table-cell>
          <table:table-cell office:value-type="float" office:value="25.21222" calcext:value-type="float">
            <text:p>25.21222</text:p>
          </table:table-cell>
          <table:table-cell office:value-type="float" office:value="22.0452" calcext:value-type="float">
            <text:p>22.0452</text:p>
          </table:table-cell>
          <table:table-cell office:value-type="float" office:value="24.3244" calcext:value-type="float">
            <text:p>24.3244</text:p>
          </table:table-cell>
          <table:table-cell office:value-type="float" office:value="21.7153" calcext:value-type="float">
            <text:p>21.715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1" calcext:value-type="float">
            <text:p>12062001</text:p>
          </table:table-cell>
          <table:table-cell office:value-type="float" office:value="22.06705" calcext:value-type="float">
            <text:p>22.06705</text:p>
          </table:table-cell>
          <table:table-cell office:value-type="float" office:value="23.375" calcext:value-type="float">
            <text:p>23.375</text:p>
          </table:table-cell>
          <table:table-cell office:value-type="float" office:value="11.205" calcext:value-type="float">
            <text:p>11.205</text:p>
          </table:table-cell>
          <table:table-cell office:value-type="float" office:value="1.798898" calcext:value-type="float">
            <text:p>1.798898</text:p>
          </table:table-cell>
          <table:table-cell office:value-type="float" office:value="1.30517" calcext:value-type="float">
            <text:p>1.30517</text:p>
          </table:table-cell>
          <table:table-cell office:value-type="float" office:value="204.2478" calcext:value-type="float">
            <text:p>204.2478</text:p>
          </table:table-cell>
          <table:table-cell office:value-type="float" office:value="0" calcext:value-type="float">
            <text:p>0</text:p>
          </table:table-cell>
          <table:table-cell office:value-type="float" office:value="41.54483" calcext:value-type="float">
            <text:p>41.54483</text:p>
          </table:table-cell>
          <table:table-cell office:value-type="float" office:value="14.97839" calcext:value-type="float">
            <text:p>14.97839</text:p>
          </table:table-cell>
          <table:table-cell office:value-type="float" office:value="31.26736" calcext:value-type="float">
            <text:p>31.26736</text:p>
          </table:table-cell>
          <table:table-cell office:value-type="float" office:value="18.2081" calcext:value-type="float">
            <text:p>18.2081</text:p>
          </table:table-cell>
          <table:table-cell office:value-type="float" office:value="28.63754" calcext:value-type="float">
            <text:p>28.63754</text:p>
          </table:table-cell>
          <table:table-cell office:value-type="float" office:value="19.20053" calcext:value-type="float">
            <text:p>19.20053</text:p>
          </table:table-cell>
          <table:table-cell office:value-type="float" office:value="26.4548" calcext:value-type="float">
            <text:p>26.4548</text:p>
          </table:table-cell>
          <table:table-cell office:value-type="float" office:value="20.0087" calcext:value-type="float">
            <text:p>20.0087</text:p>
          </table:table-cell>
          <table:table-cell office:value-type="float" office:value="24.75943" calcext:value-type="float">
            <text:p>24.75943</text:p>
          </table:table-cell>
          <table:table-cell office:value-type="float" office:value="20.38687" calcext:value-type="float">
            <text:p>20.38687</text:p>
          </table:table-cell>
          <table:table-cell office:value-type="float" office:value="23.40674" calcext:value-type="float">
            <text:p>23.40674</text:p>
          </table:table-cell>
          <table:table-cell office:value-type="float" office:value="20.42853" calcext:value-type="float">
            <text:p>20.4285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1" calcext:value-type="float">
            <text:p>13062001</text:p>
          </table:table-cell>
          <table:table-cell office:value-type="float" office:value="28.62257" calcext:value-type="float">
            <text:p>28.62257</text:p>
          </table:table-cell>
          <table:table-cell office:value-type="float" office:value="28.675" calcext:value-type="float">
            <text:p>28.675</text:p>
          </table:table-cell>
          <table:table-cell office:value-type="float" office:value="15.27" calcext:value-type="float">
            <text:p>15.27</text:p>
          </table:table-cell>
          <table:table-cell office:value-type="float" office:value="2.054567" calcext:value-type="float">
            <text:p>2.054567</text:p>
          </table:table-cell>
          <table:table-cell office:value-type="float" office:value="1.702337" calcext:value-type="float">
            <text:p>1.702337</text:p>
          </table:table-cell>
          <table:table-cell office:value-type="float" office:value="147.9312" calcext:value-type="float">
            <text:p>147.9312</text:p>
          </table:table-cell>
          <table:table-cell office:value-type="float" office:value="0" calcext:value-type="float">
            <text:p>0</text:p>
          </table:table-cell>
          <table:table-cell office:value-type="float" office:value="49.71582" calcext:value-type="float">
            <text:p>49.71582</text:p>
          </table:table-cell>
          <table:table-cell office:value-type="float" office:value="18.24216" calcext:value-type="float">
            <text:p>18.24216</text:p>
          </table:table-cell>
          <table:table-cell office:value-type="float" office:value="37.07523" calcext:value-type="float">
            <text:p>37.07523</text:p>
          </table:table-cell>
          <table:table-cell office:value-type="float" office:value="20.71832" calcext:value-type="float">
            <text:p>20.71832</text:p>
          </table:table-cell>
          <table:table-cell office:value-type="float" office:value="33.32251" calcext:value-type="float">
            <text:p>33.32251</text:p>
          </table:table-cell>
          <table:table-cell office:value-type="float" office:value="21.44144" calcext:value-type="float">
            <text:p>21.44144</text:p>
          </table:table-cell>
          <table:table-cell office:value-type="float" office:value="30.09421" calcext:value-type="float">
            <text:p>30.09421</text:p>
          </table:table-cell>
          <table:table-cell office:value-type="float" office:value="21.89264" calcext:value-type="float">
            <text:p>21.89264</text:p>
          </table:table-cell>
          <table:table-cell office:value-type="float" office:value="27.67648" calcext:value-type="float">
            <text:p>27.67648</text:p>
          </table:table-cell>
          <table:table-cell office:value-type="float" office:value="21.93304" calcext:value-type="float">
            <text:p>21.93304</text:p>
          </table:table-cell>
          <table:table-cell office:value-type="float" office:value="25.78458" calcext:value-type="float">
            <text:p>25.78458</text:p>
          </table:table-cell>
          <table:table-cell office:value-type="float" office:value="21.68365" calcext:value-type="float">
            <text:p>21.6836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1" calcext:value-type="float">
            <text:p>14062001</text:p>
          </table:table-cell>
          <table:table-cell office:value-type="float" office:value="28.82675" calcext:value-type="float">
            <text:p>28.82675</text:p>
          </table:table-cell>
          <table:table-cell office:value-type="float" office:value="31.96" calcext:value-type="float">
            <text:p>31.96</text:p>
          </table:table-cell>
          <table:table-cell office:value-type="float" office:value="16.895" calcext:value-type="float">
            <text:p>16.895</text:p>
          </table:table-cell>
          <table:table-cell office:value-type="float" office:value="2.397595" calcext:value-type="float">
            <text:p>2.397595</text:p>
          </table:table-cell>
          <table:table-cell office:value-type="float" office:value="1.620691" calcext:value-type="float">
            <text:p>1.620691</text:p>
          </table:table-cell>
          <table:table-cell office:value-type="float" office:value="194.661" calcext:value-type="float">
            <text:p>194.661</text:p>
          </table:table-cell>
          <table:table-cell office:value-type="float" office:value="0" calcext:value-type="float">
            <text:p>0</text:p>
          </table:table-cell>
          <table:table-cell office:value-type="float" office:value="52.81064" calcext:value-type="float">
            <text:p>52.81064</text:p>
          </table:table-cell>
          <table:table-cell office:value-type="float" office:value="20.35934" calcext:value-type="float">
            <text:p>20.35934</text:p>
          </table:table-cell>
          <table:table-cell office:value-type="float" office:value="39.28128" calcext:value-type="float">
            <text:p>39.28128</text:p>
          </table:table-cell>
          <table:table-cell office:value-type="float" office:value="22.88211" calcext:value-type="float">
            <text:p>22.88211</text:p>
          </table:table-cell>
          <table:table-cell office:value-type="float" office:value="35.54865" calcext:value-type="float">
            <text:p>35.54865</text:p>
          </table:table-cell>
          <table:table-cell office:value-type="float" office:value="23.72058" calcext:value-type="float">
            <text:p>23.72058</text:p>
          </table:table-cell>
          <table:table-cell office:value-type="float" office:value="32.29132" calcext:value-type="float">
            <text:p>32.29132</text:p>
          </table:table-cell>
          <table:table-cell office:value-type="float" office:value="24.14908" calcext:value-type="float">
            <text:p>24.14908</text:p>
          </table:table-cell>
          <table:table-cell office:value-type="float" office:value="29.7338" calcext:value-type="float">
            <text:p>29.7338</text:p>
          </table:table-cell>
          <table:table-cell office:value-type="float" office:value="24.06531" calcext:value-type="float">
            <text:p>24.06531</text:p>
          </table:table-cell>
          <table:table-cell office:value-type="float" office:value="27.67542" calcext:value-type="float">
            <text:p>27.67542</text:p>
          </table:table-cell>
          <table:table-cell office:value-type="float" office:value="23.64127" calcext:value-type="float">
            <text:p>23.6412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1" calcext:value-type="float">
            <text:p>15062001</text:p>
          </table:table-cell>
          <table:table-cell office:value-type="float" office:value="27.46483" calcext:value-type="float">
            <text:p>27.46483</text:p>
          </table:table-cell>
          <table:table-cell office:value-type="float" office:value="32.08" calcext:value-type="float">
            <text:p>32.08</text:p>
          </table:table-cell>
          <table:table-cell office:value-type="float" office:value="18.695" calcext:value-type="float">
            <text:p>18.695</text:p>
          </table:table-cell>
          <table:table-cell office:value-type="float" office:value="2.586755" calcext:value-type="float">
            <text:p>2.586755</text:p>
          </table:table-cell>
          <table:table-cell office:value-type="float" office:value="1.896513" calcext:value-type="float">
            <text:p>1.896513</text:p>
          </table:table-cell>
          <table:table-cell office:value-type="float" office:value="218.5596" calcext:value-type="float">
            <text:p>218.5596</text:p>
          </table:table-cell>
          <table:table-cell office:value-type="float" office:value="0" calcext:value-type="float">
            <text:p>0</text:p>
          </table:table-cell>
          <table:table-cell office:value-type="float" office:value="52.4523" calcext:value-type="float">
            <text:p>52.4523</text:p>
          </table:table-cell>
          <table:table-cell office:value-type="float" office:value="22.32776" calcext:value-type="float">
            <text:p>22.32776</text:p>
          </table:table-cell>
          <table:table-cell office:value-type="float" office:value="40.4689" calcext:value-type="float">
            <text:p>40.4689</text:p>
          </table:table-cell>
          <table:table-cell office:value-type="float" office:value="24.97305" calcext:value-type="float">
            <text:p>24.97305</text:p>
          </table:table-cell>
          <table:table-cell office:value-type="float" office:value="36.98053" calcext:value-type="float">
            <text:p>36.98053</text:p>
          </table:table-cell>
          <table:table-cell office:value-type="float" office:value="25.77808" calcext:value-type="float">
            <text:p>25.77808</text:p>
          </table:table-cell>
          <table:table-cell office:value-type="float" office:value="33.70535" calcext:value-type="float">
            <text:p>33.70535</text:p>
          </table:table-cell>
          <table:table-cell office:value-type="float" office:value="26.13681" calcext:value-type="float">
            <text:p>26.13681</text:p>
          </table:table-cell>
          <table:table-cell office:value-type="float" office:value="31.13574" calcext:value-type="float">
            <text:p>31.13574</text:p>
          </table:table-cell>
          <table:table-cell office:value-type="float" office:value="25.9433" calcext:value-type="float">
            <text:p>25.9433</text:p>
          </table:table-cell>
          <table:table-cell office:value-type="float" office:value="29.04892" calcext:value-type="float">
            <text:p>29.04892</text:p>
          </table:table-cell>
          <table:table-cell office:value-type="float" office:value="25.3989" calcext:value-type="float">
            <text:p>25.398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1" calcext:value-type="float">
            <text:p>16062001</text:p>
          </table:table-cell>
          <table:table-cell office:value-type="float" office:value="21.145" calcext:value-type="float">
            <text:p>21.145</text:p>
          </table:table-cell>
          <table:table-cell office:value-type="float" office:value="26.945" calcext:value-type="float">
            <text:p>26.945</text:p>
          </table:table-cell>
          <table:table-cell office:value-type="float" office:value="19.36" calcext:value-type="float">
            <text:p>19.36</text:p>
          </table:table-cell>
          <table:table-cell office:value-type="float" office:value="2.609627" calcext:value-type="float">
            <text:p>2.609627</text:p>
          </table:table-cell>
          <table:table-cell office:value-type="float" office:value="1.978496" calcext:value-type="float">
            <text:p>1.978496</text:p>
          </table:table-cell>
          <table:table-cell office:value-type="float" office:value="281.7468" calcext:value-type="float">
            <text:p>281.7468</text:p>
          </table:table-cell>
          <table:table-cell office:value-type="float" office:value="4.7" calcext:value-type="float">
            <text:p>4.7</text:p>
          </table:table-cell>
          <table:table-cell office:value-type="float" office:value="50.17404" calcext:value-type="float">
            <text:p>50.17404</text:p>
          </table:table-cell>
          <table:table-cell office:value-type="float" office:value="21.54044" calcext:value-type="float">
            <text:p>21.54044</text:p>
          </table:table-cell>
          <table:table-cell office:value-type="float" office:value="39.49435" calcext:value-type="float">
            <text:p>39.49435</text:p>
          </table:table-cell>
          <table:table-cell office:value-type="float" office:value="24.71707" calcext:value-type="float">
            <text:p>24.71707</text:p>
          </table:table-cell>
          <table:table-cell office:value-type="float" office:value="35.79596" calcext:value-type="float">
            <text:p>35.79596</text:p>
          </table:table-cell>
          <table:table-cell office:value-type="float" office:value="26.25244" calcext:value-type="float">
            <text:p>26.25244</text:p>
          </table:table-cell>
          <table:table-cell office:value-type="float" office:value="32.67249" calcext:value-type="float">
            <text:p>32.67249</text:p>
          </table:table-cell>
          <table:table-cell office:value-type="float" office:value="27.25198" calcext:value-type="float">
            <text:p>27.25198</text:p>
          </table:table-cell>
          <table:table-cell office:value-type="float" office:value="30.37384" calcext:value-type="float">
            <text:p>30.37384</text:p>
          </table:table-cell>
          <table:table-cell office:value-type="float" office:value="27.42978" calcext:value-type="float">
            <text:p>27.42978</text:p>
          </table:table-cell>
          <table:table-cell office:value-type="float" office:value="28.63049" calcext:value-type="float">
            <text:p>28.63049</text:p>
          </table:table-cell>
          <table:table-cell office:value-type="float" office:value="26.80103" calcext:value-type="float">
            <text:p>26.8010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1" calcext:value-type="float">
            <text:p>17062001</text:p>
          </table:table-cell>
          <table:table-cell office:value-type="float" office:value="26.59521" calcext:value-type="float">
            <text:p>26.59521</text:p>
          </table:table-cell>
          <table:table-cell office:value-type="float" office:value="25.47" calcext:value-type="float">
            <text:p>25.47</text:p>
          </table:table-cell>
          <table:table-cell office:value-type="float" office:value="15.99" calcext:value-type="float">
            <text:p>15.99</text:p>
          </table:table-cell>
          <table:table-cell office:value-type="float" office:value="1.798582" calcext:value-type="float">
            <text:p>1.798582</text:p>
          </table:table-cell>
          <table:table-cell office:value-type="float" office:value="1.31764" calcext:value-type="float">
            <text:p>1.31764</text:p>
          </table:table-cell>
          <table:table-cell office:value-type="float" office:value="225.936" calcext:value-type="float">
            <text:p>225.936</text:p>
          </table:table-cell>
          <table:table-cell office:value-type="float" office:value="0" calcext:value-type="float">
            <text:p>0</text:p>
          </table:table-cell>
          <table:table-cell office:value-type="float" office:value="38.06253" calcext:value-type="float">
            <text:p>38.06253</text:p>
          </table:table-cell>
          <table:table-cell office:value-type="float" office:value="18.05554" calcext:value-type="float">
            <text:p>18.05554</text:p>
          </table:table-cell>
          <table:table-cell office:value-type="float" office:value="31.34198" calcext:value-type="float">
            <text:p>31.34198</text:p>
          </table:table-cell>
          <table:table-cell office:value-type="float" office:value="21.23181" calcext:value-type="float">
            <text:p>21.23181</text:p>
          </table:table-cell>
          <table:table-cell office:value-type="float" office:value="29.38663" calcext:value-type="float">
            <text:p>29.38663</text:p>
          </table:table-cell>
          <table:table-cell office:value-type="float" office:value="22.77957" calcext:value-type="float">
            <text:p>22.77957</text:p>
          </table:table-cell>
          <table:table-cell office:value-type="float" office:value="27.95938" calcext:value-type="float">
            <text:p>27.95938</text:p>
          </table:table-cell>
          <table:table-cell office:value-type="float" office:value="23.93091" calcext:value-type="float">
            <text:p>23.93091</text:p>
          </table:table-cell>
          <table:table-cell office:value-type="float" office:value="27.42505" calcext:value-type="float">
            <text:p>27.42505</text:p>
          </table:table-cell>
          <table:table-cell office:value-type="float" office:value="24.45447" calcext:value-type="float">
            <text:p>24.45447</text:p>
          </table:table-cell>
          <table:table-cell office:value-type="float" office:value="27.17691" calcext:value-type="float">
            <text:p>27.17691</text:p>
          </table:table-cell>
          <table:table-cell office:value-type="float" office:value="24.5451" calcext:value-type="float">
            <text:p>24.545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1" calcext:value-type="float">
            <text:p>18062001</text:p>
          </table:table-cell>
          <table:table-cell office:value-type="float" office:value="27.01612" calcext:value-type="float">
            <text:p>27.01612</text:p>
          </table:table-cell>
          <table:table-cell office:value-type="float" office:value="24.555" calcext:value-type="float">
            <text:p>24.555</text:p>
          </table:table-cell>
          <table:table-cell office:value-type="float" office:value="13.245" calcext:value-type="float">
            <text:p>13.245</text:p>
          </table:table-cell>
          <table:table-cell office:value-type="float" office:value="1.482193" calcext:value-type="float">
            <text:p>1.482193</text:p>
          </table:table-cell>
          <table:table-cell office:value-type="float" office:value="1.059583" calcext:value-type="float">
            <text:p>1.059583</text:p>
          </table:table-cell>
          <table:table-cell office:value-type="float" office:value="254.6442" calcext:value-type="float">
            <text:p>254.6442</text:p>
          </table:table-cell>
          <table:table-cell office:value-type="float" office:value="0" calcext:value-type="float">
            <text:p>0</text:p>
          </table:table-cell>
          <table:table-cell office:value-type="float" office:value="50.46405" calcext:value-type="float">
            <text:p>50.46405</text:p>
          </table:table-cell>
          <table:table-cell office:value-type="float" office:value="17.08942" calcext:value-type="float">
            <text:p>17.08942</text:p>
          </table:table-cell>
          <table:table-cell office:value-type="float" office:value="37.99509" calcext:value-type="float">
            <text:p>37.99509</text:p>
          </table:table-cell>
          <table:table-cell office:value-type="float" office:value="20.64191" calcext:value-type="float">
            <text:p>20.64191</text:p>
          </table:table-cell>
          <table:table-cell office:value-type="float" office:value="33.76425" calcext:value-type="float">
            <text:p>33.76425</text:p>
          </table:table-cell>
          <table:table-cell office:value-type="float" office:value="21.85349" calcext:value-type="float">
            <text:p>21.85349</text:p>
          </table:table-cell>
          <table:table-cell office:value-type="float" office:value="30.52701" calcext:value-type="float">
            <text:p>30.52701</text:p>
          </table:table-cell>
          <table:table-cell office:value-type="float" office:value="22.80899" calcext:value-type="float">
            <text:p>22.80899</text:p>
          </table:table-cell>
          <table:table-cell office:value-type="float" office:value="28.3273" calcext:value-type="float">
            <text:p>28.3273</text:p>
          </table:table-cell>
          <table:table-cell office:value-type="float" office:value="23.2999" calcext:value-type="float">
            <text:p>23.2999</text:p>
          </table:table-cell>
          <table:table-cell office:value-type="float" office:value="26.78607" calcext:value-type="float">
            <text:p>26.78607</text:p>
          </table:table-cell>
          <table:table-cell office:value-type="float" office:value="23.42749" calcext:value-type="float">
            <text:p>23.4274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1" calcext:value-type="float">
            <text:p>19062001</text:p>
          </table:table-cell>
          <table:table-cell office:value-type="float" office:value="24.63936" calcext:value-type="float">
            <text:p>24.63936</text:p>
          </table:table-cell>
          <table:table-cell office:value-type="float" office:value="30.835" calcext:value-type="float">
            <text:p>30.835</text:p>
          </table:table-cell>
          <table:table-cell office:value-type="float" office:value="16.915" calcext:value-type="float">
            <text:p>16.915</text:p>
          </table:table-cell>
          <table:table-cell office:value-type="float" office:value="2.192292" calcext:value-type="float">
            <text:p>2.192292</text:p>
          </table:table-cell>
          <table:table-cell office:value-type="float" office:value="1.073722" calcext:value-type="float">
            <text:p>1.073722</text:p>
          </table:table-cell>
          <table:table-cell office:value-type="float" office:value="553.9788" calcext:value-type="float">
            <text:p>553.9788</text:p>
          </table:table-cell>
          <table:table-cell office:value-type="float" office:value="0" calcext:value-type="float">
            <text:p>0</text:p>
          </table:table-cell>
          <table:table-cell office:value-type="float" office:value="53.56149" calcext:value-type="float">
            <text:p>53.56149</text:p>
          </table:table-cell>
          <table:table-cell office:value-type="float" office:value="20.06604" calcext:value-type="float">
            <text:p>20.06604</text:p>
          </table:table-cell>
          <table:table-cell office:value-type="float" office:value="39.53021" calcext:value-type="float">
            <text:p>39.53021</text:p>
          </table:table-cell>
          <table:table-cell office:value-type="float" office:value="23.02783" calcext:value-type="float">
            <text:p>23.02783</text:p>
          </table:table-cell>
          <table:table-cell office:value-type="float" office:value="35.68295" calcext:value-type="float">
            <text:p>35.68295</text:p>
          </table:table-cell>
          <table:table-cell office:value-type="float" office:value="23.72198" calcext:value-type="float">
            <text:p>23.72198</text:p>
          </table:table-cell>
          <table:table-cell office:value-type="float" office:value="32.31564" calcext:value-type="float">
            <text:p>32.31564</text:p>
          </table:table-cell>
          <table:table-cell office:value-type="float" office:value="24.22757" calcext:value-type="float">
            <text:p>24.22757</text:p>
          </table:table-cell>
          <table:table-cell office:value-type="float" office:value="29.87415" calcext:value-type="float">
            <text:p>29.87415</text:p>
          </table:table-cell>
          <table:table-cell office:value-type="float" office:value="24.38275" calcext:value-type="float">
            <text:p>24.38275</text:p>
          </table:table-cell>
          <table:table-cell office:value-type="float" office:value="28.10739" calcext:value-type="float">
            <text:p>28.10739</text:p>
          </table:table-cell>
          <table:table-cell office:value-type="float" office:value="24.271" calcext:value-type="float">
            <text:p>24.27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1" calcext:value-type="float">
            <text:p>20062001</text:p>
          </table:table-cell>
          <table:table-cell office:value-type="float" office:value="16.39512" calcext:value-type="float">
            <text:p>16.39512</text:p>
          </table:table-cell>
          <table:table-cell office:value-type="float" office:value="23.135" calcext:value-type="float">
            <text:p>23.135</text:p>
          </table:table-cell>
          <table:table-cell office:value-type="float" office:value="14.785" calcext:value-type="float">
            <text:p>14.785</text:p>
          </table:table-cell>
          <table:table-cell office:value-type="float" office:value="1.479458" calcext:value-type="float">
            <text:p>1.479458</text:p>
          </table:table-cell>
          <table:table-cell office:value-type="float" office:value="1.002213" calcext:value-type="float">
            <text:p>1.002213</text:p>
          </table:table-cell>
          <table:table-cell office:value-type="float" office:value="200.5254" calcext:value-type="float">
            <text:p>200.5254</text:p>
          </table:table-cell>
          <table:table-cell office:value-type="float" office:value="0" calcext:value-type="float">
            <text:p>0</text:p>
          </table:table-cell>
          <table:table-cell office:value-type="float" office:value="40.7709" calcext:value-type="float">
            <text:p>40.7709</text:p>
          </table:table-cell>
          <table:table-cell office:value-type="float" office:value="19.8035" calcext:value-type="float">
            <text:p>19.8035</text:p>
          </table:table-cell>
          <table:table-cell office:value-type="float" office:value="32.72696" calcext:value-type="float">
            <text:p>32.72696</text:p>
          </table:table-cell>
          <table:table-cell office:value-type="float" office:value="23.43051" calcext:value-type="float">
            <text:p>23.43051</text:p>
          </table:table-cell>
          <table:table-cell office:value-type="float" office:value="30.49661" calcext:value-type="float">
            <text:p>30.49661</text:p>
          </table:table-cell>
          <table:table-cell office:value-type="float" office:value="24.64108" calcext:value-type="float">
            <text:p>24.64108</text:p>
          </table:table-cell>
          <table:table-cell office:value-type="float" office:value="28.90524" calcext:value-type="float">
            <text:p>28.90524</text:p>
          </table:table-cell>
          <table:table-cell office:value-type="float" office:value="25.26425" calcext:value-type="float">
            <text:p>25.26425</text:p>
          </table:table-cell>
          <table:table-cell office:value-type="float" office:value="28.55252" calcext:value-type="float">
            <text:p>28.55252</text:p>
          </table:table-cell>
          <table:table-cell office:value-type="float" office:value="25.35724" calcext:value-type="float">
            <text:p>25.35724</text:p>
          </table:table-cell>
          <table:table-cell office:value-type="float" office:value="27.71188" calcext:value-type="float">
            <text:p>27.71188</text:p>
          </table:table-cell>
          <table:table-cell office:value-type="float" office:value="25.10846" calcext:value-type="float">
            <text:p>25.108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1" calcext:value-type="float">
            <text:p>21062001</text:p>
          </table:table-cell>
          <table:table-cell office:value-type="float" office:value="28.19543" calcext:value-type="float">
            <text:p>28.19543</text:p>
          </table:table-cell>
          <table:table-cell office:value-type="float" office:value="25.85" calcext:value-type="float">
            <text:p>25.85</text:p>
          </table:table-cell>
          <table:table-cell office:value-type="float" office:value="11.36" calcext:value-type="float">
            <text:p>11.36</text:p>
          </table:table-cell>
          <table:table-cell office:value-type="float" office:value="1.674459" calcext:value-type="float">
            <text:p>1.674459</text:p>
          </table:table-cell>
          <table:table-cell office:value-type="float" office:value="1.176129" calcext:value-type="float">
            <text:p>1.176129</text:p>
          </table:table-cell>
          <table:table-cell office:value-type="float" office:value="274.59" calcext:value-type="float">
            <text:p>274.59</text:p>
          </table:table-cell>
          <table:table-cell office:value-type="float" office:value="1.2" calcext:value-type="float">
            <text:p>1.2</text:p>
          </table:table-cell>
          <table:table-cell office:value-type="float" office:value="49.89395" calcext:value-type="float">
            <text:p>49.89395</text:p>
          </table:table-cell>
          <table:table-cell office:value-type="float" office:value="16.6095" calcext:value-type="float">
            <text:p>16.6095</text:p>
          </table:table-cell>
          <table:table-cell office:value-type="float" office:value="37.29993" calcext:value-type="float">
            <text:p>37.29993</text:p>
          </table:table-cell>
          <table:table-cell office:value-type="float" office:value="20.94388" calcext:value-type="float">
            <text:p>20.94388</text:p>
          </table:table-cell>
          <table:table-cell office:value-type="float" office:value="34.07321" calcext:value-type="float">
            <text:p>34.07321</text:p>
          </table:table-cell>
          <table:table-cell office:value-type="float" office:value="22.25916" calcext:value-type="float">
            <text:p>22.25916</text:p>
          </table:table-cell>
          <table:table-cell office:value-type="float" office:value="31.25366" calcext:value-type="float">
            <text:p>31.25366</text:p>
          </table:table-cell>
          <table:table-cell office:value-type="float" office:value="23.31146" calcext:value-type="float">
            <text:p>23.31146</text:p>
          </table:table-cell>
          <table:table-cell office:value-type="float" office:value="29.16736" calcext:value-type="float">
            <text:p>29.16736</text:p>
          </table:table-cell>
          <table:table-cell office:value-type="float" office:value="23.82925" calcext:value-type="float">
            <text:p>23.82925</text:p>
          </table:table-cell>
          <table:table-cell office:value-type="float" office:value="27.57935" calcext:value-type="float">
            <text:p>27.57935</text:p>
          </table:table-cell>
          <table:table-cell office:value-type="float" office:value="23.94904" calcext:value-type="float">
            <text:p>23.9490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1" calcext:value-type="float">
            <text:p>22062001</text:p>
          </table:table-cell>
          <table:table-cell office:value-type="float" office:value="9.582787" calcext:value-type="float">
            <text:p>9.582787</text:p>
          </table:table-cell>
          <table:table-cell office:value-type="float" office:value="23.005" calcext:value-type="float">
            <text:p>23.005</text:p>
          </table:table-cell>
          <table:table-cell office:value-type="float" office:value="14.405" calcext:value-type="float">
            <text:p>14.405</text:p>
          </table:table-cell>
          <table:table-cell office:value-type="float" office:value="2.353302" calcext:value-type="float">
            <text:p>2.353302</text:p>
          </table:table-cell>
          <table:table-cell office:value-type="float" office:value="1.609782" calcext:value-type="float">
            <text:p>1.609782</text:p>
          </table:table-cell>
          <table:table-cell office:value-type="float" office:value="372.6036" calcext:value-type="float">
            <text:p>372.6036</text:p>
          </table:table-cell>
          <table:table-cell office:value-type="float" office:value="34.3" calcext:value-type="float">
            <text:p>34.3</text:p>
          </table:table-cell>
          <table:table-cell office:value-type="float" office:value="31.58624" calcext:value-type="float">
            <text:p>31.58624</text:p>
          </table:table-cell>
          <table:table-cell office:value-type="float" office:value="17.29343" calcext:value-type="float">
            <text:p>17.29343</text:p>
          </table:table-cell>
          <table:table-cell office:value-type="float" office:value="27.33896" calcext:value-type="float">
            <text:p>27.33896</text:p>
          </table:table-cell>
          <table:table-cell office:value-type="float" office:value="19.96417" calcext:value-type="float">
            <text:p>19.96417</text:p>
          </table:table-cell>
          <table:table-cell office:value-type="float" office:value="26.69547" calcext:value-type="float">
            <text:p>26.69547</text:p>
          </table:table-cell>
          <table:table-cell office:value-type="float" office:value="21.20459" calcext:value-type="float">
            <text:p>21.20459</text:p>
          </table:table-cell>
          <table:table-cell office:value-type="float" office:value="27.60379" calcext:value-type="float">
            <text:p>27.60379</text:p>
          </table:table-cell>
          <table:table-cell office:value-type="float" office:value="22.06143" calcext:value-type="float">
            <text:p>22.06143</text:p>
          </table:table-cell>
          <table:table-cell office:value-type="float" office:value="27.61792" calcext:value-type="float">
            <text:p>27.61792</text:p>
          </table:table-cell>
          <table:table-cell office:value-type="float" office:value="22.61612" calcext:value-type="float">
            <text:p>22.61612</text:p>
          </table:table-cell>
          <table:table-cell office:value-type="float" office:value="27.0593" calcext:value-type="float">
            <text:p>27.0593</text:p>
          </table:table-cell>
          <table:table-cell office:value-type="float" office:value="22.94086" calcext:value-type="float">
            <text:p>22.9408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1" calcext:value-type="float">
            <text:p>23062001</text:p>
          </table:table-cell>
          <table:table-cell office:value-type="float" office:value="7.391556" calcext:value-type="float">
            <text:p>7.391556</text:p>
          </table:table-cell>
          <table:table-cell office:value-type="float" office:value="17.62" calcext:value-type="float">
            <text:p>17.62</text:p>
          </table:table-cell>
          <table:table-cell office:value-type="float" office:value="14.145" calcext:value-type="float">
            <text:p>14.145</text:p>
          </table:table-cell>
          <table:table-cell office:value-type="float" office:value="1.69581" calcext:value-type="float">
            <text:p>1.69581</text:p>
          </table:table-cell>
          <table:table-cell office:value-type="float" office:value="1.519228" calcext:value-type="float">
            <text:p>1.519228</text:p>
          </table:table-cell>
          <table:table-cell office:value-type="float" office:value="137.9538" calcext:value-type="float">
            <text:p>137.9538</text:p>
          </table:table-cell>
          <table:table-cell office:value-type="float" office:value="1.9" calcext:value-type="float">
            <text:p>1.9</text:p>
          </table:table-cell>
          <table:table-cell office:value-type="float" office:value="24.09433" calcext:value-type="float">
            <text:p>24.09433</text:p>
          </table:table-cell>
          <table:table-cell office:value-type="float" office:value="15.99722" calcext:value-type="float">
            <text:p>15.99722</text:p>
          </table:table-cell>
          <table:table-cell office:value-type="float" office:value="22.45059" calcext:value-type="float">
            <text:p>22.45059</text:p>
          </table:table-cell>
          <table:table-cell office:value-type="float" office:value="18.3299" calcext:value-type="float">
            <text:p>18.3299</text:p>
          </table:table-cell>
          <table:table-cell office:value-type="float" office:value="21.98376" calcext:value-type="float">
            <text:p>21.98376</text:p>
          </table:table-cell>
          <table:table-cell office:value-type="float" office:value="19.38635" calcext:value-type="float">
            <text:p>19.38635</text:p>
          </table:table-cell>
          <table:table-cell office:value-type="float" office:value="22.94302" calcext:value-type="float">
            <text:p>22.94302</text:p>
          </table:table-cell>
          <table:table-cell office:value-type="float" office:value="20.30997" calcext:value-type="float">
            <text:p>20.30997</text:p>
          </table:table-cell>
          <table:table-cell office:value-type="float" office:value="23.3735" calcext:value-type="float">
            <text:p>23.3735</text:p>
          </table:table-cell>
          <table:table-cell office:value-type="float" office:value="20.88611" calcext:value-type="float">
            <text:p>20.88611</text:p>
          </table:table-cell>
          <table:table-cell office:value-type="float" office:value="23.43387" calcext:value-type="float">
            <text:p>23.43387</text:p>
          </table:table-cell>
          <table:table-cell office:value-type="float" office:value="21.19193" calcext:value-type="float">
            <text:p>21.1919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1" calcext:value-type="float">
            <text:p>24062001</text:p>
          </table:table-cell>
          <table:table-cell office:value-type="float" office:value="22.1412" calcext:value-type="float">
            <text:p>22.1412</text:p>
          </table:table-cell>
          <table:table-cell office:value-type="float" office:value="25.16" calcext:value-type="float">
            <text:p>25.16</text:p>
          </table:table-cell>
          <table:table-cell office:value-type="float" office:value="15.04" calcext:value-type="float">
            <text:p>15.04</text:p>
          </table:table-cell>
          <table:table-cell office:value-type="float" office:value="1.906675" calcext:value-type="float">
            <text:p>1.906675</text:p>
          </table:table-cell>
          <table:table-cell office:value-type="float" office:value="1.525212" calcext:value-type="float">
            <text:p>1.525212</text:p>
          </table:table-cell>
          <table:table-cell office:value-type="float" office:value="144.3276" calcext:value-type="float">
            <text:p>144.3276</text:p>
          </table:table-cell>
          <table:table-cell office:value-type="float" office:value="0" calcext:value-type="float">
            <text:p>0</text:p>
          </table:table-cell>
          <table:table-cell office:value-type="float" office:value="31.93118" calcext:value-type="float">
            <text:p>31.93118</text:p>
          </table:table-cell>
          <table:table-cell office:value-type="float" office:value="15.58582" calcext:value-type="float">
            <text:p>15.58582</text:p>
          </table:table-cell>
          <table:table-cell office:value-type="float" office:value="27.30344" calcext:value-type="float">
            <text:p>27.30344</text:p>
          </table:table-cell>
          <table:table-cell office:value-type="float" office:value="17.29486" calcext:value-type="float">
            <text:p>17.29486</text:p>
          </table:table-cell>
          <table:table-cell office:value-type="float" office:value="25.5777" calcext:value-type="float">
            <text:p>25.5777</text:p>
          </table:table-cell>
          <table:table-cell office:value-type="float" office:value="18.17111" calcext:value-type="float">
            <text:p>18.17111</text:p>
          </table:table-cell>
          <table:table-cell office:value-type="float" office:value="24.12247" calcext:value-type="float">
            <text:p>24.12247</text:p>
          </table:table-cell>
          <table:table-cell office:value-type="float" office:value="19.03824" calcext:value-type="float">
            <text:p>19.03824</text:p>
          </table:table-cell>
          <table:table-cell office:value-type="float" office:value="23.11163" calcext:value-type="float">
            <text:p>23.11163</text:p>
          </table:table-cell>
          <table:table-cell office:value-type="float" office:value="19.66663" calcext:value-type="float">
            <text:p>19.66663</text:p>
          </table:table-cell>
          <table:table-cell office:value-type="float" office:value="22.3761" calcext:value-type="float">
            <text:p>22.3761</text:p>
          </table:table-cell>
          <table:table-cell office:value-type="float" office:value="20.06955" calcext:value-type="float">
            <text:p>20.0695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1" calcext:value-type="float">
            <text:p>25062001</text:p>
          </table:table-cell>
          <table:table-cell office:value-type="float" office:value="30.08857" calcext:value-type="float">
            <text:p>30.08857</text:p>
          </table:table-cell>
          <table:table-cell office:value-type="float" office:value="29.69" calcext:value-type="float">
            <text:p>29.69</text:p>
          </table:table-cell>
          <table:table-cell office:value-type="float" office:value="14.66" calcext:value-type="float">
            <text:p>14.66</text:p>
          </table:table-cell>
          <table:table-cell office:value-type="float" office:value="1.905464" calcext:value-type="float">
            <text:p>1.905464</text:p>
          </table:table-cell>
          <table:table-cell office:value-type="float" office:value="1.630078" calcext:value-type="float">
            <text:p>1.630078</text:p>
          </table:table-cell>
          <table:table-cell office:value-type="float" office:value="175.4802" calcext:value-type="float">
            <text:p>175.4802</text:p>
          </table:table-cell>
          <table:table-cell office:value-type="float" office:value="0" calcext:value-type="float">
            <text:p>0</text:p>
          </table:table-cell>
          <table:table-cell office:value-type="float" office:value="46.85822" calcext:value-type="float">
            <text:p>46.85822</text:p>
          </table:table-cell>
          <table:table-cell office:value-type="float" office:value="16.14957" calcext:value-type="float">
            <text:p>16.14957</text:p>
          </table:table-cell>
          <table:table-cell office:value-type="float" office:value="34.49481" calcext:value-type="float">
            <text:p>34.49481</text:p>
          </table:table-cell>
          <table:table-cell office:value-type="float" office:value="18.61926" calcext:value-type="float">
            <text:p>18.61926</text:p>
          </table:table-cell>
          <table:table-cell office:value-type="float" office:value="31.13776" calcext:value-type="float">
            <text:p>31.13776</text:p>
          </table:table-cell>
          <table:table-cell office:value-type="float" office:value="19.54718" calcext:value-type="float">
            <text:p>19.54718</text:p>
          </table:table-cell>
          <table:table-cell office:value-type="float" office:value="28.36029" calcext:value-type="float">
            <text:p>28.36029</text:p>
          </table:table-cell>
          <table:table-cell office:value-type="float" office:value="20.3223" calcext:value-type="float">
            <text:p>20.3223</text:p>
          </table:table-cell>
          <table:table-cell office:value-type="float" office:value="26.3559" calcext:value-type="float">
            <text:p>26.3559</text:p>
          </table:table-cell>
          <table:table-cell office:value-type="float" office:value="20.74677" calcext:value-type="float">
            <text:p>20.74677</text:p>
          </table:table-cell>
          <table:table-cell office:value-type="float" office:value="24.88522" calcext:value-type="float">
            <text:p>24.88522</text:p>
          </table:table-cell>
          <table:table-cell office:value-type="float" office:value="20.90283" calcext:value-type="float">
            <text:p>20.9028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1" calcext:value-type="float">
            <text:p>26062001</text:p>
          </table:table-cell>
          <table:table-cell office:value-type="float" office:value="29.82794" calcext:value-type="float">
            <text:p>29.82794</text:p>
          </table:table-cell>
          <table:table-cell office:value-type="float" office:value="28.8" calcext:value-type="float">
            <text:p>28.8</text:p>
          </table:table-cell>
          <table:table-cell office:value-type="float" office:value="16.51" calcext:value-type="float">
            <text:p>16.51</text:p>
          </table:table-cell>
          <table:table-cell office:value-type="float" office:value="2.133877" calcext:value-type="float">
            <text:p>2.133877</text:p>
          </table:table-cell>
          <table:table-cell office:value-type="float" office:value="1.638091" calcext:value-type="float">
            <text:p>1.638091</text:p>
          </table:table-cell>
          <table:table-cell office:value-type="float" office:value="262.9134" calcext:value-type="float">
            <text:p>262.9134</text:p>
          </table:table-cell>
          <table:table-cell office:value-type="float" office:value="0" calcext:value-type="float">
            <text:p>0</text:p>
          </table:table-cell>
          <table:table-cell office:value-type="float" office:value="52.84732" calcext:value-type="float">
            <text:p>52.84732</text:p>
          </table:table-cell>
          <table:table-cell office:value-type="float" office:value="19.55408" calcext:value-type="float">
            <text:p>19.55408</text:p>
          </table:table-cell>
          <table:table-cell office:value-type="float" office:value="39.17603" calcext:value-type="float">
            <text:p>39.17603</text:p>
          </table:table-cell>
          <table:table-cell office:value-type="float" office:value="22.23441" calcext:value-type="float">
            <text:p>22.23441</text:p>
          </table:table-cell>
          <table:table-cell office:value-type="float" office:value="35.32285" calcext:value-type="float">
            <text:p>35.32285</text:p>
          </table:table-cell>
          <table:table-cell office:value-type="float" office:value="23.0686" calcext:value-type="float">
            <text:p>23.0686</text:p>
          </table:table-cell>
          <table:table-cell office:value-type="float" office:value="31.99557" calcext:value-type="float">
            <text:p>31.99557</text:p>
          </table:table-cell>
          <table:table-cell office:value-type="float" office:value="23.56284" calcext:value-type="float">
            <text:p>23.56284</text:p>
          </table:table-cell>
          <table:table-cell office:value-type="float" office:value="29.52527" calcext:value-type="float">
            <text:p>29.52527</text:p>
          </table:table-cell>
          <table:table-cell office:value-type="float" office:value="23.60876" calcext:value-type="float">
            <text:p>23.60876</text:p>
          </table:table-cell>
          <table:table-cell office:value-type="float" office:value="27.61969" calcext:value-type="float">
            <text:p>27.61969</text:p>
          </table:table-cell>
          <table:table-cell office:value-type="float" office:value="23.36002" calcext:value-type="float">
            <text:p>23.3600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1" calcext:value-type="float">
            <text:p>27062001</text:p>
          </table:table-cell>
          <table:table-cell office:value-type="float" office:value="29.28245" calcext:value-type="float">
            <text:p>29.28245</text:p>
          </table:table-cell>
          <table:table-cell office:value-type="float" office:value="30.675" calcext:value-type="float">
            <text:p>30.675</text:p>
          </table:table-cell>
          <table:table-cell office:value-type="float" office:value="17.5" calcext:value-type="float">
            <text:p>17.5</text:p>
          </table:table-cell>
          <table:table-cell office:value-type="float" office:value="2.350653" calcext:value-type="float">
            <text:p>2.350653</text:p>
          </table:table-cell>
          <table:table-cell office:value-type="float" office:value="1.756829" calcext:value-type="float">
            <text:p>1.756829</text:p>
          </table:table-cell>
          <table:table-cell office:value-type="float" office:value="285.5322" calcext:value-type="float">
            <text:p>285.5322</text:p>
          </table:table-cell>
          <table:table-cell office:value-type="float" office:value="0" calcext:value-type="float">
            <text:p>0</text:p>
          </table:table-cell>
          <table:table-cell office:value-type="float" office:value="55.05237" calcext:value-type="float">
            <text:p>55.05237</text:p>
          </table:table-cell>
          <table:table-cell office:value-type="float" office:value="21.49847" calcext:value-type="float">
            <text:p>21.49847</text:p>
          </table:table-cell>
          <table:table-cell office:value-type="float" office:value="41.41605" calcext:value-type="float">
            <text:p>41.41605</text:p>
          </table:table-cell>
          <table:table-cell office:value-type="float" office:value="24.42331" calcext:value-type="float">
            <text:p>24.42331</text:p>
          </table:table-cell>
          <table:table-cell office:value-type="float" office:value="37.47797" calcext:value-type="float">
            <text:p>37.47797</text:p>
          </table:table-cell>
          <table:table-cell office:value-type="float" office:value="25.34793" calcext:value-type="float">
            <text:p>25.34793</text:p>
          </table:table-cell>
          <table:table-cell office:value-type="float" office:value="34.06711" calcext:value-type="float">
            <text:p>34.06711</text:p>
          </table:table-cell>
          <table:table-cell office:value-type="float" office:value="25.86237" calcext:value-type="float">
            <text:p>25.86237</text:p>
          </table:table-cell>
          <table:table-cell office:value-type="float" office:value="31.44669" calcext:value-type="float">
            <text:p>31.44669</text:p>
          </table:table-cell>
          <table:table-cell office:value-type="float" office:value="25.83664" calcext:value-type="float">
            <text:p>25.83664</text:p>
          </table:table-cell>
          <table:table-cell office:value-type="float" office:value="29.41345" calcext:value-type="float">
            <text:p>29.41345</text:p>
          </table:table-cell>
          <table:table-cell office:value-type="float" office:value="25.45999" calcext:value-type="float">
            <text:p>25.4599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1" calcext:value-type="float">
            <text:p>28062001</text:p>
          </table:table-cell>
          <table:table-cell office:value-type="float" office:value="19.63066" calcext:value-type="float">
            <text:p>19.63066</text:p>
          </table:table-cell>
          <table:table-cell office:value-type="float" office:value="21.39" calcext:value-type="float">
            <text:p>21.39</text:p>
          </table:table-cell>
          <table:table-cell office:value-type="float" office:value="15.98" calcext:value-type="float">
            <text:p>15.98</text:p>
          </table:table-cell>
          <table:table-cell office:value-type="float" office:value="2.293581" calcext:value-type="float">
            <text:p>2.293581</text:p>
          </table:table-cell>
          <table:table-cell office:value-type="float" office:value="0.9720403" calcext:value-type="float">
            <text:p>0.9720403</text:p>
          </table:table-cell>
          <table:table-cell office:value-type="float" office:value="243.8676" calcext:value-type="float">
            <text:p>243.8676</text:p>
          </table:table-cell>
          <table:table-cell office:value-type="float" office:value="0" calcext:value-type="float">
            <text:p>0</text:p>
          </table:table-cell>
          <table:table-cell office:value-type="float" office:value="47.27573" calcext:value-type="float">
            <text:p>47.27573</text:p>
          </table:table-cell>
          <table:table-cell office:value-type="float" office:value="20.55774" calcext:value-type="float">
            <text:p>20.55774</text:p>
          </table:table-cell>
          <table:table-cell office:value-type="float" office:value="36.47556" calcext:value-type="float">
            <text:p>36.47556</text:p>
          </table:table-cell>
          <table:table-cell office:value-type="float" office:value="24.47458" calcext:value-type="float">
            <text:p>24.47458</text:p>
          </table:table-cell>
          <table:table-cell office:value-type="float" office:value="33.33279" calcext:value-type="float">
            <text:p>33.33279</text:p>
          </table:table-cell>
          <table:table-cell office:value-type="float" office:value="25.84674" calcext:value-type="float">
            <text:p>25.84674</text:p>
          </table:table-cell>
          <table:table-cell office:value-type="float" office:value="30.96805" calcext:value-type="float">
            <text:p>30.96805</text:p>
          </table:table-cell>
          <table:table-cell office:value-type="float" office:value="26.78952" calcext:value-type="float">
            <text:p>26.78952</text:p>
          </table:table-cell>
          <table:table-cell office:value-type="float" office:value="29.94922" calcext:value-type="float">
            <text:p>29.94922</text:p>
          </table:table-cell>
          <table:table-cell office:value-type="float" office:value="27.12567" calcext:value-type="float">
            <text:p>27.12567</text:p>
          </table:table-cell>
          <table:table-cell office:value-type="float" office:value="28.95566" calcext:value-type="float">
            <text:p>28.95566</text:p>
          </table:table-cell>
          <table:table-cell office:value-type="float" office:value="26.7547" calcext:value-type="float">
            <text:p>26.75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1" calcext:value-type="float">
            <text:p>29062001</text:p>
          </table:table-cell>
          <table:table-cell office:value-type="float" office:value="22.80454" calcext:value-type="float">
            <text:p>22.80454</text:p>
          </table:table-cell>
          <table:table-cell office:value-type="float" office:value="28.24" calcext:value-type="float">
            <text:p>28.24</text:p>
          </table:table-cell>
          <table:table-cell office:value-type="float" office:value="15.47" calcext:value-type="float">
            <text:p>15.47</text:p>
          </table:table-cell>
          <table:table-cell office:value-type="float" office:value="2.392743" calcext:value-type="float">
            <text:p>2.392743</text:p>
          </table:table-cell>
          <table:table-cell office:value-type="float" office:value="1.361753" calcext:value-type="float">
            <text:p>1.361753</text:p>
          </table:table-cell>
          <table:table-cell office:value-type="float" office:value="262.026" calcext:value-type="float">
            <text:p>262.026</text:p>
          </table:table-cell>
          <table:table-cell office:value-type="float" office:value="0.6" calcext:value-type="float">
            <text:p>0.6</text:p>
          </table:table-cell>
          <table:table-cell office:value-type="float" office:value="48.03064" calcext:value-type="float">
            <text:p>48.03064</text:p>
          </table:table-cell>
          <table:table-cell office:value-type="float" office:value="19.00116" calcext:value-type="float">
            <text:p>19.00116</text:p>
          </table:table-cell>
          <table:table-cell office:value-type="float" office:value="36.13553" calcext:value-type="float">
            <text:p>36.13553</text:p>
          </table:table-cell>
          <table:table-cell office:value-type="float" office:value="22.25348" calcext:value-type="float">
            <text:p>22.25348</text:p>
          </table:table-cell>
          <table:table-cell office:value-type="float" office:value="33.02917" calcext:value-type="float">
            <text:p>33.02917</text:p>
          </table:table-cell>
          <table:table-cell office:value-type="float" office:value="23.38104" calcext:value-type="float">
            <text:p>23.38104</text:p>
          </table:table-cell>
          <table:table-cell office:value-type="float" office:value="30.54004" calcext:value-type="float">
            <text:p>30.54004</text:p>
          </table:table-cell>
          <table:table-cell office:value-type="float" office:value="24.05597" calcext:value-type="float">
            <text:p>24.05597</text:p>
          </table:table-cell>
          <table:table-cell office:value-type="float" office:value="28.75714" calcext:value-type="float">
            <text:p>28.75714</text:p>
          </table:table-cell>
          <table:table-cell office:value-type="float" office:value="24.43076" calcext:value-type="float">
            <text:p>24.43076</text:p>
          </table:table-cell>
          <table:table-cell office:value-type="float" office:value="27.42505" calcext:value-type="float">
            <text:p>27.42505</text:p>
          </table:table-cell>
          <table:table-cell office:value-type="float" office:value="24.53223" calcext:value-type="float">
            <text:p>24.5322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1" calcext:value-type="float">
            <text:p>30062001</text:p>
          </table:table-cell>
          <table:table-cell office:value-type="float" office:value="22.30236" calcext:value-type="float">
            <text:p>22.30236</text:p>
          </table:table-cell>
          <table:table-cell office:value-type="float" office:value="29.75" calcext:value-type="float">
            <text:p>29.75</text:p>
          </table:table-cell>
          <table:table-cell office:value-type="float" office:value="19.49" calcext:value-type="float">
            <text:p>19.49</text:p>
          </table:table-cell>
          <table:table-cell office:value-type="float" office:value="2.259427" calcext:value-type="float">
            <text:p>2.259427</text:p>
          </table:table-cell>
          <table:table-cell office:value-type="float" office:value="1.98978" calcext:value-type="float">
            <text:p>1.98978</text:p>
          </table:table-cell>
          <table:table-cell office:value-type="float" office:value="326.3922" calcext:value-type="float">
            <text:p>326.3922</text:p>
          </table:table-cell>
          <table:table-cell office:value-type="float" office:value="6.5" calcext:value-type="float">
            <text:p>6.5</text:p>
          </table:table-cell>
          <table:table-cell office:value-type="float" office:value="49.31192" calcext:value-type="float">
            <text:p>49.31192</text:p>
          </table:table-cell>
          <table:table-cell office:value-type="float" office:value="22.00085" calcext:value-type="float">
            <text:p>22.00085</text:p>
          </table:table-cell>
          <table:table-cell office:value-type="float" office:value="38.86234" calcext:value-type="float">
            <text:p>38.86234</text:p>
          </table:table-cell>
          <table:table-cell office:value-type="float" office:value="24.81921" calcext:value-type="float">
            <text:p>24.81921</text:p>
          </table:table-cell>
          <table:table-cell office:value-type="float" office:value="35.61618" calcext:value-type="float">
            <text:p>35.61618</text:p>
          </table:table-cell>
          <table:table-cell office:value-type="float" office:value="25.74506" calcext:value-type="float">
            <text:p>25.74506</text:p>
          </table:table-cell>
          <table:table-cell office:value-type="float" office:value="32.7341" calcext:value-type="float">
            <text:p>32.7341</text:p>
          </table:table-cell>
          <table:table-cell office:value-type="float" office:value="26.1517" calcext:value-type="float">
            <text:p>26.1517</text:p>
          </table:table-cell>
          <table:table-cell office:value-type="float" office:value="30.45865" calcext:value-type="float">
            <text:p>30.45865</text:p>
          </table:table-cell>
          <table:table-cell office:value-type="float" office:value="26.15677" calcext:value-type="float">
            <text:p>26.15677</text:p>
          </table:table-cell>
          <table:table-cell office:value-type="float" office:value="28.72784" calcext:value-type="float">
            <text:p>28.72784</text:p>
          </table:table-cell>
          <table:table-cell office:value-type="float" office:value="25.88953" calcext:value-type="float">
            <text:p>25.8895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1" calcext:value-type="float">
            <text:p>1072001</text:p>
          </table:table-cell>
          <table:table-cell office:value-type="float" office:value="19.00554" calcext:value-type="float">
            <text:p>19.00554</text:p>
          </table:table-cell>
          <table:table-cell office:value-type="float" office:value="22.435" calcext:value-type="float">
            <text:p>22.435</text:p>
          </table:table-cell>
          <table:table-cell office:value-type="float" office:value="8.58" calcext:value-type="float">
            <text:p>8.58</text:p>
          </table:table-cell>
          <table:table-cell office:value-type="float" office:value="2.172179" calcext:value-type="float">
            <text:p>2.172179</text:p>
          </table:table-cell>
          <table:table-cell office:value-type="float" office:value="0.734554" calcext:value-type="float">
            <text:p>0.734554</text:p>
          </table:table-cell>
          <table:table-cell office:value-type="float" office:value="461.2177" calcext:value-type="float">
            <text:p>461.2177</text:p>
          </table:table-cell>
          <table:table-cell office:value-type="float" office:value="2.9" calcext:value-type="float">
            <text:p>2.9</text:p>
          </table:table-cell>
          <table:table-cell office:value-type="float" office:value="35.76099" calcext:value-type="float">
            <text:p>35.76099</text:p>
          </table:table-cell>
          <table:table-cell office:value-type="float" office:value="12.61942" calcext:value-type="float">
            <text:p>12.61942</text:p>
          </table:table-cell>
          <table:table-cell office:value-type="float" office:value="30.98904" calcext:value-type="float">
            <text:p>30.98904</text:p>
          </table:table-cell>
          <table:table-cell office:value-type="float" office:value="18.02197" calcext:value-type="float">
            <text:p>18.02197</text:p>
          </table:table-cell>
          <table:table-cell office:value-type="float" office:value="29.01871" calcext:value-type="float">
            <text:p>29.01871</text:p>
          </table:table-cell>
          <table:table-cell office:value-type="float" office:value="20.67172" calcext:value-type="float">
            <text:p>20.67172</text:p>
          </table:table-cell>
          <table:table-cell office:value-type="float" office:value="27.60721" calcext:value-type="float">
            <text:p>27.60721</text:p>
          </table:table-cell>
          <table:table-cell office:value-type="float" office:value="22.82632" calcext:value-type="float">
            <text:p>22.82632</text:p>
          </table:table-cell>
          <table:table-cell office:value-type="float" office:value="27.52286" calcext:value-type="float">
            <text:p>27.52286</text:p>
          </table:table-cell>
          <table:table-cell office:value-type="float" office:value="24.10516" calcext:value-type="float">
            <text:p>24.10516</text:p>
          </table:table-cell>
          <table:table-cell office:value-type="float" office:value="27.38953" calcext:value-type="float">
            <text:p>27.38953</text:p>
          </table:table-cell>
          <table:table-cell office:value-type="float" office:value="24.67679" calcext:value-type="float">
            <text:p>24.676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1" calcext:value-type="float">
            <text:p>2072001</text:p>
          </table:table-cell>
          <table:table-cell office:value-type="float" office:value="30.94081" calcext:value-type="float">
            <text:p>30.94081</text:p>
          </table:table-cell>
          <table:table-cell office:value-type="float" office:value="19.69" calcext:value-type="float">
            <text:p>19.69</text:p>
          </table:table-cell>
          <table:table-cell office:value-type="float" office:value="8.135" calcext:value-type="float">
            <text:p>8.135</text:p>
          </table:table-cell>
          <table:table-cell office:value-type="float" office:value="1.226902" calcext:value-type="float">
            <text:p>1.226902</text:p>
          </table:table-cell>
          <table:table-cell office:value-type="float" office:value="0.7978925" calcext:value-type="float">
            <text:p>0.7978925</text:p>
          </table:table-cell>
          <table:table-cell office:value-type="float" office:value="389.0431" calcext:value-type="float">
            <text:p>389.0431</text:p>
          </table:table-cell>
          <table:table-cell office:value-type="float" office:value="0" calcext:value-type="float">
            <text:p>0</text:p>
          </table:table-cell>
          <table:table-cell office:value-type="float" office:value="36.13013" calcext:value-type="float">
            <text:p>36.13013</text:p>
          </table:table-cell>
          <table:table-cell office:value-type="float" office:value="11.31631" calcext:value-type="float">
            <text:p>11.31631</text:p>
          </table:table-cell>
          <table:table-cell office:value-type="float" office:value="29.49704" calcext:value-type="float">
            <text:p>29.49704</text:p>
          </table:table-cell>
          <table:table-cell office:value-type="float" office:value="15.57034" calcext:value-type="float">
            <text:p>15.57034</text:p>
          </table:table-cell>
          <table:table-cell office:value-type="float" office:value="27.34836" calcext:value-type="float">
            <text:p>27.34836</text:p>
          </table:table-cell>
          <table:table-cell office:value-type="float" office:value="17.68298" calcext:value-type="float">
            <text:p>17.68298</text:p>
          </table:table-cell>
          <table:table-cell office:value-type="float" office:value="25.78125" calcext:value-type="float">
            <text:p>25.78125</text:p>
          </table:table-cell>
          <table:table-cell office:value-type="float" office:value="19.58615" calcext:value-type="float">
            <text:p>19.58615</text:p>
          </table:table-cell>
          <table:table-cell office:value-type="float" office:value="24.83005" calcext:value-type="float">
            <text:p>24.83005</text:p>
          </table:table-cell>
          <table:table-cell office:value-type="float" office:value="20.90347" calcext:value-type="float">
            <text:p>20.90347</text:p>
          </table:table-cell>
          <table:table-cell office:value-type="float" office:value="24.57932" calcext:value-type="float">
            <text:p>24.57932</text:p>
          </table:table-cell>
          <table:table-cell office:value-type="float" office:value="21.73087" calcext:value-type="float">
            <text:p>21.730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1" calcext:value-type="float">
            <text:p>3072001</text:p>
          </table:table-cell>
          <table:table-cell office:value-type="float" office:value="11.51502" calcext:value-type="float">
            <text:p>11.51502</text:p>
          </table:table-cell>
          <table:table-cell office:value-type="float" office:value="18.675" calcext:value-type="float">
            <text:p>18.675</text:p>
          </table:table-cell>
          <table:table-cell office:value-type="float" office:value="12.405" calcext:value-type="float">
            <text:p>12.405</text:p>
          </table:table-cell>
          <table:table-cell office:value-type="float" office:value="1.528979" calcext:value-type="float">
            <text:p>1.528979</text:p>
          </table:table-cell>
          <table:table-cell office:value-type="float" office:value="1.16636" calcext:value-type="float">
            <text:p>1.16636</text:p>
          </table:table-cell>
          <table:table-cell office:value-type="float" office:value="257.8338" calcext:value-type="float">
            <text:p>257.8338</text:p>
          </table:table-cell>
          <table:table-cell office:value-type="float" office:value="0.6" calcext:value-type="float">
            <text:p>0.6</text:p>
          </table:table-cell>
          <table:table-cell office:value-type="float" office:value="33.56613" calcext:value-type="float">
            <text:p>33.56613</text:p>
          </table:table-cell>
          <table:table-cell office:value-type="float" office:value="15.47873" calcext:value-type="float">
            <text:p>15.47873</text:p>
          </table:table-cell>
          <table:table-cell office:value-type="float" office:value="27.10321" calcext:value-type="float">
            <text:p>27.10321</text:p>
          </table:table-cell>
          <table:table-cell office:value-type="float" office:value="18.79712" calcext:value-type="float">
            <text:p>18.79712</text:p>
          </table:table-cell>
          <table:table-cell office:value-type="float" office:value="25.51587" calcext:value-type="float">
            <text:p>25.51587</text:p>
          </table:table-cell>
          <table:table-cell office:value-type="float" office:value="20.01581" calcext:value-type="float">
            <text:p>20.01581</text:p>
          </table:table-cell>
          <table:table-cell office:value-type="float" office:value="24.40686" calcext:value-type="float">
            <text:p>24.40686</text:p>
          </table:table-cell>
          <table:table-cell office:value-type="float" office:value="21.02271" calcext:value-type="float">
            <text:p>21.02271</text:p>
          </table:table-cell>
          <table:table-cell office:value-type="float" office:value="23.702" calcext:value-type="float">
            <text:p>23.702</text:p>
          </table:table-cell>
          <table:table-cell office:value-type="float" office:value="21.63705" calcext:value-type="float">
            <text:p>21.63705</text:p>
          </table:table-cell>
          <table:table-cell office:value-type="float" office:value="23.6481" calcext:value-type="float">
            <text:p>23.6481</text:p>
          </table:table-cell>
          <table:table-cell office:value-type="float" office:value="21.97305" calcext:value-type="float">
            <text:p>21.973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1" calcext:value-type="float">
            <text:p>4072001</text:p>
          </table:table-cell>
          <table:table-cell office:value-type="float" office:value="15.5617" calcext:value-type="float">
            <text:p>15.5617</text:p>
          </table:table-cell>
          <table:table-cell office:value-type="float" office:value="23.52" calcext:value-type="float">
            <text:p>23.52</text:p>
          </table:table-cell>
          <table:table-cell office:value-type="float" office:value="12.69" calcext:value-type="float">
            <text:p>12.69</text:p>
          </table:table-cell>
          <table:table-cell office:value-type="float" office:value="2.011112" calcext:value-type="float">
            <text:p>2.011112</text:p>
          </table:table-cell>
          <table:table-cell office:value-type="float" office:value="1.427166" calcext:value-type="float">
            <text:p>1.427166</text:p>
          </table:table-cell>
          <table:table-cell office:value-type="float" office:value="231.8598" calcext:value-type="float">
            <text:p>231.8598</text:p>
          </table:table-cell>
          <table:table-cell office:value-type="float" office:value="28" calcext:value-type="float">
            <text:p>28</text:p>
          </table:table-cell>
          <table:table-cell office:value-type="float" office:value="41.72653" calcext:value-type="float">
            <text:p>41.72653</text:p>
          </table:table-cell>
          <table:table-cell office:value-type="float" office:value="15.21176" calcext:value-type="float">
            <text:p>15.21176</text:p>
          </table:table-cell>
          <table:table-cell office:value-type="float" office:value="30.27759" calcext:value-type="float">
            <text:p>30.27759</text:p>
          </table:table-cell>
          <table:table-cell office:value-type="float" office:value="18.30664" calcext:value-type="float">
            <text:p>18.30664</text:p>
          </table:table-cell>
          <table:table-cell office:value-type="float" office:value="27.66315" calcext:value-type="float">
            <text:p>27.66315</text:p>
          </table:table-cell>
          <table:table-cell office:value-type="float" office:value="19.39066" calcext:value-type="float">
            <text:p>19.39066</text:p>
          </table:table-cell>
          <table:table-cell office:value-type="float" office:value="25.49307" calcext:value-type="float">
            <text:p>25.49307</text:p>
          </table:table-cell>
          <table:table-cell office:value-type="float" office:value="20.34558" calcext:value-type="float">
            <text:p>20.34558</text:p>
          </table:table-cell>
          <table:table-cell office:value-type="float" office:value="24.10913" calcext:value-type="float">
            <text:p>24.10913</text:p>
          </table:table-cell>
          <table:table-cell office:value-type="float" office:value="20.95883" calcext:value-type="float">
            <text:p>20.95883</text:p>
          </table:table-cell>
          <table:table-cell office:value-type="float" office:value="23.26678" calcext:value-type="float">
            <text:p>23.26678</text:p>
          </table:table-cell>
          <table:table-cell office:value-type="float" office:value="21.28796" calcext:value-type="float">
            <text:p>21.2879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1" calcext:value-type="float">
            <text:p>5072001</text:p>
          </table:table-cell>
          <table:table-cell office:value-type="float" office:value="28.03216" calcext:value-type="float">
            <text:p>28.03216</text:p>
          </table:table-cell>
          <table:table-cell office:value-type="float" office:value="21.635" calcext:value-type="float">
            <text:p>21.635</text:p>
          </table:table-cell>
          <table:table-cell office:value-type="float" office:value="10.48" calcext:value-type="float">
            <text:p>10.48</text:p>
          </table:table-cell>
          <table:table-cell office:value-type="float" office:value="1.58833" calcext:value-type="float">
            <text:p>1.58833</text:p>
          </table:table-cell>
          <table:table-cell office:value-type="float" office:value="0.8938177" calcext:value-type="float">
            <text:p>0.8938177</text:p>
          </table:table-cell>
          <table:table-cell office:value-type="float" office:value="364.3488" calcext:value-type="float">
            <text:p>364.3488</text:p>
          </table:table-cell>
          <table:table-cell office:value-type="float" office:value="0" calcext:value-type="float">
            <text:p>0</text:p>
          </table:table-cell>
          <table:table-cell office:value-type="float" office:value="36.46417" calcext:value-type="float">
            <text:p>36.46417</text:p>
          </table:table-cell>
          <table:table-cell office:value-type="float" office:value="13.74319" calcext:value-type="float">
            <text:p>13.74319</text:p>
          </table:table-cell>
          <table:table-cell office:value-type="float" office:value="29.54248" calcext:value-type="float">
            <text:p>29.54248</text:p>
          </table:table-cell>
          <table:table-cell office:value-type="float" office:value="16.73413" calcext:value-type="float">
            <text:p>16.73413</text:p>
          </table:table-cell>
          <table:table-cell office:value-type="float" office:value="27.13602" calcext:value-type="float">
            <text:p>27.13602</text:p>
          </table:table-cell>
          <table:table-cell office:value-type="float" office:value="18.24121" calcext:value-type="float">
            <text:p>18.24121</text:p>
          </table:table-cell>
          <table:table-cell office:value-type="float" office:value="25.37067" calcext:value-type="float">
            <text:p>25.37067</text:p>
          </table:table-cell>
          <table:table-cell office:value-type="float" office:value="19.54617" calcext:value-type="float">
            <text:p>19.54617</text:p>
          </table:table-cell>
          <table:table-cell office:value-type="float" office:value="24.11307" calcext:value-type="float">
            <text:p>24.11307</text:p>
          </table:table-cell>
          <table:table-cell office:value-type="float" office:value="20.35361" calcext:value-type="float">
            <text:p>20.35361</text:p>
          </table:table-cell>
          <table:table-cell office:value-type="float" office:value="23.25455" calcext:value-type="float">
            <text:p>23.25455</text:p>
          </table:table-cell>
          <table:table-cell office:value-type="float" office:value="20.81546" calcext:value-type="float">
            <text:p>20.8154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1" calcext:value-type="float">
            <text:p>6072001</text:p>
          </table:table-cell>
          <table:table-cell office:value-type="float" office:value="20.48105" calcext:value-type="float">
            <text:p>20.48105</text:p>
          </table:table-cell>
          <table:table-cell office:value-type="float" office:value="17.505" calcext:value-type="float">
            <text:p>17.505</text:p>
          </table:table-cell>
          <table:table-cell office:value-type="float" office:value="8.365" calcext:value-type="float">
            <text:p>8.365</text:p>
          </table:table-cell>
          <table:table-cell office:value-type="float" office:value="1.423393" calcext:value-type="float">
            <text:p>1.423393</text:p>
          </table:table-cell>
          <table:table-cell office:value-type="float" office:value="0.9928887" calcext:value-type="float">
            <text:p>0.9928887</text:p>
          </table:table-cell>
          <table:table-cell office:value-type="float" office:value="293.7456" calcext:value-type="float">
            <text:p>293.7456</text:p>
          </table:table-cell>
          <table:table-cell office:value-type="float" office:value="0" calcext:value-type="float">
            <text:p>0</text:p>
          </table:table-cell>
          <table:table-cell office:value-type="float" office:value="39.70203" calcext:value-type="float">
            <text:p>39.70203</text:p>
          </table:table-cell>
          <table:table-cell office:value-type="float" office:value="11.82913" calcext:value-type="float">
            <text:p>11.82913</text:p>
          </table:table-cell>
          <table:table-cell office:value-type="float" office:value="28.3558" calcext:value-type="float">
            <text:p>28.3558</text:p>
          </table:table-cell>
          <table:table-cell office:value-type="float" office:value="16.04639" calcext:value-type="float">
            <text:p>16.04639</text:p>
          </table:table-cell>
          <table:table-cell office:value-type="float" office:value="25.5535" calcext:value-type="float">
            <text:p>25.5535</text:p>
          </table:table-cell>
          <table:table-cell office:value-type="float" office:value="17.62524" calcext:value-type="float">
            <text:p>17.62524</text:p>
          </table:table-cell>
          <table:table-cell office:value-type="float" office:value="24.17981" calcext:value-type="float">
            <text:p>24.17981</text:p>
          </table:table-cell>
          <table:table-cell office:value-type="float" office:value="19.02069" calcext:value-type="float">
            <text:p>19.02069</text:p>
          </table:table-cell>
          <table:table-cell office:value-type="float" office:value="23.23911" calcext:value-type="float">
            <text:p>23.23911</text:p>
          </table:table-cell>
          <table:table-cell office:value-type="float" office:value="19.91766" calcext:value-type="float">
            <text:p>19.91766</text:p>
          </table:table-cell>
          <table:table-cell office:value-type="float" office:value="22.55246" calcext:value-type="float">
            <text:p>22.55246</text:p>
          </table:table-cell>
          <table:table-cell office:value-type="float" office:value="20.41962" calcext:value-type="float">
            <text:p>20.419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1" calcext:value-type="float">
            <text:p>7072001</text:p>
          </table:table-cell>
          <table:table-cell office:value-type="float" office:value="20.13293" calcext:value-type="float">
            <text:p>20.13293</text:p>
          </table:table-cell>
          <table:table-cell office:value-type="float" office:value="24.035" calcext:value-type="float">
            <text:p>24.035</text:p>
          </table:table-cell>
          <table:table-cell office:value-type="float" office:value="12.6" calcext:value-type="float">
            <text:p>12.6</text:p>
          </table:table-cell>
          <table:table-cell office:value-type="float" office:value="1.637117" calcext:value-type="float">
            <text:p>1.637117</text:p>
          </table:table-cell>
          <table:table-cell office:value-type="float" office:value="1.205729" calcext:value-type="float">
            <text:p>1.205729</text:p>
          </table:table-cell>
          <table:table-cell office:value-type="float" office:value="307.6056" calcext:value-type="float">
            <text:p>307.6056</text:p>
          </table:table-cell>
          <table:table-cell office:value-type="float" office:value="0.7" calcext:value-type="float">
            <text:p>0.7</text:p>
          </table:table-cell>
          <table:table-cell office:value-type="float" office:value="49.12897" calcext:value-type="float">
            <text:p>49.12897</text:p>
          </table:table-cell>
          <table:table-cell office:value-type="float" office:value="15.18552" calcext:value-type="float">
            <text:p>15.18552</text:p>
          </table:table-cell>
          <table:table-cell office:value-type="float" office:value="33.57938" calcext:value-type="float">
            <text:p>33.57938</text:p>
          </table:table-cell>
          <table:table-cell office:value-type="float" office:value="18.31546" calcext:value-type="float">
            <text:p>18.31546</text:p>
          </table:table-cell>
          <table:table-cell office:value-type="float" office:value="29.29514" calcext:value-type="float">
            <text:p>29.29514</text:p>
          </table:table-cell>
          <table:table-cell office:value-type="float" office:value="19.42139" calcext:value-type="float">
            <text:p>19.42139</text:p>
          </table:table-cell>
          <table:table-cell office:value-type="float" office:value="26.62939" calcext:value-type="float">
            <text:p>26.62939</text:p>
          </table:table-cell>
          <table:table-cell office:value-type="float" office:value="20.26984" calcext:value-type="float">
            <text:p>20.26984</text:p>
          </table:table-cell>
          <table:table-cell office:value-type="float" office:value="25.11215" calcext:value-type="float">
            <text:p>25.11215</text:p>
          </table:table-cell>
          <table:table-cell office:value-type="float" office:value="20.72177" calcext:value-type="float">
            <text:p>20.72177</text:p>
          </table:table-cell>
          <table:table-cell office:value-type="float" office:value="24.01962" calcext:value-type="float">
            <text:p>24.01962</text:p>
          </table:table-cell>
          <table:table-cell office:value-type="float" office:value="20.93423" calcext:value-type="float">
            <text:p>20.9342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1" calcext:value-type="float">
            <text:p>8072001</text:p>
          </table:table-cell>
          <table:table-cell office:value-type="float" office:value="20.00975" calcext:value-type="float">
            <text:p>20.00975</text:p>
          </table:table-cell>
          <table:table-cell office:value-type="float" office:value="26.305" calcext:value-type="float">
            <text:p>26.305</text:p>
          </table:table-cell>
          <table:table-cell office:value-type="float" office:value="16.765" calcext:value-type="float">
            <text:p>16.765</text:p>
          </table:table-cell>
          <table:table-cell office:value-type="float" office:value="2.18772" calcext:value-type="float">
            <text:p>2.18772</text:p>
          </table:table-cell>
          <table:table-cell office:value-type="float" office:value="1.677668" calcext:value-type="float">
            <text:p>1.677668</text:p>
          </table:table-cell>
          <table:table-cell office:value-type="float" office:value="189.3367" calcext:value-type="float">
            <text:p>189.3367</text:p>
          </table:table-cell>
          <table:table-cell office:value-type="float" office:value="0.1" calcext:value-type="float">
            <text:p>0.1</text:p>
          </table:table-cell>
          <table:table-cell office:value-type="float" office:value="43.35492" calcext:value-type="float">
            <text:p>43.35492</text:p>
          </table:table-cell>
          <table:table-cell office:value-type="float" office:value="17.70081" calcext:value-type="float">
            <text:p>17.70081</text:p>
          </table:table-cell>
          <table:table-cell office:value-type="float" office:value="32.86496" calcext:value-type="float">
            <text:p>32.86496</text:p>
          </table:table-cell>
          <table:table-cell office:value-type="float" office:value="20.17258" calcext:value-type="float">
            <text:p>20.17258</text:p>
          </table:table-cell>
          <table:table-cell office:value-type="float" office:value="29.97104" calcext:value-type="float">
            <text:p>29.97104</text:p>
          </table:table-cell>
          <table:table-cell office:value-type="float" office:value="21.10071" calcext:value-type="float">
            <text:p>21.10071</text:p>
          </table:table-cell>
          <table:table-cell office:value-type="float" office:value="27.68286" calcext:value-type="float">
            <text:p>27.68286</text:p>
          </table:table-cell>
          <table:table-cell office:value-type="float" office:value="21.78015" calcext:value-type="float">
            <text:p>21.78015</text:p>
          </table:table-cell>
          <table:table-cell office:value-type="float" office:value="26.03839" calcext:value-type="float">
            <text:p>26.03839</text:p>
          </table:table-cell>
          <table:table-cell office:value-type="float" office:value="22.05746" calcext:value-type="float">
            <text:p>22.05746</text:p>
          </table:table-cell>
          <table:table-cell office:value-type="float" office:value="24.82397" calcext:value-type="float">
            <text:p>24.82397</text:p>
          </table:table-cell>
          <table:table-cell office:value-type="float" office:value="22.08432" calcext:value-type="float">
            <text:p>22.0843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1" calcext:value-type="float">
            <text:p>9072001</text:p>
          </table:table-cell>
          <table:table-cell office:value-type="float" office:value="25.77251" calcext:value-type="float">
            <text:p>25.77251</text:p>
          </table:table-cell>
          <table:table-cell office:value-type="float" office:value="28.455" calcext:value-type="float">
            <text:p>28.455</text:p>
          </table:table-cell>
          <table:table-cell office:value-type="float" office:value="16.565" calcext:value-type="float">
            <text:p>16.565</text:p>
          </table:table-cell>
          <table:table-cell office:value-type="float" office:value="2.101964" calcext:value-type="float">
            <text:p>2.101964</text:p>
          </table:table-cell>
          <table:table-cell office:value-type="float" office:value="1.596267" calcext:value-type="float">
            <text:p>1.596267</text:p>
          </table:table-cell>
          <table:table-cell office:value-type="float" office:value="165.8034" calcext:value-type="float">
            <text:p>165.8034</text:p>
          </table:table-cell>
          <table:table-cell office:value-type="float" office:value="3.9" calcext:value-type="float">
            <text:p>3.9</text:p>
          </table:table-cell>
          <table:table-cell office:value-type="float" office:value="51.15103" calcext:value-type="float">
            <text:p>51.15103</text:p>
          </table:table-cell>
          <table:table-cell office:value-type="float" office:value="19.83487" calcext:value-type="float">
            <text:p>19.83487</text:p>
          </table:table-cell>
          <table:table-cell office:value-type="float" office:value="38.04034" calcext:value-type="float">
            <text:p>38.04034</text:p>
          </table:table-cell>
          <table:table-cell office:value-type="float" office:value="22.23074" calcext:value-type="float">
            <text:p>22.23074</text:p>
          </table:table-cell>
          <table:table-cell office:value-type="float" office:value="34.14578" calcext:value-type="float">
            <text:p>34.14578</text:p>
          </table:table-cell>
          <table:table-cell office:value-type="float" office:value="23.01834" calcext:value-type="float">
            <text:p>23.01834</text:p>
          </table:table-cell>
          <table:table-cell office:value-type="float" office:value="30.87415" calcext:value-type="float">
            <text:p>30.87415</text:p>
          </table:table-cell>
          <table:table-cell office:value-type="float" office:value="23.50763" calcext:value-type="float">
            <text:p>23.50763</text:p>
          </table:table-cell>
          <table:table-cell office:value-type="float" office:value="28.59735" calcext:value-type="float">
            <text:p>28.59735</text:p>
          </table:table-cell>
          <table:table-cell office:value-type="float" office:value="23.60178" calcext:value-type="float">
            <text:p>23.60178</text:p>
          </table:table-cell>
          <table:table-cell office:value-type="float" office:value="26.87653" calcext:value-type="float">
            <text:p>26.87653</text:p>
          </table:table-cell>
          <table:table-cell office:value-type="float" office:value="23.43503" calcext:value-type="float">
            <text:p>23.4350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1" calcext:value-type="float">
            <text:p>10072001</text:p>
          </table:table-cell>
          <table:table-cell office:value-type="float" office:value="25.5015" calcext:value-type="float">
            <text:p>25.5015</text:p>
          </table:table-cell>
          <table:table-cell office:value-type="float" office:value="24.215" calcext:value-type="float">
            <text:p>24.215</text:p>
          </table:table-cell>
          <table:table-cell office:value-type="float" office:value="15.475" calcext:value-type="float">
            <text:p>15.475</text:p>
          </table:table-cell>
          <table:table-cell office:value-type="float" office:value="1.833143" calcext:value-type="float">
            <text:p>1.833143</text:p>
          </table:table-cell>
          <table:table-cell office:value-type="float" office:value="1.552462" calcext:value-type="float">
            <text:p>1.552462</text:p>
          </table:table-cell>
          <table:table-cell office:value-type="float" office:value="215.8038" calcext:value-type="float">
            <text:p>215.8038</text:p>
          </table:table-cell>
          <table:table-cell office:value-type="float" office:value="7" calcext:value-type="float">
            <text:p>7</text:p>
          </table:table-cell>
          <table:table-cell office:value-type="float" office:value="38.15933" calcext:value-type="float">
            <text:p>38.15933</text:p>
          </table:table-cell>
          <table:table-cell office:value-type="float" office:value="17.70264" calcext:value-type="float">
            <text:p>17.70264</text:p>
          </table:table-cell>
          <table:table-cell office:value-type="float" office:value="31.64749" calcext:value-type="float">
            <text:p>31.64749</text:p>
          </table:table-cell>
          <table:table-cell office:value-type="float" office:value="20.15845" calcext:value-type="float">
            <text:p>20.15845</text:p>
          </table:table-cell>
          <table:table-cell office:value-type="float" office:value="29.40814" calcext:value-type="float">
            <text:p>29.40814</text:p>
          </table:table-cell>
          <table:table-cell office:value-type="float" office:value="21.43689" calcext:value-type="float">
            <text:p>21.43689</text:p>
          </table:table-cell>
          <table:table-cell office:value-type="float" office:value="27.5463" calcext:value-type="float">
            <text:p>27.5463</text:p>
          </table:table-cell>
          <table:table-cell office:value-type="float" office:value="22.59857" calcext:value-type="float">
            <text:p>22.59857</text:p>
          </table:table-cell>
          <table:table-cell office:value-type="float" office:value="26.31702" calcext:value-type="float">
            <text:p>26.31702</text:p>
          </table:table-cell>
          <table:table-cell office:value-type="float" office:value="23.1741" calcext:value-type="float">
            <text:p>23.1741</text:p>
          </table:table-cell>
          <table:table-cell office:value-type="float" office:value="26.005" calcext:value-type="float">
            <text:p>26.005</text:p>
          </table:table-cell>
          <table:table-cell office:value-type="float" office:value="23.35007" calcext:value-type="float">
            <text:p>23.3500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1" calcext:value-type="float">
            <text:p>11072001</text:p>
          </table:table-cell>
          <table:table-cell office:value-type="float" office:value="16.7227" calcext:value-type="float">
            <text:p>16.7227</text:p>
          </table:table-cell>
          <table:table-cell office:value-type="float" office:value="20.475" calcext:value-type="float">
            <text:p>20.475</text:p>
          </table:table-cell>
          <table:table-cell office:value-type="float" office:value="13.815" calcext:value-type="float">
            <text:p>13.815</text:p>
          </table:table-cell>
          <table:table-cell office:value-type="float" office:value="1.737851" calcext:value-type="float">
            <text:p>1.737851</text:p>
          </table:table-cell>
          <table:table-cell office:value-type="float" office:value="1.396395" calcext:value-type="float">
            <text:p>1.396395</text:p>
          </table:table-cell>
          <table:table-cell office:value-type="float" office:value="266.229" calcext:value-type="float">
            <text:p>266.229</text:p>
          </table:table-cell>
          <table:table-cell office:value-type="float" office:value="5.7" calcext:value-type="float">
            <text:p>5.7</text:p>
          </table:table-cell>
          <table:table-cell office:value-type="float" office:value="33.45181" calcext:value-type="float">
            <text:p>33.45181</text:p>
          </table:table-cell>
          <table:table-cell office:value-type="float" office:value="16.06531" calcext:value-type="float">
            <text:p>16.06531</text:p>
          </table:table-cell>
          <table:table-cell office:value-type="float" office:value="27.7059" calcext:value-type="float">
            <text:p>27.7059</text:p>
          </table:table-cell>
          <table:table-cell office:value-type="float" office:value="19.41583" calcext:value-type="float">
            <text:p>19.41583</text:p>
          </table:table-cell>
          <table:table-cell office:value-type="float" office:value="26.30957" calcext:value-type="float">
            <text:p>26.30957</text:p>
          </table:table-cell>
          <table:table-cell office:value-type="float" office:value="20.87711" calcext:value-type="float">
            <text:p>20.87711</text:p>
          </table:table-cell>
          <table:table-cell office:value-type="float" office:value="25.1738" calcext:value-type="float">
            <text:p>25.1738</text:p>
          </table:table-cell>
          <table:table-cell office:value-type="float" office:value="21.81213" calcext:value-type="float">
            <text:p>21.81213</text:p>
          </table:table-cell>
          <table:table-cell office:value-type="float" office:value="24.67957" calcext:value-type="float">
            <text:p>24.67957</text:p>
          </table:table-cell>
          <table:table-cell office:value-type="float" office:value="22.33029" calcext:value-type="float">
            <text:p>22.33029</text:p>
          </table:table-cell>
          <table:table-cell office:value-type="float" office:value="24.62689" calcext:value-type="float">
            <text:p>24.62689</text:p>
          </table:table-cell>
          <table:table-cell office:value-type="float" office:value="22.53406" calcext:value-type="float">
            <text:p>22.5340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1" calcext:value-type="float">
            <text:p>12072001</text:p>
          </table:table-cell>
          <table:table-cell office:value-type="float" office:value="14.60561" calcext:value-type="float">
            <text:p>14.60561</text:p>
          </table:table-cell>
          <table:table-cell office:value-type="float" office:value="18.365" calcext:value-type="float">
            <text:p>18.365</text:p>
          </table:table-cell>
          <table:table-cell office:value-type="float" office:value="11.3" calcext:value-type="float">
            <text:p>11.3</text:p>
          </table:table-cell>
          <table:table-cell office:value-type="float" office:value="1.516442" calcext:value-type="float">
            <text:p>1.516442</text:p>
          </table:table-cell>
          <table:table-cell office:value-type="float" office:value="1.224734" calcext:value-type="float">
            <text:p>1.224734</text:p>
          </table:table-cell>
          <table:table-cell office:value-type="float" office:value="382.9105" calcext:value-type="float">
            <text:p>382.9105</text:p>
          </table:table-cell>
          <table:table-cell office:value-type="float" office:value="0.8" calcext:value-type="float">
            <text:p>0.8</text:p>
          </table:table-cell>
          <table:table-cell office:value-type="float" office:value="30.0033" calcext:value-type="float">
            <text:p>30.0033</text:p>
          </table:table-cell>
          <table:table-cell office:value-type="float" office:value="13.57773" calcext:value-type="float">
            <text:p>13.57773</text:p>
          </table:table-cell>
          <table:table-cell office:value-type="float" office:value="25.6105" calcext:value-type="float">
            <text:p>25.6105</text:p>
          </table:table-cell>
          <table:table-cell office:value-type="float" office:value="16.73416" calcext:value-type="float">
            <text:p>16.73416</text:p>
          </table:table-cell>
          <table:table-cell office:value-type="float" office:value="23.86234" calcext:value-type="float">
            <text:p>23.86234</text:p>
          </table:table-cell>
          <table:table-cell office:value-type="float" office:value="18.29483" calcext:value-type="float">
            <text:p>18.29483</text:p>
          </table:table-cell>
          <table:table-cell office:value-type="float" office:value="22.90411" calcext:value-type="float">
            <text:p>22.90411</text:p>
          </table:table-cell>
          <table:table-cell office:value-type="float" office:value="19.63928" calcext:value-type="float">
            <text:p>19.63928</text:p>
          </table:table-cell>
          <table:table-cell office:value-type="float" office:value="22.86496" calcext:value-type="float">
            <text:p>22.86496</text:p>
          </table:table-cell>
          <table:table-cell office:value-type="float" office:value="20.48541" calcext:value-type="float">
            <text:p>20.48541</text:p>
          </table:table-cell>
          <table:table-cell office:value-type="float" office:value="23.08609" calcext:value-type="float">
            <text:p>23.08609</text:p>
          </table:table-cell>
          <table:table-cell office:value-type="float" office:value="20.97827" calcext:value-type="float">
            <text:p>20.9782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1" calcext:value-type="float">
            <text:p>13072001</text:p>
          </table:table-cell>
          <table:table-cell office:value-type="float" office:value="12.69376" calcext:value-type="float">
            <text:p>12.69376</text:p>
          </table:table-cell>
          <table:table-cell office:value-type="float" office:value="20.48" calcext:value-type="float">
            <text:p>20.48</text:p>
          </table:table-cell>
          <table:table-cell office:value-type="float" office:value="14.945" calcext:value-type="float">
            <text:p>14.945</text:p>
          </table:table-cell>
          <table:table-cell office:value-type="float" office:value="1.591994" calcext:value-type="float">
            <text:p>1.591994</text:p>
          </table:table-cell>
          <table:table-cell office:value-type="float" office:value="1.421094" calcext:value-type="float">
            <text:p>1.421094</text:p>
          </table:table-cell>
          <table:table-cell office:value-type="float" office:value="334.0764" calcext:value-type="float">
            <text:p>334.0764</text:p>
          </table:table-cell>
          <table:table-cell office:value-type="float" office:value="0" calcext:value-type="float">
            <text:p>0</text:p>
          </table:table-cell>
          <table:table-cell office:value-type="float" office:value="28.81116" calcext:value-type="float">
            <text:p>28.81116</text:p>
          </table:table-cell>
          <table:table-cell office:value-type="float" office:value="14.84305" calcext:value-type="float">
            <text:p>14.84305</text:p>
          </table:table-cell>
          <table:table-cell office:value-type="float" office:value="24.93188" calcext:value-type="float">
            <text:p>24.93188</text:p>
          </table:table-cell>
          <table:table-cell office:value-type="float" office:value="17.02881" calcext:value-type="float">
            <text:p>17.02881</text:p>
          </table:table-cell>
          <table:table-cell office:value-type="float" office:value="23.41373" calcext:value-type="float">
            <text:p>23.41373</text:p>
          </table:table-cell>
          <table:table-cell office:value-type="float" office:value="18.13885" calcext:value-type="float">
            <text:p>18.13885</text:p>
          </table:table-cell>
          <table:table-cell office:value-type="float" office:value="22.49939" calcext:value-type="float">
            <text:p>22.49939</text:p>
          </table:table-cell>
          <table:table-cell office:value-type="float" office:value="19.11029" calcext:value-type="float">
            <text:p>19.11029</text:p>
          </table:table-cell>
          <table:table-cell office:value-type="float" office:value="21.86963" calcext:value-type="float">
            <text:p>21.86963</text:p>
          </table:table-cell>
          <table:table-cell office:value-type="float" office:value="19.76147" calcext:value-type="float">
            <text:p>19.76147</text:p>
          </table:table-cell>
          <table:table-cell office:value-type="float" office:value="21.55804" calcext:value-type="float">
            <text:p>21.55804</text:p>
          </table:table-cell>
          <table:table-cell office:value-type="float" office:value="20.15588" calcext:value-type="float">
            <text:p>20.155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1" calcext:value-type="float">
            <text:p>14072001</text:p>
          </table:table-cell>
          <table:table-cell office:value-type="float" office:value="17.96074" calcext:value-type="float">
            <text:p>17.96074</text:p>
          </table:table-cell>
          <table:table-cell office:value-type="float" office:value="20.57" calcext:value-type="float">
            <text:p>20.57</text:p>
          </table:table-cell>
          <table:table-cell office:value-type="float" office:value="13.375" calcext:value-type="float">
            <text:p>13.375</text:p>
          </table:table-cell>
          <table:table-cell office:value-type="float" office:value="1.710269" calcext:value-type="float">
            <text:p>1.710269</text:p>
          </table:table-cell>
          <table:table-cell office:value-type="float" office:value="1.41942" calcext:value-type="float">
            <text:p>1.41942</text:p>
          </table:table-cell>
          <table:table-cell office:value-type="float" office:value="263.4066" calcext:value-type="float">
            <text:p>263.4066</text:p>
          </table:table-cell>
          <table:table-cell office:value-type="float" office:value="0.2" calcext:value-type="float">
            <text:p>0.2</text:p>
          </table:table-cell>
          <table:table-cell office:value-type="float" office:value="33.59958" calcext:value-type="float">
            <text:p>33.59958</text:p>
          </table:table-cell>
          <table:table-cell office:value-type="float" office:value="15.21075" calcext:value-type="float">
            <text:p>15.21075</text:p>
          </table:table-cell>
          <table:table-cell office:value-type="float" office:value="26.92859" calcext:value-type="float">
            <text:p>26.92859</text:p>
          </table:table-cell>
          <table:table-cell office:value-type="float" office:value="17.37286" calcext:value-type="float">
            <text:p>17.37286</text:p>
          </table:table-cell>
          <table:table-cell office:value-type="float" office:value="25.17813" calcext:value-type="float">
            <text:p>25.17813</text:p>
          </table:table-cell>
          <table:table-cell office:value-type="float" office:value="18.32611" calcext:value-type="float">
            <text:p>18.32611</text:p>
          </table:table-cell>
          <table:table-cell office:value-type="float" office:value="23.72241" calcext:value-type="float">
            <text:p>23.72241</text:p>
          </table:table-cell>
          <table:table-cell office:value-type="float" office:value="19.12958" calcext:value-type="float">
            <text:p>19.12958</text:p>
          </table:table-cell>
          <table:table-cell office:value-type="float" office:value="22.73563" calcext:value-type="float">
            <text:p>22.73563</text:p>
          </table:table-cell>
          <table:table-cell office:value-type="float" office:value="19.65387" calcext:value-type="float">
            <text:p>19.65387</text:p>
          </table:table-cell>
          <table:table-cell office:value-type="float" office:value="22.05573" calcext:value-type="float">
            <text:p>22.05573</text:p>
          </table:table-cell>
          <table:table-cell office:value-type="float" office:value="19.9646" calcext:value-type="float">
            <text:p>19.964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1" calcext:value-type="float">
            <text:p>15072001</text:p>
          </table:table-cell>
          <table:table-cell office:value-type="float" office:value="23.40606" calcext:value-type="float">
            <text:p>23.40606</text:p>
          </table:table-cell>
          <table:table-cell office:value-type="float" office:value="23.63" calcext:value-type="float">
            <text:p>23.63</text:p>
          </table:table-cell>
          <table:table-cell office:value-type="float" office:value="12.615" calcext:value-type="float">
            <text:p>12.615</text:p>
          </table:table-cell>
          <table:table-cell office:value-type="float" office:value="1.694173" calcext:value-type="float">
            <text:p>1.694173</text:p>
          </table:table-cell>
          <table:table-cell office:value-type="float" office:value="1.371261" calcext:value-type="float">
            <text:p>1.371261</text:p>
          </table:table-cell>
          <table:table-cell office:value-type="float" office:value="180.8694" calcext:value-type="float">
            <text:p>180.8694</text:p>
          </table:table-cell>
          <table:table-cell office:value-type="float" office:value="0" calcext:value-type="float">
            <text:p>0</text:p>
          </table:table-cell>
          <table:table-cell office:value-type="float" office:value="43.14911" calcext:value-type="float">
            <text:p>43.14911</text:p>
          </table:table-cell>
          <table:table-cell office:value-type="float" office:value="15.25443" calcext:value-type="float">
            <text:p>15.25443</text:p>
          </table:table-cell>
          <table:table-cell office:value-type="float" office:value="32.71051" calcext:value-type="float">
            <text:p>32.71051</text:p>
          </table:table-cell>
          <table:table-cell office:value-type="float" office:value="18.18301" calcext:value-type="float">
            <text:p>18.18301</text:p>
          </table:table-cell>
          <table:table-cell office:value-type="float" office:value="29.44611" calcext:value-type="float">
            <text:p>29.44611</text:p>
          </table:table-cell>
          <table:table-cell office:value-type="float" office:value="19.09482" calcext:value-type="float">
            <text:p>19.09482</text:p>
          </table:table-cell>
          <table:table-cell office:value-type="float" office:value="27.03391" calcext:value-type="float">
            <text:p>27.03391</text:p>
          </table:table-cell>
          <table:table-cell office:value-type="float" office:value="19.85965" calcext:value-type="float">
            <text:p>19.85965</text:p>
          </table:table-cell>
          <table:table-cell office:value-type="float" office:value="25.30585" calcext:value-type="float">
            <text:p>25.30585</text:p>
          </table:table-cell>
          <table:table-cell office:value-type="float" office:value="20.31998" calcext:value-type="float">
            <text:p>20.31998</text:p>
          </table:table-cell>
          <table:table-cell office:value-type="float" office:value="24.05191" calcext:value-type="float">
            <text:p>24.05191</text:p>
          </table:table-cell>
          <table:table-cell office:value-type="float" office:value="20.53537" calcext:value-type="float">
            <text:p>20.5353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1" calcext:value-type="float">
            <text:p>16072001</text:p>
          </table:table-cell>
          <table:table-cell office:value-type="float" office:value="28.10839" calcext:value-type="float">
            <text:p>28.10839</text:p>
          </table:table-cell>
          <table:table-cell office:value-type="float" office:value="26.505" calcext:value-type="float">
            <text:p>26.505</text:p>
          </table:table-cell>
          <table:table-cell office:value-type="float" office:value="12.49" calcext:value-type="float">
            <text:p>12.49</text:p>
          </table:table-cell>
          <table:table-cell office:value-type="float" office:value="1.795812" calcext:value-type="float">
            <text:p>1.795812</text:p>
          </table:table-cell>
          <table:table-cell office:value-type="float" office:value="1.375265" calcext:value-type="float">
            <text:p>1.375265</text:p>
          </table:table-cell>
          <table:table-cell office:value-type="float" office:value="128.8278" calcext:value-type="float">
            <text:p>128.8278</text:p>
          </table:table-cell>
          <table:table-cell office:value-type="float" office:value="0" calcext:value-type="float">
            <text:p>0</text:p>
          </table:table-cell>
          <table:table-cell office:value-type="float" office:value="48.36285" calcext:value-type="float">
            <text:p>48.36285</text:p>
          </table:table-cell>
          <table:table-cell office:value-type="float" office:value="16.36652" calcext:value-type="float">
            <text:p>16.36652</text:p>
          </table:table-cell>
          <table:table-cell office:value-type="float" office:value="35.90823" calcext:value-type="float">
            <text:p>35.90823</text:p>
          </table:table-cell>
          <table:table-cell office:value-type="float" office:value="19.68872" calcext:value-type="float">
            <text:p>19.68872</text:p>
          </table:table-cell>
          <table:table-cell office:value-type="float" office:value="32.71512" calcext:value-type="float">
            <text:p>32.71512</text:p>
          </table:table-cell>
          <table:table-cell office:value-type="float" office:value="20.78909" calcext:value-type="float">
            <text:p>20.78909</text:p>
          </table:table-cell>
          <table:table-cell office:value-type="float" office:value="29.82318" calcext:value-type="float">
            <text:p>29.82318</text:p>
          </table:table-cell>
          <table:table-cell office:value-type="float" office:value="21.6243" calcext:value-type="float">
            <text:p>21.6243</text:p>
          </table:table-cell>
          <table:table-cell office:value-type="float" office:value="27.69144" calcext:value-type="float">
            <text:p>27.69144</text:p>
          </table:table-cell>
          <table:table-cell office:value-type="float" office:value="22.01154" calcext:value-type="float">
            <text:p>22.01154</text:p>
          </table:table-cell>
          <table:table-cell office:value-type="float" office:value="26.10892" calcext:value-type="float">
            <text:p>26.10892</text:p>
          </table:table-cell>
          <table:table-cell office:value-type="float" office:value="22.07211" calcext:value-type="float">
            <text:p>22.0721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1" calcext:value-type="float">
            <text:p>17072001</text:p>
          </table:table-cell>
          <table:table-cell office:value-type="float" office:value="30.00891" calcext:value-type="float">
            <text:p>30.00891</text:p>
          </table:table-cell>
          <table:table-cell office:value-type="float" office:value="26.185" calcext:value-type="float">
            <text:p>26.185</text:p>
          </table:table-cell>
          <table:table-cell office:value-type="float" office:value="14.53" calcext:value-type="float">
            <text:p>14.53</text:p>
          </table:table-cell>
          <table:table-cell office:value-type="float" office:value="1.636707" calcext:value-type="float">
            <text:p>1.636707</text:p>
          </table:table-cell>
          <table:table-cell office:value-type="float" office:value="1.223558" calcext:value-type="float">
            <text:p>1.223558</text:p>
          </table:table-cell>
          <table:table-cell office:value-type="float" office:value="174.3624" calcext:value-type="float">
            <text:p>174.3624</text:p>
          </table:table-cell>
          <table:table-cell office:value-type="float" office:value="0" calcext:value-type="float">
            <text:p>0</text:p>
          </table:table-cell>
          <table:table-cell office:value-type="float" office:value="51.19543" calcext:value-type="float">
            <text:p>51.19543</text:p>
          </table:table-cell>
          <table:table-cell office:value-type="float" office:value="19.14346" calcext:value-type="float">
            <text:p>19.14346</text:p>
          </table:table-cell>
          <table:table-cell office:value-type="float" office:value="38.58655" calcext:value-type="float">
            <text:p>38.58655</text:p>
          </table:table-cell>
          <table:table-cell office:value-type="float" office:value="22.08249" calcext:value-type="float">
            <text:p>22.08249</text:p>
          </table:table-cell>
          <table:table-cell office:value-type="float" office:value="34.90521" calcext:value-type="float">
            <text:p>34.90521</text:p>
          </table:table-cell>
          <table:table-cell office:value-type="float" office:value="23.07773" calcext:value-type="float">
            <text:p>23.07773</text:p>
          </table:table-cell>
          <table:table-cell office:value-type="float" office:value="31.76666" calcext:value-type="float">
            <text:p>31.76666</text:p>
          </table:table-cell>
          <table:table-cell office:value-type="float" office:value="23.7381" calcext:value-type="float">
            <text:p>23.7381</text:p>
          </table:table-cell>
          <table:table-cell office:value-type="float" office:value="29.45389" calcext:value-type="float">
            <text:p>29.45389</text:p>
          </table:table-cell>
          <table:table-cell office:value-type="float" office:value="23.93399" calcext:value-type="float">
            <text:p>23.93399</text:p>
          </table:table-cell>
          <table:table-cell office:value-type="float" office:value="27.69507" calcext:value-type="float">
            <text:p>27.69507</text:p>
          </table:table-cell>
          <table:table-cell office:value-type="float" office:value="23.83002" calcext:value-type="float">
            <text:p>23.8300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1" calcext:value-type="float">
            <text:p>18072001</text:p>
          </table:table-cell>
          <table:table-cell office:value-type="float" office:value="29.95679" calcext:value-type="float">
            <text:p>29.95679</text:p>
          </table:table-cell>
          <table:table-cell office:value-type="float" office:value="26.255" calcext:value-type="float">
            <text:p>26.255</text:p>
          </table:table-cell>
          <table:table-cell office:value-type="float" office:value="11.06" calcext:value-type="float">
            <text:p>11.06</text:p>
          </table:table-cell>
          <table:table-cell office:value-type="float" office:value="1.766591" calcext:value-type="float">
            <text:p>1.766591</text:p>
          </table:table-cell>
          <table:table-cell office:value-type="float" office:value="1.269864" calcext:value-type="float">
            <text:p>1.269864</text:p>
          </table:table-cell>
          <table:table-cell office:value-type="float" office:value="158.652" calcext:value-type="float">
            <text:p>158.652</text:p>
          </table:table-cell>
          <table:table-cell office:value-type="float" office:value="0" calcext:value-type="float">
            <text:p>0</text:p>
          </table:table-cell>
          <table:table-cell office:value-type="float" office:value="52.45798" calcext:value-type="float">
            <text:p>52.45798</text:p>
          </table:table-cell>
          <table:table-cell office:value-type="float" office:value="16.95691" calcext:value-type="float">
            <text:p>16.95691</text:p>
          </table:table-cell>
          <table:table-cell office:value-type="float" office:value="39.35825" calcext:value-type="float">
            <text:p>39.35825</text:p>
          </table:table-cell>
          <table:table-cell office:value-type="float" office:value="21.64981" calcext:value-type="float">
            <text:p>21.64981</text:p>
          </table:table-cell>
          <table:table-cell office:value-type="float" office:value="35.39255" calcext:value-type="float">
            <text:p>35.39255</text:p>
          </table:table-cell>
          <table:table-cell office:value-type="float" office:value="23.09882" calcext:value-type="float">
            <text:p>23.09882</text:p>
          </table:table-cell>
          <table:table-cell office:value-type="float" office:value="32.33176" calcext:value-type="float">
            <text:p>32.33176</text:p>
          </table:table-cell>
          <table:table-cell office:value-type="float" office:value="24.20331" calcext:value-type="float">
            <text:p>24.20331</text:p>
          </table:table-cell>
          <table:table-cell office:value-type="float" office:value="30.11966" calcext:value-type="float">
            <text:p>30.11966</text:p>
          </table:table-cell>
          <table:table-cell office:value-type="float" office:value="24.6691" calcext:value-type="float">
            <text:p>24.6691</text:p>
          </table:table-cell>
          <table:table-cell office:value-type="float" office:value="28.42914" calcext:value-type="float">
            <text:p>28.42914</text:p>
          </table:table-cell>
          <table:table-cell office:value-type="float" office:value="24.69312" calcext:value-type="float">
            <text:p>24.693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1" calcext:value-type="float">
            <text:p>19072001</text:p>
          </table:table-cell>
          <table:table-cell office:value-type="float" office:value="30.7678" calcext:value-type="float">
            <text:p>30.7678</text:p>
          </table:table-cell>
          <table:table-cell office:value-type="float" office:value="27.535" calcext:value-type="float">
            <text:p>27.535</text:p>
          </table:table-cell>
          <table:table-cell office:value-type="float" office:value="13.645" calcext:value-type="float">
            <text:p>13.645</text:p>
          </table:table-cell>
          <table:table-cell office:value-type="float" office:value="1.839024" calcext:value-type="float">
            <text:p>1.839024</text:p>
          </table:table-cell>
          <table:table-cell office:value-type="float" office:value="1.413461" calcext:value-type="float">
            <text:p>1.413461</text:p>
          </table:table-cell>
          <table:table-cell office:value-type="float" office:value="171.7164" calcext:value-type="float">
            <text:p>171.7164</text:p>
          </table:table-cell>
          <table:table-cell office:value-type="float" office:value="0" calcext:value-type="float">
            <text:p>0</text:p>
          </table:table-cell>
          <table:table-cell office:value-type="float" office:value="52.58188" calcext:value-type="float">
            <text:p>52.58188</text:p>
          </table:table-cell>
          <table:table-cell office:value-type="float" office:value="19.05072" calcext:value-type="float">
            <text:p>19.05072</text:p>
          </table:table-cell>
          <table:table-cell office:value-type="float" office:value="39.79727" calcext:value-type="float">
            <text:p>39.79727</text:p>
          </table:table-cell>
          <table:table-cell office:value-type="float" office:value="23.21683" calcext:value-type="float">
            <text:p>23.21683</text:p>
          </table:table-cell>
          <table:table-cell office:value-type="float" office:value="36.37231" calcext:value-type="float">
            <text:p>36.37231</text:p>
          </table:table-cell>
          <table:table-cell office:value-type="float" office:value="24.48865" calcext:value-type="float">
            <text:p>24.48865</text:p>
          </table:table-cell>
          <table:table-cell office:value-type="float" office:value="33.38" calcext:value-type="float">
            <text:p>33.38</text:p>
          </table:table-cell>
          <table:table-cell office:value-type="float" office:value="25.40912" calcext:value-type="float">
            <text:p>25.40912</text:p>
          </table:table-cell>
          <table:table-cell office:value-type="float" office:value="31.13574" calcext:value-type="float">
            <text:p>31.13574</text:p>
          </table:table-cell>
          <table:table-cell office:value-type="float" office:value="25.74731" calcext:value-type="float">
            <text:p>25.74731</text:p>
          </table:table-cell>
          <table:table-cell office:value-type="float" office:value="29.39325" calcext:value-type="float">
            <text:p>29.39325</text:p>
          </table:table-cell>
          <table:table-cell office:value-type="float" office:value="25.68036" calcext:value-type="float">
            <text:p>25.6803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1" calcext:value-type="float">
            <text:p>20072001</text:p>
          </table:table-cell>
          <table:table-cell office:value-type="float" office:value="29.38871" calcext:value-type="float">
            <text:p>29.38871</text:p>
          </table:table-cell>
          <table:table-cell office:value-type="float" office:value="30.055" calcext:value-type="float">
            <text:p>30.055</text:p>
          </table:table-cell>
          <table:table-cell office:value-type="float" office:value="13.23" calcext:value-type="float">
            <text:p>13.23</text:p>
          </table:table-cell>
          <table:table-cell office:value-type="float" office:value="1.956922" calcext:value-type="float">
            <text:p>1.956922</text:p>
          </table:table-cell>
          <table:table-cell office:value-type="float" office:value="1.382631" calcext:value-type="float">
            <text:p>1.382631</text:p>
          </table:table-cell>
          <table:table-cell office:value-type="float" office:value="134.955" calcext:value-type="float">
            <text:p>134.955</text:p>
          </table:table-cell>
          <table:table-cell office:value-type="float" office:value="0" calcext:value-type="float">
            <text:p>0</text:p>
          </table:table-cell>
          <table:table-cell office:value-type="float" office:value="52.32953" calcext:value-type="float">
            <text:p>52.32953</text:p>
          </table:table-cell>
          <table:table-cell office:value-type="float" office:value="18.89627" calcext:value-type="float">
            <text:p>18.89627</text:p>
          </table:table-cell>
          <table:table-cell office:value-type="float" office:value="40.3645" calcext:value-type="float">
            <text:p>40.3645</text:p>
          </table:table-cell>
          <table:table-cell office:value-type="float" office:value="23.31732" calcext:value-type="float">
            <text:p>23.31732</text:p>
          </table:table-cell>
          <table:table-cell office:value-type="float" office:value="36.99664" calcext:value-type="float">
            <text:p>36.99664</text:p>
          </table:table-cell>
          <table:table-cell office:value-type="float" office:value="24.73083" calcext:value-type="float">
            <text:p>24.73083</text:p>
          </table:table-cell>
          <table:table-cell office:value-type="float" office:value="33.92697" calcext:value-type="float">
            <text:p>33.92697</text:p>
          </table:table-cell>
          <table:table-cell office:value-type="float" office:value="25.79254" calcext:value-type="float">
            <text:p>25.79254</text:p>
          </table:table-cell>
          <table:table-cell office:value-type="float" office:value="31.66071" calcext:value-type="float">
            <text:p>31.66071</text:p>
          </table:table-cell>
          <table:table-cell office:value-type="float" office:value="26.22131" calcext:value-type="float">
            <text:p>26.22131</text:p>
          </table:table-cell>
          <table:table-cell office:value-type="float" office:value="29.94229" calcext:value-type="float">
            <text:p>29.94229</text:p>
          </table:table-cell>
          <table:table-cell office:value-type="float" office:value="26.22406" calcext:value-type="float">
            <text:p>26.2240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1" calcext:value-type="float">
            <text:p>21072001</text:p>
          </table:table-cell>
          <table:table-cell office:value-type="float" office:value="15.33197" calcext:value-type="float">
            <text:p>15.33197</text:p>
          </table:table-cell>
          <table:table-cell office:value-type="float" office:value="29.17" calcext:value-type="float">
            <text:p>29.17</text:p>
          </table:table-cell>
          <table:table-cell office:value-type="float" office:value="17.15" calcext:value-type="float">
            <text:p>17.15</text:p>
          </table:table-cell>
          <table:table-cell office:value-type="float" office:value="2.275486" calcext:value-type="float">
            <text:p>2.275486</text:p>
          </table:table-cell>
          <table:table-cell office:value-type="float" office:value="1.674588" calcext:value-type="float">
            <text:p>1.674588</text:p>
          </table:table-cell>
          <table:table-cell office:value-type="float" office:value="210.2436" calcext:value-type="float">
            <text:p>210.2436</text:p>
          </table:table-cell>
          <table:table-cell office:value-type="float" office:value="0" calcext:value-type="float">
            <text:p>0</text:p>
          </table:table-cell>
          <table:table-cell office:value-type="float" office:value="44.80795" calcext:value-type="float">
            <text:p>44.80795</text:p>
          </table:table-cell>
          <table:table-cell office:value-type="float" office:value="21.99985" calcext:value-type="float">
            <text:p>21.99985</text:p>
          </table:table-cell>
          <table:table-cell office:value-type="float" office:value="35.68082" calcext:value-type="float">
            <text:p>35.68082</text:p>
          </table:table-cell>
          <table:table-cell office:value-type="float" office:value="25.44537" calcext:value-type="float">
            <text:p>25.44537</text:p>
          </table:table-cell>
          <table:table-cell office:value-type="float" office:value="33.39218" calcext:value-type="float">
            <text:p>33.39218</text:p>
          </table:table-cell>
          <table:table-cell office:value-type="float" office:value="26.65512" calcext:value-type="float">
            <text:p>26.65512</text:p>
          </table:table-cell>
          <table:table-cell office:value-type="float" office:value="31.48343" calcext:value-type="float">
            <text:p>31.48343</text:p>
          </table:table-cell>
          <table:table-cell office:value-type="float" office:value="27.40424" calcext:value-type="float">
            <text:p>27.40424</text:p>
          </table:table-cell>
          <table:table-cell office:value-type="float" office:value="30.25153" calcext:value-type="float">
            <text:p>30.25153</text:p>
          </table:table-cell>
          <table:table-cell office:value-type="float" office:value="27.56598" calcext:value-type="float">
            <text:p>27.56598</text:p>
          </table:table-cell>
          <table:table-cell office:value-type="float" office:value="29.50732" calcext:value-type="float">
            <text:p>29.50732</text:p>
          </table:table-cell>
          <table:table-cell office:value-type="float" office:value="27.33951" calcext:value-type="float">
            <text:p>27.3395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1" calcext:value-type="float">
            <text:p>22072001</text:p>
          </table:table-cell>
          <table:table-cell office:value-type="float" office:value="20.05337" calcext:value-type="float">
            <text:p>20.05337</text:p>
          </table:table-cell>
          <table:table-cell office:value-type="float" office:value="30.905" calcext:value-type="float">
            <text:p>30.905</text:p>
          </table:table-cell>
          <table:table-cell office:value-type="float" office:value="18.935" calcext:value-type="float">
            <text:p>18.935</text:p>
          </table:table-cell>
          <table:table-cell office:value-type="float" office:value="2.268974" calcext:value-type="float">
            <text:p>2.268974</text:p>
          </table:table-cell>
          <table:table-cell office:value-type="float" office:value="1.903893" calcext:value-type="float">
            <text:p>1.903893</text:p>
          </table:table-cell>
          <table:table-cell office:value-type="float" office:value="281.142" calcext:value-type="float">
            <text:p>281.142</text:p>
          </table:table-cell>
          <table:table-cell office:value-type="float" office:value="0" calcext:value-type="float">
            <text:p>0</text:p>
          </table:table-cell>
          <table:table-cell office:value-type="float" office:value="49.41998" calcext:value-type="float">
            <text:p>49.41998</text:p>
          </table:table-cell>
          <table:table-cell office:value-type="float" office:value="22.75452" calcext:value-type="float">
            <text:p>22.75452</text:p>
          </table:table-cell>
          <table:table-cell office:value-type="float" office:value="38.74976" calcext:value-type="float">
            <text:p>38.74976</text:p>
          </table:table-cell>
          <table:table-cell office:value-type="float" office:value="25.34192" calcext:value-type="float">
            <text:p>25.34192</text:p>
          </table:table-cell>
          <table:table-cell office:value-type="float" office:value="35.45282" calcext:value-type="float">
            <text:p>35.45282</text:p>
          </table:table-cell>
          <table:table-cell office:value-type="float" office:value="26.24484" calcext:value-type="float">
            <text:p>26.24484</text:p>
          </table:table-cell>
          <table:table-cell office:value-type="float" office:value="32.83624" calcext:value-type="float">
            <text:p>32.83624</text:p>
          </table:table-cell>
          <table:table-cell office:value-type="float" office:value="26.84735" calcext:value-type="float">
            <text:p>26.84735</text:p>
          </table:table-cell>
          <table:table-cell office:value-type="float" office:value="31.06427" calcext:value-type="float">
            <text:p>31.06427</text:p>
          </table:table-cell>
          <table:table-cell office:value-type="float" office:value="27.01205" calcext:value-type="float">
            <text:p>27.01205</text:p>
          </table:table-cell>
          <table:table-cell office:value-type="float" office:value="29.67001" calcext:value-type="float">
            <text:p>29.67001</text:p>
          </table:table-cell>
          <table:table-cell office:value-type="float" office:value="26.88974" calcext:value-type="float">
            <text:p>26.8897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1" calcext:value-type="float">
            <text:p>23072001</text:p>
          </table:table-cell>
          <table:table-cell office:value-type="float" office:value="21.8439" calcext:value-type="float">
            <text:p>21.8439</text:p>
          </table:table-cell>
          <table:table-cell office:value-type="float" office:value="32.62" calcext:value-type="float">
            <text:p>32.62</text:p>
          </table:table-cell>
          <table:table-cell office:value-type="float" office:value="20.025" calcext:value-type="float">
            <text:p>20.025</text:p>
          </table:table-cell>
          <table:table-cell office:value-type="float" office:value="2.867826" calcext:value-type="float">
            <text:p>2.867826</text:p>
          </table:table-cell>
          <table:table-cell office:value-type="float" office:value="2.16534" calcext:value-type="float">
            <text:p>2.16534</text:p>
          </table:table-cell>
          <table:table-cell office:value-type="float" office:value="280.314" calcext:value-type="float">
            <text:p>280.314</text:p>
          </table:table-cell>
          <table:table-cell office:value-type="float" office:value="12.7" calcext:value-type="float">
            <text:p>12.7</text:p>
          </table:table-cell>
          <table:table-cell office:value-type="float" office:value="53.07172" calcext:value-type="float">
            <text:p>53.07172</text:p>
          </table:table-cell>
          <table:table-cell office:value-type="float" office:value="24.0657" calcext:value-type="float">
            <text:p>24.0657</text:p>
          </table:table-cell>
          <table:table-cell office:value-type="float" office:value="40.45755" calcext:value-type="float">
            <text:p>40.45755</text:p>
          </table:table-cell>
          <table:table-cell office:value-type="float" office:value="26.50192" calcext:value-type="float">
            <text:p>26.50192</text:p>
          </table:table-cell>
          <table:table-cell office:value-type="float" office:value="37.04648" calcext:value-type="float">
            <text:p>37.04648</text:p>
          </table:table-cell>
          <table:table-cell office:value-type="float" office:value="27.35904" calcext:value-type="float">
            <text:p>27.35904</text:p>
          </table:table-cell>
          <table:table-cell office:value-type="float" office:value="34.09512" calcext:value-type="float">
            <text:p>34.09512</text:p>
          </table:table-cell>
          <table:table-cell office:value-type="float" office:value="27.86923" calcext:value-type="float">
            <text:p>27.86923</text:p>
          </table:table-cell>
          <table:table-cell office:value-type="float" office:value="31.92032" calcext:value-type="float">
            <text:p>31.92032</text:p>
          </table:table-cell>
          <table:table-cell office:value-type="float" office:value="27.92972" calcext:value-type="float">
            <text:p>27.92972</text:p>
          </table:table-cell>
          <table:table-cell office:value-type="float" office:value="30.39536" calcext:value-type="float">
            <text:p>30.39536</text:p>
          </table:table-cell>
          <table:table-cell office:value-type="float" office:value="27.70642" calcext:value-type="float">
            <text:p>27.7064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1" calcext:value-type="float">
            <text:p>24072001</text:p>
          </table:table-cell>
          <table:table-cell office:value-type="float" office:value="17.6913" calcext:value-type="float">
            <text:p>17.6913</text:p>
          </table:table-cell>
          <table:table-cell office:value-type="float" office:value="32.92" calcext:value-type="float">
            <text:p>32.92</text:p>
          </table:table-cell>
          <table:table-cell office:value-type="float" office:value="22.205" calcext:value-type="float">
            <text:p>22.205</text:p>
          </table:table-cell>
          <table:table-cell office:value-type="float" office:value="2.840153" calcext:value-type="float">
            <text:p>2.840153</text:p>
          </table:table-cell>
          <table:table-cell office:value-type="float" office:value="1.596777" calcext:value-type="float">
            <text:p>1.596777</text:p>
          </table:table-cell>
          <table:table-cell office:value-type="float" office:value="391.0122" calcext:value-type="float">
            <text:p>391.0122</text:p>
          </table:table-cell>
          <table:table-cell office:value-type="float" office:value="0" calcext:value-type="float">
            <text:p>0</text:p>
          </table:table-cell>
          <table:table-cell office:value-type="float" office:value="39.20148" calcext:value-type="float">
            <text:p>39.20148</text:p>
          </table:table-cell>
          <table:table-cell office:value-type="float" office:value="22.151" calcext:value-type="float">
            <text:p>22.151</text:p>
          </table:table-cell>
          <table:table-cell office:value-type="float" office:value="34.27182" calcext:value-type="float">
            <text:p>34.27182</text:p>
          </table:table-cell>
          <table:table-cell office:value-type="float" office:value="25.71347" calcext:value-type="float">
            <text:p>25.71347</text:p>
          </table:table-cell>
          <table:table-cell office:value-type="float" office:value="32.47137" calcext:value-type="float">
            <text:p>32.47137</text:p>
          </table:table-cell>
          <table:table-cell office:value-type="float" office:value="27.02689" calcext:value-type="float">
            <text:p>27.02689</text:p>
          </table:table-cell>
          <table:table-cell office:value-type="float" office:value="30.9032" calcext:value-type="float">
            <text:p>30.9032</text:p>
          </table:table-cell>
          <table:table-cell office:value-type="float" office:value="27.62973" calcext:value-type="float">
            <text:p>27.62973</text:p>
          </table:table-cell>
          <table:table-cell office:value-type="float" office:value="29.96005" calcext:value-type="float">
            <text:p>29.96005</text:p>
          </table:table-cell>
          <table:table-cell office:value-type="float" office:value="27.72699" calcext:value-type="float">
            <text:p>27.72699</text:p>
          </table:table-cell>
          <table:table-cell office:value-type="float" office:value="29.5799" calcext:value-type="float">
            <text:p>29.5799</text:p>
          </table:table-cell>
          <table:table-cell office:value-type="float" office:value="27.55573" calcext:value-type="float">
            <text:p>27.5557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1" calcext:value-type="float">
            <text:p>25072001</text:p>
          </table:table-cell>
          <table:table-cell office:value-type="float" office:value="20.39558" calcext:value-type="float">
            <text:p>20.39558</text:p>
          </table:table-cell>
          <table:table-cell office:value-type="float" office:value="24.445" calcext:value-type="float">
            <text:p>24.445</text:p>
          </table:table-cell>
          <table:table-cell office:value-type="float" office:value="16.925" calcext:value-type="float">
            <text:p>16.925</text:p>
          </table:table-cell>
          <table:table-cell office:value-type="float" office:value="1.752901" calcext:value-type="float">
            <text:p>1.752901</text:p>
          </table:table-cell>
          <table:table-cell office:value-type="float" office:value="0.9950358" calcext:value-type="float">
            <text:p>0.9950358</text:p>
          </table:table-cell>
          <table:table-cell office:value-type="float" office:value="247.5594" calcext:value-type="float">
            <text:p>247.5594</text:p>
          </table:table-cell>
          <table:table-cell office:value-type="float" office:value="0" calcext:value-type="float">
            <text:p>0</text:p>
          </table:table-cell>
          <table:table-cell office:value-type="float" office:value="46.37054" calcext:value-type="float">
            <text:p>46.37054</text:p>
          </table:table-cell>
          <table:table-cell office:value-type="float" office:value="19.8446" calcext:value-type="float">
            <text:p>19.8446</text:p>
          </table:table-cell>
          <table:table-cell office:value-type="float" office:value="35.42758" calcext:value-type="float">
            <text:p>35.42758</text:p>
          </table:table-cell>
          <table:table-cell office:value-type="float" office:value="23.22113" calcext:value-type="float">
            <text:p>23.22113</text:p>
          </table:table-cell>
          <table:table-cell office:value-type="float" office:value="32.69699" calcext:value-type="float">
            <text:p>32.69699</text:p>
          </table:table-cell>
          <table:table-cell office:value-type="float" office:value="24.45706" calcext:value-type="float">
            <text:p>24.45706</text:p>
          </table:table-cell>
          <table:table-cell office:value-type="float" office:value="30.7836" calcext:value-type="float">
            <text:p>30.7836</text:p>
          </table:table-cell>
          <table:table-cell office:value-type="float" office:value="25.45755" calcext:value-type="float">
            <text:p>25.45755</text:p>
          </table:table-cell>
          <table:table-cell office:value-type="float" office:value="29.38425" calcext:value-type="float">
            <text:p>29.38425</text:p>
          </table:table-cell>
          <table:table-cell office:value-type="float" office:value="25.94617" calcext:value-type="float">
            <text:p>25.94617</text:p>
          </table:table-cell>
          <table:table-cell office:value-type="float" office:value="28.33368" calcext:value-type="float">
            <text:p>28.33368</text:p>
          </table:table-cell>
          <table:table-cell office:value-type="float" office:value="26.10397" calcext:value-type="float">
            <text:p>26.1039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1" calcext:value-type="float">
            <text:p>26072001</text:p>
          </table:table-cell>
          <table:table-cell office:value-type="float" office:value="29.81106" calcext:value-type="float">
            <text:p>29.81106</text:p>
          </table:table-cell>
          <table:table-cell office:value-type="float" office:value="20.185" calcext:value-type="float">
            <text:p>20.185</text:p>
          </table:table-cell>
          <table:table-cell office:value-type="float" office:value="9.66" calcext:value-type="float">
            <text:p>9.66</text:p>
          </table:table-cell>
          <table:table-cell office:value-type="float" office:value="0.9843671" calcext:value-type="float">
            <text:p>0.9843671</text:p>
          </table:table-cell>
          <table:table-cell office:value-type="float" office:value="0.7861035" calcext:value-type="float">
            <text:p>0.7861035</text:p>
          </table:table-cell>
          <table:table-cell office:value-type="float" office:value="299.4768" calcext:value-type="float">
            <text:p>299.4768</text:p>
          </table:table-cell>
          <table:table-cell office:value-type="float" office:value="0" calcext:value-type="float">
            <text:p>0</text:p>
          </table:table-cell>
          <table:table-cell office:value-type="float" office:value="47.94379" calcext:value-type="float">
            <text:p>47.94379</text:p>
          </table:table-cell>
          <table:table-cell office:value-type="float" office:value="17.29187" calcext:value-type="float">
            <text:p>17.29187</text:p>
          </table:table-cell>
          <table:table-cell office:value-type="float" office:value="37.40192" calcext:value-type="float">
            <text:p>37.40192</text:p>
          </table:table-cell>
          <table:table-cell office:value-type="float" office:value="21.98535" calcext:value-type="float">
            <text:p>21.98535</text:p>
          </table:table-cell>
          <table:table-cell office:value-type="float" office:value="34.39639" calcext:value-type="float">
            <text:p>34.39639</text:p>
          </table:table-cell>
          <table:table-cell office:value-type="float" office:value="23.63956" calcext:value-type="float">
            <text:p>23.63956</text:p>
          </table:table-cell>
          <table:table-cell office:value-type="float" office:value="31.91422" calcext:value-type="float">
            <text:p>31.91422</text:p>
          </table:table-cell>
          <table:table-cell office:value-type="float" office:value="24.88959" calcext:value-type="float">
            <text:p>24.88959</text:p>
          </table:table-cell>
          <table:table-cell office:value-type="float" office:value="30.15347" calcext:value-type="float">
            <text:p>30.15347</text:p>
          </table:table-cell>
          <table:table-cell office:value-type="float" office:value="25.53455" calcext:value-type="float">
            <text:p>25.53455</text:p>
          </table:table-cell>
          <table:table-cell office:value-type="float" office:value="28.8576" calcext:value-type="float">
            <text:p>28.8576</text:p>
          </table:table-cell>
          <table:table-cell office:value-type="float" office:value="25.78998" calcext:value-type="float">
            <text:p>25.7899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1" calcext:value-type="float">
            <text:p>27072001</text:p>
          </table:table-cell>
          <table:table-cell office:value-type="float" office:value="28.03007" calcext:value-type="float">
            <text:p>28.03007</text:p>
          </table:table-cell>
          <table:table-cell office:value-type="float" office:value="22.8" calcext:value-type="float">
            <text:p>22.8</text:p>
          </table:table-cell>
          <table:table-cell office:value-type="float" office:value="7.11" calcext:value-type="float">
            <text:p>7.11</text:p>
          </table:table-cell>
          <table:table-cell office:value-type="float" office:value="1.15419" calcext:value-type="float">
            <text:p>1.15419</text:p>
          </table:table-cell>
          <table:table-cell office:value-type="float" office:value="0.9214953" calcext:value-type="float">
            <text:p>0.9214953</text:p>
          </table:table-cell>
          <table:table-cell office:value-type="float" office:value="193.581" calcext:value-type="float">
            <text:p>193.581</text:p>
          </table:table-cell>
          <table:table-cell office:value-type="float" office:value="0" calcext:value-type="float">
            <text:p>0</text:p>
          </table:table-cell>
          <table:table-cell office:value-type="float" office:value="47.6908" calcext:value-type="float">
            <text:p>47.6908</text:p>
          </table:table-cell>
          <table:table-cell office:value-type="float" office:value="14.78876" calcext:value-type="float">
            <text:p>14.78876</text:p>
          </table:table-cell>
          <table:table-cell office:value-type="float" office:value="36.68631" calcext:value-type="float">
            <text:p>36.68631</text:p>
          </table:table-cell>
          <table:table-cell office:value-type="float" office:value="20.51822" calcext:value-type="float">
            <text:p>20.51822</text:p>
          </table:table-cell>
          <table:table-cell office:value-type="float" office:value="33.62253" calcext:value-type="float">
            <text:p>33.62253</text:p>
          </table:table-cell>
          <table:table-cell office:value-type="float" office:value="22.44977" calcext:value-type="float">
            <text:p>22.44977</text:p>
          </table:table-cell>
          <table:table-cell office:value-type="float" office:value="31.28781" calcext:value-type="float">
            <text:p>31.28781</text:p>
          </table:table-cell>
          <table:table-cell office:value-type="float" office:value="24.05673" calcext:value-type="float">
            <text:p>24.05673</text:p>
          </table:table-cell>
          <table:table-cell office:value-type="float" office:value="29.67422" calcext:value-type="float">
            <text:p>29.67422</text:p>
          </table:table-cell>
          <table:table-cell office:value-type="float" office:value="24.96484" calcext:value-type="float">
            <text:p>24.96484</text:p>
          </table:table-cell>
          <table:table-cell office:value-type="float" office:value="28.47928" calcext:value-type="float">
            <text:p>28.47928</text:p>
          </table:table-cell>
          <table:table-cell office:value-type="float" office:value="25.39462" calcext:value-type="float">
            <text:p>25.3946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1" calcext:value-type="float">
            <text:p>28072001</text:p>
          </table:table-cell>
          <table:table-cell office:value-type="float" office:value="24.4465" calcext:value-type="float">
            <text:p>24.4465</text:p>
          </table:table-cell>
          <table:table-cell office:value-type="float" office:value="24.77" calcext:value-type="float">
            <text:p>24.77</text:p>
          </table:table-cell>
          <table:table-cell office:value-type="float" office:value="6.7705" calcext:value-type="float">
            <text:p>6.7705</text:p>
          </table:table-cell>
          <table:table-cell office:value-type="float" office:value="1.33061" calcext:value-type="float">
            <text:p>1.33061</text:p>
          </table:table-cell>
          <table:table-cell office:value-type="float" office:value="0.9084901" calcext:value-type="float">
            <text:p>0.9084901</text:p>
          </table:table-cell>
          <table:table-cell office:value-type="float" office:value="116.7264" calcext:value-type="float">
            <text:p>116.7264</text:p>
          </table:table-cell>
          <table:table-cell office:value-type="float" office:value="0" calcext:value-type="float">
            <text:p>0</text:p>
          </table:table-cell>
          <table:table-cell office:value-type="float" office:value="47.69162" calcext:value-type="float">
            <text:p>47.69162</text:p>
          </table:table-cell>
          <table:table-cell office:value-type="float" office:value="14.27524" calcext:value-type="float">
            <text:p>14.27524</text:p>
          </table:table-cell>
          <table:table-cell office:value-type="float" office:value="36.4129" calcext:value-type="float">
            <text:p>36.4129</text:p>
          </table:table-cell>
          <table:table-cell office:value-type="float" office:value="20.30856" calcext:value-type="float">
            <text:p>20.30856</text:p>
          </table:table-cell>
          <table:table-cell office:value-type="float" office:value="33.20328" calcext:value-type="float">
            <text:p>33.20328</text:p>
          </table:table-cell>
          <table:table-cell office:value-type="float" office:value="22.25925" calcext:value-type="float">
            <text:p>22.25925</text:p>
          </table:table-cell>
          <table:table-cell office:value-type="float" office:value="30.78363" calcext:value-type="float">
            <text:p>30.78363</text:p>
          </table:table-cell>
          <table:table-cell office:value-type="float" office:value="23.87936" calcext:value-type="float">
            <text:p>23.87936</text:p>
          </table:table-cell>
          <table:table-cell office:value-type="float" office:value="29.22217" calcext:value-type="float">
            <text:p>29.22217</text:p>
          </table:table-cell>
          <table:table-cell office:value-type="float" office:value="24.79471" calcext:value-type="float">
            <text:p>24.79471</text:p>
          </table:table-cell>
          <table:table-cell office:value-type="float" office:value="28.112" calcext:value-type="float">
            <text:p>28.112</text:p>
          </table:table-cell>
          <table:table-cell office:value-type="float" office:value="25.23102" calcext:value-type="float">
            <text:p>25.2310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1" calcext:value-type="float">
            <text:p>29072001</text:p>
          </table:table-cell>
          <table:table-cell office:value-type="float" office:value="26.52732" calcext:value-type="float">
            <text:p>26.52732</text:p>
          </table:table-cell>
          <table:table-cell office:value-type="float" office:value="27.28" calcext:value-type="float">
            <text:p>27.28</text:p>
          </table:table-cell>
          <table:table-cell office:value-type="float" office:value="14.12" calcext:value-type="float">
            <text:p>14.12</text:p>
          </table:table-cell>
          <table:table-cell office:value-type="float" office:value="1.558237" calcext:value-type="float">
            <text:p>1.558237</text:p>
          </table:table-cell>
          <table:table-cell office:value-type="float" office:value="1.206878" calcext:value-type="float">
            <text:p>1.206878</text:p>
          </table:table-cell>
          <table:table-cell office:value-type="float" office:value="166.5828" calcext:value-type="float">
            <text:p>166.5828</text:p>
          </table:table-cell>
          <table:table-cell office:value-type="float" office:value="0" calcext:value-type="float">
            <text:p>0</text:p>
          </table:table-cell>
          <table:table-cell office:value-type="float" office:value="48.5965" calcext:value-type="float">
            <text:p>48.5965</text:p>
          </table:table-cell>
          <table:table-cell office:value-type="float" office:value="18.5556" calcext:value-type="float">
            <text:p>18.5556</text:p>
          </table:table-cell>
          <table:table-cell office:value-type="float" office:value="37.70401" calcext:value-type="float">
            <text:p>37.70401</text:p>
          </table:table-cell>
          <table:table-cell office:value-type="float" office:value="22.25964" calcext:value-type="float">
            <text:p>22.25964</text:p>
          </table:table-cell>
          <table:table-cell office:value-type="float" office:value="34.53613" calcext:value-type="float">
            <text:p>34.53613</text:p>
          </table:table-cell>
          <table:table-cell office:value-type="float" office:value="23.60709" calcext:value-type="float">
            <text:p>23.60709</text:p>
          </table:table-cell>
          <table:table-cell office:value-type="float" office:value="32.06082" calcext:value-type="float">
            <text:p>32.06082</text:p>
          </table:table-cell>
          <table:table-cell office:value-type="float" office:value="24.67279" calcext:value-type="float">
            <text:p>24.67279</text:p>
          </table:table-cell>
          <table:table-cell office:value-type="float" office:value="30.25616" calcext:value-type="float">
            <text:p>30.25616</text:p>
          </table:table-cell>
          <table:table-cell office:value-type="float" office:value="25.25177" calcext:value-type="float">
            <text:p>25.25177</text:p>
          </table:table-cell>
          <table:table-cell office:value-type="float" office:value="28.9071" calcext:value-type="float">
            <text:p>28.9071</text:p>
          </table:table-cell>
          <table:table-cell office:value-type="float" office:value="25.49747" calcext:value-type="float">
            <text:p>25.4974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1" calcext:value-type="float">
            <text:p>30072001</text:p>
          </table:table-cell>
          <table:table-cell office:value-type="float" office:value="16.56635" calcext:value-type="float">
            <text:p>16.56635</text:p>
          </table:table-cell>
          <table:table-cell office:value-type="float" office:value="24.905" calcext:value-type="float">
            <text:p>24.905</text:p>
          </table:table-cell>
          <table:table-cell office:value-type="float" office:value="15.51" calcext:value-type="float">
            <text:p>15.51</text:p>
          </table:table-cell>
          <table:table-cell office:value-type="float" office:value="1.954289" calcext:value-type="float">
            <text:p>1.954289</text:p>
          </table:table-cell>
          <table:table-cell office:value-type="float" office:value="1.622415" calcext:value-type="float">
            <text:p>1.622415</text:p>
          </table:table-cell>
          <table:table-cell office:value-type="float" office:value="151.5564" calcext:value-type="float">
            <text:p>151.5564</text:p>
          </table:table-cell>
          <table:table-cell office:value-type="float" office:value="0" calcext:value-type="float">
            <text:p>0</text:p>
          </table:table-cell>
          <table:table-cell office:value-type="float" office:value="44.8024" calcext:value-type="float">
            <text:p>44.8024</text:p>
          </table:table-cell>
          <table:table-cell office:value-type="float" office:value="21.19717" calcext:value-type="float">
            <text:p>21.19717</text:p>
          </table:table-cell>
          <table:table-cell office:value-type="float" office:value="35.08395" calcext:value-type="float">
            <text:p>35.08395</text:p>
          </table:table-cell>
          <table:table-cell office:value-type="float" office:value="24.46329" calcext:value-type="float">
            <text:p>24.46329</text:p>
          </table:table-cell>
          <table:table-cell office:value-type="float" office:value="32.52472" calcext:value-type="float">
            <text:p>32.52472</text:p>
          </table:table-cell>
          <table:table-cell office:value-type="float" office:value="25.58951" calcext:value-type="float">
            <text:p>25.58951</text:p>
          </table:table-cell>
          <table:table-cell office:value-type="float" office:value="30.54816" calcext:value-type="float">
            <text:p>30.54816</text:p>
          </table:table-cell>
          <table:table-cell office:value-type="float" office:value="26.24335" calcext:value-type="float">
            <text:p>26.24335</text:p>
          </table:table-cell>
          <table:table-cell office:value-type="float" office:value="29.17813" calcext:value-type="float">
            <text:p>29.17813</text:p>
          </table:table-cell>
          <table:table-cell office:value-type="float" office:value="26.45816" calcext:value-type="float">
            <text:p>26.45816</text:p>
          </table:table-cell>
          <table:table-cell office:value-type="float" office:value="28.47424" calcext:value-type="float">
            <text:p>28.47424</text:p>
          </table:table-cell>
          <table:table-cell office:value-type="float" office:value="26.42078" calcext:value-type="float">
            <text:p>26.4207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1" calcext:value-type="float">
            <text:p>31072001</text:p>
          </table:table-cell>
          <table:table-cell office:value-type="float" office:value="27.3534" calcext:value-type="float">
            <text:p>27.3534</text:p>
          </table:table-cell>
          <table:table-cell office:value-type="float" office:value="29.66" calcext:value-type="float">
            <text:p>29.66</text:p>
          </table:table-cell>
          <table:table-cell office:value-type="float" office:value="11.82" calcext:value-type="float">
            <text:p>11.82</text:p>
          </table:table-cell>
          <table:table-cell office:value-type="float" office:value="1.99692" calcext:value-type="float">
            <text:p>1.99692</text:p>
          </table:table-cell>
          <table:table-cell office:value-type="float" office:value="1.35075" calcext:value-type="float">
            <text:p>1.35075</text:p>
          </table:table-cell>
          <table:table-cell office:value-type="float" office:value="115.2324" calcext:value-type="float">
            <text:p>115.2324</text:p>
          </table:table-cell>
          <table:table-cell office:value-type="float" office:value="0" calcext:value-type="float">
            <text:p>0</text:p>
          </table:table-cell>
          <table:table-cell office:value-type="float" office:value="51.15948" calcext:value-type="float">
            <text:p>51.15948</text:p>
          </table:table-cell>
          <table:table-cell office:value-type="float" office:value="17.47729" calcext:value-type="float">
            <text:p>17.47729</text:p>
          </table:table-cell>
          <table:table-cell office:value-type="float" office:value="38.96497" calcext:value-type="float">
            <text:p>38.96497</text:p>
          </table:table-cell>
          <table:table-cell office:value-type="float" office:value="22.0946" calcext:value-type="float">
            <text:p>22.0946</text:p>
          </table:table-cell>
          <table:table-cell office:value-type="float" office:value="35.62637" calcext:value-type="float">
            <text:p>35.62637</text:p>
          </table:table-cell>
          <table:table-cell office:value-type="float" office:value="23.65549" calcext:value-type="float">
            <text:p>23.65549</text:p>
          </table:table-cell>
          <table:table-cell office:value-type="float" office:value="32.88989" calcext:value-type="float">
            <text:p>32.88989</text:p>
          </table:table-cell>
          <table:table-cell office:value-type="float" office:value="24.88409" calcext:value-type="float">
            <text:p>24.88409</text:p>
          </table:table-cell>
          <table:table-cell office:value-type="float" office:value="30.93881" calcext:value-type="float">
            <text:p>30.93881</text:p>
          </table:table-cell>
          <table:table-cell office:value-type="float" office:value="25.52097" calcext:value-type="float">
            <text:p>25.52097</text:p>
          </table:table-cell>
          <table:table-cell office:value-type="float" office:value="29.48691" calcext:value-type="float">
            <text:p>29.48691</text:p>
          </table:table-cell>
          <table:table-cell office:value-type="float" office:value="25.77158" calcext:value-type="float">
            <text:p>25.7715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1" calcext:value-type="float">
            <text:p>1082001</text:p>
          </table:table-cell>
          <table:table-cell office:value-type="float" office:value="27.03832" calcext:value-type="float">
            <text:p>27.03832</text:p>
          </table:table-cell>
          <table:table-cell office:value-type="float" office:value="32.665" calcext:value-type="float">
            <text:p>32.665</text:p>
          </table:table-cell>
          <table:table-cell office:value-type="float" office:value="14.175" calcext:value-type="float">
            <text:p>14.175</text:p>
          </table:table-cell>
          <table:table-cell office:value-type="float" office:value="1.738337" calcext:value-type="float">
            <text:p>1.738337</text:p>
          </table:table-cell>
          <table:table-cell office:value-type="float" office:value="1.244533" calcext:value-type="float">
            <text:p>1.244533</text:p>
          </table:table-cell>
          <table:table-cell office:value-type="float" office:value="176.4612" calcext:value-type="float">
            <text:p>176.4612</text:p>
          </table:table-cell>
          <table:table-cell office:value-type="float" office:value="0" calcext:value-type="float">
            <text:p>0</text:p>
          </table:table-cell>
          <table:table-cell office:value-type="float" office:value="52.90186" calcext:value-type="float">
            <text:p>52.90186</text:p>
          </table:table-cell>
          <table:table-cell office:value-type="float" office:value="19.77655" calcext:value-type="float">
            <text:p>19.77655</text:p>
          </table:table-cell>
          <table:table-cell office:value-type="float" office:value="40.79486" calcext:value-type="float">
            <text:p>40.79486</text:p>
          </table:table-cell>
          <table:table-cell office:value-type="float" office:value="24.02133" calcext:value-type="float">
            <text:p>24.02133</text:p>
          </table:table-cell>
          <table:table-cell office:value-type="float" office:value="37.34671" calcext:value-type="float">
            <text:p>37.34671</text:p>
          </table:table-cell>
          <table:table-cell office:value-type="float" office:value="25.45422" calcext:value-type="float">
            <text:p>25.45422</text:p>
          </table:table-cell>
          <table:table-cell office:value-type="float" office:value="34.36554" calcext:value-type="float">
            <text:p>34.36554</text:p>
          </table:table-cell>
          <table:table-cell office:value-type="float" office:value="26.46942" calcext:value-type="float">
            <text:p>26.46942</text:p>
          </table:table-cell>
          <table:table-cell office:value-type="float" office:value="32.25247" calcext:value-type="float">
            <text:p>32.25247</text:p>
          </table:table-cell>
          <table:table-cell office:value-type="float" office:value="26.89429" calcext:value-type="float">
            <text:p>26.89429</text:p>
          </table:table-cell>
          <table:table-cell office:value-type="float" office:value="30.66068" calcext:value-type="float">
            <text:p>30.66068</text:p>
          </table:table-cell>
          <table:table-cell office:value-type="float" office:value="26.95258" calcext:value-type="float">
            <text:p>26.9525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1" calcext:value-type="float">
            <text:p>2082001</text:p>
          </table:table-cell>
          <table:table-cell office:value-type="float" office:value="10.98958" calcext:value-type="float">
            <text:p>10.98958</text:p>
          </table:table-cell>
          <table:table-cell office:value-type="float" office:value="29.285" calcext:value-type="float">
            <text:p>29.285</text:p>
          </table:table-cell>
          <table:table-cell office:value-type="float" office:value="16.925" calcext:value-type="float">
            <text:p>16.925</text:p>
          </table:table-cell>
          <table:table-cell office:value-type="float" office:value="2.74153" calcext:value-type="float">
            <text:p>2.74153</text:p>
          </table:table-cell>
          <table:table-cell office:value-type="float" office:value="1.502891" calcext:value-type="float">
            <text:p>1.502891</text:p>
          </table:table-cell>
          <table:table-cell office:value-type="float" office:value="174.2652" calcext:value-type="float">
            <text:p>174.2652</text:p>
          </table:table-cell>
          <table:table-cell office:value-type="float" office:value="29.5" calcext:value-type="float">
            <text:p>29.5</text:p>
          </table:table-cell>
          <table:table-cell office:value-type="float" office:value="40.92853" calcext:value-type="float">
            <text:p>40.92853</text:p>
          </table:table-cell>
          <table:table-cell office:value-type="float" office:value="22.42914" calcext:value-type="float">
            <text:p>22.42914</text:p>
          </table:table-cell>
          <table:table-cell office:value-type="float" office:value="34.14572" calcext:value-type="float">
            <text:p>34.14572</text:p>
          </table:table-cell>
          <table:table-cell office:value-type="float" office:value="24.98248" calcext:value-type="float">
            <text:p>24.98248</text:p>
          </table:table-cell>
          <table:table-cell office:value-type="float" office:value="32.51324" calcext:value-type="float">
            <text:p>32.51324</text:p>
          </table:table-cell>
          <table:table-cell office:value-type="float" office:value="26.24323" calcext:value-type="float">
            <text:p>26.24323</text:p>
          </table:table-cell>
          <table:table-cell office:value-type="float" office:value="31.0806" calcext:value-type="float">
            <text:p>31.0806</text:p>
          </table:table-cell>
          <table:table-cell office:value-type="float" office:value="27.25067" calcext:value-type="float">
            <text:p>27.25067</text:p>
          </table:table-cell>
          <table:table-cell office:value-type="float" office:value="30.91" calcext:value-type="float">
            <text:p>30.91</text:p>
          </table:table-cell>
          <table:table-cell office:value-type="float" office:value="27.76962" calcext:value-type="float">
            <text:p>27.76962</text:p>
          </table:table-cell>
          <table:table-cell office:value-type="float" office:value="30.25073" calcext:value-type="float">
            <text:p>30.25073</text:p>
          </table:table-cell>
          <table:table-cell office:value-type="float" office:value="27.89642" calcext:value-type="float">
            <text:p>27.8964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1" calcext:value-type="float">
            <text:p>3082001</text:p>
          </table:table-cell>
          <table:table-cell office:value-type="float" office:value="23.636" calcext:value-type="float">
            <text:p>23.636</text:p>
          </table:table-cell>
          <table:table-cell office:value-type="float" office:value="28.96" calcext:value-type="float">
            <text:p>28.96</text:p>
          </table:table-cell>
          <table:table-cell office:value-type="float" office:value="19.96" calcext:value-type="float">
            <text:p>19.96</text:p>
          </table:table-cell>
          <table:table-cell office:value-type="float" office:value="2.511609" calcext:value-type="float">
            <text:p>2.511609</text:p>
          </table:table-cell>
          <table:table-cell office:value-type="float" office:value="1.665832" calcext:value-type="float">
            <text:p>1.665832</text:p>
          </table:table-cell>
          <table:table-cell office:value-type="float" office:value="176.7492" calcext:value-type="float">
            <text:p>176.7492</text:p>
          </table:table-cell>
          <table:table-cell office:value-type="float" office:value="0.1" calcext:value-type="float">
            <text:p>0.1</text:p>
          </table:table-cell>
          <table:table-cell office:value-type="float" office:value="37.95117" calcext:value-type="float">
            <text:p>37.95117</text:p>
          </table:table-cell>
          <table:table-cell office:value-type="float" office:value="21.56277" calcext:value-type="float">
            <text:p>21.56277</text:p>
          </table:table-cell>
          <table:table-cell office:value-type="float" office:value="33.17462" calcext:value-type="float">
            <text:p>33.17462</text:p>
          </table:table-cell>
          <table:table-cell office:value-type="float" office:value="23.70233" calcext:value-type="float">
            <text:p>23.70233</text:p>
          </table:table-cell>
          <table:table-cell office:value-type="float" office:value="31.20038" calcext:value-type="float">
            <text:p>31.20038</text:p>
          </table:table-cell>
          <table:table-cell office:value-type="float" office:value="24.59662" calcext:value-type="float">
            <text:p>24.59662</text:p>
          </table:table-cell>
          <table:table-cell office:value-type="float" office:value="29.79263" calcext:value-type="float">
            <text:p>29.79263</text:p>
          </table:table-cell>
          <table:table-cell office:value-type="float" office:value="25.42831" calcext:value-type="float">
            <text:p>25.42831</text:p>
          </table:table-cell>
          <table:table-cell office:value-type="float" office:value="28.7887" calcext:value-type="float">
            <text:p>28.7887</text:p>
          </table:table-cell>
          <table:table-cell office:value-type="float" office:value="25.94809" calcext:value-type="float">
            <text:p>25.94809</text:p>
          </table:table-cell>
          <table:table-cell office:value-type="float" office:value="28.0199" calcext:value-type="float">
            <text:p>28.0199</text:p>
          </table:table-cell>
          <table:table-cell office:value-type="float" office:value="26.202" calcext:value-type="float">
            <text:p>26.20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1" calcext:value-type="float">
            <text:p>4082001</text:p>
          </table:table-cell>
          <table:table-cell office:value-type="float" office:value="28.25021" calcext:value-type="float">
            <text:p>28.25021</text:p>
          </table:table-cell>
          <table:table-cell office:value-type="float" office:value="29.295" calcext:value-type="float">
            <text:p>29.295</text:p>
          </table:table-cell>
          <table:table-cell office:value-type="float" office:value="16.65" calcext:value-type="float">
            <text:p>16.65</text:p>
          </table:table-cell>
          <table:table-cell office:value-type="float" office:value="1.759924" calcext:value-type="float">
            <text:p>1.759924</text:p>
          </table:table-cell>
          <table:table-cell office:value-type="float" office:value="1.376524" calcext:value-type="float">
            <text:p>1.376524</text:p>
          </table:table-cell>
          <table:table-cell office:value-type="float" office:value="126.7776" calcext:value-type="float">
            <text:p>126.7776</text:p>
          </table:table-cell>
          <table:table-cell office:value-type="float" office:value="0" calcext:value-type="float">
            <text:p>0</text:p>
          </table:table-cell>
          <table:table-cell office:value-type="float" office:value="50.68213" calcext:value-type="float">
            <text:p>50.68213</text:p>
          </table:table-cell>
          <table:table-cell office:value-type="float" office:value="19.0499" calcext:value-type="float">
            <text:p>19.0499</text:p>
          </table:table-cell>
          <table:table-cell office:value-type="float" office:value="38.45197" calcext:value-type="float">
            <text:p>38.45197</text:p>
          </table:table-cell>
          <table:table-cell office:value-type="float" office:value="22.36676" calcext:value-type="float">
            <text:p>22.36676</text:p>
          </table:table-cell>
          <table:table-cell office:value-type="float" office:value="35.14124" calcext:value-type="float">
            <text:p>35.14124</text:p>
          </table:table-cell>
          <table:table-cell office:value-type="float" office:value="23.66769" calcext:value-type="float">
            <text:p>23.66769</text:p>
          </table:table-cell>
          <table:table-cell office:value-type="float" office:value="32.43329" calcext:value-type="float">
            <text:p>32.43329</text:p>
          </table:table-cell>
          <table:table-cell office:value-type="float" office:value="24.75562" calcext:value-type="float">
            <text:p>24.75562</text:p>
          </table:table-cell>
          <table:table-cell office:value-type="float" office:value="30.5759" calcext:value-type="float">
            <text:p>30.5759</text:p>
          </table:table-cell>
          <table:table-cell office:value-type="float" office:value="25.37683" calcext:value-type="float">
            <text:p>25.37683</text:p>
          </table:table-cell>
          <table:table-cell office:value-type="float" office:value="29.23074" calcext:value-type="float">
            <text:p>29.23074</text:p>
          </table:table-cell>
          <table:table-cell office:value-type="float" office:value="25.67221" calcext:value-type="float">
            <text:p>25.6722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1" calcext:value-type="float">
            <text:p>5082001</text:p>
          </table:table-cell>
          <table:table-cell office:value-type="float" office:value="26.22673" calcext:value-type="float">
            <text:p>26.22673</text:p>
          </table:table-cell>
          <table:table-cell office:value-type="float" office:value="34.04" calcext:value-type="float">
            <text:p>34.04</text:p>
          </table:table-cell>
          <table:table-cell office:value-type="float" office:value="13.985" calcext:value-type="float">
            <text:p>13.985</text:p>
          </table:table-cell>
          <table:table-cell office:value-type="float" office:value="1.813472" calcext:value-type="float">
            <text:p>1.813472</text:p>
          </table:table-cell>
          <table:table-cell office:value-type="float" office:value="1.433337" calcext:value-type="float">
            <text:p>1.433337</text:p>
          </table:table-cell>
          <table:table-cell office:value-type="float" office:value="171.6678" calcext:value-type="float">
            <text:p>171.6678</text:p>
          </table:table-cell>
          <table:table-cell office:value-type="float" office:value="0" calcext:value-type="float">
            <text:p>0</text:p>
          </table:table-cell>
          <table:table-cell office:value-type="float" office:value="52.21942" calcext:value-type="float">
            <text:p>52.21942</text:p>
          </table:table-cell>
          <table:table-cell office:value-type="float" office:value="19.22421" calcext:value-type="float">
            <text:p>19.22421</text:p>
          </table:table-cell>
          <table:table-cell office:value-type="float" office:value="40.47119" calcext:value-type="float">
            <text:p>40.47119</text:p>
          </table:table-cell>
          <table:table-cell office:value-type="float" office:value="23.54733" calcext:value-type="float">
            <text:p>23.54733</text:p>
          </table:table-cell>
          <table:table-cell office:value-type="float" office:value="36.94446" calcext:value-type="float">
            <text:p>36.94446</text:p>
          </table:table-cell>
          <table:table-cell office:value-type="float" office:value="24.97314" calcext:value-type="float">
            <text:p>24.97314</text:p>
          </table:table-cell>
          <table:table-cell office:value-type="float" office:value="34.08435" calcext:value-type="float">
            <text:p>34.08435</text:p>
          </table:table-cell>
          <table:table-cell office:value-type="float" office:value="26.07425" calcext:value-type="float">
            <text:p>26.07425</text:p>
          </table:table-cell>
          <table:table-cell office:value-type="float" office:value="32.04352" calcext:value-type="float">
            <text:p>32.04352</text:p>
          </table:table-cell>
          <table:table-cell office:value-type="float" office:value="26.59741" calcext:value-type="float">
            <text:p>26.59741</text:p>
          </table:table-cell>
          <table:table-cell office:value-type="float" office:value="30.50031" calcext:value-type="float">
            <text:p>30.50031</text:p>
          </table:table-cell>
          <table:table-cell office:value-type="float" office:value="26.74158" calcext:value-type="float">
            <text:p>26.7415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1" calcext:value-type="float">
            <text:p>6082001</text:p>
          </table:table-cell>
          <table:table-cell office:value-type="float" office:value="19.68058" calcext:value-type="float">
            <text:p>19.68058</text:p>
          </table:table-cell>
          <table:table-cell office:value-type="float" office:value="34.335" calcext:value-type="float">
            <text:p>34.335</text:p>
          </table:table-cell>
          <table:table-cell office:value-type="float" office:value="18.45" calcext:value-type="float">
            <text:p>18.45</text:p>
          </table:table-cell>
          <table:table-cell office:value-type="float" office:value="2.078277" calcext:value-type="float">
            <text:p>2.078277</text:p>
          </table:table-cell>
          <table:table-cell office:value-type="float" office:value="1.590468" calcext:value-type="float">
            <text:p>1.590468</text:p>
          </table:table-cell>
          <table:table-cell office:value-type="float" office:value="277.4664" calcext:value-type="float">
            <text:p>277.4664</text:p>
          </table:table-cell>
          <table:table-cell office:value-type="float" office:value="0" calcext:value-type="float">
            <text:p>0</text:p>
          </table:table-cell>
          <table:table-cell office:value-type="float" office:value="48.87506" calcext:value-type="float">
            <text:p>48.87506</text:p>
          </table:table-cell>
          <table:table-cell office:value-type="float" office:value="22.97357" calcext:value-type="float">
            <text:p>22.97357</text:p>
          </table:table-cell>
          <table:table-cell office:value-type="float" office:value="39.31073" calcext:value-type="float">
            <text:p>39.31073</text:p>
          </table:table-cell>
          <table:table-cell office:value-type="float" office:value="26.3407" calcext:value-type="float">
            <text:p>26.3407</text:p>
          </table:table-cell>
          <table:table-cell office:value-type="float" office:value="36.61221" calcext:value-type="float">
            <text:p>36.61221</text:p>
          </table:table-cell>
          <table:table-cell office:value-type="float" office:value="27.51263" calcext:value-type="float">
            <text:p>27.51263</text:p>
          </table:table-cell>
          <table:table-cell office:value-type="float" office:value="34.26929" calcext:value-type="float">
            <text:p>34.26929</text:p>
          </table:table-cell>
          <table:table-cell office:value-type="float" office:value="28.2554" calcext:value-type="float">
            <text:p>28.2554</text:p>
          </table:table-cell>
          <table:table-cell office:value-type="float" office:value="32.48059" calcext:value-type="float">
            <text:p>32.48059</text:p>
          </table:table-cell>
          <table:table-cell office:value-type="float" office:value="28.44485" calcext:value-type="float">
            <text:p>28.44485</text:p>
          </table:table-cell>
          <table:table-cell office:value-type="float" office:value="31.07401" calcext:value-type="float">
            <text:p>31.07401</text:p>
          </table:table-cell>
          <table:table-cell office:value-type="float" office:value="28.3064" calcext:value-type="float">
            <text:p>28.306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1" calcext:value-type="float">
            <text:p>7082001</text:p>
          </table:table-cell>
          <table:table-cell office:value-type="float" office:value="24.85819" calcext:value-type="float">
            <text:p>24.85819</text:p>
          </table:table-cell>
          <table:table-cell office:value-type="float" office:value="33.495" calcext:value-type="float">
            <text:p>33.495</text:p>
          </table:table-cell>
          <table:table-cell office:value-type="float" office:value="20.34" calcext:value-type="float">
            <text:p>20.34</text:p>
          </table:table-cell>
          <table:table-cell office:value-type="float" office:value="2.685327" calcext:value-type="float">
            <text:p>2.685327</text:p>
          </table:table-cell>
          <table:table-cell office:value-type="float" office:value="2.05607" calcext:value-type="float">
            <text:p>2.05607</text:p>
          </table:table-cell>
          <table:table-cell office:value-type="float" office:value="234.8514" calcext:value-type="float">
            <text:p>234.8514</text:p>
          </table:table-cell>
          <table:table-cell office:value-type="float" office:value="0" calcext:value-type="float">
            <text:p>0</text:p>
          </table:table-cell>
          <table:table-cell office:value-type="float" office:value="55.13538" calcext:value-type="float">
            <text:p>55.13538</text:p>
          </table:table-cell>
          <table:table-cell office:value-type="float" office:value="26.01843" calcext:value-type="float">
            <text:p>26.01843</text:p>
          </table:table-cell>
          <table:table-cell office:value-type="float" office:value="43.32758" calcext:value-type="float">
            <text:p>43.32758</text:p>
          </table:table-cell>
          <table:table-cell office:value-type="float" office:value="28.40527" calcext:value-type="float">
            <text:p>28.40527</text:p>
          </table:table-cell>
          <table:table-cell office:value-type="float" office:value="39.72644" calcext:value-type="float">
            <text:p>39.72644</text:p>
          </table:table-cell>
          <table:table-cell office:value-type="float" office:value="29.20874" calcext:value-type="float">
            <text:p>29.20874</text:p>
          </table:table-cell>
          <table:table-cell office:value-type="float" office:value="36.63794" calcext:value-type="float">
            <text:p>36.63794</text:p>
          </table:table-cell>
          <table:table-cell office:value-type="float" office:value="29.62769" calcext:value-type="float">
            <text:p>29.62769</text:p>
          </table:table-cell>
          <table:table-cell office:value-type="float" office:value="34.38754" calcext:value-type="float">
            <text:p>34.38754</text:p>
          </table:table-cell>
          <table:table-cell office:value-type="float" office:value="29.61453" calcext:value-type="float">
            <text:p>29.61453</text:p>
          </table:table-cell>
          <table:table-cell office:value-type="float" office:value="32.67853" calcext:value-type="float">
            <text:p>32.67853</text:p>
          </table:table-cell>
          <table:table-cell office:value-type="float" office:value="29.33646" calcext:value-type="float">
            <text:p>29.3364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1" calcext:value-type="float">
            <text:p>8082001</text:p>
          </table:table-cell>
          <table:table-cell office:value-type="float" office:value="24.79522" calcext:value-type="float">
            <text:p>24.79522</text:p>
          </table:table-cell>
          <table:table-cell office:value-type="float" office:value="35.27" calcext:value-type="float">
            <text:p>35.27</text:p>
          </table:table-cell>
          <table:table-cell office:value-type="float" office:value="18.305" calcext:value-type="float">
            <text:p>18.305</text:p>
          </table:table-cell>
          <table:table-cell office:value-type="float" office:value="2.322389" calcext:value-type="float">
            <text:p>2.322389</text:p>
          </table:table-cell>
          <table:table-cell office:value-type="float" office:value="1.779027" calcext:value-type="float">
            <text:p>1.779027</text:p>
          </table:table-cell>
          <table:table-cell office:value-type="float" office:value="258.444" calcext:value-type="float">
            <text:p>258.444</text:p>
          </table:table-cell>
          <table:table-cell office:value-type="float" office:value="0" calcext:value-type="float">
            <text:p>0</text:p>
          </table:table-cell>
          <table:table-cell office:value-type="float" office:value="55.92596" calcext:value-type="float">
            <text:p>55.92596</text:p>
          </table:table-cell>
          <table:table-cell office:value-type="float" office:value="24.18076" calcext:value-type="float">
            <text:p>24.18076</text:p>
          </table:table-cell>
          <table:table-cell office:value-type="float" office:value="43.78275" calcext:value-type="float">
            <text:p>43.78275</text:p>
          </table:table-cell>
          <table:table-cell office:value-type="float" office:value="27.6322" calcext:value-type="float">
            <text:p>27.6322</text:p>
          </table:table-cell>
          <table:table-cell office:value-type="float" office:value="39.965" calcext:value-type="float">
            <text:p>39.965</text:p>
          </table:table-cell>
          <table:table-cell office:value-type="float" office:value="28.82144" calcext:value-type="float">
            <text:p>28.82144</text:p>
          </table:table-cell>
          <table:table-cell office:value-type="float" office:value="37.06442" calcext:value-type="float">
            <text:p>37.06442</text:p>
          </table:table-cell>
          <table:table-cell office:value-type="float" office:value="29.65588" calcext:value-type="float">
            <text:p>29.65588</text:p>
          </table:table-cell>
          <table:table-cell office:value-type="float" office:value="34.86832" calcext:value-type="float">
            <text:p>34.86832</text:p>
          </table:table-cell>
          <table:table-cell office:value-type="float" office:value="29.91827" calcext:value-type="float">
            <text:p>29.91827</text:p>
          </table:table-cell>
          <table:table-cell office:value-type="float" office:value="33.18616" calcext:value-type="float">
            <text:p>33.18616</text:p>
          </table:table-cell>
          <table:table-cell office:value-type="float" office:value="29.81326" calcext:value-type="float">
            <text:p>29.8132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1" calcext:value-type="float">
            <text:p>9082001</text:p>
          </table:table-cell>
          <table:table-cell office:value-type="float" office:value="23.29276" calcext:value-type="float">
            <text:p>23.29276</text:p>
          </table:table-cell>
          <table:table-cell office:value-type="float" office:value="36.255" calcext:value-type="float">
            <text:p>36.255</text:p>
          </table:table-cell>
          <table:table-cell office:value-type="float" office:value="21.72" calcext:value-type="float">
            <text:p>21.72</text:p>
          </table:table-cell>
          <table:table-cell office:value-type="float" office:value="2.569608" calcext:value-type="float">
            <text:p>2.569608</text:p>
          </table:table-cell>
          <table:table-cell office:value-type="float" office:value="2.160938" calcext:value-type="float">
            <text:p>2.160938</text:p>
          </table:table-cell>
          <table:table-cell office:value-type="float" office:value="322.3242" calcext:value-type="float">
            <text:p>322.3242</text:p>
          </table:table-cell>
          <table:table-cell office:value-type="float" office:value="0.5" calcext:value-type="float">
            <text:p>0.5</text:p>
          </table:table-cell>
          <table:table-cell office:value-type="float" office:value="56.43674" calcext:value-type="float">
            <text:p>56.43674</text:p>
          </table:table-cell>
          <table:table-cell office:value-type="float" office:value="26.72495" calcext:value-type="float">
            <text:p>26.72495</text:p>
          </table:table-cell>
          <table:table-cell office:value-type="float" office:value="44.42859" calcext:value-type="float">
            <text:p>44.42859</text:p>
          </table:table-cell>
          <table:table-cell office:value-type="float" office:value="29.62833" calcext:value-type="float">
            <text:p>29.62833</text:p>
          </table:table-cell>
          <table:table-cell office:value-type="float" office:value="40.76202" calcext:value-type="float">
            <text:p>40.76202</text:p>
          </table:table-cell>
          <table:table-cell office:value-type="float" office:value="30.60733" calcext:value-type="float">
            <text:p>30.60733</text:p>
          </table:table-cell>
          <table:table-cell office:value-type="float" office:value="37.5528" calcext:value-type="float">
            <text:p>37.5528</text:p>
          </table:table-cell>
          <table:table-cell office:value-type="float" office:value="31.13214" calcext:value-type="float">
            <text:p>31.13214</text:p>
          </table:table-cell>
          <table:table-cell office:value-type="float" office:value="35.36926" calcext:value-type="float">
            <text:p>35.36926</text:p>
          </table:table-cell>
          <table:table-cell office:value-type="float" office:value="31.15466" calcext:value-type="float">
            <text:p>31.15466</text:p>
          </table:table-cell>
          <table:table-cell office:value-type="float" office:value="33.75314" calcext:value-type="float">
            <text:p>33.75314</text:p>
          </table:table-cell>
          <table:table-cell office:value-type="float" office:value="30.88177" calcext:value-type="float">
            <text:p>30.8817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1" calcext:value-type="float">
            <text:p>10082001</text:p>
          </table:table-cell>
          <table:table-cell office:value-type="float" office:value="26.67692" calcext:value-type="float">
            <text:p>26.67692</text:p>
          </table:table-cell>
          <table:table-cell office:value-type="float" office:value="27.47" calcext:value-type="float">
            <text:p>27.47</text:p>
          </table:table-cell>
          <table:table-cell office:value-type="float" office:value="17.65" calcext:value-type="float">
            <text:p>17.65</text:p>
          </table:table-cell>
          <table:table-cell office:value-type="float" office:value="2.370341" calcext:value-type="float">
            <text:p>2.370341</text:p>
          </table:table-cell>
          <table:table-cell office:value-type="float" office:value="1.185401" calcext:value-type="float">
            <text:p>1.185401</text:p>
          </table:table-cell>
          <table:table-cell office:value-type="float" office:value="373.7646" calcext:value-type="float">
            <text:p>373.7646</text:p>
          </table:table-cell>
          <table:table-cell office:value-type="float" office:value="0" calcext:value-type="float">
            <text:p>0</text:p>
          </table:table-cell>
          <table:table-cell office:value-type="float" office:value="54.56171" calcext:value-type="float">
            <text:p>54.56171</text:p>
          </table:table-cell>
          <table:table-cell office:value-type="float" office:value="25.0654" calcext:value-type="float">
            <text:p>25.0654</text:p>
          </table:table-cell>
          <table:table-cell office:value-type="float" office:value="43.66318" calcext:value-type="float">
            <text:p>43.66318</text:p>
          </table:table-cell>
          <table:table-cell office:value-type="float" office:value="30.39969" calcext:value-type="float">
            <text:p>30.39969</text:p>
          </table:table-cell>
          <table:table-cell office:value-type="float" office:value="40.44009" calcext:value-type="float">
            <text:p>40.44009</text:p>
          </table:table-cell>
          <table:table-cell office:value-type="float" office:value="31.34341" calcext:value-type="float">
            <text:p>31.34341</text:p>
          </table:table-cell>
          <table:table-cell office:value-type="float" office:value="37.71338" calcext:value-type="float">
            <text:p>37.71338</text:p>
          </table:table-cell>
          <table:table-cell office:value-type="float" office:value="31.78796" calcext:value-type="float">
            <text:p>31.78796</text:p>
          </table:table-cell>
          <table:table-cell office:value-type="float" office:value="35.68826" calcext:value-type="float">
            <text:p>35.68826</text:p>
          </table:table-cell>
          <table:table-cell office:value-type="float" office:value="31.776" calcext:value-type="float">
            <text:p>31.776</text:p>
          </table:table-cell>
          <table:table-cell office:value-type="float" office:value="34.10294" calcext:value-type="float">
            <text:p>34.10294</text:p>
          </table:table-cell>
          <table:table-cell office:value-type="float" office:value="31.48215" calcext:value-type="float">
            <text:p>31.4821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1" calcext:value-type="float">
            <text:p>11082001</text:p>
          </table:table-cell>
          <table:table-cell office:value-type="float" office:value="24.36951" calcext:value-type="float">
            <text:p>24.36951</text:p>
          </table:table-cell>
          <table:table-cell office:value-type="float" office:value="26.34" calcext:value-type="float">
            <text:p>26.34</text:p>
          </table:table-cell>
          <table:table-cell office:value-type="float" office:value="10.765" calcext:value-type="float">
            <text:p>10.765</text:p>
          </table:table-cell>
          <table:table-cell office:value-type="float" office:value="1.416416" calcext:value-type="float">
            <text:p>1.416416</text:p>
          </table:table-cell>
          <table:table-cell office:value-type="float" office:value="1.181037" calcext:value-type="float">
            <text:p>1.181037</text:p>
          </table:table-cell>
          <table:table-cell office:value-type="float" office:value="142.272" calcext:value-type="float">
            <text:p>142.272</text:p>
          </table:table-cell>
          <table:table-cell office:value-type="float" office:value="0" calcext:value-type="float">
            <text:p>0</text:p>
          </table:table-cell>
          <table:table-cell office:value-type="float" office:value="48.37366" calcext:value-type="float">
            <text:p>48.37366</text:p>
          </table:table-cell>
          <table:table-cell office:value-type="float" office:value="19.32626" calcext:value-type="float">
            <text:p>19.32626</text:p>
          </table:table-cell>
          <table:table-cell office:value-type="float" office:value="38.76462" calcext:value-type="float">
            <text:p>38.76462</text:p>
          </table:table-cell>
          <table:table-cell office:value-type="float" office:value="25.53107" calcext:value-type="float">
            <text:p>25.53107</text:p>
          </table:table-cell>
          <table:table-cell office:value-type="float" office:value="36.60727" calcext:value-type="float">
            <text:p>36.60727</text:p>
          </table:table-cell>
          <table:table-cell office:value-type="float" office:value="27.60162" calcext:value-type="float">
            <text:p>27.60162</text:p>
          </table:table-cell>
          <table:table-cell office:value-type="float" office:value="34.73386" calcext:value-type="float">
            <text:p>34.73386</text:p>
          </table:table-cell>
          <table:table-cell office:value-type="float" office:value="29.16293" calcext:value-type="float">
            <text:p>29.16293</text:p>
          </table:table-cell>
          <table:table-cell office:value-type="float" office:value="33.62277" calcext:value-type="float">
            <text:p>33.62277</text:p>
          </table:table-cell>
          <table:table-cell office:value-type="float" office:value="29.92633" calcext:value-type="float">
            <text:p>29.92633</text:p>
          </table:table-cell>
          <table:table-cell office:value-type="float" office:value="33.27057" calcext:value-type="float">
            <text:p>33.27057</text:p>
          </table:table-cell>
          <table:table-cell office:value-type="float" office:value="30.1821" calcext:value-type="float">
            <text:p>30.182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1" calcext:value-type="float">
            <text:p>12082001</text:p>
          </table:table-cell>
          <table:table-cell office:value-type="float" office:value="20.84555" calcext:value-type="float">
            <text:p>20.84555</text:p>
          </table:table-cell>
          <table:table-cell office:value-type="float" office:value="29.43" calcext:value-type="float">
            <text:p>29.43</text:p>
          </table:table-cell>
          <table:table-cell office:value-type="float" office:value="15.06" calcext:value-type="float">
            <text:p>15.06</text:p>
          </table:table-cell>
          <table:table-cell office:value-type="float" office:value="1.688241" calcext:value-type="float">
            <text:p>1.688241</text:p>
          </table:table-cell>
          <table:table-cell office:value-type="float" office:value="1.217593" calcext:value-type="float">
            <text:p>1.217593</text:p>
          </table:table-cell>
          <table:table-cell office:value-type="float" office:value="176.526" calcext:value-type="float">
            <text:p>176.526</text:p>
          </table:table-cell>
          <table:table-cell office:value-type="float" office:value="0" calcext:value-type="float">
            <text:p>0</text:p>
          </table:table-cell>
          <table:table-cell office:value-type="float" office:value="47.22903" calcext:value-type="float">
            <text:p>47.22903</text:p>
          </table:table-cell>
          <table:table-cell office:value-type="float" office:value="20.95993" calcext:value-type="float">
            <text:p>20.95993</text:p>
          </table:table-cell>
          <table:table-cell office:value-type="float" office:value="38.0546" calcext:value-type="float">
            <text:p>38.0546</text:p>
          </table:table-cell>
          <table:table-cell office:value-type="float" office:value="25.42941" calcext:value-type="float">
            <text:p>25.42941</text:p>
          </table:table-cell>
          <table:table-cell office:value-type="float" office:value="35.73218" calcext:value-type="float">
            <text:p>35.73218</text:p>
          </table:table-cell>
          <table:table-cell office:value-type="float" office:value="27.03653" calcext:value-type="float">
            <text:p>27.03653</text:p>
          </table:table-cell>
          <table:table-cell office:value-type="float" office:value="33.84589" calcext:value-type="float">
            <text:p>33.84589</text:p>
          </table:table-cell>
          <table:table-cell office:value-type="float" office:value="28.26111" calcext:value-type="float">
            <text:p>28.26111</text:p>
          </table:table-cell>
          <table:table-cell office:value-type="float" office:value="32.48679" calcext:value-type="float">
            <text:p>32.48679</text:p>
          </table:table-cell>
          <table:table-cell office:value-type="float" office:value="28.91327" calcext:value-type="float">
            <text:p>28.91327</text:p>
          </table:table-cell>
          <table:table-cell office:value-type="float" office:value="31.60883" calcext:value-type="float">
            <text:p>31.60883</text:p>
          </table:table-cell>
          <table:table-cell office:value-type="float" office:value="29.19916" calcext:value-type="float">
            <text:p>29.1991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1" calcext:value-type="float">
            <text:p>13082001</text:p>
          </table:table-cell>
          <table:table-cell office:value-type="float" office:value="19.62461" calcext:value-type="float">
            <text:p>19.62461</text:p>
          </table:table-cell>
          <table:table-cell office:value-type="float" office:value="25.04" calcext:value-type="float">
            <text:p>25.04</text:p>
          </table:table-cell>
          <table:table-cell office:value-type="float" office:value="11.485" calcext:value-type="float">
            <text:p>11.485</text:p>
          </table:table-cell>
          <table:table-cell office:value-type="float" office:value="1.637548" calcext:value-type="float">
            <text:p>1.637548</text:p>
          </table:table-cell>
          <table:table-cell office:value-type="float" office:value="1.277852" calcext:value-type="float">
            <text:p>1.277852</text:p>
          </table:table-cell>
          <table:table-cell office:value-type="float" office:value="197.7624" calcext:value-type="float">
            <text:p>197.7624</text:p>
          </table:table-cell>
          <table:table-cell office:value-type="float" office:value="0" calcext:value-type="float">
            <text:p>0</text:p>
          </table:table-cell>
          <table:table-cell office:value-type="float" office:value="45.45209" calcext:value-type="float">
            <text:p>45.45209</text:p>
          </table:table-cell>
          <table:table-cell office:value-type="float" office:value="19.79025" calcext:value-type="float">
            <text:p>19.79025</text:p>
          </table:table-cell>
          <table:table-cell office:value-type="float" office:value="37.07208" calcext:value-type="float">
            <text:p>37.07208</text:p>
          </table:table-cell>
          <table:table-cell office:value-type="float" office:value="25.06177" calcext:value-type="float">
            <text:p>25.06177</text:p>
          </table:table-cell>
          <table:table-cell office:value-type="float" office:value="34.41037" calcext:value-type="float">
            <text:p>34.41037</text:p>
          </table:table-cell>
          <table:table-cell office:value-type="float" office:value="26.74268" calcext:value-type="float">
            <text:p>26.74268</text:p>
          </table:table-cell>
          <table:table-cell office:value-type="float" office:value="32.69553" calcext:value-type="float">
            <text:p>32.69553</text:p>
          </table:table-cell>
          <table:table-cell office:value-type="float" office:value="27.98895" calcext:value-type="float">
            <text:p>27.98895</text:p>
          </table:table-cell>
          <table:table-cell office:value-type="float" office:value="31.60037" calcext:value-type="float">
            <text:p>31.60037</text:p>
          </table:table-cell>
          <table:table-cell office:value-type="float" office:value="28.63333" calcext:value-type="float">
            <text:p>28.63333</text:p>
          </table:table-cell>
          <table:table-cell office:value-type="float" office:value="31.05032" calcext:value-type="float">
            <text:p>31.05032</text:p>
          </table:table-cell>
          <table:table-cell office:value-type="float" office:value="28.89142" calcext:value-type="float">
            <text:p>28.8914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1" calcext:value-type="float">
            <text:p>14082001</text:p>
          </table:table-cell>
          <table:table-cell office:value-type="float" office:value="24.12785" calcext:value-type="float">
            <text:p>24.12785</text:p>
          </table:table-cell>
          <table:table-cell office:value-type="float" office:value="25.595" calcext:value-type="float">
            <text:p>25.595</text:p>
          </table:table-cell>
          <table:table-cell office:value-type="float" office:value="8.275" calcext:value-type="float">
            <text:p>8.275</text:p>
          </table:table-cell>
          <table:table-cell office:value-type="float" office:value="1.345594" calcext:value-type="float">
            <text:p>1.345594</text:p>
          </table:table-cell>
          <table:table-cell office:value-type="float" office:value="0.9100248" calcext:value-type="float">
            <text:p>0.9100248</text:p>
          </table:table-cell>
          <table:table-cell office:value-type="float" office:value="125.5176" calcext:value-type="float">
            <text:p>125.5176</text:p>
          </table:table-cell>
          <table:table-cell office:value-type="float" office:value="0" calcext:value-type="float">
            <text:p>0</text:p>
          </table:table-cell>
          <table:table-cell office:value-type="float" office:value="48.74927" calcext:value-type="float">
            <text:p>48.74927</text:p>
          </table:table-cell>
          <table:table-cell office:value-type="float" office:value="15.75403" calcext:value-type="float">
            <text:p>15.75403</text:p>
          </table:table-cell>
          <table:table-cell office:value-type="float" office:value="36.80991" calcext:value-type="float">
            <text:p>36.80991</text:p>
          </table:table-cell>
          <table:table-cell office:value-type="float" office:value="21.78268" calcext:value-type="float">
            <text:p>21.78268</text:p>
          </table:table-cell>
          <table:table-cell office:value-type="float" office:value="34.16019" calcext:value-type="float">
            <text:p>34.16019</text:p>
          </table:table-cell>
          <table:table-cell office:value-type="float" office:value="23.91422" calcext:value-type="float">
            <text:p>23.91422</text:p>
          </table:table-cell>
          <table:table-cell office:value-type="float" office:value="32.16217" calcext:value-type="float">
            <text:p>32.16217</text:p>
          </table:table-cell>
          <table:table-cell office:value-type="float" office:value="25.67862" calcext:value-type="float">
            <text:p>25.67862</text:p>
          </table:table-cell>
          <table:table-cell office:value-type="float" office:value="30.88684" calcext:value-type="float">
            <text:p>30.88684</text:p>
          </table:table-cell>
          <table:table-cell office:value-type="float" office:value="26.73969" calcext:value-type="float">
            <text:p>26.73969</text:p>
          </table:table-cell>
          <table:table-cell office:value-type="float" office:value="30.05685" calcext:value-type="float">
            <text:p>30.05685</text:p>
          </table:table-cell>
          <table:table-cell office:value-type="float" office:value="27.33575" calcext:value-type="float">
            <text:p>27.3357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1" calcext:value-type="float">
            <text:p>15082001</text:p>
          </table:table-cell>
          <table:table-cell office:value-type="float" office:value="26.22575" calcext:value-type="float">
            <text:p>26.22575</text:p>
          </table:table-cell>
          <table:table-cell office:value-type="float" office:value="29.235" calcext:value-type="float">
            <text:p>29.235</text:p>
          </table:table-cell>
          <table:table-cell office:value-type="float" office:value="10.17" calcext:value-type="float">
            <text:p>10.17</text:p>
          </table:table-cell>
          <table:table-cell office:value-type="float" office:value="1.420238" calcext:value-type="float">
            <text:p>1.420238</text:p>
          </table:table-cell>
          <table:table-cell office:value-type="float" office:value="0.9747857" calcext:value-type="float">
            <text:p>0.9747857</text:p>
          </table:table-cell>
          <table:table-cell office:value-type="float" office:value="231.2676" calcext:value-type="float">
            <text:p>231.2676</text:p>
          </table:table-cell>
          <table:table-cell office:value-type="float" office:value="0" calcext:value-type="float">
            <text:p>0</text:p>
          </table:table-cell>
          <table:table-cell office:value-type="float" office:value="50.4697" calcext:value-type="float">
            <text:p>50.4697</text:p>
          </table:table-cell>
          <table:table-cell office:value-type="float" office:value="16.97406" calcext:value-type="float">
            <text:p>16.97406</text:p>
          </table:table-cell>
          <table:table-cell office:value-type="float" office:value="38.96817" calcext:value-type="float">
            <text:p>38.96817</text:p>
          </table:table-cell>
          <table:table-cell office:value-type="float" office:value="22.24356" calcext:value-type="float">
            <text:p>22.24356</text:p>
          </table:table-cell>
          <table:table-cell office:value-type="float" office:value="35.95352" calcext:value-type="float">
            <text:p>35.95352</text:p>
          </table:table-cell>
          <table:table-cell office:value-type="float" office:value="24.08112" calcext:value-type="float">
            <text:p>24.08112</text:p>
          </table:table-cell>
          <table:table-cell office:value-type="float" office:value="33.46704" calcext:value-type="float">
            <text:p>33.46704</text:p>
          </table:table-cell>
          <table:table-cell office:value-type="float" office:value="25.60016" calcext:value-type="float">
            <text:p>25.60016</text:p>
          </table:table-cell>
          <table:table-cell office:value-type="float" office:value="31.7482" calcext:value-type="float">
            <text:p>31.7482</text:p>
          </table:table-cell>
          <table:table-cell office:value-type="float" office:value="26.5043" calcext:value-type="float">
            <text:p>26.5043</text:p>
          </table:table-cell>
          <table:table-cell office:value-type="float" office:value="30.51602" calcext:value-type="float">
            <text:p>30.51602</text:p>
          </table:table-cell>
          <table:table-cell office:value-type="float" office:value="27.00183" calcext:value-type="float">
            <text:p>27.0018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1" calcext:value-type="float">
            <text:p>16082001</text:p>
          </table:table-cell>
          <table:table-cell office:value-type="float" office:value="16.3224" calcext:value-type="float">
            <text:p>16.3224</text:p>
          </table:table-cell>
          <table:table-cell office:value-type="float" office:value="29.5" calcext:value-type="float">
            <text:p>29.5</text:p>
          </table:table-cell>
          <table:table-cell office:value-type="float" office:value="11.77" calcext:value-type="float">
            <text:p>11.77</text:p>
          </table:table-cell>
          <table:table-cell office:value-type="float" office:value="1.878538" calcext:value-type="float">
            <text:p>1.878538</text:p>
          </table:table-cell>
          <table:table-cell office:value-type="float" office:value="1.048064" calcext:value-type="float">
            <text:p>1.048064</text:p>
          </table:table-cell>
          <table:table-cell office:value-type="float" office:value="243.7038" calcext:value-type="float">
            <text:p>243.7038</text:p>
          </table:table-cell>
          <table:table-cell office:value-type="float" office:value="0" calcext:value-type="float">
            <text:p>0</text:p>
          </table:table-cell>
          <table:table-cell office:value-type="float" office:value="48.43652" calcext:value-type="float">
            <text:p>48.43652</text:p>
          </table:table-cell>
          <table:table-cell office:value-type="float" office:value="18.73123" calcext:value-type="float">
            <text:p>18.73123</text:p>
          </table:table-cell>
          <table:table-cell office:value-type="float" office:value="37.38202" calcext:value-type="float">
            <text:p>37.38202</text:p>
          </table:table-cell>
          <table:table-cell office:value-type="float" office:value="23.50354" calcext:value-type="float">
            <text:p>23.50354</text:p>
          </table:table-cell>
          <table:table-cell office:value-type="float" office:value="34.03989" calcext:value-type="float">
            <text:p>34.03989</text:p>
          </table:table-cell>
          <table:table-cell office:value-type="float" office:value="25.15918" calcext:value-type="float">
            <text:p>25.15918</text:p>
          </table:table-cell>
          <table:table-cell office:value-type="float" office:value="31.87976" calcext:value-type="float">
            <text:p>31.87976</text:p>
          </table:table-cell>
          <table:table-cell office:value-type="float" office:value="26.3847" calcext:value-type="float">
            <text:p>26.3847</text:p>
          </table:table-cell>
          <table:table-cell office:value-type="float" office:value="30.56601" calcext:value-type="float">
            <text:p>30.56601</text:p>
          </table:table-cell>
          <table:table-cell office:value-type="float" office:value="27.03601" calcext:value-type="float">
            <text:p>27.03601</text:p>
          </table:table-cell>
          <table:table-cell office:value-type="float" office:value="30.01691" calcext:value-type="float">
            <text:p>30.01691</text:p>
          </table:table-cell>
          <table:table-cell office:value-type="float" office:value="27.37689" calcext:value-type="float">
            <text:p>27.3768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1" calcext:value-type="float">
            <text:p>17082001</text:p>
          </table:table-cell>
          <table:table-cell office:value-type="float" office:value="18.3366" calcext:value-type="float">
            <text:p>18.3366</text:p>
          </table:table-cell>
          <table:table-cell office:value-type="float" office:value="27.2" calcext:value-type="float">
            <text:p>27.2</text:p>
          </table:table-cell>
          <table:table-cell office:value-type="float" office:value="17.4" calcext:value-type="float">
            <text:p>17.4</text:p>
          </table:table-cell>
          <table:table-cell office:value-type="float" office:value="2.41448" calcext:value-type="float">
            <text:p>2.41448</text:p>
          </table:table-cell>
          <table:table-cell office:value-type="float" office:value="1.640844" calcext:value-type="float">
            <text:p>1.640844</text:p>
          </table:table-cell>
          <table:table-cell office:value-type="float" office:value="403.56" calcext:value-type="float">
            <text:p>403.56</text:p>
          </table:table-cell>
          <table:table-cell office:value-type="float" office:value="8.3" calcext:value-type="float">
            <text:p>8.3</text:p>
          </table:table-cell>
          <table:table-cell office:value-type="float" office:value="38.80017" calcext:value-type="float">
            <text:p>38.80017</text:p>
          </table:table-cell>
          <table:table-cell office:value-type="float" office:value="20.67892" calcext:value-type="float">
            <text:p>20.67892</text:p>
          </table:table-cell>
          <table:table-cell office:value-type="float" office:value="33.23776" calcext:value-type="float">
            <text:p>33.23776</text:p>
          </table:table-cell>
          <table:table-cell office:value-type="float" office:value="23.53687" calcext:value-type="float">
            <text:p>23.53687</text:p>
          </table:table-cell>
          <table:table-cell office:value-type="float" office:value="31.41226" calcext:value-type="float">
            <text:p>31.41226</text:p>
          </table:table-cell>
          <table:table-cell office:value-type="float" office:value="25.00278" calcext:value-type="float">
            <text:p>25.00278</text:p>
          </table:table-cell>
          <table:table-cell office:value-type="float" office:value="30.10129" calcext:value-type="float">
            <text:p>30.10129</text:p>
          </table:table-cell>
          <table:table-cell office:value-type="float" office:value="26.2865" calcext:value-type="float">
            <text:p>26.2865</text:p>
          </table:table-cell>
          <table:table-cell office:value-type="float" office:value="29.50656" calcext:value-type="float">
            <text:p>29.50656</text:p>
          </table:table-cell>
          <table:table-cell office:value-type="float" office:value="27.09637" calcext:value-type="float">
            <text:p>27.09637</text:p>
          </table:table-cell>
          <table:table-cell office:value-type="float" office:value="29.30515" calcext:value-type="float">
            <text:p>29.30515</text:p>
          </table:table-cell>
          <table:table-cell office:value-type="float" office:value="27.4985" calcext:value-type="float">
            <text:p>27.49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1" calcext:value-type="float">
            <text:p>18082001</text:p>
          </table:table-cell>
          <table:table-cell office:value-type="float" office:value="20.55816" calcext:value-type="float">
            <text:p>20.55816</text:p>
          </table:table-cell>
          <table:table-cell office:value-type="float" office:value="26.7" calcext:value-type="float">
            <text:p>26.7</text:p>
          </table:table-cell>
          <table:table-cell office:value-type="float" office:value="17.7" calcext:value-type="float">
            <text:p>17.7</text:p>
          </table:table-cell>
          <table:table-cell office:value-type="float" office:value="1.899367" calcext:value-type="float">
            <text:p>1.899367</text:p>
          </table:table-cell>
          <table:table-cell office:value-type="float" office:value="1.687247" calcext:value-type="float">
            <text:p>1.687247</text:p>
          </table:table-cell>
          <table:table-cell office:value-type="float" office:value="298.8" calcext:value-type="float">
            <text:p>298.8</text:p>
          </table:table-cell>
          <table:table-cell office:value-type="float" office:value="0" calcext:value-type="float">
            <text:p>0</text:p>
          </table:table-cell>
          <table:table-cell office:value-type="float" office:value="36.62018" calcext:value-type="float">
            <text:p>36.62018</text:p>
          </table:table-cell>
          <table:table-cell office:value-type="float" office:value="19.15039" calcext:value-type="float">
            <text:p>19.15039</text:p>
          </table:table-cell>
          <table:table-cell office:value-type="float" office:value="31.59158" calcext:value-type="float">
            <text:p>31.59158</text:p>
          </table:table-cell>
          <table:table-cell office:value-type="float" office:value="21.77737" calcext:value-type="float">
            <text:p>21.77737</text:p>
          </table:table-cell>
          <table:table-cell office:value-type="float" office:value="29.8006" calcext:value-type="float">
            <text:p>29.8006</text:p>
          </table:table-cell>
          <table:table-cell office:value-type="float" office:value="23.09747" calcext:value-type="float">
            <text:p>23.09747</text:p>
          </table:table-cell>
          <table:table-cell office:value-type="float" office:value="28.61639" calcext:value-type="float">
            <text:p>28.61639</text:p>
          </table:table-cell>
          <table:table-cell office:value-type="float" office:value="24.2543" calcext:value-type="float">
            <text:p>24.2543</text:p>
          </table:table-cell>
          <table:table-cell office:value-type="float" office:value="27.82986" calcext:value-type="float">
            <text:p>27.82986</text:p>
          </table:table-cell>
          <table:table-cell office:value-type="float" office:value="25.06229" calcext:value-type="float">
            <text:p>25.06229</text:p>
          </table:table-cell>
          <table:table-cell office:value-type="float" office:value="27.43854" calcext:value-type="float">
            <text:p>27.43854</text:p>
          </table:table-cell>
          <table:table-cell office:value-type="float" office:value="25.59698" calcext:value-type="float">
            <text:p>25.5969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1" calcext:value-type="float">
            <text:p>19082001</text:p>
          </table:table-cell>
          <table:table-cell office:value-type="float" office:value="13.5036" calcext:value-type="float">
            <text:p>13.5036</text:p>
          </table:table-cell>
          <table:table-cell office:value-type="float" office:value="25.3" calcext:value-type="float">
            <text:p>25.3</text:p>
          </table:table-cell>
          <table:table-cell office:value-type="float" office:value="16.1" calcext:value-type="float">
            <text:p>16.1</text:p>
          </table:table-cell>
          <table:table-cell office:value-type="float" office:value="2.055702" calcext:value-type="float">
            <text:p>2.055702</text:p>
          </table:table-cell>
          <table:table-cell office:value-type="float" office:value="1.654782" calcext:value-type="float">
            <text:p>1.654782</text:p>
          </table:table-cell>
          <table:table-cell office:value-type="float" office:value="221.76" calcext:value-type="float">
            <text:p>221.76</text:p>
          </table:table-cell>
          <table:table-cell office:value-type="float" office:value="0.7" calcext:value-type="float">
            <text:p>0.7</text:p>
          </table:table-cell>
          <table:table-cell office:value-type="float" office:value="41.36356" calcext:value-type="float">
            <text:p>41.36356</text:p>
          </table:table-cell>
          <table:table-cell office:value-type="float" office:value="18.64606" calcext:value-type="float">
            <text:p>18.64606</text:p>
          </table:table-cell>
          <table:table-cell office:value-type="float" office:value="32.05969" calcext:value-type="float">
            <text:p>32.05969</text:p>
          </table:table-cell>
          <table:table-cell office:value-type="float" office:value="21.87558" calcext:value-type="float">
            <text:p>21.87558</text:p>
          </table:table-cell>
          <table:table-cell office:value-type="float" office:value="29.81506" calcext:value-type="float">
            <text:p>29.81506</text:p>
          </table:table-cell>
          <table:table-cell office:value-type="float" office:value="23.08023" calcext:value-type="float">
            <text:p>23.08023</text:p>
          </table:table-cell>
          <table:table-cell office:value-type="float" office:value="28.31979" calcext:value-type="float">
            <text:p>28.31979</text:p>
          </table:table-cell>
          <table:table-cell office:value-type="float" office:value="24.10327" calcext:value-type="float">
            <text:p>24.10327</text:p>
          </table:table-cell>
          <table:table-cell office:value-type="float" office:value="27.48587" calcext:value-type="float">
            <text:p>27.48587</text:p>
          </table:table-cell>
          <table:table-cell office:value-type="float" office:value="24.75568" calcext:value-type="float">
            <text:p>24.75568</text:p>
          </table:table-cell>
          <table:table-cell office:value-type="float" office:value="26.93301" calcext:value-type="float">
            <text:p>26.93301</text:p>
          </table:table-cell>
          <table:table-cell office:value-type="float" office:value="25.18222" calcext:value-type="float">
            <text:p>25.1822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1" calcext:value-type="float">
            <text:p>20082001</text:p>
          </table:table-cell>
          <table:table-cell office:value-type="float" office:value="9.76356" calcext:value-type="float">
            <text:p>9.76356</text:p>
          </table:table-cell>
          <table:table-cell office:value-type="float" office:value="24.8" calcext:value-type="float">
            <text:p>24.8</text:p>
          </table:table-cell>
          <table:table-cell office:value-type="float" office:value="17.1" calcext:value-type="float">
            <text:p>17.1</text:p>
          </table:table-cell>
          <table:table-cell office:value-type="float" office:value="2.224317" calcext:value-type="float">
            <text:p>2.224317</text:p>
          </table:table-cell>
          <table:table-cell office:value-type="float" office:value="1.876857" calcext:value-type="float">
            <text:p>1.876857</text:p>
          </table:table-cell>
          <table:table-cell office:value-type="float" office:value="403.56" calcext:value-type="float">
            <text:p>403.56</text:p>
          </table:table-cell>
          <table:table-cell office:value-type="float" office:value="0.8" calcext:value-type="float">
            <text:p>0.8</text:p>
          </table:table-cell>
          <table:table-cell office:value-type="float" office:value="37.88037" calcext:value-type="float">
            <text:p>37.88037</text:p>
          </table:table-cell>
          <table:table-cell office:value-type="float" office:value="19.73383" calcext:value-type="float">
            <text:p>19.73383</text:p>
          </table:table-cell>
          <table:table-cell office:value-type="float" office:value="30.30121" calcext:value-type="float">
            <text:p>30.30121</text:p>
          </table:table-cell>
          <table:table-cell office:value-type="float" office:value="22.38406" calcext:value-type="float">
            <text:p>22.38406</text:p>
          </table:table-cell>
          <table:table-cell office:value-type="float" office:value="27.98721" calcext:value-type="float">
            <text:p>27.98721</text:p>
          </table:table-cell>
          <table:table-cell office:value-type="float" office:value="23.36832" calcext:value-type="float">
            <text:p>23.36832</text:p>
          </table:table-cell>
          <table:table-cell office:value-type="float" office:value="27.01337" calcext:value-type="float">
            <text:p>27.01337</text:p>
          </table:table-cell>
          <table:table-cell office:value-type="float" office:value="24.18924" calcext:value-type="float">
            <text:p>24.18924</text:p>
          </table:table-cell>
          <table:table-cell office:value-type="float" office:value="26.50189" calcext:value-type="float">
            <text:p>26.50189</text:p>
          </table:table-cell>
          <table:table-cell office:value-type="float" office:value="24.65649" calcext:value-type="float">
            <text:p>24.65649</text:p>
          </table:table-cell>
          <table:table-cell office:value-type="float" office:value="26.40469" calcext:value-type="float">
            <text:p>26.40469</text:p>
          </table:table-cell>
          <table:table-cell office:value-type="float" office:value="24.95111" calcext:value-type="float">
            <text:p>24.9511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1" calcext:value-type="float">
            <text:p>21082001</text:p>
          </table:table-cell>
          <table:table-cell office:value-type="float" office:value="19.02636" calcext:value-type="float">
            <text:p>19.02636</text:p>
          </table:table-cell>
          <table:table-cell office:value-type="float" office:value="25.3" calcext:value-type="float">
            <text:p>25.3</text:p>
          </table:table-cell>
          <table:table-cell office:value-type="float" office:value="17.1" calcext:value-type="float">
            <text:p>17.1</text:p>
          </table:table-cell>
          <table:table-cell office:value-type="float" office:value="2.146414" calcext:value-type="float">
            <text:p>2.146414</text:p>
          </table:table-cell>
          <table:table-cell office:value-type="float" office:value="1.897068" calcext:value-type="float">
            <text:p>1.897068</text:p>
          </table:table-cell>
          <table:table-cell office:value-type="float" office:value="230.4" calcext:value-type="float">
            <text:p>230.4</text:p>
          </table:table-cell>
          <table:table-cell office:value-type="float" office:value="0" calcext:value-type="float">
            <text:p>0</text:p>
          </table:table-cell>
          <table:table-cell office:value-type="float" office:value="45.65414" calcext:value-type="float">
            <text:p>45.65414</text:p>
          </table:table-cell>
          <table:table-cell office:value-type="float" office:value="19.07733" calcext:value-type="float">
            <text:p>19.07733</text:p>
          </table:table-cell>
          <table:table-cell office:value-type="float" office:value="34.22409" calcext:value-type="float">
            <text:p>34.22409</text:p>
          </table:table-cell>
          <table:table-cell office:value-type="float" office:value="21.62891" calcext:value-type="float">
            <text:p>21.62891</text:p>
          </table:table-cell>
          <table:table-cell office:value-type="float" office:value="31.53641" calcext:value-type="float">
            <text:p>31.53641</text:p>
          </table:table-cell>
          <table:table-cell office:value-type="float" office:value="22.62839" calcext:value-type="float">
            <text:p>22.62839</text:p>
          </table:table-cell>
          <table:table-cell office:value-type="float" office:value="29.46716" calcext:value-type="float">
            <text:p>29.46716</text:p>
          </table:table-cell>
          <table:table-cell office:value-type="float" office:value="23.47894" calcext:value-type="float">
            <text:p>23.47894</text:p>
          </table:table-cell>
          <table:table-cell office:value-type="float" office:value="28.1095" calcext:value-type="float">
            <text:p>28.1095</text:p>
          </table:table-cell>
          <table:table-cell office:value-type="float" office:value="24.04825" calcext:value-type="float">
            <text:p>24.04825</text:p>
          </table:table-cell>
          <table:table-cell office:value-type="float" office:value="27.19427" calcext:value-type="float">
            <text:p>27.19427</text:p>
          </table:table-cell>
          <table:table-cell office:value-type="float" office:value="24.40622" calcext:value-type="float">
            <text:p>24.4062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1" calcext:value-type="float">
            <text:p>22082001</text:p>
          </table:table-cell>
          <table:table-cell office:value-type="float" office:value="23.06268" calcext:value-type="float">
            <text:p>23.06268</text:p>
          </table:table-cell>
          <table:table-cell office:value-type="float" office:value="28.9" calcext:value-type="float">
            <text:p>28.9</text:p>
          </table:table-cell>
          <table:table-cell office:value-type="float" office:value="15.9" calcext:value-type="float">
            <text:p>15.9</text:p>
          </table:table-cell>
          <table:table-cell office:value-type="float" office:value="1.880816" calcext:value-type="float">
            <text:p>1.880816</text:p>
          </table:table-cell>
          <table:table-cell office:value-type="float" office:value="1.363293" calcext:value-type="float">
            <text:p>1.363293</text:p>
          </table:table-cell>
          <table:table-cell office:value-type="float" office:value="229.68" calcext:value-type="float">
            <text:p>229.68</text:p>
          </table:table-cell>
          <table:table-cell office:value-type="float" office:value="0" calcext:value-type="float">
            <text:p>0</text:p>
          </table:table-cell>
          <table:table-cell office:value-type="float" office:value="49.6687" calcext:value-type="float">
            <text:p>49.6687</text:p>
          </table:table-cell>
          <table:table-cell office:value-type="float" office:value="19.73468" calcext:value-type="float">
            <text:p>19.73468</text:p>
          </table:table-cell>
          <table:table-cell office:value-type="float" office:value="37.77188" calcext:value-type="float">
            <text:p>37.77188</text:p>
          </table:table-cell>
          <table:table-cell office:value-type="float" office:value="22.96201" calcext:value-type="float">
            <text:p>22.96201</text:p>
          </table:table-cell>
          <table:table-cell office:value-type="float" office:value="34.00064" calcext:value-type="float">
            <text:p>34.00064</text:p>
          </table:table-cell>
          <table:table-cell office:value-type="float" office:value="24.10468" calcext:value-type="float">
            <text:p>24.10468</text:p>
          </table:table-cell>
          <table:table-cell office:value-type="float" office:value="31.66553" calcext:value-type="float">
            <text:p>31.66553</text:p>
          </table:table-cell>
          <table:table-cell office:value-type="float" office:value="24.92322" calcext:value-type="float">
            <text:p>24.92322</text:p>
          </table:table-cell>
          <table:table-cell office:value-type="float" office:value="29.98032" calcext:value-type="float">
            <text:p>29.98032</text:p>
          </table:table-cell>
          <table:table-cell office:value-type="float" office:value="25.3392" calcext:value-type="float">
            <text:p>25.3392</text:p>
          </table:table-cell>
          <table:table-cell office:value-type="float" office:value="28.75134" calcext:value-type="float">
            <text:p>28.75134</text:p>
          </table:table-cell>
          <table:table-cell office:value-type="float" office:value="25.50507" calcext:value-type="float">
            <text:p>25.5050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1" calcext:value-type="float">
            <text:p>23082001</text:p>
          </table:table-cell>
          <table:table-cell office:value-type="float" office:value="10.53864" calcext:value-type="float">
            <text:p>10.53864</text:p>
          </table:table-cell>
          <table:table-cell office:value-type="float" office:value="25" calcext:value-type="float">
            <text:p>25</text:p>
          </table:table-cell>
          <table:table-cell office:value-type="float" office:value="16.4" calcext:value-type="float">
            <text:p>16.4</text:p>
          </table:table-cell>
          <table:table-cell office:value-type="float" office:value="2.060944" calcext:value-type="float">
            <text:p>2.060944</text:p>
          </table:table-cell>
          <table:table-cell office:value-type="float" office:value="1.321731" calcext:value-type="float">
            <text:p>1.321731</text:p>
          </table:table-cell>
          <table:table-cell office:value-type="float" office:value="241.56" calcext:value-type="float">
            <text:p>241.56</text:p>
          </table:table-cell>
          <table:table-cell office:value-type="float" office:value="0.8" calcext:value-type="float">
            <text:p>0.8</text:p>
          </table:table-cell>
          <table:table-cell office:value-type="float" office:value="35.17245" calcext:value-type="float">
            <text:p>35.17245</text:p>
          </table:table-cell>
          <table:table-cell office:value-type="float" office:value="21.05579" calcext:value-type="float">
            <text:p>21.05579</text:p>
          </table:table-cell>
          <table:table-cell office:value-type="float" office:value="30.18381" calcext:value-type="float">
            <text:p>30.18381</text:p>
          </table:table-cell>
          <table:table-cell office:value-type="float" office:value="24.32819" calcext:value-type="float">
            <text:p>24.32819</text:p>
          </table:table-cell>
          <table:table-cell office:value-type="float" office:value="28.98621" calcext:value-type="float">
            <text:p>28.98621</text:p>
          </table:table-cell>
          <table:table-cell office:value-type="float" office:value="25.38696" calcext:value-type="float">
            <text:p>25.38696</text:p>
          </table:table-cell>
          <table:table-cell office:value-type="float" office:value="28.67935" calcext:value-type="float">
            <text:p>28.67935</text:p>
          </table:table-cell>
          <table:table-cell office:value-type="float" office:value="26.08029" calcext:value-type="float">
            <text:p>26.08029</text:p>
          </table:table-cell>
          <table:table-cell office:value-type="float" office:value="28.73816" calcext:value-type="float">
            <text:p>28.73816</text:p>
          </table:table-cell>
          <table:table-cell office:value-type="float" office:value="26.35281" calcext:value-type="float">
            <text:p>26.35281</text:p>
          </table:table-cell>
          <table:table-cell office:value-type="float" office:value="28.36902" calcext:value-type="float">
            <text:p>28.36902</text:p>
          </table:table-cell>
          <table:table-cell office:value-type="float" office:value="26.3439" calcext:value-type="float">
            <text:p>26.343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1" calcext:value-type="float">
            <text:p>24082001</text:p>
          </table:table-cell>
          <table:table-cell office:value-type="float" office:value="25.08552" calcext:value-type="float">
            <text:p>25.08552</text:p>
          </table:table-cell>
          <table:table-cell office:value-type="float" office:value="23.1" calcext:value-type="float">
            <text:p>23.1</text:p>
          </table:table-cell>
          <table:table-cell office:value-type="float" office:value="12.5" calcext:value-type="float">
            <text:p>12.5</text:p>
          </table:table-cell>
          <table:table-cell office:value-type="float" office:value="1.267951" calcext:value-type="float">
            <text:p>1.267951</text:p>
          </table:table-cell>
          <table:table-cell office:value-type="float" office:value="0.8010473" calcext:value-type="float">
            <text:p>0.8010473</text:p>
          </table:table-cell>
          <table:table-cell office:value-type="float" office:value="252.36" calcext:value-type="float">
            <text:p>252.36</text:p>
          </table:table-cell>
          <table:table-cell office:value-type="float" office:value="0" calcext:value-type="float">
            <text:p>0</text:p>
          </table:table-cell>
          <table:table-cell office:value-type="float" office:value="44.79016" calcext:value-type="float">
            <text:p>44.79016</text:p>
          </table:table-cell>
          <table:table-cell office:value-type="float" office:value="17.04276" calcext:value-type="float">
            <text:p>17.04276</text:p>
          </table:table-cell>
          <table:table-cell office:value-type="float" office:value="35.16394" calcext:value-type="float">
            <text:p>35.16394</text:p>
          </table:table-cell>
          <table:table-cell office:value-type="float" office:value="21.28525" calcext:value-type="float">
            <text:p>21.28525</text:p>
          </table:table-cell>
          <table:table-cell office:value-type="float" office:value="32.43448" calcext:value-type="float">
            <text:p>32.43448</text:p>
          </table:table-cell>
          <table:table-cell office:value-type="float" office:value="22.7926" calcext:value-type="float">
            <text:p>22.7926</text:p>
          </table:table-cell>
          <table:table-cell office:value-type="float" office:value="30.29877" calcext:value-type="float">
            <text:p>30.29877</text:p>
          </table:table-cell>
          <table:table-cell office:value-type="float" office:value="23.93262" calcext:value-type="float">
            <text:p>23.93262</text:p>
          </table:table-cell>
          <table:table-cell office:value-type="float" office:value="28.83737" calcext:value-type="float">
            <text:p>28.83737</text:p>
          </table:table-cell>
          <table:table-cell office:value-type="float" office:value="24.61911" calcext:value-type="float">
            <text:p>24.61911</text:p>
          </table:table-cell>
          <table:table-cell office:value-type="float" office:value="27.82224" calcext:value-type="float">
            <text:p>27.82224</text:p>
          </table:table-cell>
          <table:table-cell office:value-type="float" office:value="25.01385" calcext:value-type="float">
            <text:p>25.0138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1" calcext:value-type="float">
            <text:p>25082001</text:p>
          </table:table-cell>
          <table:table-cell office:value-type="float" office:value="24.28092" calcext:value-type="float">
            <text:p>24.28092</text:p>
          </table:table-cell>
          <table:table-cell office:value-type="float" office:value="26.6" calcext:value-type="float">
            <text:p>26.6</text:p>
          </table:table-cell>
          <table:table-cell office:value-type="float" office:value="9.3" calcext:value-type="float">
            <text:p>9.3</text:p>
          </table:table-cell>
          <table:table-cell office:value-type="float" office:value="1.343216" calcext:value-type="float">
            <text:p>1.343216</text:p>
          </table:table-cell>
          <table:table-cell office:value-type="float" office:value="0.8957534" calcext:value-type="float">
            <text:p>0.8957534</text:p>
          </table:table-cell>
          <table:table-cell office:value-type="float" office:value="176.04" calcext:value-type="float">
            <text:p>176.04</text:p>
          </table:table-cell>
          <table:table-cell office:value-type="float" office:value="0" calcext:value-type="float">
            <text:p>0</text:p>
          </table:table-cell>
          <table:table-cell office:value-type="float" office:value="45.93628" calcext:value-type="float">
            <text:p>45.93628</text:p>
          </table:table-cell>
          <table:table-cell office:value-type="float" office:value="15.92566" calcext:value-type="float">
            <text:p>15.92566</text:p>
          </table:table-cell>
          <table:table-cell office:value-type="float" office:value="35.91342" calcext:value-type="float">
            <text:p>35.91342</text:p>
          </table:table-cell>
          <table:table-cell office:value-type="float" office:value="20.87619" calcext:value-type="float">
            <text:p>20.87619</text:p>
          </table:table-cell>
          <table:table-cell office:value-type="float" office:value="33.05463" calcext:value-type="float">
            <text:p>33.05463</text:p>
          </table:table-cell>
          <table:table-cell office:value-type="float" office:value="22.60513" calcext:value-type="float">
            <text:p>22.60513</text:p>
          </table:table-cell>
          <table:table-cell office:value-type="float" office:value="30.74704" calcext:value-type="float">
            <text:p>30.74704</text:p>
          </table:table-cell>
          <table:table-cell office:value-type="float" office:value="23.8837" calcext:value-type="float">
            <text:p>23.8837</text:p>
          </table:table-cell>
          <table:table-cell office:value-type="float" office:value="29.19629" calcext:value-type="float">
            <text:p>29.19629</text:p>
          </table:table-cell>
          <table:table-cell office:value-type="float" office:value="24.64685" calcext:value-type="float">
            <text:p>24.64685</text:p>
          </table:table-cell>
          <table:table-cell office:value-type="float" office:value="28.11487" calcext:value-type="float">
            <text:p>28.11487</text:p>
          </table:table-cell>
          <table:table-cell office:value-type="float" office:value="25.07239" calcext:value-type="float">
            <text:p>25.0723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1" calcext:value-type="float">
            <text:p>26082001</text:p>
          </table:table-cell>
          <table:table-cell office:value-type="float" office:value="7.67376" calcext:value-type="float">
            <text:p>7.67376</text:p>
          </table:table-cell>
          <table:table-cell office:value-type="float" office:value="27.5" calcext:value-type="float">
            <text:p>27.5</text:p>
          </table:table-cell>
          <table:table-cell office:value-type="float" office:value="14.8" calcext:value-type="float">
            <text:p>14.8</text:p>
          </table:table-cell>
          <table:table-cell office:value-type="float" office:value="2.296888" calcext:value-type="float">
            <text:p>2.296888</text:p>
          </table:table-cell>
          <table:table-cell office:value-type="float" office:value="1.304551" calcext:value-type="float">
            <text:p>1.304551</text:p>
          </table:table-cell>
          <table:table-cell office:value-type="float" office:value="402.12" calcext:value-type="float">
            <text:p>402.12</text:p>
          </table:table-cell>
          <table:table-cell office:value-type="float" office:value="12.2" calcext:value-type="float">
            <text:p>12.2</text:p>
          </table:table-cell>
          <table:table-cell office:value-type="float" office:value="34.96201" calcext:value-type="float">
            <text:p>34.96201</text:p>
          </table:table-cell>
          <table:table-cell office:value-type="float" office:value="18.77307" calcext:value-type="float">
            <text:p>18.77307</text:p>
          </table:table-cell>
          <table:table-cell office:value-type="float" office:value="28.99347" calcext:value-type="float">
            <text:p>28.99347</text:p>
          </table:table-cell>
          <table:table-cell office:value-type="float" office:value="21.51523" calcext:value-type="float">
            <text:p>21.51523</text:p>
          </table:table-cell>
          <table:table-cell office:value-type="float" office:value="27.94638" calcext:value-type="float">
            <text:p>27.94638</text:p>
          </table:table-cell>
          <table:table-cell office:value-type="float" office:value="22.91904" calcext:value-type="float">
            <text:p>22.91904</text:p>
          </table:table-cell>
          <table:table-cell office:value-type="float" office:value="27.65152" calcext:value-type="float">
            <text:p>27.65152</text:p>
          </table:table-cell>
          <table:table-cell office:value-type="float" office:value="24.21094" calcext:value-type="float">
            <text:p>24.21094</text:p>
          </table:table-cell>
          <table:table-cell office:value-type="float" office:value="27.89371" calcext:value-type="float">
            <text:p>27.89371</text:p>
          </table:table-cell>
          <table:table-cell office:value-type="float" office:value="25.06787" calcext:value-type="float">
            <text:p>25.06787</text:p>
          </table:table-cell>
          <table:table-cell office:value-type="float" office:value="27.69519" calcext:value-type="float">
            <text:p>27.69519</text:p>
          </table:table-cell>
          <table:table-cell office:value-type="float" office:value="25.53503" calcext:value-type="float">
            <text:p>25.5350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1" calcext:value-type="float">
            <text:p>27082001</text:p>
          </table:table-cell>
          <table:table-cell office:value-type="float" office:value="23.03928" calcext:value-type="float">
            <text:p>23.03928</text:p>
          </table:table-cell>
          <table:table-cell office:value-type="float" office:value="27.2" calcext:value-type="float">
            <text:p>27.2</text:p>
          </table:table-cell>
          <table:table-cell office:value-type="float" office:value="14.3" calcext:value-type="float">
            <text:p>14.3</text:p>
          </table:table-cell>
          <table:table-cell office:value-type="float" office:value="2.005525" calcext:value-type="float">
            <text:p>2.005525</text:p>
          </table:table-cell>
          <table:table-cell office:value-type="float" office:value="1.442715" calcext:value-type="float">
            <text:p>1.442715</text:p>
          </table:table-cell>
          <table:table-cell office:value-type="float" office:value="190.8" calcext:value-type="float">
            <text:p>190.8</text:p>
          </table:table-cell>
          <table:table-cell office:value-type="float" office:value="0" calcext:value-type="float">
            <text:p>0</text:p>
          </table:table-cell>
          <table:table-cell office:value-type="float" office:value="36.41769" calcext:value-type="float">
            <text:p>36.41769</text:p>
          </table:table-cell>
          <table:table-cell office:value-type="float" office:value="16.86081" calcext:value-type="float">
            <text:p>16.86081</text:p>
          </table:table-cell>
          <table:table-cell office:value-type="float" office:value="30.81351" calcext:value-type="float">
            <text:p>30.81351</text:p>
          </table:table-cell>
          <table:table-cell office:value-type="float" office:value="19.61197" calcext:value-type="float">
            <text:p>19.61197</text:p>
          </table:table-cell>
          <table:table-cell office:value-type="float" office:value="28.74286" calcext:value-type="float">
            <text:p>28.74286</text:p>
          </table:table-cell>
          <table:table-cell office:value-type="float" office:value="21.00803" calcext:value-type="float">
            <text:p>21.00803</text:p>
          </table:table-cell>
          <table:table-cell office:value-type="float" office:value="27.332" calcext:value-type="float">
            <text:p>27.332</text:p>
          </table:table-cell>
          <table:table-cell office:value-type="float" office:value="22.26627" calcext:value-type="float">
            <text:p>22.26627</text:p>
          </table:table-cell>
          <table:table-cell office:value-type="float" office:value="26.42938" calcext:value-type="float">
            <text:p>26.42938</text:p>
          </table:table-cell>
          <table:table-cell office:value-type="float" office:value="23.13733" calcext:value-type="float">
            <text:p>23.13733</text:p>
          </table:table-cell>
          <table:table-cell office:value-type="float" office:value="25.85529" calcext:value-type="float">
            <text:p>25.85529</text:p>
          </table:table-cell>
          <table:table-cell office:value-type="float" office:value="23.73654" calcext:value-type="float">
            <text:p>23.7365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1" calcext:value-type="float">
            <text:p>28082001</text:p>
          </table:table-cell>
          <table:table-cell office:value-type="float" office:value="7.177679" calcext:value-type="float">
            <text:p>7.177679</text:p>
          </table:table-cell>
          <table:table-cell office:value-type="float" office:value="20.9" calcext:value-type="float">
            <text:p>20.9</text:p>
          </table:table-cell>
          <table:table-cell office:value-type="float" office:value="13.7" calcext:value-type="float">
            <text:p>13.7</text:p>
          </table:table-cell>
          <table:table-cell office:value-type="float" office:value="2.04902" calcext:value-type="float">
            <text:p>2.04902</text:p>
          </table:table-cell>
          <table:table-cell office:value-type="float" office:value="1.167959" calcext:value-type="float">
            <text:p>1.167959</text:p>
          </table:table-cell>
          <table:table-cell office:value-type="float" office:value="202.32" calcext:value-type="float">
            <text:p>202.32</text:p>
          </table:table-cell>
          <table:table-cell office:value-type="float" office:value="0.6" calcext:value-type="float">
            <text:p>0.6</text:p>
          </table:table-cell>
          <table:table-cell office:value-type="float" office:value="27.4072" calcext:value-type="float">
            <text:p>27.4072</text:p>
          </table:table-cell>
          <table:table-cell office:value-type="float" office:value="16.24197" calcext:value-type="float">
            <text:p>16.24197</text:p>
          </table:table-cell>
          <table:table-cell office:value-type="float" office:value="25.36105" calcext:value-type="float">
            <text:p>25.36105</text:p>
          </table:table-cell>
          <table:table-cell office:value-type="float" office:value="20.11685" calcext:value-type="float">
            <text:p>20.11685</text:p>
          </table:table-cell>
          <table:table-cell office:value-type="float" office:value="24.69641" calcext:value-type="float">
            <text:p>24.69641</text:p>
          </table:table-cell>
          <table:table-cell office:value-type="float" office:value="21.54874" calcext:value-type="float">
            <text:p>21.54874</text:p>
          </table:table-cell>
          <table:table-cell office:value-type="float" office:value="25.00037" calcext:value-type="float">
            <text:p>25.00037</text:p>
          </table:table-cell>
          <table:table-cell office:value-type="float" office:value="22.68176" calcext:value-type="float">
            <text:p>22.68176</text:p>
          </table:table-cell>
          <table:table-cell office:value-type="float" office:value="25.38138" calcext:value-type="float">
            <text:p>25.38138</text:p>
          </table:table-cell>
          <table:table-cell office:value-type="float" office:value="23.3873" calcext:value-type="float">
            <text:p>23.3873</text:p>
          </table:table-cell>
          <table:table-cell office:value-type="float" office:value="25.46539" calcext:value-type="float">
            <text:p>25.46539</text:p>
          </table:table-cell>
          <table:table-cell office:value-type="float" office:value="23.78943" calcext:value-type="float">
            <text:p>23.7894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1" calcext:value-type="float">
            <text:p>29082001</text:p>
          </table:table-cell>
          <table:table-cell office:value-type="float" office:value="20.6136" calcext:value-type="float">
            <text:p>20.6136</text:p>
          </table:table-cell>
          <table:table-cell office:value-type="float" office:value="19.2" calcext:value-type="float">
            <text:p>19.2</text:p>
          </table:table-cell>
          <table:table-cell office:value-type="float" office:value="10.1" calcext:value-type="float">
            <text:p>10.1</text:p>
          </table:table-cell>
          <table:table-cell office:value-type="float" office:value="1.160502" calcext:value-type="float">
            <text:p>1.160502</text:p>
          </table:table-cell>
          <table:table-cell office:value-type="float" office:value="1.079186" calcext:value-type="float">
            <text:p>1.079186</text:p>
          </table:table-cell>
          <table:table-cell office:value-type="float" office:value="259.2" calcext:value-type="float">
            <text:p>259.2</text:p>
          </table:table-cell>
          <table:table-cell office:value-type="float" office:value="0" calcext:value-type="float">
            <text:p>0</text:p>
          </table:table-cell>
          <table:table-cell office:value-type="float" office:value="40.65839" calcext:value-type="float">
            <text:p>40.65839</text:p>
          </table:table-cell>
          <table:table-cell office:value-type="float" office:value="13.88397" calcext:value-type="float">
            <text:p>13.88397</text:p>
          </table:table-cell>
          <table:table-cell office:value-type="float" office:value="30.54126" calcext:value-type="float">
            <text:p>30.54126</text:p>
          </table:table-cell>
          <table:table-cell office:value-type="float" office:value="17.83908" calcext:value-type="float">
            <text:p>17.83908</text:p>
          </table:table-cell>
          <table:table-cell office:value-type="float" office:value="28.32541" calcext:value-type="float">
            <text:p>28.32541</text:p>
          </table:table-cell>
          <table:table-cell office:value-type="float" office:value="19.29602" calcext:value-type="float">
            <text:p>19.29602</text:p>
          </table:table-cell>
          <table:table-cell office:value-type="float" office:value="26.55862" calcext:value-type="float">
            <text:p>26.55862</text:p>
          </table:table-cell>
          <table:table-cell office:value-type="float" office:value="20.61227" calcext:value-type="float">
            <text:p>20.61227</text:p>
          </table:table-cell>
          <table:table-cell office:value-type="float" office:value="25.46622" calcext:value-type="float">
            <text:p>25.46622</text:p>
          </table:table-cell>
          <table:table-cell office:value-type="float" office:value="21.52078" calcext:value-type="float">
            <text:p>21.52078</text:p>
          </table:table-cell>
          <table:table-cell office:value-type="float" office:value="24.79221" calcext:value-type="float">
            <text:p>24.79221</text:p>
          </table:table-cell>
          <table:table-cell office:value-type="float" office:value="22.17227" calcext:value-type="float">
            <text:p>22.1722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1" calcext:value-type="float">
            <text:p>30082001</text:p>
          </table:table-cell>
          <table:table-cell office:value-type="float" office:value="21.474" calcext:value-type="float">
            <text:p>21.474</text:p>
          </table:table-cell>
          <table:table-cell office:value-type="float" office:value="26.2" calcext:value-type="float">
            <text:p>26.2</text:p>
          </table:table-cell>
          <table:table-cell office:value-type="float" office:value="9" calcext:value-type="float">
            <text:p>9</text:p>
          </table:table-cell>
          <table:table-cell office:value-type="float" office:value="1.578515" calcext:value-type="float">
            <text:p>1.578515</text:p>
          </table:table-cell>
          <table:table-cell office:value-type="float" office:value="1.049479" calcext:value-type="float">
            <text:p>1.049479</text:p>
          </table:table-cell>
          <table:table-cell office:value-type="float" office:value="274.32" calcext:value-type="float">
            <text:p>274.32</text:p>
          </table:table-cell>
          <table:table-cell office:value-type="float" office:value="0" calcext:value-type="float">
            <text:p>0</text:p>
          </table:table-cell>
          <table:table-cell office:value-type="float" office:value="43.40729" calcext:value-type="float">
            <text:p>43.40729</text:p>
          </table:table-cell>
          <table:table-cell office:value-type="float" office:value="14.2366" calcext:value-type="float">
            <text:p>14.2366</text:p>
          </table:table-cell>
          <table:table-cell office:value-type="float" office:value="33.66541" calcext:value-type="float">
            <text:p>33.66541</text:p>
          </table:table-cell>
          <table:table-cell office:value-type="float" office:value="18.46408" calcext:value-type="float">
            <text:p>18.46408</text:p>
          </table:table-cell>
          <table:table-cell office:value-type="float" office:value="30.72491" calcext:value-type="float">
            <text:p>30.72491</text:p>
          </table:table-cell>
          <table:table-cell office:value-type="float" office:value="19.97665" calcext:value-type="float">
            <text:p>19.97665</text:p>
          </table:table-cell>
          <table:table-cell office:value-type="float" office:value="28.40317" calcext:value-type="float">
            <text:p>28.40317</text:p>
          </table:table-cell>
          <table:table-cell office:value-type="float" office:value="21.22778" calcext:value-type="float">
            <text:p>21.22778</text:p>
          </table:table-cell>
          <table:table-cell office:value-type="float" office:value="26.89871" calcext:value-type="float">
            <text:p>26.89871</text:p>
          </table:table-cell>
          <table:table-cell office:value-type="float" office:value="22.05127" calcext:value-type="float">
            <text:p>22.05127</text:p>
          </table:table-cell>
          <table:table-cell office:value-type="float" office:value="25.8992" calcext:value-type="float">
            <text:p>25.8992</text:p>
          </table:table-cell>
          <table:table-cell office:value-type="float" office:value="22.58578" calcext:value-type="float">
            <text:p>22.5857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1" calcext:value-type="float">
            <text:p>31082001</text:p>
          </table:table-cell>
          <table:table-cell office:value-type="float" office:value="10.22076" calcext:value-type="float">
            <text:p>10.22076</text:p>
          </table:table-cell>
          <table:table-cell office:value-type="float" office:value="24.4" calcext:value-type="float">
            <text:p>24.4</text:p>
          </table:table-cell>
          <table:table-cell office:value-type="float" office:value="13.3" calcext:value-type="float">
            <text:p>13.3</text:p>
          </table:table-cell>
          <table:table-cell office:value-type="float" office:value="2.394842" calcext:value-type="float">
            <text:p>2.394842</text:p>
          </table:table-cell>
          <table:table-cell office:value-type="float" office:value="1.168218" calcext:value-type="float">
            <text:p>1.168218</text:p>
          </table:table-cell>
          <table:table-cell office:value-type="float" office:value="354.96" calcext:value-type="float">
            <text:p>354.96</text:p>
          </table:table-cell>
          <table:table-cell office:value-type="float" office:value="1.3" calcext:value-type="float">
            <text:p>1.3</text:p>
          </table:table-cell>
          <table:table-cell office:value-type="float" office:value="33.53613" calcext:value-type="float">
            <text:p>33.53613</text:p>
          </table:table-cell>
          <table:table-cell office:value-type="float" office:value="16.54617" calcext:value-type="float">
            <text:p>16.54617</text:p>
          </table:table-cell>
          <table:table-cell office:value-type="float" office:value="29.24377" calcext:value-type="float">
            <text:p>29.24377</text:p>
          </table:table-cell>
          <table:table-cell office:value-type="float" office:value="21.45236" calcext:value-type="float">
            <text:p>21.45236</text:p>
          </table:table-cell>
          <table:table-cell office:value-type="float" office:value="27.90051" calcext:value-type="float">
            <text:p>27.90051</text:p>
          </table:table-cell>
          <table:table-cell office:value-type="float" office:value="23.26529" calcext:value-type="float">
            <text:p>23.26529</text:p>
          </table:table-cell>
          <table:table-cell office:value-type="float" office:value="26.95648" calcext:value-type="float">
            <text:p>26.95648</text:p>
          </table:table-cell>
          <table:table-cell office:value-type="float" office:value="24.34299" calcext:value-type="float">
            <text:p>24.34299</text:p>
          </table:table-cell>
          <table:table-cell office:value-type="float" office:value="26.25726" calcext:value-type="float">
            <text:p>26.25726</text:p>
          </table:table-cell>
          <table:table-cell office:value-type="float" office:value="24.5361" calcext:value-type="float">
            <text:p>24.5361</text:p>
          </table:table-cell>
          <table:table-cell office:value-type="float" office:value="25.7092" calcext:value-type="float">
            <text:p>25.7092</text:p>
          </table:table-cell>
          <table:table-cell office:value-type="float" office:value="24.55923" calcext:value-type="float">
            <text:p>24.5592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1" calcext:value-type="float">
            <text:p>1092001</text:p>
          </table:table-cell>
          <table:table-cell office:value-type="float" office:value="18.80873" calcext:value-type="float">
            <text:p>18.80873</text:p>
          </table:table-cell>
          <table:table-cell office:value-type="float" office:value="16.4" calcext:value-type="float">
            <text:p>16.4</text:p>
          </table:table-cell>
          <table:table-cell office:value-type="float" office:value="9.1" calcext:value-type="float">
            <text:p>9.1</text:p>
          </table:table-cell>
          <table:table-cell office:value-type="float" office:value="1.076347" calcext:value-type="float">
            <text:p>1.076347</text:p>
          </table:table-cell>
          <table:table-cell office:value-type="float" office:value="0.9214078" calcext:value-type="float">
            <text:p>0.9214078</text:p>
          </table:table-cell>
          <table:table-cell office:value-type="float" office:value="393.12" calcext:value-type="float">
            <text:p>393.12</text:p>
          </table:table-cell>
          <table:table-cell office:value-type="float" office:value="0" calcext:value-type="float">
            <text:p>0</text:p>
          </table:table-cell>
          <table:table-cell office:value-type="float" office:value="37.30963" calcext:value-type="float">
            <text:p>37.30963</text:p>
          </table:table-cell>
          <table:table-cell office:value-type="float" office:value="13.41623" calcext:value-type="float">
            <text:p>13.41623</text:p>
          </table:table-cell>
          <table:table-cell office:value-type="float" office:value="29.66794" calcext:value-type="float">
            <text:p>29.66794</text:p>
          </table:table-cell>
          <table:table-cell office:value-type="float" office:value="18.17761" calcext:value-type="float">
            <text:p>18.17761</text:p>
          </table:table-cell>
          <table:table-cell office:value-type="float" office:value="27.43906" calcext:value-type="float">
            <text:p>27.43906</text:p>
          </table:table-cell>
          <table:table-cell office:value-type="float" office:value="19.92889" calcext:value-type="float">
            <text:p>19.92889</text:p>
          </table:table-cell>
          <table:table-cell office:value-type="float" office:value="26.02905" calcext:value-type="float">
            <text:p>26.02905</text:p>
          </table:table-cell>
          <table:table-cell office:value-type="float" office:value="21.31552" calcext:value-type="float">
            <text:p>21.31552</text:p>
          </table:table-cell>
          <table:table-cell office:value-type="float" office:value="25.16409" calcext:value-type="float">
            <text:p>25.16409</text:p>
          </table:table-cell>
          <table:table-cell office:value-type="float" office:value="22.25897" calcext:value-type="float">
            <text:p>22.25897</text:p>
          </table:table-cell>
          <table:table-cell office:value-type="float" office:value="25.17361" calcext:value-type="float">
            <text:p>25.17361</text:p>
          </table:table-cell>
          <table:table-cell office:value-type="float" office:value="22.85852" calcext:value-type="float">
            <text:p>22.8585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1" calcext:value-type="float">
            <text:p>2092001</text:p>
          </table:table-cell>
          <table:table-cell office:value-type="float" office:value="19.51725" calcext:value-type="float">
            <text:p>19.51725</text:p>
          </table:table-cell>
          <table:table-cell office:value-type="float" office:value="19.3" calcext:value-type="float">
            <text:p>19.3</text:p>
          </table:table-cell>
          <table:table-cell office:value-type="float" office:value="6.4" calcext:value-type="float">
            <text:p>6.4</text:p>
          </table:table-cell>
          <table:table-cell office:value-type="float" office:value="1.304551" calcext:value-type="float">
            <text:p>1.304551</text:p>
          </table:table-cell>
          <table:table-cell office:value-type="float" office:value="0.9008323" calcext:value-type="float">
            <text:p>0.9008323</text:p>
          </table:table-cell>
          <table:table-cell office:value-type="float" office:value="151.2" calcext:value-type="float">
            <text:p>151.2</text:p>
          </table:table-cell>
          <table:table-cell office:value-type="float" office:value="0" calcext:value-type="float">
            <text:p>0</text:p>
          </table:table-cell>
          <table:table-cell office:value-type="float" office:value="37.98523" calcext:value-type="float">
            <text:p>37.98523</text:p>
          </table:table-cell>
          <table:table-cell office:value-type="float" office:value="12.19022" calcext:value-type="float">
            <text:p>12.19022</text:p>
          </table:table-cell>
          <table:table-cell office:value-type="float" office:value="29.79175" calcext:value-type="float">
            <text:p>29.79175</text:p>
          </table:table-cell>
          <table:table-cell office:value-type="float" office:value="17.20203" calcext:value-type="float">
            <text:p>17.20203</text:p>
          </table:table-cell>
          <table:table-cell office:value-type="float" office:value="27.44965" calcext:value-type="float">
            <text:p>27.44965</text:p>
          </table:table-cell>
          <table:table-cell office:value-type="float" office:value="18.98395" calcext:value-type="float">
            <text:p>18.98395</text:p>
          </table:table-cell>
          <table:table-cell office:value-type="float" office:value="25.83664" calcext:value-type="float">
            <text:p>25.83664</text:p>
          </table:table-cell>
          <table:table-cell office:value-type="float" office:value="20.42184" calcext:value-type="float">
            <text:p>20.42184</text:p>
          </table:table-cell>
          <table:table-cell office:value-type="float" office:value="24.85187" calcext:value-type="float">
            <text:p>24.85187</text:p>
          </table:table-cell>
          <table:table-cell office:value-type="float" office:value="21.40778" calcext:value-type="float">
            <text:p>21.40778</text:p>
          </table:table-cell>
          <table:table-cell office:value-type="float" office:value="24.24945" calcext:value-type="float">
            <text:p>24.24945</text:p>
          </table:table-cell>
          <table:table-cell office:value-type="float" office:value="22.0563" calcext:value-type="float">
            <text:p>22.056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1" calcext:value-type="float">
            <text:p>3092001</text:p>
          </table:table-cell>
          <table:table-cell office:value-type="float" office:value="20.65874" calcext:value-type="float">
            <text:p>20.65874</text:p>
          </table:table-cell>
          <table:table-cell office:value-type="float" office:value="26.8" calcext:value-type="float">
            <text:p>26.8</text:p>
          </table:table-cell>
          <table:table-cell office:value-type="float" office:value="13.4" calcext:value-type="float">
            <text:p>13.4</text:p>
          </table:table-cell>
          <table:table-cell office:value-type="float" office:value="1.71412" calcext:value-type="float">
            <text:p>1.71412</text:p>
          </table:table-cell>
          <table:table-cell office:value-type="float" office:value="1.343948" calcext:value-type="float">
            <text:p>1.343948</text:p>
          </table:table-cell>
          <table:table-cell office:value-type="float" office:value="326.88" calcext:value-type="float">
            <text:p>326.88</text:p>
          </table:table-cell>
          <table:table-cell office:value-type="float" office:value="1" calcext:value-type="float">
            <text:p>1</text:p>
          </table:table-cell>
          <table:table-cell office:value-type="float" office:value="45.0065" calcext:value-type="float">
            <text:p>45.0065</text:p>
          </table:table-cell>
          <table:table-cell office:value-type="float" office:value="16.62061" calcext:value-type="float">
            <text:p>16.62061</text:p>
          </table:table-cell>
          <table:table-cell office:value-type="float" office:value="34.01993" calcext:value-type="float">
            <text:p>34.01993</text:p>
          </table:table-cell>
          <table:table-cell office:value-type="float" office:value="19.59686" calcext:value-type="float">
            <text:p>19.59686</text:p>
          </table:table-cell>
          <table:table-cell office:value-type="float" office:value="30.9635" calcext:value-type="float">
            <text:p>30.9635</text:p>
          </table:table-cell>
          <table:table-cell office:value-type="float" office:value="20.68964" calcext:value-type="float">
            <text:p>20.68964</text:p>
          </table:table-cell>
          <table:table-cell office:value-type="float" office:value="28.57477" calcext:value-type="float">
            <text:p>28.57477</text:p>
          </table:table-cell>
          <table:table-cell office:value-type="float" office:value="21.61139" calcext:value-type="float">
            <text:p>21.61139</text:p>
          </table:table-cell>
          <table:table-cell office:value-type="float" office:value="26.987" calcext:value-type="float">
            <text:p>26.987</text:p>
          </table:table-cell>
          <table:table-cell office:value-type="float" office:value="22.20377" calcext:value-type="float">
            <text:p>22.20377</text:p>
          </table:table-cell>
          <table:table-cell office:value-type="float" office:value="25.91125" calcext:value-type="float">
            <text:p>25.91125</text:p>
          </table:table-cell>
          <table:table-cell office:value-type="float" office:value="22.57703" calcext:value-type="float">
            <text:p>22.5770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1" calcext:value-type="float">
            <text:p>4092001</text:p>
          </table:table-cell>
          <table:table-cell office:value-type="float" office:value="13.08384" calcext:value-type="float">
            <text:p>13.08384</text:p>
          </table:table-cell>
          <table:table-cell office:value-type="float" office:value="20.9" calcext:value-type="float">
            <text:p>20.9</text:p>
          </table:table-cell>
          <table:table-cell office:value-type="float" office:value="10.7" calcext:value-type="float">
            <text:p>10.7</text:p>
          </table:table-cell>
          <table:table-cell office:value-type="float" office:value="1.957358" calcext:value-type="float">
            <text:p>1.957358</text:p>
          </table:table-cell>
          <table:table-cell office:value-type="float" office:value="0.9842117" calcext:value-type="float">
            <text:p>0.9842117</text:p>
          </table:table-cell>
          <table:table-cell office:value-type="float" office:value="380.88" calcext:value-type="float">
            <text:p>380.88</text:p>
          </table:table-cell>
          <table:table-cell office:value-type="float" office:value="6.7" calcext:value-type="float">
            <text:p>6.7</text:p>
          </table:table-cell>
          <table:table-cell office:value-type="float" office:value="30.91492" calcext:value-type="float">
            <text:p>30.91492</text:p>
          </table:table-cell>
          <table:table-cell office:value-type="float" office:value="13.43628" calcext:value-type="float">
            <text:p>13.43628</text:p>
          </table:table-cell>
          <table:table-cell office:value-type="float" office:value="27.2937" calcext:value-type="float">
            <text:p>27.2937</text:p>
          </table:table-cell>
          <table:table-cell office:value-type="float" office:value="17.73178" calcext:value-type="float">
            <text:p>17.73178</text:p>
          </table:table-cell>
          <table:table-cell office:value-type="float" office:value="26.10965" calcext:value-type="float">
            <text:p>26.10965</text:p>
          </table:table-cell>
          <table:table-cell office:value-type="float" office:value="19.8786" calcext:value-type="float">
            <text:p>19.8786</text:p>
          </table:table-cell>
          <table:table-cell office:value-type="float" office:value="25.7153" calcext:value-type="float">
            <text:p>25.7153</text:p>
          </table:table-cell>
          <table:table-cell office:value-type="float" office:value="21.65366" calcext:value-type="float">
            <text:p>21.65366</text:p>
          </table:table-cell>
          <table:table-cell office:value-type="float" office:value="25.85602" calcext:value-type="float">
            <text:p>25.85602</text:p>
          </table:table-cell>
          <table:table-cell office:value-type="float" office:value="22.78192" calcext:value-type="float">
            <text:p>22.78192</text:p>
          </table:table-cell>
          <table:table-cell office:value-type="float" office:value="25.5961" calcext:value-type="float">
            <text:p>25.5961</text:p>
          </table:table-cell>
          <table:table-cell office:value-type="float" office:value="23.40793" calcext:value-type="float">
            <text:p>23.4079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1" calcext:value-type="float">
            <text:p>5092001</text:p>
          </table:table-cell>
          <table:table-cell office:value-type="float" office:value="22.19868" calcext:value-type="float">
            <text:p>22.19868</text:p>
          </table:table-cell>
          <table:table-cell office:value-type="float" office:value="19.8" calcext:value-type="float">
            <text:p>19.8</text:p>
          </table:table-cell>
          <table:table-cell office:value-type="float" office:value="7.8" calcext:value-type="float">
            <text:p>7.8</text:p>
          </table:table-cell>
          <table:table-cell office:value-type="float" office:value="1.168622" calcext:value-type="float">
            <text:p>1.168622</text:p>
          </table:table-cell>
          <table:table-cell office:value-type="float" office:value="0.9256134" calcext:value-type="float">
            <text:p>0.9256134</text:p>
          </table:table-cell>
          <table:table-cell office:value-type="float" office:value="245.88" calcext:value-type="float">
            <text:p>245.88</text:p>
          </table:table-cell>
          <table:table-cell office:value-type="float" office:value="0" calcext:value-type="float">
            <text:p>0</text:p>
          </table:table-cell>
          <table:table-cell office:value-type="float" office:value="32.24078" calcext:value-type="float">
            <text:p>32.24078</text:p>
          </table:table-cell>
          <table:table-cell office:value-type="float" office:value="10.92142" calcext:value-type="float">
            <text:p>10.92142</text:p>
          </table:table-cell>
          <table:table-cell office:value-type="float" office:value="26.49048" calcext:value-type="float">
            <text:p>26.49048</text:p>
          </table:table-cell>
          <table:table-cell office:value-type="float" office:value="14.93884" calcext:value-type="float">
            <text:p>14.93884</text:p>
          </table:table-cell>
          <table:table-cell office:value-type="float" office:value="24.77795" calcext:value-type="float">
            <text:p>24.77795</text:p>
          </table:table-cell>
          <table:table-cell office:value-type="float" office:value="16.96982" calcext:value-type="float">
            <text:p>16.96982</text:p>
          </table:table-cell>
          <table:table-cell office:value-type="float" office:value="23.68497" calcext:value-type="float">
            <text:p>23.68497</text:p>
          </table:table-cell>
          <table:table-cell office:value-type="float" office:value="18.7525" calcext:value-type="float">
            <text:p>18.7525</text:p>
          </table:table-cell>
          <table:table-cell office:value-type="float" office:value="23.10382" calcext:value-type="float">
            <text:p>23.10382</text:p>
          </table:table-cell>
          <table:table-cell office:value-type="float" office:value="20.02713" calcext:value-type="float">
            <text:p>20.02713</text:p>
          </table:table-cell>
          <table:table-cell office:value-type="float" office:value="23.33865" calcext:value-type="float">
            <text:p>23.33865</text:p>
          </table:table-cell>
          <table:table-cell office:value-type="float" office:value="20.93011" calcext:value-type="float">
            <text:p>20.9301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1" calcext:value-type="float">
            <text:p>6092001</text:p>
          </table:table-cell>
          <table:table-cell office:value-type="float" office:value="20.60316" calcext:value-type="float">
            <text:p>20.60316</text:p>
          </table:table-cell>
          <table:table-cell office:value-type="float" office:value="25.2" calcext:value-type="float">
            <text:p>25.2</text:p>
          </table:table-cell>
          <table:table-cell office:value-type="float" office:value="8.6" calcext:value-type="float">
            <text:p>8.6</text:p>
          </table:table-cell>
          <table:table-cell office:value-type="float" office:value="1.539605" calcext:value-type="float">
            <text:p>1.539605</text:p>
          </table:table-cell>
          <table:table-cell office:value-type="float" office:value="1.043761" calcext:value-type="float">
            <text:p>1.043761</text:p>
          </table:table-cell>
          <table:table-cell office:value-type="float" office:value="230.4" calcext:value-type="float">
            <text:p>230.4</text:p>
          </table:table-cell>
          <table:table-cell office:value-type="float" office:value="0" calcext:value-type="float">
            <text:p>0</text:p>
          </table:table-cell>
          <table:table-cell office:value-type="float" office:value="40.47546" calcext:value-type="float">
            <text:p>40.47546</text:p>
          </table:table-cell>
          <table:table-cell office:value-type="float" office:value="11.77881" calcext:value-type="float">
            <text:p>11.77881</text:p>
          </table:table-cell>
          <table:table-cell office:value-type="float" office:value="30.50476" calcext:value-type="float">
            <text:p>30.50476</text:p>
          </table:table-cell>
          <table:table-cell office:value-type="float" office:value="15.87534" calcext:value-type="float">
            <text:p>15.87534</text:p>
          </table:table-cell>
          <table:table-cell office:value-type="float" office:value="27.80832" calcext:value-type="float">
            <text:p>27.80832</text:p>
          </table:table-cell>
          <table:table-cell office:value-type="float" office:value="17.47134" calcext:value-type="float">
            <text:p>17.47134</text:p>
          </table:table-cell>
          <table:table-cell office:value-type="float" office:value="25.77499" calcext:value-type="float">
            <text:p>25.77499</text:p>
          </table:table-cell>
          <table:table-cell office:value-type="float" office:value="18.83475" calcext:value-type="float">
            <text:p>18.83475</text:p>
          </table:table-cell>
          <table:table-cell office:value-type="float" office:value="24.50677" calcext:value-type="float">
            <text:p>24.50677</text:p>
          </table:table-cell>
          <table:table-cell office:value-type="float" office:value="19.82269" calcext:value-type="float">
            <text:p>19.82269</text:p>
          </table:table-cell>
          <table:table-cell office:value-type="float" office:value="23.73703" calcext:value-type="float">
            <text:p>23.73703</text:p>
          </table:table-cell>
          <table:table-cell office:value-type="float" office:value="20.54013" calcext:value-type="float">
            <text:p>20.540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1" calcext:value-type="float">
            <text:p>7092001</text:p>
          </table:table-cell>
          <table:table-cell office:value-type="float" office:value="20.05956" calcext:value-type="float">
            <text:p>20.05956</text:p>
          </table:table-cell>
          <table:table-cell office:value-type="float" office:value="30.1" calcext:value-type="float">
            <text:p>30.1</text:p>
          </table:table-cell>
          <table:table-cell office:value-type="float" office:value="12.4" calcext:value-type="float">
            <text:p>12.4</text:p>
          </table:table-cell>
          <table:table-cell office:value-type="float" office:value="1.896325" calcext:value-type="float">
            <text:p>1.896325</text:p>
          </table:table-cell>
          <table:table-cell office:value-type="float" office:value="1.319935" calcext:value-type="float">
            <text:p>1.319935</text:p>
          </table:table-cell>
          <table:table-cell office:value-type="float" office:value="267.48" calcext:value-type="float">
            <text:p>267.48</text:p>
          </table:table-cell>
          <table:table-cell office:value-type="float" office:value="0" calcext:value-type="float">
            <text:p>0</text:p>
          </table:table-cell>
          <table:table-cell office:value-type="float" office:value="45.72705" calcext:value-type="float">
            <text:p>45.72705</text:p>
          </table:table-cell>
          <table:table-cell office:value-type="float" office:value="16.00412" calcext:value-type="float">
            <text:p>16.00412</text:p>
          </table:table-cell>
          <table:table-cell office:value-type="float" office:value="34.63556" calcext:value-type="float">
            <text:p>34.63556</text:p>
          </table:table-cell>
          <table:table-cell office:value-type="float" office:value="19.31561" calcext:value-type="float">
            <text:p>19.31561</text:p>
          </table:table-cell>
          <table:table-cell office:value-type="float" office:value="31.08673" calcext:value-type="float">
            <text:p>31.08673</text:p>
          </table:table-cell>
          <table:table-cell office:value-type="float" office:value="20.49014" calcext:value-type="float">
            <text:p>20.49014</text:p>
          </table:table-cell>
          <table:table-cell office:value-type="float" office:value="28.50766" calcext:value-type="float">
            <text:p>28.50766</text:p>
          </table:table-cell>
          <table:table-cell office:value-type="float" office:value="21.36761" calcext:value-type="float">
            <text:p>21.36761</text:p>
          </table:table-cell>
          <table:table-cell office:value-type="float" office:value="26.8226" calcext:value-type="float">
            <text:p>26.8226</text:p>
          </table:table-cell>
          <table:table-cell office:value-type="float" office:value="21.8916" calcext:value-type="float">
            <text:p>21.8916</text:p>
          </table:table-cell>
          <table:table-cell office:value-type="float" office:value="25.66669" calcext:value-type="float">
            <text:p>25.66669</text:p>
          </table:table-cell>
          <table:table-cell office:value-type="float" office:value="22.18451" calcext:value-type="float">
            <text:p>22.1845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1" calcext:value-type="float">
            <text:p>8092001</text:p>
          </table:table-cell>
          <table:table-cell office:value-type="float" office:value="17.523" calcext:value-type="float">
            <text:p>17.523</text:p>
          </table:table-cell>
          <table:table-cell office:value-type="float" office:value="31.9" calcext:value-type="float">
            <text:p>31.9</text:p>
          </table:table-cell>
          <table:table-cell office:value-type="float" office:value="20.7" calcext:value-type="float">
            <text:p>20.7</text:p>
          </table:table-cell>
          <table:table-cell office:value-type="float" office:value="2.566779" calcext:value-type="float">
            <text:p>2.566779</text:p>
          </table:table-cell>
          <table:table-cell office:value-type="float" office:value="1.907526" calcext:value-type="float">
            <text:p>1.907526</text:p>
          </table:table-cell>
          <table:table-cell office:value-type="float" office:value="312.84" calcext:value-type="float">
            <text:p>312.84</text:p>
          </table:table-cell>
          <table:table-cell office:value-type="float" office:value="0" calcext:value-type="float">
            <text:p>0</text:p>
          </table:table-cell>
          <table:table-cell office:value-type="float" office:value="46.00803" calcext:value-type="float">
            <text:p>46.00803</text:p>
          </table:table-cell>
          <table:table-cell office:value-type="float" office:value="22.40167" calcext:value-type="float">
            <text:p>22.40167</text:p>
          </table:table-cell>
          <table:table-cell office:value-type="float" office:value="36.37936" calcext:value-type="float">
            <text:p>36.37936</text:p>
          </table:table-cell>
          <table:table-cell office:value-type="float" office:value="23.78879" calcext:value-type="float">
            <text:p>23.78879</text:p>
          </table:table-cell>
          <table:table-cell office:value-type="float" office:value="33.23962" calcext:value-type="float">
            <text:p>33.23962</text:p>
          </table:table-cell>
          <table:table-cell office:value-type="float" office:value="24.23276" calcext:value-type="float">
            <text:p>24.23276</text:p>
          </table:table-cell>
          <table:table-cell office:value-type="float" office:value="30.69186" calcext:value-type="float">
            <text:p>30.69186</text:p>
          </table:table-cell>
          <table:table-cell office:value-type="float" office:value="24.5022" calcext:value-type="float">
            <text:p>24.5022</text:p>
          </table:table-cell>
          <table:table-cell office:value-type="float" office:value="28.87415" calcext:value-type="float">
            <text:p>28.87415</text:p>
          </table:table-cell>
          <table:table-cell office:value-type="float" office:value="24.53073" calcext:value-type="float">
            <text:p>24.53073</text:p>
          </table:table-cell>
          <table:table-cell office:value-type="float" office:value="27.53555" calcext:value-type="float">
            <text:p>27.53555</text:p>
          </table:table-cell>
          <table:table-cell office:value-type="float" office:value="24.40921" calcext:value-type="float">
            <text:p>24.4092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1" calcext:value-type="float">
            <text:p>9092001</text:p>
          </table:table-cell>
          <table:table-cell office:value-type="float" office:value="18.61236" calcext:value-type="float">
            <text:p>18.61236</text:p>
          </table:table-cell>
          <table:table-cell office:value-type="float" office:value="31.6" calcext:value-type="float">
            <text:p>31.6</text:p>
          </table:table-cell>
          <table:table-cell office:value-type="float" office:value="21.8" calcext:value-type="float">
            <text:p>21.8</text:p>
          </table:table-cell>
          <table:table-cell office:value-type="float" office:value="2.392155" calcext:value-type="float">
            <text:p>2.392155</text:p>
          </table:table-cell>
          <table:table-cell office:value-type="float" office:value="1.982597" calcext:value-type="float">
            <text:p>1.982597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48.04788" calcext:value-type="float">
            <text:p>48.04788</text:p>
          </table:table-cell>
          <table:table-cell office:value-type="float" office:value="23.31781" calcext:value-type="float">
            <text:p>23.31781</text:p>
          </table:table-cell>
          <table:table-cell office:value-type="float" office:value="37.5831" calcext:value-type="float">
            <text:p>37.5831</text:p>
          </table:table-cell>
          <table:table-cell office:value-type="float" office:value="25.43307" calcext:value-type="float">
            <text:p>25.43307</text:p>
          </table:table-cell>
          <table:table-cell office:value-type="float" office:value="34.60962" calcext:value-type="float">
            <text:p>34.60962</text:p>
          </table:table-cell>
          <table:table-cell office:value-type="float" office:value="26.09891" calcext:value-type="float">
            <text:p>26.09891</text:p>
          </table:table-cell>
          <table:table-cell office:value-type="float" office:value="32.11475" calcext:value-type="float">
            <text:p>32.11475</text:p>
          </table:table-cell>
          <table:table-cell office:value-type="float" office:value="26.35989" calcext:value-type="float">
            <text:p>26.35989</text:p>
          </table:table-cell>
          <table:table-cell office:value-type="float" office:value="30.27209" calcext:value-type="float">
            <text:p>30.27209</text:p>
          </table:table-cell>
          <table:table-cell office:value-type="float" office:value="26.32532" calcext:value-type="float">
            <text:p>26.32532</text:p>
          </table:table-cell>
          <table:table-cell office:value-type="float" office:value="28.87405" calcext:value-type="float">
            <text:p>28.87405</text:p>
          </table:table-cell>
          <table:table-cell office:value-type="float" office:value="26.09827" calcext:value-type="float">
            <text:p>26.0982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1" calcext:value-type="float">
            <text:p>10092001</text:p>
          </table:table-cell>
          <table:table-cell office:value-type="float" office:value="11.86956" calcext:value-type="float">
            <text:p>11.86956</text:p>
          </table:table-cell>
          <table:table-cell office:value-type="float" office:value="25.5" calcext:value-type="float">
            <text:p>25.5</text:p>
          </table:table-cell>
          <table:table-cell office:value-type="float" office:value="15.5" calcext:value-type="float">
            <text:p>15.5</text:p>
          </table:table-cell>
          <table:table-cell office:value-type="float" office:value="2.164942" calcext:value-type="float">
            <text:p>2.164942</text:p>
          </table:table-cell>
          <table:table-cell office:value-type="float" office:value="1.150945" calcext:value-type="float">
            <text:p>1.150945</text:p>
          </table:table-cell>
          <table:table-cell office:value-type="float" office:value="425.88" calcext:value-type="float">
            <text:p>425.88</text:p>
          </table:table-cell>
          <table:table-cell office:value-type="float" office:value="0" calcext:value-type="float">
            <text:p>0</text:p>
          </table:table-cell>
          <table:table-cell office:value-type="float" office:value="38.34406" calcext:value-type="float">
            <text:p>38.34406</text:p>
          </table:table-cell>
          <table:table-cell office:value-type="float" office:value="20.26163" calcext:value-type="float">
            <text:p>20.26163</text:p>
          </table:table-cell>
          <table:table-cell office:value-type="float" office:value="32.8468" calcext:value-type="float">
            <text:p>32.8468</text:p>
          </table:table-cell>
          <table:table-cell office:value-type="float" office:value="24.37741" calcext:value-type="float">
            <text:p>24.37741</text:p>
          </table:table-cell>
          <table:table-cell office:value-type="float" office:value="31.08231" calcext:value-type="float">
            <text:p>31.08231</text:p>
          </table:table-cell>
          <table:table-cell office:value-type="float" office:value="25.83286" calcext:value-type="float">
            <text:p>25.83286</text:p>
          </table:table-cell>
          <table:table-cell office:value-type="float" office:value="29.64417" calcext:value-type="float">
            <text:p>29.64417</text:p>
          </table:table-cell>
          <table:table-cell office:value-type="float" office:value="26.80432" calcext:value-type="float">
            <text:p>26.80432</text:p>
          </table:table-cell>
          <table:table-cell office:value-type="float" office:value="29.07761" calcext:value-type="float">
            <text:p>29.07761</text:p>
          </table:table-cell>
          <table:table-cell office:value-type="float" office:value="26.94012" calcext:value-type="float">
            <text:p>26.94012</text:p>
          </table:table-cell>
          <table:table-cell office:value-type="float" office:value="28.50708" calcext:value-type="float">
            <text:p>28.50708</text:p>
          </table:table-cell>
          <table:table-cell office:value-type="float" office:value="26.80075" calcext:value-type="float">
            <text:p>26.8007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1" calcext:value-type="float">
            <text:p>11092001</text:p>
          </table:table-cell>
          <table:table-cell office:value-type="float" office:value="21.1284" calcext:value-type="float">
            <text:p>21.1284</text:p>
          </table:table-cell>
          <table:table-cell office:value-type="float" office:value="21.9" calcext:value-type="float">
            <text:p>21.9</text:p>
          </table:table-cell>
          <table:table-cell office:value-type="float" office:value="13" calcext:value-type="float">
            <text:p>13</text:p>
          </table:table-cell>
          <table:table-cell office:value-type="float" office:value="1.367431" calcext:value-type="float">
            <text:p>1.367431</text:p>
          </table:table-cell>
          <table:table-cell office:value-type="float" office:value="0.8638007" calcext:value-type="float">
            <text:p>0.8638007</text:p>
          </table:table-cell>
          <table:table-cell office:value-type="float" office:value="271.8" calcext:value-type="float">
            <text:p>271.8</text:p>
          </table:table-cell>
          <table:table-cell office:value-type="float" office:value="0" calcext:value-type="float">
            <text:p>0</text:p>
          </table:table-cell>
          <table:table-cell office:value-type="float" office:value="42.54437" calcext:value-type="float">
            <text:p>42.54437</text:p>
          </table:table-cell>
          <table:table-cell office:value-type="float" office:value="18.01434" calcext:value-type="float">
            <text:p>18.01434</text:p>
          </table:table-cell>
          <table:table-cell office:value-type="float" office:value="33.92603" calcext:value-type="float">
            <text:p>33.92603</text:p>
          </table:table-cell>
          <table:table-cell office:value-type="float" office:value="21.88766" calcext:value-type="float">
            <text:p>21.88766</text:p>
          </table:table-cell>
          <table:table-cell office:value-type="float" office:value="31.45227" calcext:value-type="float">
            <text:p>31.45227</text:p>
          </table:table-cell>
          <table:table-cell office:value-type="float" office:value="23.25085" calcext:value-type="float">
            <text:p>23.25085</text:p>
          </table:table-cell>
          <table:table-cell office:value-type="float" office:value="29.53165" calcext:value-type="float">
            <text:p>29.53165</text:p>
          </table:table-cell>
          <table:table-cell office:value-type="float" office:value="24.2597" calcext:value-type="float">
            <text:p>24.2597</text:p>
          </table:table-cell>
          <table:table-cell office:value-type="float" office:value="28.24066" calcext:value-type="float">
            <text:p>28.24066</text:p>
          </table:table-cell>
          <table:table-cell office:value-type="float" office:value="24.86118" calcext:value-type="float">
            <text:p>24.86118</text:p>
          </table:table-cell>
          <table:table-cell office:value-type="float" office:value="27.34198" calcext:value-type="float">
            <text:p>27.34198</text:p>
          </table:table-cell>
          <table:table-cell office:value-type="float" office:value="25.17975" calcext:value-type="float">
            <text:p>25.179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1" calcext:value-type="float">
            <text:p>12092001</text:p>
          </table:table-cell>
          <table:table-cell office:value-type="float" office:value="14.00832" calcext:value-type="float">
            <text:p>14.00832</text:p>
          </table:table-cell>
          <table:table-cell office:value-type="float" office:value="23.1" calcext:value-type="float">
            <text:p>23.1</text:p>
          </table:table-cell>
          <table:table-cell office:value-type="float" office:value="9.3" calcext:value-type="float">
            <text:p>9.3</text:p>
          </table:table-cell>
          <table:table-cell office:value-type="float" office:value="1.703735" calcext:value-type="float">
            <text:p>1.703735</text:p>
          </table:table-cell>
          <table:table-cell office:value-type="float" office:value="1.082509" calcext:value-type="float">
            <text:p>1.082509</text:p>
          </table:table-cell>
          <table:table-cell office:value-type="float" office:value="295.2" calcext:value-type="float">
            <text:p>295.2</text:p>
          </table:table-cell>
          <table:table-cell office:value-type="float" office:value="5.7" calcext:value-type="float">
            <text:p>5.7</text:p>
          </table:table-cell>
          <table:table-cell office:value-type="float" office:value="36.49438" calcext:value-type="float">
            <text:p>36.49438</text:p>
          </table:table-cell>
          <table:table-cell office:value-type="float" office:value="15.40771" calcext:value-type="float">
            <text:p>15.40771</text:p>
          </table:table-cell>
          <table:table-cell office:value-type="float" office:value="30.39496" calcext:value-type="float">
            <text:p>30.39496</text:p>
          </table:table-cell>
          <table:table-cell office:value-type="float" office:value="20.22583" calcext:value-type="float">
            <text:p>20.22583</text:p>
          </table:table-cell>
          <table:table-cell office:value-type="float" office:value="28.65433" calcext:value-type="float">
            <text:p>28.65433</text:p>
          </table:table-cell>
          <table:table-cell office:value-type="float" office:value="21.84979" calcext:value-type="float">
            <text:p>21.84979</text:p>
          </table:table-cell>
          <table:table-cell office:value-type="float" office:value="27.36459" calcext:value-type="float">
            <text:p>27.36459</text:p>
          </table:table-cell>
          <table:table-cell office:value-type="float" office:value="23.12485" calcext:value-type="float">
            <text:p>23.12485</text:p>
          </table:table-cell>
          <table:table-cell office:value-type="float" office:value="26.6236" calcext:value-type="float">
            <text:p>26.6236</text:p>
          </table:table-cell>
          <table:table-cell office:value-type="float" office:value="23.94394" calcext:value-type="float">
            <text:p>23.94394</text:p>
          </table:table-cell>
          <table:table-cell office:value-type="float" office:value="26.69427" calcext:value-type="float">
            <text:p>26.69427</text:p>
          </table:table-cell>
          <table:table-cell office:value-type="float" office:value="24.42868" calcext:value-type="float">
            <text:p>24.4286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1" calcext:value-type="float">
            <text:p>13092001</text:p>
          </table:table-cell>
          <table:table-cell office:value-type="float" office:value="12.78756" calcext:value-type="float">
            <text:p>12.78756</text:p>
          </table:table-cell>
          <table:table-cell office:value-type="float" office:value="16.3" calcext:value-type="float">
            <text:p>16.3</text:p>
          </table:table-cell>
          <table:table-cell office:value-type="float" office:value="7.6" calcext:value-type="float">
            <text:p>7.6</text:p>
          </table:table-cell>
          <table:table-cell office:value-type="float" office:value="1.734553" calcext:value-type="float">
            <text:p>1.734553</text:p>
          </table:table-cell>
          <table:table-cell office:value-type="float" office:value="0.8460673" calcext:value-type="float">
            <text:p>0.8460673</text:p>
          </table:table-cell>
          <table:table-cell office:value-type="float" office:value="410.76" calcext:value-type="float">
            <text:p>410.76</text:p>
          </table:table-cell>
          <table:table-cell office:value-type="float" office:value="3" calcext:value-type="float">
            <text:p>3</text:p>
          </table:table-cell>
          <table:table-cell office:value-type="float" office:value="27.65161" calcext:value-type="float">
            <text:p>27.65161</text:p>
          </table:table-cell>
          <table:table-cell office:value-type="float" office:value="11.33734" calcext:value-type="float">
            <text:p>11.33734</text:p>
          </table:table-cell>
          <table:table-cell office:value-type="float" office:value="24.81339" calcext:value-type="float">
            <text:p>24.81339</text:p>
          </table:table-cell>
          <table:table-cell office:value-type="float" office:value="15.73068" calcext:value-type="float">
            <text:p>15.73068</text:p>
          </table:table-cell>
          <table:table-cell office:value-type="float" office:value="23.97858" calcext:value-type="float">
            <text:p>23.97858</text:p>
          </table:table-cell>
          <table:table-cell office:value-type="float" office:value="17.95959" calcext:value-type="float">
            <text:p>17.95959</text:p>
          </table:table-cell>
          <table:table-cell office:value-type="float" office:value="24.62256" calcext:value-type="float">
            <text:p>24.62256</text:p>
          </table:table-cell>
          <table:table-cell office:value-type="float" office:value="19.95905" calcext:value-type="float">
            <text:p>19.95905</text:p>
          </table:table-cell>
          <table:table-cell office:value-type="float" office:value="25.32236" calcext:value-type="float">
            <text:p>25.32236</text:p>
          </table:table-cell>
          <table:table-cell office:value-type="float" office:value="21.39908" calcext:value-type="float">
            <text:p>21.39908</text:p>
          </table:table-cell>
          <table:table-cell office:value-type="float" office:value="25.52692" calcext:value-type="float">
            <text:p>25.52692</text:p>
          </table:table-cell>
          <table:table-cell office:value-type="float" office:value="22.37759" calcext:value-type="float">
            <text:p>22.3775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1" calcext:value-type="float">
            <text:p>14092001</text:p>
          </table:table-cell>
          <table:table-cell office:value-type="float" office:value="16.73604" calcext:value-type="float">
            <text:p>16.73604</text:p>
          </table:table-cell>
          <table:table-cell office:value-type="float" office:value="16.3" calcext:value-type="float">
            <text:p>16.3</text:p>
          </table:table-cell>
          <table:table-cell office:value-type="float" office:value="5.9" calcext:value-type="float">
            <text:p>5.9</text:p>
          </table:table-cell>
          <table:table-cell office:value-type="float" office:value="0.9837556" calcext:value-type="float">
            <text:p>0.9837556</text:p>
          </table:table-cell>
          <table:table-cell office:value-type="float" office:value="0.8100685" calcext:value-type="float">
            <text:p>0.8100685</text:p>
          </table:table-cell>
          <table:table-cell office:value-type="float" office:value="308.16" calcext:value-type="float">
            <text:p>308.16</text:p>
          </table:table-cell>
          <table:table-cell office:value-type="float" office:value="0" calcext:value-type="float">
            <text:p>0</text:p>
          </table:table-cell>
          <table:table-cell office:value-type="float" office:value="27.82404" calcext:value-type="float">
            <text:p>27.82404</text:p>
          </table:table-cell>
          <table:table-cell office:value-type="float" office:value="9.344818" calcext:value-type="float">
            <text:p>9.344818</text:p>
          </table:table-cell>
          <table:table-cell office:value-type="float" office:value="23.05301" calcext:value-type="float">
            <text:p>23.05301</text:p>
          </table:table-cell>
          <table:table-cell office:value-type="float" office:value="13.46521" calcext:value-type="float">
            <text:p>13.46521</text:p>
          </table:table-cell>
          <table:table-cell office:value-type="float" office:value="22.01965" calcext:value-type="float">
            <text:p>22.01965</text:p>
          </table:table-cell>
          <table:table-cell office:value-type="float" office:value="15.55783" calcext:value-type="float">
            <text:p>15.55783</text:p>
          </table:table-cell>
          <table:table-cell office:value-type="float" office:value="21.5574" calcext:value-type="float">
            <text:p>21.5574</text:p>
          </table:table-cell>
          <table:table-cell office:value-type="float" office:value="17.46799" calcext:value-type="float">
            <text:p>17.46799</text:p>
          </table:table-cell>
          <table:table-cell office:value-type="float" office:value="21.44196" calcext:value-type="float">
            <text:p>21.44196</text:p>
          </table:table-cell>
          <table:table-cell office:value-type="float" office:value="18.93222" calcext:value-type="float">
            <text:p>18.93222</text:p>
          </table:table-cell>
          <table:table-cell office:value-type="float" office:value="22.30865" calcext:value-type="float">
            <text:p>22.30865</text:p>
          </table:table-cell>
          <table:table-cell office:value-type="float" office:value="20.04785" calcext:value-type="float">
            <text:p>20.0478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1" calcext:value-type="float">
            <text:p>15092001</text:p>
          </table:table-cell>
          <table:table-cell office:value-type="float" office:value="17.50392" calcext:value-type="float">
            <text:p>17.50392</text:p>
          </table:table-cell>
          <table:table-cell office:value-type="float" office:value="19.3" calcext:value-type="float">
            <text:p>19.3</text:p>
          </table:table-cell>
          <table:table-cell office:value-type="float" office:value="4.8" calcext:value-type="float">
            <text:p>4.8</text:p>
          </table:table-cell>
          <table:table-cell office:value-type="float" office:value="1.068897" calcext:value-type="float">
            <text:p>1.068897</text:p>
          </table:table-cell>
          <table:table-cell office:value-type="float" office:value="0.8453257" calcext:value-type="float">
            <text:p>0.8453257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27.53769" calcext:value-type="float">
            <text:p>27.53769</text:p>
          </table:table-cell>
          <table:table-cell office:value-type="float" office:value="8.41864" calcext:value-type="float">
            <text:p>8.41864</text:p>
          </table:table-cell>
          <table:table-cell office:value-type="float" office:value="22.9534" calcext:value-type="float">
            <text:p>22.9534</text:p>
          </table:table-cell>
          <table:table-cell office:value-type="float" office:value="12.83536" calcext:value-type="float">
            <text:p>12.83536</text:p>
          </table:table-cell>
          <table:table-cell office:value-type="float" office:value="21.88019" calcext:value-type="float">
            <text:p>21.88019</text:p>
          </table:table-cell>
          <table:table-cell office:value-type="float" office:value="14.81918" calcext:value-type="float">
            <text:p>14.81918</text:p>
          </table:table-cell>
          <table:table-cell office:value-type="float" office:value="21.14435" calcext:value-type="float">
            <text:p>21.14435</text:p>
          </table:table-cell>
          <table:table-cell office:value-type="float" office:value="16.56024" calcext:value-type="float">
            <text:p>16.56024</text:p>
          </table:table-cell>
          <table:table-cell office:value-type="float" office:value="20.80817" calcext:value-type="float">
            <text:p>20.80817</text:p>
          </table:table-cell>
          <table:table-cell office:value-type="float" office:value="17.89426" calcext:value-type="float">
            <text:p>17.89426</text:p>
          </table:table-cell>
          <table:table-cell office:value-type="float" office:value="20.8262" calcext:value-type="float">
            <text:p>20.8262</text:p>
          </table:table-cell>
          <table:table-cell office:value-type="float" office:value="18.92178" calcext:value-type="float">
            <text:p>18.9217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1" calcext:value-type="float">
            <text:p>16092001</text:p>
          </table:table-cell>
          <table:table-cell office:value-type="float" office:value="17.50248" calcext:value-type="float">
            <text:p>17.50248</text:p>
          </table:table-cell>
          <table:table-cell office:value-type="float" office:value="21.6" calcext:value-type="float">
            <text:p>21.6</text:p>
          </table:table-cell>
          <table:table-cell office:value-type="float" office:value="6.6" calcext:value-type="float">
            <text:p>6.6</text:p>
          </table:table-cell>
          <table:table-cell office:value-type="float" office:value="1.298659" calcext:value-type="float">
            <text:p>1.298659</text:p>
          </table:table-cell>
          <table:table-cell office:value-type="float" office:value="0.9498" calcext:value-type="float">
            <text:p>0.9498</text:p>
          </table:table-cell>
          <table:table-cell office:value-type="float" office:value="247.68" calcext:value-type="float">
            <text:p>247.68</text:p>
          </table:table-cell>
          <table:table-cell office:value-type="float" office:value="0" calcext:value-type="float">
            <text:p>0</text:p>
          </table:table-cell>
          <table:table-cell office:value-type="float" office:value="35.86996" calcext:value-type="float">
            <text:p>35.86996</text:p>
          </table:table-cell>
          <table:table-cell office:value-type="float" office:value="10.52441" calcext:value-type="float">
            <text:p>10.52441</text:p>
          </table:table-cell>
          <table:table-cell office:value-type="float" office:value="27.47559" calcext:value-type="float">
            <text:p>27.47559</text:p>
          </table:table-cell>
          <table:table-cell office:value-type="float" office:value="14.57672" calcext:value-type="float">
            <text:p>14.57672</text:p>
          </table:table-cell>
          <table:table-cell office:value-type="float" office:value="25.20264" calcext:value-type="float">
            <text:p>25.20264</text:p>
          </table:table-cell>
          <table:table-cell office:value-type="float" office:value="16.06857" calcext:value-type="float">
            <text:p>16.06857</text:p>
          </table:table-cell>
          <table:table-cell office:value-type="float" office:value="23.49817" calcext:value-type="float">
            <text:p>23.49817</text:p>
          </table:table-cell>
          <table:table-cell office:value-type="float" office:value="17.34271" calcext:value-type="float">
            <text:p>17.34271</text:p>
          </table:table-cell>
          <table:table-cell office:value-type="float" office:value="22.47525" calcext:value-type="float">
            <text:p>22.47525</text:p>
          </table:table-cell>
          <table:table-cell office:value-type="float" office:value="18.31815" calcext:value-type="float">
            <text:p>18.31815</text:p>
          </table:table-cell>
          <table:table-cell office:value-type="float" office:value="21.89212" calcext:value-type="float">
            <text:p>21.89212</text:p>
          </table:table-cell>
          <table:table-cell office:value-type="float" office:value="19.0611" calcext:value-type="float">
            <text:p>19.061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1" calcext:value-type="float">
            <text:p>17092001</text:p>
          </table:table-cell>
          <table:table-cell office:value-type="float" office:value="17.046" calcext:value-type="float">
            <text:p>17.046</text:p>
          </table:table-cell>
          <table:table-cell office:value-type="float" office:value="23" calcext:value-type="float">
            <text:p>23</text:p>
          </table:table-cell>
          <table:table-cell office:value-type="float" office:value="8.4" calcext:value-type="float">
            <text:p>8.4</text:p>
          </table:table-cell>
          <table:table-cell office:value-type="float" office:value="1.436535" calcext:value-type="float">
            <text:p>1.436535</text:p>
          </table:table-cell>
          <table:table-cell office:value-type="float" office:value="1.062614" calcext:value-type="float">
            <text:p>1.062614</text:p>
          </table:table-cell>
          <table:table-cell office:value-type="float" office:value="190.44" calcext:value-type="float">
            <text:p>190.44</text:p>
          </table:table-cell>
          <table:table-cell office:value-type="float" office:value="0" calcext:value-type="float">
            <text:p>0</text:p>
          </table:table-cell>
          <table:table-cell office:value-type="float" office:value="37.24899" calcext:value-type="float">
            <text:p>37.24899</text:p>
          </table:table-cell>
          <table:table-cell office:value-type="float" office:value="12.70932" calcext:value-type="float">
            <text:p>12.70932</text:p>
          </table:table-cell>
          <table:table-cell office:value-type="float" office:value="29.04987" calcext:value-type="float">
            <text:p>29.04987</text:p>
          </table:table-cell>
          <table:table-cell office:value-type="float" office:value="16.60767" calcext:value-type="float">
            <text:p>16.60767</text:p>
          </table:table-cell>
          <table:table-cell office:value-type="float" office:value="26.6124" calcext:value-type="float">
            <text:p>26.6124</text:p>
          </table:table-cell>
          <table:table-cell office:value-type="float" office:value="17.97729" calcext:value-type="float">
            <text:p>17.97729</text:p>
          </table:table-cell>
          <table:table-cell office:value-type="float" office:value="24.75372" calcext:value-type="float">
            <text:p>24.75372</text:p>
          </table:table-cell>
          <table:table-cell office:value-type="float" office:value="19.0264" calcext:value-type="float">
            <text:p>19.0264</text:p>
          </table:table-cell>
          <table:table-cell office:value-type="float" office:value="23.58298" calcext:value-type="float">
            <text:p>23.58298</text:p>
          </table:table-cell>
          <table:table-cell office:value-type="float" office:value="19.74469" calcext:value-type="float">
            <text:p>19.74469</text:p>
          </table:table-cell>
          <table:table-cell office:value-type="float" office:value="22.8537" calcext:value-type="float">
            <text:p>22.8537</text:p>
          </table:table-cell>
          <table:table-cell office:value-type="float" office:value="20.22571" calcext:value-type="float">
            <text:p>20.2257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1" calcext:value-type="float">
            <text:p>18092001</text:p>
          </table:table-cell>
          <table:table-cell office:value-type="float" office:value="6.13152" calcext:value-type="float">
            <text:p>6.13152</text:p>
          </table:table-cell>
          <table:table-cell office:value-type="float" office:value="18.5" calcext:value-type="float">
            <text:p>18.5</text:p>
          </table:table-cell>
          <table:table-cell office:value-type="float" office:value="12.8" calcext:value-type="float">
            <text:p>12.8</text:p>
          </table:table-cell>
          <table:table-cell office:value-type="float" office:value="1.61286" calcext:value-type="float">
            <text:p>1.61286</text:p>
          </table:table-cell>
          <table:table-cell office:value-type="float" office:value="1.424281" calcext:value-type="float">
            <text:p>1.424281</text:p>
          </table:table-cell>
          <table:table-cell office:value-type="float" office:value="156.96" calcext:value-type="float">
            <text:p>156.96</text:p>
          </table:table-cell>
          <table:table-cell office:value-type="float" office:value="0" calcext:value-type="float">
            <text:p>0</text:p>
          </table:table-cell>
          <table:table-cell office:value-type="float" office:value="25.96033" calcext:value-type="float">
            <text:p>25.96033</text:p>
          </table:table-cell>
          <table:table-cell office:value-type="float" office:value="16.21005" calcext:value-type="float">
            <text:p>16.21005</text:p>
          </table:table-cell>
          <table:table-cell office:value-type="float" office:value="23.61203" calcext:value-type="float">
            <text:p>23.61203</text:p>
          </table:table-cell>
          <table:table-cell office:value-type="float" office:value="19.11664" calcext:value-type="float">
            <text:p>19.11664</text:p>
          </table:table-cell>
          <table:table-cell office:value-type="float" office:value="22.91959" calcext:value-type="float">
            <text:p>22.91959</text:p>
          </table:table-cell>
          <table:table-cell office:value-type="float" office:value="20.10132" calcext:value-type="float">
            <text:p>20.10132</text:p>
          </table:table-cell>
          <table:table-cell office:value-type="float" office:value="22.52832" calcext:value-type="float">
            <text:p>22.52832</text:p>
          </table:table-cell>
          <table:table-cell office:value-type="float" office:value="20.77148" calcext:value-type="float">
            <text:p>20.77148</text:p>
          </table:table-cell>
          <table:table-cell office:value-type="float" office:value="22.71295" calcext:value-type="float">
            <text:p>22.71295</text:p>
          </table:table-cell>
          <table:table-cell office:value-type="float" office:value="21.14993" calcext:value-type="float">
            <text:p>21.14993</text:p>
          </table:table-cell>
          <table:table-cell office:value-type="float" office:value="22.61523" calcext:value-type="float">
            <text:p>22.61523</text:p>
          </table:table-cell>
          <table:table-cell office:value-type="float" office:value="21.36667" calcext:value-type="float">
            <text:p>21.3666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1" calcext:value-type="float">
            <text:p>19092001</text:p>
          </table:table-cell>
          <table:table-cell office:value-type="float" office:value="14.42736" calcext:value-type="float">
            <text:p>14.42736</text:p>
          </table:table-cell>
          <table:table-cell office:value-type="float" office:value="23" calcext:value-type="float">
            <text:p>23</text:p>
          </table:table-cell>
          <table:table-cell office:value-type="float" office:value="10.5" calcext:value-type="float">
            <text:p>10.5</text:p>
          </table:table-cell>
          <table:table-cell office:value-type="float" office:value="1.643911" calcext:value-type="float">
            <text:p>1.643911</text:p>
          </table:table-cell>
          <table:table-cell office:value-type="float" office:value="1.065866" calcext:value-type="float">
            <text:p>1.065866</text:p>
          </table:table-cell>
          <table:table-cell office:value-type="float" office:value="364.68" calcext:value-type="float">
            <text:p>364.68</text:p>
          </table:table-cell>
          <table:table-cell office:value-type="float" office:value="0.3" calcext:value-type="float">
            <text:p>0.3</text:p>
          </table:table-cell>
          <table:table-cell office:value-type="float" office:value="36.88989" calcext:value-type="float">
            <text:p>36.88989</text:p>
          </table:table-cell>
          <table:table-cell office:value-type="float" office:value="14.08353" calcext:value-type="float">
            <text:p>14.08353</text:p>
          </table:table-cell>
          <table:table-cell office:value-type="float" office:value="28.23022" calcext:value-type="float">
            <text:p>28.23022</text:p>
          </table:table-cell>
          <table:table-cell office:value-type="float" office:value="17.15393" calcext:value-type="float">
            <text:p>17.15393</text:p>
          </table:table-cell>
          <table:table-cell office:value-type="float" office:value="25.83621" calcext:value-type="float">
            <text:p>25.83621</text:p>
          </table:table-cell>
          <table:table-cell office:value-type="float" office:value="18.26523" calcext:value-type="float">
            <text:p>18.26523</text:p>
          </table:table-cell>
          <table:table-cell office:value-type="float" office:value="24.18616" calcext:value-type="float">
            <text:p>24.18616</text:p>
          </table:table-cell>
          <table:table-cell office:value-type="float" office:value="19.1496" calcext:value-type="float">
            <text:p>19.1496</text:p>
          </table:table-cell>
          <table:table-cell office:value-type="float" office:value="23.19733" calcext:value-type="float">
            <text:p>23.19733</text:p>
          </table:table-cell>
          <table:table-cell office:value-type="float" office:value="19.82047" calcext:value-type="float">
            <text:p>19.82047</text:p>
          </table:table-cell>
          <table:table-cell office:value-type="float" office:value="22.59329" calcext:value-type="float">
            <text:p>22.59329</text:p>
          </table:table-cell>
          <table:table-cell office:value-type="float" office:value="20.30887" calcext:value-type="float">
            <text:p>20.3088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1" calcext:value-type="float">
            <text:p>20092001</text:p>
          </table:table-cell>
          <table:table-cell office:value-type="float" office:value="2.1582" calcext:value-type="float">
            <text:p>2.1582</text:p>
          </table:table-cell>
          <table:table-cell office:value-type="float" office:value="18.8" calcext:value-type="float">
            <text:p>18.8</text:p>
          </table:table-cell>
          <table:table-cell office:value-type="float" office:value="15" calcext:value-type="float">
            <text:p>15</text:p>
          </table:table-cell>
          <table:table-cell office:value-type="float" office:value="1.990627" calcext:value-type="float">
            <text:p>1.990627</text:p>
          </table:table-cell>
          <table:table-cell office:value-type="float" office:value="1.623249" calcext:value-type="float">
            <text:p>1.623249</text:p>
          </table:table-cell>
          <table:table-cell office:value-type="float" office:value="317.16" calcext:value-type="float">
            <text:p>317.16</text:p>
          </table:table-cell>
          <table:table-cell office:value-type="float" office:value="10.8" calcext:value-type="float">
            <text:p>10.8</text:p>
          </table:table-cell>
          <table:table-cell office:value-type="float" office:value="21.78372" calcext:value-type="float">
            <text:p>21.78372</text:p>
          </table:table-cell>
          <table:table-cell office:value-type="float" office:value="16.10007" calcext:value-type="float">
            <text:p>16.10007</text:p>
          </table:table-cell>
          <table:table-cell office:value-type="float" office:value="20.99945" calcext:value-type="float">
            <text:p>20.99945</text:p>
          </table:table-cell>
          <table:table-cell office:value-type="float" office:value="18.14258" calcext:value-type="float">
            <text:p>18.14258</text:p>
          </table:table-cell>
          <table:table-cell office:value-type="float" office:value="21.90378" calcext:value-type="float">
            <text:p>21.90378</text:p>
          </table:table-cell>
          <table:table-cell office:value-type="float" office:value="18.98059" calcext:value-type="float">
            <text:p>18.98059</text:p>
          </table:table-cell>
          <table:table-cell office:value-type="float" office:value="22.39047" calcext:value-type="float">
            <text:p>22.39047</text:p>
          </table:table-cell>
          <table:table-cell office:value-type="float" office:value="19.71506" calcext:value-type="float">
            <text:p>19.71506</text:p>
          </table:table-cell>
          <table:table-cell office:value-type="float" office:value="22.51309" calcext:value-type="float">
            <text:p>22.51309</text:p>
          </table:table-cell>
          <table:table-cell office:value-type="float" office:value="20.22339" calcext:value-type="float">
            <text:p>20.22339</text:p>
          </table:table-cell>
          <table:table-cell office:value-type="float" office:value="22.41528" calcext:value-type="float">
            <text:p>22.41528</text:p>
          </table:table-cell>
          <table:table-cell office:value-type="float" office:value="20.57455" calcext:value-type="float">
            <text:p>20.5745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1" calcext:value-type="float">
            <text:p>21092001</text:p>
          </table:table-cell>
          <table:table-cell office:value-type="float" office:value="14.46228" calcext:value-type="float">
            <text:p>14.46228</text:p>
          </table:table-cell>
          <table:table-cell office:value-type="float" office:value="23" calcext:value-type="float">
            <text:p>23</text:p>
          </table:table-cell>
          <table:table-cell office:value-type="float" office:value="14.5" calcext:value-type="float">
            <text:p>14.5</text:p>
          </table:table-cell>
          <table:table-cell office:value-type="float" office:value="1.837344" calcext:value-type="float">
            <text:p>1.837344</text:p>
          </table:table-cell>
          <table:table-cell office:value-type="float" office:value="1.465844" calcext:value-type="float">
            <text:p>1.465844</text:p>
          </table:table-cell>
          <table:table-cell office:value-type="float" office:value="308.88" calcext:value-type="float">
            <text:p>308.88</text:p>
          </table:table-cell>
          <table:table-cell office:value-type="float" office:value="2.2" calcext:value-type="float">
            <text:p>2.2</text:p>
          </table:table-cell>
          <table:table-cell office:value-type="float" office:value="31.61041" calcext:value-type="float">
            <text:p>31.61041</text:p>
          </table:table-cell>
          <table:table-cell office:value-type="float" office:value="15.09357" calcext:value-type="float">
            <text:p>15.09357</text:p>
          </table:table-cell>
          <table:table-cell office:value-type="float" office:value="26.43994" calcext:value-type="float">
            <text:p>26.43994</text:p>
          </table:table-cell>
          <table:table-cell office:value-type="float" office:value="16.90402" calcext:value-type="float">
            <text:p>16.90402</text:p>
          </table:table-cell>
          <table:table-cell office:value-type="float" office:value="24.45395" calcext:value-type="float">
            <text:p>24.45395</text:p>
          </table:table-cell>
          <table:table-cell office:value-type="float" office:value="17.74176" calcext:value-type="float">
            <text:p>17.74176</text:p>
          </table:table-cell>
          <table:table-cell office:value-type="float" office:value="23.0592" calcext:value-type="float">
            <text:p>23.0592</text:p>
          </table:table-cell>
          <table:table-cell office:value-type="float" office:value="18.58142" calcext:value-type="float">
            <text:p>18.58142</text:p>
          </table:table-cell>
          <table:table-cell office:value-type="float" office:value="22.2269" calcext:value-type="float">
            <text:p>22.2269</text:p>
          </table:table-cell>
          <table:table-cell office:value-type="float" office:value="19.21271" calcext:value-type="float">
            <text:p>19.21271</text:p>
          </table:table-cell>
          <table:table-cell office:value-type="float" office:value="21.73987" calcext:value-type="float">
            <text:p>21.73987</text:p>
          </table:table-cell>
          <table:table-cell office:value-type="float" office:value="19.69794" calcext:value-type="float">
            <text:p>19.6979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1" calcext:value-type="float">
            <text:p>22092001</text:p>
          </table:table-cell>
          <table:table-cell office:value-type="float" office:value="9.666" calcext:value-type="float">
            <text:p>9.666</text:p>
          </table:table-cell>
          <table:table-cell office:value-type="float" office:value="21.7" calcext:value-type="float">
            <text:p>21.7</text:p>
          </table:table-cell>
          <table:table-cell office:value-type="float" office:value="14.7" calcext:value-type="float">
            <text:p>14.7</text:p>
          </table:table-cell>
          <table:table-cell office:value-type="float" office:value="1.848986" calcext:value-type="float">
            <text:p>1.848986</text:p>
          </table:table-cell>
          <table:table-cell office:value-type="float" office:value="1.565509" calcext:value-type="float">
            <text:p>1.565509</text:p>
          </table:table-cell>
          <table:table-cell office:value-type="float" office:value="244.08" calcext:value-type="float">
            <text:p>244.08</text:p>
          </table:table-cell>
          <table:table-cell office:value-type="float" office:value="6.3" calcext:value-type="float">
            <text:p>6.3</text:p>
          </table:table-cell>
          <table:table-cell office:value-type="float" office:value="29.07288" calcext:value-type="float">
            <text:p>29.07288</text:p>
          </table:table-cell>
          <table:table-cell office:value-type="float" office:value="15.38794" calcext:value-type="float">
            <text:p>15.38794</text:p>
          </table:table-cell>
          <table:table-cell office:value-type="float" office:value="25.00455" calcext:value-type="float">
            <text:p>25.00455</text:p>
          </table:table-cell>
          <table:table-cell office:value-type="float" office:value="17.09222" calcext:value-type="float">
            <text:p>17.09222</text:p>
          </table:table-cell>
          <table:table-cell office:value-type="float" office:value="23.23853" calcext:value-type="float">
            <text:p>23.23853</text:p>
          </table:table-cell>
          <table:table-cell office:value-type="float" office:value="17.97766" calcext:value-type="float">
            <text:p>17.97766</text:p>
          </table:table-cell>
          <table:table-cell office:value-type="float" office:value="22.12997" calcext:value-type="float">
            <text:p>22.12997</text:p>
          </table:table-cell>
          <table:table-cell office:value-type="float" office:value="18.85999" calcext:value-type="float">
            <text:p>18.85999</text:p>
          </table:table-cell>
          <table:table-cell office:value-type="float" office:value="21.53061" calcext:value-type="float">
            <text:p>21.53061</text:p>
          </table:table-cell>
          <table:table-cell office:value-type="float" office:value="19.46387" calcext:value-type="float">
            <text:p>19.46387</text:p>
          </table:table-cell>
          <table:table-cell office:value-type="float" office:value="21.29901" calcext:value-type="float">
            <text:p>21.29901</text:p>
          </table:table-cell>
          <table:table-cell office:value-type="float" office:value="19.87845" calcext:value-type="float">
            <text:p>19.8784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1" calcext:value-type="float">
            <text:p>23092001</text:p>
          </table:table-cell>
          <table:table-cell office:value-type="float" office:value="16.73496" calcext:value-type="float">
            <text:p>16.73496</text:p>
          </table:table-cell>
          <table:table-cell office:value-type="float" office:value="21.6" calcext:value-type="float">
            <text:p>21.6</text:p>
          </table:table-cell>
          <table:table-cell office:value-type="float" office:value="12.4" calcext:value-type="float">
            <text:p>12.4</text:p>
          </table:table-cell>
          <table:table-cell office:value-type="float" office:value="1.634195" calcext:value-type="float">
            <text:p>1.634195</text:p>
          </table:table-cell>
          <table:table-cell office:value-type="float" office:value="1.281341" calcext:value-type="float">
            <text:p>1.281341</text:p>
          </table:table-cell>
          <table:table-cell office:value-type="float" office:value="156.6" calcext:value-type="float">
            <text:p>156.6</text:p>
          </table:table-cell>
          <table:table-cell office:value-type="float" office:value="0.1" calcext:value-type="float">
            <text:p>0.1</text:p>
          </table:table-cell>
          <table:table-cell office:value-type="float" office:value="30.97992" calcext:value-type="float">
            <text:p>30.97992</text:p>
          </table:table-cell>
          <table:table-cell office:value-type="float" office:value="13.69116" calcext:value-type="float">
            <text:p>13.69116</text:p>
          </table:table-cell>
          <table:table-cell office:value-type="float" office:value="25.48715" calcext:value-type="float">
            <text:p>25.48715</text:p>
          </table:table-cell>
          <table:table-cell office:value-type="float" office:value="16.10223" calcext:value-type="float">
            <text:p>16.10223</text:p>
          </table:table-cell>
          <table:table-cell office:value-type="float" office:value="23.68521" calcext:value-type="float">
            <text:p>23.68521</text:p>
          </table:table-cell>
          <table:table-cell office:value-type="float" office:value="17.27466" calcext:value-type="float">
            <text:p>17.27466</text:p>
          </table:table-cell>
          <table:table-cell office:value-type="float" office:value="22.47372" calcext:value-type="float">
            <text:p>22.47372</text:p>
          </table:table-cell>
          <table:table-cell office:value-type="float" office:value="18.27744" calcext:value-type="float">
            <text:p>18.27744</text:p>
          </table:table-cell>
          <table:table-cell office:value-type="float" office:value="21.74536" calcext:value-type="float">
            <text:p>21.74536</text:p>
          </table:table-cell>
          <table:table-cell office:value-type="float" office:value="18.99023" calcext:value-type="float">
            <text:p>18.99023</text:p>
          </table:table-cell>
          <table:table-cell office:value-type="float" office:value="21.31546" calcext:value-type="float">
            <text:p>21.31546</text:p>
          </table:table-cell>
          <table:table-cell office:value-type="float" office:value="19.50714" calcext:value-type="float">
            <text:p>19.5071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1" calcext:value-type="float">
            <text:p>24092001</text:p>
          </table:table-cell>
          <table:table-cell office:value-type="float" office:value="9.81468" calcext:value-type="float">
            <text:p>9.81468</text:p>
          </table:table-cell>
          <table:table-cell office:value-type="float" office:value="23.3" calcext:value-type="float">
            <text:p>23.3</text:p>
          </table:table-cell>
          <table:table-cell office:value-type="float" office:value="11.6" calcext:value-type="float">
            <text:p>11.6</text:p>
          </table:table-cell>
          <table:table-cell office:value-type="float" office:value="2.06747" calcext:value-type="float">
            <text:p>2.06747</text:p>
          </table:table-cell>
          <table:table-cell office:value-type="float" office:value="1.297513" calcext:value-type="float">
            <text:p>1.297513</text:p>
          </table:table-cell>
          <table:table-cell office:value-type="float" office:value="288.36" calcext:value-type="float">
            <text:p>288.36</text:p>
          </table:table-cell>
          <table:table-cell office:value-type="float" office:value="27.9" calcext:value-type="float">
            <text:p>27.9</text:p>
          </table:table-cell>
          <table:table-cell office:value-type="float" office:value="30.76898" calcext:value-type="float">
            <text:p>30.76898</text:p>
          </table:table-cell>
          <table:table-cell office:value-type="float" office:value="12.98505" calcext:value-type="float">
            <text:p>12.98505</text:p>
          </table:table-cell>
          <table:table-cell office:value-type="float" office:value="25.0116" calcext:value-type="float">
            <text:p>25.0116</text:p>
          </table:table-cell>
          <table:table-cell office:value-type="float" office:value="15.61349" calcext:value-type="float">
            <text:p>15.61349</text:p>
          </table:table-cell>
          <table:table-cell office:value-type="float" office:value="22.85086" calcext:value-type="float">
            <text:p>22.85086</text:p>
          </table:table-cell>
          <table:table-cell office:value-type="float" office:value="16.90616" calcext:value-type="float">
            <text:p>16.90616</text:p>
          </table:table-cell>
          <table:table-cell office:value-type="float" office:value="21.59525" calcext:value-type="float">
            <text:p>21.59525</text:p>
          </table:table-cell>
          <table:table-cell office:value-type="float" office:value="17.99854" calcext:value-type="float">
            <text:p>17.99854</text:p>
          </table:table-cell>
          <table:table-cell office:value-type="float" office:value="20.9472" calcext:value-type="float">
            <text:p>20.9472</text:p>
          </table:table-cell>
          <table:table-cell office:value-type="float" office:value="18.78479" calcext:value-type="float">
            <text:p>18.78479</text:p>
          </table:table-cell>
          <table:table-cell office:value-type="float" office:value="20.82553" calcext:value-type="float">
            <text:p>20.82553</text:p>
          </table:table-cell>
          <table:table-cell office:value-type="float" office:value="19.34064" calcext:value-type="float">
            <text:p>19.3406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1" calcext:value-type="float">
            <text:p>25092001</text:p>
          </table:table-cell>
          <table:table-cell office:value-type="float" office:value="4.463639" calcext:value-type="float">
            <text:p>4.463639</text:p>
          </table:table-cell>
          <table:table-cell office:value-type="float" office:value="16.9" calcext:value-type="float">
            <text:p>16.9</text:p>
          </table:table-cell>
          <table:table-cell office:value-type="float" office:value="10.9" calcext:value-type="float">
            <text:p>10.9</text:p>
          </table:table-cell>
          <table:table-cell office:value-type="float" office:value="1.889738" calcext:value-type="float">
            <text:p>1.889738</text:p>
          </table:table-cell>
          <table:table-cell office:value-type="float" office:value="1.27902" calcext:value-type="float">
            <text:p>1.27902</text:p>
          </table:table-cell>
          <table:table-cell office:value-type="float" office:value="312.48" calcext:value-type="float">
            <text:p>312.48</text:p>
          </table:table-cell>
          <table:table-cell office:value-type="float" office:value="16.4" calcext:value-type="float">
            <text:p>16.4</text:p>
          </table:table-cell>
          <table:table-cell office:value-type="float" office:value="19.87122" calcext:value-type="float">
            <text:p>19.87122</text:p>
          </table:table-cell>
          <table:table-cell office:value-type="float" office:value="12.29242" calcext:value-type="float">
            <text:p>12.29242</text:p>
          </table:table-cell>
          <table:table-cell office:value-type="float" office:value="18.38947" calcext:value-type="float">
            <text:p>18.38947</text:p>
          </table:table-cell>
          <table:table-cell office:value-type="float" office:value="14.48813" calcext:value-type="float">
            <text:p>14.48813</text:p>
          </table:table-cell>
          <table:table-cell office:value-type="float" office:value="18.20212" calcext:value-type="float">
            <text:p>18.20212</text:p>
          </table:table-cell>
          <table:table-cell office:value-type="float" office:value="15.64648" calcext:value-type="float">
            <text:p>15.64648</text:p>
          </table:table-cell>
          <table:table-cell office:value-type="float" office:value="18.68515" calcext:value-type="float">
            <text:p>18.68515</text:p>
          </table:table-cell>
          <table:table-cell office:value-type="float" office:value="16.7832" calcext:value-type="float">
            <text:p>16.7832</text:p>
          </table:table-cell>
          <table:table-cell office:value-type="float" office:value="19.40356" calcext:value-type="float">
            <text:p>19.40356</text:p>
          </table:table-cell>
          <table:table-cell office:value-type="float" office:value="17.59247" calcext:value-type="float">
            <text:p>17.59247</text:p>
          </table:table-cell>
          <table:table-cell office:value-type="float" office:value="19.9278" calcext:value-type="float">
            <text:p>19.9278</text:p>
          </table:table-cell>
          <table:table-cell office:value-type="float" office:value="18.15564" calcext:value-type="float">
            <text:p>18.1556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1" calcext:value-type="float">
            <text:p>26092001</text:p>
          </table:table-cell>
          <table:table-cell office:value-type="float" office:value="10.84896" calcext:value-type="float">
            <text:p>10.84896</text:p>
          </table:table-cell>
          <table:table-cell office:value-type="float" office:value="14.1" calcext:value-type="float">
            <text:p>14.1</text:p>
          </table:table-cell>
          <table:table-cell office:value-type="float" office:value="6" calcext:value-type="float">
            <text:p>6</text:p>
          </table:table-cell>
          <table:table-cell office:value-type="float" office:value="1.215325" calcext:value-type="float">
            <text:p>1.215325</text:p>
          </table:table-cell>
          <table:table-cell office:value-type="float" office:value="0.918389" calcext:value-type="float">
            <text:p>0.918389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3.39941" calcext:value-type="float">
            <text:p>23.39941</text:p>
          </table:table-cell>
          <table:table-cell office:value-type="float" office:value="9.234772" calcext:value-type="float">
            <text:p>9.234772</text:p>
          </table:table-cell>
          <table:table-cell office:value-type="float" office:value="19.98743" calcext:value-type="float">
            <text:p>19.98743</text:p>
          </table:table-cell>
          <table:table-cell office:value-type="float" office:value="12.18121" calcext:value-type="float">
            <text:p>12.18121</text:p>
          </table:table-cell>
          <table:table-cell office:value-type="float" office:value="18.73831" calcext:value-type="float">
            <text:p>18.73831</text:p>
          </table:table-cell>
          <table:table-cell office:value-type="float" office:value="13.64886" calcext:value-type="float">
            <text:p>13.64886</text:p>
          </table:table-cell>
          <table:table-cell office:value-type="float" office:value="17.92828" calcext:value-type="float">
            <text:p>17.92828</text:p>
          </table:table-cell>
          <table:table-cell office:value-type="float" office:value="15.05502" calcext:value-type="float">
            <text:p>15.05502</text:p>
          </table:table-cell>
          <table:table-cell office:value-type="float" office:value="17.87274" calcext:value-type="float">
            <text:p>17.87274</text:p>
          </table:table-cell>
          <table:table-cell office:value-type="float" office:value="16.12091" calcext:value-type="float">
            <text:p>16.12091</text:p>
          </table:table-cell>
          <table:table-cell office:value-type="float" office:value="18.17276" calcext:value-type="float">
            <text:p>18.17276</text:p>
          </table:table-cell>
          <table:table-cell office:value-type="float" office:value="16.93137" calcext:value-type="float">
            <text:p>16.9313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1" calcext:value-type="float">
            <text:p>27092001</text:p>
          </table:table-cell>
          <table:table-cell office:value-type="float" office:value="8.8326" calcext:value-type="float">
            <text:p>8.8326</text:p>
          </table:table-cell>
          <table:table-cell office:value-type="float" office:value="14" calcext:value-type="float">
            <text:p>14</text:p>
          </table:table-cell>
          <table:table-cell office:value-type="float" office:value="5.3" calcext:value-type="float">
            <text:p>5.3</text:p>
          </table:table-cell>
          <table:table-cell office:value-type="float" office:value="1.220766" calcext:value-type="float">
            <text:p>1.220766</text:p>
          </table:table-cell>
          <table:table-cell office:value-type="float" office:value="0.8751099" calcext:value-type="float">
            <text:p>0.8751099</text:p>
          </table:table-cell>
          <table:table-cell office:value-type="float" office:value="173.16" calcext:value-type="float">
            <text:p>173.16</text:p>
          </table:table-cell>
          <table:table-cell office:value-type="float" office:value="0" calcext:value-type="float">
            <text:p>0</text:p>
          </table:table-cell>
          <table:table-cell office:value-type="float" office:value="21.90039" calcext:value-type="float">
            <text:p>21.90039</text:p>
          </table:table-cell>
          <table:table-cell office:value-type="float" office:value="7.740814" calcext:value-type="float">
            <text:p>7.740814</text:p>
          </table:table-cell>
          <table:table-cell office:value-type="float" office:value="18.75275" calcext:value-type="float">
            <text:p>18.75275</text:p>
          </table:table-cell>
          <table:table-cell office:value-type="float" office:value="11.04434" calcext:value-type="float">
            <text:p>11.04434</text:p>
          </table:table-cell>
          <table:table-cell office:value-type="float" office:value="17.5817" calcext:value-type="float">
            <text:p>17.5817</text:p>
          </table:table-cell>
          <table:table-cell office:value-type="float" office:value="12.62903" calcext:value-type="float">
            <text:p>12.62903</text:p>
          </table:table-cell>
          <table:table-cell office:value-type="float" office:value="16.98224" calcext:value-type="float">
            <text:p>16.98224</text:p>
          </table:table-cell>
          <table:table-cell office:value-type="float" office:value="14.06314" calcext:value-type="float">
            <text:p>14.06314</text:p>
          </table:table-cell>
          <table:table-cell office:value-type="float" office:value="16.86969" calcext:value-type="float">
            <text:p>16.86969</text:p>
          </table:table-cell>
          <table:table-cell office:value-type="float" office:value="15.14017" calcext:value-type="float">
            <text:p>15.14017</text:p>
          </table:table-cell>
          <table:table-cell office:value-type="float" office:value="17.44388" calcext:value-type="float">
            <text:p>17.44388</text:p>
          </table:table-cell>
          <table:table-cell office:value-type="float" office:value="15.98279" calcext:value-type="float">
            <text:p>15.9827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1" calcext:value-type="float">
            <text:p>28092001</text:p>
          </table:table-cell>
          <table:table-cell office:value-type="float" office:value="4.842721" calcext:value-type="float">
            <text:p>4.842721</text:p>
          </table:table-cell>
          <table:table-cell office:value-type="float" office:value="13.4" calcext:value-type="float">
            <text:p>13.4</text:p>
          </table:table-cell>
          <table:table-cell office:value-type="float" office:value="7.9" calcext:value-type="float">
            <text:p>7.9</text:p>
          </table:table-cell>
          <table:table-cell office:value-type="float" office:value="1.222388" calcext:value-type="float">
            <text:p>1.222388</text:p>
          </table:table-cell>
          <table:table-cell office:value-type="float" office:value="0.9311566" calcext:value-type="float">
            <text:p>0.9311566</text:p>
          </table:table-cell>
          <table:table-cell office:value-type="float" office:value="250.92" calcext:value-type="float">
            <text:p>250.92</text:p>
          </table:table-cell>
          <table:table-cell office:value-type="float" office:value="2" calcext:value-type="float">
            <text:p>2</text:p>
          </table:table-cell>
          <table:table-cell office:value-type="float" office:value="18.03839" calcext:value-type="float">
            <text:p>18.03839</text:p>
          </table:table-cell>
          <table:table-cell office:value-type="float" office:value="8.652466" calcext:value-type="float">
            <text:p>8.652466</text:p>
          </table:table-cell>
          <table:table-cell office:value-type="float" office:value="16.1326" calcext:value-type="float">
            <text:p>16.1326</text:p>
          </table:table-cell>
          <table:table-cell office:value-type="float" office:value="11.40219" calcext:value-type="float">
            <text:p>11.40219</text:p>
          </table:table-cell>
          <table:table-cell office:value-type="float" office:value="15.79529" calcext:value-type="float">
            <text:p>15.79529</text:p>
          </table:table-cell>
          <table:table-cell office:value-type="float" office:value="12.77722" calcext:value-type="float">
            <text:p>12.77722</text:p>
          </table:table-cell>
          <table:table-cell office:value-type="float" office:value="15.65753" calcext:value-type="float">
            <text:p>15.65753</text:p>
          </table:table-cell>
          <table:table-cell office:value-type="float" office:value="13.8591" calcext:value-type="float">
            <text:p>13.8591</text:p>
          </table:table-cell>
          <table:table-cell office:value-type="float" office:value="16.02054" calcext:value-type="float">
            <text:p>16.02054</text:p>
          </table:table-cell>
          <table:table-cell office:value-type="float" office:value="14.73425" calcext:value-type="float">
            <text:p>14.73425</text:p>
          </table:table-cell>
          <table:table-cell office:value-type="float" office:value="16.63821" calcext:value-type="float">
            <text:p>16.63821</text:p>
          </table:table-cell>
          <table:table-cell office:value-type="float" office:value="15.46054" calcext:value-type="float">
            <text:p>15.4605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1" calcext:value-type="float">
            <text:p>29092001</text:p>
          </table:table-cell>
          <table:table-cell office:value-type="float" office:value="17.04348" calcext:value-type="float">
            <text:p>17.04348</text:p>
          </table:table-cell>
          <table:table-cell office:value-type="float" office:value="17.3" calcext:value-type="float">
            <text:p>17.3</text:p>
          </table:table-cell>
          <table:table-cell office:value-type="float" office:value="5.1" calcext:value-type="float">
            <text:p>5.1</text:p>
          </table:table-cell>
          <table:table-cell office:value-type="float" office:value="1.00378" calcext:value-type="float">
            <text:p>1.00378</text:p>
          </table:table-cell>
          <table:table-cell office:value-type="float" office:value="0.7893345" calcext:value-type="float">
            <text:p>0.7893345</text:p>
          </table:table-cell>
          <table:table-cell office:value-type="float" office:value="256.68" calcext:value-type="float">
            <text:p>256.68</text:p>
          </table:table-cell>
          <table:table-cell office:value-type="float" office:value="0" calcext:value-type="float">
            <text:p>0</text:p>
          </table:table-cell>
          <table:table-cell office:value-type="float" office:value="26.71634" calcext:value-type="float">
            <text:p>26.71634</text:p>
          </table:table-cell>
          <table:table-cell office:value-type="float" office:value="6.587158" calcext:value-type="float">
            <text:p>6.587158</text:p>
          </table:table-cell>
          <table:table-cell office:value-type="float" office:value="21.35962" calcext:value-type="float">
            <text:p>21.35962</text:p>
          </table:table-cell>
          <table:table-cell office:value-type="float" office:value="9.582245" calcext:value-type="float">
            <text:p>9.582245</text:p>
          </table:table-cell>
          <table:table-cell office:value-type="float" office:value="19.3844" calcext:value-type="float">
            <text:p>19.3844</text:p>
          </table:table-cell>
          <table:table-cell office:value-type="float" office:value="11.06912" calcext:value-type="float">
            <text:p>11.06912</text:p>
          </table:table-cell>
          <table:table-cell office:value-type="float" office:value="18.01883" calcext:value-type="float">
            <text:p>18.01883</text:p>
          </table:table-cell>
          <table:table-cell office:value-type="float" office:value="12.4599" calcext:value-type="float">
            <text:p>12.4599</text:p>
          </table:table-cell>
          <table:table-cell office:value-type="float" office:value="17.298" calcext:value-type="float">
            <text:p>17.298</text:p>
          </table:table-cell>
          <table:table-cell office:value-type="float" office:value="13.58469" calcext:value-type="float">
            <text:p>13.58469</text:p>
          </table:table-cell>
          <table:table-cell office:value-type="float" office:value="16.97504" calcext:value-type="float">
            <text:p>16.97504</text:p>
          </table:table-cell>
          <table:table-cell office:value-type="float" office:value="14.49347" calcext:value-type="float">
            <text:p>14.4934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1" calcext:value-type="float">
            <text:p>30092001</text:p>
          </table:table-cell>
          <table:table-cell office:value-type="float" office:value="16.83288" calcext:value-type="float">
            <text:p>16.83288</text:p>
          </table:table-cell>
          <table:table-cell office:value-type="float" office:value="18.1" calcext:value-type="float">
            <text:p>18.1</text:p>
          </table:table-cell>
          <table:table-cell office:value-type="float" office:value="4.8" calcext:value-type="float">
            <text:p>4.8</text:p>
          </table:table-cell>
          <table:table-cell office:value-type="float" office:value="0.9336892" calcext:value-type="float">
            <text:p>0.9336892</text:p>
          </table:table-cell>
          <table:table-cell office:value-type="float" office:value="0.7559466" calcext:value-type="float">
            <text:p>0.7559466</text:p>
          </table:table-cell>
          <table:table-cell office:value-type="float" office:value="128.52" calcext:value-type="float">
            <text:p>128.52</text:p>
          </table:table-cell>
          <table:table-cell office:value-type="float" office:value="0" calcext:value-type="float">
            <text:p>0</text:p>
          </table:table-cell>
          <table:table-cell office:value-type="float" office:value="25.48431" calcext:value-type="float">
            <text:p>25.48431</text:p>
          </table:table-cell>
          <table:table-cell office:value-type="float" office:value="6.881683" calcext:value-type="float">
            <text:p>6.881683</text:p>
          </table:table-cell>
          <table:table-cell office:value-type="float" office:value="20.7485" calcext:value-type="float">
            <text:p>20.7485</text:p>
          </table:table-cell>
          <table:table-cell office:value-type="float" office:value="10.29108" calcext:value-type="float">
            <text:p>10.29108</text:p>
          </table:table-cell>
          <table:table-cell office:value-type="float" office:value="19.02774" calcext:value-type="float">
            <text:p>19.02774</text:p>
          </table:table-cell>
          <table:table-cell office:value-type="float" office:value="11.85513" calcext:value-type="float">
            <text:p>11.85513</text:p>
          </table:table-cell>
          <table:table-cell office:value-type="float" office:value="17.86783" calcext:value-type="float">
            <text:p>17.86783</text:p>
          </table:table-cell>
          <table:table-cell office:value-type="float" office:value="13.1983" calcext:value-type="float">
            <text:p>13.1983</text:p>
          </table:table-cell>
          <table:table-cell office:value-type="float" office:value="17.27853" calcext:value-type="float">
            <text:p>17.27853</text:p>
          </table:table-cell>
          <table:table-cell office:value-type="float" office:value="14.22083" calcext:value-type="float">
            <text:p>14.22083</text:p>
          </table:table-cell>
          <table:table-cell office:value-type="float" office:value="17.01086" calcext:value-type="float">
            <text:p>17.01086</text:p>
          </table:table-cell>
          <table:table-cell office:value-type="float" office:value="15.00278" calcext:value-type="float">
            <text:p>15.0027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1" calcext:value-type="float">
            <text:p>1102001</text:p>
          </table:table-cell>
          <table:table-cell office:value-type="float" office:value="15.67476" calcext:value-type="float">
            <text:p>15.67476</text:p>
          </table:table-cell>
          <table:table-cell office:value-type="float" office:value="20.3" calcext:value-type="float">
            <text:p>20.3</text:p>
          </table:table-cell>
          <table:table-cell office:value-type="float" office:value="5.8" calcext:value-type="float">
            <text:p>5.8</text:p>
          </table:table-cell>
          <table:table-cell office:value-type="float" office:value="1.42638" calcext:value-type="float">
            <text:p>1.42638</text:p>
          </table:table-cell>
          <table:table-cell office:value-type="float" office:value="0.8294666" calcext:value-type="float">
            <text:p>0.8294666</text:p>
          </table:table-cell>
          <table:table-cell office:value-type="float" office:value="225.36" calcext:value-type="float">
            <text:p>225.36</text:p>
          </table:table-cell>
          <table:table-cell office:value-type="float" office:value="0" calcext:value-type="float">
            <text:p>0</text:p>
          </table:table-cell>
          <table:table-cell office:value-type="float" office:value="28.38974" calcext:value-type="float">
            <text:p>28.38974</text:p>
          </table:table-cell>
          <table:table-cell office:value-type="float" office:value="7.607269" calcext:value-type="float">
            <text:p>7.607269</text:p>
          </table:table-cell>
          <table:table-cell office:value-type="float" office:value="21.94379" calcext:value-type="float">
            <text:p>21.94379</text:p>
          </table:table-cell>
          <table:table-cell office:value-type="float" office:value="10.99561" calcext:value-type="float">
            <text:p>10.99561</text:p>
          </table:table-cell>
          <table:table-cell office:value-type="float" office:value="20.1348" calcext:value-type="float">
            <text:p>20.1348</text:p>
          </table:table-cell>
          <table:table-cell office:value-type="float" office:value="12.35782" calcext:value-type="float">
            <text:p>12.35782</text:p>
          </table:table-cell>
          <table:table-cell office:value-type="float" office:value="18.79102" calcext:value-type="float">
            <text:p>18.79102</text:p>
          </table:table-cell>
          <table:table-cell office:value-type="float" office:value="13.5687" calcext:value-type="float">
            <text:p>13.5687</text:p>
          </table:table-cell>
          <table:table-cell office:value-type="float" office:value="18.00891" calcext:value-type="float">
            <text:p>18.00891</text:p>
          </table:table-cell>
          <table:table-cell office:value-type="float" office:value="14.50089" calcext:value-type="float">
            <text:p>14.50089</text:p>
          </table:table-cell>
          <table:table-cell office:value-type="float" office:value="17.60803" calcext:value-type="float">
            <text:p>17.60803</text:p>
          </table:table-cell>
          <table:table-cell office:value-type="float" office:value="15.20944" calcext:value-type="float">
            <text:p>15.2094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1" calcext:value-type="float">
            <text:p>2102001</text:p>
          </table:table-cell>
          <table:table-cell office:value-type="float" office:value="15.4656" calcext:value-type="float">
            <text:p>15.4656</text:p>
          </table:table-cell>
          <table:table-cell office:value-type="float" office:value="20.8" calcext:value-type="float">
            <text:p>20.8</text:p>
          </table:table-cell>
          <table:table-cell office:value-type="float" office:value="11.7" calcext:value-type="float">
            <text:p>11.7</text:p>
          </table:table-cell>
          <table:table-cell office:value-type="float" office:value="1.47107" calcext:value-type="float">
            <text:p>1.47107</text:p>
          </table:table-cell>
          <table:table-cell office:value-type="float" office:value="0.8070304" calcext:value-type="float">
            <text:p>0.8070304</text:p>
          </table:table-cell>
          <table:table-cell office:value-type="float" office:value="231.84" calcext:value-type="float">
            <text:p>231.84</text:p>
          </table:table-cell>
          <table:table-cell office:value-type="float" office:value="0" calcext:value-type="float">
            <text:p>0</text:p>
          </table:table-cell>
          <table:table-cell office:value-type="float" office:value="33.008" calcext:value-type="float">
            <text:p>33.008</text:p>
          </table:table-cell>
          <table:table-cell office:value-type="float" office:value="12.633" calcext:value-type="float">
            <text:p>12.633</text:p>
          </table:table-cell>
          <table:table-cell office:value-type="float" office:value="24.86447" calcext:value-type="float">
            <text:p>24.86447</text:p>
          </table:table-cell>
          <table:table-cell office:value-type="float" office:value="14.76324" calcext:value-type="float">
            <text:p>14.76324</text:p>
          </table:table-cell>
          <table:table-cell office:value-type="float" office:value="22.69644" calcext:value-type="float">
            <text:p>22.69644</text:p>
          </table:table-cell>
          <table:table-cell office:value-type="float" office:value="15.51141" calcext:value-type="float">
            <text:p>15.51141</text:p>
          </table:table-cell>
          <table:table-cell office:value-type="float" office:value="20.96298" calcext:value-type="float">
            <text:p>20.96298</text:p>
          </table:table-cell>
          <table:table-cell office:value-type="float" office:value="16.09552" calcext:value-type="float">
            <text:p>16.09552</text:p>
          </table:table-cell>
          <table:table-cell office:value-type="float" office:value="19.83771" calcext:value-type="float">
            <text:p>19.83771</text:p>
          </table:table-cell>
          <table:table-cell office:value-type="float" office:value="16.50992" calcext:value-type="float">
            <text:p>16.50992</text:p>
          </table:table-cell>
          <table:table-cell office:value-type="float" office:value="19.13702" calcext:value-type="float">
            <text:p>19.13702</text:p>
          </table:table-cell>
          <table:table-cell office:value-type="float" office:value="16.79254" calcext:value-type="float">
            <text:p>16.7925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1" calcext:value-type="float">
            <text:p>3102001</text:p>
          </table:table-cell>
          <table:table-cell office:value-type="float" office:value="10.251" calcext:value-type="float">
            <text:p>10.251</text:p>
          </table:table-cell>
          <table:table-cell office:value-type="float" office:value="23.5" calcext:value-type="float">
            <text:p>23.5</text:p>
          </table:table-cell>
          <table:table-cell office:value-type="float" office:value="10.6" calcext:value-type="float">
            <text:p>10.6</text:p>
          </table:table-cell>
          <table:table-cell office:value-type="float" office:value="1.779904" calcext:value-type="float">
            <text:p>1.779904</text:p>
          </table:table-cell>
          <table:table-cell office:value-type="float" office:value="1.21893" calcext:value-type="float">
            <text:p>1.21893</text:p>
          </table:table-cell>
          <table:table-cell office:value-type="float" office:value="313.56" calcext:value-type="float">
            <text:p>313.56</text:p>
          </table:table-cell>
          <table:table-cell office:value-type="float" office:value="0" calcext:value-type="float">
            <text:p>0</text:p>
          </table:table-cell>
          <table:table-cell office:value-type="float" office:value="33.15771" calcext:value-type="float">
            <text:p>33.15771</text:p>
          </table:table-cell>
          <table:table-cell office:value-type="float" office:value="13.11475" calcext:value-type="float">
            <text:p>13.11475</text:p>
          </table:table-cell>
          <table:table-cell office:value-type="float" office:value="25.03482" calcext:value-type="float">
            <text:p>25.03482</text:p>
          </table:table-cell>
          <table:table-cell office:value-type="float" office:value="15.51941" calcext:value-type="float">
            <text:p>15.51941</text:p>
          </table:table-cell>
          <table:table-cell office:value-type="float" office:value="22.88422" calcext:value-type="float">
            <text:p>22.88422</text:p>
          </table:table-cell>
          <table:table-cell office:value-type="float" office:value="16.37872" calcext:value-type="float">
            <text:p>16.37872</text:p>
          </table:table-cell>
          <table:table-cell office:value-type="float" office:value="21.31604" calcext:value-type="float">
            <text:p>21.31604</text:p>
          </table:table-cell>
          <table:table-cell office:value-type="float" office:value="17.04819" calcext:value-type="float">
            <text:p>17.04819</text:p>
          </table:table-cell>
          <table:table-cell office:value-type="float" office:value="20.31372" calcext:value-type="float">
            <text:p>20.31372</text:p>
          </table:table-cell>
          <table:table-cell office:value-type="float" office:value="17.44943" calcext:value-type="float">
            <text:p>17.44943</text:p>
          </table:table-cell>
          <table:table-cell office:value-type="float" office:value="19.67859" calcext:value-type="float">
            <text:p>19.67859</text:p>
          </table:table-cell>
          <table:table-cell office:value-type="float" office:value="17.68457" calcext:value-type="float">
            <text:p>17.6845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1" calcext:value-type="float">
            <text:p>4102001</text:p>
          </table:table-cell>
          <table:table-cell office:value-type="float" office:value="10.5624" calcext:value-type="float">
            <text:p>10.5624</text:p>
          </table:table-cell>
          <table:table-cell office:value-type="float" office:value="20.2" calcext:value-type="float">
            <text:p>20.2</text:p>
          </table:table-cell>
          <table:table-cell office:value-type="float" office:value="11.6" calcext:value-type="float">
            <text:p>11.6</text:p>
          </table:table-cell>
          <table:table-cell office:value-type="float" office:value="1.511148" calcext:value-type="float">
            <text:p>1.511148</text:p>
          </table:table-cell>
          <table:table-cell office:value-type="float" office:value="1.066224" calcext:value-type="float">
            <text:p>1.066224</text:p>
          </table:table-cell>
          <table:table-cell office:value-type="float" office:value="362.52" calcext:value-type="float">
            <text:p>362.52</text:p>
          </table:table-cell>
          <table:table-cell office:value-type="float" office:value="0.9" calcext:value-type="float">
            <text:p>0.9</text:p>
          </table:table-cell>
          <table:table-cell office:value-type="float" office:value="31.70856" calcext:value-type="float">
            <text:p>31.70856</text:p>
          </table:table-cell>
          <table:table-cell office:value-type="float" office:value="13.62305" calcext:value-type="float">
            <text:p>13.62305</text:p>
          </table:table-cell>
          <table:table-cell office:value-type="float" office:value="25.36215" calcext:value-type="float">
            <text:p>25.36215</text:p>
          </table:table-cell>
          <table:table-cell office:value-type="float" office:value="17.40842" calcext:value-type="float">
            <text:p>17.40842</text:p>
          </table:table-cell>
          <table:table-cell office:value-type="float" office:value="23.42883" calcext:value-type="float">
            <text:p>23.42883</text:p>
          </table:table-cell>
          <table:table-cell office:value-type="float" office:value="18.31412" calcext:value-type="float">
            <text:p>18.31412</text:p>
          </table:table-cell>
          <table:table-cell office:value-type="float" office:value="22.08292" calcext:value-type="float">
            <text:p>22.08292</text:p>
          </table:table-cell>
          <table:table-cell office:value-type="float" office:value="18.64432" calcext:value-type="float">
            <text:p>18.64432</text:p>
          </table:table-cell>
          <table:table-cell office:value-type="float" office:value="21.14932" calcext:value-type="float">
            <text:p>21.14932</text:p>
          </table:table-cell>
          <table:table-cell office:value-type="float" office:value="18.80319" calcext:value-type="float">
            <text:p>18.80319</text:p>
          </table:table-cell>
          <table:table-cell office:value-type="float" office:value="20.48178" calcext:value-type="float">
            <text:p>20.48178</text:p>
          </table:table-cell>
          <table:table-cell office:value-type="float" office:value="18.8493" calcext:value-type="float">
            <text:p>18.849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1" calcext:value-type="float">
            <text:p>5102001</text:p>
          </table:table-cell>
          <table:table-cell office:value-type="float" office:value="2.6622" calcext:value-type="float">
            <text:p>2.6622</text:p>
          </table:table-cell>
          <table:table-cell office:value-type="float" office:value="11.4" calcext:value-type="float">
            <text:p>11.4</text:p>
          </table:table-cell>
          <table:table-cell office:value-type="float" office:value="8.3" calcext:value-type="float">
            <text:p>8.3</text:p>
          </table:table-cell>
          <table:table-cell office:value-type="float" office:value="1.236065" calcext:value-type="float">
            <text:p>1.236065</text:p>
          </table:table-cell>
          <table:table-cell office:value-type="float" office:value="1.074414" calcext:value-type="float">
            <text:p>1.074414</text:p>
          </table:table-cell>
          <table:table-cell office:value-type="float" office:value="189" calcext:value-type="float">
            <text:p>189</text:p>
          </table:table-cell>
          <table:table-cell office:value-type="float" office:value="20.4" calcext:value-type="float">
            <text:p>20.4</text:p>
          </table:table-cell>
          <table:table-cell office:value-type="float" office:value="16.33621" calcext:value-type="float">
            <text:p>16.33621</text:p>
          </table:table-cell>
          <table:table-cell office:value-type="float" office:value="9.200958" calcext:value-type="float">
            <text:p>9.200958</text:p>
          </table:table-cell>
          <table:table-cell office:value-type="float" office:value="17.2283" calcext:value-type="float">
            <text:p>17.2283</text:p>
          </table:table-cell>
          <table:table-cell office:value-type="float" office:value="11.47141" calcext:value-type="float">
            <text:p>11.47141</text:p>
          </table:table-cell>
          <table:table-cell office:value-type="float" office:value="18.6297" calcext:value-type="float">
            <text:p>18.6297</text:p>
          </table:table-cell>
          <table:table-cell office:value-type="float" office:value="12.90445" calcext:value-type="float">
            <text:p>12.90445</text:p>
          </table:table-cell>
          <table:table-cell office:value-type="float" office:value="19.5452" calcext:value-type="float">
            <text:p>19.5452</text:p>
          </table:table-cell>
          <table:table-cell office:value-type="float" office:value="14.37646" calcext:value-type="float">
            <text:p>14.37646</text:p>
          </table:table-cell>
          <table:table-cell office:value-type="float" office:value="19.94934" calcext:value-type="float">
            <text:p>19.94934</text:p>
          </table:table-cell>
          <table:table-cell office:value-type="float" office:value="15.6712" calcext:value-type="float">
            <text:p>15.6712</text:p>
          </table:table-cell>
          <table:table-cell office:value-type="float" office:value="20.01041" calcext:value-type="float">
            <text:p>20.01041</text:p>
          </table:table-cell>
          <table:table-cell office:value-type="float" office:value="16.61359" calcext:value-type="float">
            <text:p>16.6135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1" calcext:value-type="float">
            <text:p>6102001</text:p>
          </table:table-cell>
          <table:table-cell office:value-type="float" office:value="5.60628" calcext:value-type="float">
            <text:p>5.60628</text:p>
          </table:table-cell>
          <table:table-cell office:value-type="float" office:value="9.4" calcext:value-type="float">
            <text:p>9.4</text:p>
          </table:table-cell>
          <table:table-cell office:value-type="float" office:value="3.9" calcext:value-type="float">
            <text:p>3.9</text:p>
          </table:table-cell>
          <table:table-cell office:value-type="float" office:value="1.052802" calcext:value-type="float">
            <text:p>1.052802</text:p>
          </table:table-cell>
          <table:table-cell office:value-type="float" office:value="0.7411759" calcext:value-type="float">
            <text:p>0.7411759</text:p>
          </table:table-cell>
          <table:table-cell office:value-type="float" office:value="426.24" calcext:value-type="float">
            <text:p>426.24</text:p>
          </table:table-cell>
          <table:table-cell office:value-type="float" office:value="22.4" calcext:value-type="float">
            <text:p>22.4</text:p>
          </table:table-cell>
          <table:table-cell office:value-type="float" office:value="16.76624" calcext:value-type="float">
            <text:p>16.76624</text:p>
          </table:table-cell>
          <table:table-cell office:value-type="float" office:value="6.065521" calcext:value-type="float">
            <text:p>6.065521</text:p>
          </table:table-cell>
          <table:table-cell office:value-type="float" office:value="14.72745" calcext:value-type="float">
            <text:p>14.72745</text:p>
          </table:table-cell>
          <table:table-cell office:value-type="float" office:value="9.191742" calcext:value-type="float">
            <text:p>9.191742</text:p>
          </table:table-cell>
          <table:table-cell office:value-type="float" office:value="13.97937" calcext:value-type="float">
            <text:p>13.97937</text:p>
          </table:table-cell>
          <table:table-cell office:value-type="float" office:value="10.77353" calcext:value-type="float">
            <text:p>10.77353</text:p>
          </table:table-cell>
          <table:table-cell office:value-type="float" office:value="14.26703" calcext:value-type="float">
            <text:p>14.26703</text:p>
          </table:table-cell>
          <table:table-cell office:value-type="float" office:value="12.18195" calcext:value-type="float">
            <text:p>12.18195</text:p>
          </table:table-cell>
          <table:table-cell office:value-type="float" office:value="15.5889" calcext:value-type="float">
            <text:p>15.5889</text:p>
          </table:table-cell>
          <table:table-cell office:value-type="float" office:value="13.30792" calcext:value-type="float">
            <text:p>13.30792</text:p>
          </table:table-cell>
          <table:table-cell office:value-type="float" office:value="16.55588" calcext:value-type="float">
            <text:p>16.55588</text:p>
          </table:table-cell>
          <table:table-cell office:value-type="float" office:value="14.22131" calcext:value-type="float">
            <text:p>14.2213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1" calcext:value-type="float">
            <text:p>7102001</text:p>
          </table:table-cell>
          <table:table-cell office:value-type="float" office:value="9.287279" calcext:value-type="float">
            <text:p>9.287279</text:p>
          </table:table-cell>
          <table:table-cell office:value-type="float" office:value="6.5" calcext:value-type="float">
            <text:p>6.5</text:p>
          </table:table-cell>
          <table:table-cell office:value-type="float" office:value="1.3" calcext:value-type="float">
            <text:p>1.3</text:p>
          </table:table-cell>
          <table:table-cell office:value-type="float" office:value="0.7889333" calcext:value-type="float">
            <text:p>0.7889333</text:p>
          </table:table-cell>
          <table:table-cell office:value-type="float" office:value="0.4403192" calcext:value-type="float">
            <text:p>0.4403192</text:p>
          </table:table-cell>
          <table:table-cell office:value-type="float" office:value="496.44" calcext:value-type="float">
            <text:p>496.44</text:p>
          </table:table-cell>
          <table:table-cell office:value-type="float" office:value="1.2" calcext:value-type="float">
            <text:p>1.2</text:p>
          </table:table-cell>
          <table:table-cell office:value-type="float" office:value="17.89612" calcext:value-type="float">
            <text:p>17.89612</text:p>
          </table:table-cell>
          <table:table-cell office:value-type="float" office:value="3.422272" calcext:value-type="float">
            <text:p>3.422272</text:p>
          </table:table-cell>
          <table:table-cell office:value-type="float" office:value="14.1593" calcext:value-type="float">
            <text:p>14.1593</text:p>
          </table:table-cell>
          <table:table-cell office:value-type="float" office:value="6.969116" calcext:value-type="float">
            <text:p>6.969116</text:p>
          </table:table-cell>
          <table:table-cell office:value-type="float" office:value="13.63071" calcext:value-type="float">
            <text:p>13.63071</text:p>
          </table:table-cell>
          <table:table-cell office:value-type="float" office:value="8.799408" calcext:value-type="float">
            <text:p>8.799408</text:p>
          </table:table-cell>
          <table:table-cell office:value-type="float" office:value="13.37601" calcext:value-type="float">
            <text:p>13.37601</text:p>
          </table:table-cell>
          <table:table-cell office:value-type="float" office:value="10.64417" calcext:value-type="float">
            <text:p>10.64417</text:p>
          </table:table-cell>
          <table:table-cell office:value-type="float" office:value="13.49454" calcext:value-type="float">
            <text:p>13.49454</text:p>
          </table:table-cell>
          <table:table-cell office:value-type="float" office:value="11.93707" calcext:value-type="float">
            <text:p>11.93707</text:p>
          </table:table-cell>
          <table:table-cell office:value-type="float" office:value="14.33429" calcext:value-type="float">
            <text:p>14.33429</text:p>
          </table:table-cell>
          <table:table-cell office:value-type="float" office:value="12.96832" calcext:value-type="float">
            <text:p>12.9683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1" calcext:value-type="float">
            <text:p>8102001</text:p>
          </table:table-cell>
          <table:table-cell office:value-type="float" office:value="15.24703" calcext:value-type="float">
            <text:p>15.24703</text:p>
          </table:table-cell>
          <table:table-cell office:value-type="float" office:value="8.8" calcext:value-type="float">
            <text:p>8.8</text:p>
          </table:table-cell>
          <table:table-cell office:value-type="float" office:value="0.6" calcext:value-type="float">
            <text:p>0.6</text:p>
          </table:table-cell>
          <table:table-cell office:value-type="float" office:value="0.6322524" calcext:value-type="float">
            <text:p>0.6322524</text:p>
          </table:table-cell>
          <table:table-cell office:value-type="float" office:value="0.4710557" calcext:value-type="float">
            <text:p>0.4710557</text:p>
          </table:table-cell>
          <table:table-cell office:value-type="float" office:value="405.72" calcext:value-type="float">
            <text:p>405.72</text:p>
          </table:table-cell>
          <table:table-cell office:value-type="float" office:value="0" calcext:value-type="float">
            <text:p>0</text:p>
          </table:table-cell>
          <table:table-cell office:value-type="float" office:value="20.98114" calcext:value-type="float">
            <text:p>20.98114</text:p>
          </table:table-cell>
          <table:table-cell office:value-type="float" office:value="2.895264" calcext:value-type="float">
            <text:p>2.895264</text:p>
          </table:table-cell>
          <table:table-cell office:value-type="float" office:value="16.4346" calcext:value-type="float">
            <text:p>16.4346</text:p>
          </table:table-cell>
          <table:table-cell office:value-type="float" office:value="5.888947" calcext:value-type="float">
            <text:p>5.888947</text:p>
          </table:table-cell>
          <table:table-cell office:value-type="float" office:value="14.83527" calcext:value-type="float">
            <text:p>14.83527</text:p>
          </table:table-cell>
          <table:table-cell office:value-type="float" office:value="7.387482" calcext:value-type="float">
            <text:p>7.387482</text:p>
          </table:table-cell>
          <table:table-cell office:value-type="float" office:value="13.83371" calcext:value-type="float">
            <text:p>13.83371</text:p>
          </table:table-cell>
          <table:table-cell office:value-type="float" office:value="9.033112" calcext:value-type="float">
            <text:p>9.033112</text:p>
          </table:table-cell>
          <table:table-cell office:value-type="float" office:value="13.46909" calcext:value-type="float">
            <text:p>13.46909</text:p>
          </table:table-cell>
          <table:table-cell office:value-type="float" office:value="10.4267" calcext:value-type="float">
            <text:p>10.4267</text:p>
          </table:table-cell>
          <table:table-cell office:value-type="float" office:value="13.47897" calcext:value-type="float">
            <text:p>13.47897</text:p>
          </table:table-cell>
          <table:table-cell office:value-type="float" office:value="11.58798" calcext:value-type="float">
            <text:p>11.5879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1" calcext:value-type="float">
            <text:p>9102001</text:p>
          </table:table-cell>
          <table:table-cell office:value-type="float" office:value="8.77454" calcext:value-type="float">
            <text:p>8.77454</text:p>
          </table:table-cell>
          <table:table-cell office:value-type="float" office:value="12.2" calcext:value-type="float">
            <text:p>12.2</text:p>
          </table:table-cell>
          <table:table-cell office:value-type="float" office:value="-1.2" calcext:value-type="float">
            <text:p>-1.2</text:p>
          </table:table-cell>
          <table:table-cell office:value-type="float" office:value="0.8524068" calcext:value-type="float">
            <text:p>0.8524068</text:p>
          </table:table-cell>
          <table:table-cell office:value-type="float" office:value="0.5202667" calcext:value-type="float">
            <text:p>0.5202667</text:p>
          </table:table-cell>
          <table:table-cell office:value-type="float" office:value="243.36" calcext:value-type="float">
            <text:p>243.36</text:p>
          </table:table-cell>
          <table:table-cell office:value-type="float" office:value="0" calcext:value-type="float">
            <text:p>0</text:p>
          </table:table-cell>
          <table:table-cell office:value-type="float" office:value="19.43481" calcext:value-type="float">
            <text:p>19.43481</text:p>
          </table:table-cell>
          <table:table-cell office:value-type="float" office:value="1.68457" calcext:value-type="float">
            <text:p>1.68457</text:p>
          </table:table-cell>
          <table:table-cell office:value-type="float" office:value="14.36105" calcext:value-type="float">
            <text:p>14.36105</text:p>
          </table:table-cell>
          <table:table-cell office:value-type="float" office:value="5.100433" calcext:value-type="float">
            <text:p>5.100433</text:p>
          </table:table-cell>
          <table:table-cell office:value-type="float" office:value="12.84024" calcext:value-type="float">
            <text:p>12.84024</text:p>
          </table:table-cell>
          <table:table-cell office:value-type="float" office:value="6.827942" calcext:value-type="float">
            <text:p>6.827942</text:p>
          </table:table-cell>
          <table:table-cell office:value-type="float" office:value="12.32925" calcext:value-type="float">
            <text:p>12.32925</text:p>
          </table:table-cell>
          <table:table-cell office:value-type="float" office:value="8.595337" calcext:value-type="float">
            <text:p>8.595337</text:p>
          </table:table-cell>
          <table:table-cell office:value-type="float" office:value="12.30865" calcext:value-type="float">
            <text:p>12.30865</text:p>
          </table:table-cell>
          <table:table-cell office:value-type="float" office:value="10.01132" calcext:value-type="float">
            <text:p>10.01132</text:p>
          </table:table-cell>
          <table:table-cell office:value-type="float" office:value="12.9006" calcext:value-type="float">
            <text:p>12.9006</text:p>
          </table:table-cell>
          <table:table-cell office:value-type="float" office:value="11.15314" calcext:value-type="float">
            <text:p>11.1531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1" calcext:value-type="float">
            <text:p>10102001</text:p>
          </table:table-cell>
          <table:table-cell office:value-type="float" office:value="12.77342" calcext:value-type="float">
            <text:p>12.77342</text:p>
          </table:table-cell>
          <table:table-cell office:value-type="float" office:value="19.6" calcext:value-type="float">
            <text:p>19.6</text:p>
          </table:table-cell>
          <table:table-cell office:value-type="float" office:value="10.1" calcext:value-type="float">
            <text:p>10.1</text:p>
          </table:table-cell>
          <table:table-cell office:value-type="float" office:value="1.248184" calcext:value-type="float">
            <text:p>1.248184</text:p>
          </table:table-cell>
          <table:table-cell office:value-type="float" office:value="0.9074008" calcext:value-type="float">
            <text:p>0.9074008</text:p>
          </table:table-cell>
          <table:table-cell office:value-type="float" office:value="272.88" calcext:value-type="float">
            <text:p>272.88</text:p>
          </table:table-cell>
          <table:table-cell office:value-type="float" office:value="0.6" calcext:value-type="float">
            <text:p>0.6</text:p>
          </table:table-cell>
          <table:table-cell office:value-type="float" office:value="26.08838" calcext:value-type="float">
            <text:p>26.08838</text:p>
          </table:table-cell>
          <table:table-cell office:value-type="float" office:value="7.515228" calcext:value-type="float">
            <text:p>7.515228</text:p>
          </table:table-cell>
          <table:table-cell office:value-type="float" office:value="19.77341" calcext:value-type="float">
            <text:p>19.77341</text:p>
          </table:table-cell>
          <table:table-cell office:value-type="float" office:value="9.067841" calcext:value-type="float">
            <text:p>9.067841</text:p>
          </table:table-cell>
          <table:table-cell office:value-type="float" office:value="17.58237" calcext:value-type="float">
            <text:p>17.58237</text:p>
          </table:table-cell>
          <table:table-cell office:value-type="float" office:value="9.859833" calcext:value-type="float">
            <text:p>9.859833</text:p>
          </table:table-cell>
          <table:table-cell office:value-type="float" office:value="15.98984" calcext:value-type="float">
            <text:p>15.98984</text:p>
          </table:table-cell>
          <table:table-cell office:value-type="float" office:value="10.58185" calcext:value-type="float">
            <text:p>10.58185</text:p>
          </table:table-cell>
          <table:table-cell office:value-type="float" office:value="15.11105" calcext:value-type="float">
            <text:p>15.11105</text:p>
          </table:table-cell>
          <table:table-cell office:value-type="float" office:value="11.26263" calcext:value-type="float">
            <text:p>11.26263</text:p>
          </table:table-cell>
          <table:table-cell office:value-type="float" office:value="14.65686" calcext:value-type="float">
            <text:p>14.65686</text:p>
          </table:table-cell>
          <table:table-cell office:value-type="float" office:value="11.89218" calcext:value-type="float">
            <text:p>11.8921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1" calcext:value-type="float">
            <text:p>11102001</text:p>
          </table:table-cell>
          <table:table-cell office:value-type="float" office:value="2.99088" calcext:value-type="float">
            <text:p>2.99088</text:p>
          </table:table-cell>
          <table:table-cell office:value-type="float" office:value="19.1" calcext:value-type="float">
            <text:p>19.1</text:p>
          </table:table-cell>
          <table:table-cell office:value-type="float" office:value="12" calcext:value-type="float">
            <text:p>12</text:p>
          </table:table-cell>
          <table:table-cell office:value-type="float" office:value="1.662181" calcext:value-type="float">
            <text:p>1.662181</text:p>
          </table:table-cell>
          <table:table-cell office:value-type="float" office:value="0.9198754" calcext:value-type="float">
            <text:p>0.9198754</text:p>
          </table:table-cell>
          <table:table-cell office:value-type="float" office:value="390.24" calcext:value-type="float">
            <text:p>390.24</text:p>
          </table:table-cell>
          <table:table-cell office:value-type="float" office:value="4.7" calcext:value-type="float">
            <text:p>4.7</text:p>
          </table:table-cell>
          <table:table-cell office:value-type="float" office:value="17.29202" calcext:value-type="float">
            <text:p>17.29202</text:p>
          </table:table-cell>
          <table:table-cell office:value-type="float" office:value="9.823029" calcext:value-type="float">
            <text:p>9.823029</text:p>
          </table:table-cell>
          <table:table-cell office:value-type="float" office:value="15.78424" calcext:value-type="float">
            <text:p>15.78424</text:p>
          </table:table-cell>
          <table:table-cell office:value-type="float" office:value="11.33502" calcext:value-type="float">
            <text:p>11.33502</text:p>
          </table:table-cell>
          <table:table-cell office:value-type="float" office:value="15.17731" calcext:value-type="float">
            <text:p>15.17731</text:p>
          </table:table-cell>
          <table:table-cell office:value-type="float" office:value="12.02429" calcext:value-type="float">
            <text:p>12.02429</text:p>
          </table:table-cell>
          <table:table-cell office:value-type="float" office:value="14.76331" calcext:value-type="float">
            <text:p>14.76331</text:p>
          </table:table-cell>
          <table:table-cell office:value-type="float" office:value="12.66931" calcext:value-type="float">
            <text:p>12.66931</text:p>
          </table:table-cell>
          <table:table-cell office:value-type="float" office:value="14.55997" calcext:value-type="float">
            <text:p>14.55997</text:p>
          </table:table-cell>
          <table:table-cell office:value-type="float" office:value="13.1676" calcext:value-type="float">
            <text:p>13.1676</text:p>
          </table:table-cell>
          <table:table-cell office:value-type="float" office:value="14.51462" calcext:value-type="float">
            <text:p>14.51462</text:p>
          </table:table-cell>
          <table:table-cell office:value-type="float" office:value="13.56448" calcext:value-type="float">
            <text:p>13.5644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1" calcext:value-type="float">
            <text:p>12102001</text:p>
          </table:table-cell>
          <table:table-cell office:value-type="float" office:value="3.6162" calcext:value-type="float">
            <text:p>3.6162</text:p>
          </table:table-cell>
          <table:table-cell office:value-type="float" office:value="14.2" calcext:value-type="float">
            <text:p>14.2</text:p>
          </table:table-cell>
          <table:table-cell office:value-type="float" office:value="10.7" calcext:value-type="float">
            <text:p>10.7</text:p>
          </table:table-cell>
          <table:table-cell office:value-type="float" office:value="1.415694" calcext:value-type="float">
            <text:p>1.415694</text:p>
          </table:table-cell>
          <table:table-cell office:value-type="float" office:value="1.262128" calcext:value-type="float">
            <text:p>1.262128</text:p>
          </table:table-cell>
          <table:table-cell office:value-type="float" office:value="329.4" calcext:value-type="float">
            <text:p>329.4</text:p>
          </table:table-cell>
          <table:table-cell office:value-type="float" office:value="6.1" calcext:value-type="float">
            <text:p>6.1</text:p>
          </table:table-cell>
          <table:table-cell office:value-type="float" office:value="17.82504" calcext:value-type="float">
            <text:p>17.82504</text:p>
          </table:table-cell>
          <table:table-cell office:value-type="float" office:value="10.01083" calcext:value-type="float">
            <text:p>10.01083</text:p>
          </table:table-cell>
          <table:table-cell office:value-type="float" office:value="15.31335" calcext:value-type="float">
            <text:p>15.31335</text:p>
          </table:table-cell>
          <table:table-cell office:value-type="float" office:value="11.34494" calcext:value-type="float">
            <text:p>11.34494</text:p>
          </table:table-cell>
          <table:table-cell office:value-type="float" office:value="14.82532" calcext:value-type="float">
            <text:p>14.82532</text:p>
          </table:table-cell>
          <table:table-cell office:value-type="float" office:value="12.04013" calcext:value-type="float">
            <text:p>12.04013</text:p>
          </table:table-cell>
          <table:table-cell office:value-type="float" office:value="14.50299" calcext:value-type="float">
            <text:p>14.50299</text:p>
          </table:table-cell>
          <table:table-cell office:value-type="float" office:value="12.73022" calcext:value-type="float">
            <text:p>12.73022</text:p>
          </table:table-cell>
          <table:table-cell office:value-type="float" office:value="14.38983" calcext:value-type="float">
            <text:p>14.38983</text:p>
          </table:table-cell>
          <table:table-cell office:value-type="float" office:value="13.26727" calcext:value-type="float">
            <text:p>13.26727</text:p>
          </table:table-cell>
          <table:table-cell office:value-type="float" office:value="14.3985" calcext:value-type="float">
            <text:p>14.3985</text:p>
          </table:table-cell>
          <table:table-cell office:value-type="float" office:value="13.68967" calcext:value-type="float">
            <text:p>13.6896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1" calcext:value-type="float">
            <text:p>13102001</text:p>
          </table:table-cell>
          <table:table-cell office:value-type="float" office:value="6.01848" calcext:value-type="float">
            <text:p>6.01848</text:p>
          </table:table-cell>
          <table:table-cell office:value-type="float" office:value="20.4" calcext:value-type="float">
            <text:p>20.4</text:p>
          </table:table-cell>
          <table:table-cell office:value-type="float" office:value="11.3" calcext:value-type="float">
            <text:p>11.3</text:p>
          </table:table-cell>
          <table:table-cell office:value-type="float" office:value="2.003848" calcext:value-type="float">
            <text:p>2.003848</text:p>
          </table:table-cell>
          <table:table-cell office:value-type="float" office:value="1.313414" calcext:value-type="float">
            <text:p>1.313414</text:p>
          </table:table-cell>
          <table:table-cell office:value-type="float" office:value="309.24" calcext:value-type="float">
            <text:p>309.24</text:p>
          </table:table-cell>
          <table:table-cell office:value-type="float" office:value="0.3" calcext:value-type="float">
            <text:p>0.3</text:p>
          </table:table-cell>
          <table:table-cell office:value-type="float" office:value="24.19446" calcext:value-type="float">
            <text:p>24.19446</text:p>
          </table:table-cell>
          <table:table-cell office:value-type="float" office:value="10.42224" calcext:value-type="float">
            <text:p>10.42224</text:p>
          </table:table-cell>
          <table:table-cell office:value-type="float" office:value="19.5177" calcext:value-type="float">
            <text:p>19.5177</text:p>
          </table:table-cell>
          <table:table-cell office:value-type="float" office:value="11.44714" calcext:value-type="float">
            <text:p>11.44714</text:p>
          </table:table-cell>
          <table:table-cell office:value-type="float" office:value="17.81729" calcext:value-type="float">
            <text:p>17.81729</text:p>
          </table:table-cell>
          <table:table-cell office:value-type="float" office:value="11.96722" calcext:value-type="float">
            <text:p>11.96722</text:p>
          </table:table-cell>
          <table:table-cell office:value-type="float" office:value="16.54074" calcext:value-type="float">
            <text:p>16.54074</text:p>
          </table:table-cell>
          <table:table-cell office:value-type="float" office:value="12.54565" calcext:value-type="float">
            <text:p>12.54565</text:p>
          </table:table-cell>
          <table:table-cell office:value-type="float" office:value="15.81314" calcext:value-type="float">
            <text:p>15.81314</text:p>
          </table:table-cell>
          <table:table-cell office:value-type="float" office:value="13.0527" calcext:value-type="float">
            <text:p>13.0527</text:p>
          </table:table-cell>
          <table:table-cell office:value-type="float" office:value="15.4574" calcext:value-type="float">
            <text:p>15.4574</text:p>
          </table:table-cell>
          <table:table-cell office:value-type="float" office:value="13.4856" calcext:value-type="float">
            <text:p>13.485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1" calcext:value-type="float">
            <text:p>14102001</text:p>
          </table:table-cell>
          <table:table-cell office:value-type="float" office:value="9.936" calcext:value-type="float">
            <text:p>9.936</text:p>
          </table:table-cell>
          <table:table-cell office:value-type="float" office:value="21.8" calcext:value-type="float">
            <text:p>21.8</text:p>
          </table:table-cell>
          <table:table-cell office:value-type="float" office:value="13.1" calcext:value-type="float">
            <text:p>13.1</text:p>
          </table:table-cell>
          <table:table-cell office:value-type="float" office:value="1.683749" calcext:value-type="float">
            <text:p>1.683749</text:p>
          </table:table-cell>
          <table:table-cell office:value-type="float" office:value="1.345188" calcext:value-type="float">
            <text:p>1.345188</text:p>
          </table:table-cell>
          <table:table-cell office:value-type="float" office:value="479.16" calcext:value-type="float">
            <text:p>479.16</text:p>
          </table:table-cell>
          <table:table-cell office:value-type="float" office:value="1.2" calcext:value-type="float">
            <text:p>1.2</text:p>
          </table:table-cell>
          <table:table-cell office:value-type="float" office:value="26.8989" calcext:value-type="float">
            <text:p>26.8989</text:p>
          </table:table-cell>
          <table:table-cell office:value-type="float" office:value="12.41061" calcext:value-type="float">
            <text:p>12.41061</text:p>
          </table:table-cell>
          <table:table-cell office:value-type="float" office:value="21.64661" calcext:value-type="float">
            <text:p>21.64661</text:p>
          </table:table-cell>
          <table:table-cell office:value-type="float" office:value="13.41217" calcext:value-type="float">
            <text:p>13.41217</text:p>
          </table:table-cell>
          <table:table-cell office:value-type="float" office:value="19.67206" calcext:value-type="float">
            <text:p>19.67206</text:p>
          </table:table-cell>
          <table:table-cell office:value-type="float" office:value="13.92599" calcext:value-type="float">
            <text:p>13.92599</text:p>
          </table:table-cell>
          <table:table-cell office:value-type="float" office:value="18.13943" calcext:value-type="float">
            <text:p>18.13943</text:p>
          </table:table-cell>
          <table:table-cell office:value-type="float" office:value="14.36905" calcext:value-type="float">
            <text:p>14.36905</text:p>
          </table:table-cell>
          <table:table-cell office:value-type="float" office:value="17.25586" calcext:value-type="float">
            <text:p>17.25586</text:p>
          </table:table-cell>
          <table:table-cell office:value-type="float" office:value="14.66833" calcext:value-type="float">
            <text:p>14.66833</text:p>
          </table:table-cell>
          <table:table-cell office:value-type="float" office:value="16.70721" calcext:value-type="float">
            <text:p>16.70721</text:p>
          </table:table-cell>
          <table:table-cell office:value-type="float" office:value="14.86719" calcext:value-type="float">
            <text:p>14.8671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1" calcext:value-type="float">
            <text:p>15102001</text:p>
          </table:table-cell>
          <table:table-cell office:value-type="float" office:value="11.21904" calcext:value-type="float">
            <text:p>11.21904</text:p>
          </table:table-cell>
          <table:table-cell office:value-type="float" office:value="16.3" calcext:value-type="float">
            <text:p>16.3</text:p>
          </table:table-cell>
          <table:table-cell office:value-type="float" office:value="8.4" calcext:value-type="float">
            <text:p>8.4</text:p>
          </table:table-cell>
          <table:table-cell office:value-type="float" office:value="1.391226" calcext:value-type="float">
            <text:p>1.391226</text:p>
          </table:table-cell>
          <table:table-cell office:value-type="float" office:value="0.8628991" calcext:value-type="float">
            <text:p>0.8628991</text:p>
          </table:table-cell>
          <table:table-cell office:value-type="float" office:value="349.56" calcext:value-type="float">
            <text:p>349.56</text:p>
          </table:table-cell>
          <table:table-cell office:value-type="float" office:value="0" calcext:value-type="float">
            <text:p>0</text:p>
          </table:table-cell>
          <table:table-cell office:value-type="float" office:value="24.45963" calcext:value-type="float">
            <text:p>24.45963</text:p>
          </table:table-cell>
          <table:table-cell office:value-type="float" office:value="8.98941" calcext:value-type="float">
            <text:p>8.98941</text:p>
          </table:table-cell>
          <table:table-cell office:value-type="float" office:value="20.2699" calcext:value-type="float">
            <text:p>20.2699</text:p>
          </table:table-cell>
          <table:table-cell office:value-type="float" office:value="11.91422" calcext:value-type="float">
            <text:p>11.91422</text:p>
          </table:table-cell>
          <table:table-cell office:value-type="float" office:value="18.521" calcext:value-type="float">
            <text:p>18.521</text:p>
          </table:table-cell>
          <table:table-cell office:value-type="float" office:value="13.36786" calcext:value-type="float">
            <text:p>13.36786</text:p>
          </table:table-cell>
          <table:table-cell office:value-type="float" office:value="17.5079" calcext:value-type="float">
            <text:p>17.5079</text:p>
          </table:table-cell>
          <table:table-cell office:value-type="float" office:value="14.44498" calcext:value-type="float">
            <text:p>14.44498</text:p>
          </table:table-cell>
          <table:table-cell office:value-type="float" office:value="16.8718" calcext:value-type="float">
            <text:p>16.8718</text:p>
          </table:table-cell>
          <table:table-cell office:value-type="float" office:value="14.99854" calcext:value-type="float">
            <text:p>14.99854</text:p>
          </table:table-cell>
          <table:table-cell office:value-type="float" office:value="16.51062" calcext:value-type="float">
            <text:p>16.51062</text:p>
          </table:table-cell>
          <table:table-cell office:value-type="float" office:value="15.34076" calcext:value-type="float">
            <text:p>15.3407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1" calcext:value-type="float">
            <text:p>16102001</text:p>
          </table:table-cell>
          <table:table-cell office:value-type="float" office:value="7.7526" calcext:value-type="float">
            <text:p>7.7526</text:p>
          </table:table-cell>
          <table:table-cell office:value-type="float" office:value="17" calcext:value-type="float">
            <text:p>17</text:p>
          </table:table-cell>
          <table:table-cell office:value-type="float" office:value="4.7" calcext:value-type="float">
            <text:p>4.7</text:p>
          </table:table-cell>
          <table:table-cell office:value-type="float" office:value="1.180561" calcext:value-type="float">
            <text:p>1.180561</text:p>
          </table:table-cell>
          <table:table-cell office:value-type="float" office:value="0.8394806" calcext:value-type="float">
            <text:p>0.8394806</text:p>
          </table:table-cell>
          <table:table-cell office:value-type="float" office:value="307.44" calcext:value-type="float">
            <text:p>307.44</text:p>
          </table:table-cell>
          <table:table-cell office:value-type="float" office:value="3.6" calcext:value-type="float">
            <text:p>3.6</text:p>
          </table:table-cell>
          <table:table-cell office:value-type="float" office:value="21.69949" calcext:value-type="float">
            <text:p>21.69949</text:p>
          </table:table-cell>
          <table:table-cell office:value-type="float" office:value="6.464111" calcext:value-type="float">
            <text:p>6.464111</text:p>
          </table:table-cell>
          <table:table-cell office:value-type="float" office:value="17.38422" calcext:value-type="float">
            <text:p>17.38422</text:p>
          </table:table-cell>
          <table:table-cell office:value-type="float" office:value="9.57608" calcext:value-type="float">
            <text:p>9.57608</text:p>
          </table:table-cell>
          <table:table-cell office:value-type="float" office:value="16.27106" calcext:value-type="float">
            <text:p>16.27106</text:p>
          </table:table-cell>
          <table:table-cell office:value-type="float" office:value="11.00598" calcext:value-type="float">
            <text:p>11.00598</text:p>
          </table:table-cell>
          <table:table-cell office:value-type="float" office:value="15.5759" calcext:value-type="float">
            <text:p>15.5759</text:p>
          </table:table-cell>
          <table:table-cell office:value-type="float" office:value="12.34055" calcext:value-type="float">
            <text:p>12.34055</text:p>
          </table:table-cell>
          <table:table-cell office:value-type="float" office:value="15.2789" calcext:value-type="float">
            <text:p>15.2789</text:p>
          </table:table-cell>
          <table:table-cell office:value-type="float" office:value="13.3082" calcext:value-type="float">
            <text:p>13.3082</text:p>
          </table:table-cell>
          <table:table-cell office:value-type="float" office:value="15.74393" calcext:value-type="float">
            <text:p>15.74393</text:p>
          </table:table-cell>
          <table:table-cell office:value-type="float" office:value="14.00043" calcext:value-type="float">
            <text:p>14.0004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1" calcext:value-type="float">
            <text:p>17102001</text:p>
          </table:table-cell>
          <table:table-cell office:value-type="float" office:value="3.84264" calcext:value-type="float">
            <text:p>3.84264</text:p>
          </table:table-cell>
          <table:table-cell office:value-type="float" office:value="8.6" calcext:value-type="float">
            <text:p>8.6</text:p>
          </table:table-cell>
          <table:table-cell office:value-type="float" office:value="1.2" calcext:value-type="float">
            <text:p>1.2</text:p>
          </table:table-cell>
          <table:table-cell office:value-type="float" office:value="1.074414" calcext:value-type="float">
            <text:p>1.074414</text:p>
          </table:table-cell>
          <table:table-cell office:value-type="float" office:value="0.4956947" calcext:value-type="float">
            <text:p>0.4956947</text:p>
          </table:table-cell>
          <table:table-cell office:value-type="float" office:value="588.2401" calcext:value-type="float">
            <text:p>588.2401</text:p>
          </table:table-cell>
          <table:table-cell office:value-type="float" office:value="9.500001" calcext:value-type="float">
            <text:p>9.500001</text:p>
          </table:table-cell>
          <table:table-cell office:value-type="float" office:value="13.28784" calcext:value-type="float">
            <text:p>13.28784</text:p>
          </table:table-cell>
          <table:table-cell office:value-type="float" office:value="2.486145" calcext:value-type="float">
            <text:p>2.486145</text:p>
          </table:table-cell>
          <table:table-cell office:value-type="float" office:value="12.08862" calcext:value-type="float">
            <text:p>12.08862</text:p>
          </table:table-cell>
          <table:table-cell office:value-type="float" office:value="5.888824" calcext:value-type="float">
            <text:p>5.888824</text:p>
          </table:table-cell>
          <table:table-cell office:value-type="float" office:value="12.5076" calcext:value-type="float">
            <text:p>12.5076</text:p>
          </table:table-cell>
          <table:table-cell office:value-type="float" office:value="7.667511" calcext:value-type="float">
            <text:p>7.667511</text:p>
          </table:table-cell>
          <table:table-cell office:value-type="float" office:value="13.61642" calcext:value-type="float">
            <text:p>13.61642</text:p>
          </table:table-cell>
          <table:table-cell office:value-type="float" office:value="9.485168" calcext:value-type="float">
            <text:p>9.485168</text:p>
          </table:table-cell>
          <table:table-cell office:value-type="float" office:value="14.31836" calcext:value-type="float">
            <text:p>14.31836</text:p>
          </table:table-cell>
          <table:table-cell office:value-type="float" office:value="10.94598" calcext:value-type="float">
            <text:p>10.94598</text:p>
          </table:table-cell>
          <table:table-cell office:value-type="float" office:value="14.76343" calcext:value-type="float">
            <text:p>14.76343</text:p>
          </table:table-cell>
          <table:table-cell office:value-type="float" office:value="12.09497" calcext:value-type="float">
            <text:p>12.0949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1" calcext:value-type="float">
            <text:p>18102001</text:p>
          </table:table-cell>
          <table:table-cell office:value-type="float" office:value="13.36356" calcext:value-type="float">
            <text:p>13.36356</text:p>
          </table:table-cell>
          <table:table-cell office:value-type="float" office:value="8.7" calcext:value-type="float">
            <text:p>8.7</text:p>
          </table:table-cell>
          <table:table-cell office:value-type="float" office:value="0.3" calcext:value-type="float">
            <text:p>0.3</text:p>
          </table:table-cell>
          <table:table-cell office:value-type="float" office:value="0.6614302" calcext:value-type="float">
            <text:p>0.6614302</text:p>
          </table:table-cell>
          <table:table-cell office:value-type="float" office:value="0.4425429" calcext:value-type="float">
            <text:p>0.4425429</text:p>
          </table:table-cell>
          <table:table-cell office:value-type="float" office:value="471.96" calcext:value-type="float">
            <text:p>471.96</text:p>
          </table:table-cell>
          <table:table-cell office:value-type="float" office:value="0" calcext:value-type="float">
            <text:p>0</text:p>
          </table:table-cell>
          <table:table-cell office:value-type="float" office:value="18.38348" calcext:value-type="float">
            <text:p>18.38348</text:p>
          </table:table-cell>
          <table:table-cell office:value-type="float" office:value="1.00589" calcext:value-type="float">
            <text:p>1.00589</text:p>
          </table:table-cell>
          <table:table-cell office:value-type="float" office:value="14.24472" calcext:value-type="float">
            <text:p>14.24472</text:p>
          </table:table-cell>
          <table:table-cell office:value-type="float" office:value="4.308289" calcext:value-type="float">
            <text:p>4.308289</text:p>
          </table:table-cell>
          <table:table-cell office:value-type="float" office:value="12.83862" calcext:value-type="float">
            <text:p>12.83862</text:p>
          </table:table-cell>
          <table:table-cell office:value-type="float" office:value="5.999237" calcext:value-type="float">
            <text:p>5.999237</text:p>
          </table:table-cell>
          <table:table-cell office:value-type="float" office:value="12.08224" calcext:value-type="float">
            <text:p>12.08224</text:p>
          </table:table-cell>
          <table:table-cell office:value-type="float" office:value="7.702576" calcext:value-type="float">
            <text:p>7.702576</text:p>
          </table:table-cell>
          <table:table-cell office:value-type="float" office:value="11.89154" calcext:value-type="float">
            <text:p>11.89154</text:p>
          </table:table-cell>
          <table:table-cell office:value-type="float" office:value="9.1297" calcext:value-type="float">
            <text:p>9.1297</text:p>
          </table:table-cell>
          <table:table-cell office:value-type="float" office:value="12.04303" calcext:value-type="float">
            <text:p>12.04303</text:p>
          </table:table-cell>
          <table:table-cell office:value-type="float" office:value="10.33295" calcext:value-type="float">
            <text:p>10.3329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1" calcext:value-type="float">
            <text:p>19102001</text:p>
          </table:table-cell>
          <table:table-cell office:value-type="float" office:value="5.82408" calcext:value-type="float">
            <text:p>5.82408</text:p>
          </table:table-cell>
          <table:table-cell office:value-type="float" office:value="14.4" calcext:value-type="float">
            <text:p>14.4</text:p>
          </table:table-cell>
          <table:table-cell office:value-type="float" office:value="3.9" calcext:value-type="float">
            <text:p>3.9</text:p>
          </table:table-cell>
          <table:table-cell office:value-type="float" office:value="0.9904685" calcext:value-type="float">
            <text:p>0.9904685</text:p>
          </table:table-cell>
          <table:table-cell office:value-type="float" office:value="0.6335052" calcext:value-type="float">
            <text:p>0.6335052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16.77338" calcext:value-type="float">
            <text:p>16.77338</text:p>
          </table:table-cell>
          <table:table-cell office:value-type="float" office:value="3.270691" calcext:value-type="float">
            <text:p>3.270691</text:p>
          </table:table-cell>
          <table:table-cell office:value-type="float" office:value="13.30386" calcext:value-type="float">
            <text:p>13.30386</text:p>
          </table:table-cell>
          <table:table-cell office:value-type="float" office:value="5.828949" calcext:value-type="float">
            <text:p>5.828949</text:p>
          </table:table-cell>
          <table:table-cell office:value-type="float" office:value="12.224" calcext:value-type="float">
            <text:p>12.224</text:p>
          </table:table-cell>
          <table:table-cell office:value-type="float" office:value="7.029816" calcext:value-type="float">
            <text:p>7.029816</text:p>
          </table:table-cell>
          <table:table-cell office:value-type="float" office:value="11.73349" calcext:value-type="float">
            <text:p>11.73349</text:p>
          </table:table-cell>
          <table:table-cell office:value-type="float" office:value="8.315521" calcext:value-type="float">
            <text:p>8.315521</text:p>
          </table:table-cell>
          <table:table-cell office:value-type="float" office:value="11.64395" calcext:value-type="float">
            <text:p>11.64395</text:p>
          </table:table-cell>
          <table:table-cell office:value-type="float" office:value="9.417542" calcext:value-type="float">
            <text:p>9.417542</text:p>
          </table:table-cell>
          <table:table-cell office:value-type="float" office:value="11.78912" calcext:value-type="float">
            <text:p>11.78912</text:p>
          </table:table-cell>
          <table:table-cell office:value-type="float" office:value="10.34573" calcext:value-type="float">
            <text:p>10.3457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1" calcext:value-type="float">
            <text:p>20102001</text:p>
          </table:table-cell>
          <table:table-cell office:value-type="float" office:value="11.08476" calcext:value-type="float">
            <text:p>11.08476</text:p>
          </table:table-cell>
          <table:table-cell office:value-type="float" office:value="15.6" calcext:value-type="float">
            <text:p>15.6</text:p>
          </table:table-cell>
          <table:table-cell office:value-type="float" office:value="8.2" calcext:value-type="float">
            <text:p>8.2</text:p>
          </table:table-cell>
          <table:table-cell office:value-type="float" office:value="1.017605" calcext:value-type="float">
            <text:p>1.017605</text:p>
          </table:table-cell>
          <table:table-cell office:value-type="float" office:value="0.7773057" calcext:value-type="float">
            <text:p>0.7773057</text:p>
          </table:table-cell>
          <table:table-cell office:value-type="float" office:value="335.16" calcext:value-type="float">
            <text:p>335.16</text:p>
          </table:table-cell>
          <table:table-cell office:value-type="float" office:value="0.5" calcext:value-type="float">
            <text:p>0.5</text:p>
          </table:table-cell>
          <table:table-cell office:value-type="float" office:value="22.08533" calcext:value-type="float">
            <text:p>22.08533</text:p>
          </table:table-cell>
          <table:table-cell office:value-type="float" office:value="6.528687" calcext:value-type="float">
            <text:p>6.528687</text:p>
          </table:table-cell>
          <table:table-cell office:value-type="float" office:value="17.24081" calcext:value-type="float">
            <text:p>17.24081</text:p>
          </table:table-cell>
          <table:table-cell office:value-type="float" office:value="8.286346" calcext:value-type="float">
            <text:p>8.286346</text:p>
          </table:table-cell>
          <table:table-cell office:value-type="float" office:value="15.3186" calcext:value-type="float">
            <text:p>15.3186</text:p>
          </table:table-cell>
          <table:table-cell office:value-type="float" office:value="9.17038" calcext:value-type="float">
            <text:p>9.17038</text:p>
          </table:table-cell>
          <table:table-cell office:value-type="float" office:value="14.09189" calcext:value-type="float">
            <text:p>14.09189</text:p>
          </table:table-cell>
          <table:table-cell office:value-type="float" office:value="9.986237" calcext:value-type="float">
            <text:p>9.986237</text:p>
          </table:table-cell>
          <table:table-cell office:value-type="float" office:value="13.44666" calcext:value-type="float">
            <text:p>13.44666</text:p>
          </table:table-cell>
          <table:table-cell office:value-type="float" office:value="10.64536" calcext:value-type="float">
            <text:p>10.64536</text:p>
          </table:table-cell>
          <table:table-cell office:value-type="float" office:value="13.15045" calcext:value-type="float">
            <text:p>13.15045</text:p>
          </table:table-cell>
          <table:table-cell office:value-type="float" office:value="11.20798" calcext:value-type="float">
            <text:p>11.2079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1" calcext:value-type="float">
            <text:p>21102001</text:p>
          </table:table-cell>
          <table:table-cell office:value-type="float" office:value="1.91196" calcext:value-type="float">
            <text:p>1.91196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1.204562" calcext:value-type="float">
            <text:p>1.204562</text:p>
          </table:table-cell>
          <table:table-cell office:value-type="float" office:value="0.9086942" calcext:value-type="float">
            <text:p>0.9086942</text:p>
          </table:table-cell>
          <table:table-cell office:value-type="float" office:value="193.68" calcext:value-type="float">
            <text:p>193.68</text:p>
          </table:table-cell>
          <table:table-cell office:value-type="float" office:value="1.5" calcext:value-type="float">
            <text:p>1.5</text:p>
          </table:table-cell>
          <table:table-cell office:value-type="float" office:value="13.26508" calcext:value-type="float">
            <text:p>13.26508</text:p>
          </table:table-cell>
          <table:table-cell office:value-type="float" office:value="6.818451" calcext:value-type="float">
            <text:p>6.818451</text:p>
          </table:table-cell>
          <table:table-cell office:value-type="float" office:value="11.83966" calcext:value-type="float">
            <text:p>11.83966</text:p>
          </table:table-cell>
          <table:table-cell office:value-type="float" office:value="8.765839" calcext:value-type="float">
            <text:p>8.765839</text:p>
          </table:table-cell>
          <table:table-cell office:value-type="float" office:value="11.67001" calcext:value-type="float">
            <text:p>11.67001</text:p>
          </table:table-cell>
          <table:table-cell office:value-type="float" office:value="9.74826" calcext:value-type="float">
            <text:p>9.74826</text:p>
          </table:table-cell>
          <table:table-cell office:value-type="float" office:value="11.93054" calcext:value-type="float">
            <text:p>11.93054</text:p>
          </table:table-cell>
          <table:table-cell office:value-type="float" office:value="10.63181" calcext:value-type="float">
            <text:p>10.63181</text:p>
          </table:table-cell>
          <table:table-cell office:value-type="float" office:value="12.45105" calcext:value-type="float">
            <text:p>12.45105</text:p>
          </table:table-cell>
          <table:table-cell office:value-type="float" office:value="11.2952" calcext:value-type="float">
            <text:p>11.2952</text:p>
          </table:table-cell>
          <table:table-cell office:value-type="float" office:value="12.78125" calcext:value-type="float">
            <text:p>12.78125</text:p>
          </table:table-cell>
          <table:table-cell office:value-type="float" office:value="11.81821" calcext:value-type="float">
            <text:p>11.8182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1" calcext:value-type="float">
            <text:p>22102001</text:p>
          </table:table-cell>
          <table:table-cell office:value-type="float" office:value="11.85696" calcext:value-type="float">
            <text:p>11.85696</text:p>
          </table:table-cell>
          <table:table-cell office:value-type="float" office:value="12.3" calcext:value-type="float">
            <text:p>12.3</text:p>
          </table:table-cell>
          <table:table-cell office:value-type="float" office:value="3.8" calcext:value-type="float">
            <text:p>3.8</text:p>
          </table:table-cell>
          <table:table-cell office:value-type="float" office:value="0.9835414" calcext:value-type="float">
            <text:p>0.9835414</text:p>
          </table:table-cell>
          <table:table-cell office:value-type="float" office:value="0.5701311" calcext:value-type="float">
            <text:p>0.5701311</text:p>
          </table:table-cell>
          <table:table-cell office:value-type="float" office:value="159.84" calcext:value-type="float">
            <text:p>159.84</text:p>
          </table:table-cell>
          <table:table-cell office:value-type="float" office:value="0.1" calcext:value-type="float">
            <text:p>0.1</text:p>
          </table:table-cell>
          <table:table-cell office:value-type="float" office:value="19.47147" calcext:value-type="float">
            <text:p>19.47147</text:p>
          </table:table-cell>
          <table:table-cell office:value-type="float" office:value="3.873718" calcext:value-type="float">
            <text:p>3.873718</text:p>
          </table:table-cell>
          <table:table-cell office:value-type="float" office:value="15.58072" calcext:value-type="float">
            <text:p>15.58072</text:p>
          </table:table-cell>
          <table:table-cell office:value-type="float" office:value="6.619446" calcext:value-type="float">
            <text:p>6.619446</text:p>
          </table:table-cell>
          <table:table-cell office:value-type="float" office:value="13.98981" calcext:value-type="float">
            <text:p>13.98981</text:p>
          </table:table-cell>
          <table:table-cell office:value-type="float" office:value="7.973846" calcext:value-type="float">
            <text:p>7.973846</text:p>
          </table:table-cell>
          <table:table-cell office:value-type="float" office:value="13.02448" calcext:value-type="float">
            <text:p>13.02448</text:p>
          </table:table-cell>
          <table:table-cell office:value-type="float" office:value="9.181458" calcext:value-type="float">
            <text:p>9.181458</text:p>
          </table:table-cell>
          <table:table-cell office:value-type="float" office:value="12.58252" calcext:value-type="float">
            <text:p>12.58252</text:p>
          </table:table-cell>
          <table:table-cell office:value-type="float" office:value="10.1124" calcext:value-type="float">
            <text:p>10.1124</text:p>
          </table:table-cell>
          <table:table-cell office:value-type="float" office:value="12.45035" calcext:value-type="float">
            <text:p>12.45035</text:p>
          </table:table-cell>
          <table:table-cell office:value-type="float" office:value="10.85986" calcext:value-type="float">
            <text:p>10.8598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1" calcext:value-type="float">
            <text:p>23102001</text:p>
          </table:table-cell>
          <table:table-cell office:value-type="float" office:value="1.82016" calcext:value-type="float">
            <text:p>1.82016</text:p>
          </table:table-cell>
          <table:table-cell office:value-type="float" office:value="15.3" calcext:value-type="float">
            <text:p>15.3</text:p>
          </table:table-cell>
          <table:table-cell office:value-type="float" office:value="3.1" calcext:value-type="float">
            <text:p>3.1</text:p>
          </table:table-cell>
          <table:table-cell office:value-type="float" office:value="1.658252" calcext:value-type="float">
            <text:p>1.658252</text:p>
          </table:table-cell>
          <table:table-cell office:value-type="float" office:value="0.7507347" calcext:value-type="float">
            <text:p>0.7507347</text:p>
          </table:table-cell>
          <table:table-cell office:value-type="float" office:value="311.4" calcext:value-type="float">
            <text:p>311.4</text:p>
          </table:table-cell>
          <table:table-cell office:value-type="float" office:value="7.4" calcext:value-type="float">
            <text:p>7.4</text:p>
          </table:table-cell>
          <table:table-cell office:value-type="float" office:value="11.44385" calcext:value-type="float">
            <text:p>11.44385</text:p>
          </table:table-cell>
          <table:table-cell office:value-type="float" office:value="3.817688" calcext:value-type="float">
            <text:p>3.817688</text:p>
          </table:table-cell>
          <table:table-cell office:value-type="float" office:value="11.01382" calcext:value-type="float">
            <text:p>11.01382</text:p>
          </table:table-cell>
          <table:table-cell office:value-type="float" office:value="6.460205" calcext:value-type="float">
            <text:p>6.460205</text:p>
          </table:table-cell>
          <table:table-cell office:value-type="float" office:value="10.95123" calcext:value-type="float">
            <text:p>10.95123</text:p>
          </table:table-cell>
          <table:table-cell office:value-type="float" office:value="7.787872" calcext:value-type="float">
            <text:p>7.787872</text:p>
          </table:table-cell>
          <table:table-cell office:value-type="float" office:value="10.94818" calcext:value-type="float">
            <text:p>10.94818</text:p>
          </table:table-cell>
          <table:table-cell office:value-type="float" office:value="8.964966" calcext:value-type="float">
            <text:p>8.964966</text:p>
          </table:table-cell>
          <table:table-cell office:value-type="float" office:value="11.4407" calcext:value-type="float">
            <text:p>11.4407</text:p>
          </table:table-cell>
          <table:table-cell office:value-type="float" office:value="9.866943" calcext:value-type="float">
            <text:p>9.866943</text:p>
          </table:table-cell>
          <table:table-cell office:value-type="float" office:value="11.97705" calcext:value-type="float">
            <text:p>11.97705</text:p>
          </table:table-cell>
          <table:table-cell office:value-type="float" office:value="10.59109" calcext:value-type="float">
            <text:p>10.5910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1" calcext:value-type="float">
            <text:p>24102001</text:p>
          </table:table-cell>
          <table:table-cell office:value-type="float" office:value="2.87784" calcext:value-type="float">
            <text:p>2.87784</text:p>
          </table:table-cell>
          <table:table-cell office:value-type="float" office:value="14.2" calcext:value-type="float">
            <text:p>14.2</text:p>
          </table:table-cell>
          <table:table-cell office:value-type="float" office:value="11.5" calcext:value-type="float">
            <text:p>11.5</text:p>
          </table:table-cell>
          <table:table-cell office:value-type="float" office:value="1.576568" calcext:value-type="float">
            <text:p>1.576568</text:p>
          </table:table-cell>
          <table:table-cell office:value-type="float" office:value="1.23773" calcext:value-type="float">
            <text:p>1.23773</text:p>
          </table:table-cell>
          <table:table-cell office:value-type="float" office:value="183.24" calcext:value-type="float">
            <text:p>183.24</text:p>
          </table:table-cell>
          <table:table-cell office:value-type="float" office:value="0" calcext:value-type="float">
            <text:p>0</text:p>
          </table:table-cell>
          <table:table-cell office:value-type="float" office:value="15.57965" calcext:value-type="float">
            <text:p>15.57965</text:p>
          </table:table-cell>
          <table:table-cell office:value-type="float" office:value="9.21344" calcext:value-type="float">
            <text:p>9.21344</text:p>
          </table:table-cell>
          <table:table-cell office:value-type="float" office:value="13.86542" calcext:value-type="float">
            <text:p>13.86542</text:p>
          </table:table-cell>
          <table:table-cell office:value-type="float" office:value="10.11035" calcext:value-type="float">
            <text:p>10.11035</text:p>
          </table:table-cell>
          <table:table-cell office:value-type="float" office:value="13.11124" calcext:value-type="float">
            <text:p>13.11124</text:p>
          </table:table-cell>
          <table:table-cell office:value-type="float" office:value="10.53772" calcext:value-type="float">
            <text:p>10.53772</text:p>
          </table:table-cell>
          <table:table-cell office:value-type="float" office:value="12.68701" calcext:value-type="float">
            <text:p>12.68701</text:p>
          </table:table-cell>
          <table:table-cell office:value-type="float" office:value="10.90863" calcext:value-type="float">
            <text:p>10.90863</text:p>
          </table:table-cell>
          <table:table-cell office:value-type="float" office:value="12.49939" calcext:value-type="float">
            <text:p>12.49939</text:p>
          </table:table-cell>
          <table:table-cell office:value-type="float" office:value="11.05634" calcext:value-type="float">
            <text:p>11.05634</text:p>
          </table:table-cell>
          <table:table-cell office:value-type="float" office:value="12.45007" calcext:value-type="float">
            <text:p>12.45007</text:p>
          </table:table-cell>
          <table:table-cell office:value-type="float" office:value="11.24405" calcext:value-type="float">
            <text:p>11.2440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1" calcext:value-type="float">
            <text:p>25102001</text:p>
          </table:table-cell>
          <table:table-cell office:value-type="float" office:value="6.15564" calcext:value-type="float">
            <text:p>6.15564</text:p>
          </table:table-cell>
          <table:table-cell office:value-type="float" office:value="14.8" calcext:value-type="float">
            <text:p>14.8</text:p>
          </table:table-cell>
          <table:table-cell office:value-type="float" office:value="6.1" calcext:value-type="float">
            <text:p>6.1</text:p>
          </table:table-cell>
          <table:table-cell office:value-type="float" office:value="1.591134" calcext:value-type="float">
            <text:p>1.591134</text:p>
          </table:table-cell>
          <table:table-cell office:value-type="float" office:value="0.4903373" calcext:value-type="float">
            <text:p>0.4903373</text:p>
          </table:table-cell>
          <table:table-cell office:value-type="float" office:value="625.6801" calcext:value-type="float">
            <text:p>625.6801</text:p>
          </table:table-cell>
          <table:table-cell office:value-type="float" office:value="2.4" calcext:value-type="float">
            <text:p>2.4</text:p>
          </table:table-cell>
          <table:table-cell office:value-type="float" office:value="20.81873" calcext:value-type="float">
            <text:p>20.81873</text:p>
          </table:table-cell>
          <table:table-cell office:value-type="float" office:value="4.570251" calcext:value-type="float">
            <text:p>4.570251</text:p>
          </table:table-cell>
          <table:table-cell office:value-type="float" office:value="16.08813" calcext:value-type="float">
            <text:p>16.08813</text:p>
          </table:table-cell>
          <table:table-cell office:value-type="float" office:value="7.714355" calcext:value-type="float">
            <text:p>7.714355</text:p>
          </table:table-cell>
          <table:table-cell office:value-type="float" office:value="14.64719" calcext:value-type="float">
            <text:p>14.64719</text:p>
          </table:table-cell>
          <table:table-cell office:value-type="float" office:value="9.31543" calcext:value-type="float">
            <text:p>9.31543</text:p>
          </table:table-cell>
          <table:table-cell office:value-type="float" office:value="13.75858" calcext:value-type="float">
            <text:p>13.75858</text:p>
          </table:table-cell>
          <table:table-cell office:value-type="float" office:value="10.71387" calcext:value-type="float">
            <text:p>10.71387</text:p>
          </table:table-cell>
          <table:table-cell office:value-type="float" office:value="13.27994" calcext:value-type="float">
            <text:p>13.27994</text:p>
          </table:table-cell>
          <table:table-cell office:value-type="float" office:value="11.67136" calcext:value-type="float">
            <text:p>11.67136</text:p>
          </table:table-cell>
          <table:table-cell office:value-type="float" office:value="13.06216" calcext:value-type="float">
            <text:p>13.06216</text:p>
          </table:table-cell>
          <table:table-cell office:value-type="float" office:value="12.1582" calcext:value-type="float">
            <text:p>12.158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1" calcext:value-type="float">
            <text:p>26102001</text:p>
          </table:table-cell>
          <table:table-cell office:value-type="float" office:value="3.49452" calcext:value-type="float">
            <text:p>3.49452</text:p>
          </table:table-cell>
          <table:table-cell office:value-type="float" office:value="7.3" calcext:value-type="float">
            <text:p>7.3</text:p>
          </table:table-cell>
          <table:table-cell office:value-type="float" office:value="3.9" calcext:value-type="float">
            <text:p>3.9</text:p>
          </table:table-cell>
          <table:table-cell office:value-type="float" office:value="0.7369047" calcext:value-type="float">
            <text:p>0.7369047</text:p>
          </table:table-cell>
          <table:table-cell office:value-type="float" office:value="0.4879702" calcext:value-type="float">
            <text:p>0.4879702</text:p>
          </table:table-cell>
          <table:table-cell office:value-type="float" office:value="525.96" calcext:value-type="float">
            <text:p>525.96</text:p>
          </table:table-cell>
          <table:table-cell office:value-type="float" office:value="0.8" calcext:value-type="float">
            <text:p>0.8</text:p>
          </table:table-cell>
          <table:table-cell office:value-type="float" office:value="11.21536" calcext:value-type="float">
            <text:p>11.21536</text:p>
          </table:table-cell>
          <table:table-cell office:value-type="float" office:value="3.374512" calcext:value-type="float">
            <text:p>3.374512</text:p>
          </table:table-cell>
          <table:table-cell office:value-type="float" office:value="10.02466" calcext:value-type="float">
            <text:p>10.02466</text:p>
          </table:table-cell>
          <table:table-cell office:value-type="float" office:value="5.857147" calcext:value-type="float">
            <text:p>5.857147</text:p>
          </table:table-cell>
          <table:table-cell office:value-type="float" office:value="9.72937" calcext:value-type="float">
            <text:p>9.72937</text:p>
          </table:table-cell>
          <table:table-cell office:value-type="float" office:value="7.098572" calcext:value-type="float">
            <text:p>7.098572</text:p>
          </table:table-cell>
          <table:table-cell office:value-type="float" office:value="10.62897" calcext:value-type="float">
            <text:p>10.62897</text:p>
          </table:table-cell>
          <table:table-cell office:value-type="float" office:value="8.360413" calcext:value-type="float">
            <text:p>8.360413</text:p>
          </table:table-cell>
          <table:table-cell office:value-type="float" office:value="11.6051" calcext:value-type="float">
            <text:p>11.6051</text:p>
          </table:table-cell>
          <table:table-cell office:value-type="float" office:value="9.391846" calcext:value-type="float">
            <text:p>9.391846</text:p>
          </table:table-cell>
          <table:table-cell office:value-type="float" office:value="12.24014" calcext:value-type="float">
            <text:p>12.24014</text:p>
          </table:table-cell>
          <table:table-cell office:value-type="float" office:value="10.2193" calcext:value-type="float">
            <text:p>10.21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1" calcext:value-type="float">
            <text:p>27102001</text:p>
          </table:table-cell>
          <table:table-cell office:value-type="float" office:value="4.666319" calcext:value-type="float">
            <text:p>4.666319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0.7193578" calcext:value-type="float">
            <text:p>0.7193578</text:p>
          </table:table-cell>
          <table:table-cell office:value-type="float" office:value="0.4020526" calcext:value-type="float">
            <text:p>0.4020526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10.04172" calcext:value-type="float">
            <text:p>10.04172</text:p>
          </table:table-cell>
          <table:table-cell office:value-type="float" office:value="0.6695251" calcext:value-type="float">
            <text:p>0.6695251</text:p>
          </table:table-cell>
          <table:table-cell office:value-type="float" office:value="8.630157" calcext:value-type="float">
            <text:p>8.630157</text:p>
          </table:table-cell>
          <table:table-cell office:value-type="float" office:value="3.733032" calcext:value-type="float">
            <text:p>3.733032</text:p>
          </table:table-cell>
          <table:table-cell office:value-type="float" office:value="8.471222" calcext:value-type="float">
            <text:p>8.471222</text:p>
          </table:table-cell>
          <table:table-cell office:value-type="float" office:value="5.304291" calcext:value-type="float">
            <text:p>5.304291</text:p>
          </table:table-cell>
          <table:table-cell office:value-type="float" office:value="8.65976" calcext:value-type="float">
            <text:p>8.65976</text:p>
          </table:table-cell>
          <table:table-cell office:value-type="float" office:value="6.786774" calcext:value-type="float">
            <text:p>6.786774</text:p>
          </table:table-cell>
          <table:table-cell office:value-type="float" office:value="9.352631" calcext:value-type="float">
            <text:p>9.352631</text:p>
          </table:table-cell>
          <table:table-cell office:value-type="float" office:value="7.977417" calcext:value-type="float">
            <text:p>7.977417</text:p>
          </table:table-cell>
          <table:table-cell office:value-type="float" office:value="10.18881" calcext:value-type="float">
            <text:p>10.18881</text:p>
          </table:table-cell>
          <table:table-cell office:value-type="float" office:value="8.936005" calcext:value-type="float">
            <text:p>8.93600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1" calcext:value-type="float">
            <text:p>28102001</text:p>
          </table:table-cell>
          <table:table-cell office:value-type="float" office:value="9.534922" calcext:value-type="float">
            <text:p>9.534922</text:p>
          </table:table-cell>
          <table:table-cell office:value-type="float" office:value="6.2" calcext:value-type="float">
            <text:p>6.2</text:p>
          </table:table-cell>
          <table:table-cell office:value-type="float" office:value="-2" calcext:value-type="float">
            <text:p>-2</text:p>
          </table:table-cell>
          <table:table-cell office:value-type="float" office:value="0.6154871" calcext:value-type="float">
            <text:p>0.6154871</text:p>
          </table:table-cell>
          <table:table-cell office:value-type="float" office:value="0.4246383" calcext:value-type="float">
            <text:p>0.4246383</text:p>
          </table:table-cell>
          <table:table-cell office:value-type="float" office:value="230.04" calcext:value-type="float">
            <text:p>230.04</text:p>
          </table:table-cell>
          <table:table-cell office:value-type="float" office:value="0" calcext:value-type="float">
            <text:p>0</text:p>
          </table:table-cell>
          <table:table-cell office:value-type="float" office:value="13.54672" calcext:value-type="float">
            <text:p>13.54672</text:p>
          </table:table-cell>
          <table:table-cell office:value-type="float" office:value="-0.3187256" calcext:value-type="float">
            <text:p>-0.3187256</text:p>
          </table:table-cell>
          <table:table-cell office:value-type="float" office:value="10.22769" calcext:value-type="float">
            <text:p>10.22769</text:p>
          </table:table-cell>
          <table:table-cell office:value-type="float" office:value="2.456146" calcext:value-type="float">
            <text:p>2.456146</text:p>
          </table:table-cell>
          <table:table-cell office:value-type="float" office:value="9.208588" calcext:value-type="float">
            <text:p>9.208588</text:p>
          </table:table-cell>
          <table:table-cell office:value-type="float" office:value="3.904419" calcext:value-type="float">
            <text:p>3.904419</text:p>
          </table:table-cell>
          <table:table-cell office:value-type="float" office:value="8.750214" calcext:value-type="float">
            <text:p>8.750214</text:p>
          </table:table-cell>
          <table:table-cell office:value-type="float" office:value="5.35376" calcext:value-type="float">
            <text:p>5.35376</text:p>
          </table:table-cell>
          <table:table-cell office:value-type="float" office:value="8.727051" calcext:value-type="float">
            <text:p>8.727051</text:p>
          </table:table-cell>
          <table:table-cell office:value-type="float" office:value="6.588348" calcext:value-type="float">
            <text:p>6.588348</text:p>
          </table:table-cell>
          <table:table-cell office:value-type="float" office:value="8.967865" calcext:value-type="float">
            <text:p>8.967865</text:p>
          </table:table-cell>
          <table:table-cell office:value-type="float" office:value="7.654572" calcext:value-type="float">
            <text:p>7.65457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1" calcext:value-type="float">
            <text:p>29102001</text:p>
          </table:table-cell>
          <table:table-cell office:value-type="float" office:value="6.35904" calcext:value-type="float">
            <text:p>6.35904</text:p>
          </table:table-cell>
          <table:table-cell office:value-type="float" office:value="11.6" calcext:value-type="float">
            <text:p>11.6</text:p>
          </table:table-cell>
          <table:table-cell office:value-type="float" office:value="-1.2" calcext:value-type="float">
            <text:p>-1.2</text:p>
          </table:table-cell>
          <table:table-cell office:value-type="float" office:value="0.8140837" calcext:value-type="float">
            <text:p>0.8140837</text:p>
          </table:table-cell>
          <table:table-cell office:value-type="float" office:value="0.4699183" calcext:value-type="float">
            <text:p>0.4699183</text:p>
          </table:table-cell>
          <table:table-cell office:value-type="float" office:value="239.4" calcext:value-type="float">
            <text:p>239.4</text:p>
          </table:table-cell>
          <table:table-cell office:value-type="float" office:value="0" calcext:value-type="float">
            <text:p>0</text:p>
          </table:table-cell>
          <table:table-cell office:value-type="float" office:value="15.02386" calcext:value-type="float">
            <text:p>15.02386</text:p>
          </table:table-cell>
          <table:table-cell office:value-type="float" office:value="0.01705933" calcext:value-type="float">
            <text:p>0.01705933</text:p>
          </table:table-cell>
          <table:table-cell office:value-type="float" office:value="11.20563" calcext:value-type="float">
            <text:p>11.20563</text:p>
          </table:table-cell>
          <table:table-cell office:value-type="float" office:value="2.843384" calcext:value-type="float">
            <text:p>2.843384</text:p>
          </table:table-cell>
          <table:table-cell office:value-type="float" office:value="9.84436" calcext:value-type="float">
            <text:p>9.84436</text:p>
          </table:table-cell>
          <table:table-cell office:value-type="float" office:value="4.073517" calcext:value-type="float">
            <text:p>4.073517</text:p>
          </table:table-cell>
          <table:table-cell office:value-type="float" office:value="9.079193" calcext:value-type="float">
            <text:p>9.079193</text:p>
          </table:table-cell>
          <table:table-cell office:value-type="float" office:value="5.333893" calcext:value-type="float">
            <text:p>5.333893</text:p>
          </table:table-cell>
          <table:table-cell office:value-type="float" office:value="8.892792" calcext:value-type="float">
            <text:p>8.892792</text:p>
          </table:table-cell>
          <table:table-cell office:value-type="float" office:value="6.425049" calcext:value-type="float">
            <text:p>6.425049</text:p>
          </table:table-cell>
          <table:table-cell office:value-type="float" office:value="9.014526" calcext:value-type="float">
            <text:p>9.014526</text:p>
          </table:table-cell>
          <table:table-cell office:value-type="float" office:value="7.362488" calcext:value-type="float">
            <text:p>7.36248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1" calcext:value-type="float">
            <text:p>30102001</text:p>
          </table:table-cell>
          <table:table-cell office:value-type="float" office:value="11.5452" calcext:value-type="float">
            <text:p>11.5452</text:p>
          </table:table-cell>
          <table:table-cell office:value-type="float" office:value="6.7" calcext:value-type="float">
            <text:p>6.7</text:p>
          </table:table-cell>
          <table:table-cell office:value-type="float" office:value="-1.2" calcext:value-type="float">
            <text:p>-1.2</text:p>
          </table:table-cell>
          <table:table-cell office:value-type="float" office:value="0.5279957" calcext:value-type="float">
            <text:p>0.5279957</text:p>
          </table:table-cell>
          <table:table-cell office:value-type="float" office:value="0.2828807" calcext:value-type="float">
            <text:p>0.2828807</text:p>
          </table:table-cell>
          <table:table-cell office:value-type="float" office:value="277.92" calcext:value-type="float">
            <text:p>277.92</text:p>
          </table:table-cell>
          <table:table-cell office:value-type="float" office:value="0" calcext:value-type="float">
            <text:p>0</text:p>
          </table:table-cell>
          <table:table-cell office:value-type="float" office:value="15.35287" calcext:value-type="float">
            <text:p>15.35287</text:p>
          </table:table-cell>
          <table:table-cell office:value-type="float" office:value="-0.2755127" calcext:value-type="float">
            <text:p>-0.2755127</text:p>
          </table:table-cell>
          <table:table-cell office:value-type="float" office:value="11.32767" calcext:value-type="float">
            <text:p>11.32767</text:p>
          </table:table-cell>
          <table:table-cell office:value-type="float" office:value="2.763062" calcext:value-type="float">
            <text:p>2.763062</text:p>
          </table:table-cell>
          <table:table-cell office:value-type="float" office:value="10.01831" calcext:value-type="float">
            <text:p>10.01831</text:p>
          </table:table-cell>
          <table:table-cell office:value-type="float" office:value="4.302521" calcext:value-type="float">
            <text:p>4.302521</text:p>
          </table:table-cell>
          <table:table-cell office:value-type="float" office:value="9.282745" calcext:value-type="float">
            <text:p>9.282745</text:p>
          </table:table-cell>
          <table:table-cell office:value-type="float" office:value="5.667755" calcext:value-type="float">
            <text:p>5.667755</text:p>
          </table:table-cell>
          <table:table-cell office:value-type="float" office:value="9.018158" calcext:value-type="float">
            <text:p>9.018158</text:p>
          </table:table-cell>
          <table:table-cell office:value-type="float" office:value="6.756989" calcext:value-type="float">
            <text:p>6.756989</text:p>
          </table:table-cell>
          <table:table-cell office:value-type="float" office:value="9.051361" calcext:value-type="float">
            <text:p>9.051361</text:p>
          </table:table-cell>
          <table:table-cell office:value-type="float" office:value="7.638733" calcext:value-type="float">
            <text:p>7.63873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1" calcext:value-type="float">
            <text:p>31102001</text:p>
          </table:table-cell>
          <table:table-cell office:value-type="float" office:value="2.70612" calcext:value-type="float">
            <text:p>2.70612</text:p>
          </table:table-cell>
          <table:table-cell office:value-type="float" office:value="3.2" calcext:value-type="float">
            <text:p>3.2</text:p>
          </table:table-cell>
          <table:table-cell office:value-type="float" office:value="-3.8" calcext:value-type="float">
            <text:p>-3.8</text:p>
          </table:table-cell>
          <table:table-cell office:value-type="float" office:value="0.6897997" calcext:value-type="float">
            <text:p>0.6897997</text:p>
          </table:table-cell>
          <table:table-cell office:value-type="float" office:value="0.3215447" calcext:value-type="float">
            <text:p>0.3215447</text:p>
          </table:table-cell>
          <table:table-cell office:value-type="float" office:value="247.32" calcext:value-type="float">
            <text:p>247.32</text:p>
          </table:table-cell>
          <table:table-cell office:value-type="float" office:value="7.8" calcext:value-type="float">
            <text:p>7.8</text:p>
          </table:table-cell>
          <table:table-cell office:value-type="float" office:value="4.361145" calcext:value-type="float">
            <text:p>4.361145</text:p>
          </table:table-cell>
          <table:table-cell office:value-type="float" office:value="-1.161865" calcext:value-type="float">
            <text:p>-1.161865</text:p>
          </table:table-cell>
          <table:table-cell office:value-type="float" office:value="4.247528" calcext:value-type="float">
            <text:p>4.247528</text:p>
          </table:table-cell>
          <table:table-cell office:value-type="float" office:value="1.83902" calcext:value-type="float">
            <text:p>1.83902</text:p>
          </table:table-cell>
          <table:table-cell office:value-type="float" office:value="4.808044" calcext:value-type="float">
            <text:p>4.808044</text:p>
          </table:table-cell>
          <table:table-cell office:value-type="float" office:value="2.998627" calcext:value-type="float">
            <text:p>2.998627</text:p>
          </table:table-cell>
          <table:table-cell office:value-type="float" office:value="6.346375" calcext:value-type="float">
            <text:p>6.346375</text:p>
          </table:table-cell>
          <table:table-cell office:value-type="float" office:value="4.159332" calcext:value-type="float">
            <text:p>4.159332</text:p>
          </table:table-cell>
          <table:table-cell office:value-type="float" office:value="7.508484" calcext:value-type="float">
            <text:p>7.508484</text:p>
          </table:table-cell>
          <table:table-cell office:value-type="float" office:value="5.251312" calcext:value-type="float">
            <text:p>5.251312</text:p>
          </table:table-cell>
          <table:table-cell office:value-type="float" office:value="8.358154" calcext:value-type="float">
            <text:p>8.358154</text:p>
          </table:table-cell>
          <table:table-cell office:value-type="float" office:value="6.255219" calcext:value-type="float">
            <text:p>6.25521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1" calcext:value-type="float">
            <text:p>1112001</text:p>
          </table:table-cell>
          <table:table-cell office:value-type="float" office:value="6.73056" calcext:value-type="float">
            <text:p>6.7305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.213964" calcext:value-type="float">
            <text:p>1.213964</text:p>
          </table:table-cell>
          <table:table-cell office:value-type="float" office:value="0.6947023" calcext:value-type="float">
            <text:p>0.6947023</text:p>
          </table:table-cell>
          <table:table-cell office:value-type="float" office:value="401.4" calcext:value-type="float">
            <text:p>401.4</text:p>
          </table:table-cell>
          <table:table-cell office:value-type="float" office:value="0.8" calcext:value-type="float">
            <text:p>0.8</text:p>
          </table:table-cell>
          <table:table-cell office:value-type="float" office:value="18.79056" calcext:value-type="float">
            <text:p>18.79056</text:p>
          </table:table-cell>
          <table:table-cell office:value-type="float" office:value="0.2417908" calcext:value-type="float">
            <text:p>0.2417908</text:p>
          </table:table-cell>
          <table:table-cell office:value-type="float" office:value="11.77145" calcext:value-type="float">
            <text:p>11.77145</text:p>
          </table:table-cell>
          <table:table-cell office:value-type="float" office:value="1.992981" calcext:value-type="float">
            <text:p>1.992981</text:p>
          </table:table-cell>
          <table:table-cell office:value-type="float" office:value="9.620667" calcext:value-type="float">
            <text:p>9.620667</text:p>
          </table:table-cell>
          <table:table-cell office:value-type="float" office:value="2.942688" calcext:value-type="float">
            <text:p>2.942688</text:p>
          </table:table-cell>
          <table:table-cell office:value-type="float" office:value="8.665894" calcext:value-type="float">
            <text:p>8.665894</text:p>
          </table:table-cell>
          <table:table-cell office:value-type="float" office:value="3.991119" calcext:value-type="float">
            <text:p>3.991119</text:p>
          </table:table-cell>
          <table:table-cell office:value-type="float" office:value="8.325623" calcext:value-type="float">
            <text:p>8.325623</text:p>
          </table:table-cell>
          <table:table-cell office:value-type="float" office:value="4.947937" calcext:value-type="float">
            <text:p>4.947937</text:p>
          </table:table-cell>
          <table:table-cell office:value-type="float" office:value="8.36972" calcext:value-type="float">
            <text:p>8.36972</text:p>
          </table:table-cell>
          <table:table-cell office:value-type="float" office:value="5.848602" calcext:value-type="float">
            <text:p>5.84860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1" calcext:value-type="float">
            <text:p>2112001</text:p>
          </table:table-cell>
          <table:table-cell office:value-type="float" office:value="1.6758" calcext:value-type="float">
            <text:p>1.6758</text:p>
          </table:table-cell>
          <table:table-cell office:value-type="float" office:value="15.7" calcext:value-type="float">
            <text:p>15.7</text:p>
          </table:table-cell>
          <table:table-cell office:value-type="float" office:value="9.8" calcext:value-type="float">
            <text:p>9.8</text:p>
          </table:table-cell>
          <table:table-cell office:value-type="float" office:value="1.582343" calcext:value-type="float">
            <text:p>1.582343</text:p>
          </table:table-cell>
          <table:table-cell office:value-type="float" office:value="1.071277" calcext:value-type="float">
            <text:p>1.071277</text:p>
          </table:table-cell>
          <table:table-cell office:value-type="float" office:value="458.28" calcext:value-type="float">
            <text:p>458.28</text:p>
          </table:table-cell>
          <table:table-cell office:value-type="float" office:value="6.4" calcext:value-type="float">
            <text:p>6.4</text:p>
          </table:table-cell>
          <table:table-cell office:value-type="float" office:value="15.13202" calcext:value-type="float">
            <text:p>15.13202</text:p>
          </table:table-cell>
          <table:table-cell office:value-type="float" office:value="8.183899" calcext:value-type="float">
            <text:p>8.183899</text:p>
          </table:table-cell>
          <table:table-cell office:value-type="float" office:value="12.59695" calcext:value-type="float">
            <text:p>12.59695</text:p>
          </table:table-cell>
          <table:table-cell office:value-type="float" office:value="8.494507" calcext:value-type="float">
            <text:p>8.494507</text:p>
          </table:table-cell>
          <table:table-cell office:value-type="float" office:value="11.65503" calcext:value-type="float">
            <text:p>11.65503</text:p>
          </table:table-cell>
          <table:table-cell office:value-type="float" office:value="8.369049" calcext:value-type="float">
            <text:p>8.369049</text:p>
          </table:table-cell>
          <table:table-cell office:value-type="float" office:value="10.97852" calcext:value-type="float">
            <text:p>10.97852</text:p>
          </table:table-cell>
          <table:table-cell office:value-type="float" office:value="8.324066" calcext:value-type="float">
            <text:p>8.324066</text:p>
          </table:table-cell>
          <table:table-cell office:value-type="float" office:value="10.56409" calcext:value-type="float">
            <text:p>10.56409</text:p>
          </table:table-cell>
          <table:table-cell office:value-type="float" office:value="8.332489" calcext:value-type="float">
            <text:p>8.332489</text:p>
          </table:table-cell>
          <table:table-cell office:value-type="float" office:value="10.36221" calcext:value-type="float">
            <text:p>10.36221</text:p>
          </table:table-cell>
          <table:table-cell office:value-type="float" office:value="8.379395" calcext:value-type="float">
            <text:p>8.37939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1" calcext:value-type="float">
            <text:p>3112001</text:p>
          </table:table-cell>
          <table:table-cell office:value-type="float" office:value="6.526801" calcext:value-type="float">
            <text:p>6.526801</text:p>
          </table:table-cell>
          <table:table-cell office:value-type="float" office:value="10.6" calcext:value-type="float">
            <text:p>10.6</text:p>
          </table:table-cell>
          <table:table-cell office:value-type="float" office:value="5.5" calcext:value-type="float">
            <text:p>5.5</text:p>
          </table:table-cell>
          <table:table-cell office:value-type="float" office:value="1.062009" calcext:value-type="float">
            <text:p>1.062009</text:p>
          </table:table-cell>
          <table:table-cell office:value-type="float" office:value="0.7679294" calcext:value-type="float">
            <text:p>0.7679294</text:p>
          </table:table-cell>
          <table:table-cell office:value-type="float" office:value="288" calcext:value-type="float">
            <text:p>288</text:p>
          </table:table-cell>
          <table:table-cell office:value-type="float" office:value="0.2" calcext:value-type="float">
            <text:p>0.2</text:p>
          </table:table-cell>
          <table:table-cell office:value-type="float" office:value="15.46948" calcext:value-type="float">
            <text:p>15.46948</text:p>
          </table:table-cell>
          <table:table-cell office:value-type="float" office:value="4.677948" calcext:value-type="float">
            <text:p>4.677948</text:p>
          </table:table-cell>
          <table:table-cell office:value-type="float" office:value="12.98688" calcext:value-type="float">
            <text:p>12.98688</text:p>
          </table:table-cell>
          <table:table-cell office:value-type="float" office:value="6.835602" calcext:value-type="float">
            <text:p>6.835602</text:p>
          </table:table-cell>
          <table:table-cell office:value-type="float" office:value="11.88974" calcext:value-type="float">
            <text:p>11.88974</text:p>
          </table:table-cell>
          <table:table-cell office:value-type="float" office:value="7.94574" calcext:value-type="float">
            <text:p>7.94574</text:p>
          </table:table-cell>
          <table:table-cell office:value-type="float" office:value="11.08582" calcext:value-type="float">
            <text:p>11.08582</text:p>
          </table:table-cell>
          <table:table-cell office:value-type="float" office:value="8.72287" calcext:value-type="float">
            <text:p>8.72287</text:p>
          </table:table-cell>
          <table:table-cell office:value-type="float" office:value="10.68127" calcext:value-type="float">
            <text:p>10.68127</text:p>
          </table:table-cell>
          <table:table-cell office:value-type="float" office:value="9.223206" calcext:value-type="float">
            <text:p>9.223206</text:p>
          </table:table-cell>
          <table:table-cell office:value-type="float" office:value="10.50699" calcext:value-type="float">
            <text:p>10.50699</text:p>
          </table:table-cell>
          <table:table-cell office:value-type="float" office:value="9.574249" calcext:value-type="float">
            <text:p>9.57424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1" calcext:value-type="float">
            <text:p>4112001</text:p>
          </table:table-cell>
          <table:table-cell office:value-type="float" office:value="4.474801" calcext:value-type="float">
            <text:p>4.474801</text:p>
          </table:table-cell>
          <table:table-cell office:value-type="float" office:value="10.1" calcext:value-type="float">
            <text:p>10.1</text:p>
          </table:table-cell>
          <table:table-cell office:value-type="float" office:value="3.9" calcext:value-type="float">
            <text:p>3.9</text:p>
          </table:table-cell>
          <table:table-cell office:value-type="float" office:value="0.9809092" calcext:value-type="float">
            <text:p>0.9809092</text:p>
          </table:table-cell>
          <table:table-cell office:value-type="float" office:value="0.6441706" calcext:value-type="float">
            <text:p>0.6441706</text:p>
          </table:table-cell>
          <table:table-cell office:value-type="float" office:value="327.24" calcext:value-type="float">
            <text:p>327.24</text:p>
          </table:table-cell>
          <table:table-cell office:value-type="float" office:value="2.6" calcext:value-type="float">
            <text:p>2.6</text:p>
          </table:table-cell>
          <table:table-cell office:value-type="float" office:value="14.26172" calcext:value-type="float">
            <text:p>14.26172</text:p>
          </table:table-cell>
          <table:table-cell office:value-type="float" office:value="3.184326" calcext:value-type="float">
            <text:p>3.184326</text:p>
          </table:table-cell>
          <table:table-cell office:value-type="float" office:value="10.76859" calcext:value-type="float">
            <text:p>10.76859</text:p>
          </table:table-cell>
          <table:table-cell office:value-type="float" office:value="5.477814" calcext:value-type="float">
            <text:p>5.477814</text:p>
          </table:table-cell>
          <table:table-cell office:value-type="float" office:value="9.834686" calcext:value-type="float">
            <text:p>9.834686</text:p>
          </table:table-cell>
          <table:table-cell office:value-type="float" office:value="6.493561" calcext:value-type="float">
            <text:p>6.493561</text:p>
          </table:table-cell>
          <table:table-cell office:value-type="float" office:value="9.521851" calcext:value-type="float">
            <text:p>9.521851</text:p>
          </table:table-cell>
          <table:table-cell office:value-type="float" office:value="7.451324" calcext:value-type="float">
            <text:p>7.451324</text:p>
          </table:table-cell>
          <table:table-cell office:value-type="float" office:value="9.542908" calcext:value-type="float">
            <text:p>9.542908</text:p>
          </table:table-cell>
          <table:table-cell office:value-type="float" office:value="8.213409" calcext:value-type="float">
            <text:p>8.213409</text:p>
          </table:table-cell>
          <table:table-cell office:value-type="float" office:value="9.98407" calcext:value-type="float">
            <text:p>9.98407</text:p>
          </table:table-cell>
          <table:table-cell office:value-type="float" office:value="8.824158" calcext:value-type="float">
            <text:p>8.82415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1" calcext:value-type="float">
            <text:p>5112001</text:p>
          </table:table-cell>
          <table:table-cell office:value-type="float" office:value="7.578" calcext:value-type="float">
            <text:p>7.578</text:p>
          </table:table-cell>
          <table:table-cell office:value-type="float" office:value="7.2" calcext:value-type="float">
            <text:p>7.2</text:p>
          </table:table-cell>
          <table:table-cell office:value-type="float" office:value="1.3" calcext:value-type="float">
            <text:p>1.3</text:p>
          </table:table-cell>
          <table:table-cell office:value-type="float" office:value="0.6810169" calcext:value-type="float">
            <text:p>0.6810169</text:p>
          </table:table-cell>
          <table:table-cell office:value-type="float" office:value="0.5315304" calcext:value-type="float">
            <text:p>0.5315304</text:p>
          </table:table-cell>
          <table:table-cell office:value-type="float" office:value="576.72" calcext:value-type="float">
            <text:p>576.72</text:p>
          </table:table-cell>
          <table:table-cell office:value-type="float" office:value="0" calcext:value-type="float">
            <text:p>0</text:p>
          </table:table-cell>
          <table:table-cell office:value-type="float" office:value="13.82526" calcext:value-type="float">
            <text:p>13.82526</text:p>
          </table:table-cell>
          <table:table-cell office:value-type="float" office:value="1.660339" calcext:value-type="float">
            <text:p>1.660339</text:p>
          </table:table-cell>
          <table:table-cell office:value-type="float" office:value="10.88245" calcext:value-type="float">
            <text:p>10.88245</text:p>
          </table:table-cell>
          <table:table-cell office:value-type="float" office:value="3.927368" calcext:value-type="float">
            <text:p>3.927368</text:p>
          </table:table-cell>
          <table:table-cell office:value-type="float" office:value="9.737244" calcext:value-type="float">
            <text:p>9.737244</text:p>
          </table:table-cell>
          <table:table-cell office:value-type="float" office:value="5.097656" calcext:value-type="float">
            <text:p>5.097656</text:p>
          </table:table-cell>
          <table:table-cell office:value-type="float" office:value="9.117767" calcext:value-type="float">
            <text:p>9.117767</text:p>
          </table:table-cell>
          <table:table-cell office:value-type="float" office:value="6.233459" calcext:value-type="float">
            <text:p>6.233459</text:p>
          </table:table-cell>
          <table:table-cell office:value-type="float" office:value="8.941895" calcext:value-type="float">
            <text:p>8.941895</text:p>
          </table:table-cell>
          <table:table-cell office:value-type="float" office:value="7.166504" calcext:value-type="float">
            <text:p>7.166504</text:p>
          </table:table-cell>
          <table:table-cell office:value-type="float" office:value="9.144592" calcext:value-type="float">
            <text:p>9.144592</text:p>
          </table:table-cell>
          <table:table-cell office:value-type="float" office:value="7.933563" calcext:value-type="float">
            <text:p>7.93356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1" calcext:value-type="float">
            <text:p>6112001</text:p>
          </table:table-cell>
          <table:table-cell office:value-type="float" office:value="9.3312" calcext:value-type="float">
            <text:p>9.3312</text:p>
          </table:table-cell>
          <table:table-cell office:value-type="float" office:value="7.2" calcext:value-type="float">
            <text:p>7.2</text:p>
          </table:table-cell>
          <table:table-cell office:value-type="float" office:value="-0.9" calcext:value-type="float">
            <text:p>-0.9</text:p>
          </table:table-cell>
          <table:table-cell office:value-type="float" office:value="0.7068264" calcext:value-type="float">
            <text:p>0.7068264</text:p>
          </table:table-cell>
          <table:table-cell office:value-type="float" office:value="0.5259732" calcext:value-type="float">
            <text:p>0.5259732</text:p>
          </table:table-cell>
          <table:table-cell office:value-type="float" office:value="229.68" calcext:value-type="float">
            <text:p>229.68</text:p>
          </table:table-cell>
          <table:table-cell office:value-type="float" office:value="0" calcext:value-type="float">
            <text:p>0</text:p>
          </table:table-cell>
          <table:table-cell office:value-type="float" office:value="14.61865" calcext:value-type="float">
            <text:p>14.61865</text:p>
          </table:table-cell>
          <table:table-cell office:value-type="float" office:value="-0.1124878" calcext:value-type="float">
            <text:p>-0.1124878</text:p>
          </table:table-cell>
          <table:table-cell office:value-type="float" office:value="10.87839" calcext:value-type="float">
            <text:p>10.87839</text:p>
          </table:table-cell>
          <table:table-cell office:value-type="float" office:value="2.640198" calcext:value-type="float">
            <text:p>2.640198</text:p>
          </table:table-cell>
          <table:table-cell office:value-type="float" office:value="9.498566" calcext:value-type="float">
            <text:p>9.498566</text:p>
          </table:table-cell>
          <table:table-cell office:value-type="float" office:value="4.03772" calcext:value-type="float">
            <text:p>4.03772</text:p>
          </table:table-cell>
          <table:table-cell office:value-type="float" office:value="8.676941" calcext:value-type="float">
            <text:p>8.676941</text:p>
          </table:table-cell>
          <table:table-cell office:value-type="float" office:value="5.331726" calcext:value-type="float">
            <text:p>5.331726</text:p>
          </table:table-cell>
          <table:table-cell office:value-type="float" office:value="8.478821" calcext:value-type="float">
            <text:p>8.478821</text:p>
          </table:table-cell>
          <table:table-cell office:value-type="float" office:value="6.384552" calcext:value-type="float">
            <text:p>6.384552</text:p>
          </table:table-cell>
          <table:table-cell office:value-type="float" office:value="8.550171" calcext:value-type="float">
            <text:p>8.550171</text:p>
          </table:table-cell>
          <table:table-cell office:value-type="float" office:value="7.243927" calcext:value-type="float">
            <text:p>7.24392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1" calcext:value-type="float">
            <text:p>7112001</text:p>
          </table:table-cell>
          <table:table-cell office:value-type="float" office:value="8.237159" calcext:value-type="float">
            <text:p>8.237159</text:p>
          </table:table-cell>
          <table:table-cell office:value-type="float" office:value="10.1" calcext:value-type="float">
            <text:p>10.1</text:p>
          </table:table-cell>
          <table:table-cell office:value-type="float" office:value="0.2" calcext:value-type="float">
            <text:p>0.2</text:p>
          </table:table-cell>
          <table:table-cell office:value-type="float" office:value="0.8957853" calcext:value-type="float">
            <text:p>0.8957853</text:p>
          </table:table-cell>
          <table:table-cell office:value-type="float" office:value="0.4223337" calcext:value-type="float">
            <text:p>0.4223337</text:p>
          </table:table-cell>
          <table:table-cell office:value-type="float" office:value="457.2" calcext:value-type="float">
            <text:p>457.2</text:p>
          </table:table-cell>
          <table:table-cell office:value-type="float" office:value="0" calcext:value-type="float">
            <text:p>0</text:p>
          </table:table-cell>
          <table:table-cell office:value-type="float" office:value="16.608" calcext:value-type="float">
            <text:p>16.608</text:p>
          </table:table-cell>
          <table:table-cell office:value-type="float" office:value="0.5930786" calcext:value-type="float">
            <text:p>0.5930786</text:p>
          </table:table-cell>
          <table:table-cell office:value-type="float" office:value="12.19315" calcext:value-type="float">
            <text:p>12.19315</text:p>
          </table:table-cell>
          <table:table-cell office:value-type="float" office:value="3.839539" calcext:value-type="float">
            <text:p>3.839539</text:p>
          </table:table-cell>
          <table:table-cell office:value-type="float" office:value="10.64786" calcext:value-type="float">
            <text:p>10.64786</text:p>
          </table:table-cell>
          <table:table-cell office:value-type="float" office:value="5.465637" calcext:value-type="float">
            <text:p>5.465637</text:p>
          </table:table-cell>
          <table:table-cell office:value-type="float" office:value="9.700653" calcext:value-type="float">
            <text:p>9.700653</text:p>
          </table:table-cell>
          <table:table-cell office:value-type="float" office:value="6.500336" calcext:value-type="float">
            <text:p>6.500336</text:p>
          </table:table-cell>
          <table:table-cell office:value-type="float" office:value="9.24823" calcext:value-type="float">
            <text:p>9.24823</text:p>
          </table:table-cell>
          <table:table-cell office:value-type="float" office:value="7.113342" calcext:value-type="float">
            <text:p>7.113342</text:p>
          </table:table-cell>
          <table:table-cell office:value-type="float" office:value="9.100922" calcext:value-type="float">
            <text:p>9.100922</text:p>
          </table:table-cell>
          <table:table-cell office:value-type="float" office:value="7.670074" calcext:value-type="float">
            <text:p>7.67007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1" calcext:value-type="float">
            <text:p>8112001</text:p>
          </table:table-cell>
          <table:table-cell office:value-type="float" office:value="1.49472" calcext:value-type="float">
            <text:p>1.49472</text:p>
          </table:table-cell>
          <table:table-cell office:value-type="float" office:value="6.5" calcext:value-type="float">
            <text:p>6.5</text:p>
          </table:table-cell>
          <table:table-cell office:value-type="float" office:value="-2.9" calcext:value-type="float">
            <text:p>-2.9</text:p>
          </table:table-cell>
          <table:table-cell office:value-type="float" office:value="0.9504652" calcext:value-type="float">
            <text:p>0.9504652</text:p>
          </table:table-cell>
          <table:table-cell office:value-type="float" office:value="0.4489354" calcext:value-type="float">
            <text:p>0.4489354</text:p>
          </table:table-cell>
          <table:table-cell office:value-type="float" office:value="356.76" calcext:value-type="float">
            <text:p>356.76</text:p>
          </table:table-cell>
          <table:table-cell office:value-type="float" office:value="9.400002" calcext:value-type="float">
            <text:p>9.400002</text:p>
          </table:table-cell>
          <table:table-cell office:value-type="float" office:value="3.286987" calcext:value-type="float">
            <text:p>3.286987</text:p>
          </table:table-cell>
          <table:table-cell office:value-type="float" office:value="-0.5776978" calcext:value-type="float">
            <text:p>-0.5776978</text:p>
          </table:table-cell>
          <table:table-cell office:value-type="float" office:value="3.779846" calcext:value-type="float">
            <text:p>3.779846</text:p>
          </table:table-cell>
          <table:table-cell office:value-type="float" office:value="2.346649" calcext:value-type="float">
            <text:p>2.346649</text:p>
          </table:table-cell>
          <table:table-cell office:value-type="float" office:value="5.376556" calcext:value-type="float">
            <text:p>5.376556</text:p>
          </table:table-cell>
          <table:table-cell office:value-type="float" office:value="3.651978" calcext:value-type="float">
            <text:p>3.651978</text:p>
          </table:table-cell>
          <table:table-cell office:value-type="float" office:value="6.779114" calcext:value-type="float">
            <text:p>6.779114</text:p>
          </table:table-cell>
          <table:table-cell office:value-type="float" office:value="4.660309" calcext:value-type="float">
            <text:p>4.660309</text:p>
          </table:table-cell>
          <table:table-cell office:value-type="float" office:value="7.776093" calcext:value-type="float">
            <text:p>7.776093</text:p>
          </table:table-cell>
          <table:table-cell office:value-type="float" office:value="5.487854" calcext:value-type="float">
            <text:p>5.487854</text:p>
          </table:table-cell>
          <table:table-cell office:value-type="float" office:value="8.449249" calcext:value-type="float">
            <text:p>8.449249</text:p>
          </table:table-cell>
          <table:table-cell office:value-type="float" office:value="6.254883" calcext:value-type="float">
            <text:p>6.25488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1" calcext:value-type="float">
            <text:p>9112001</text:p>
          </table:table-cell>
          <table:table-cell office:value-type="float" office:value="5.21244" calcext:value-type="float">
            <text:p>5.21244</text:p>
          </table:table-cell>
          <table:table-cell office:value-type="float" office:value="2.1" calcext:value-type="float">
            <text:p>2.1</text:p>
          </table:table-cell>
          <table:table-cell office:value-type="float" office:value="-0.6" calcext:value-type="float">
            <text:p>-0.6</text:p>
          </table:table-cell>
          <table:table-cell office:value-type="float" office:value="0.566835" calcext:value-type="float">
            <text:p>0.566835</text:p>
          </table:table-cell>
          <table:table-cell office:value-type="float" office:value="0.4161885" calcext:value-type="float">
            <text:p>0.4161885</text:p>
          </table:table-cell>
          <table:table-cell office:value-type="float" office:value="456.48" calcext:value-type="float">
            <text:p>456.48</text:p>
          </table:table-cell>
          <table:table-cell office:value-type="float" office:value="0" calcext:value-type="float">
            <text:p>0</text:p>
          </table:table-cell>
          <table:table-cell office:value-type="float" office:value="5.845886" calcext:value-type="float">
            <text:p>5.845886</text:p>
          </table:table-cell>
          <table:table-cell office:value-type="float" office:value="-0.3527222" calcext:value-type="float">
            <text:p>-0.3527222</text:p>
          </table:table-cell>
          <table:table-cell office:value-type="float" office:value="5.0495" calcext:value-type="float">
            <text:p>5.0495</text:p>
          </table:table-cell>
          <table:table-cell office:value-type="float" office:value="1.748291" calcext:value-type="float">
            <text:p>1.748291</text:p>
          </table:table-cell>
          <table:table-cell office:value-type="float" office:value="4.878021" calcext:value-type="float">
            <text:p>4.878021</text:p>
          </table:table-cell>
          <table:table-cell office:value-type="float" office:value="2.782867" calcext:value-type="float">
            <text:p>2.782867</text:p>
          </table:table-cell>
          <table:table-cell office:value-type="float" office:value="5.085907" calcext:value-type="float">
            <text:p>5.085907</text:p>
          </table:table-cell>
          <table:table-cell office:value-type="float" office:value="3.877655" calcext:value-type="float">
            <text:p>3.877655</text:p>
          </table:table-cell>
          <table:table-cell office:value-type="float" office:value="5.490448" calcext:value-type="float">
            <text:p>5.490448</text:p>
          </table:table-cell>
          <table:table-cell office:value-type="float" office:value="4.809753" calcext:value-type="float">
            <text:p>4.809753</text:p>
          </table:table-cell>
          <table:table-cell office:value-type="float" office:value="6.246704" calcext:value-type="float">
            <text:p>6.246704</text:p>
          </table:table-cell>
          <table:table-cell office:value-type="float" office:value="5.641998" calcext:value-type="float">
            <text:p>5.64199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1" calcext:value-type="float">
            <text:p>10112001</text:p>
          </table:table-cell>
          <table:table-cell office:value-type="float" office:value="1.80504" calcext:value-type="float">
            <text:p>1.80504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8420013" calcext:value-type="float">
            <text:p>0.8420013</text:p>
          </table:table-cell>
          <table:table-cell office:value-type="float" office:value="0.5335175" calcext:value-type="float">
            <text:p>0.5335175</text:p>
          </table:table-cell>
          <table:table-cell office:value-type="float" office:value="266.76" calcext:value-type="float">
            <text:p>266.76</text:p>
          </table:table-cell>
          <table:table-cell office:value-type="float" office:value="7" calcext:value-type="float">
            <text:p>7</text:p>
          </table:table-cell>
          <table:table-cell office:value-type="float" office:value="3.781464" calcext:value-type="float">
            <text:p>3.781464</text:p>
          </table:table-cell>
          <table:table-cell office:value-type="float" office:value="-0.2384949" calcext:value-type="float">
            <text:p>-0.2384949</text:p>
          </table:table-cell>
          <table:table-cell office:value-type="float" office:value="3.816193" calcext:value-type="float">
            <text:p>3.816193</text:p>
          </table:table-cell>
          <table:table-cell office:value-type="float" office:value="1.638947" calcext:value-type="float">
            <text:p>1.638947</text:p>
          </table:table-cell>
          <table:table-cell office:value-type="float" office:value="3.979523" calcext:value-type="float">
            <text:p>3.979523</text:p>
          </table:table-cell>
          <table:table-cell office:value-type="float" office:value="2.472382" calcext:value-type="float">
            <text:p>2.472382</text:p>
          </table:table-cell>
          <table:table-cell office:value-type="float" office:value="4.367493" calcext:value-type="float">
            <text:p>4.367493</text:p>
          </table:table-cell>
          <table:table-cell office:value-type="float" office:value="3.388428" calcext:value-type="float">
            <text:p>3.388428</text:p>
          </table:table-cell>
          <table:table-cell office:value-type="float" office:value="4.84845" calcext:value-type="float">
            <text:p>4.84845</text:p>
          </table:table-cell>
          <table:table-cell office:value-type="float" office:value="4.23645" calcext:value-type="float">
            <text:p>4.23645</text:p>
          </table:table-cell>
          <table:table-cell office:value-type="float" office:value="5.641205" calcext:value-type="float">
            <text:p>5.641205</text:p>
          </table:table-cell>
          <table:table-cell office:value-type="float" office:value="5.034851" calcext:value-type="float">
            <text:p>5.03485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1" calcext:value-type="float">
            <text:p>11112001</text:p>
          </table:table-cell>
          <table:table-cell office:value-type="float" office:value="7.56072" calcext:value-type="float">
            <text:p>7.56072</text:p>
          </table:table-cell>
          <table:table-cell office:value-type="float" office:value="1.5" calcext:value-type="float">
            <text:p>1.5</text:p>
          </table:table-cell>
          <table:table-cell office:value-type="float" office:value="-2.6" calcext:value-type="float">
            <text:p>-2.6</text:p>
          </table:table-cell>
          <table:table-cell office:value-type="float" office:value="0.5191526" calcext:value-type="float">
            <text:p>0.5191526</text:p>
          </table:table-cell>
          <table:table-cell office:value-type="float" office:value="0.3259363" calcext:value-type="float">
            <text:p>0.3259363</text:p>
          </table:table-cell>
          <table:table-cell office:value-type="float" office:value="443.52" calcext:value-type="float">
            <text:p>443.52</text:p>
          </table:table-cell>
          <table:table-cell office:value-type="float" office:value="0.2" calcext:value-type="float">
            <text:p>0.2</text:p>
          </table:table-cell>
          <table:table-cell office:value-type="float" office:value="7.087891" calcext:value-type="float">
            <text:p>7.087891</text:p>
          </table:table-cell>
          <table:table-cell office:value-type="float" office:value="-0.8453979" calcext:value-type="float">
            <text:p>-0.8453979</text:p>
          </table:table-cell>
          <table:table-cell office:value-type="float" office:value="5.226135" calcext:value-type="float">
            <text:p>5.226135</text:p>
          </table:table-cell>
          <table:table-cell office:value-type="float" office:value="1.06897" calcext:value-type="float">
            <text:p>1.06897</text:p>
          </table:table-cell>
          <table:table-cell office:value-type="float" office:value="4.746704" calcext:value-type="float">
            <text:p>4.746704</text:p>
          </table:table-cell>
          <table:table-cell office:value-type="float" office:value="2.007751" calcext:value-type="float">
            <text:p>2.007751</text:p>
          </table:table-cell>
          <table:table-cell office:value-type="float" office:value="4.640289" calcext:value-type="float">
            <text:p>4.640289</text:p>
          </table:table-cell>
          <table:table-cell office:value-type="float" office:value="2.97348" calcext:value-type="float">
            <text:p>2.97348</text:p>
          </table:table-cell>
          <table:table-cell office:value-type="float" office:value="4.849152" calcext:value-type="float">
            <text:p>4.849152</text:p>
          </table:table-cell>
          <table:table-cell office:value-type="float" office:value="3.839691" calcext:value-type="float">
            <text:p>3.839691</text:p>
          </table:table-cell>
          <table:table-cell office:value-type="float" office:value="5.233521" calcext:value-type="float">
            <text:p>5.233521</text:p>
          </table:table-cell>
          <table:table-cell office:value-type="float" office:value="4.625214" calcext:value-type="float">
            <text:p>4.62521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1" calcext:value-type="float">
            <text:p>12112001</text:p>
          </table:table-cell>
          <table:table-cell office:value-type="float" office:value="7.078492" calcext:value-type="float">
            <text:p>7.078492</text:p>
          </table:table-cell>
          <table:table-cell office:value-type="float" office:value="1.9" calcext:value-type="float">
            <text:p>1.9</text:p>
          </table:table-cell>
          <table:table-cell office:value-type="float" office:value="-4.1" calcext:value-type="float">
            <text:p>-4.1</text:p>
          </table:table-cell>
          <table:table-cell office:value-type="float" office:value="0.4926434" calcext:value-type="float">
            <text:p>0.4926434</text:p>
          </table:table-cell>
          <table:table-cell office:value-type="float" office:value="0.3335302" calcext:value-type="float">
            <text:p>0.3335302</text:p>
          </table:table-cell>
          <table:table-cell office:value-type="float" office:value="281.88" calcext:value-type="float">
            <text:p>281.88</text:p>
          </table:table-cell>
          <table:table-cell office:value-type="float" office:value="0" calcext:value-type="float">
            <text:p>0</text:p>
          </table:table-cell>
          <table:table-cell office:value-type="float" office:value="3.826599" calcext:value-type="float">
            <text:p>3.826599</text:p>
          </table:table-cell>
          <table:table-cell office:value-type="float" office:value="-1.601593" calcext:value-type="float">
            <text:p>-1.601593</text:p>
          </table:table-cell>
          <table:table-cell office:value-type="float" office:value="3.268066" calcext:value-type="float">
            <text:p>3.268066</text:p>
          </table:table-cell>
          <table:table-cell office:value-type="float" office:value="0.5469971" calcext:value-type="float">
            <text:p>0.5469971</text:p>
          </table:table-cell>
          <table:table-cell office:value-type="float" office:value="3.250153" calcext:value-type="float">
            <text:p>3.250153</text:p>
          </table:table-cell>
          <table:table-cell office:value-type="float" office:value="1.557312" calcext:value-type="float">
            <text:p>1.557312</text:p>
          </table:table-cell>
          <table:table-cell office:value-type="float" office:value="3.559357" calcext:value-type="float">
            <text:p>3.559357</text:p>
          </table:table-cell>
          <table:table-cell office:value-type="float" office:value="2.564606" calcext:value-type="float">
            <text:p>2.564606</text:p>
          </table:table-cell>
          <table:table-cell office:value-type="float" office:value="4.077881" calcext:value-type="float">
            <text:p>4.077881</text:p>
          </table:table-cell>
          <table:table-cell office:value-type="float" office:value="3.450043" calcext:value-type="float">
            <text:p>3.450043</text:p>
          </table:table-cell>
          <table:table-cell office:value-type="float" office:value="4.858093" calcext:value-type="float">
            <text:p>4.858093</text:p>
          </table:table-cell>
          <table:table-cell office:value-type="float" office:value="4.247101" calcext:value-type="float">
            <text:p>4.2471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1" calcext:value-type="float">
            <text:p>13112001</text:p>
          </table:table-cell>
          <table:table-cell office:value-type="float" office:value="5.967" calcext:value-type="float">
            <text:p>5.967</text:p>
          </table:table-cell>
          <table:table-cell office:value-type="float" office:value="10.8" calcext:value-type="float">
            <text:p>10.8</text:p>
          </table:table-cell>
          <table:table-cell office:value-type="float" office:value="-3.6" calcext:value-type="float">
            <text:p>-3.6</text:p>
          </table:table-cell>
          <table:table-cell office:value-type="float" office:value="0.8495948" calcext:value-type="float">
            <text:p>0.8495948</text:p>
          </table:table-cell>
          <table:table-cell office:value-type="float" office:value="0.3546449" calcext:value-type="float">
            <text:p>0.3546449</text:p>
          </table:table-cell>
          <table:table-cell office:value-type="float" office:value="229.32" calcext:value-type="float">
            <text:p>229.32</text:p>
          </table:table-cell>
          <table:table-cell office:value-type="float" office:value="0.4" calcext:value-type="float">
            <text:p>0.4</text:p>
          </table:table-cell>
          <table:table-cell office:value-type="float" office:value="8.889221" calcext:value-type="float">
            <text:p>8.889221</text:p>
          </table:table-cell>
          <table:table-cell office:value-type="float" office:value="-3.401001" calcext:value-type="float">
            <text:p>-3.401001</text:p>
          </table:table-cell>
          <table:table-cell office:value-type="float" office:value="5.429596" calcext:value-type="float">
            <text:p>5.429596</text:p>
          </table:table-cell>
          <table:table-cell office:value-type="float" office:value="-0.3099365" calcext:value-type="float">
            <text:p>-0.3099365</text:p>
          </table:table-cell>
          <table:table-cell office:value-type="float" office:value="4.430511" calcext:value-type="float">
            <text:p>4.430511</text:p>
          </table:table-cell>
          <table:table-cell office:value-type="float" office:value="0.7261353" calcext:value-type="float">
            <text:p>0.7261353</text:p>
          </table:table-cell>
          <table:table-cell office:value-type="float" office:value="4.08075" calcext:value-type="float">
            <text:p>4.08075</text:p>
          </table:table-cell>
          <table:table-cell office:value-type="float" office:value="1.767365" calcext:value-type="float">
            <text:p>1.767365</text:p>
          </table:table-cell>
          <table:table-cell office:value-type="float" office:value="4.201477" calcext:value-type="float">
            <text:p>4.201477</text:p>
          </table:table-cell>
          <table:table-cell office:value-type="float" office:value="2.698669" calcext:value-type="float">
            <text:p>2.698669</text:p>
          </table:table-cell>
          <table:table-cell office:value-type="float" office:value="4.573151" calcext:value-type="float">
            <text:p>4.573151</text:p>
          </table:table-cell>
          <table:table-cell office:value-type="float" office:value="3.540558" calcext:value-type="float">
            <text:p>3.54055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1" calcext:value-type="float">
            <text:p>14112001</text:p>
          </table:table-cell>
          <table:table-cell office:value-type="float" office:value="2.70504" calcext:value-type="float">
            <text:p>2.70504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.8</text:p>
          </table:table-cell>
          <table:table-cell office:value-type="float" office:value="1.12828" calcext:value-type="float">
            <text:p>1.12828</text:p>
          </table:table-cell>
          <table:table-cell office:value-type="float" office:value="0.7785498" calcext:value-type="float">
            <text:p>0.7785498</text:p>
          </table:table-cell>
          <table:table-cell office:value-type="float" office:value="214.92" calcext:value-type="float">
            <text:p>214.92</text:p>
          </table:table-cell>
          <table:table-cell office:value-type="float" office:value="8.400001" calcext:value-type="float">
            <text:p>8.400001</text:p>
          </table:table-cell>
          <table:table-cell office:value-type="float" office:value="10.68103" calcext:value-type="float">
            <text:p>10.68103</text:p>
          </table:table-cell>
          <table:table-cell office:value-type="float" office:value="2.055237" calcext:value-type="float">
            <text:p>2.055237</text:p>
          </table:table-cell>
          <table:table-cell office:value-type="float" office:value="8.263977" calcext:value-type="float">
            <text:p>8.263977</text:p>
          </table:table-cell>
          <table:table-cell office:value-type="float" office:value="2.869232" calcext:value-type="float">
            <text:p>2.869232</text:p>
          </table:table-cell>
          <table:table-cell office:value-type="float" office:value="7.229553" calcext:value-type="float">
            <text:p>7.229553</text:p>
          </table:table-cell>
          <table:table-cell office:value-type="float" office:value="3.303314" calcext:value-type="float">
            <text:p>3.303314</text:p>
          </table:table-cell>
          <table:table-cell office:value-type="float" office:value="6.597168" calcext:value-type="float">
            <text:p>6.597168</text:p>
          </table:table-cell>
          <table:table-cell office:value-type="float" office:value="3.756042" calcext:value-type="float">
            <text:p>3.756042</text:p>
          </table:table-cell>
          <table:table-cell office:value-type="float" office:value="6.316833" calcext:value-type="float">
            <text:p>6.316833</text:p>
          </table:table-cell>
          <table:table-cell office:value-type="float" office:value="4.159943" calcext:value-type="float">
            <text:p>4.159943</text:p>
          </table:table-cell>
          <table:table-cell office:value-type="float" office:value="6.301666" calcext:value-type="float">
            <text:p>6.301666</text:p>
          </table:table-cell>
          <table:table-cell office:value-type="float" office:value="4.575867" calcext:value-type="float">
            <text:p>4.57586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1" calcext:value-type="float">
            <text:p>15112001</text:p>
          </table:table-cell>
          <table:table-cell office:value-type="float" office:value="2.178" calcext:value-type="float">
            <text:p>2.178</text:p>
          </table:table-cell>
          <table:table-cell office:value-type="float" office:value="12.4" calcext:value-type="float">
            <text:p>12.4</text:p>
          </table:table-cell>
          <table:table-cell office:value-type="float" office:value="6.2" calcext:value-type="float">
            <text:p>6.2</text:p>
          </table:table-cell>
          <table:table-cell office:value-type="float" office:value="1.311171" calcext:value-type="float">
            <text:p>1.311171</text:p>
          </table:table-cell>
          <table:table-cell office:value-type="float" office:value="0.8769494" calcext:value-type="float">
            <text:p>0.8769494</text:p>
          </table:table-cell>
          <table:table-cell office:value-type="float" office:value="317.52" calcext:value-type="float">
            <text:p>317.52</text:p>
          </table:table-cell>
          <table:table-cell office:value-type="float" office:value="0" calcext:value-type="float">
            <text:p>0</text:p>
          </table:table-cell>
          <table:table-cell office:value-type="float" office:value="11.50168" calcext:value-type="float">
            <text:p>11.50168</text:p>
          </table:table-cell>
          <table:table-cell office:value-type="float" office:value="3.505615" calcext:value-type="float">
            <text:p>3.505615</text:p>
          </table:table-cell>
          <table:table-cell office:value-type="float" office:value="8.752869" calcext:value-type="float">
            <text:p>8.752869</text:p>
          </table:table-cell>
          <table:table-cell office:value-type="float" office:value="4.408569" calcext:value-type="float">
            <text:p>4.408569</text:p>
          </table:table-cell>
          <table:table-cell office:value-type="float" office:value="8.115265" calcext:value-type="float">
            <text:p>8.115265</text:p>
          </table:table-cell>
          <table:table-cell office:value-type="float" office:value="4.872009" calcext:value-type="float">
            <text:p>4.872009</text:p>
          </table:table-cell>
          <table:table-cell office:value-type="float" office:value="7.65097" calcext:value-type="float">
            <text:p>7.65097</text:p>
          </table:table-cell>
          <table:table-cell office:value-type="float" office:value="5.332001" calcext:value-type="float">
            <text:p>5.332001</text:p>
          </table:table-cell>
          <table:table-cell office:value-type="float" office:value="7.490967" calcext:value-type="float">
            <text:p>7.490967</text:p>
          </table:table-cell>
          <table:table-cell office:value-type="float" office:value="5.701691" calcext:value-type="float">
            <text:p>5.701691</text:p>
          </table:table-cell>
          <table:table-cell office:value-type="float" office:value="7.406586" calcext:value-type="float">
            <text:p>7.406586</text:p>
          </table:table-cell>
          <table:table-cell office:value-type="float" office:value="6.019226" calcext:value-type="float">
            <text:p>6.01922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1" calcext:value-type="float">
            <text:p>16112001</text:p>
          </table:table-cell>
          <table:table-cell office:value-type="float" office:value="7.69572" calcext:value-type="float">
            <text:p>7.69572</text:p>
          </table:table-cell>
          <table:table-cell office:value-type="float" office:value="11.8" calcext:value-type="float">
            <text:p>11.8</text:p>
          </table:table-cell>
          <table:table-cell office:value-type="float" office:value="-1.9" calcext:value-type="float">
            <text:p>-1.9</text:p>
          </table:table-cell>
          <table:table-cell office:value-type="float" office:value="1.283855" calcext:value-type="float">
            <text:p>1.283855</text:p>
          </table:table-cell>
          <table:table-cell office:value-type="float" office:value="0.3739097" calcext:value-type="float">
            <text:p>0.3739097</text:p>
          </table:table-cell>
          <table:table-cell office:value-type="float" office:value="450.72" calcext:value-type="float">
            <text:p>450.72</text:p>
          </table:table-cell>
          <table:table-cell office:value-type="float" office:value="0" calcext:value-type="float">
            <text:p>0</text:p>
          </table:table-cell>
          <table:table-cell office:value-type="float" office:value="14.51175" calcext:value-type="float">
            <text:p>14.51175</text:p>
          </table:table-cell>
          <table:table-cell office:value-type="float" office:value="-0.3785095" calcext:value-type="float">
            <text:p>-0.3785095</text:p>
          </table:table-cell>
          <table:table-cell office:value-type="float" office:value="11.32617" calcext:value-type="float">
            <text:p>11.32617</text:p>
          </table:table-cell>
          <table:table-cell office:value-type="float" office:value="2.63446" calcext:value-type="float">
            <text:p>2.63446</text:p>
          </table:table-cell>
          <table:table-cell office:value-type="float" office:value="9.956757" calcext:value-type="float">
            <text:p>9.956757</text:p>
          </table:table-cell>
          <table:table-cell office:value-type="float" office:value="4.204926" calcext:value-type="float">
            <text:p>4.204926</text:p>
          </table:table-cell>
          <table:table-cell office:value-type="float" office:value="9.085388" calcext:value-type="float">
            <text:p>9.085388</text:p>
          </table:table-cell>
          <table:table-cell office:value-type="float" office:value="5.647186" calcext:value-type="float">
            <text:p>5.647186</text:p>
          </table:table-cell>
          <table:table-cell office:value-type="float" office:value="8.59549" calcext:value-type="float">
            <text:p>8.59549</text:p>
          </table:table-cell>
          <table:table-cell office:value-type="float" office:value="6.680664" calcext:value-type="float">
            <text:p>6.680664</text:p>
          </table:table-cell>
          <table:table-cell office:value-type="float" office:value="8.321198" calcext:value-type="float">
            <text:p>8.321198</text:p>
          </table:table-cell>
          <table:table-cell office:value-type="float" office:value="7.354401" calcext:value-type="float">
            <text:p>7.35440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1" calcext:value-type="float">
            <text:p>17112001</text:p>
          </table:table-cell>
          <table:table-cell office:value-type="float" office:value="5.768912" calcext:value-type="float">
            <text:p>5.768912</text:p>
          </table:table-cell>
          <table:table-cell office:value-type="float" office:value="2.6" calcext:value-type="float">
            <text:p>2.6</text:p>
          </table:table-cell>
          <table:table-cell office:value-type="float" office:value="-4.2" calcext:value-type="float">
            <text:p>-4.2</text:p>
          </table:table-cell>
          <table:table-cell office:value-type="float" office:value="0.4270176" calcext:value-type="float">
            <text:p>0.4270176</text:p>
          </table:table-cell>
          <table:table-cell office:value-type="float" office:value="0.3596646" calcext:value-type="float">
            <text:p>0.3596646</text:p>
          </table:table-cell>
          <table:table-cell office:value-type="float" office:value="186.12" calcext:value-type="float">
            <text:p>186.12</text:p>
          </table:table-cell>
          <table:table-cell office:value-type="float" office:value="0" calcext:value-type="float">
            <text:p>0</text:p>
          </table:table-cell>
          <table:table-cell office:value-type="float" office:value="5.75589" calcext:value-type="float">
            <text:p>5.75589</text:p>
          </table:table-cell>
          <table:table-cell office:value-type="float" office:value="-1.154633" calcext:value-type="float">
            <text:p>-1.154633</text:p>
          </table:table-cell>
          <table:table-cell office:value-type="float" office:value="5.02121" calcext:value-type="float">
            <text:p>5.02121</text:p>
          </table:table-cell>
          <table:table-cell office:value-type="float" office:value="1.309509" calcext:value-type="float">
            <text:p>1.309509</text:p>
          </table:table-cell>
          <table:table-cell office:value-type="float" office:value="4.797485" calcext:value-type="float">
            <text:p>4.797485</text:p>
          </table:table-cell>
          <table:table-cell office:value-type="float" office:value="2.391846" calcext:value-type="float">
            <text:p>2.391846</text:p>
          </table:table-cell>
          <table:table-cell office:value-type="float" office:value="5.568054" calcext:value-type="float">
            <text:p>5.568054</text:p>
          </table:table-cell>
          <table:table-cell office:value-type="float" office:value="3.514801" calcext:value-type="float">
            <text:p>3.514801</text:p>
          </table:table-cell>
          <table:table-cell office:value-type="float" office:value="6.610931" calcext:value-type="float">
            <text:p>6.610931</text:p>
          </table:table-cell>
          <table:table-cell office:value-type="float" office:value="4.482056" calcext:value-type="float">
            <text:p>4.482056</text:p>
          </table:table-cell>
          <table:table-cell office:value-type="float" office:value="7.301392" calcext:value-type="float">
            <text:p>7.301392</text:p>
          </table:table-cell>
          <table:table-cell office:value-type="float" office:value="5.291962" calcext:value-type="float">
            <text:p>5.29196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1" calcext:value-type="float">
            <text:p>18112001</text:p>
          </table:table-cell>
          <table:table-cell office:value-type="float" office:value="6.978177" calcext:value-type="float">
            <text:p>6.978177</text:p>
          </table:table-cell>
          <table:table-cell office:value-type="float" office:value="11.5" calcext:value-type="float">
            <text:p>11.5</text:p>
          </table:table-cell>
          <table:table-cell office:value-type="float" office:value="0.5" calcext:value-type="float">
            <text:p>0.5</text:p>
          </table:table-cell>
          <table:table-cell office:value-type="float" office:value="0.9271549" calcext:value-type="float">
            <text:p>0.9271549</text:p>
          </table:table-cell>
          <table:table-cell office:value-type="float" office:value="0.4586618" calcext:value-type="float">
            <text:p>0.4586618</text:p>
          </table:table-cell>
          <table:table-cell office:value-type="float" office:value="301.32" calcext:value-type="float">
            <text:p>301.32</text:p>
          </table:table-cell>
          <table:table-cell office:value-type="float" office:value="0.1" calcext:value-type="float">
            <text:p>0.1</text:p>
          </table:table-cell>
          <table:table-cell office:value-type="float" office:value="12.50845" calcext:value-type="float">
            <text:p>12.50845</text:p>
          </table:table-cell>
          <table:table-cell office:value-type="float" office:value="-0.9561768" calcext:value-type="float">
            <text:p>-0.9561768</text:p>
          </table:table-cell>
          <table:table-cell office:value-type="float" office:value="8.841675" calcext:value-type="float">
            <text:p>8.841675</text:p>
          </table:table-cell>
          <table:table-cell office:value-type="float" office:value="1.022095" calcext:value-type="float">
            <text:p>1.022095</text:p>
          </table:table-cell>
          <table:table-cell office:value-type="float" office:value="7.375214" calcext:value-type="float">
            <text:p>7.375214</text:p>
          </table:table-cell>
          <table:table-cell office:value-type="float" office:value="1.955139" calcext:value-type="float">
            <text:p>1.955139</text:p>
          </table:table-cell>
          <table:table-cell office:value-type="float" office:value="6.542419" calcext:value-type="float">
            <text:p>6.542419</text:p>
          </table:table-cell>
          <table:table-cell office:value-type="float" office:value="2.912537" calcext:value-type="float">
            <text:p>2.912537</text:p>
          </table:table-cell>
          <table:table-cell office:value-type="float" office:value="6.220856" calcext:value-type="float">
            <text:p>6.220856</text:p>
          </table:table-cell>
          <table:table-cell office:value-type="float" office:value="3.78006" calcext:value-type="float">
            <text:p>3.78006</text:p>
          </table:table-cell>
          <table:table-cell office:value-type="float" office:value="6.226593" calcext:value-type="float">
            <text:p>6.226593</text:p>
          </table:table-cell>
          <table:table-cell office:value-type="float" office:value="4.554077" calcext:value-type="float">
            <text:p>4.55407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1" calcext:value-type="float">
            <text:p>19112001</text:p>
          </table:table-cell>
          <table:table-cell office:value-type="float" office:value="4.10148" calcext:value-type="float">
            <text:p>4.10148</text:p>
          </table:table-cell>
          <table:table-cell office:value-type="float" office:value="15.5" calcext:value-type="float">
            <text:p>15.5</text:p>
          </table:table-cell>
          <table:table-cell office:value-type="float" office:value="2" calcext:value-type="float">
            <text:p>2</text:p>
          </table:table-cell>
          <table:table-cell office:value-type="float" office:value="1.285414" calcext:value-type="float">
            <text:p>1.285414</text:p>
          </table:table-cell>
          <table:table-cell office:value-type="float" office:value="0.6754051" calcext:value-type="float">
            <text:p>0.6754051</text:p>
          </table:table-cell>
          <table:table-cell office:value-type="float" office:value="441" calcext:value-type="float">
            <text:p>441</text:p>
          </table:table-cell>
          <table:table-cell office:value-type="float" office:value="8.5" calcext:value-type="float">
            <text:p>8.5</text:p>
          </table:table-cell>
          <table:table-cell office:value-type="float" office:value="14.94119" calcext:value-type="float">
            <text:p>14.94119</text:p>
          </table:table-cell>
          <table:table-cell office:value-type="float" office:value="3.078308" calcext:value-type="float">
            <text:p>3.078308</text:p>
          </table:table-cell>
          <table:table-cell office:value-type="float" office:value="11.0152" calcext:value-type="float">
            <text:p>11.0152</text:p>
          </table:table-cell>
          <table:table-cell office:value-type="float" office:value="4.298096" calcext:value-type="float">
            <text:p>4.298096</text:p>
          </table:table-cell>
          <table:table-cell office:value-type="float" office:value="9.353729" calcext:value-type="float">
            <text:p>9.353729</text:p>
          </table:table-cell>
          <table:table-cell office:value-type="float" office:value="4.695648" calcext:value-type="float">
            <text:p>4.695648</text:p>
          </table:table-cell>
          <table:table-cell office:value-type="float" office:value="8.325287" calcext:value-type="float">
            <text:p>8.325287</text:p>
          </table:table-cell>
          <table:table-cell office:value-type="float" office:value="5.154999" calcext:value-type="float">
            <text:p>5.154999</text:p>
          </table:table-cell>
          <table:table-cell office:value-type="float" office:value="7.834473" calcext:value-type="float">
            <text:p>7.834473</text:p>
          </table:table-cell>
          <table:table-cell office:value-type="float" office:value="5.560272" calcext:value-type="float">
            <text:p>5.560272</text:p>
          </table:table-cell>
          <table:table-cell office:value-type="float" office:value="7.67215" calcext:value-type="float">
            <text:p>7.67215</text:p>
          </table:table-cell>
          <table:table-cell office:value-type="float" office:value="5.927002" calcext:value-type="float">
            <text:p>5.92700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1" calcext:value-type="float">
            <text:p>20112001</text:p>
          </table:table-cell>
          <table:table-cell office:value-type="float" office:value="7.020586" calcext:value-type="float">
            <text:p>7.020586</text:p>
          </table:table-cell>
          <table:table-cell office:value-type="float" office:value="2.5" calcext:value-type="float">
            <text:p>2.5</text:p>
          </table:table-cell>
          <table:table-cell office:value-type="float" office:value="-2.6" calcext:value-type="float">
            <text:p>-2.6</text:p>
          </table:table-cell>
          <table:table-cell office:value-type="float" office:value="0.6381557" calcext:value-type="float">
            <text:p>0.6381557</text:p>
          </table:table-cell>
          <table:table-cell office:value-type="float" office:value="0.3399442" calcext:value-type="float">
            <text:p>0.3399442</text:p>
          </table:table-cell>
          <table:table-cell office:value-type="float" office:value="449.28" calcext:value-type="float">
            <text:p>449.28</text:p>
          </table:table-cell>
          <table:table-cell office:value-type="float" office:value="0" calcext:value-type="float">
            <text:p>0</text:p>
          </table:table-cell>
          <table:table-cell office:value-type="float" office:value="11.77902" calcext:value-type="float">
            <text:p>11.77902</text:p>
          </table:table-cell>
          <table:table-cell office:value-type="float" office:value="-0.5960693" calcext:value-type="float">
            <text:p>-0.5960693</text:p>
          </table:table-cell>
          <table:table-cell office:value-type="float" office:value="8.164001" calcext:value-type="float">
            <text:p>8.164001</text:p>
          </table:table-cell>
          <table:table-cell office:value-type="float" office:value="1.711121" calcext:value-type="float">
            <text:p>1.711121</text:p>
          </table:table-cell>
          <table:table-cell office:value-type="float" office:value="6.975555" calcext:value-type="float">
            <text:p>6.975555</text:p>
          </table:table-cell>
          <table:table-cell office:value-type="float" office:value="2.944183" calcext:value-type="float">
            <text:p>2.944183</text:p>
          </table:table-cell>
          <table:table-cell office:value-type="float" office:value="7.313354" calcext:value-type="float">
            <text:p>7.313354</text:p>
          </table:table-cell>
          <table:table-cell office:value-type="float" office:value="4.170135" calcext:value-type="float">
            <text:p>4.170135</text:p>
          </table:table-cell>
          <table:table-cell office:value-type="float" office:value="7.58847" calcext:value-type="float">
            <text:p>7.58847</text:p>
          </table:table-cell>
          <table:table-cell office:value-type="float" office:value="5.162018" calcext:value-type="float">
            <text:p>5.162018</text:p>
          </table:table-cell>
          <table:table-cell office:value-type="float" office:value="7.632355" calcext:value-type="float">
            <text:p>7.632355</text:p>
          </table:table-cell>
          <table:table-cell office:value-type="float" office:value="5.929321" calcext:value-type="float">
            <text:p>5.92932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1" calcext:value-type="float">
            <text:p>21112001</text:p>
          </table:table-cell>
          <table:table-cell office:value-type="float" office:value="4.47408" calcext:value-type="float">
            <text:p>4.47408</text:p>
          </table:table-cell>
          <table:table-cell office:value-type="float" office:value="5.5" calcext:value-type="float">
            <text:p>5.5</text:p>
          </table:table-cell>
          <table:table-cell office:value-type="float" office:value="-3" calcext:value-type="float">
            <text:p>-3</text:p>
          </table:table-cell>
          <table:table-cell office:value-type="float" office:value="0.6293337" calcext:value-type="float">
            <text:p>0.6293337</text:p>
          </table:table-cell>
          <table:table-cell office:value-type="float" office:value="0.3679353" calcext:value-type="float">
            <text:p>0.3679353</text:p>
          </table:table-cell>
          <table:table-cell office:value-type="float" office:value="255.6" calcext:value-type="float">
            <text:p>255.6</text:p>
          </table:table-cell>
          <table:table-cell office:value-type="float" office:value="0" calcext:value-type="float">
            <text:p>0</text:p>
          </table:table-cell>
          <table:table-cell office:value-type="float" office:value="6.75235" calcext:value-type="float">
            <text:p>6.75235</text:p>
          </table:table-cell>
          <table:table-cell office:value-type="float" office:value="-1.041656" calcext:value-type="float">
            <text:p>-1.041656</text:p>
          </table:table-cell>
          <table:table-cell office:value-type="float" office:value="4.837128" calcext:value-type="float">
            <text:p>4.837128</text:p>
          </table:table-cell>
          <table:table-cell office:value-type="float" office:value="1.014557" calcext:value-type="float">
            <text:p>1.014557</text:p>
          </table:table-cell>
          <table:table-cell office:value-type="float" office:value="4.300812" calcext:value-type="float">
            <text:p>4.300812</text:p>
          </table:table-cell>
          <table:table-cell office:value-type="float" office:value="2.013641" calcext:value-type="float">
            <text:p>2.013641</text:p>
          </table:table-cell>
          <table:table-cell office:value-type="float" office:value="4.394684" calcext:value-type="float">
            <text:p>4.394684</text:p>
          </table:table-cell>
          <table:table-cell office:value-type="float" office:value="3.054565" calcext:value-type="float">
            <text:p>3.054565</text:p>
          </table:table-cell>
          <table:table-cell office:value-type="float" office:value="5.118134" calcext:value-type="float">
            <text:p>5.118134</text:p>
          </table:table-cell>
          <table:table-cell office:value-type="float" office:value="3.945526" calcext:value-type="float">
            <text:p>3.945526</text:p>
          </table:table-cell>
          <table:table-cell office:value-type="float" office:value="5.8927" calcext:value-type="float">
            <text:p>5.8927</text:p>
          </table:table-cell>
          <table:table-cell office:value-type="float" office:value="4.718536" calcext:value-type="float">
            <text:p>4.71853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1" calcext:value-type="float">
            <text:p>22112001</text:p>
          </table:table-cell>
          <table:table-cell office:value-type="float" office:value="4.051348" calcext:value-type="float">
            <text:p>4.051348</text:p>
          </table:table-cell>
          <table:table-cell office:value-type="float" office:value="6.5" calcext:value-type="float">
            <text:p>6.5</text:p>
          </table:table-cell>
          <table:table-cell office:value-type="float" office:value="1.8" calcext:value-type="float">
            <text:p>1.8</text:p>
          </table:table-cell>
          <table:table-cell office:value-type="float" office:value="0.6924096" calcext:value-type="float">
            <text:p>0.6924096</text:p>
          </table:table-cell>
          <table:table-cell office:value-type="float" office:value="0.5789558" calcext:value-type="float">
            <text:p>0.5789558</text:p>
          </table:table-cell>
          <table:table-cell office:value-type="float" office:value="210.24" calcext:value-type="float">
            <text:p>210.24</text:p>
          </table:table-cell>
          <table:table-cell office:value-type="float" office:value="0" calcext:value-type="float">
            <text:p>0</text:p>
          </table:table-cell>
          <table:table-cell office:value-type="float" office:value="9.132355" calcext:value-type="float">
            <text:p>9.132355</text:p>
          </table:table-cell>
          <table:table-cell office:value-type="float" office:value="0.01339722" calcext:value-type="float">
            <text:p>0.01339722</text:p>
          </table:table-cell>
          <table:table-cell office:value-type="float" office:value="6.575562" calcext:value-type="float">
            <text:p>6.575562</text:p>
          </table:table-cell>
          <table:table-cell office:value-type="float" office:value="1.49408" calcext:value-type="float">
            <text:p>1.49408</text:p>
          </table:table-cell>
          <table:table-cell office:value-type="float" office:value="5.751434" calcext:value-type="float">
            <text:p>5.751434</text:p>
          </table:table-cell>
          <table:table-cell office:value-type="float" office:value="2.255005" calcext:value-type="float">
            <text:p>2.255005</text:p>
          </table:table-cell>
          <table:table-cell office:value-type="float" office:value="5.308685" calcext:value-type="float">
            <text:p>5.308685</text:p>
          </table:table-cell>
          <table:table-cell office:value-type="float" office:value="3.045959" calcext:value-type="float">
            <text:p>3.045959</text:p>
          </table:table-cell>
          <table:table-cell office:value-type="float" office:value="5.251648" calcext:value-type="float">
            <text:p>5.251648</text:p>
          </table:table-cell>
          <table:table-cell office:value-type="float" office:value="3.775177" calcext:value-type="float">
            <text:p>3.775177</text:p>
          </table:table-cell>
          <table:table-cell office:value-type="float" office:value="5.395599" calcext:value-type="float">
            <text:p>5.395599</text:p>
          </table:table-cell>
          <table:table-cell office:value-type="float" office:value="4.437256" calcext:value-type="float">
            <text:p>4.43725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1" calcext:value-type="float">
            <text:p>23112001</text:p>
          </table:table-cell>
          <table:table-cell office:value-type="float" office:value="7.510067" calcext:value-type="float">
            <text:p>7.510067</text:p>
          </table:table-cell>
          <table:table-cell office:value-type="float" office:value="9.2" calcext:value-type="float">
            <text:p>9.2</text:p>
          </table:table-cell>
          <table:table-cell office:value-type="float" office:value="-0.2" calcext:value-type="float">
            <text:p>-0.2</text:p>
          </table:table-cell>
          <table:table-cell office:value-type="float" office:value="0.7284012" calcext:value-type="float">
            <text:p>0.7284012</text:p>
          </table:table-cell>
          <table:table-cell office:value-type="float" office:value="0.5592241" calcext:value-type="float">
            <text:p>0.5592241</text:p>
          </table:table-cell>
          <table:table-cell office:value-type="float" office:value="351.36" calcext:value-type="float">
            <text:p>351.36</text:p>
          </table:table-cell>
          <table:table-cell office:value-type="float" office:value="0" calcext:value-type="float">
            <text:p>0</text:p>
          </table:table-cell>
          <table:table-cell office:value-type="float" office:value="13.33029" calcext:value-type="float">
            <text:p>13.33029</text:p>
          </table:table-cell>
          <table:table-cell office:value-type="float" office:value="-0.4320984" calcext:value-type="float">
            <text:p>-0.4320984</text:p>
          </table:table-cell>
          <table:table-cell office:value-type="float" office:value="8.724487" calcext:value-type="float">
            <text:p>8.724487</text:p>
          </table:table-cell>
          <table:table-cell office:value-type="float" office:value="1.256378" calcext:value-type="float">
            <text:p>1.256378</text:p>
          </table:table-cell>
          <table:table-cell office:value-type="float" office:value="7.298248" calcext:value-type="float">
            <text:p>7.298248</text:p>
          </table:table-cell>
          <table:table-cell office:value-type="float" office:value="2.13501" calcext:value-type="float">
            <text:p>2.13501</text:p>
          </table:table-cell>
          <table:table-cell office:value-type="float" office:value="6.381897" calcext:value-type="float">
            <text:p>6.381897</text:p>
          </table:table-cell>
          <table:table-cell office:value-type="float" office:value="3.012268" calcext:value-type="float">
            <text:p>3.012268</text:p>
          </table:table-cell>
          <table:table-cell office:value-type="float" office:value="5.963013" calcext:value-type="float">
            <text:p>5.963013</text:p>
          </table:table-cell>
          <table:table-cell office:value-type="float" office:value="3.757385" calcext:value-type="float">
            <text:p>3.757385</text:p>
          </table:table-cell>
          <table:table-cell office:value-type="float" office:value="5.879822" calcext:value-type="float">
            <text:p>5.879822</text:p>
          </table:table-cell>
          <table:table-cell office:value-type="float" office:value="4.4104" calcext:value-type="float">
            <text:p>4.410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1" calcext:value-type="float">
            <text:p>24112001</text:p>
          </table:table-cell>
          <table:table-cell office:value-type="float" office:value="6.2532" calcext:value-type="float">
            <text:p>6.2532</text:p>
          </table:table-cell>
          <table:table-cell office:value-type="float" office:value="11.9" calcext:value-type="float">
            <text:p>11.9</text:p>
          </table:table-cell>
          <table:table-cell office:value-type="float" office:value="-0.6" calcext:value-type="float">
            <text:p>-0.6</text:p>
          </table:table-cell>
          <table:table-cell office:value-type="float" office:value="1.11945" calcext:value-type="float">
            <text:p>1.11945</text:p>
          </table:table-cell>
          <table:table-cell office:value-type="float" office:value="0.5531557" calcext:value-type="float">
            <text:p>0.5531557</text:p>
          </table:table-cell>
          <table:table-cell office:value-type="float" office:value="328.32" calcext:value-type="float">
            <text:p>328.32</text:p>
          </table:table-cell>
          <table:table-cell office:value-type="float" office:value="0" calcext:value-type="float">
            <text:p>0</text:p>
          </table:table-cell>
          <table:table-cell office:value-type="float" office:value="13.89801" calcext:value-type="float">
            <text:p>13.89801</text:p>
          </table:table-cell>
          <table:table-cell office:value-type="float" office:value="-0.4408569" calcext:value-type="float">
            <text:p>-0.4408569</text:p>
          </table:table-cell>
          <table:table-cell office:value-type="float" office:value="9.461975" calcext:value-type="float">
            <text:p>9.461975</text:p>
          </table:table-cell>
          <table:table-cell office:value-type="float" office:value="1.377502" calcext:value-type="float">
            <text:p>1.377502</text:p>
          </table:table-cell>
          <table:table-cell office:value-type="float" office:value="7.840881" calcext:value-type="float">
            <text:p>7.840881</text:p>
          </table:table-cell>
          <table:table-cell office:value-type="float" office:value="2.305084" calcext:value-type="float">
            <text:p>2.305084</text:p>
          </table:table-cell>
          <table:table-cell office:value-type="float" office:value="6.806061" calcext:value-type="float">
            <text:p>6.806061</text:p>
          </table:table-cell>
          <table:table-cell office:value-type="float" office:value="3.223846" calcext:value-type="float">
            <text:p>3.223846</text:p>
          </table:table-cell>
          <table:table-cell office:value-type="float" office:value="6.333771" calcext:value-type="float">
            <text:p>6.333771</text:p>
          </table:table-cell>
          <table:table-cell office:value-type="float" office:value="3.97644" calcext:value-type="float">
            <text:p>3.97644</text:p>
          </table:table-cell>
          <table:table-cell office:value-type="float" office:value="6.237122" calcext:value-type="float">
            <text:p>6.237122</text:p>
          </table:table-cell>
          <table:table-cell office:value-type="float" office:value="4.612244" calcext:value-type="float">
            <text:p>4.61224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1" calcext:value-type="float">
            <text:p>25112001</text:p>
          </table:table-cell>
          <table:table-cell office:value-type="float" office:value="1.03176" calcext:value-type="float">
            <text:p>1.03176</text:p>
          </table:table-cell>
          <table:table-cell office:value-type="float" office:value="17.2" calcext:value-type="float">
            <text:p>17.2</text:p>
          </table:table-cell>
          <table:table-cell office:value-type="float" office:value="10.3" calcext:value-type="float">
            <text:p>10.3</text:p>
          </table:table-cell>
          <table:table-cell office:value-type="float" office:value="1.555426" calcext:value-type="float">
            <text:p>1.555426</text:p>
          </table:table-cell>
          <table:table-cell office:value-type="float" office:value="1.062149" calcext:value-type="float">
            <text:p>1.062149</text:p>
          </table:table-cell>
          <table:table-cell office:value-type="float" office:value="455.4" calcext:value-type="float">
            <text:p>455.4</text:p>
          </table:table-cell>
          <table:table-cell office:value-type="float" office:value="4" calcext:value-type="float">
            <text:p>4</text:p>
          </table:table-cell>
          <table:table-cell office:value-type="float" office:value="12.85367" calcext:value-type="float">
            <text:p>12.85367</text:p>
          </table:table-cell>
          <table:table-cell office:value-type="float" office:value="5.827911" calcext:value-type="float">
            <text:p>5.827911</text:p>
          </table:table-cell>
          <table:table-cell office:value-type="float" office:value="10.85202" calcext:value-type="float">
            <text:p>10.85202</text:p>
          </table:table-cell>
          <table:table-cell office:value-type="float" office:value="5.951263" calcext:value-type="float">
            <text:p>5.951263</text:p>
          </table:table-cell>
          <table:table-cell office:value-type="float" office:value="9.931946" calcext:value-type="float">
            <text:p>9.931946</text:p>
          </table:table-cell>
          <table:table-cell office:value-type="float" office:value="5.987549" calcext:value-type="float">
            <text:p>5.987549</text:p>
          </table:table-cell>
          <table:table-cell office:value-type="float" office:value="9.037537" calcext:value-type="float">
            <text:p>9.037537</text:p>
          </table:table-cell>
          <table:table-cell office:value-type="float" office:value="6.059631" calcext:value-type="float">
            <text:p>6.059631</text:p>
          </table:table-cell>
          <table:table-cell office:value-type="float" office:value="8.46228" calcext:value-type="float">
            <text:p>8.46228</text:p>
          </table:table-cell>
          <table:table-cell office:value-type="float" office:value="6.148071" calcext:value-type="float">
            <text:p>6.148071</text:p>
          </table:table-cell>
          <table:table-cell office:value-type="float" office:value="8.137512" calcext:value-type="float">
            <text:p>8.137512</text:p>
          </table:table-cell>
          <table:table-cell office:value-type="float" office:value="6.234924" calcext:value-type="float">
            <text:p>6.23492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1" calcext:value-type="float">
            <text:p>26112001</text:p>
          </table:table-cell>
          <table:table-cell office:value-type="float" office:value="2.4822" calcext:value-type="float">
            <text:p>2.4822</text:p>
          </table:table-cell>
          <table:table-cell office:value-type="float" office:value="10.6" calcext:value-type="float">
            <text:p>10.6</text:p>
          </table:table-cell>
          <table:table-cell office:value-type="float" office:value="3.7" calcext:value-type="float">
            <text:p>3.7</text:p>
          </table:table-cell>
          <table:table-cell office:value-type="float" office:value="1.053866" calcext:value-type="float">
            <text:p>1.053866</text:p>
          </table:table-cell>
          <table:table-cell office:value-type="float" office:value="0.6422855" calcext:value-type="float">
            <text:p>0.6422855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office:value-type="float" office:value="12.0575" calcext:value-type="float">
            <text:p>12.0575</text:p>
          </table:table-cell>
          <table:table-cell office:value-type="float" office:value="2.733398" calcext:value-type="float">
            <text:p>2.733398</text:p>
          </table:table-cell>
          <table:table-cell office:value-type="float" office:value="9.69812" calcext:value-type="float">
            <text:p>9.69812</text:p>
          </table:table-cell>
          <table:table-cell office:value-type="float" office:value="5.013489" calcext:value-type="float">
            <text:p>5.013489</text:p>
          </table:table-cell>
          <table:table-cell office:value-type="float" office:value="8.92395" calcext:value-type="float">
            <text:p>8.92395</text:p>
          </table:table-cell>
          <table:table-cell office:value-type="float" office:value="6.125641" calcext:value-type="float">
            <text:p>6.125641</text:p>
          </table:table-cell>
          <table:table-cell office:value-type="float" office:value="8.470215" calcext:value-type="float">
            <text:p>8.470215</text:p>
          </table:table-cell>
          <table:table-cell office:value-type="float" office:value="6.963989" calcext:value-type="float">
            <text:p>6.963989</text:p>
          </table:table-cell>
          <table:table-cell office:value-type="float" office:value="8.279999" calcext:value-type="float">
            <text:p>8.279999</text:p>
          </table:table-cell>
          <table:table-cell office:value-type="float" office:value="7.461029" calcext:value-type="float">
            <text:p>7.461029</text:p>
          </table:table-cell>
          <table:table-cell office:value-type="float" office:value="8.121643" calcext:value-type="float">
            <text:p>8.121643</text:p>
          </table:table-cell>
          <table:table-cell office:value-type="float" office:value="7.599792" calcext:value-type="float">
            <text:p>7.59979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1" calcext:value-type="float">
            <text:p>27112001</text:p>
          </table:table-cell>
          <table:table-cell office:value-type="float" office:value="0.8953199" calcext:value-type="float">
            <text:p>0.8953199</text:p>
          </table:table-cell>
          <table:table-cell office:value-type="float" office:value="3.3" calcext:value-type="float">
            <text:p>3.3</text:p>
          </table:table-cell>
          <table:table-cell office:value-type="float" office:value="-0.5" calcext:value-type="float">
            <text:p>-0.5</text:p>
          </table:table-cell>
          <table:table-cell office:value-type="float" office:value="0.6752772" calcext:value-type="float">
            <text:p>0.6752772</text:p>
          </table:table-cell>
          <table:table-cell office:value-type="float" office:value="0.5265834" calcext:value-type="float">
            <text:p>0.5265834</text:p>
          </table:table-cell>
          <table:table-cell office:value-type="float" office:value="376.2" calcext:value-type="float">
            <text:p>376.2</text:p>
          </table:table-cell>
          <table:table-cell office:value-type="float" office:value="1.2" calcext:value-type="float">
            <text:p>1.2</text:p>
          </table:table-cell>
          <table:table-cell office:value-type="float" office:value="2.938416" calcext:value-type="float">
            <text:p>2.938416</text:p>
          </table:table-cell>
          <table:table-cell office:value-type="float" office:value="-0.3143005" calcext:value-type="float">
            <text:p>-0.3143005</text:p>
          </table:table-cell>
          <table:table-cell office:value-type="float" office:value="4.902985" calcext:value-type="float">
            <text:p>4.902985</text:p>
          </table:table-cell>
          <table:table-cell office:value-type="float" office:value="1.503754" calcext:value-type="float">
            <text:p>1.503754</text:p>
          </table:table-cell>
          <table:table-cell office:value-type="float" office:value="6.032318" calcext:value-type="float">
            <text:p>6.032318</text:p>
          </table:table-cell>
          <table:table-cell office:value-type="float" office:value="2.463074" calcext:value-type="float">
            <text:p>2.463074</text:p>
          </table:table-cell>
          <table:table-cell office:value-type="float" office:value="6.897247" calcext:value-type="float">
            <text:p>6.897247</text:p>
          </table:table-cell>
          <table:table-cell office:value-type="float" office:value="3.50528" calcext:value-type="float">
            <text:p>3.50528</text:p>
          </table:table-cell>
          <table:table-cell office:value-type="float" office:value="7.417664" calcext:value-type="float">
            <text:p>7.417664</text:p>
          </table:table-cell>
          <table:table-cell office:value-type="float" office:value="4.433746" calcext:value-type="float">
            <text:p>4.433746</text:p>
          </table:table-cell>
          <table:table-cell office:value-type="float" office:value="7.711975" calcext:value-type="float">
            <text:p>7.711975</text:p>
          </table:table-cell>
          <table:table-cell office:value-type="float" office:value="5.236542" calcext:value-type="float">
            <text:p>5.23654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1" calcext:value-type="float">
            <text:p>28112001</text:p>
          </table:table-cell>
          <table:table-cell office:value-type="float" office:value="1.54224" calcext:value-type="float">
            <text:p>1.54224</text:p>
          </table:table-cell>
          <table:table-cell office:value-type="float" office:value="0.5" calcext:value-type="float">
            <text:p>0.5</text:p>
          </table:table-cell>
          <table:table-cell office:value-type="float" office:value="-1.6" calcext:value-type="float">
            <text:p>-1.6</text:p>
          </table:table-cell>
          <table:table-cell office:value-type="float" office:value="0.615464" calcext:value-type="float">
            <text:p>0.615464</text:p>
          </table:table-cell>
          <table:table-cell office:value-type="float" office:value="0.4332013" calcext:value-type="float">
            <text:p>0.4332013</text:p>
          </table:table-cell>
          <table:table-cell office:value-type="float" office:value="337.32" calcext:value-type="float">
            <text:p>337.32</text:p>
          </table:table-cell>
          <table:table-cell office:value-type="float" office:value="0" calcext:value-type="float">
            <text:p>0</text:p>
          </table:table-cell>
          <table:table-cell office:value-type="float" office:value="0.7141724" calcext:value-type="float">
            <text:p>0.7141724</text:p>
          </table:table-cell>
          <table:table-cell office:value-type="float" office:value="-1.783783" calcext:value-type="float">
            <text:p>-1.783783</text:p>
          </table:table-cell>
          <table:table-cell office:value-type="float" office:value="1.69812" calcext:value-type="float">
            <text:p>1.69812</text:p>
          </table:table-cell>
          <table:table-cell office:value-type="float" office:value="0.2871399" calcext:value-type="float">
            <text:p>0.2871399</text:p>
          </table:table-cell>
          <table:table-cell office:value-type="float" office:value="2.446533" calcext:value-type="float">
            <text:p>2.446533</text:p>
          </table:table-cell>
          <table:table-cell office:value-type="float" office:value="1.273285" calcext:value-type="float">
            <text:p>1.273285</text:p>
          </table:table-cell>
          <table:table-cell office:value-type="float" office:value="3.482147" calcext:value-type="float">
            <text:p>3.482147</text:p>
          </table:table-cell>
          <table:table-cell office:value-type="float" office:value="2.269775" calcext:value-type="float">
            <text:p>2.269775</text:p>
          </table:table-cell>
          <table:table-cell office:value-type="float" office:value="4.408539" calcext:value-type="float">
            <text:p>4.408539</text:p>
          </table:table-cell>
          <table:table-cell office:value-type="float" office:value="3.152588" calcext:value-type="float">
            <text:p>3.152588</text:p>
          </table:table-cell>
          <table:table-cell office:value-type="float" office:value="5.212555" calcext:value-type="float">
            <text:p>5.212555</text:p>
          </table:table-cell>
          <table:table-cell office:value-type="float" office:value="3.94165" calcext:value-type="float">
            <text:p>3.9416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1" calcext:value-type="float">
            <text:p>29112001</text:p>
          </table:table-cell>
          <table:table-cell office:value-type="float" office:value="0.53136" calcext:value-type="float">
            <text:p>0.53136</text:p>
          </table:table-cell>
          <table:table-cell office:value-type="float" office:value="0.2" calcext:value-type="float">
            <text:p>0.2</text:p>
          </table:table-cell>
          <table:table-cell office:value-type="float" office:value="-4.5" calcext:value-type="float">
            <text:p>-4.5</text:p>
          </table:table-cell>
          <table:table-cell office:value-type="float" office:value="0.6110671" calcext:value-type="float">
            <text:p>0.6110671</text:p>
          </table:table-cell>
          <table:table-cell office:value-type="float" office:value="0.3755885" calcext:value-type="float">
            <text:p>0.3755885</text:p>
          </table:table-cell>
          <table:table-cell office:value-type="float" office:value="394.2" calcext:value-type="float">
            <text:p>394.2</text:p>
          </table:table-cell>
          <table:table-cell office:value-type="float" office:value="19.7" calcext:value-type="float">
            <text:p>19.7</text:p>
          </table:table-cell>
          <table:table-cell office:value-type="float" office:value="0.1617737" calcext:value-type="float">
            <text:p>0.1617737</text:p>
          </table:table-cell>
          <table:table-cell office:value-type="float" office:value="-3.037201" calcext:value-type="float">
            <text:p>-3.037201</text:p>
          </table:table-cell>
          <table:table-cell office:value-type="float" office:value="1.009216" calcext:value-type="float">
            <text:p>1.009216</text:p>
          </table:table-cell>
          <table:table-cell office:value-type="float" office:value="-0.2515259" calcext:value-type="float">
            <text:p>-0.2515259</text:p>
          </table:table-cell>
          <table:table-cell office:value-type="float" office:value="1.42984" calcext:value-type="float">
            <text:p>1.42984</text:p>
          </table:table-cell>
          <table:table-cell office:value-type="float" office:value="0.6629639" calcext:value-type="float">
            <text:p>0.6629639</text:p>
          </table:table-cell>
          <table:table-cell office:value-type="float" office:value="2.247864" calcext:value-type="float">
            <text:p>2.247864</text:p>
          </table:table-cell>
          <table:table-cell office:value-type="float" office:value="1.609009" calcext:value-type="float">
            <text:p>1.609009</text:p>
          </table:table-cell>
          <table:table-cell office:value-type="float" office:value="3.134888" calcext:value-type="float">
            <text:p>3.134888</text:p>
          </table:table-cell>
          <table:table-cell office:value-type="float" office:value="2.392517" calcext:value-type="float">
            <text:p>2.392517</text:p>
          </table:table-cell>
          <table:table-cell office:value-type="float" office:value="3.926971" calcext:value-type="float">
            <text:p>3.926971</text:p>
          </table:table-cell>
          <table:table-cell office:value-type="float" office:value="3.11792" calcext:value-type="float">
            <text:p>3.1179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1" calcext:value-type="float">
            <text:p>30112001</text:p>
          </table:table-cell>
          <table:table-cell office:value-type="float" office:value="0.6886799" calcext:value-type="float">
            <text:p>0.6886799</text:p>
          </table:table-cell>
          <table:table-cell office:value-type="float" office:value="1.9" calcext:value-type="float">
            <text:p>1.9</text:p>
          </table:table-cell>
          <table:table-cell office:value-type="float" office:value="-0.8" calcext:value-type="float">
            <text:p>-0.8</text:p>
          </table:table-cell>
          <table:table-cell office:value-type="float" office:value="0.6897997" calcext:value-type="float">
            <text:p>0.6897997</text:p>
          </table:table-cell>
          <table:table-cell office:value-type="float" office:value="0.5528238" calcext:value-type="float">
            <text:p>0.5528238</text:p>
          </table:table-cell>
          <table:table-cell office:value-type="float" office:value="244.8" calcext:value-type="float">
            <text:p>244.8</text:p>
          </table:table-cell>
          <table:table-cell office:value-type="float" office:value="13.1" calcext:value-type="float">
            <text:p>13.1</text:p>
          </table:table-cell>
          <table:table-cell office:value-type="float" office:value="1.335632" calcext:value-type="float">
            <text:p>1.335632</text:p>
          </table:table-cell>
          <table:table-cell office:value-type="float" office:value="0.170929" calcext:value-type="float">
            <text:p>0.170929</text:p>
          </table:table-cell>
          <table:table-cell office:value-type="float" office:value="1.911011" calcext:value-type="float">
            <text:p>1.911011</text:p>
          </table:table-cell>
          <table:table-cell office:value-type="float" office:value="1.019012" calcext:value-type="float">
            <text:p>1.019012</text:p>
          </table:table-cell>
          <table:table-cell office:value-type="float" office:value="2.214233" calcext:value-type="float">
            <text:p>2.214233</text:p>
          </table:table-cell>
          <table:table-cell office:value-type="float" office:value="1.439758" calcext:value-type="float">
            <text:p>1.439758</text:p>
          </table:table-cell>
          <table:table-cell office:value-type="float" office:value="2.595673" calcext:value-type="float">
            <text:p>2.595673</text:p>
          </table:table-cell>
          <table:table-cell office:value-type="float" office:value="1.977051" calcext:value-type="float">
            <text:p>1.977051</text:p>
          </table:table-cell>
          <table:table-cell office:value-type="float" office:value="3.010132" calcext:value-type="float">
            <text:p>3.010132</text:p>
          </table:table-cell>
          <table:table-cell office:value-type="float" office:value="2.556305" calcext:value-type="float">
            <text:p>2.556305</text:p>
          </table:table-cell>
          <table:table-cell office:value-type="float" office:value="3.448242" calcext:value-type="float">
            <text:p>3.448242</text:p>
          </table:table-cell>
          <table:table-cell office:value-type="float" office:value="3.164764" calcext:value-type="float">
            <text:p>3.16476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1" calcext:value-type="float">
            <text:p>1122001</text:p>
          </table:table-cell>
          <table:table-cell office:value-type="float" office:value="5.0112" calcext:value-type="float">
            <text:p>5.0112</text:p>
          </table:table-cell>
          <table:table-cell office:value-type="float" office:value="9.4" calcext:value-type="float">
            <text:p>9.4</text:p>
          </table:table-cell>
          <table:table-cell office:value-type="float" office:value="2" calcext:value-type="float">
            <text:p>2</text:p>
          </table:table-cell>
          <table:table-cell office:value-type="float" office:value="0.9489231" calcext:value-type="float">
            <text:p>0.9489231</text:p>
          </table:table-cell>
          <table:table-cell office:value-type="float" office:value="0.6947023" calcext:value-type="float">
            <text:p>0.6947023</text:p>
          </table:table-cell>
          <table:table-cell office:value-type="float" office:value="466.2" calcext:value-type="float">
            <text:p>466.2</text:p>
          </table:table-cell>
          <table:table-cell office:value-type="float" office:value="0" calcext:value-type="float">
            <text:p>0</text:p>
          </table:table-cell>
          <table:table-cell office:value-type="float" office:value="1.94693" calcext:value-type="float">
            <text:p>1.94693</text:p>
          </table:table-cell>
          <table:table-cell office:value-type="float" office:value="1.337921" calcext:value-type="float">
            <text:p>1.337921</text:p>
          </table:table-cell>
          <table:table-cell office:value-type="float" office:value="2.428711" calcext:value-type="float">
            <text:p>2.428711</text:p>
          </table:table-cell>
          <table:table-cell office:value-type="float" office:value="1.916656" calcext:value-type="float">
            <text:p>1.916656</text:p>
          </table:table-cell>
          <table:table-cell office:value-type="float" office:value="2.689331" calcext:value-type="float">
            <text:p>2.689331</text:p>
          </table:table-cell>
          <table:table-cell office:value-type="float" office:value="2.220917" calcext:value-type="float">
            <text:p>2.220917</text:p>
          </table:table-cell>
          <table:table-cell office:value-type="float" office:value="3.015808" calcext:value-type="float">
            <text:p>3.015808</text:p>
          </table:table-cell>
          <table:table-cell office:value-type="float" office:value="2.602234" calcext:value-type="float">
            <text:p>2.602234</text:p>
          </table:table-cell>
          <table:table-cell office:value-type="float" office:value="3.361877" calcext:value-type="float">
            <text:p>3.361877</text:p>
          </table:table-cell>
          <table:table-cell office:value-type="float" office:value="3.015625" calcext:value-type="float">
            <text:p>3.015625</text:p>
          </table:table-cell>
          <table:table-cell office:value-type="float" office:value="3.721863" calcext:value-type="float">
            <text:p>3.721863</text:p>
          </table:table-cell>
          <table:table-cell office:value-type="float" office:value="3.452271" calcext:value-type="float">
            <text:p>3.45227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1" calcext:value-type="float">
            <text:p>2122001</text:p>
          </table:table-cell>
          <table:table-cell office:value-type="float" office:value="2.35188" calcext:value-type="float">
            <text:p>2.35188</text:p>
          </table:table-cell>
          <table:table-cell office:value-type="float" office:value="6.9" calcext:value-type="float">
            <text:p>6.9</text:p>
          </table:table-cell>
          <table:table-cell office:value-type="float" office:value="1.2" calcext:value-type="float">
            <text:p>1.2</text:p>
          </table:table-cell>
          <table:table-cell office:value-type="float" office:value="0.7866594" calcext:value-type="float">
            <text:p>0.7866594</text:p>
          </table:table-cell>
          <table:table-cell office:value-type="float" office:value="0.5677197" calcext:value-type="float">
            <text:p>0.5677197</text:p>
          </table:table-cell>
          <table:table-cell office:value-type="float" office:value="280.8" calcext:value-type="float">
            <text:p>280.8</text:p>
          </table:table-cell>
          <table:table-cell office:value-type="float" office:value="0" calcext:value-type="float">
            <text:p>0</text:p>
          </table:table-cell>
          <table:table-cell office:value-type="float" office:value="2.694885" calcext:value-type="float">
            <text:p>2.694885</text:p>
          </table:table-cell>
          <table:table-cell office:value-type="float" office:value="1.9505" calcext:value-type="float">
            <text:p>1.9505</text:p>
          </table:table-cell>
          <table:table-cell office:value-type="float" office:value="2.999878" calcext:value-type="float">
            <text:p>2.999878</text:p>
          </table:table-cell>
          <table:table-cell office:value-type="float" office:value="2.432892" calcext:value-type="float">
            <text:p>2.432892</text:p>
          </table:table-cell>
          <table:table-cell office:value-type="float" office:value="3.168823" calcext:value-type="float">
            <text:p>3.168823</text:p>
          </table:table-cell>
          <table:table-cell office:value-type="float" office:value="2.693787" calcext:value-type="float">
            <text:p>2.693787</text:p>
          </table:table-cell>
          <table:table-cell office:value-type="float" office:value="3.406494" calcext:value-type="float">
            <text:p>3.406494</text:p>
          </table:table-cell>
          <table:table-cell office:value-type="float" office:value="3.020111" calcext:value-type="float">
            <text:p>3.020111</text:p>
          </table:table-cell>
          <table:table-cell office:value-type="float" office:value="3.675201" calcext:value-type="float">
            <text:p>3.675201</text:p>
          </table:table-cell>
          <table:table-cell office:value-type="float" office:value="3.36557" calcext:value-type="float">
            <text:p>3.36557</text:p>
          </table:table-cell>
          <table:table-cell office:value-type="float" office:value="3.969635" calcext:value-type="float">
            <text:p>3.969635</text:p>
          </table:table-cell>
          <table:table-cell office:value-type="float" office:value="3.724792" calcext:value-type="float">
            <text:p>3.72479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1" calcext:value-type="float">
            <text:p>3122001</text:p>
          </table:table-cell>
          <table:table-cell office:value-type="float" office:value="1.43424" calcext:value-type="float">
            <text:p>1.43424</text:p>
          </table:table-cell>
          <table:table-cell office:value-type="float" office:value="8.2" calcext:value-type="float">
            <text:p>8.2</text:p>
          </table:table-cell>
          <table:table-cell office:value-type="float" office:value="-1.8" calcext:value-type="float">
            <text:p>-1.8</text:p>
          </table:table-cell>
          <table:table-cell office:value-type="float" office:value="0.8730217" calcext:value-type="float">
            <text:p>0.8730217</text:p>
          </table:table-cell>
          <table:table-cell office:value-type="float" office:value="0.4873694" calcext:value-type="float">
            <text:p>0.4873694</text:p>
          </table:table-cell>
          <table:table-cell office:value-type="float" office:value="245.16" calcext:value-type="float">
            <text:p>245.16</text:p>
          </table:table-cell>
          <table:table-cell office:value-type="float" office:value="2.2" calcext:value-type="float">
            <text:p>2.2</text:p>
          </table:table-cell>
          <table:table-cell office:value-type="float" office:value="2.860626" calcext:value-type="float">
            <text:p>2.860626</text:p>
          </table:table-cell>
          <table:table-cell office:value-type="float" office:value="2.659637" calcext:value-type="float">
            <text:p>2.659637</text:p>
          </table:table-cell>
          <table:table-cell office:value-type="float" office:value="3.198608" calcext:value-type="float">
            <text:p>3.198608</text:p>
          </table:table-cell>
          <table:table-cell office:value-type="float" office:value="3.005768" calcext:value-type="float">
            <text:p>3.005768</text:p>
          </table:table-cell>
          <table:table-cell office:value-type="float" office:value="3.385376" calcext:value-type="float">
            <text:p>3.385376</text:p>
          </table:table-cell>
          <table:table-cell office:value-type="float" office:value="3.175049" calcext:value-type="float">
            <text:p>3.175049</text:p>
          </table:table-cell>
          <table:table-cell office:value-type="float" office:value="3.631836" calcext:value-type="float">
            <text:p>3.631836</text:p>
          </table:table-cell>
          <table:table-cell office:value-type="float" office:value="3.412354" calcext:value-type="float">
            <text:p>3.412354</text:p>
          </table:table-cell>
          <table:table-cell office:value-type="float" office:value="3.910156" calcext:value-type="float">
            <text:p>3.910156</text:p>
          </table:table-cell>
          <table:table-cell office:value-type="float" office:value="3.680359" calcext:value-type="float">
            <text:p>3.680359</text:p>
          </table:table-cell>
          <table:table-cell office:value-type="float" office:value="4.204834" calcext:value-type="float">
            <text:p>4.204834</text:p>
          </table:table-cell>
          <table:table-cell office:value-type="float" office:value="3.973785" calcext:value-type="float">
            <text:p>3.97378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1" calcext:value-type="float">
            <text:p>4122001</text:p>
          </table:table-cell>
          <table:table-cell office:value-type="float" office:value="3.66336" calcext:value-type="float">
            <text:p>3.66336</text:p>
          </table:table-cell>
          <table:table-cell office:value-type="float" office:value="5.8" calcext:value-type="float">
            <text:p>5.8</text:p>
          </table:table-cell>
          <table:table-cell office:value-type="float" office:value="0.9" calcext:value-type="float">
            <text:p>0.9</text:p>
          </table:table-cell>
          <table:table-cell office:value-type="float" office:value="0.8453257" calcext:value-type="float">
            <text:p>0.8453257</text:p>
          </table:table-cell>
          <table:table-cell office:value-type="float" office:value="0.6424516" calcext:value-type="float">
            <text:p>0.6424516</text:p>
          </table:table-cell>
          <table:table-cell office:value-type="float" office:value="219.24" calcext:value-type="float">
            <text:p>219.24</text:p>
          </table:table-cell>
          <table:table-cell office:value-type="float" office:value="8.799999" calcext:value-type="float">
            <text:p>8.799999</text:p>
          </table:table-cell>
          <table:table-cell office:value-type="float" office:value="2.693542" calcext:value-type="float">
            <text:p>2.693542</text:p>
          </table:table-cell>
          <table:table-cell office:value-type="float" office:value="2.296478" calcext:value-type="float">
            <text:p>2.296478</text:p>
          </table:table-cell>
          <table:table-cell office:value-type="float" office:value="3.111328" calcext:value-type="float">
            <text:p>3.111328</text:p>
          </table:table-cell>
          <table:table-cell office:value-type="float" office:value="2.816986" calcext:value-type="float">
            <text:p>2.816986</text:p>
          </table:table-cell>
          <table:table-cell office:value-type="float" office:value="3.335144" calcext:value-type="float">
            <text:p>3.335144</text:p>
          </table:table-cell>
          <table:table-cell office:value-type="float" office:value="3.09491" calcext:value-type="float">
            <text:p>3.09491</text:p>
          </table:table-cell>
          <table:table-cell office:value-type="float" office:value="3.6203" calcext:value-type="float">
            <text:p>3.6203</text:p>
          </table:table-cell>
          <table:table-cell office:value-type="float" office:value="3.440704" calcext:value-type="float">
            <text:p>3.440704</text:p>
          </table:table-cell>
          <table:table-cell office:value-type="float" office:value="3.912659" calcext:value-type="float">
            <text:p>3.912659</text:p>
          </table:table-cell>
          <table:table-cell office:value-type="float" office:value="3.782196" calcext:value-type="float">
            <text:p>3.782196</text:p>
          </table:table-cell>
          <table:table-cell office:value-type="float" office:value="4.213928" calcext:value-type="float">
            <text:p>4.213928</text:p>
          </table:table-cell>
          <table:table-cell office:value-type="float" office:value="4.121124" calcext:value-type="float">
            <text:p>4.12112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1" calcext:value-type="float">
            <text:p>5122001</text:p>
          </table:table-cell>
          <table:table-cell office:value-type="float" office:value="1.7622" calcext:value-type="float">
            <text:p>1.7622</text:p>
          </table:table-cell>
          <table:table-cell office:value-type="float" office:value="13.7" calcext:value-type="float">
            <text:p>13.7</text:p>
          </table:table-cell>
          <table:table-cell office:value-type="float" office:value="4.8" calcext:value-type="float">
            <text:p>4.8</text:p>
          </table:table-cell>
          <table:table-cell office:value-type="float" office:value="1.290231" calcext:value-type="float">
            <text:p>1.290231</text:p>
          </table:table-cell>
          <table:table-cell office:value-type="float" office:value="0.8453257" calcext:value-type="float">
            <text:p>0.8453257</text:p>
          </table:table-cell>
          <table:table-cell office:value-type="float" office:value="290.556" calcext:value-type="float">
            <text:p>290.556</text:p>
          </table:table-cell>
          <table:table-cell office:value-type="float" office:value="9.400001" calcext:value-type="float">
            <text:p>9.400001</text:p>
          </table:table-cell>
          <table:table-cell office:value-type="float" office:value="3.812073" calcext:value-type="float">
            <text:p>3.812073</text:p>
          </table:table-cell>
          <table:table-cell office:value-type="float" office:value="2.128906" calcext:value-type="float">
            <text:p>2.128906</text:p>
          </table:table-cell>
          <table:table-cell office:value-type="float" office:value="3.691986" calcext:value-type="float">
            <text:p>3.691986</text:p>
          </table:table-cell>
          <table:table-cell office:value-type="float" office:value="2.678558" calcext:value-type="float">
            <text:p>2.678558</text:p>
          </table:table-cell>
          <table:table-cell office:value-type="float" office:value="3.670959" calcext:value-type="float">
            <text:p>3.670959</text:p>
          </table:table-cell>
          <table:table-cell office:value-type="float" office:value="2.968475" calcext:value-type="float">
            <text:p>2.968475</text:p>
          </table:table-cell>
          <table:table-cell office:value-type="float" office:value="3.776703" calcext:value-type="float">
            <text:p>3.776703</text:p>
          </table:table-cell>
          <table:table-cell office:value-type="float" office:value="3.3255" calcext:value-type="float">
            <text:p>3.3255</text:p>
          </table:table-cell>
          <table:table-cell office:value-type="float" office:value="3.956604" calcext:value-type="float">
            <text:p>3.956604</text:p>
          </table:table-cell>
          <table:table-cell office:value-type="float" office:value="3.673737" calcext:value-type="float">
            <text:p>3.673737</text:p>
          </table:table-cell>
          <table:table-cell office:value-type="float" office:value="4.182922" calcext:value-type="float">
            <text:p>4.182922</text:p>
          </table:table-cell>
          <table:table-cell office:value-type="float" office:value="4.01767" calcext:value-type="float">
            <text:p>4.0176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1" calcext:value-type="float">
            <text:p>6122001</text:p>
          </table:table-cell>
          <table:table-cell office:value-type="float" office:value="2.53404" calcext:value-type="float">
            <text:p>2.53404</text:p>
          </table:table-cell>
          <table:table-cell office:value-type="float" office:value="15.8" calcext:value-type="float">
            <text:p>15.8</text:p>
          </table:table-cell>
          <table:table-cell office:value-type="float" office:value="4" calcext:value-type="float">
            <text:p>4</text:p>
          </table:table-cell>
          <table:table-cell office:value-type="float" office:value="1.189348" calcext:value-type="float">
            <text:p>1.189348</text:p>
          </table:table-cell>
          <table:table-cell office:value-type="float" office:value="0.4635774" calcext:value-type="float">
            <text:p>0.4635774</text:p>
          </table:table-cell>
          <table:table-cell office:value-type="float" office:value="557.28" calcext:value-type="float">
            <text:p>557.28</text:p>
          </table:table-cell>
          <table:table-cell office:value-type="float" office:value="0.2" calcext:value-type="float">
            <text:p>0.2</text:p>
          </table:table-cell>
          <table:table-cell office:value-type="float" office:value="7.108704" calcext:value-type="float">
            <text:p>7.108704</text:p>
          </table:table-cell>
          <table:table-cell office:value-type="float" office:value="0.4270935" calcext:value-type="float">
            <text:p>0.4270935</text:p>
          </table:table-cell>
          <table:table-cell office:value-type="float" office:value="5.978485" calcext:value-type="float">
            <text:p>5.978485</text:p>
          </table:table-cell>
          <table:table-cell office:value-type="float" office:value="2.102234" calcext:value-type="float">
            <text:p>2.102234</text:p>
          </table:table-cell>
          <table:table-cell office:value-type="float" office:value="5.515076" calcext:value-type="float">
            <text:p>5.515076</text:p>
          </table:table-cell>
          <table:table-cell office:value-type="float" office:value="2.934448" calcext:value-type="float">
            <text:p>2.934448</text:p>
          </table:table-cell>
          <table:table-cell office:value-type="float" office:value="5.217804" calcext:value-type="float">
            <text:p>5.217804</text:p>
          </table:table-cell>
          <table:table-cell office:value-type="float" office:value="3.744965" calcext:value-type="float">
            <text:p>3.744965</text:p>
          </table:table-cell>
          <table:table-cell office:value-type="float" office:value="5.088928" calcext:value-type="float">
            <text:p>5.088928</text:p>
          </table:table-cell>
          <table:table-cell office:value-type="float" office:value="3.964539" calcext:value-type="float">
            <text:p>3.964539</text:p>
          </table:table-cell>
          <table:table-cell office:value-type="float" office:value="5.075134" calcext:value-type="float">
            <text:p>5.075134</text:p>
          </table:table-cell>
          <table:table-cell office:value-type="float" office:value="4.188385" calcext:value-type="float">
            <text:p>4.18838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1" calcext:value-type="float">
            <text:p>7122001</text:p>
          </table:table-cell>
          <table:table-cell office:value-type="float" office:value="6.719039" calcext:value-type="float">
            <text:p>6.719039</text:p>
          </table:table-cell>
          <table:table-cell office:value-type="float" office:value="3.9" calcext:value-type="float">
            <text:p>3.9</text:p>
          </table:table-cell>
          <table:table-cell office:value-type="float" office:value="-4.2" calcext:value-type="float">
            <text:p>-4.2</text:p>
          </table:table-cell>
          <table:table-cell office:value-type="float" office:value="0.5373377" calcext:value-type="float">
            <text:p>0.5373377</text:p>
          </table:table-cell>
          <table:table-cell office:value-type="float" office:value="0.2910191" calcext:value-type="float">
            <text:p>0.2910191</text:p>
          </table:table-cell>
          <table:table-cell office:value-type="float" office:value="380.88" calcext:value-type="float">
            <text:p>380.88</text:p>
          </table:table-cell>
          <table:table-cell office:value-type="float" office:value="0" calcext:value-type="float">
            <text:p>0</text:p>
          </table:table-cell>
          <table:table-cell office:value-type="float" office:value="7.673676" calcext:value-type="float">
            <text:p>7.673676</text:p>
          </table:table-cell>
          <table:table-cell office:value-type="float" office:value="-1.408112" calcext:value-type="float">
            <text:p>-1.408112</text:p>
          </table:table-cell>
          <table:table-cell office:value-type="float" office:value="5.31955" calcext:value-type="float">
            <text:p>5.31955</text:p>
          </table:table-cell>
          <table:table-cell office:value-type="float" office:value="0.5848083" calcext:value-type="float">
            <text:p>0.5848083</text:p>
          </table:table-cell>
          <table:table-cell office:value-type="float" office:value="4.594299" calcext:value-type="float">
            <text:p>4.594299</text:p>
          </table:table-cell>
          <table:table-cell office:value-type="float" office:value="1.582947" calcext:value-type="float">
            <text:p>1.582947</text:p>
          </table:table-cell>
          <table:table-cell office:value-type="float" office:value="4.261658" calcext:value-type="float">
            <text:p>4.261658</text:p>
          </table:table-cell>
          <table:table-cell office:value-type="float" office:value="2.564148" calcext:value-type="float">
            <text:p>2.564148</text:p>
          </table:table-cell>
          <table:table-cell office:value-type="float" office:value="4.299377" calcext:value-type="float">
            <text:p>4.299377</text:p>
          </table:table-cell>
          <table:table-cell office:value-type="float" office:value="3.300415" calcext:value-type="float">
            <text:p>3.300415</text:p>
          </table:table-cell>
          <table:table-cell office:value-type="float" office:value="4.717987" calcext:value-type="float">
            <text:p>4.717987</text:p>
          </table:table-cell>
          <table:table-cell office:value-type="float" office:value="3.845764" calcext:value-type="float">
            <text:p>3.84576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1" calcext:value-type="float">
            <text:p>8122001</text:p>
          </table:table-cell>
          <table:table-cell office:value-type="float" office:value="6.23736" calcext:value-type="float">
            <text:p>6.23736</text:p>
          </table:table-cell>
          <table:table-cell office:value-type="float" office:value="-1.1" calcext:value-type="float">
            <text:p>-1.1</text:p>
          </table:table-cell>
          <table:table-cell office:value-type="float" office:value="-6.6" calcext:value-type="float">
            <text:p>-6.6</text:p>
          </table:table-cell>
          <table:table-cell office:value-type="float" office:value="0.3607627" calcext:value-type="float">
            <text:p>0.3607627</text:p>
          </table:table-cell>
          <table:table-cell office:value-type="float" office:value="0.2889503" calcext:value-type="float">
            <text:p>0.2889503</text:p>
          </table:table-cell>
          <table:table-cell office:value-type="float" office:value="227.16" calcext:value-type="float">
            <text:p>227.16</text:p>
          </table:table-cell>
          <table:table-cell office:value-type="float" office:value="0" calcext:value-type="float">
            <text:p>0</text:p>
          </table:table-cell>
          <table:table-cell office:value-type="float" office:value="1.623749" calcext:value-type="float">
            <text:p>1.623749</text:p>
          </table:table-cell>
          <table:table-cell office:value-type="float" office:value="-3.587616" calcext:value-type="float">
            <text:p>-3.587616</text:p>
          </table:table-cell>
          <table:table-cell office:value-type="float" office:value="1.510925" calcext:value-type="float">
            <text:p>1.510925</text:p>
          </table:table-cell>
          <table:table-cell office:value-type="float" office:value="-0.4552612" calcext:value-type="float">
            <text:p>-0.4552612</text:p>
          </table:table-cell>
          <table:table-cell office:value-type="float" office:value="1.579407" calcext:value-type="float">
            <text:p>1.579407</text:p>
          </table:table-cell>
          <table:table-cell office:value-type="float" office:value="0.3536377" calcext:value-type="float">
            <text:p>0.3536377</text:p>
          </table:table-cell>
          <table:table-cell office:value-type="float" office:value="2.526794" calcext:value-type="float">
            <text:p>2.526794</text:p>
          </table:table-cell>
          <table:table-cell office:value-type="float" office:value="1.229218" calcext:value-type="float">
            <text:p>1.229218</text:p>
          </table:table-cell>
          <table:table-cell office:value-type="float" office:value="3.306641" calcext:value-type="float">
            <text:p>3.306641</text:p>
          </table:table-cell>
          <table:table-cell office:value-type="float" office:value="2.000488" calcext:value-type="float">
            <text:p>2.000488</text:p>
          </table:table-cell>
          <table:table-cell office:value-type="float" office:value="3.910614" calcext:value-type="float">
            <text:p>3.910614</text:p>
          </table:table-cell>
          <table:table-cell office:value-type="float" office:value="2.678253" calcext:value-type="float">
            <text:p>2.67825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1" calcext:value-type="float">
            <text:p>9122001</text:p>
          </table:table-cell>
          <table:table-cell office:value-type="float" office:value="6.585479" calcext:value-type="float">
            <text:p>6.585479</text:p>
          </table:table-cell>
          <table:table-cell office:value-type="float" office:value="2.4" calcext:value-type="float">
            <text:p>2.4</text:p>
          </table:table-cell>
          <table:table-cell office:value-type="float" office:value="-4" calcext:value-type="float">
            <text:p>-4</text:p>
          </table:table-cell>
          <table:table-cell office:value-type="float" office:value="0.4613686" calcext:value-type="float">
            <text:p>0.4613686</text:p>
          </table:table-cell>
          <table:table-cell office:value-type="float" office:value="0.326051" calcext:value-type="float">
            <text:p>0.326051</text:p>
          </table:table-cell>
          <table:table-cell office:value-type="float" office:value="177.12" calcext:value-type="float">
            <text:p>177.12</text:p>
          </table:table-cell>
          <table:table-cell office:value-type="float" office:value="0" calcext:value-type="float">
            <text:p>0</text:p>
          </table:table-cell>
          <table:table-cell office:value-type="float" office:value="1.940887" calcext:value-type="float">
            <text:p>1.940887</text:p>
          </table:table-cell>
          <table:table-cell office:value-type="float" office:value="-4.281555" calcext:value-type="float">
            <text:p>-4.281555</text:p>
          </table:table-cell>
          <table:table-cell office:value-type="float" office:value="0.6045837" calcext:value-type="float">
            <text:p>0.6045837</text:p>
          </table:table-cell>
          <table:table-cell office:value-type="float" office:value="-0.7281799" calcext:value-type="float">
            <text:p>-0.7281799</text:p>
          </table:table-cell>
          <table:table-cell office:value-type="float" office:value="0.8529053" calcext:value-type="float">
            <text:p>0.8529053</text:p>
          </table:table-cell>
          <table:table-cell office:value-type="float" office:value="-0.01766968" calcext:value-type="float">
            <text:p>-0.01766968</text:p>
          </table:table-cell>
          <table:table-cell office:value-type="float" office:value="1.280975" calcext:value-type="float">
            <text:p>1.280975</text:p>
          </table:table-cell>
          <table:table-cell office:value-type="float" office:value="0.7857361" calcext:value-type="float">
            <text:p>0.7857361</text:p>
          </table:table-cell>
          <table:table-cell office:value-type="float" office:value="1.983917" calcext:value-type="float">
            <text:p>1.983917</text:p>
          </table:table-cell>
          <table:table-cell office:value-type="float" office:value="1.51828" calcext:value-type="float">
            <text:p>1.51828</text:p>
          </table:table-cell>
          <table:table-cell office:value-type="float" office:value="2.66449" calcext:value-type="float">
            <text:p>2.66449</text:p>
          </table:table-cell>
          <table:table-cell office:value-type="float" office:value="2.182922" calcext:value-type="float">
            <text:p>2.18292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1" calcext:value-type="float">
            <text:p>10122001</text:p>
          </table:table-cell>
          <table:table-cell office:value-type="float" office:value="4.941" calcext:value-type="float">
            <text:p>4.941</text:p>
          </table:table-cell>
          <table:table-cell office:value-type="float" office:value="6.2" calcext:value-type="float">
            <text:p>6.2</text:p>
          </table:table-cell>
          <table:table-cell office:value-type="float" office:value="-3.1" calcext:value-type="float">
            <text:p>-3.1</text:p>
          </table:table-cell>
          <table:table-cell office:value-type="float" office:value="0.6623645" calcext:value-type="float">
            <text:p>0.6623645</text:p>
          </table:table-cell>
          <table:table-cell office:value-type="float" office:value="0.4563621" calcext:value-type="float">
            <text:p>0.4563621</text:p>
          </table:table-cell>
          <table:table-cell office:value-type="float" office:value="276.12" calcext:value-type="float">
            <text:p>276.12</text:p>
          </table:table-cell>
          <table:table-cell office:value-type="float" office:value="0" calcext:value-type="float">
            <text:p>0</text:p>
          </table:table-cell>
          <table:table-cell office:value-type="float" office:value="2.534821" calcext:value-type="float">
            <text:p>2.534821</text:p>
          </table:table-cell>
          <table:table-cell office:value-type="float" office:value="-3.169037" calcext:value-type="float">
            <text:p>-3.169037</text:p>
          </table:table-cell>
          <table:table-cell office:value-type="float" office:value="0.7279053" calcext:value-type="float">
            <text:p>0.7279053</text:p>
          </table:table-cell>
          <table:table-cell office:value-type="float" office:value="-0.4961853" calcext:value-type="float">
            <text:p>-0.4961853</text:p>
          </table:table-cell>
          <table:table-cell office:value-type="float" office:value="0.9057312" calcext:value-type="float">
            <text:p>0.9057312</text:p>
          </table:table-cell>
          <table:table-cell office:value-type="float" office:value="0.08224487" calcext:value-type="float">
            <text:p>0.08224487</text:p>
          </table:table-cell>
          <table:table-cell office:value-type="float" office:value="1.250488" calcext:value-type="float">
            <text:p>1.250488</text:p>
          </table:table-cell>
          <table:table-cell office:value-type="float" office:value="0.742981" calcext:value-type="float">
            <text:p>0.742981</text:p>
          </table:table-cell>
          <table:table-cell office:value-type="float" office:value="1.663361" calcext:value-type="float">
            <text:p>1.663361</text:p>
          </table:table-cell>
          <table:table-cell office:value-type="float" office:value="1.370331" calcext:value-type="float">
            <text:p>1.370331</text:p>
          </table:table-cell>
          <table:table-cell office:value-type="float" office:value="2.186829" calcext:value-type="float">
            <text:p>2.186829</text:p>
          </table:table-cell>
          <table:table-cell office:value-type="float" office:value="1.959412" calcext:value-type="float">
            <text:p>1.95941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1" calcext:value-type="float">
            <text:p>11122001</text:p>
          </table:table-cell>
          <table:table-cell office:value-type="float" office:value="6.09804" calcext:value-type="float">
            <text:p>6.09804</text:p>
          </table:table-cell>
          <table:table-cell office:value-type="float" office:value="6.5" calcext:value-type="float">
            <text:p>6.5</text:p>
          </table:table-cell>
          <table:table-cell office:value-type="float" office:value="-2.5" calcext:value-type="float">
            <text:p>-2.5</text:p>
          </table:table-cell>
          <table:table-cell office:value-type="float" office:value="0.6623645" calcext:value-type="float">
            <text:p>0.6623645</text:p>
          </table:table-cell>
          <table:table-cell office:value-type="float" office:value="0.4165397" calcext:value-type="float">
            <text:p>0.4165397</text:p>
          </table:table-cell>
          <table:table-cell office:value-type="float" office:value="164.88" calcext:value-type="float">
            <text:p>164.88</text:p>
          </table:table-cell>
          <table:table-cell office:value-type="float" office:value="0" calcext:value-type="float">
            <text:p>0</text:p>
          </table:table-cell>
          <table:table-cell office:value-type="float" office:value="2.822327" calcext:value-type="float">
            <text:p>2.822327</text:p>
          </table:table-cell>
          <table:table-cell office:value-type="float" office:value="-1.725372" calcext:value-type="float">
            <text:p>-1.725372</text:p>
          </table:table-cell>
          <table:table-cell office:value-type="float" office:value="0.9483948" calcext:value-type="float">
            <text:p>0.9483948</text:p>
          </table:table-cell>
          <table:table-cell office:value-type="float" office:value="-0.1925049" calcext:value-type="float">
            <text:p>-0.1925049</text:p>
          </table:table-cell>
          <table:table-cell office:value-type="float" office:value="1.063171" calcext:value-type="float">
            <text:p>1.063171</text:p>
          </table:table-cell>
          <table:table-cell office:value-type="float" office:value="0.3239441" calcext:value-type="float">
            <text:p>0.3239441</text:p>
          </table:table-cell>
          <table:table-cell office:value-type="float" office:value="1.361237" calcext:value-type="float">
            <text:p>1.361237</text:p>
          </table:table-cell>
          <table:table-cell office:value-type="float" office:value="0.88974" calcext:value-type="float">
            <text:p>0.88974</text:p>
          </table:table-cell>
          <table:table-cell office:value-type="float" office:value="1.721588" calcext:value-type="float">
            <text:p>1.721588</text:p>
          </table:table-cell>
          <table:table-cell office:value-type="float" office:value="1.427032" calcext:value-type="float">
            <text:p>1.427032</text:p>
          </table:table-cell>
          <table:table-cell office:value-type="float" office:value="2.119598" calcext:value-type="float">
            <text:p>2.119598</text:p>
          </table:table-cell>
          <table:table-cell office:value-type="float" office:value="1.941162" calcext:value-type="float">
            <text:p>1.94116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1" calcext:value-type="float">
            <text:p>12122001</text:p>
          </table:table-cell>
          <table:table-cell office:value-type="float" office:value="4.35024" calcext:value-type="float">
            <text:p>4.35024</text:p>
          </table:table-cell>
          <table:table-cell office:value-type="float" office:value="1.5" calcext:value-type="float">
            <text:p>1.5</text:p>
          </table:table-cell>
          <table:table-cell office:value-type="float" office:value="-4.2" calcext:value-type="float">
            <text:p>-4.2</text:p>
          </table:table-cell>
          <table:table-cell office:value-type="float" office:value="0.6285761" calcext:value-type="float">
            <text:p>0.6285761</text:p>
          </table:table-cell>
          <table:table-cell office:value-type="float" office:value="0.3232926" calcext:value-type="float">
            <text:p>0.3232926</text:p>
          </table:table-cell>
          <table:table-cell office:value-type="float" office:value="364.32" calcext:value-type="float">
            <text:p>364.32</text:p>
          </table:table-cell>
          <table:table-cell office:value-type="float" office:value="2.6" calcext:value-type="float">
            <text:p>2.6</text:p>
          </table:table-cell>
          <table:table-cell office:value-type="float" office:value="1.487274" calcext:value-type="float">
            <text:p>1.487274</text:p>
          </table:table-cell>
          <table:table-cell office:value-type="float" office:value="-3.041931" calcext:value-type="float">
            <text:p>-3.041931</text:p>
          </table:table-cell>
          <table:table-cell office:value-type="float" office:value="0.5283508" calcext:value-type="float">
            <text:p>0.5283508</text:p>
          </table:table-cell>
          <table:table-cell office:value-type="float" office:value="-0.5234985" calcext:value-type="float">
            <text:p>-0.5234985</text:p>
          </table:table-cell>
          <table:table-cell office:value-type="float" office:value="0.7314453" calcext:value-type="float">
            <text:p>0.7314453</text:p>
          </table:table-cell>
          <table:table-cell office:value-type="float" office:value="0.1074219" calcext:value-type="float">
            <text:p>0.1074219</text:p>
          </table:table-cell>
          <table:table-cell office:value-type="float" office:value="1.076233" calcext:value-type="float">
            <text:p>1.076233</text:p>
          </table:table-cell>
          <table:table-cell office:value-type="float" office:value="0.7340698" calcext:value-type="float">
            <text:p>0.7340698</text:p>
          </table:table-cell>
          <table:table-cell office:value-type="float" office:value="1.554199" calcext:value-type="float">
            <text:p>1.554199</text:p>
          </table:table-cell>
          <table:table-cell office:value-type="float" office:value="1.295471" calcext:value-type="float">
            <text:p>1.295471</text:p>
          </table:table-cell>
          <table:table-cell office:value-type="float" office:value="2.044312" calcext:value-type="float">
            <text:p>2.044312</text:p>
          </table:table-cell>
          <table:table-cell office:value-type="float" office:value="1.816315" calcext:value-type="float">
            <text:p>1.8163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1" calcext:value-type="float">
            <text:p>13122001</text:p>
          </table:table-cell>
          <table:table-cell office:value-type="float" office:value="0.8020799" calcext:value-type="float">
            <text:p>0.8020799</text:p>
          </table:table-cell>
          <table:table-cell office:value-type="float" office:value="9.2" calcext:value-type="float">
            <text:p>9.2</text:p>
          </table:table-cell>
          <table:table-cell office:value-type="float" office:value="1.1" calcext:value-type="float">
            <text:p>1.1</text:p>
          </table:table-cell>
          <table:table-cell office:value-type="float" office:value="1.141657" calcext:value-type="float">
            <text:p>1.141657</text:p>
          </table:table-cell>
          <table:table-cell office:value-type="float" office:value="0.6516815" calcext:value-type="float">
            <text:p>0.6516815</text:p>
          </table:table-cell>
          <table:table-cell office:value-type="float" office:value="323.64" calcext:value-type="float">
            <text:p>323.64</text:p>
          </table:table-cell>
          <table:table-cell office:value-type="float" office:value="10.9" calcext:value-type="float">
            <text:p>10.9</text:p>
          </table:table-cell>
          <table:table-cell office:value-type="float" office:value="1.612671" calcext:value-type="float">
            <text:p>1.612671</text:p>
          </table:table-cell>
          <table:table-cell office:value-type="float" office:value="-0.6933594" calcext:value-type="float">
            <text:p>-0.6933594</text:p>
          </table:table-cell>
          <table:table-cell office:value-type="float" office:value="1.532318" calcext:value-type="float">
            <text:p>1.532318</text:p>
          </table:table-cell>
          <table:table-cell office:value-type="float" office:value="-0.0267334" calcext:value-type="float">
            <text:p>-0.0267334</text:p>
          </table:table-cell>
          <table:table-cell office:value-type="float" office:value="1.536499" calcext:value-type="float">
            <text:p>1.536499</text:p>
          </table:table-cell>
          <table:table-cell office:value-type="float" office:value="0.3883667" calcext:value-type="float">
            <text:p>0.3883667</text:p>
          </table:table-cell>
          <table:table-cell office:value-type="float" office:value="1.738892" calcext:value-type="float">
            <text:p>1.738892</text:p>
          </table:table-cell>
          <table:table-cell office:value-type="float" office:value="0.8621826" calcext:value-type="float">
            <text:p>0.8621826</text:p>
          </table:table-cell>
          <table:table-cell office:value-type="float" office:value="2.002686" calcext:value-type="float">
            <text:p>2.002686</text:p>
          </table:table-cell>
          <table:table-cell office:value-type="float" office:value="1.326111" calcext:value-type="float">
            <text:p>1.326111</text:p>
          </table:table-cell>
          <table:table-cell office:value-type="float" office:value="2.274597" calcext:value-type="float">
            <text:p>2.274597</text:p>
          </table:table-cell>
          <table:table-cell office:value-type="float" office:value="1.788635" calcext:value-type="float">
            <text:p>1.78863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1" calcext:value-type="float">
            <text:p>14122001</text:p>
          </table:table-cell>
          <table:table-cell office:value-type="float" office:value="2.62548" calcext:value-type="float">
            <text:p>2.62548</text:p>
          </table:table-cell>
          <table:table-cell office:value-type="float" office:value="7.2" calcext:value-type="float">
            <text:p>7.2</text:p>
          </table:table-cell>
          <table:table-cell office:value-type="float" office:value="-1.2" calcext:value-type="float">
            <text:p>-1.2</text:p>
          </table:table-cell>
          <table:table-cell office:value-type="float" office:value="0.757314" calcext:value-type="float">
            <text:p>0.757314</text:p>
          </table:table-cell>
          <table:table-cell office:value-type="float" office:value="0.4109554" calcext:value-type="float">
            <text:p>0.4109554</text:p>
          </table:table-cell>
          <table:table-cell office:value-type="float" office:value="379.08" calcext:value-type="float">
            <text:p>379.08</text:p>
          </table:table-cell>
          <table:table-cell office:value-type="float" office:value="9.5" calcext:value-type="float">
            <text:p>9.5</text:p>
          </table:table-cell>
          <table:table-cell office:value-type="float" office:value="3.238068" calcext:value-type="float">
            <text:p>3.238068</text:p>
          </table:table-cell>
          <table:table-cell office:value-type="float" office:value="-0.7484741" calcext:value-type="float">
            <text:p>-0.7484741</text:p>
          </table:table-cell>
          <table:table-cell office:value-type="float" office:value="2.188812" calcext:value-type="float">
            <text:p>2.188812</text:p>
          </table:table-cell>
          <table:table-cell office:value-type="float" office:value="0.1943359" calcext:value-type="float">
            <text:p>0.1943359</text:p>
          </table:table-cell>
          <table:table-cell office:value-type="float" office:value="1.94162" calcext:value-type="float">
            <text:p>1.94162</text:p>
          </table:table-cell>
          <table:table-cell office:value-type="float" office:value="0.6861572" calcext:value-type="float">
            <text:p>0.6861572</text:p>
          </table:table-cell>
          <table:table-cell office:value-type="float" office:value="1.938385" calcext:value-type="float">
            <text:p>1.938385</text:p>
          </table:table-cell>
          <table:table-cell office:value-type="float" office:value="1.224976" calcext:value-type="float">
            <text:p>1.224976</text:p>
          </table:table-cell>
          <table:table-cell office:value-type="float" office:value="2.102234" calcext:value-type="float">
            <text:p>2.102234</text:p>
          </table:table-cell>
          <table:table-cell office:value-type="float" office:value="1.713531" calcext:value-type="float">
            <text:p>1.713531</text:p>
          </table:table-cell>
          <table:table-cell office:value-type="float" office:value="2.346466" calcext:value-type="float">
            <text:p>2.346466</text:p>
          </table:table-cell>
          <table:table-cell office:value-type="float" office:value="2.134064" calcext:value-type="float">
            <text:p>2.13406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1" calcext:value-type="float">
            <text:p>15122001</text:p>
          </table:table-cell>
          <table:table-cell office:value-type="float" office:value="6.595199" calcext:value-type="float">
            <text:p>6.595199</text:p>
          </table:table-cell>
          <table:table-cell office:value-type="float" office:value="-1.1" calcext:value-type="float">
            <text:p>-1.1</text:p>
          </table:table-cell>
          <table:table-cell office:value-type="float" office:value="-9" calcext:value-type="float">
            <text:p>-9</text:p>
          </table:table-cell>
          <table:table-cell office:value-type="float" office:value="0.5331708" calcext:value-type="float">
            <text:p>0.5331708</text:p>
          </table:table-cell>
          <table:table-cell office:value-type="float" office:value="0.2563303" calcext:value-type="float">
            <text:p>0.2563303</text:p>
          </table:table-cell>
          <table:table-cell office:value-type="float" office:value="300.6" calcext:value-type="float">
            <text:p>300.6</text:p>
          </table:table-cell>
          <table:table-cell office:value-type="float" office:value="0" calcext:value-type="float">
            <text:p>0</text:p>
          </table:table-cell>
          <table:table-cell office:value-type="float" office:value="1.093567" calcext:value-type="float">
            <text:p>1.093567</text:p>
          </table:table-cell>
          <table:table-cell office:value-type="float" office:value="-4.970093" calcext:value-type="float">
            <text:p>-4.970093</text:p>
          </table:table-cell>
          <table:table-cell office:value-type="float" office:value="0.9229126" calcext:value-type="float">
            <text:p>0.9229126</text:p>
          </table:table-cell>
          <table:table-cell office:value-type="float" office:value="-0.8747253" calcext:value-type="float">
            <text:p>-0.8747253</text:p>
          </table:table-cell>
          <table:table-cell office:value-type="float" office:value="1.009796" calcext:value-type="float">
            <text:p>1.009796</text:p>
          </table:table-cell>
          <table:table-cell office:value-type="float" office:value="-0.06036377" calcext:value-type="float">
            <text:p>-0.06036377</text:p>
          </table:table-cell>
          <table:table-cell office:value-type="float" office:value="1.261658" calcext:value-type="float">
            <text:p>1.261658</text:p>
          </table:table-cell>
          <table:table-cell office:value-type="float" office:value="0.6224365" calcext:value-type="float">
            <text:p>0.6224365</text:p>
          </table:table-cell>
          <table:table-cell office:value-type="float" office:value="1.704407" calcext:value-type="float">
            <text:p>1.704407</text:p>
          </table:table-cell>
          <table:table-cell office:value-type="float" office:value="1.225647" calcext:value-type="float">
            <text:p>1.225647</text:p>
          </table:table-cell>
          <table:table-cell office:value-type="float" office:value="2.144745" calcext:value-type="float">
            <text:p>2.144745</text:p>
          </table:table-cell>
          <table:table-cell office:value-type="float" office:value="1.749939" calcext:value-type="float">
            <text:p>1.74993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1" calcext:value-type="float">
            <text:p>16122001</text:p>
          </table:table-cell>
          <table:table-cell office:value-type="float" office:value="5.57136" calcext:value-type="float">
            <text:p>5.57136</text:p>
          </table:table-cell>
          <table:table-cell office:value-type="float" office:value="-3.8" calcext:value-type="float">
            <text:p>-3.8</text:p>
          </table:table-cell>
          <table:table-cell office:value-type="float" office:value="-10.4" calcext:value-type="float">
            <text:p>-10.4</text:p>
          </table:table-cell>
          <table:table-cell office:value-type="float" office:value="0.3128487" calcext:value-type="float">
            <text:p>0.3128487</text:p>
          </table:table-cell>
          <table:table-cell office:value-type="float" office:value="0.2497014" calcext:value-type="float">
            <text:p>0.2497014</text:p>
          </table:table-cell>
          <table:table-cell office:value-type="float" office:value="168.84" calcext:value-type="float">
            <text:p>168.84</text:p>
          </table:table-cell>
          <table:table-cell office:value-type="float" office:value="0" calcext:value-type="float">
            <text:p>0</text:p>
          </table:table-cell>
          <table:table-cell office:value-type="float" office:value="-0.2011414" calcext:value-type="float">
            <text:p>-0.2011414</text:p>
          </table:table-cell>
          <table:table-cell office:value-type="float" office:value="-5.793579" calcext:value-type="float">
            <text:p>-5.793579</text:p>
          </table:table-cell>
          <table:table-cell office:value-type="float" office:value="-0.03701782" calcext:value-type="float">
            <text:p>-0.03701782</text:p>
          </table:table-cell>
          <table:table-cell office:value-type="float" office:value="-1.04895" calcext:value-type="float">
            <text:p>-1.04895</text:p>
          </table:table-cell>
          <table:table-cell office:value-type="float" office:value="0.05010986" calcext:value-type="float">
            <text:p>0.05010986</text:p>
          </table:table-cell>
          <table:table-cell office:value-type="float" office:value="-0.1242065" calcext:value-type="float">
            <text:p>-0.1242065</text:p>
          </table:table-cell>
          <table:table-cell office:value-type="float" office:value="0.6087341" calcext:value-type="float">
            <text:p>0.6087341</text:p>
          </table:table-cell>
          <table:table-cell office:value-type="float" office:value="0.3970032" calcext:value-type="float">
            <text:p>0.3970032</text:p>
          </table:table-cell>
          <table:table-cell office:value-type="float" office:value="1.211853" calcext:value-type="float">
            <text:p>1.211853</text:p>
          </table:table-cell>
          <table:table-cell office:value-type="float" office:value="0.8934021" calcext:value-type="float">
            <text:p>0.8934021</text:p>
          </table:table-cell>
          <table:table-cell office:value-type="float" office:value="1.739197" calcext:value-type="float">
            <text:p>1.739197</text:p>
          </table:table-cell>
          <table:table-cell office:value-type="float" office:value="1.375763" calcext:value-type="float">
            <text:p>1.37576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1" calcext:value-type="float">
            <text:p>17122001</text:p>
          </table:table-cell>
          <table:table-cell office:value-type="float" office:value="1.52928" calcext:value-type="float">
            <text:p>1.52928</text:p>
          </table:table-cell>
          <table:table-cell office:value-type="float" office:value="-3.6" calcext:value-type="float">
            <text:p>-3.6</text:p>
          </table:table-cell>
          <table:table-cell office:value-type="float" office:value="-6.6" calcext:value-type="float">
            <text:p>-6.6</text:p>
          </table:table-cell>
          <table:table-cell office:value-type="float" office:value="0.4368461" calcext:value-type="float">
            <text:p>0.4368461</text:p>
          </table:table-cell>
          <table:table-cell office:value-type="float" office:value="0.3070726" calcext:value-type="float">
            <text:p>0.3070726</text:p>
          </table:table-cell>
          <table:table-cell office:value-type="float" office:value="321.48" calcext:value-type="float">
            <text:p>321.48</text:p>
          </table:table-cell>
          <table:table-cell office:value-type="float" office:value="4.6" calcext:value-type="float">
            <text:p>4.6</text:p>
          </table:table-cell>
          <table:table-cell office:value-type="float" office:value="-1.762634" calcext:value-type="float">
            <text:p>-1.762634</text:p>
          </table:table-cell>
          <table:table-cell office:value-type="float" office:value="-4.689972" calcext:value-type="float">
            <text:p>-4.689972</text:p>
          </table:table-cell>
          <table:table-cell office:value-type="float" office:value="-0.4291382" calcext:value-type="float">
            <text:p>-0.4291382</text:p>
          </table:table-cell>
          <table:table-cell office:value-type="float" office:value="-0.8518677" calcext:value-type="float">
            <text:p>-0.8518677</text:p>
          </table:table-cell>
          <table:table-cell office:value-type="float" office:value="-0.0340271" calcext:value-type="float">
            <text:p>-0.0340271</text:p>
          </table:table-cell>
          <table:table-cell office:value-type="float" office:value="-0.1081543" calcext:value-type="float">
            <text:p>-0.1081543</text:p>
          </table:table-cell>
          <table:table-cell office:value-type="float" office:value="0.4085999" calcext:value-type="float">
            <text:p>0.4085999</text:p>
          </table:table-cell>
          <table:table-cell office:value-type="float" office:value="0.3754578" calcext:value-type="float">
            <text:p>0.3754578</text:p>
          </table:table-cell>
          <table:table-cell office:value-type="float" office:value="0.8912964" calcext:value-type="float">
            <text:p>0.8912964</text:p>
          </table:table-cell>
          <table:table-cell office:value-type="float" office:value="0.8370056" calcext:value-type="float">
            <text:p>0.8370056</text:p>
          </table:table-cell>
          <table:table-cell office:value-type="float" office:value="1.373352" calcext:value-type="float">
            <text:p>1.373352</text:p>
          </table:table-cell>
          <table:table-cell office:value-type="float" office:value="1.279236" calcext:value-type="float">
            <text:p>1.27923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1" calcext:value-type="float">
            <text:p>18122001</text:p>
          </table:table-cell>
          <table:table-cell office:value-type="float" office:value="3.21156" calcext:value-type="float">
            <text:p>3.21156</text:p>
          </table:table-cell>
          <table:table-cell office:value-type="float" office:value="2" calcext:value-type="float">
            <text:p>2</text:p>
          </table:table-cell>
          <table:table-cell office:value-type="float" office:value="-3.3" calcext:value-type="float">
            <text:p>-3.3</text:p>
          </table:table-cell>
          <table:table-cell office:value-type="float" office:value="0.6154871" calcext:value-type="float">
            <text:p>0.6154871</text:p>
          </table:table-cell>
          <table:table-cell office:value-type="float" office:value="0.4413172" calcext:value-type="float">
            <text:p>0.4413172</text:p>
          </table:table-cell>
          <table:table-cell office:value-type="float" office:value="367.2" calcext:value-type="float">
            <text:p>367.2</text:p>
          </table:table-cell>
          <table:table-cell office:value-type="float" office:value="0" calcext:value-type="float">
            <text:p>0</text:p>
          </table:table-cell>
          <table:table-cell office:value-type="float" office:value="-0.5830383" calcext:value-type="float">
            <text:p>-0.5830383</text:p>
          </table:table-cell>
          <table:table-cell office:value-type="float" office:value="-1.856659" calcext:value-type="float">
            <text:p>-1.856659</text:p>
          </table:table-cell>
          <table:table-cell office:value-type="float" office:value="-0.305603" calcext:value-type="float">
            <text:p>-0.305603</text:p>
          </table:table-cell>
          <table:table-cell office:value-type="float" office:value="-0.5851746" calcext:value-type="float">
            <text:p>-0.5851746</text:p>
          </table:table-cell>
          <table:table-cell office:value-type="float" office:value="-0.009918213" calcext:value-type="float">
            <text:p>-0.009918213</text:p>
          </table:table-cell>
          <table:table-cell office:value-type="float" office:value="-0.06088257" calcext:value-type="float">
            <text:p>-0.06088257</text:p>
          </table:table-cell>
          <table:table-cell office:value-type="float" office:value="0.3999023" calcext:value-type="float">
            <text:p>0.3999023</text:p>
          </table:table-cell>
          <table:table-cell office:value-type="float" office:value="0.3742371" calcext:value-type="float">
            <text:p>0.3742371</text:p>
          </table:table-cell>
          <table:table-cell office:value-type="float" office:value="0.8363342" calcext:value-type="float">
            <text:p>0.8363342</text:p>
          </table:table-cell>
          <table:table-cell office:value-type="float" office:value="0.8129883" calcext:value-type="float">
            <text:p>0.8129883</text:p>
          </table:table-cell>
          <table:table-cell office:value-type="float" office:value="1.278412" calcext:value-type="float">
            <text:p>1.278412</text:p>
          </table:table-cell>
          <table:table-cell office:value-type="float" office:value="1.234619" calcext:value-type="float">
            <text:p>1.23461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1" calcext:value-type="float">
            <text:p>19122001</text:p>
          </table:table-cell>
          <table:table-cell office:value-type="float" office:value="2.65248" calcext:value-type="float">
            <text:p>2.65248</text:p>
          </table:table-cell>
          <table:table-cell office:value-type="float" office:value="2.7" calcext:value-type="float">
            <text:p>2.7</text:p>
          </table:table-cell>
          <table:table-cell office:value-type="float" office:value="0.2" calcext:value-type="float">
            <text:p>0.2</text:p>
          </table:table-cell>
          <table:table-cell office:value-type="float" office:value="0.615464" calcext:value-type="float">
            <text:p>0.615464</text:p>
          </table:table-cell>
          <table:table-cell office:value-type="float" office:value="0.5205049" calcext:value-type="float">
            <text:p>0.5205049</text:p>
          </table:table-cell>
          <table:table-cell office:value-type="float" office:value="257.76" calcext:value-type="float">
            <text:p>257.76</text:p>
          </table:table-cell>
          <table:table-cell office:value-type="float" office:value="2.4" calcext:value-type="float">
            <text:p>2.4</text:p>
          </table:table-cell>
          <table:table-cell office:value-type="float" office:value="-0.2006836" calcext:value-type="float">
            <text:p>-0.2006836</text:p>
          </table:table-cell>
          <table:table-cell office:value-type="float" office:value="-0.9826965" calcext:value-type="float">
            <text:p>-0.9826965</text:p>
          </table:table-cell>
          <table:table-cell office:value-type="float" office:value="-0.1578369" calcext:value-type="float">
            <text:p>-0.1578369</text:p>
          </table:table-cell>
          <table:table-cell office:value-type="float" office:value="-0.3300171" calcext:value-type="float">
            <text:p>-0.3300171</text:p>
          </table:table-cell>
          <table:table-cell office:value-type="float" office:value="0.01702881" calcext:value-type="float">
            <text:p>0.01702881</text:p>
          </table:table-cell>
          <table:table-cell office:value-type="float" office:value="-0.01416016" calcext:value-type="float">
            <text:p>-0.01416016</text:p>
          </table:table-cell>
          <table:table-cell office:value-type="float" office:value="0.408905" calcext:value-type="float">
            <text:p>0.408905</text:p>
          </table:table-cell>
          <table:table-cell office:value-type="float" office:value="0.3935242" calcext:value-type="float">
            <text:p>0.3935242</text:p>
          </table:table-cell>
          <table:table-cell office:value-type="float" office:value="0.8181763" calcext:value-type="float">
            <text:p>0.8181763</text:p>
          </table:table-cell>
          <table:table-cell office:value-type="float" office:value="0.8058777" calcext:value-type="float">
            <text:p>0.8058777</text:p>
          </table:table-cell>
          <table:table-cell office:value-type="float" office:value="1.234253" calcext:value-type="float">
            <text:p>1.234253</text:p>
          </table:table-cell>
          <table:table-cell office:value-type="float" office:value="1.204041" calcext:value-type="float">
            <text:p>1.20404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1" calcext:value-type="float">
            <text:p>20122001</text:p>
          </table:table-cell>
          <table:table-cell office:value-type="float" office:value="1.58724" calcext:value-type="float">
            <text:p>1.58724</text:p>
          </table:table-cell>
          <table:table-cell office:value-type="float" office:value="1.5" calcext:value-type="float">
            <text:p>1.5</text:p>
          </table:table-cell>
          <table:table-cell office:value-type="float" office:value="-0.8" calcext:value-type="float">
            <text:p>-0.8</text:p>
          </table:table-cell>
          <table:table-cell office:value-type="float" office:value="0.6610283" calcext:value-type="float">
            <text:p>0.6610283</text:p>
          </table:table-cell>
          <table:table-cell office:value-type="float" office:value="0.5067551" calcext:value-type="float">
            <text:p>0.5067551</text:p>
          </table:table-cell>
          <table:table-cell office:value-type="float" office:value="300.96" calcext:value-type="float">
            <text:p>300.96</text:p>
          </table:table-cell>
          <table:table-cell office:value-type="float" office:value="8.400001" calcext:value-type="float">
            <text:p>8.400001</text:p>
          </table:table-cell>
          <table:table-cell office:value-type="float" office:value="0.02478027" calcext:value-type="float">
            <text:p>0.02478027</text:p>
          </table:table-cell>
          <table:table-cell office:value-type="float" office:value="-0.4153748" calcext:value-type="float">
            <text:p>-0.4153748</text:p>
          </table:table-cell>
          <table:table-cell office:value-type="float" office:value="-0.05389404" calcext:value-type="float">
            <text:p>-0.05389404</text:p>
          </table:table-cell>
          <table:table-cell office:value-type="float" office:value="-0.157074" calcext:value-type="float">
            <text:p>-0.157074</text:p>
          </table:table-cell>
          <table:table-cell office:value-type="float" office:value="0.03518677" calcext:value-type="float">
            <text:p>0.03518677</text:p>
          </table:table-cell>
          <table:table-cell office:value-type="float" office:value="0.01721191" calcext:value-type="float">
            <text:p>0.01721191</text:p>
          </table:table-cell>
          <table:table-cell office:value-type="float" office:value="0.4100952" calcext:value-type="float">
            <text:p>0.4100952</text:p>
          </table:table-cell>
          <table:table-cell office:value-type="float" office:value="0.4017639" calcext:value-type="float">
            <text:p>0.4017639</text:p>
          </table:table-cell>
          <table:table-cell office:value-type="float" office:value="0.8058167" calcext:value-type="float">
            <text:p>0.8058167</text:p>
          </table:table-cell>
          <table:table-cell office:value-type="float" office:value="0.7846069" calcext:value-type="float">
            <text:p>0.7846069</text:p>
          </table:table-cell>
          <table:table-cell office:value-type="float" office:value="1.203827" calcext:value-type="float">
            <text:p>1.203827</text:p>
          </table:table-cell>
          <table:table-cell office:value-type="float" office:value="1.171051" calcext:value-type="float">
            <text:p>1.17105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1" calcext:value-type="float">
            <text:p>21122001</text:p>
          </table:table-cell>
          <table:table-cell office:value-type="float" office:value="3.44988" calcext:value-type="float">
            <text:p>3.44988</text:p>
          </table:table-cell>
          <table:table-cell office:value-type="float" office:value="1.8" calcext:value-type="float">
            <text:p>1.8</text:p>
          </table:table-cell>
          <table:table-cell office:value-type="float" office:value="-8.6" calcext:value-type="float">
            <text:p>-8.6</text:p>
          </table:table-cell>
          <table:table-cell office:value-type="float" office:value="0.4811068" calcext:value-type="float">
            <text:p>0.4811068</text:p>
          </table:table-cell>
          <table:table-cell office:value-type="float" office:value="0.2481996" calcext:value-type="float">
            <text:p>0.2481996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-0.4802551" calcext:value-type="float">
            <text:p>-0.4802551</text:p>
          </table:table-cell>
          <table:table-cell office:value-type="float" office:value="-2.13681" calcext:value-type="float">
            <text:p>-2.13681</text:p>
          </table:table-cell>
          <table:table-cell office:value-type="float" office:value="-0.1325073" calcext:value-type="float">
            <text:p>-0.1325073</text:p>
          </table:table-cell>
          <table:table-cell office:value-type="float" office:value="-0.5029602" calcext:value-type="float">
            <text:p>-0.5029602</text:p>
          </table:table-cell>
          <table:table-cell office:value-type="float" office:value="0.02401733" calcext:value-type="float">
            <text:p>0.02401733</text:p>
          </table:table-cell>
          <table:table-cell office:value-type="float" office:value="-0.04507446" calcext:value-type="float">
            <text:p>-0.04507446</text:p>
          </table:table-cell>
          <table:table-cell office:value-type="float" office:value="0.4066772" calcext:value-type="float">
            <text:p>0.4066772</text:p>
          </table:table-cell>
          <table:table-cell office:value-type="float" office:value="0.3536377" calcext:value-type="float">
            <text:p>0.3536377</text:p>
          </table:table-cell>
          <table:table-cell office:value-type="float" office:value="0.7915039" calcext:value-type="float">
            <text:p>0.7915039</text:p>
          </table:table-cell>
          <table:table-cell office:value-type="float" office:value="0.7448425" calcext:value-type="float">
            <text:p>0.7448425</text:p>
          </table:table-cell>
          <table:table-cell office:value-type="float" office:value="1.173981" calcext:value-type="float">
            <text:p>1.173981</text:p>
          </table:table-cell>
          <table:table-cell office:value-type="float" office:value="1.12793" calcext:value-type="float">
            <text:p>1.1279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1" calcext:value-type="float">
            <text:p>22122001</text:p>
          </table:table-cell>
          <table:table-cell office:value-type="float" office:value="6.36516" calcext:value-type="float">
            <text:p>6.36516</text:p>
          </table:table-cell>
          <table:table-cell office:value-type="float" office:value="-6.6" calcext:value-type="float">
            <text:p>-6.6</text:p>
          </table:table-cell>
          <table:table-cell office:value-type="float" office:value="-12.1" calcext:value-type="float">
            <text:p>-12.1</text:p>
          </table:table-cell>
          <table:table-cell office:value-type="float" office:value="0.2699677" calcext:value-type="float">
            <text:p>0.2699677</text:p>
          </table:table-cell>
          <table:table-cell office:value-type="float" office:value="0.2235516" calcext:value-type="float">
            <text:p>0.2235516</text:p>
          </table:table-cell>
          <table:table-cell office:value-type="float" office:value="233.64" calcext:value-type="float">
            <text:p>233.64</text:p>
          </table:table-cell>
          <table:table-cell office:value-type="float" office:value="0" calcext:value-type="float">
            <text:p>0</text:p>
          </table:table-cell>
          <table:table-cell office:value-type="float" office:value="-1.132202" calcext:value-type="float">
            <text:p>-1.132202</text:p>
          </table:table-cell>
          <table:table-cell office:value-type="float" office:value="-3.428741" calcext:value-type="float">
            <text:p>-3.428741</text:p>
          </table:table-cell>
          <table:table-cell office:value-type="float" office:value="-0.5159607" calcext:value-type="float">
            <text:p>-0.5159607</text:p>
          </table:table-cell>
          <table:table-cell office:value-type="float" office:value="-1.065643" calcext:value-type="float">
            <text:p>-1.065643</text:p>
          </table:table-cell>
          <table:table-cell office:value-type="float" office:value="-0.04751587" calcext:value-type="float">
            <text:p>-0.04751587</text:p>
          </table:table-cell>
          <table:table-cell office:value-type="float" office:value="-0.1533813" calcext:value-type="float">
            <text:p>-0.1533813</text:p>
          </table:table-cell>
          <table:table-cell office:value-type="float" office:value="0.3518982" calcext:value-type="float">
            <text:p>0.3518982</text:p>
          </table:table-cell>
          <table:table-cell office:value-type="float" office:value="0.2482605" calcext:value-type="float">
            <text:p>0.2482605</text:p>
          </table:table-cell>
          <table:table-cell office:value-type="float" office:value="0.7434998" calcext:value-type="float">
            <text:p>0.7434998</text:p>
          </table:table-cell>
          <table:table-cell office:value-type="float" office:value="0.6470032" calcext:value-type="float">
            <text:p>0.6470032</text:p>
          </table:table-cell>
          <table:table-cell office:value-type="float" office:value="1.126953" calcext:value-type="float">
            <text:p>1.126953</text:p>
          </table:table-cell>
          <table:table-cell office:value-type="float" office:value="1.035431" calcext:value-type="float">
            <text:p>1.03543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1" calcext:value-type="float">
            <text:p>23122001</text:p>
          </table:table-cell>
          <table:table-cell office:value-type="float" office:value="1.0062" calcext:value-type="float">
            <text:p>1.0062</text:p>
          </table:table-cell>
          <table:table-cell office:value-type="float" office:value="-1.8" calcext:value-type="float">
            <text:p>-1.8</text:p>
          </table:table-cell>
          <table:table-cell office:value-type="float" office:value="-11.7" calcext:value-type="float">
            <text:p>-11.7</text:p>
          </table:table-cell>
          <table:table-cell office:value-type="float" office:value="0.5195036" calcext:value-type="float">
            <text:p>0.5195036</text:p>
          </table:table-cell>
          <table:table-cell office:value-type="float" office:value="0.2281504" calcext:value-type="float">
            <text:p>0.2281504</text:p>
          </table:table-cell>
          <table:table-cell office:value-type="float" office:value="421.92" calcext:value-type="float">
            <text:p>421.92</text:p>
          </table:table-cell>
          <table:table-cell office:value-type="float" office:value="8.2" calcext:value-type="float">
            <text:p>8.2</text:p>
          </table:table-cell>
          <table:table-cell office:value-type="float" office:value="-0.9586792" calcext:value-type="float">
            <text:p>-0.9586792</text:p>
          </table:table-cell>
          <table:table-cell office:value-type="float" office:value="-3.587036" calcext:value-type="float">
            <text:p>-3.587036</text:p>
          </table:table-cell>
          <table:table-cell office:value-type="float" office:value="-0.4177856" calcext:value-type="float">
            <text:p>-0.4177856</text:p>
          </table:table-cell>
          <table:table-cell office:value-type="float" office:value="-1.174683" calcext:value-type="float">
            <text:p>-1.174683</text:p>
          </table:table-cell>
          <table:table-cell office:value-type="float" office:value="-0.04534912" calcext:value-type="float">
            <text:p>-0.04534912</text:p>
          </table:table-cell>
          <table:table-cell office:value-type="float" office:value="-0.1756287" calcext:value-type="float">
            <text:p>-0.1756287</text:p>
          </table:table-cell>
          <table:table-cell office:value-type="float" office:value="0.2961121" calcext:value-type="float">
            <text:p>0.2961121</text:p>
          </table:table-cell>
          <table:table-cell office:value-type="float" office:value="0.2214966" calcext:value-type="float">
            <text:p>0.2214966</text:p>
          </table:table-cell>
          <table:table-cell office:value-type="float" office:value="0.6535339" calcext:value-type="float">
            <text:p>0.6535339</text:p>
          </table:table-cell>
          <table:table-cell office:value-type="float" office:value="0.6146851" calcext:value-type="float">
            <text:p>0.6146851</text:p>
          </table:table-cell>
          <table:table-cell office:value-type="float" office:value="1.033966" calcext:value-type="float">
            <text:p>1.033966</text:p>
          </table:table-cell>
          <table:table-cell office:value-type="float" office:value="0.9963684" calcext:value-type="float">
            <text:p>0.996368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1" calcext:value-type="float">
            <text:p>24122001</text:p>
          </table:table-cell>
          <table:table-cell office:value-type="float" office:value="3.0708" calcext:value-type="float">
            <text:p>3.0708</text:p>
          </table:table-cell>
          <table:table-cell office:value-type="float" office:value="1.5" calcext:value-type="float">
            <text:p>1.5</text:p>
          </table:table-cell>
          <table:table-cell office:value-type="float" office:value="-4.5" calcext:value-type="float">
            <text:p>-4.5</text:p>
          </table:table-cell>
          <table:table-cell office:value-type="float" office:value="0.6288288" calcext:value-type="float">
            <text:p>0.6288288</text:p>
          </table:table-cell>
          <table:table-cell office:value-type="float" office:value="0.4127873" calcext:value-type="float">
            <text:p>0.4127873</text:p>
          </table:table-cell>
          <table:table-cell office:value-type="float" office:value="235.08" calcext:value-type="float">
            <text:p>235.08</text:p>
          </table:table-cell>
          <table:table-cell office:value-type="float" office:value="0" calcext:value-type="float">
            <text:p>0</text:p>
          </table:table-cell>
          <table:table-cell office:value-type="float" office:value="-0.5562439" calcext:value-type="float">
            <text:p>-0.5562439</text:p>
          </table:table-cell>
          <table:table-cell office:value-type="float" office:value="-0.9506531" calcext:value-type="float">
            <text:p>-0.9506531</text:p>
          </table:table-cell>
          <table:table-cell office:value-type="float" office:value="-0.2316895" calcext:value-type="float">
            <text:p>-0.2316895</text:p>
          </table:table-cell>
          <table:table-cell office:value-type="float" office:value="-0.4142456" calcext:value-type="float">
            <text:p>-0.4142456</text:p>
          </table:table-cell>
          <table:table-cell office:value-type="float" office:value="-0.008514404" calcext:value-type="float">
            <text:p>-0.008514404</text:p>
          </table:table-cell>
          <table:table-cell office:value-type="float" office:value="-0.04470825" calcext:value-type="float">
            <text:p>-0.04470825</text:p>
          </table:table-cell>
          <table:table-cell office:value-type="float" office:value="0.3252869" calcext:value-type="float">
            <text:p>0.3252869</text:p>
          </table:table-cell>
          <table:table-cell office:value-type="float" office:value="0.2966309" calcext:value-type="float">
            <text:p>0.2966309</text:p>
          </table:table-cell>
          <table:table-cell office:value-type="float" office:value="0.6730347" calcext:value-type="float">
            <text:p>0.6730347</text:p>
          </table:table-cell>
          <table:table-cell office:value-type="float" office:value="0.6539001" calcext:value-type="float">
            <text:p>0.6539001</text:p>
          </table:table-cell>
          <table:table-cell office:value-type="float" office:value="1.020233" calcext:value-type="float">
            <text:p>1.020233</text:p>
          </table:table-cell>
          <table:table-cell office:value-type="float" office:value="1.011841" calcext:value-type="float">
            <text:p>1.01184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1" calcext:value-type="float">
            <text:p>25122001</text:p>
          </table:table-cell>
          <table:table-cell office:value-type="float" office:value="4.14684" calcext:value-type="float">
            <text:p>4.14684</text:p>
          </table:table-cell>
          <table:table-cell office:value-type="float" office:value="0.5" calcext:value-type="float">
            <text:p>0.5</text:p>
          </table:table-cell>
          <table:table-cell office:value-type="float" office:value="-4.4" calcext:value-type="float">
            <text:p>-4.4</text:p>
          </table:table-cell>
          <table:table-cell office:value-type="float" office:value="0.4529173" calcext:value-type="float">
            <text:p>0.4529173</text:p>
          </table:table-cell>
          <table:table-cell office:value-type="float" office:value="0.3716226" calcext:value-type="float">
            <text:p>0.3716226</text:p>
          </table:table-cell>
          <table:table-cell office:value-type="float" office:value="244.08" calcext:value-type="float">
            <text:p>244.08</text:p>
          </table:table-cell>
          <table:table-cell office:value-type="float" office:value="0" calcext:value-type="float">
            <text:p>0</text:p>
          </table:table-cell>
          <table:table-cell office:value-type="float" office:value="-0.4723511" calcext:value-type="float">
            <text:p>-0.4723511</text:p>
          </table:table-cell>
          <table:table-cell office:value-type="float" office:value="-0.6137695" calcext:value-type="float">
            <text:p>-0.6137695</text:p>
          </table:table-cell>
          <table:table-cell office:value-type="float" office:value="-0.1883545" calcext:value-type="float">
            <text:p>-0.1883545</text:p>
          </table:table-cell>
          <table:table-cell office:value-type="float" office:value="-0.2314758" calcext:value-type="float">
            <text:p>-0.2314758</text:p>
          </table:table-cell>
          <table:table-cell office:value-type="float" office:value="0.0001220703" calcext:value-type="float">
            <text:p>0.0001220703</text:p>
          </table:table-cell>
          <table:table-cell office:value-type="float" office:value="-0.008422852" calcext:value-type="float">
            <text:p>-0.008422852</text:p>
          </table:table-cell>
          <table:table-cell office:value-type="float" office:value="0.3287354" calcext:value-type="float">
            <text:p>0.3287354</text:p>
          </table:table-cell>
          <table:table-cell office:value-type="float" office:value="0.3253174" calcext:value-type="float">
            <text:p>0.3253174</text:p>
          </table:table-cell>
          <table:table-cell office:value-type="float" office:value="0.6730347" calcext:value-type="float">
            <text:p>0.6730347</text:p>
          </table:table-cell>
          <table:table-cell office:value-type="float" office:value="0.6687927" calcext:value-type="float">
            <text:p>0.6687927</text:p>
          </table:table-cell>
          <table:table-cell office:value-type="float" office:value="1.019531" calcext:value-type="float">
            <text:p>1.019531</text:p>
          </table:table-cell>
          <table:table-cell office:value-type="float" office:value="1.008301" calcext:value-type="float">
            <text:p>1.00830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1" calcext:value-type="float">
            <text:p>26122001</text:p>
          </table:table-cell>
          <table:table-cell office:value-type="float" office:value="3.786839" calcext:value-type="float">
            <text:p>3.786839</text:p>
          </table:table-cell>
          <table:table-cell office:value-type="float" office:value="-2" calcext:value-type="float">
            <text:p>-2</text:p>
          </table:table-cell>
          <table:table-cell office:value-type="float" office:value="-7.6" calcext:value-type="float">
            <text:p>-7.6</text:p>
          </table:table-cell>
          <table:table-cell office:value-type="float" office:value="0.4694856" calcext:value-type="float">
            <text:p>0.4694856</text:p>
          </table:table-cell>
          <table:table-cell office:value-type="float" office:value="0.315623" calcext:value-type="float">
            <text:p>0.315623</text:p>
          </table:table-cell>
          <table:table-cell office:value-type="float" office:value="165.6" calcext:value-type="float">
            <text:p>165.6</text:p>
          </table:table-cell>
          <table:table-cell office:value-type="float" office:value="0.2" calcext:value-type="float">
            <text:p>0.2</text:p>
          </table:table-cell>
          <table:table-cell office:value-type="float" office:value="-0.4759827" calcext:value-type="float">
            <text:p>-0.4759827</text:p>
          </table:table-cell>
          <table:table-cell office:value-type="float" office:value="-0.6205139" calcext:value-type="float">
            <text:p>-0.6205139</text:p>
          </table:table-cell>
          <table:table-cell office:value-type="float" office:value="-0.1727295" calcext:value-type="float">
            <text:p>-0.1727295</text:p>
          </table:table-cell>
          <table:table-cell office:value-type="float" office:value="-0.1972656" calcext:value-type="float">
            <text:p>-0.1972656</text:p>
          </table:table-cell>
          <table:table-cell office:value-type="float" office:value="0.003112793" calcext:value-type="float">
            <text:p>0.003112793</text:p>
          </table:table-cell>
          <table:table-cell office:value-type="float" office:value="-0.001281738" calcext:value-type="float">
            <text:p>-0.001281738</text:p>
          </table:table-cell>
          <table:table-cell office:value-type="float" office:value="0.3281555" calcext:value-type="float">
            <text:p>0.3281555</text:p>
          </table:table-cell>
          <table:table-cell office:value-type="float" office:value="0.3231201" calcext:value-type="float">
            <text:p>0.3231201</text:p>
          </table:table-cell>
          <table:table-cell office:value-type="float" office:value="0.6687317" calcext:value-type="float">
            <text:p>0.6687317</text:p>
          </table:table-cell>
          <table:table-cell office:value-type="float" office:value="0.6581116" calcext:value-type="float">
            <text:p>0.6581116</text:p>
          </table:table-cell>
          <table:table-cell office:value-type="float" office:value="1.008118" calcext:value-type="float">
            <text:p>1.008118</text:p>
          </table:table-cell>
          <table:table-cell office:value-type="float" office:value="0.9916077" calcext:value-type="float">
            <text:p>0.991607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1" calcext:value-type="float">
            <text:p>27122001</text:p>
          </table:table-cell>
          <table:table-cell office:value-type="float" office:value="3.92832" calcext:value-type="float">
            <text:p>3.92832</text:p>
          </table:table-cell>
          <table:table-cell office:value-type="float" office:value="-5" calcext:value-type="float">
            <text:p>-5</text:p>
          </table:table-cell>
          <table:table-cell office:value-type="float" office:value="-10.1" calcext:value-type="float">
            <text:p>-10.1</text:p>
          </table:table-cell>
          <table:table-cell office:value-type="float" office:value="0.35868" calcext:value-type="float">
            <text:p>0.35868</text:p>
          </table:table-cell>
          <table:table-cell office:value-type="float" office:value="0.2584501" calcext:value-type="float">
            <text:p>0.2584501</text:p>
          </table:table-cell>
          <table:table-cell office:value-type="float" office:value="171" calcext:value-type="float">
            <text:p>171</text:p>
          </table:table-cell>
          <table:table-cell office:value-type="float" office:value="0.4" calcext:value-type="float">
            <text:p>0.4</text:p>
          </table:table-cell>
          <table:table-cell office:value-type="float" office:value="-0.6240845" calcext:value-type="float">
            <text:p>-0.6240845</text:p>
          </table:table-cell>
          <table:table-cell office:value-type="float" office:value="-0.8099365" calcext:value-type="float">
            <text:p>-0.8099365</text:p>
          </table:table-cell>
          <table:table-cell office:value-type="float" office:value="-0.1979675" calcext:value-type="float">
            <text:p>-0.1979675</text:p>
          </table:table-cell>
          <table:table-cell office:value-type="float" office:value="-0.2478638" calcext:value-type="float">
            <text:p>-0.2478638</text:p>
          </table:table-cell>
          <table:table-cell office:value-type="float" office:value="-0.001617432" calcext:value-type="float">
            <text:p>-0.001617432</text:p>
          </table:table-cell>
          <table:table-cell office:value-type="float" office:value="-0.01141357" calcext:value-type="float">
            <text:p>-0.01141357</text:p>
          </table:table-cell>
          <table:table-cell office:value-type="float" office:value="0.322937" calcext:value-type="float">
            <text:p>0.322937</text:p>
          </table:table-cell>
          <table:table-cell office:value-type="float" office:value="0.3096924" calcext:value-type="float">
            <text:p>0.3096924</text:p>
          </table:table-cell>
          <table:table-cell office:value-type="float" office:value="0.657959" calcext:value-type="float">
            <text:p>0.657959</text:p>
          </table:table-cell>
          <table:table-cell office:value-type="float" office:value="0.639801" calcext:value-type="float">
            <text:p>0.639801</text:p>
          </table:table-cell>
          <table:table-cell office:value-type="float" office:value="0.991333" calcext:value-type="float">
            <text:p>0.991333</text:p>
          </table:table-cell>
          <table:table-cell office:value-type="float" office:value="0.9681091" calcext:value-type="float">
            <text:p>0.968109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1" calcext:value-type="float">
            <text:p>28122001</text:p>
          </table:table-cell>
          <table:table-cell office:value-type="float" office:value="3.42756" calcext:value-type="float">
            <text:p>3.42756</text:p>
          </table:table-cell>
          <table:table-cell office:value-type="float" office:value="-4.2" calcext:value-type="float">
            <text:p>-4.2</text:p>
          </table:table-cell>
          <table:table-cell office:value-type="float" office:value="-11.3" calcext:value-type="float">
            <text:p>-11.3</text:p>
          </table:table-cell>
          <table:table-cell office:value-type="float" office:value="0.4145032" calcext:value-type="float">
            <text:p>0.4145032</text:p>
          </table:table-cell>
          <table:table-cell office:value-type="float" office:value="0.235409" calcext:value-type="float">
            <text:p>0.235409</text:p>
          </table:table-cell>
          <table:table-cell office:value-type="float" office:value="201.6" calcext:value-type="float">
            <text:p>201.6</text:p>
          </table:table-cell>
          <table:table-cell office:value-type="float" office:value="0.4" calcext:value-type="float">
            <text:p>0.4</text:p>
          </table:table-cell>
          <table:table-cell office:value-type="float" office:value="-0.7884827" calcext:value-type="float">
            <text:p>-0.7884827</text:p>
          </table:table-cell>
          <table:table-cell office:value-type="float" office:value="-0.967041" calcext:value-type="float">
            <text:p>-0.967041</text:p>
          </table:table-cell>
          <table:table-cell office:value-type="float" office:value="-0.249176" calcext:value-type="float">
            <text:p>-0.249176</text:p>
          </table:table-cell>
          <table:table-cell office:value-type="float" office:value="-0.2934875" calcext:value-type="float">
            <text:p>-0.2934875</text:p>
          </table:table-cell>
          <table:table-cell office:value-type="float" office:value="-0.01168823" calcext:value-type="float">
            <text:p>-0.01168823</text:p>
          </table:table-cell>
          <table:table-cell office:value-type="float" office:value="-0.02081299" calcext:value-type="float">
            <text:p>-0.02081299</text:p>
          </table:table-cell>
          <table:table-cell office:value-type="float" office:value="0.3094482" calcext:value-type="float">
            <text:p>0.3094482</text:p>
          </table:table-cell>
          <table:table-cell office:value-type="float" office:value="0.296936" calcext:value-type="float">
            <text:p>0.296936</text:p>
          </table:table-cell>
          <table:table-cell office:value-type="float" office:value="0.6395569" calcext:value-type="float">
            <text:p>0.6395569</text:p>
          </table:table-cell>
          <table:table-cell office:value-type="float" office:value="0.6204834" calcext:value-type="float">
            <text:p>0.6204834</text:p>
          </table:table-cell>
          <table:table-cell office:value-type="float" office:value="0.9678345" calcext:value-type="float">
            <text:p>0.9678345</text:p>
          </table:table-cell>
          <table:table-cell office:value-type="float" office:value="0.9427795" calcext:value-type="float">
            <text:p>0.942779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1" calcext:value-type="float">
            <text:p>29122001</text:p>
          </table:table-cell>
          <table:table-cell office:value-type="float" office:value="6.35472" calcext:value-type="float">
            <text:p>6.35472</text:p>
          </table:table-cell>
          <table:table-cell office:value-type="float" office:value="-6.1" calcext:value-type="float">
            <text:p>-6.1</text:p>
          </table:table-cell>
          <table:table-cell office:value-type="float" office:value="-11.5" calcext:value-type="float">
            <text:p>-11.5</text:p>
          </table:table-cell>
          <table:table-cell office:value-type="float" office:value="0.3083766" calcext:value-type="float">
            <text:p>0.3083766</text:p>
          </table:table-cell>
          <table:table-cell office:value-type="float" office:value="0.2086767" calcext:value-type="float">
            <text:p>0.2086767</text:p>
          </table:table-cell>
          <table:table-cell office:value-type="float" office:value="277.56" calcext:value-type="float">
            <text:p>277.56</text:p>
          </table:table-cell>
          <table:table-cell office:value-type="float" office:value="0" calcext:value-type="float">
            <text:p>0</text:p>
          </table:table-cell>
          <table:table-cell office:value-type="float" office:value="-0.7968445" calcext:value-type="float">
            <text:p>-0.7968445</text:p>
          </table:table-cell>
          <table:table-cell office:value-type="float" office:value="-0.9419556" calcext:value-type="float">
            <text:p>-0.9419556</text:p>
          </table:table-cell>
          <table:table-cell office:value-type="float" office:value="-0.2711487" calcext:value-type="float">
            <text:p>-0.2711487</text:p>
          </table:table-cell>
          <table:table-cell office:value-type="float" office:value="-0.3052368" calcext:value-type="float">
            <text:p>-0.3052368</text:p>
          </table:table-cell>
          <table:table-cell office:value-type="float" office:value="-0.01730347" calcext:value-type="float">
            <text:p>-0.01730347</text:p>
          </table:table-cell>
          <table:table-cell office:value-type="float" office:value="-0.02484131" calcext:value-type="float">
            <text:p>-0.02484131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2850342" calcext:value-type="float">
            <text:p>0.2850342</text:p>
          </table:table-cell>
          <table:table-cell office:value-type="float" office:value="0.6203308" calcext:value-type="float">
            <text:p>0.6203308</text:p>
          </table:table-cell>
          <table:table-cell office:value-type="float" office:value="0.6034851" calcext:value-type="float">
            <text:p>0.6034851</text:p>
          </table:table-cell>
          <table:table-cell office:value-type="float" office:value="0.9425659" calcext:value-type="float">
            <text:p>0.9425659</text:p>
          </table:table-cell>
          <table:table-cell office:value-type="float" office:value="0.9203491" calcext:value-type="float">
            <text:p>0.920349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1" calcext:value-type="float">
            <text:p>30122001</text:p>
          </table:table-cell>
          <table:table-cell office:value-type="float" office:value="2.6352" calcext:value-type="float">
            <text:p>2.6352</text:p>
          </table:table-cell>
          <table:table-cell office:value-type="float" office:value="-2.3" calcext:value-type="float">
            <text:p>-2.3</text:p>
          </table:table-cell>
          <table:table-cell office:value-type="float" office:value="-8.8" calcext:value-type="float">
            <text:p>-8.8</text:p>
          </table:table-cell>
          <table:table-cell office:value-type="float" office:value="0.4052402" calcext:value-type="float">
            <text:p>0.4052402</text:p>
          </table:table-cell>
          <table:table-cell office:value-type="float" office:value="0.2341724" calcext:value-type="float">
            <text:p>0.2341724</text:p>
          </table:table-cell>
          <table:table-cell office:value-type="float" office:value="509.04" calcext:value-type="float">
            <text:p>509.04</text:p>
          </table:table-cell>
          <table:table-cell office:value-type="float" office:value="0.8000001" calcext:value-type="float">
            <text:p>0.8000001</text:p>
          </table:table-cell>
          <table:table-cell office:value-type="float" office:value="-0.7131653" calcext:value-type="float">
            <text:p>-0.7131653</text:p>
          </table:table-cell>
          <table:table-cell office:value-type="float" office:value="-0.9537048" calcext:value-type="float">
            <text:p>-0.9537048</text:p>
          </table:table-cell>
          <table:table-cell office:value-type="float" office:value="-0.2651367" calcext:value-type="float">
            <text:p>-0.2651367</text:p>
          </table:table-cell>
          <table:table-cell office:value-type="float" office:value="-0.3149719" calcext:value-type="float">
            <text:p>-0.3149719</text:p>
          </table:table-cell>
          <table:table-cell office:value-type="float" office:value="-0.01879883" calcext:value-type="float">
            <text:p>-0.01879883</text:p>
          </table:table-cell>
          <table:table-cell office:value-type="float" office:value="-0.02728271" calcext:value-type="float">
            <text:p>-0.02728271</text:p>
          </table:table-cell>
          <table:table-cell office:value-type="float" office:value="0.2848206" calcext:value-type="float">
            <text:p>0.2848206</text:p>
          </table:table-cell>
          <table:table-cell office:value-type="float" office:value="0.2795715" calcext:value-type="float">
            <text:p>0.2795715</text:p>
          </table:table-cell>
          <table:table-cell office:value-type="float" office:value="0.603302" calcext:value-type="float">
            <text:p>0.603302</text:p>
          </table:table-cell>
          <table:table-cell office:value-type="float" office:value="0.5925293" calcext:value-type="float">
            <text:p>0.5925293</text:p>
          </table:table-cell>
          <table:table-cell office:value-type="float" office:value="0.9200745" calcext:value-type="float">
            <text:p>0.9200745</text:p>
          </table:table-cell>
          <table:table-cell office:value-type="float" office:value="0.9017334" calcext:value-type="float">
            <text:p>0.901733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1" calcext:value-type="float">
            <text:p>31122001</text:p>
          </table:table-cell>
          <table:table-cell office:value-type="float" office:value="5.79312" calcext:value-type="float">
            <text:p>5.79312</text:p>
          </table:table-cell>
          <table:table-cell office:value-type="float" office:value="-4.7" calcext:value-type="float">
            <text:p>-4.7</text:p>
          </table:table-cell>
          <table:table-cell office:value-type="float" office:value="-10.3" calcext:value-type="float">
            <text:p>-10.3</text:p>
          </table:table-cell>
          <table:table-cell office:value-type="float" office:value="0.3653611" calcext:value-type="float">
            <text:p>0.3653611</text:p>
          </table:table-cell>
          <table:table-cell office:value-type="float" office:value="0.206407" calcext:value-type="float">
            <text:p>0.206407</text:p>
          </table:table-cell>
          <table:table-cell office:value-type="float" office:value="362.88" calcext:value-type="float">
            <text:p>362.88</text:p>
          </table:table-cell>
          <table:table-cell office:value-type="float" office:value="0.8000001" calcext:value-type="float">
            <text:p>0.8000001</text:p>
          </table:table-cell>
          <table:table-cell office:value-type="float" office:value="-0.7045288" calcext:value-type="float">
            <text:p>-0.7045288</text:p>
          </table:table-cell>
          <table:table-cell office:value-type="float" office:value="-0.849823" calcext:value-type="float">
            <text:p>-0.849823</text:p>
          </table:table-cell>
          <table:table-cell office:value-type="float" office:value="-0.2530212" calcext:value-type="float">
            <text:p>-0.2530212</text:p>
          </table:table-cell>
          <table:table-cell office:value-type="float" office:value="-0.2793884" calcext:value-type="float">
            <text:p>-0.2793884</text:p>
          </table:table-cell>
          <table:table-cell office:value-type="float" office:value="-0.0173645" calcext:value-type="float">
            <text:p>-0.0173645</text:p>
          </table:table-cell>
          <table:table-cell office:value-type="float" office:value="-0.02212524" calcext:value-type="float">
            <text:p>-0.02212524</text:p>
          </table:table-cell>
          <table:table-cell office:value-type="float" office:value="0.2820435" calcext:value-type="float">
            <text:p>0.2820435</text:p>
          </table:table-cell>
          <table:table-cell office:value-type="float" office:value="0.2748718" calcext:value-type="float">
            <text:p>0.2748718</text:p>
          </table:table-cell>
          <table:table-cell office:value-type="float" office:value="0.5924377" calcext:value-type="float">
            <text:p>0.5924377</text:p>
          </table:table-cell>
          <table:table-cell office:value-type="float" office:value="0.5806274" calcext:value-type="float">
            <text:p>0.5806274</text:p>
          </table:table-cell>
          <table:table-cell office:value-type="float" office:value="0.9015808" calcext:value-type="float">
            <text:p>0.9015808</text:p>
          </table:table-cell>
          <table:table-cell office:value-type="float" office:value="0.8845825" calcext:value-type="float">
            <text:p>0.88458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4:08:03.445577785</dc:date>
    <meta:editing-duration>PT8S</meta:editing-duration>
    <meta:editing-cycles>1</meta:editing-cycles>
    <meta:document-statistic meta:table-count="1" meta:cell-count="7686" meta:object-count="0"/>
    <meta:generator>LibreOffice/6.4.7.2$Linux_X86_64 LibreOffice_project/40$Build-2</meta:generator>
  </office:meta>
</office:document-meta>
</file>